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Bleshnya, Kostobobriv, Bu...</text:span>
</text:h>
      <text:p text:style-name="P4">
Authors: liveuamap (Language: en)</text:p>
      <text:p text:style-name="P4">
Time: 2023-07-10T-34:05:00</text:p>
      <text:p text:style-name="P4">
Location: Hremyach (Latitude:52.33985 Longtitude:33.28857)</text:p>
      <text:p text:style-name="P4">
Videos: []</text:p>
      <text:p text:style-name="P4">
Images: []</text:p>
      <text:p text:style-name="P4">
Tags: ["Russia"]</text:p>
      <text:p text:style-name="P4">
Id: 22575096</text:p>
      <!--METADATA-->
      <text:p text:style-name="P4">
At Sivershchyna and Slobozhanschyna directions Russian army shelled Bleshnya,Kostobobriv, Buchky of Chernihiv region; Holyshivske, Volfyne of Sumy regionand Udy and Vovchansk of Kharkiv region. Russian aviation conducted airstrikeat Hremyach of Chernihiv region, - General Staff of Armed Forces of Ukrainesays in the morning report</text:p>
      <text:p text:style-name="P4">
News Collection Link: <text:a xlink:type="simple" xlink:href="https:\/\/liveuamap.com\/en\/2023\/10-july-at-sivershchyna-and-slobozhanschyna-directions-russian" text:style-name="Internet_20_link" text:visited-style-name="Visited_20_Internet_20_Link">
https:\/\/liveuamap.com\/en\/2023\/10-july-at-sivershchyna-and-slobozhanschyna-directions-russian</text:a>
</text:p>
      <text:p text:style-name="P4">
News Source: <text:a xlink:type="simple" xlink:href="https://t.me/lumsrc/5318" text:style-name="Internet_20_link" text:visited-style-name="Visited_20_Internet_20_Link">
https://t.me/lumsrc/5318</text:a>
</text:p>
      <!--NEWS-->
      <text:h text:style-name="P10" text:outline-level="1">
<text:span text:style-name="T4">
JSC Kupiansk Directio Rusian of the Army Shelled Krasne First, Figolivka, two -year, Kupiansk, Kis ...</text:span>
</text:h>
      <text:p text:style-name="P4">
Authors: liveuamap (Language: en)</text:p>
      <text:p text:style-name="P4">
Time: 2023-07-10T-36:05:00</text:p>
      <text:p text:style-name="P4">
Location: Kupiansk (Latitude:49.63951 Longtitude:37.90815)</text:p>
      <text:p text:style-name="P4">
Videos: []</text:p>
      <text:p text:style-name="P4">
Images: []</text:p>
      <text:p text:style-name="P4">
Tags: ["Russia"]</text:p>
      <text:p text:style-name="P4">
Id: 22575095</text:p>
      <!--METADATA-->
      <text:p text:style-name="P4">
At Kupiansk direction Russian army shelled Krasne Pershe, Fyholivka,Dvorichne, Kupyansk, Kyslivka of Kharkiv region. Russian aviation conductedairstrikes at Kolodyazne and Kyslivka of Kharkiv region, - General Staff ofArmed Forces of Ukraine says in the morning report</text:p>
      <text:p text:style-name="P4">
News Collection Link: <text:a xlink:type="simple" xlink:href="https:\/\/liveuamap.com\/en\/2023\/10-july-at-kupiansk-direction-russian-army-shelled-krasne" text:style-name="Internet_20_link" text:visited-style-name="Visited_20_Internet_20_Link">
https:\/\/liveuamap.com\/en\/2023\/10-july-at-kupiansk-direction-russian-army-shelled-krasne</text:a>
</text:p>
      <text:p text:style-name="P4">
News Source: <text:a xlink:type="simple" xlink:href="https://t.me/lumsrc/5319" text:style-name="Internet_20_link" text:visited-style-name="Visited_20_Internet_20_Link">
https://t.me/lumsrc/5319</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10T-38:05:00</text:p>
      <text:p text:style-name="P4">
Location: Bakhmut (Latitude:48.80709 Longtitude:38.24907)</text:p>
      <text:p text:style-name="P4">
Videos: []</text:p>
      <text:p text:style-name="P4">
Images: []</text:p>
      <text:p text:style-name="P4">
Tags: ["Russia"]</text:p>
      <text:p text:style-name="P4">
Id: 22575094</text:p>
      <!--METADATA-->
      <text:p text:style-name="P4">
At Lyman direction Russian army shelled Nevske, Bilohorivka of Luhansk regionand Verkhnokamyanske, Rozdolivka, Berestove, Vesele of Donetsk region. Russianaviation conducted airstrikes at Novosadove, Ivanivka, Serebryanske forestryand Spirne of Donetsk region, - General Staff of Armed Forces of Ukraine saysin the morning report</text:p>
      <text:p text:style-name="P4">
News Collection Link: <text:a xlink:type="simple" xlink:href="https:\/\/liveuamap.com\/en\/2023\/10-july-at-lyman-direction-russian-army-shelled-nevske-bilohorivka" text:style-name="Internet_20_link" text:visited-style-name="Visited_20_Internet_20_Link">
https:\/\/liveuamap.com\/en\/2023\/10-july-at-lyman-direction-russian-army-shelled-nevske-bilohorivka</text:a>
</text:p>
      <text:p text:style-name="P4">
News Source: <text:a xlink:type="simple" xlink:href="https://t.me/lumsrc/5320" text:style-name="Internet_20_link" text:visited-style-name="Visited_20_Internet_20_Link">
https://t.me/lumsrc/5320</text:a>
</text:p>
      <!--NEWS-->
      <text:h text:style-name="P10" text:outline-level="1">
<text:span text:style-name="T4">
JSU Bakhmut Directio Rusian of the Army Shelled Kramatorsk, Time Yar, Dilivka, Northern And Pi ...</text:span>
</text:h>
      <text:p text:style-name="P4">
Authors: liveuamap (Language: en)</text:p>
      <text:p text:style-name="P4">
Time: 2023-07-10T-40:05:00</text:p>
      <text:p text:style-name="P4">
Location: Donetsk Oblast (Latitude:48.3899 Longtitude:37.91074)</text:p>
      <text:p text:style-name="P4">
Videos: []</text:p>
      <text:p text:style-name="P4">
Images: []</text:p>
      <text:p text:style-name="P4">
Tags: ["Russia"]</text:p>
      <text:p text:style-name="P4">
Id: 22575093</text:p>
      <!--METADATA-->
      <text:p text:style-name="P4">
At Bakhmut direction Russian army shelled Kramatorsk, Chasiv Yar, Dyliyivka,Pivnichne and Pivdenne of Donetsk region. Russian aviation conductedairstrikes at Oleksandro-Shultyne and Pivnichne, - General Staff of ArmedForces of Ukraine says in the morning report</text:p>
      <text:p text:style-name="P4">
News Collection Link: <text:a xlink:type="simple" xlink:href="https:\/\/liveuamap.com\/en\/2023\/10-july-at-bakhmut-direction-russian-army-shelled-kramatorsk" text:style-name="Internet_20_link" text:visited-style-name="Visited_20_Internet_20_Link">
https:\/\/liveuamap.com\/en\/2023\/10-july-at-bakhmut-direction-russian-army-shelled-kramatorsk</text:a>
</text:p>
      <text:p text:style-name="P4">
News Source: <text:a xlink:type="simple" xlink:href="https://t.me/lumsrc/5321" text:style-name="Internet_20_link" text:visited-style-name="Visited_20_Internet_20_Link">
https://t.me/lumsrc/5321</text:a>
</text:p>
      <!--NEWS-->
      <text:h text:style-name="P10" text:outline-level="1">
<text:span text:style-name="T4">
JSC Avdiivka Directio Rusian of the Army Shelled Kerramik, Berdyshi, Avdiivka, Water Andevka Karlivk ...</text:span>
</text:h>
      <text:p text:style-name="P4">
Authors: liveuamap (Language: en)</text:p>
      <text:p text:style-name="P4">
Time: 2023-07-10T-42:05:00</text:p>
      <text:p text:style-name="P4">
Location: Donetsk Oblast (Latitude:48.10881 Longtitude:37.48981)</text:p>
      <text:p text:style-name="P4">
Videos: []</text:p>
      <text:p text:style-name="P4">
Images: []</text:p>
      <text:p text:style-name="P4">
Tags: ["Russia"]</text:p>
      <text:p text:style-name="P4">
Id: 22575092</text:p>
      <!--METADATA-->
      <text:p text:style-name="P4">
At Avdiyivka direction Russian army shelled Keramik, Berdychi, Avdiyivka,Vodyane and Karlivka of Donetsk region, - General Staff of Armed Forces ofUkraine says in the morning report</text:p>
      <text:p text:style-name="P4">
News Collection Link: <text:a xlink:type="simple" xlink:href="https:\/\/liveuamap.com\/en\/2023\/10-july-at-avdiyivka-direction-russian-army-shelled-keramik" text:style-name="Internet_20_link" text:visited-style-name="Visited_20_Internet_20_Link">
https:\/\/liveuamap.com\/en\/2023\/10-july-at-avdiyivka-direction-russian-army-shelled-keramik</text:a>
</text:p>
      <text:p text:style-name="P4">
News Source: <text:a xlink:type="simple" xlink:href="https://t.me/lumsrc/5322" text:style-name="Internet_20_link" text:visited-style-name="Visited_20_Internet_20_Link">
https://t.me/lumsrc/5322</text:a>
</text:p>
      <!--NEWS-->
      <text:h text:style-name="P10" text:outline-level="1">
<text:span text:style-name="T4">
JSC Marinka Direcion Rusian Army Shelled Krasnogorivka, Marinka, St. George, Maximilyan ...</text:span>
</text:h>
      <text:p text:style-name="P4">
Authors: liveuamap (Language: en)</text:p>
      <text:p text:style-name="P4">
Time: 2023-07-10T-44:05:00</text:p>
      <text:p text:style-name="P4">
Location: Donets'ka oblast (Latitude:48.00723 Longtitude:37.50215)</text:p>
      <text:p text:style-name="P4">
Videos: []</text:p>
      <text:p text:style-name="P4">
Images: []</text:p>
      <text:p text:style-name="P4">
Tags: ["Russia"]</text:p>
      <text:p text:style-name="P4">
Id: 22575091</text:p>
      <!--METADATA-->
      <text:p text:style-name="P4">
At Maryinka direction Russian army shelled Krasnohorivka, Maryinka,Heorhiyivka, Maksymilyanivka, Pobyeda, Yelyzavetivka and Katerynivka ofDonetsk region. Russian aviation conducted airstrike at Krasnohorivka ofDonetsk region, - General Staff of Armed Forces of Ukraine says in the morningreport</text:p>
      <text:p text:style-name="P4">
News Collection Link: <text:a xlink:type="simple" xlink:href="https:\/\/liveuamap.com\/en\/2023\/10-july-at-maryinka-direction-russian-army-shelled-krasnohorivka" text:style-name="Internet_20_link" text:visited-style-name="Visited_20_Internet_20_Link">
https:\/\/liveuamap.com\/en\/2023\/10-july-at-maryinka-direction-russian-army-shelled-krasnohorivka</text:a>
</text:p>
      <text:p text:style-name="P4">
News Source: <text:a xlink:type="simple" xlink:href="https://t.me/lumsrc/5323" text:style-name="Internet_20_link" text:visited-style-name="Visited_20_Internet_20_Link">
https://t.me/lumsrc/5323</text:a>
</text:p>
      <!--NEWS-->
      <text:h text:style-name="P10" text:outline-level="1">
<text:span text:style-name="T4">
JSC Shakhtar Directio Rusian of the Army Shelled Novomikhailivka, Coal, Wondering, Golden ...</text:span>
</text:h>
      <text:p text:style-name="P4">
Authors: liveuamap (Language: en)</text:p>
      <text:p text:style-name="P4">
Time: 2023-07-10T-46:05:00</text:p>
      <text:p text:style-name="P4">
Location: Velyka Novosilka (Latitude:47.77371 Longtitude:36.80042)</text:p>
      <text:p text:style-name="P4">
Videos: []</text:p>
      <text:p text:style-name="P4">
Images: []</text:p>
      <text:p text:style-name="P4">
Tags: ["Russia"]</text:p>
      <text:p text:style-name="P4">
Id: 22575090</text:p>
      <!--METADATA-->
      <text:p text:style-name="P4">
At Shakhtarske direction Russian army shelled Novomykhaylivka, Vuhledar,Prechystivka, Zolota Nyva, Shakhtarske, Makarivka of Donetsk region, - GeneralStaff of Armed Forces of Ukraine says in the morning report</text:p>
      <text:p text:style-name="P4">
News Collection Link: <text:a xlink:type="simple" xlink:href="https:\/\/liveuamap.com\/en\/2023\/10-july-at-shakhtarske-direction-russian-army-shelled-novomykhaylivka" text:style-name="Internet_20_link" text:visited-style-name="Visited_20_Internet_20_Link">
https:\/\/liveuamap.com\/en\/2023\/10-july-at-shakhtarske-direction-russian-army-shelled-novomykhaylivka</text:a>
</text:p>
      <text:p text:style-name="P4">
News Source: <text:a xlink:type="simple" xlink:href="https://t.me/lumsrc/5324" text:style-name="Internet_20_link" text:visited-style-name="Visited_20_Internet_20_Link">
https://t.me/lumsrc/5324</text:a>
</text:p>
      <!--NEWS-->
      <text:h text:style-name="P10" text:outline-level="1">
<text:span text:style-name="T4">
AT Zaporizhia And Kherson Directions Russian Army Army Sheled Novodarivka, Nolyipol, Transfiguration ...</text:span>
</text:h>
      <text:p text:style-name="P4">
Authors: liveuamap (Language: en)</text:p>
      <text:p text:style-name="P4">
Time: 2023-07-10T-48:05:00</text:p>
      <text:p text:style-name="P4">
Location: Zaporizhzhia (Latitude:47.78917 Longtitude:36.70361)</text:p>
      <text:p text:style-name="P4">
Videos: []</text:p>
      <text:p text:style-name="P4">
Images: []</text:p>
      <text:p text:style-name="P4">
Tags: ["Russia"]</text:p>
      <text:p text:style-name="P4">
Id: 22575089</text:p>
      <!--METADATA-->
      <text:p text:style-name="P4">
At Zaporizhzhia and Kherson directions Russian army shelled Novodarivka,Huliaipole, Preobrazhenka, Orikhiv, Stepnohirsk of Zaporizhzhia region;Nikopol of Dnipropetrovsk region; Beryslav, Vesele, Antonivka, Bilozerka ofKherson region and Kherson city. Russian aviation conducted airstrikes atRivnopil and Novodanylivka of Zaporizhzhia region and Kozatske of Khersonregion, - General Staff of Armed Forces of Ukraine says in the morning report</text:p>
      <text:p text:style-name="P4">
News Collection Link: <text:a xlink:type="simple" xlink:href="https:\/\/liveuamap.com\/en\/2023\/10-july-at-zaporizhzhia-and-kherson-directions-russian-army" text:style-name="Internet_20_link" text:visited-style-name="Visited_20_Internet_20_Link">
https:\/\/liveuamap.com\/en\/2023\/10-july-at-zaporizhzhia-and-kherson-directions-russian-army</text:a>
</text:p>
      <text:p text:style-name="P4">
News Source: <text:a xlink:type="simple" xlink:href="https://t.me/lumsrc/5325" text:style-name="Internet_20_link" text:visited-style-name="Visited_20_Internet_20_Link">
https://t.me/lumsrc/5325</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0T-50:05:00</text:p>
      <text:p text:style-name="P4">
Location: Donetsk (Latitude:47.85683 Longtitude:37.50938)</text:p>
      <text:p text:style-name="P4">
Videos: []</text:p>
      <text:p text:style-name="P4">
Images: []</text:p>
      <text:p text:style-name="P4">
Tags: ["Russia"]</text:p>
      <text:p text:style-name="P4">
Id: 22575088</text:p>
      <!--METADATA-->
      <text:p text:style-name="P4">
Russian forces conducting offensive actions in Donetsk and Luhansk regions.Ukrainian military had 30 combat engagements with Russian forces near Spirneof Donetsk region, Dubovo-Vasylivka of Donetsk region, Avdiyivka, Maryinka,Novomykhaylivka of Donetsk region, - General Staff of Armed Forces of Ukrainesays in the morning report</text:p>
      <text:p text:style-name="P4">
News Collection Link: <text:a xlink:type="simple" xlink:href="https:\/\/liveuamap.com\/en\/2023\/10-july-russian-forces-conducting-offensive-actions-in-donetsk" text:style-name="Internet_20_link" text:visited-style-name="Visited_20_Internet_20_Link">
https:\/\/liveuamap.com\/en\/2023\/10-july-russian-forces-conducting-offensive-actions-in-donetsk</text:a>
</text:p>
      <text:p text:style-name="P4">
News Source: <text:a xlink:type="simple" xlink:href="https://t.me/lumsrc/5326" text:style-name="Internet_20_link" text:visited-style-name="Visited_20_Internet_20_Link">
https://t.me/lumsrc/5326</text:a>
</text:p>
      <!--NEWS-->
      <text:h text:style-name="P10" text:outline-level="1">
<text:span text:style-name="T4">
Russian army shelled Nikopol and Marhanets overnight</text:span>
</text:h>
      <text:p text:style-name="P4">
Authors: liveuamap (Language: en)</text:p>
      <text:p text:style-name="P4">
Time: 2023-07-10T01:07:05</text:p>
      <text:p text:style-name="P4">
Location: Zaporizhia (Latitude:47.56816 Longtitude:34.36935)</text:p>
      <text:p text:style-name="P4">
Videos: []</text:p>
      <text:p text:style-name="P4">
Images: []</text:p>
      <text:p text:style-name="P4">
Tags: ["Europe", "Central and Eastern Europe"]</text:p>
      <text:p text:style-name="P4">
Id: 22574941</text:p>
      <!--METADATA-->
      <text:p text:style-name="P4">
Russian army shelled Nikopol and Marhanets overnight</text:p>
      <text:p text:style-name="P4">
News Collection Link: <text:a xlink:type="simple" xlink:href="https:\/\/liveuamap.com\/en\/2023\/10-july-russian-army-shelled-nikopol-and-marhanets-overnight" text:style-name="Internet_20_link" text:visited-style-name="Visited_20_Internet_20_Link">
https:\/\/liveuamap.com\/en\/2023\/10-july-russian-army-shelled-nikopol-and-marhanets-overnight</text:a>
</text:p>
      <text:p text:style-name="P4">
News Source: <text:a xlink:type="simple" xlink:href="https://t.me/dnepr_operativ/46004" text:style-name="Internet_20_link" text:visited-style-name="Visited_20_Internet_20_Link">
https://t.me/dnepr_operativ/46004</text:a>
</text:p>
      <!--NEWS-->
      <text:h text:style-name="P10" text:outline-level="1">
<text:span text:style-name="T4">
Russian army hit Mykolaiv with Iskander missile overnight</text:span>
</text:h>
      <text:p text:style-name="P4">
Authors: liveuamap (Language: en)</text:p>
      <text:p text:style-name="P4">
Time: 2023-07-10T01:21:31</text:p>
      <text:p text:style-name="P4">
Location: Mykolaiv (Latitude:46.9717 Longtitude:32.043)</text:p>
      <text:p text:style-name="P4">
Videos: []</text:p>
      <text:p text:style-name="P4">
Images: []</text:p>
      <text:p text:style-name="P4">
Tags: ["Europe", "Central and Eastern Europe"]</text:p>
      <text:p text:style-name="P4">
Id: 22574942</text:p>
      <!--METADATA-->
      <text:p text:style-name="P4">
Russian army hit Mykolaiv with Iskander missile overnight</text:p>
      <text:p text:style-name="P4">
News Collection Link: <text:a xlink:type="simple" xlink:href="https:\/\/liveuamap.com\/en\/2023\/10-july-russian-army-hit-mykolaiv-with-iskander-missile-overnight" text:style-name="Internet_20_link" text:visited-style-name="Visited_20_Internet_20_Link">
https:\/\/liveuamap.com\/en\/2023\/10-july-russian-army-hit-mykolaiv-with-iskander-missile-overnight</text:a>
</text:p>
      <text:p text:style-name="P4">
News Source: <text:a xlink:type="simple" xlink:href="https://t.me/babel/35299" text:style-name="Internet_20_link" text:visited-style-name="Visited_20_Internet_20_Link">
https://t.me/babel/35299</text:a>
</text:p>
      <!--NEWS-->
      <text:h text:style-name="P10" text:outline-level="1">
<text:span text:style-name="T4">
4 person killed, 11 wounded as result of Russian guided bomb strike in Orikhiv</text:span>
</text:h>
      <text:p text:style-name="P4">
Authors: liveuamap (Language: en)</text:p>
      <text:p text:style-name="P4">
Time: 2023-07-10T01:35:40</text:p>
      <text:p text:style-name="P4">
Location: Ukraine (Latitude:47.56969 Longtitude:35.77663)</text:p>
      <text:p text:style-name="P4">
Videos: []</text:p>
      <text:p text:style-name="P4">
Images: []</text:p>
      <text:p text:style-name="P4">
Tags: ["Europe", "Central and Eastern Europe"]</text:p>
      <text:p text:style-name="P4">
Id: 22574943</text:p>
      <!--METADATA-->
      <text:p text:style-name="P4">
4 person killed, 11 wounded as result of Russian guided bomb strike in Orikhiv</text:p>
      <text:p text:style-name="P4">
News Collection Link: <text:a xlink:type="simple" xlink:href="https:\/\/liveuamap.com\/en\/2023\/10-july-4-person-killed-11-wounded-as-result-of-russian-guided" text:style-name="Internet_20_link" text:visited-style-name="Visited_20_Internet_20_Link">
https:\/\/liveuamap.com\/en\/2023\/10-july-4-person-killed-11-wounded-as-result-of-russian-guided</text:a>
</text:p>
      <text:p text:style-name="P4">
News Source: <text:a xlink:type="simple" xlink:href="https://t.me/info_zp/40572" text:style-name="Internet_20_link" text:visited-style-name="Visited_20_Internet_20_Link">
https://t.me/info_zp/40572</text:a>
</text:p>
      <!--NEWS-->
      <text:h text:style-name="P10" text:outline-level="1">
<text:span text:style-name="T4">
Russian army claims Ukraine launched several S-200 missiles yesterday, including at the Kerch...</text:span>
</text:h>
      <text:p text:style-name="P4">
Authors: liveuamap (Language: en)</text:p>
      <text:p text:style-name="P4">
Time: 2023-07-10T01:59:40</text:p>
      <text:p text:style-name="P4">
Location: Kerch Strait (Latitude:45.28189 Longtitude:36.53435)</text:p>
      <text:p text:style-name="P4">
Videos: []</text:p>
      <text:p text:style-name="P4">
Images: []</text:p>
      <text:p text:style-name="P4">
Tags: ["Central and Eastern Europe"]</text:p>
      <text:p text:style-name="P4">
Id: 22574944</text:p>
      <!--METADATA-->
      <text:p text:style-name="P4">
Russian army claims Ukraine launched several S-200 missiles yesterday,including at the Kerch bridge and airfield in Rostov region</text:p>
      <text:p text:style-name="P4">
News Collection Link: <text:a xlink:type="simple" xlink:href="https:\/\/liveuamap.com\/en\/2023\/10-july-russian-army-claims-ukraine-launched-several-s200" text:style-name="Internet_20_link" text:visited-style-name="Visited_20_Internet_20_Link">
https:\/\/liveuamap.com\/en\/2023\/10-july-russian-army-claims-ukraine-launched-several-s200</text:a>
</text:p>
      <text:p text:style-name="P4">
News Source: <text:a xlink:type="simple" xlink:href="https://t.me/rian_ru/208381" text:style-name="Internet_20_link" text:visited-style-name="Visited_20_Internet_20_Link">
https://t.me/rian_ru/208381</text:a>
</text:p>
      <!--NEWS-->
      <text:h text:style-name="P10" text:outline-level="1">
<text:span text:style-name="T4">
Ukrainian defence forces have advanced over 1 km at Melitopol and Berdiansk directions, - Gen...</text:span>
</text:h>
      <text:p text:style-name="P4">
Authors: liveuamap (Language: en)</text:p>
      <text:p text:style-name="P4">
Time: 2023-07-10T07:05:00</text:p>
      <text:p text:style-name="P4">
Location: Zaporizhzhia (Latitude:47.74862 Longtitude:36.7257)</text:p>
      <text:p text:style-name="P4">
Videos: []</text:p>
      <text:p text:style-name="P4">
Images: []</text:p>
      <text:p text:style-name="P4">
Tags: ["Europe"]</text:p>
      <text:p text:style-name="P4">
Id: 22575097</text:p>
      <!--METADATA-->
      <text:p text:style-name="P4">
Ukrainian defence forces have advanced over 1 km at Melitopol and Berdianskdirections, - General Staff of Armed Forces of Ukraine says in the morningreport</text:p>
      <text:p text:style-name="P4">
News Collection Link: <text:a xlink:type="simple" xlink:href="https:\/\/liveuamap.com\/en\/2023\/10-july-ukrainian-defence-forces-have-advanced-over-1-km" text:style-name="Internet_20_link" text:visited-style-name="Visited_20_Internet_20_Link">
https:\/\/liveuamap.com\/en\/2023\/10-july-ukrainian-defence-forces-have-advanced-over-1-km</text:a>
</text:p>
      <text:p text:style-name="P4">
News Source: <text:a xlink:type="simple" xlink:href="https://t.me/lumsrc/5317" text:style-name="Internet_20_link" text:visited-style-name="Visited_20_Internet_20_Link">
https://t.me/lumsrc/5317</text:a>
</text:p>
      <!--NEWS-->
      <text:h text:style-name="P10" text:outline-level="1">
<text:span text:style-name="T4">
Former commander of Improved Kilo-class submarine Krasnodar, deputy head of Krasnodar mobilis...</text:span>
</text:h>
      <text:p text:style-name="P4">
Authors: liveuamap (Language: en)</text:p>
      <text:p text:style-name="P4">
Time: 2023-07-10T13:48:10</text:p>
      <text:p text:style-name="P4">
Location: Krasnodar, Krasnodarskiy kray (Latitude:45.03532 Longtitude:38.97645)</text:p>
      <text:p text:style-name="P4">
Videos: []</text:p>
      <text:p text:style-name="P4">
Images: ["<text:a xlink:type="simple" xlink:href="https://liveuamap.com/pics/2023/07/10/22575161_0.jpg" text:style-name="Internet_20_link" text:visited-style-name="Visited_20_Internet_20_Link">
22575161_0.jpg</text:a>
"]</text:p>
      <text:p text:style-name="P4">
Tags: ["Russia", "Central and Eastern Europe"]</text:p>
      <text:p text:style-name="P4">
Id: 22575161</text:p>
      <!--METADATA-->
      <text:p text:style-name="P4">
Former commander of Improved Kilo-class submarine Krasnodar, deputy head ofKrasnodar mobilisation office Stanislav Rzhytsky was shot dead in Krasnodar</text:p>
      <text:p text:style-name="P4">
<draw:frame draw:style-name="fr1" draw:name="Image2" text:anchor-type="as-char" svg:width="6.9236in" svg:height="6.9236in" draw:z-index="0">
<draw:image xlink:href="../Images/liveuamap/2023-07-10T13-48-10/22575161_0.jpg" xlink:type="simple" xlink:show="embed" xlink:actuate="onLoad" draw:mime-type="image/jpeg"/>
</draw:frame>
News Collection Link: <text:a xlink:type="simple" xlink:href="https:\/\/liveuamap.com\/en\/2023\/10-july-former-commander-of-improved-kiloclass-submarine" text:style-name="Internet_20_link" text:visited-style-name="Visited_20_Internet_20_Link">
https:\/\/liveuamap.com\/en\/2023\/10-july-former-commander-of-improved-kiloclass-submarine</text:a>
</text:p>
      <text:p text:style-name="P4">
News Source: <text:a xlink:type="simple" xlink:href="https://t.me/kub_mash/3807" text:style-name="Internet_20_link" text:visited-style-name="Visited_20_Internet_20_Link">
https://t.me/kub_mash/3807</text:a>
</text:p>
      <!--NEWS-->
      <text:h text:style-name="P10" text:outline-level="1">
<text:span text:style-name="T4">
Helicopters and artillery shelled Odnorobivka railway station today</text:span>
</text:h>
      <text:p text:style-name="P4">
Authors: liveuamap (Language: en)</text:p>
      <text:p text:style-name="P4">
Time: 2023-07-10T13:52:51</text:p>
      <text:p text:style-name="P4">
Location: Kharkiv (Latitude:50.41761 Longtitude:35.85936)</text:p>
      <text:p text:style-name="P4">
Videos: []</text:p>
      <text:p text:style-name="P4">
Images: ["<text:a xlink:type="simple" xlink:href="https://liveuamap.com/pics/2023/07/10/22575162_0.jpg" text:style-name="Internet_20_link" text:visited-style-name="Visited_20_Internet_20_Link">
22575162_0.jpg</text:a>
"]</text:p>
      <text:p text:style-name="P4">
Tags: ["Europe", "Central and Eastern Europe"]</text:p>
      <text:p text:style-name="P4">
Id: 22575162</text:p>
      <!--METADATA-->
      <text:p text:style-name="P4">
Helicopters and artillery shelled Odnorobivka railway station today</text:p>
      <text:p text:style-name="P4">
<draw:frame draw:style-name="fr1" draw:name="Image3" text:anchor-type="as-char" svg:width="6.9236in" svg:height="5.1927in" draw:z-index="0">
<draw:image xlink:href="../Images/liveuamap/2023-07-10T13-52-51/22575162_0.jpg" xlink:type="simple" xlink:show="embed" xlink:actuate="onLoad" draw:mime-type="image/jpeg"/>
</draw:frame>
News Collection Link: <text:a xlink:type="simple" xlink:href="https:\/\/liveuamap.com\/en\/2023\/10-july-helicopters-and-artillery-shelled-odnorobivka-railway" text:style-name="Internet_20_link" text:visited-style-name="Visited_20_Internet_20_Link">
https:\/\/liveuamap.com\/en\/2023\/10-july-helicopters-and-artillery-shelled-odnorobivka-railway</text:a>
</text:p>
      <text:p text:style-name="P4">
News Source: <text:a xlink:type="simple" xlink:href="https://twitter.com/nakipeloua/status/1678460466459189256" text:style-name="Internet_20_link" text:visited-style-name="Visited_20_Internet_20_Link">
https://twitter.com/nakipeloua/status/1678460466459189256</text:a>
</text:p>
      <!--NEWS-->
      <text:h text:style-name="P10" text:outline-level="1">
<text:span text:style-name="T4">
Shahed drones launches reported from Prymorsko-Akhtarsk</text:span>
</text:h>
      <text:p text:style-name="P4">
Authors: liveuamap (Language: en)</text:p>
      <text:p text:style-name="P4">
Time: 2023-07-10T16:27:30</text:p>
      <text:p text:style-name="P4">
Location: Krasnodar (Latitude:46.06001 Longtitude:38.2338)</text:p>
      <text:p text:style-name="P4">
Videos: []</text:p>
      <text:p text:style-name="P4">
Images: []</text:p>
      <text:p text:style-name="P4">
Tags: ["Central and Eastern Europe", "Russia"]</text:p>
      <text:p text:style-name="P4">
Id: 22575197</text:p>
      <!--METADATA-->
      <text:p text:style-name="P4">
Shahed drones launches reported from Prymorsko-Akhtarsk</text:p>
      <text:p text:style-name="P4">
News Collection Link: <text:a xlink:type="simple" xlink:href="https:\/\/liveuamap.com\/en\/2023\/10-july-shahed-drones-launches-reported-from-prymorskoakhtarsk" text:style-name="Internet_20_link" text:visited-style-name="Visited_20_Internet_20_Link">
https:\/\/liveuamap.com\/en\/2023\/10-july-shahed-drones-launches-reported-from-prymorskoakhtarsk</text:a>
</text:p>
      <text:p text:style-name="P4">
News Source: <text:a xlink:type="simple" xlink:href="https://t.me/kpszsu/3180" text:style-name="Internet_20_link" text:visited-style-name="Visited_20_Internet_20_Link">
https://t.me/kpszsu/3180</text:a>
</text:p>
      <!--NEWS-->
      <text:h text:style-name="P10" text:outline-level="1">
<text:span text:style-name="T4">
Explosions reported in Tokmak of Zaporizhzhia region</text:span>
</text:h>
      <text:p text:style-name="P4">
Authors: liveuamap (Language: en)</text:p>
      <text:p text:style-name="P4">
Time: 2023-07-10T16:59:07</text:p>
      <text:p text:style-name="P4">
Location: Zaporizhiye (Latitude:47.23367 Longtitude:35.71072)</text:p>
      <text:p text:style-name="P4">
Videos: []</text:p>
      <text:p text:style-name="P4">
Images: []</text:p>
      <text:p text:style-name="P4">
Tags: ["Europe", "Central and Eastern Europe"]</text:p>
      <text:p text:style-name="P4">
Id: 22575201</text:p>
      <!--METADATA-->
      <text:p text:style-name="P4">
Explosions reported in Tokmak of Zaporizhzhia region</text:p>
      <text:p text:style-name="P4">
News Collection Link: <text:a xlink:type="simple" xlink:href="https:\/\/liveuamap.com\/en\/2023\/10-july-explosions-reported-in-tokmak-of-zaporizhzhia-region" text:style-name="Internet_20_link" text:visited-style-name="Visited_20_Internet_20_Link">
https:\/\/liveuamap.com\/en\/2023\/10-july-explosions-reported-in-tokmak-of-zaporizhzhia-region</text:a>
</text:p>
      <text:p text:style-name="P4">
News Source: <text:a xlink:type="simple" xlink:href="https://t.me/war_monitor/8657" text:style-name="Internet_20_link" text:visited-style-name="Visited_20_Internet_20_Link">
https://t.me/war_monitor/8657</text:a>
</text:p>
      <!--NEWS-->
      <text:h text:style-name="P10" text:outline-level="1">
<text:span text:style-name="T4">
Explosion was reported in Vasylivka</text:span>
</text:h>
      <text:p text:style-name="P4">
Authors: liveuamap (Language: en)</text:p>
      <text:p text:style-name="P4">
Time: 2023-07-10T17:41:46</text:p>
      <text:p text:style-name="P4">
Location: Vasylivka, Zaporizhzhia (Latitude:47.44864 Longtitude:35.28173)</text:p>
      <text:p text:style-name="P4">
Videos: []</text:p>
      <text:p text:style-name="P4">
Images: []</text:p>
      <text:p text:style-name="P4">
Tags: []</text:p>
      <text:p text:style-name="P4">
Id: 22575203</text:p>
      <!--METADATA-->
      <text:p text:style-name="P4">
Explosion was reported in Vasylivka</text:p>
      <text:p text:style-name="P4">
News Collection Link: <text:a xlink:type="simple" xlink:href="https:\/\/liveuamap.com\/en\/2023\/10-july-explosion-was-reported-in-vasylivka-" text:style-name="Internet_20_link" text:visited-style-name="Visited_20_Internet_20_Link">
https:\/\/liveuamap.com\/en\/2023\/10-july-explosion-was-reported-in-vasylivka-</text:a>
</text:p>
      <text:p text:style-name="P4">
News Source: <text:a xlink:type="simple" xlink:href="https://t.me/dniprorudne_ukraine/3127" text:style-name="Internet_20_link" text:visited-style-name="Visited_20_Internet_20_Link">
https://t.me/dniprorudne_ukraine/3127</text:a>
</text:p>
      <!--NEWS-->
      <text:h text:style-name="P10" text:outline-level="1">
<text:span text:style-name="T4">
Impressive photos of Ukrainian defenders showed OK East "</text:span>
</text:h>
      <text:p text:style-name="P4">
Author: ['АРМІЯINFORM']</text:p>
      <text:p text:style-name="P4">
Time: 2023-07-10T22:00:00-04:00</text:p>
      <text:p text:style-name="P4">
Description: About the cube at Facebook-Storinzi Operational command "SCID". “Garny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4" text:anchor-type="as-char" svg:width="6.9236in" svg:height="4.615733in" draw:z-index="0">
<draw:image xlink:href="../Images/AРМІЯINFORM/2023-07-10T22-00-00-04-00/358098656_293771143175283_2997127512189881450_n.jpg" xlink:type="simple" xlink:show="embed" xlink:actuate="onLoad" draw:mime-type="image/jpeg"/>
</draw:frame>
About this <text:a xlink:type="simple" xlink:href="https://www.facebook.com/EastOC/posts/pfbid03398jTHCGhjiCni3ZUJ61iTKzcsdJBSDpk5bjzisanRz4NM9Me2ra3yk2XCEvY31Bl" text:style-name="Internet_20_link" text:visited-style-name="Visited_20_Internet_20_Link">
reported</text:a>
On the Facebook page of the Operations Command "East".</text:p>
      <text:p text:style-name="P4">
“Good day, Ukraine!A peaceful, family weekend, and we continue to build your peace.</text:p>
      <text:p text:style-name="P4">
We keep the line!” Who to remove - it is in the message.</text:p>
      <text:p text:style-name="P4">
<text:a xlink:type="simple" xlink:href="https://armyinform.com.ua/wp-content/uploads/2023/07/358117203_293771606508570_4881559065234792508_n.jpg" text:style-name="Internet_20_link" text:visited-style-name="Visited_20_Internet_20_Link">
!(Images/AРМІЯINFORM/2023-07-10T22-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5" text:anchor-type="as-char" svg:width="6.9236in" svg:height="6.9236in" draw:z-index="0">
<draw:image xlink:href="../Images/AРМІЯINFORM/2023-07-10T22-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6" text:anchor-type="as-char" svg:width="6.9236in" svg:height="6.9236in" draw:z-index="0">
<draw:image xlink:href="../Images/AРМІЯINFORM/2023-07-10T22-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7" text:anchor-type="as-char" svg:width="6.9236in" svg:height="6.9236in" draw:z-index="0">
<draw:image xlink:href="../Images/AРМІЯINFORM/2023-07-10T22-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8" text:anchor-type="as-char" svg:width="6.9236in" svg:height="6.9236in" draw:z-index="0">
<draw:image xlink:href="../Images/AРМІЯINFORM/2023-07-10T22-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9" text:anchor-type="as-char" svg:width="6.9236in" svg:height="6.9236in" draw:z-index="0">
<draw:image xlink:href="../Images/AРМІЯINFORM/2023-07-10T22-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10" text:anchor-type="as-char" svg:width="6.9236in" svg:height="6.9236in" draw:z-index="0">
<draw:image xlink:href="../Images/AРМІЯINFORM/2023-07-10T22-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11" text:anchor-type="as-char" svg:width="6.9236in" svg:height="6.9236in" draw:z-index="0">
<draw:image xlink:href="../Images/AРМІЯINFORM/2023-07-10T22-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12" text:anchor-type="as-char" svg:width="6.9236in" svg:height="6.9236in" draw:z-index="0">
<draw:image xlink:href="../Images/AРМІЯINFORM/2023-07-10T22-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13" text:anchor-type="as-char" svg:width="6.9236in" svg:height="6.9236in" draw:z-index="0">
<draw:image xlink:href="../Images/AРМІЯINFORM/2023-07-10T22-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14" text:anchor-type="as-char" svg:width="6.9236in" svg:height="6.9236in" draw:z-index="0">
<draw:image xlink:href="../Images/AРМІЯINFORM/2023-07-10T22-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The Center for Combating Misinformation told how Ukrainians rubbed the nose to the Russians throughout the history</text:span>
</text:h>
      <text:p text:style-name="P4">
Author: ['АРМІЯINFORM']</text:p>
      <text:p text:style-name="P4">
Time: 2023-07-10T24:00:00-04:00</text:p>
      <text:p text:style-name="P4">
Description: About the Control Center for the opposition: “IITORIA NASHIA BAGATA 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watch/" text:style-name="Internet_20_link" text:visited-style-name="Visited_20_Internet_20_Link">
reports</text:a>
Central Protity Clear Disinformation:</text:p>
      <text:p text:style-name="P4">
“The history of our nation is rich in exploits and wars, and the Ukrainian people are a cesimovol of indomitability and willpower, which tirelessly opposes the aggressor. Ulycholiti war our country shows extraordinary endurance and heroism, displacing the enemy and liberating the occupied territories.</text:p>
      <text:p text:style-name="P4">
As Ukrainians rubbed the nose to the Russians throughout their history - see the Undolage Center for Combating Misinformation. "</text:p>
      <text:p text:style-name="P4">
News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The Guards of the offensive continue to train intensively</text:span>
</text:h>
      <text:p text:style-name="P4">
Author: ['АРМІЯINFORM']</text:p>
      <text:p text:style-name="P4">
Time: 2023-07-10T26:00:00-04:00</text:p>
      <text:p text:style-name="P4">
Description: The Guards Twardi Naztupu brigades is to go away, they’ll be trendy, Shchob Yaknahvidshe Vidvyuvati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1688894161.jpeg" text:style-name="Internet_20_link" text:visited-style-name="Visited_20_Internet_20_Link">
photo1688894161.jpeg</text:a>
']</text:p>
      <text:p text:style-name="P4">
Tags: ['STOPRUSSIA', 'АГРЕСІЯ РФ']</text:p>
      <text:p text:style-name="P4">
Category: News</text:p>
      <!--METADATA-->
      <text:p text:style-name="P4">
<draw:frame draw:style-name="fr1" draw:name="Image15" text:anchor-type="as-char" svg:width="6.9236in" svg:height="4.615733in" draw:z-index="0">
<draw:image xlink:href="../Images/AРМІЯINFORM/2023-07-10T26-00-00-04-00/photo1688894161.jpeg" xlink:type="simple" xlink:show="embed" xlink:actuate="onLoad" draw:mime-type="image/jpeg"/>
</draw:frame>
The Guards of the offensive continue to train intensively to get our territories from the enemy as soon as possible.</text:p>
      <text:p text:style-name="P4">
About it <text:a xlink:type="simple" xlink:href="https://t.me/kyivoda/10521" text:style-name="Internet_20_link" text:visited-style-name="Visited_20_Internet_20_Link">
reports</text:a>
Kyiv Regional Military Administration.</text:p>
      <text:p text:style-name="P4">
How to workouts with fighters of the assault brigade "Spartan":</text:p>
      <ul>
        <li>
transfer with a large box with a ammunition, which weighs about 50-60 kilograms; * nduidual exercise is the transfer of two boxes weighing 10-15 kilograms each; * Turning the wheel from the truck and moving lying.</li>
      </ul>
      <text:p text:style-name="P4">
By the way, the Guard brigades include not only men but also women who are bad to be aside during the liberation struggle.</text:p>
      <text:p text:style-name="P4">
News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The Chairman of the Verkhovna Rada of Ukraine met with the Expature of the Latvian Republic</text:span>
</text:h>
      <text:p text:style-name="P4">
Author: ['АРМІЯINFORM']</text:p>
      <text:p text:style-name="P4">
Time: 2023-07-10T28:00:00-04:00</text:p>
      <text:p text:style-name="P4">
Description: About the sake of the sake of the sake of Ukrainian, Ruslan Stefanchuk: “Gorgdi is important ... The war with Ukraine 2022, the war with Ukraine is the latest news today, the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Tags: ['STOPRUSSIA', 'АГРЕСІЯ РФ', 'РУСЛАН СТЕФАНЧУК']</text:p>
      <text:p text:style-name="P4">
Category: News</text:p>
      <!--METADATA-->
      <text:p text:style-name="P4">
<draw:frame draw:style-name="fr1" draw:name="Image16" text:anchor-type="as-char" svg:width="6.9236in" svg:height="4.615733in" draw:z-index="0">
<draw:image xlink:href="../Images/AРМІЯINFORM/2023-07-10T28-00-00-04-00/347561099_672671534898899_2319174837579882182_n.jpg" xlink:type="simple" xlink:show="embed" xlink:actuate="onLoad" draw:mime-type="image/jpeg"/>
</draw:frame>
About it <text:a xlink:type="simple" xlink:href="https://www.facebook.com/stefanchuk.official/posts/pfbid0DTcAj7JTC6Y46o5qd6menUYb1G2qUfMJ7zjRJdFKnWbv1gsHXNTZk1p7EDyJpw3ml" text:style-name="Internet_20_link" text:visited-style-name="Visited_20_Internet_20_Link">
reports</text:a>
Chairman of the Verkhovna Rada of Ukraine Ruslan Stefanchuk:</text:p>
      <text:p text:style-name="P4">
“It is always important to appreciate the support of those countries that have provided invaluable assistance to Ukraine since the first days of the wide -scale invasion.</text:p>
      <text:p text:style-name="P4">
Who supported us in the struggle for independence and sovereignty.</text:p>
      <text:p text:style-name="P4">
He met with the Expature of the Republic of Latvian Egils Levitz, who had left the post of head of state a few days ago.</text:p>
      <text:p text:style-name="P4">
In addition to military, financial and humanitarian assistance, he thanked Latvia's consistent support of Ukraine in the EU. He emphasized that this year we seek to impose negotiations on full membership.</text:p>
      <text:p text:style-name="P4">
He thanked for the training of Ukrainian military in Latvia according to NATO standards in 20122 and plans to continue and significantly expand the relevant programs this year!</text:p>
      <text:p text:style-name="P4">
They discussed the issues of prosecution of the crime, to which Egils Levitus intends to continue to pay special attention as a lawyer.</text:p>
      <text:p text:style-name="P4">
Egils Levit assured that the support policy of Latvia against Ukraine will continue and continue until our full victory. ”</text:p>
      <text:p text:style-name="P4">
News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OK "North" showed how our units perform tasks</text:span>
</text:h>
      <text:p text:style-name="P4">
Author: ['АРМІЯINFORM']</text:p>
      <text:p text:style-name="P4">
Time: 2023-07-10T30:00:00-04:00</text:p>
      <text:p text:style-name="P4">
Description: Efrostnaya Video Operational command "Pivnich" roshed at Facebook. “Mi 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text:p>
      <text:p text:style-name="P4">
Category: News</text:p>
      <!--METADATA-->
      <text:p text:style-name="P4">
Spectacular video Operational Command "North" <text:a xlink:type="simple" xlink:href="https://www.facebook.com/watch/" text:style-name="Internet_20_link" text:visited-style-name="Visited_20_Internet_20_Link">
placed</text:a>
On Facebook.</text:p>
      <text:p text:style-name="P4">
"We are from Ukraine!</text:p>
      <text:p text:style-name="P4">
Free. Real. Unbreakable, ”the video reads.</text:p>
      <text:p text:style-name="P4">
News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Among the recruits in the army of the Russian Federation are drug addicts and patients with hepatitis</text:span>
</text:h>
      <text:p text:style-name="P4">
Author: ['АРМІЯINFORM']</text:p>
      <text:p text:style-name="P4">
Time: 2023-07-10T32:00:00-04:00</text:p>
      <text:p text:style-name="P4">
Description: About Tse at Facebook, the General Staff of the ZSU. On one of the Poligonv SCID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17" text:anchor-type="as-char" svg:width="6.9236in" svg:height="4.615733in" draw:z-index="0">
<draw:image xlink:href="../Images/AРМІЯINFORM/2023-07-10T32-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At one of the landfills of the Eastern Military District of the Altai region, more than 300 people are trained, who have signed a contract with the Armed Forces of the Silrosian Federation. Among the recruits are persons among the former prisoners, men of low social status without personal documents, drug addicts with hepatitis. Most of these persons have already contacted medical establishments to try to delay their shipment to the areas of hostilities of Ukrainian.</text:p>
      <text:p text:style-name="P4">
News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About 30 combat clashes took place in Donetsk region</text:span>
</text:h>
      <text:p text:style-name="P4">
Author: ['АРМІЯINFORM']</text:p>
      <text:p text:style-name="P4">
Time: 2023-07-10T34:00:00-04:00</text:p>
      <text:p text:style-name="P4">
Description: About Tse at Facebook, the General Staff of the ZSU. Opponent I Podali Zereudzhu ... War with Ukraine 2022,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18" text:anchor-type="as-char" svg:width="6.9236in" svg:height="4.615733in" draw:z-index="0">
<draw:image xlink:href="../Images/AРМІЯINFORM/2023-07-10T34-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The enemy continues to focus on the Bakhmut, Avdeev and Marinsky directions in the Liman, Bakhmut, Avdiiv and Mariin directions. About 30 combat clashes were acquired during.</text:p>
      <text:p text:style-name="P4">
News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Dmytro Kuleba in conversation with Anthony Blinken: We work to make NATO's Summit Decisions winning for everyone</text:span>
</text:h>
      <text:p text:style-name="P4">
Author: ['АРМІЯINFORM']</text:p>
      <text:p text:style-name="P4">
Time: 2023-07-10T36:00:00-04:00</text:p>
      <text:p text:style-name="P4">
Description: Minist of the law enforcement officers of Ukraine Dmitro Kuleba Proviv Povyv Rozmov sow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kuleba.jpeg" text:style-name="Internet_20_link" text:visited-style-name="Visited_20_Internet_20_Link">
kuleba.jpeg</text:a>
']</text:p>
      <text:p text:style-name="P4">
Tags: ['ДМИТРО КУЛЕБА', 'ЕНТОНІ БЛІНКЕН', 'НАТО', 'САМІТ', 'США']</text:p>
      <text:p text:style-name="P4">
Category: News</text:p>
      <!--METADATA-->
      <text:p text:style-name="P4">
<draw:frame draw:style-name="fr1" draw:name="Image19" text:anchor-type="as-char" svg:width="6.9236in" svg:height="4.330592in" draw:z-index="0">
<draw:image xlink:href="../Images/AРМІЯINFORM/2023-07-10T36-00-00-04-00/kuleba.jpeg" xlink:type="simple" xlink:show="embed" xlink:actuate="onLoad" draw:mime-type="image/jpeg"/>
</draw:frame>
Foreign Minister of Ukraine Dmytro Kuleba spent a telephone conversation with US Secretary Anthony Blinken on the eve of NATO Summit in Vilnius.</text:p>
      <text:p text:style-name="P4">
He reported this in <text:a xlink:type="simple" xlink:href="http://twitter.com/DmytroKuleba/status/1678083553886609409" text:style-name="Internet_20_link" text:visited-style-name="Visited_20_Internet_20_Link">
Twitter</text:a>
.</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Three conditions for the defeat of Russia.</text:p>
      <text:p text:style-name="P4">
News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NATO Secretary General has released the details of the Alliance summit</text:span>
</text:h>
      <text:p text:style-name="P4">
Author: ['АРМІЯINFORM']</text:p>
      <text:p text:style-name="P4">
Time: 2023-07-10T38:00:00-04:00</text:p>
      <text:p text:style-name="P4">
Description: General Secretary of NATO єns Stoltenberg Viklav order of day Samit NATO with VILNYUS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stoltenberg.jpg" text:style-name="Internet_20_link" text:visited-style-name="Visited_20_Internet_20_Link">
stoltenberg.jpg</text:a>
']</text:p>
      <text:p text:style-name="P4">
Tags: ['САМІТ НАТО']</text:p>
      <text:p text:style-name="P4">
Category: News</text:p>
      <!--METADATA-->
      <text:p text:style-name="P4">
<draw:frame draw:style-name="fr1" draw:name="Image20" text:anchor-type="as-char" svg:width="6.9236in" svg:height="3.894525in" draw:z-index="0">
<draw:image xlink:href="../Images/AРМІЯINFORM/2023-07-10T38-00-00-04-00/stoltenberg.jpg" xlink:type="simple" xlink:show="embed" xlink:actuate="onLoad" draw:mime-type="image/jpeg"/>
</draw:frame>
NATO Secretary General Jens Stoltenberg outlined the agenda [NATO Summit(https://armyinform.com.ua/2022/11/09/nastupnyj-samit-nato-vidbudetsya-vlitku-2023-roku-v-lytvi/), which will take place on July 11-12, saying that the meeting will demonstrate the unity of the Alliance.</text:p>
      <text:p text:style-name="P4">
About it <text:a xlink:type="simple" xlink:href="https://www.defense.gov/News/News-Stories/Article/Article/3451329/nato-chief-details-plans-for-summit/" text:style-name="Internet_20_link" text:visited-style-name="Visited_20_Internet_20_Link">
reports</text:a>
Pentagon press service.</text:p>
      <text:p text:style-name="P4">
President Joe Biden <text:a xlink:type="simple" xlink:href="https://armyinform.com.ua/2023/07/03/prezydent-ssha-dzho-bajden-prybude-na-samit-nato-u-vilnyusi/" text:style-name="Internet_20_link" text:visited-style-name="Visited_20_Internet_20_Link">
joins</text:a>
The Heads of State and Government of the Alliance are covered by the moment of transatlantic security.</text:p>
      <text:p text:style-name="P4">
“Russia's aggressive war against Ukraine continues to rage. For 500 days, Moscow carried death and destruction into the heart of Europe, seeking to destroy Ukraine and separate NATO, ”Yen Stoltenberg said.</text:p>
      <text:p text:style-name="P4">
The summit sends a message to Moscow and Russian President Vladimir Putinupro that the Alliance is the only one, and his aggression "<text:a xlink:type="simple" xlink:href="https://armyinform.com.ua/2023/07/07/vilnyuskyj-samit-nato-zrobyt-ukrayinu-sylnishoyu-gensek-alyansu/" text:style-name="Internet_20_link" text:visited-style-name="Visited_20_Internet_20_Link">
not blamed</text:a>
”.</text:p>
      <text:p text:style-name="P4">
Jens Stoltenberg noted that NATO allies have already promised to allocate 500 million euros for critical needs for Ukraine, including fuel, medical supply, demining equipment and pontoon bridges.</text:p>
      <text:p text:style-name="P4">
The Alliance leaders will also try to strengthen the protection and restraint with the help of three new regional defense plans, which oppose the main threat - Russia and terrorism.</text:p>
      <text:p text:style-name="P4">
Jens Stoltenberg also said that the plans of the summit would relate to the Atlantic of the Tai -European Arctic; Baltic region and Central Europe; as well as the Mediterranean and the Black Seas.</text:p>
      <text:p text:style-name="P4">
Alliance leaders will also consider a plan for defense production to negotiate demand, increase capacity and increase operational compatibility.</text:p>
      <text:p text:style-name="P4">
NATO allies will also make a more ambitious promise for the investment of the Vaboron - to spend a minimum of 2 percent of the gross internal product annually.</text:p>
      <text:p text:style-name="P4">
This was made possible after a real increase in defense costs among 31 units.</text:p>
      <text:p text:style-name="P4">
“In 2023, European allies and Canada will have a real increase in 8.3 percent. This is the highest in the decades and ninth years of a noisy of our defense costs, ”said Jens Stoltenberg.“This year 11 allies will reach or exceed the purpose. We expect that this number will increase significantly, ”the Alliance head said.</text:p>
      <text:p text:style-name="P4">
The leaders of Australia, New Zealand, Japan and South Korea will be involved in Uudamiti, as the Alliance's security is not regional but global.</text:p>
      <text:p text:style-name="P4">
"We are working closely on issues such as cybersecurity, safety of Nagri and new technologies," Yins Stoltenberg stressed.</text:p>
      <text:p text:style-name="P4">
He also noted that it will be the first summit of the Alliance, in which Finland will take the participation as an ally of NATO, and will also continue work with the fastest accession of Schwedia.</text:p>
      <text:p text:style-name="P4">
This summit was to be the last for Jens Stoltenberg as a Secretary General, but the Allies <text:a xlink:type="simple" xlink:href="https://armyinform.com.ua/2023/07/04/pivnichnoatlantychna-rada-prodovzhyla-povnovazhennya-yensa-stoltenberga-na-posadi-genseka-nato/" text:style-name="Internet_20_link" text:visited-style-name="Visited_20_Internet_20_Link">
asked</text:a>
It is at least a year. The former Prime Minister became a NATO Secretary General in October 2014.</text:p>
      <text:p text:style-name="P4">
News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Situation with living standards in temporarily occupied territories resembles Cuba - GUR</text:span>
</text:h>
      <text:p text:style-name="P4">
Author: ['АРМІЯINFORM']</text:p>
      <text:p text:style-name="P4">
Time: 2023-07-10T56:00:00-04:00</text:p>
      <text:p text:style-name="P4">
Description: “RUSSIA MIR” Nese with a deprivation of Degradasi, Ruinvannya that Arkhak, Vodkida i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20230710-02-1.jpg" text:style-name="Internet_20_link" text:visited-style-name="Visited_20_Internet_20_Link">
20230710-02-1.jpg</text:a>
']</text:p>
      <text:p text:style-name="P4">
Tags: ['STOPRUSSIA', 'АГРЕСІЯ РФ', 'ВТОРГНЕННЯ РФ', 'ГУР МІНОБОРОНИ УКРАЇНИ']</text:p>
      <text:p text:style-name="P4">
Category: News</text:p>
      <!--METADATA-->
      <text:p text:style-name="P4">
<draw:frame draw:style-name="fr1" draw:name="Image21" text:anchor-type="as-char" svg:width="6.9236in" svg:height="3.894525in" draw:z-index="0">
<draw:image xlink:href="../Images/AРМІЯINFORM/2023-07-10T56-00-00-04-00/20230710-02-1.jpg" xlink:type="simple" xlink:show="embed" xlink:actuate="onLoad" draw:mime-type="image/jpeg"/>
</draw:frame>
The Russian measure brings with it only degradation, destruction and archaic, rejecting people in the pre -industrial era. We observe this in ORDLO and in the Crimea, the person's development stopped back in 2014, when the accumulations were caught there.</text:p>
      <text:p text:style-name="P4">
As the head of the military intelligence of Ukraine, Major-General Kirilobudanov, “Ukrainian temporarily occupied territories for incomplete human life, has become a Cuba, where the communists have begun to power, and the country's degradation and isolation of the country, and the Kubid, and the Kubyan, have become a Cuba. Reserve stagnation. " Old American cars in Cuba remind that by 1953 and the rebellion of the Communists, there was a rapid economic life. And now innovations, neither investments, nor modern technology, nor important infrastructure.</text:p>
      <text:p text:style-name="P4">
Comparison of temporarily occupied Ukrainian territories with Cuba is very advisable. These territories should be released immediately to give Ukrainian citizens a chance to occupy the future. Otherwise, these territories will transform the mudic wild field of the 21st century, and humans and their fates - in hostages of imperial ambitions of Kremlin pupils.</text:p>
      <text:p text:style-name="P4">
Further destruction of obsolete infrastructure, falling social capital, total degradation of education, culture, science, lack of opportunities for any development-this is in fact the price of so-called liberation, which is lied by during the occupation of Ukrainian territories in 2014. The same "Cuba" is grown by the Putin regime in the Transnistria ghetto.</text:p>
      <text:p text:style-name="P4">
Meanwhile, Ukraine has launched some important reforms - from decentralization, when communities on the ground have received resources and powers for development, as well as administrative services. Ukrainians were given the opportunity to visit other countries of the world, including the European Union without obstacles. The country is socially integrated to the open democratic world.</text:p>
      <text:p text:style-name="P4">
<text:span text:style-name="T4">
 Source: </text:span>
 <text:a xlink:type="simple" xlink:href="https://gur.gov.ua/content/sytuatsiia-z-rivnem-zhyttiam-na-okupovanykh-terytoriiakh-nahaduie-kubu.html" text:style-name="Internet_20_link" text:visited-style-name="Visited_20_Internet_20_Link">
<text:span text:style-name="T5">
oe head management of reconnaissance MUUKRAIN</text:span>
</text:a>
</text:p>
      <text:p text:style-name="P4">
News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Bulgaria continued the support program for seekers of asylum from Ukraine</text:span>
</text:h>
      <text:p text:style-name="P4">
Author: ['АРМІЯINFORM']</text:p>
      <text:p text:style-name="P4">
Time: 2023-07-10T61: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Tags: ['STOPRUSSIA', 'АГРЕСІЯ РФ']</text:p>
      <text:p text:style-name="P4">
Category: News</text:p>
      <!--METADATA-->
      <text:p text:style-name="P4">
<draw:frame draw:style-name="fr1" draw:name="Image22" text:anchor-type="as-char" svg:width="6.9236in" svg:height="4.61393in" draw:z-index="0">
<draw:image xlink:href="../Images/AРМІЯINFORM/2023-07-10T61-00-00-04-00/358454974_579797627661947_7425041274384026704_n.jpg" xlink:type="simple" xlink:show="embed" xlink:actuate="onLoad" draw:mime-type="image/jpeg"/>
</draw:frame>
About it <text:a xlink:type="simple" xlink:href="https://www.facebook.com/photo/" text:style-name="Internet_20_link" text:visited-style-name="Visited_20_Internet_20_Link">
reports</text:a>
Ministry of Reintegration of Temporarily Occupied Territories of Ukraine:</text:p>
      <text:p text:style-name="P4">
“By the end of September this year, Bulgaria continued the state support program with the placement of Ukrainian asylum seekers.</text:p>
      <text:p text:style-name="P4">
According to the decision, hotel owners will continue to receive 15 lions(About UAH 310)On a day for every Ukrainian with the status of temporary protection they live.</text:p>
      <text:p text:style-name="P4">
In addition, the Bulgaria government has entrusted the Ministers of Labor and Social Policy of Yoursvita for 2 months to develop proposals that will facilitate the integration of individuals with temporary protection into the country's society.</text:p>
      <text:p text:style-name="P4">
Recall that recently the Latvian government has decided to continue temporary protection for Ukrainian asylum seekers by the end of 2023. "</text:p>
      <text:p text:style-name="P4">
News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How to use a trophy "sungphachec", showed our defenders</text:span>
</text:h>
      <text:p text:style-name="P4">
Author: ['АРМІЯINFORM']</text:p>
      <text:p text:style-name="P4">
Time: 2023-07-10T63:00:00-04:00</text:p>
      <text:p text:style-name="P4">
Description: &amp; nbsp; “The Robot of the Top -TOS 1A Soncechek - this is how they wrote to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СОНЦЕПЕК']</text:p>
      <text:p text:style-name="P4">
Category: News</text:p>
      <!--METADATA-->
      <text:p text:style-name="P4">
«The work of trophy tose 1a" Sunpsyk " - yes <text:a xlink:type="simple" xlink:href="https://www.facebook.com/watch/" text:style-name="Internet_20_link" text:visited-style-name="Visited_20_Internet_20_Link">
signed</text:a>
Video on the Facebook page of the Land Forces of the Armed Forces of Ukraine.</text:p>
      <text:p text:style-name="P4">
News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Divisions of missile troops and artillery struck two areas</text:span>
</text:h>
      <text:p text:style-name="P4">
Author: ['АРМІЯINFORM']</text:p>
      <text:p text:style-name="P4">
Time: 2023-07-10T65:00:00-04:00</text:p>
      <text:p text:style-name="P4">
Description: Avіaatsіya forces of defense for Past Dob took 1 strike in the Zerodzhennya district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23" text:anchor-type="as-char" svg:width="6.9236in" svg:height="4.615733in" draw:z-index="0">
<draw:image xlink:href="../Images/AРМІЯINFORM/2023-07-10T65-00-00-04-00/artyleriya.jpg" xlink:type="simple" xlink:show="embed" xlink:actuate="onLoad" draw:mime-type="image/jpeg"/>
</draw:frame>
Illustrative Photo <text:span text:style-name="T4">
 🔥 Situation on Russian invasion </text:span>
</text:p>
      <text:p text:style-name="P4">
The aviation of the defense forces over the past 24 hours has struck the area of concentration of the personal staff of the enemy.</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The missile troops and artillery units have struck 2 districts of live power, weapons and military equipment, 2 artillery in fire positions and 2 enemy -electronic warfare stations.</text:p>
      <text:p text:style-name="P4">
News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Enemy's daily loss: minus 440 invaders, 7 tanks and 5 artistem</text:span>
</text:h>
      <text:p text:style-name="P4">
Author: ['АРМІЯINFORM']</text:p>
      <text:p text:style-name="P4">
Time: 2023-07-10T67:00:00-04:00</text:p>
      <text:p text:style-name="P4">
Description: Zagalni Boyov, take the enemy on 02/24/22 to 07/1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85013788543798563_y.jpg" text:style-name="Internet_20_link" text:visited-style-name="Visited_20_Internet_20_Link">
photo_5285013788543798563_y.jpg</text:a>
']</text:p>
      <text:p text:style-name="P4">
Tags: ['STOPRUSSIA', 'АГРЕСІЯ РФ', 'ВІЙНА', 'ВТОРГНЕННЯ РФ', 'ВТРАТИ ВОРОГА']</text:p>
      <text:p text:style-name="P4">
Category: News</text:p>
      <!--METADATA-->
      <text:p text:style-name="P4">
<draw:frame draw:style-name="fr1" draw:name="Image24" text:anchor-type="as-char" svg:width="6.9236in" svg:height="6.969757in" draw:z-index="0">
<draw:image xlink:href="../Images/AРМІЯINFORM/2023-07-10T67-00-00-04-00/photo_5285013788543798563_y.jpg" xlink:type="simple" xlink:show="embed" xlink:actuate="onLoad" draw:mime-type="image/jpeg"/>
</draw:frame>
The total fighting loss of the enemy from 24.02.22 to 10.07.23 will be orientated:</text:p>
      <text:p text:style-name="P4">
<text:span text:style-name="T4">
<text:span text:style-name="T5">
 Personnel - </text:span>
* 234480(+440)persons eliminated</text:span>
<text:span text:style-name="T5">
 tanks - </text:span>
<text:span text:style-name="T5">
 4085(+7)</text:span>
<text:span text:style-name="T4">
 combat armored vehicles - </text:span>
 7966(+2)<text:span text:style-name="T4">
<text:span text:style-name="T5">
 Artillery systems - </text:span>
<text:span text:style-name="T5">
 4371(+5)</text:span>
 </text:span>
 RSZV - <text:span text:style-name="T4">
 668(0)</text:span>
<text:span text:style-name="T5">
 air defense - </text:span>
<text:span text:style-name="T5">
 414(+1)</text:span>
<text:span text:style-name="T4">
 aircraft - </text:span>
 315(0)<text:span text:style-name="T4">
<text:span text:style-name="T5">
 helicopters - </text:span>
* 309(0)</text:span>
<text:span text:style-name="T5">
 UAV Operative Tactical Level-</text:span>
<text:span text:style-name="T5">
 3686(+1)</text:span>
<text:span text:style-name="T4">
 Winged missiles - </text:span>
 1271(0)<text:span text:style-name="T4">
<text:span text:style-name="T5">
 ships / boats - </text:span>
* 18(0)</text:span>
<text:span text:style-name="T5">
 Automobile equipment and tanks - </text:span>
<text:span text:style-name="T5">
 6937(+8)</text:span>
<text:span text:style-name="T4">
 Special equipment - </text:span>
 632(+4)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0.07.23.</text:p>
      <text:p text:style-name="P4">
News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In Irpen, rehabilitation with ethnic motifs brought together Ukrainians and guests from Lithuania</text:span>
</text:h>
      <text:p text:style-name="P4">
Author: ['Анатолій Бальчос']</text:p>
      <text:p text:style-name="P4">
Time: 2023-07-10T90:00:00-04:00</text:p>
      <text:p text:style-name="P4">
Description: Days at the MIST-Hero Irpin on the Birch Birch Malovnicho Lake Vidnovy Vidnovy Kupalske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01-stijka-nacziya-golovna-1.jpg" text:style-name="Internet_20_link" text:visited-style-name="Visited_20_Internet_20_Link">
01-stijka-nacziya-golovna-1.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Tags: ['РЕАБІЛІТАЦІЯ ВІЙСЬКОВИХ']</text:p>
      <text:p text:style-name="P4">
Category: News</text:p>
      <!--METADATA-->
      <text:p text:style-name="P4">
<draw:frame draw:style-name="fr1" draw:name="Image25" text:anchor-type="as-char" svg:width="6.9236in" svg:height="5.1927in" draw:z-index="0">
<draw:image xlink:href="../Images/AРМІЯINFORM/2023-07-10T90-00-00-04-00/01-stijka-nacziya-golovna-1.jpg" xlink:type="simple" xlink:show="embed" xlink:actuate="onLoad" draw:mime-type="image/jpeg"/>
</draw:frame>
<text:span text:style-name="T4">
 The other day in the heroic Irpin city on the shore of the picturesque lake there was a festive-eagle action. The event became an integral part of the rehabilitation for the military units of the three Armed Forces of Ukraine, which, while on a short rest of the reflection, undergo psychological decompression in their hometown. They were joined by local residents and guests of friendly Lithuania. Correspondent </text:span>
 <text:a xlink:type="simple" xlink:href="https://armyinform.com.ua/army-authors/anatolij-balchos/" text:style-name="Internet_20_link" text:visited-style-name="Visited_20_Internet_20_Link">
<text:span text:style-name="T4">
 Armyinform </text:span>
</text:a>
<text:span text:style-name="T4">
 attended the event and talked with its participants. </text:span>
</text:p>
      <text:p text:style-name="P4">
Ukrainian ethnic music as if a magnet was tightened by Irpen residents at the Star Nation Fund, located on the picturesque Berezhevlyak Lake. At the very edge of water, on a cozy wooden pier, cut with rocks from Rashist shelling, sang, danced traditional folkuple rites of artists of the band "Royal". The pioneering Kupala act prevailed on a makeshift stage on the water.</text:p>
      <text:p text:style-name="P4">
<text:a xlink:type="simple" xlink:href="https://armyinform.com.ua/wp-content/uploads/2023/07/02-stijka-nacziya-sczena-1-scaled.jpg" text:style-name="Internet_20_link" text:visited-style-name="Visited_20_Internet_20_Link">
!(Images/AРМІЯINFORM/2023-07-10T90-00-00-04-00/02-stijka-nacziya-sczena-1-150x150.jpg)</text:a>
</text:p>
      <text:p text:style-name="P4">
<text:a xlink:type="simple" xlink:href="https://armyinform.com.ua/wp-content/uploads/2023/07/03-stijka-nacziya-glyadachi.jpg" text:style-name="Internet_20_link" text:visited-style-name="Visited_20_Internet_20_Link">
<draw:frame draw:style-name="fr1" draw:name="Image26"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27" text:anchor-type="as-char" svg:width="6.9236in" svg:height="6.9236in" draw:z-index="0">
<draw:image xlink:href="../Images/AРМІЯINFORM/2023-07-10T90-00-00-04-00/04-stijka-nacziya-gurt-korolivna-150x150.jpg" xlink:type="simple" xlink:show="embed" xlink:actuate="onLoad" draw:mime-type="image/jpeg"/>
</draw:frame>
</text:a>
They wore wreaths together, sang Ukrainian folk songs, and played in Kupala games, tied colored ribbons to the tree, whispering, apparently, apparently every Ukrainian and Lithuanian about the Russian aggressor. It was felt that the trials that they had to endure in the winter and in the spring of last year and sincere immersion of venetical self -consciousness, to knowledge of culture, traditions, ethnic idealized, the participants of this collective psychotherapy. They have become, as a single -born, who is confident in their abilities and wants to build their own happy future of dwarfed values, which were in vain to erase from the people's memory "Denacifiers".</text:p>
      <text:p text:style-name="P4">
<text:a xlink:type="simple" xlink:href="https://armyinform.com.ua/wp-content/uploads/2023/07/06-stijka-nacziya-bazhannya-peremogy.jpg" text:style-name="Internet_20_link" text:visited-style-name="Visited_20_Internet_20_Link">
<draw:frame draw:style-name="fr1" draw:name="Image28"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29" text:anchor-type="as-char" svg:width="6.9236in" svg:height="6.9236in" draw:z-index="0">
<draw:image xlink:href="../Images/AРМІЯINFORM/2023-07-10T90-00-00-04-00/07-stijka-nacziya-vinochky-150x150.jpg" xlink:type="simple" xlink:show="embed" xlink:actuate="onLoad" draw:mime-type="image/jpeg"/>
</draw:frame>
</text:a>
- I was personally impressed by the authentic Ukrainian songs with deep content, ancient customs. It was extremely interesting for me and my children to know the stability of the Ukrainian nation, - shared her impressions of Gulnarapozharene, volunteer of the Lithuanian International Charity Fund "Krylodobroma"(Wing of help).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According to Gulnara, she was fascinated when she learned that Irpinchanka Lyudmila Rudenko, instead of a released recreation facility, Lyudmila Rudenko to decide to establish a center of psychological and psychosocial support for locals, internally displaced persons and Ukrainian defenders. While her husband Sergei, the Ukrainian military at the pseudo "MP", destroys enemies in the east of Ukraine, Ms. Ludmila, together with Lithuanian colleagues and other partners, provide a professional assistance according to the psychological programs of the World Nature Organization. In addition, she led by the BF "Stable Nation" transfers the humanities aid to all needy, in particular for regions affected by the Russian Federation at the Kakhovka hydroelectric power station.</text:p>
      <text:p text:style-name="P4">
**</text:p>
      <text:p text:style-name="P4">
Read also:</text:p>
      <text:p text:style-name="P4">
<text:span text:style-name="T5">
!(https://armyinform.com.ua/2023/02/21/vid-irpinskyh-krasot-u-rashystiv-zryvalo-bashty-molodshyj-serzhant-deputat/) </text:span>
*</text:p>
      <text:p text:style-name="P4">
**</text:p>
      <text:p text:style-name="P4">
<text:a xlink:type="simple" xlink:href="https://armyinform.com.ua/wp-content/uploads/2023/07/08-stijka-nacziya-terasa.jpg" text:style-name="Internet_20_link" text:visited-style-name="Visited_20_Internet_20_Link">
<draw:frame draw:style-name="fr1" draw:name="Image30"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31"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2" text:anchor-type="as-char" svg:width="6.9236in" svg:height="6.9236in" draw:z-index="0">
<draw:image xlink:href="../Images/AРМІЯINFORM/2023-07-10T90-00-00-04-00/10-stijka-nacziya-fotozona-finalna-150x150.jpg" xlink:type="simple" xlink:show="embed" xlink:actuate="onLoad" draw:mime-type="image/jpeg"/>
</draw:frame>
</text:a>
<text:span text:style-name="T5">
Photo author</text:span>
</text:p>
      <text:p text:style-name="P4">
News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In the Taurian direction of defense force systematically destroy the enemy - Alexander Tarnavsky</text:span>
</text:h>
      <text:p text:style-name="P4">
Author: ['АРМІЯINFORM']</text:p>
      <text:p text:style-name="P4">
Time: 2023-07-10T94:00:00-04:00</text:p>
      <text:p text:style-name="P4">
Description: PIDRODILI of the rocket bICK TA from the Viconali Khokonali, 1179 Vognevikh Zavd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tarnavskyj.jpg" text:style-name="Internet_20_link" text:visited-style-name="Visited_20_Internet_20_Link">
tarnavskyj.jpg</text:a>
']</text:p>
      <text:p text:style-name="P4">
Tags: ['STOPRUSSIA', 'АГРЕСІЯ РФ', 'ВТОРГНЕННЯ РФ', 'ОЛЕКСАНДР ТАРНАВСЬКИЙ']</text:p>
      <text:p text:style-name="P4">
Category: News</text:p>
      <!--METADATA-->
      <text:p text:style-name="P4">
<draw:frame draw:style-name="fr1" draw:name="Image33" text:anchor-type="as-char" svg:width="6.9236in" svg:height="4.32725in" draw:z-index="0">
<draw:image xlink:href="../Images/AРМІЯINFORM/2023-07-10T94-00-00-04-00/tarnavskyj.jpg" xlink:type="simple" xlink:show="embed" xlink:actuate="onLoad" draw:mime-type="image/jpeg"/>
</draw:frame>
Units of missile troops and artillery per day performed 1179 fire. In the last day, the loss of the enemy killed and wounded is more than two mouths.</text:p>
      <text:p text:style-name="P4">
About it in your Telegram <text:a xlink:type="simple" xlink:href="https://t.me/otarnavskiy/157" text:style-name="Internet_20_link" text:visited-style-name="Visited_20_Internet_20_Link">
wrote</text:a>
Commander of the Tavriya Tavriya Generalolexander Tarnavsky.</text:p>
      <ul>
        <li>
17 units of military equipment of the enemy were destroyed. In particular, tank, BMP, 2 BLAZALA, SUPERCAM UAV, self-propelled artillery installation 2C3 "Acacia", station Frewere, a complex of long visual surveillance "MUMU-M" and highways. 9 enemy ammunition was also destroyed, - reported Tarnavsky.</li>
      </ul>
      <text:p text:style-name="P4">
News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The commander shouts: "The wounded is not touched, we throw everyone!" - Gur interception</text:span>
</text:h>
      <text:p text:style-name="P4">
Author: ['АРМІЯINFORM']</text:p>
      <text:p text:style-name="P4">
Time: 2023-07-10T95:00:00-04:00</text:p>
      <text:p text:style-name="P4">
Description: VIISKOVOVOVOVEV RF ROZPOVIDAI about Professi Aerorosvіdka Ukrainian VIISK ... War with Ukraine 2022,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34" text:anchor-type="as-char" svg:width="6.9236in" svg:height="4.615733in" draw:z-index="0">
<draw:image xlink:href="../Images/AРМІЯINFORM/2023-07-10T95-00-00-04-00/gur-perehoplennya.jpg" xlink:type="simple" xlink:show="embed" xlink:actuate="onLoad" draw:mime-type="image/jpeg"/>
</draw:frame>
Illustrative photo</text:p>
      <text:p text:style-name="P4">
The Russian serviceman tells his wife about the professional air intelligence of Ukrainian troops and the attitude of his command to personnel.</text:p>
      <text:p text:style-name="P4">
<text:span text:style-name="T4">
 Source: </text:span>
 _ <text:a xlink:type="simple" xlink:href="https://gur.gov.ua/content/komandyr-oryot-ranenykh-ne-trohat-brosaem-vsekh.html" text:style-name="Internet_20_link" text:visited-style-name="Visited_20_Internet_20_Link">
GUR</text:a>
_</text:p>
      <text:p text:style-name="P4">
News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Turkey has agreed to pass the protocol on the adoption of Sweden to NATO - Jens Stoltenberg</text:span>
</text:h>
      <text:p text:style-name="P4">
Author: ['АРМІЯINFORM']</text:p>
      <text:p text:style-name="P4">
Time: 2023-07-10T98:00:00-04:00</text:p>
      <text:p text:style-name="P4">
Description: General Secretary of NATO єns Stoltenberg, Yaki Fate with Trilateralnaya Zustychi Z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f0ss8cmwca4l64v.jpg" text:style-name="Internet_20_link" text:visited-style-name="Visited_20_Internet_20_Link">
f0ss8cmwca4l64v.jpg</text:a>
']</text:p>
      <text:p text:style-name="P4">
Tags: ['STOPRUSSIA', 'ЄНС СТОЛТЕНБЕРГ', 'НАТО']</text:p>
      <text:p text:style-name="P4">
Category: News</text:p>
      <!--METADATA-->
      <text:p text:style-name="P4">
<draw:frame draw:style-name="fr1" draw:name="Image35" text:anchor-type="as-char" svg:width="6.9236in" svg:height="4.615733in" draw:z-index="0">
<draw:image xlink:href="../Images/AРМІЯINFORM/2023-07-10T98-00-00-04-00/f0ss8cmwca4l64v.jpg" xlink:type="simple" xlink:show="embed" xlink:actuate="onLoad" draw:mime-type="image/jpeg"/>
</draw:frame>
NATO Secretary General Jens Stoltenberg, who participated in a tripartite meeting with Turkish President Recep Taiip Erdogan and Swedish Premier Ulph Christianson, announced the decision of Ankara to “as soon as possible” ratify the protocol on the introduction of Swedia.</text:p>
      <text:p text:style-name="P4">
NATO Secretary General Jens Stoltenberg <text:a xlink:type="simple" xlink:href="https://twitter.com/jensstoltenberg/status/1678484703060324359" text:style-name="Internet_20_link" text:visited-style-name="Visited_20_Internet_20_Link">
reported</text:a>
Votteri.</text:p>
      <text:p text:style-name="P4">
"I am glad to report that after the meeting I spent with Erdogan and the Prime Minister of Sweden, President Erdogan agreed to send Sweden's accession to the Grand National Assembly as soon as possible and to ensure a blood-granting," Jens Stoltenberg wrote.</text:p>
      <text:p text:style-name="P4">
Secretary -General also added that this is a historical step that makes all the members of all members of the North Atlantic Alliance more stronger.</text:p>
      <text:p text:style-name="P4">
News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1T-10:01:00</text:p>
      <text:p text:style-name="P4">
Location: Donetsk (Latitude:48.75397 Longtitude:38.2346)</text:p>
      <text:p text:style-name="P4">
Videos: []</text:p>
      <text:p text:style-name="P4">
Images: []</text:p>
      <text:p text:style-name="P4">
Tags: ["Russia"]</text:p>
      <text:p text:style-name="P4">
Id: 22575330</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1-july-at-lyman-direction-russian-army-shelled-nevske-bilohorivka" text:style-name="Internet_20_link" text:visited-style-name="Visited_20_Internet_20_Link">
https:\/\/liveuamap.com\/en\/2023\/11-july-at-lyman-direction-russian-army-shelled-nevske-bilohorivka</text:a>
</text:p>
      <text:p text:style-name="P4">
News Source: <text:a xlink:type="simple" xlink:href="https://t.me/lumsrc/5329" text:style-name="Internet_20_link" text:visited-style-name="Visited_20_Internet_20_Link">
https://t.me/lumsrc/5329</text:a>
</text:p>
      <!--NEWS-->
      <text:h text:style-name="P10" text:outline-level="1">
<text:span text:style-name="T4">
Ukraine expects from NATO's summit of historical decisions - Shmigal</text:span>
</text:h>
      <text:p text:style-name="P4">
Authors: Ukrinform (Person)</text:p>
      <text:p text:style-name="P4">
Publisher: Укринформ (Organization)</text:p>
      <text:p text:style-name="P4">
Published Time: 2023-07-11T-11:29:00+03:00</text:p>
      <text:p text:style-name="P4">
Modified Time: 2023-07-11T17:29:00+03:00</text:p>
      <text:p text:style-name="P4">
Description: The Ukrainian authorities are expecting NATO Summit from the NATO Summit, which will bring Ukraine closer to the Alliance membership. - Ukrinform.</text:p>
      <text:p text:style-name="P4">
Images: ['<text:a xlink:type="simple" xlink:href="https://static.ukrinform.com/photos/2023_02/thumb_files/630_360_1677168462-187.jpg" text:style-name="Internet_20_link" text:visited-style-name="Visited_20_Internet_20_Link">
630_360_16771...</text:a>
']</text:p>
      <text:p text:style-name="P4">
Tags: ['НАТО', 'Саміт НАТО', 'Україна', 'Шмигаль']</text:p>
      <text:p text:style-name="P4">
Type: Article</text:p>
      <!--METADATA-->
      <text:p text:style-name="P4">
<draw:frame draw:style-name="fr1" draw:name="Image36" text:anchor-type="as-char" svg:width="6.9236in" svg:height="3.956343in" draw:z-index="0">
<draw:image xlink:href="../Images/yкринформ/2023-07-11T-11-29-00-03-00/630_360_1677168462-187.jpg" xlink:type="simple" xlink:show="embed" xlink:actuate="onLoad" draw:mime-type="image/jpeg"/>
</draw:frame>
The Ukrainian authorities expect NATO historical decisions from the Vilnius summit that Ukraine is unacceptable to membership in the Alliance.</text:p>
      <text:p text:style-name="P4">
Prime Minister Denis Shmigal said this at <text:a xlink:type="simple" xlink:href="https://t.me/Denys_Smyhal/5595" text:style-name="Internet_20_link" text:visited-style-name="Visited_20_Internet_20_Link">
government meeting</text:a>
On Tuesday, Ukrinform reports.</text:p>
      <text:p text:style-name="P4">
"Today(July 11 - Ed.)In Vilnius the summit [NATO] started(https://www.ukrinform.ua/tag-nato). An important event. We expect historical decisions that bring our country closer to the Alliance membership.</text:p>
      <text:p text:style-name="P4">
"Ukraine is an integral element of the world security architecture. Now we are the primary struggle for the values around which the Alliance was created. Therefore, nashaine is just as needed by NATO as it is needed by our country. The precious cooperation will determine the success of our Euro -Atlantic integration." government.</text:p>
      <text:p text:style-name="P4">
<text:span text:style-name="T4">
 Read also: </text:span>
 <text:a xlink:type="simple" xlink:href="https://www.ukrinform.ua/rubric-polytics/3734099-ukraina-pragne-garantij-bezpeki-poki-ne-stane-povnopravnim-clenom-nato-stefancuk.html" text:style-name="Internet_20_link" text:visited-style-name="Visited_20_Internet_20_Link">
Ukraine seeks security guarantees until it becomes a NATO -Fulfillment member - Stefanchuk</text:a>
Schmigal stressed that Ukraine will be part of the Alliance and will make it even more brilliant and reliable.</text:p>
      <text:p text:style-name="P4">
He stressed that NATO's accession is one of the geopolitical priorities of Ukraine. At the same time, Shmigal noted that practical support, which is provided by NATO and the Alliance, is now important to us. The Prime Minister has stated that this assistance makes Ukraine's defense forces stronger, helps to release our territories. He thanked for the support of Ukraine and expressed that it would be even more consistent and systematic.</text:p>
      <text:p text:style-name="P4">
<text:span text:style-name="T4">
 Read also: </text:span>
 <text:a xlink:type="simple" xlink:href="https://www.ukrinform.ua/rubric-polytics/3734398-zelenskij-pribuv-do-vilnusa.html" text:style-name="Internet_20_link" text:visited-style-name="Visited_20_Internet_20_Link">
<text:span text:style-name="T4">
 Zelensk </text:span>
 s arrived in Vilnius</text:a>
As reported by Ukrinform, the NATO summit will continue in Vilnius on July 11-12.</text:p>
      <text:p text:style-name="P4">
News Source: <text:a xlink:type="simple" xlink:href="https://www.ukrinform.ua/rubric-polytics/3734447-ukraina-ocikue-vid-samitu-nato-istoricnih-risen-smigal.html" text:style-name="Internet_20_link" text:visited-style-name="Visited_20_Internet_20_Link">
https://www.ukrinform.ua/rubric-polytics/3734447-ukraina-ocikue-vid-samitu-nato-istoricnih-risen-smigal.html</text:a>
</text:p>
      <!--NEWS-->
      <text:h text:style-name="P10" text:outline-level="1">
<text:span text:style-name="T4">
JSU Bakhmut Directio Rusian of the Army Shelled Vasukivka, Bogdanivka, Chrome, Time Yar, Ivanov ...</text:span>
</text:h>
      <text:p text:style-name="P4">
Authors: liveuamap (Language: en)</text:p>
      <text:p text:style-name="P4">
Time: 2023-07-11T-12:01:00</text:p>
      <text:p text:style-name="P4">
Location: Toretsk, Donetsk Oblast (Latitude:48.39513 Longtitude:37.85494)</text:p>
      <text:p text:style-name="P4">
Videos: []</text:p>
      <text:p text:style-name="P4">
Images: []</text:p>
      <text:p text:style-name="P4">
Tags: ["Russia"]</text:p>
      <text:p text:style-name="P4">
Id: 22575329</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1-july-at-bakhmut-direction-russian-army-shelled-vasukivka" text:style-name="Internet_20_link" text:visited-style-name="Visited_20_Internet_20_Link">
https:\/\/liveuamap.com\/en\/2023\/11-july-at-bakhmut-direction-russian-army-shelled-vasukivka</text:a>
</text:p>
      <text:p text:style-name="P4">
News Source: <text:a xlink:type="simple" xlink:href="https://t.me/lumsrc/5330" text:style-name="Internet_20_link" text:visited-style-name="Visited_20_Internet_20_Link">
https://t.me/lumsrc/5330</text:a>
</text:p>
      <!--NEWS-->
      <text:h text:style-name="P10" text:outline-level="1">
<text:span text:style-name="T4">
In Vilnius, an exhibition about Russian military crimes in Ukraine was opened</text:span>
</text:h>
      <text:p text:style-name="P4">
Authors: Ukrinform (Person)</text:p>
      <text:p text:style-name="P4">
Publisher: Укринформ (Organization)</text:p>
      <text:p text:style-name="P4">
Published Time: 2023-07-11T-12:28:00+03:00</text:p>
      <text:p text:style-name="P4">
Modified Time: 2023-07-11T17:28:00+03:00</text:p>
      <text:p text:style-name="P4">
Description: In Vilnius, where the NATO summit took place on July 11-12, the exhibition of Russian War Crimes ("Russian Military Crimes") began. - Ukrinform.</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37" text:anchor-type="as-char" svg:width="6.9236in" svg:height="3.956343in" draw:z-index="0">
<draw:image xlink:href="../Images/yкринформ/2023-07-11T-12-28-00-03-00/630_360_1689085566-7158.jpeg" xlink:type="simple" xlink:show="embed" xlink:actuate="onLoad" draw:mime-type="image/jpeg"/>
</draw:frame>
NATO's Summit is the exhibition of the exhibition Russian War Crimes on July 11-12("Russian war crimes").</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It has been proven not only by scary numbers, videos and photographs of non -reinforced and tortured Ukrainians, divided Ukrainian cities and object critical infrastructure, but this is a fact ascertained in numerous international decisions and resolutions.</text:p>
      <text:p text:style-name="P4">
The head of OP recalled that this aggressor has advocated the conquest and destruction of Ukraine almost the whole history of its existence.</text:p>
      <text:p text:style-name="P4">
He stressed that the creation of a special international tribunal to investigate the crime of Russia's aggression against Ukraine would be the most important step in the way to stop impunity.</text:p>
      <text:p text:style-name="P4">
“I urge you to support Ukraine in this matter and start searching for ahead. We must act collectively to protect not only the life of Ukrainian children and mothers who are potential, in no way wine sacrifices of the next Russian bombardment ”, - said the head of the OP.</text:p>
      <text:p text:style-name="P4">
</text:p>
      <text:p text:style-name="P4">
Prime Minister of Ukraine Denis Shmigal informed at the opening ceremony that Ukraine registered 113,000 Russian crimes, from the beginning of the full-scale invasion of Russia in Ukraine has been killed at least 10 500 civilians.</text:p>
      <text:p text:style-name="P4">
"We have together, coordinated and consistently develop the mechanism of attracting an aggressor to justice. We are already doing it - our answer is the creation of a special international tribunal that will hold the above -political leadership terrible, "the head of government emphasized.</text:p>
      <text:p text:style-name="P4">
<text:span text:style-name="T4">
 Read also: </text:span>
 <text:a xlink:type="simple" xlink:href="https://www.ukrinform.ua/rubric-regions/3730468-u-buci-stvorili-instalaciu-v-pamat-pro-zagiblih-meskanciv.html" text:style-name="Internet_20_link" text:visited-style-name="Visited_20_Internet_20_Link">
in Bucha created the installation in memory of the fallen slices</text:a>
In turn, the speaker of the Seimas of the Republic of Lithuania, Victoria Chmilite-Nielsen, has to make it so that after 500 days of war, it is undigested simply on the news tape, which human suffering may remain unimaginable.</text:p>
      <text:p text:style-name="P4">
“We all have to combine our efforts to achieve justice. Ascension is very important. When Ukraine wins, peace must be fair, which means that military criminals should be held accountable, "the leader of the Seimas was recalled.</text:p>
      <text:p text:style-name="P4">
It added: "Another important element of justice is that we must say that in the future architecture of international relations, no country will be able to behave as Russia, which for many years to test with tolerance, impunity using three key elements - dependence of eating, nuclear blackmailing and illusions. that were very comfortable for the Western world. "</text:p>
      <text:p text:style-name="P4">
<text:span text:style-name="T4">
 Read also: </text:span>
 <text:a xlink:type="simple" xlink:href="https://www.ukrinform.ua/rubric-world/3734386-prezidentka-ep-zgadala-pro-vijnu-rosii-proti-ukraini-pid-cas-promovi-pro-srebrenicu.html" text:style-name="Internet_20_link" text:visited-style-name="Visited_20_Internet_20_Link">
EP President mentioned Russia's war against Ukraine during the speech on Srebrenica</text:a>
The exhibition started work on July 10. Its organization was provided by the Viktorpinchuk and PinchukArtCentre Foundation in partnership with the Presidential Office and the Embassy of Ukraine in Lithuania.</text:p>
      <text:p text:style-name="P4">
It was reported that NATO summit takes place in Vilnius on July 11-12. President Volodymyr Zelenskyy arrived on Tuesday of the Lithuanian capital.</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Ukraine in the issue of "Grain Agreement" is more relied on Erdogan - Ambassador Bodnar</text:span>
</text:h>
      <text:p text:style-name="P4">
Authors: Ukrinform (Person)</text:p>
      <text:p text:style-name="P4">
Publisher: Укринформ (Organization)</text:p>
      <text:p text:style-name="P4">
Published Time: 2023-07-11T-13:03:00+03:00</text:p>
      <text:p text:style-name="P4">
Modified Time: 2023-07-11T17:03:00+03:00</text:p>
      <text:p text:style-name="P4">
Description: Ukraine in the issue of continuing the "Grain Agreement" is more on the political influence on Russia's President Turkey Recep Tayip Erdogan than the participants' negotiations. - Ukrinform.</text:p>
      <text:p text:style-name="P4">
Images: ['<text:a xlink:type="simple" xlink:href="https://static.ukrinform.com/photos/2021_01/thumb_files/630_360_1611580436-317.jpeg" text:style-name="Internet_20_link" text:visited-style-name="Visited_20_Internet_20_Link">
630_360_16115...</text:a>
']</text:p>
      <text:p text:style-name="P4">
Tags: ['Експорт', 'Ердоган', 'Україна', 'Зерно', 'Туреччина', 'Боднар', 'зерновий коридор', 'Єдині новини']</text:p>
      <text:p text:style-name="P4">
Type: Article</text:p>
      <!--METADATA-->
      <text:p text:style-name="P4">
<draw:frame draw:style-name="fr1" draw:name="Image39" text:anchor-type="as-char" svg:width="6.9236in" svg:height="3.956343in" draw:z-index="0">
<draw:image xlink:href="../Images/yкринформ/2023-07-11T-13-03-00-03-00/630_360_1611580436-317.jpeg" xlink:type="simple" xlink:show="embed" xlink:actuate="onLoad" draw:mime-type="image/jpeg"/>
</draw:frame>
Ukraine in the continuation of the "grain agreement" is more relied on political influence on Russia by Turkish President Recep Tayip Erdogan, than the participants' interprets.</text:p>
      <text:p text:style-name="P4">
This was stated by the Ambassador of Ukraine to Turkey Vasyl Bodnar on the broadcasting of the "Unified News", reports Ukrinform correspondent.</text:p>
      <text:p text:style-name="P4">
Bodnar noted that the "Grain Agreement" is important for both Ukraine and Turkey, so it is for many countries to which <text:a xlink:type="simple" xlink:href="https://www.ukrinform.ua/tag-zerno" text:style-name="Internet_20_link" text:visited-style-name="Visited_20_Internet_20_Link">
grain</text:a>
. However, because of Russia's actions, it does not actually work.</text:p>
      <text:p text:style-name="P4">
“From the point of view of diplomacy, some consultations or negotiations will take place this week or a consequence - this is still a submission. But, of course, the weight of political influence is much greater. We will be aware that in this case, President Erdogan will use all his disability to push Russia in a certain way to fulfill his obligations, ”the diplomat said.</text:p>
      <text:p text:style-name="P4">
<text:span text:style-name="T4">
 Read also: </text:span>
 [exports of agricultural products from Ukraine's seaports of Ukraine.(https://www.ukrinform.ua/rubric-economy/3734407-eksport-agroprodukcii-z-morskih-portiv-ukraini-za-tizden-skorotivsa-na-45-ukab.html)He also noted that the requirements that are made by the Russian side for the grain agreement for the most part, they have nothing to do with the self or the subjects with which it tries to negotiate.</text:p>
      <text:p text:style-name="P4">
“Grain initiative participants have nothing to do with the sanctions that have been implemented against Russia by the EU and the US, for example, on SWIFT or Rosselhozbank. In this case, it is an attempt to show itself from a strong position that she does not have, ”Bodnar said.</text:p>
      <text:p text:style-name="P4">
According to him, it is important for Ukraine in this situation to have alternatives, which may be the passage of ships through the territorial waters of Romania Ibolgaria.</text:p>
      <text:p text:style-name="P4">
"The only question that arises in this connection is the issue of insurance of ships, because it is on the availability of certain security guarantees that depends on the successful functioning of the" corridor "and the price of transportation," - summarized Diplomat.</text:p>
      <text:p text:style-name="P4">
<text:span text:style-name="T4">
 Read also: </text:span>
 [(https://www.ukrinform.ua/rubric-economy/3734075-rosii-ne-vdalisa-fokusi-u-mezah-zernovoi-ugodi-ekspert.html)</text:p>
      <text:p text:style-name="P4">
On July 17, the "grain agreement" expires. Russia has already stated that there was no intention to continue and demands that some sanctions be removed and its goods are started.</text:p>
      <text:p text:style-name="P4">
News Source: <text:a xlink:type="simple" xlink:href="https://www.ukrinform.ua/rubric-economy/3734428-ukraina-u-pitanni-zernovoi-ugodi-bilse-pokladaetsa-na-erdogana-posol-bodnar.html" text:style-name="Internet_20_link" text:visited-style-name="Visited_20_Internet_20_Link">
https://www.ukrinform.ua/rubric-economy/3734428-ukraina-u-pitanni-zernovoi-ugodi-bilse-pokladaetsa-na-erdogana-posol-bodnar.html</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1T-14:01:00</text:p>
      <text:p text:style-name="P4">
Location: Donetsk Oblast (Latitude:48.0595 Longtitude:37.57341)</text:p>
      <text:p text:style-name="P4">
Videos: []</text:p>
      <text:p text:style-name="P4">
Images: []</text:p>
      <text:p text:style-name="P4">
Tags: ["Russia"]</text:p>
      <text:p text:style-name="P4">
Id: 22575328</text:p>
      <!--METADATA-->
      <text:p text:style-name="P4">
At Avdiyivka direction Russian army shelled Avdiyivka, Pervomayske andNevelske of Donetsk region. Russian aviation conducted airstrikes atAvdiyivka, - General Staff of Armed Forces of Ukraine says in the morningreport</text:p>
      <text:p text:style-name="P4">
News Collection Link: <text:a xlink:type="simple" xlink:href="https:\/\/liveuamap.com\/en\/2023\/11-july-at-avdiyivka-direction-russian-army-shelled-avdiyivka" text:style-name="Internet_20_link" text:visited-style-name="Visited_20_Internet_20_Link">
https:\/\/liveuamap.com\/en\/2023\/11-july-at-avdiyivka-direction-russian-army-shelled-avdiyivka</text:a>
</text:p>
      <text:p text:style-name="P4">
News Source: <text:a xlink:type="simple" xlink:href="https://t.me/lumsrc/5331" text:style-name="Internet_20_link" text:visited-style-name="Visited_20_Internet_20_Link">
https://t.me/lumsrc/5331</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1T-17:02:00</text:p>
      <text:p text:style-name="P4">
Location: Velyka Novosilka, Donetsk region (Latitude:47.96522 Longtitude:36.85261)</text:p>
      <text:p text:style-name="P4">
Videos: []</text:p>
      <text:p text:style-name="P4">
Images: []</text:p>
      <text:p text:style-name="P4">
Tags: ["Russia"]</text:p>
      <text:p text:style-name="P4">
Id: 22575326</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1-july-at-shakhtarske-direction-russian-army-shelled-vuhledar" text:style-name="Internet_20_link" text:visited-style-name="Visited_20_Internet_20_Link">
https:\/\/liveuamap.com\/en\/2023\/11-july-at-shakhtarske-direction-russian-army-shelled-vuhledar</text:a>
</text:p>
      <text:p text:style-name="P4">
News Source: <text:a xlink:type="simple" xlink:href="https://t.me/lumsrc/5333" text:style-name="Internet_20_link" text:visited-style-name="Visited_20_Internet_20_Link">
https://t.me/lumsrc/5333</text:a>
</text:p>
      <!--NEWS-->
      <text:h text:style-name="P10" text:outline-level="1">
<text:span text:style-name="T4">
At Zaporizhzhia and Kherson directions Russian army shelled Novodarivka, Levadne, Malynivka, ...</text:span>
</text:h>
      <text:p text:style-name="P4">
Authors: liveuamap (Language: en)</text:p>
      <text:p text:style-name="P4">
Time: 2023-07-11T-19:02:00</text:p>
      <text:p text:style-name="P4">
Location: Kherson (Latitude:46.64095 Longtitude:32.62819)</text:p>
      <text:p text:style-name="P4">
Videos: []</text:p>
      <text:p text:style-name="P4">
Images: []</text:p>
      <text:p text:style-name="P4">
Tags: ["Russia"]</text:p>
      <text:p text:style-name="P4">
Id: 22575325</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1-july-at-zaporizhzhia-and-kherson-directions-russian-army" text:style-name="Internet_20_link" text:visited-style-name="Visited_20_Internet_20_Link">
https:\/\/liveuamap.com\/en\/2023\/11-july-at-zaporizhzhia-and-kherson-directions-russian-army</text:a>
</text:p>
      <text:p text:style-name="P4">
News Source: <text:a xlink:type="simple" xlink:href="https://t.me/lumsrc/5334" text:style-name="Internet_20_link" text:visited-style-name="Visited_20_Internet_20_Link">
https://t.me/lumsrc/5334</text:a>
</text:p>
      <!--NEWS-->
      <text:h text:style-name="P10" text:outline-level="1">
<text:span text:style-name="T4">
Zelensky announced new protection tools for Ukraine</text:span>
</text:h>
      <text:p text:style-name="P4">
Authors: Ukrinform (Person)</text:p>
      <text:p text:style-name="P4">
Publisher: Укринформ (Organization)</text:p>
      <text:p text:style-name="P4">
Published Time: 2023-07-11T-1:27:00+03:00</text:p>
      <text:p text:style-name="P4">
Modified Time: 2023-07-11T21:27:00+03:00</text:p>
      <text:p text:style-name="P4">
Description: President of Ukraine Volodymyr Zelensky announced new protection tools for Ukraine. - Ukrinform.</text:p>
      <text:p text:style-name="P4">
Images: ['<text:a xlink:type="simple" xlink:href="https://static.ukrinform.com/photos/2023_07/thumb_files/630_360_1688898779-493.jpeg" text:style-name="Internet_20_link" text:visited-style-name="Visited_20_Internet_20_Link">
630_360_16888...</text:a>
']</text:p>
      <text:p text:style-name="P4">
Tags: ['НАТО',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7-11T-1-27-00-03-00/630_360_1688898779-493.jpeg" xlink:type="simple" xlink:show="embed" xlink:actuate="onLoad" draw:mime-type="image/jpeg"/>
</draw:frame>
President of Ukraine Volodymyr Zelensky announced new protection tools for Ukraine.</text:p>
      <text:p text:style-name="P4">
He wrote about it in <text:a xlink:type="simple" xlink:href="https://t.me/V_Zelenskiy_official/6938" text:style-name="Internet_20_link" text:visited-style-name="Visited_20_Internet_20_Link">
telegram</text:a>
, reports Ukrinform.</text:p>
      <text:p text:style-name="P4">
"Tomorrow we will continue our work in Vilnius. Our defense is the first priority. I am grateful to partners for their readiness to take new steps. More weapons for our military - more protection of life for all Ukraine. Let's bring new protection tools to Ukraine," the statement reads.</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Also, as Zelensky noted, bilateral meetings are planned by the Zamorian, Canadian, German, British, Dutch, Japanese and other partners.</text:p>
      <text:p text:style-name="P4">
The first inaugural meeting of the Council of Ukraine - NATO is also planned.</text:p>
      <text:p text:style-name="P4">
As reported by Ukrinform, Summit <text:span text:style-name="T4">
 <text:a xlink:type="simple" xlink:href="https://www.ukrinform.ua/tag-nato" text:style-name="Internet_20_link" text:visited-style-name="Visited_20_Internet_20_Link">
NATO</text:a>
</text:span>
 It takes place on July 11-12 in the capital of Lithuania. Volodymyr Zelenskyy also arrived on Tuesday to Vilnius.</text:p>
      <text:p text:style-name="P4">
News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On the damaged shelling of Kurakhiv TPP resumed the operation of one power unit</text:span>
</text:h>
      <text:p text:style-name="P4">
Authors: Ukrinform (Person)</text:p>
      <text:p text:style-name="P4">
Publisher: Укринформ (Organization)</text:p>
      <text:p text:style-name="P4">
Published Time: 2023-07-11T-2:23:00+03:00</text:p>
      <text:p text:style-name="P4">
Modified Time: 2023-07-11T21:23:00+03:00</text:p>
      <text:p text:style-name="P4">
Description: DTEK experts resumed the operation of one block at Kurakhiv TPP, which was affected by shelling. - Ukrinform.</text:p>
      <text:p text:style-name="P4">
Images: ['<text:a xlink:type="simple" xlink:href="https://static.ukrinform.com/photos/2023_07/thumb_files/630_360_1689099673-234.jpg" text:style-name="Internet_20_link" text:visited-style-name="Visited_20_Internet_20_Link">
630_360_16890...</text:a>
']</text:p>
      <text:p text:style-name="P4">
Tags: ['Донеччина', 'Курахово', 'ТЕС']</text:p>
      <text:p text:style-name="P4">
Type: Article</text:p>
      <!--METADATA-->
      <text:p text:style-name="P4">
<draw:frame draw:style-name="fr1" draw:name="Image41" text:anchor-type="as-char" svg:width="6.9236in" svg:height="3.956343in" draw:z-index="0">
<draw:image xlink:href="../Images/yкринформ/2023-07-11T-2-23-00-03-00/630_360_1689099673-234.jpg" xlink:type="simple" xlink:show="embed" xlink:actuate="onLoad" draw:mime-type="image/jpeg"/>
</draw:frame>
Specialists have resumed the operation of one block at Kurakhiv TPP, which was affected by the shelling.</text:p>
      <text:p text:style-name="P4">
About it in <text:a xlink:type="simple" xlink:href="https://www.facebook.com/sergey.j.kovalenko/posts/pfbid02hXAZVx8rmVa12P6icKV4w6jcmTrpquHkKCyZk9j7yGxQQFH7415mJQLqcTzn3CFcl" text:style-name="Internet_20_link" text:visited-style-name="Visited_20_Internet_20_Link">
Facebook</text:a>
reported Yasno CEO(DTEK Group)Sergey Kovalenko, reports Ukrinform.</text:p>
      <text:p text:style-name="P4">
“The Kurakhiv TPP stopped working. But today one block has worked, ”he goes in the message.</text:p>
      <text:p text:style-name="P4">
Kovalenko added that the shelling of the building disrupted the holding structure, later the concrete floor collapsed. The employees of the target of the target enterprise were injured, the dead are.</text:p>
      <text:p text:style-name="P4">
<text:span text:style-name="T4">
 Read also: </text:span>
 <text:a xlink:type="simple" xlink:href="https://www.ukrinform.ua/rubric-economy/3732803-magate-provela-rotacii-na-troh-ukrainskih-aes.html" text:style-name="Internet_20_link" text:visited-style-name="Visited_20_Internet_20_Link">
IAEA made rotations on three Ukrainian <text:span text:style-name="T4">
 NPPs </text:span>
</text:a>
In addition, the Yasno leader called for Ukrainians to restrict the consumption of electricity in the evening peak, since the firing of energy infrastructure is very damaged. Keeping it in working order is the cost of incredible effort.</text:p>
      <text:p text:style-name="P4">
As it was reported, at about 23:10 on July 7 there was a collapse of roof and several floors in the shop at the TPP in Kurakhovo <text:a xlink:type="simple" xlink:href="https://www.ukrinform.ua/tag-doneccina" text:style-name="Internet_20_link" text:visited-style-name="Visited_20_Internet_20_Link">
Donetsk region.</text:a>
As a result of the destruction of metal-concrete structures, one worker was killed, three more were sent to the pre-hospital. Two people were considered missing. Later, under the rubble, they found their lives, so the total number of dead increased to three. According to preliminary data, the roof collapsed as a result of previous enemy attacks on the enterprise.</text:p>
      <text:p text:style-name="P4">
<text:span text:style-name="T5">
Foto: uk.wikipedia.org</text:span>
</text:p>
      <text:p text:style-name="P4">
News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Government restricted the use of information on pharmacy signs that can mislead consumers</text:span>
</text:h>
      <text:p text:style-name="P4">
Authors: Ukrinform (Person)</text:p>
      <text:p text:style-name="P4">
Publisher: Укринформ (Organization)</text:p>
      <text:p text:style-name="P4">
Published Time: 2023-07-11T-3:15:00+03:00</text:p>
      <text:p text:style-name="P4">
Modified Time: 2023-07-11T21:15:00+03:00</text:p>
      <text:p text:style-name="P4">
Description: The Cabinet of Ministers changed the conditions of retail trade in medicinal products, returned a request to restrict the provision of false information on pharmacy signs. - Ukrinform.</text:p>
      <text:p text:style-name="P4">
Images: ['<text:a xlink:type="simple" xlink:href="https://static.ukrinform.com/photos/2017_11/thumb_files/630_360_1510746210-8372.jpg" text:style-name="Internet_20_link" text:visited-style-name="Visited_20_Internet_20_Link">
630_360_15107...</text:a>
']</text:p>
      <text:p text:style-name="P4">
Tags: ['Ліки', 'Уряд', 'Аптека']</text:p>
      <text:p text:style-name="P4">
Type: Article</text:p>
      <!--METADATA-->
      <text:p text:style-name="P4">
<draw:frame draw:style-name="fr1" draw:name="Image42" text:anchor-type="as-char" svg:width="6.9236in" svg:height="3.956343in" draw:z-index="0">
<draw:image xlink:href="../Images/yкринформ/2023-07-11T-3-15-00-03-00/630_360_1510746210-8372.jpg" xlink:type="simple" xlink:show="embed" xlink:actuate="onLoad" draw:mime-type="image/jpeg"/>
</draw:frame>
Cabinet of Ministers changed the conditions of retail trade in medicinal products, returning to restriction on the provision of false information on pharmacy signs.</text:p>
      <text:p text:style-name="P4">
As Ukrinform reports, this <text:a xlink:type="simple" xlink:href="https://t.me/tmelnychuk/2697" text:style-name="Internet_20_link" text:visited-style-name="Visited_20_Internet_20_Link">
reported</text:a>
The Utilities of the Cabinet of Ministers in the Verkhovna Rada Taras Melnychuk.</text:p>
      <text:p text:style-name="P4">
«Amendments to the license conditions of conducting business activities of custom of medicines, wholesale and retail trade of medicinal products, imports of medicinal products have been made(In addition to active pharmaceutical inhabitants)”, - the message says.</text:p>
      <text:p text:style-name="P4">
<text:span text:style-name="T4">
 Read also: </text:span>
 <text:span text:style-name="T4">
 <text:a xlink:type="simple" xlink:href="https://www.ukrinform.ua/rubric-society/3734460-urad-zbilsiv-derzzamovlenna-na-pidgotovku-medikiv-i-socpracivnikiv.html" text:style-name="Internet_20_link" text:visited-style-name="Visited_20_Internet_20_Link">
the Government has increased government order for the training of medical workers</text:a>
</text:span>
</text:p>
      <text:p text:style-name="P4">
In particular, changes have established that the signage and external advertising structures of the pharmacy institution is allowed, in addition to the name of the licensee, pharmacy and/or trademark, owned The consumer's intentions to buy goods in such an institution.</text:p>
      <text:p text:style-name="P4">
Also, the information posted on external structures can not be such that the consumer is misleading, or indicates the orientation of the pharmacy institution for the care of certain social groups of the population or contains comparisons with other fuel institutions.</text:p>
      <text:p text:style-name="P4">
<text:span text:style-name="T5">
!(https://www.ukrinform.ua/rubric-vidbudova/3734421-urad-vidiliv-ponad-17-milarda-na-vidnovlenna-medzakladiv-u-devati-regionah.html)</text:span>
*</text:p>
      <text:p text:style-name="P4">
It is expected that the implementation of the project will protect the rights and interests of the state and citizens, will prevent consumer misleading during the treatment <text:span text:style-name="T4">
 <text:a xlink:type="simple" xlink:href="https://www.ukrinform.ua/tag-liki" text:style-name="Internet_20_link" text:visited-style-name="Visited_20_Internet_20_Link">
medicinal products</text:a>
</text:span>
 Tower to provide them in a fuzzy, incomprehensible or two -digit way to make conscious choice.</text:p>
      <text:p text:style-name="P4">
As it was reported, since July 1, 2023 drugs under the program "Available medicines" should be released by electronic prescription. The paper recipe will continue to act more in temporarily occupied, frontier territories and territories, active fighting will be found.</text:p>
      <text:p text:style-name="P4">
News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The United States has imposed sanctions against the Excellent Defense of Serbia, who cooperated with Russia</text:span>
</text:h>
      <text:p text:style-name="P4">
Authors: Ukrinform (Person)</text:p>
      <text:p text:style-name="P4">
Publisher: Укринформ (Organization)</text:p>
      <text:p text:style-name="P4">
Published Time: 2023-07-11T-4:07:26+03:00</text:p>
      <text:p text:style-name="P4">
Modified Time: 2023-07-11T21:07:26+03:00</text:p>
      <text:p text:style-name="P4">
Description: The US Ministry of Finance has imposed sanctions against the former Defense Minister of Serbia with the assistance of the malicious activity of the Russian Federation in the region. - Ukrinform.</text:p>
      <text:p text:style-name="P4">
Images: ['<text:a xlink:type="simple" xlink:href="https://static.ukrinform.com/photos/2018_03/thumb_files/630_360_1522070878-4204.jpg" text:style-name="Internet_20_link" text:visited-style-name="Visited_20_Internet_20_Link">
630_360_15220...</text:a>
']</text:p>
      <text:p text:style-name="P4">
Tags: ['Санкції', 'Сербія', 'США', 'Росія']</text:p>
      <text:p text:style-name="P4">
Type: Article</text:p>
      <!--METADATA-->
      <text:p text:style-name="P4">
<draw:frame draw:style-name="fr1" draw:name="Image43" text:anchor-type="as-char" svg:width="6.9236in" svg:height="3.956343in" draw:z-index="0">
<draw:image xlink:href="../Images/yкринформ/2023-07-11T-4-07-26-03-00/630_360_1522070878-4204.jpg" xlink:type="simple" xlink:show="embed" xlink:actuate="onLoad" draw:mime-type="image/jpeg"/>
</draw:frame>
The US Ministry of Finance has imposed sanctions against the former Serbian Ministers for the assistance of the malicious activity of the Russian Federation in the region.</text:p>
      <text:p text:style-name="P4">
As Ukrinform reports, it reports <text:a xlink:type="simple" xlink:href="http://ukrainian.voanews.com/a/minfin-spoluchenyh-shtativ-naklav-sankciji-na-eks-ministra-oborony-serbiji/7176086.html" text:style-name="Internet_20_link" text:visited-style-name="Visited_20_Internet_20_Link">
Voice of America</text:a>
.</text:p>
      <text:p text:style-name="P4">
The Department of Foreign Assets of the Ministry of Finance Sashazazhadaued the sanctions on the Serbian expolve, which, as stated in the statements, emphasizes the determination of the United States to attract the reference of those who participated in corruption affairs for their own interests and harmed peace and stability. In addition, these corruption operations, as stated in the statement of the US Ministry of Finance, contribute to the Russian malicious activity in Serbia and the region.</text:p>
      <text:p text:style-name="P4">
"The Ministry of Finance will focus on entities that abuse their personal gain, while undermining this efficient and democratic management in the Western Balkans," said the Deputy Minister of Finance on Terrorism and Financial Intelligence Brian Neelson.</text:p>
      <text:p text:style-name="P4">
Director of the Security Agency <text:a xlink:type="simple" xlink:href="https://www.ukrinform.ua/tag-serbia" text:style-name="Internet_20_link" text:visited-style-name="Visited_20_Internet_20_Link">
Serbia</text:a>
, Excellence in Defense and Excel -Invinational Affairs Alexandar Volin, said in an official message involved in transnational organized crime, illegal drug surgery and abuse of office.</text:p>
      <text:p text:style-name="P4">
The official used his powers to support the actions of Russia, the providing platform to strengthen his influence in the region.</text:p>
      <text:p text:style-name="P4">
*!(https://www.ukrinform.ua/rubric-world/3734130-u-ssa-kerivnika-analiticnogo-centru-zvinuvatili-u-nezakonnij-dialnosti-na-korist-kitau.html)As a result of the sanctions introduced, all property(whether transactions are related to it)Taiinteresa Vulina in the US or in the possession or under the control of US persons is blocked.</text:p>
      <text:p text:style-name="P4">
News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France will simplify the process of supplying weapons to Ukraine - Reznikov</text:span>
</text:h>
      <text:p text:style-name="P4">
Authors: Ukrinform (Person)</text:p>
      <text:p text:style-name="P4">
Publisher: Укринформ (Organization)</text:p>
      <text:p text:style-name="P4">
Published Time: 2023-07-11T-5:00:13+03:00</text:p>
      <text:p text:style-name="P4">
Modified Time: 2023-07-11T21:00:13+03:00</text:p>
      <text:p text:style-name="P4">
Description: France will increase Ukraine's military assistance by € 170 million and simplify the weapon supply process. - Ukrinform.</text:p>
      <text:p text:style-name="P4">
Images: ['<text:a xlink:type="simple" xlink:href="https://static.ukrinform.com/photos/2023_07/thumb_files/630_360_1689098250-865.jpg" text:style-name="Internet_20_link" text:visited-style-name="Visited_20_Internet_20_Link">
630_360_16890...</text:a>
']</text:p>
      <text:p text:style-name="P4">
Tags: ['Франція', 'Міноборони', 'Саміт НАТО', 'Зброя', 'ЗСУ', 'Резніков', 'Війна з Росією']</text:p>
      <text:p text:style-name="P4">
Type: Article</text:p>
      <!--METADATA-->
      <text:p text:style-name="P4">
<draw:frame draw:style-name="fr1" draw:name="Image44" text:anchor-type="as-char" svg:width="6.9236in" svg:height="3.956343in" draw:z-index="0">
<draw:image xlink:href="../Images/yкринформ/2023-07-11T-5-00-13-03-00/630_360_1689098250-865.jpg" xlink:type="simple" xlink:show="embed" xlink:actuate="onLoad" draw:mime-type="image/jpeg"/>
</draw:frame>
France will increase Ukraine's military assistance by € 170 million and simplify the supply of weapons.</text:p>
      <text:p text:style-name="P4">
About it in <text:a xlink:type="simple" xlink:href="https://twitter.com/oleksiireznikov/status/1678767922511228928" text:style-name="Internet_20_link" text:visited-style-name="Visited_20_Internet_20_Link">
Twitter</text:a>
The Defense Minister of Ukraine Alexei Reznikov after meeting in Vilnius with France Minister Sebastian Lecorton, Ukrinform reports.</text:p>
      <text:p text:style-name="P4">
"Today in Vilnius we have signed an agreement between the Ministries of Defense of Ukraine. Military assistance to Ukraine will increase by € 170 million; the process of purchasing and supplying weapons to Ukraine has been built;(https://www.ukrinform.ua/tag-reznikov).</text:p>
      <text:p text:style-name="P4">
<text:span text:style-name="T4">
 Read also: </text:span>
 <text:a xlink:type="simple" xlink:href="https://www.ukrinform.ua/rubric-ato/3734488-koalicia-z-navcanna-ukrainskih-pilotiv-f16-sformovana-reznikov.html" text:style-name="Internet_20_link" text:visited-style-name="Visited_20_Internet_20_Link">
F-16-generated Ukrainian pilots coalition-<text:span text:style-name="T4">
 Reznikov </text:span>
</text:a>
According to Ukrinform, the NATO summit takes place on July 11-12 in the capital of Lithuania. Invert to Vilnius arrived <text:a xlink:type="simple" xlink:href="https://www.ukrinform.ua/rubric-polytics/3734398-zelenskij-pribuv-do-vilnusa.html" text:style-name="Internet_20_link" text:visited-style-name="Visited_20_Internet_20_Link">
President Volodymyr Zelenskyy</text:a>
 .</text:p>
      <text:p text:style-name="P4">
News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AT Kupyansk Directive Russian Army Sheled Krasno Pershe, Novomolinsk, Dvorichny, West, MAS ...</text:span>
</text:h>
      <text:p text:style-name="P4">
Authors: liveuamap (Language: en)</text:p>
      <text:p text:style-name="P4">
Time: 2023-07-11T-8:01:00</text:p>
      <text:p text:style-name="P4">
Location: Kupiansk (Latitude:49.63729 Longtitude:37.91553)</text:p>
      <text:p text:style-name="P4">
Videos: []</text:p>
      <text:p text:style-name="P4">
Images: []</text:p>
      <text:p text:style-name="P4">
Tags: ["Russia"]</text:p>
      <text:p text:style-name="P4">
Id: 22575331</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1-july-at-kupiansk-direction-russian-army-shelled-krasne" text:style-name="Internet_20_link" text:visited-style-name="Visited_20_Internet_20_Link">
https:\/\/liveuamap.com\/en\/2023\/11-july-at-kupiansk-direction-russian-army-shelled-krasne</text:a>
</text:p>
      <text:p text:style-name="P4">
News Source: <text:a xlink:type="simple" xlink:href="https://t.me/lumsrc/5328" text:style-name="Internet_20_link" text:visited-style-name="Visited_20_Internet_20_Link">
https://t.me/lumsrc/5328</text:a>
</text:p>
      <!--NEWS-->
      <text:h text:style-name="P10" text:outline-level="1">
<text:span text:style-name="T4">
Natalia Depa was killed on the front at the front</text:span>
</text:h>
      <text:p text:style-name="P4">
Authors: Ukrinform (Person)</text:p>
      <text:p text:style-name="P4">
Publisher: Укринформ (Organization)</text:p>
      <text:p text:style-name="P4">
Published Time: 2023-07-11T-9:58:00+03:00</text:p>
      <text:p text:style-name="P4">
Modified Time: 2023-07-11T18:58:00+03:00</text:p>
      <text:p text:style-name="P4">
Description: Natalia Depa was killed on the front at the front.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Львів', 'Медики', 'Смерть', 'Волонтери', 'Війна з Росією']</text:p>
      <text:p text:style-name="P4">
Type: Article</text:p>
      <!--METADATA-->
      <text:p text:style-name="P4">
<draw:frame draw:style-name="fr1" draw:name="Image45" text:anchor-type="as-char" svg:width="6.9236in" svg:height="3.956343in" draw:z-index="0">
<draw:image xlink:href="../Images/yкринформ/2023-07-11T-9-58-00-03-00/630_360_1617451171-445.jpg" xlink:type="simple" xlink:show="embed" xlink:actuate="onLoad" draw:mime-type="image/jpeg"/>
</draw:frame>
Natalia Depa and a volunteer from Lviv Natalia Depa.</text:p>
      <text:p text:style-name="P4">
This was reported in <text:a xlink:type="simple" xlink:href="https://www.facebook.com/usava.org.ua/posts/pfbid0kurWqQxE2xtUxMX46Q95JGosyN9f1dh7yPb5nbwDfQ1zTiUn1q9byvnNEeZMEW3jl" text:style-name="Internet_20_link" text:visited-style-name="Visited_20_Internet_20_Link">
Facebook</text:a>
The Ukrainian Association of Veterinary Medicine, Ukrinform reports.</text:p>
      <text:p text:style-name="P4">
“We have a sadness of another loss in our veterinary community. Nafroron died under Bakhmut a wonderful specialist, Natalia Depa. As friends tell, it has always been smiling, kind, fun and low brave, ”the message reads.</text:p>
      <text:p text:style-name="P4">
Natalia Depa reportedly had its center of cosmetology and laser hair removal.</text:p>
      <text:p text:style-name="P4">
Since the beginning of a full -scale war, it has become a combat <text:a xlink:type="simple" xlink:href="https://www.ukrinform.ua/tag-mediki" text:style-name="Internet_20_link" text:visited-style-name="Visited_20_Internet_20_Link">
medicine</text:a>
218 Separate Battalion 125 of the Brigade of Thread.</text:p>
      <text:p text:style-name="P4">
The woman was actively engaged in volunteering. On her page, she announced the needs of doctors and military, purchased drones and other necessary for the front.</text:p>
      <text:p text:style-name="P4">
News Source: <text:a xlink:type="simple" xlink:href="https://www.ukrinform.ua/rubric-regions/3734489-na-fronti-zaginula-bojova-medikina-i-volonterka-zi-lvova-natalia-depa.html" text:style-name="Internet_20_link" text:visited-style-name="Visited_20_Internet_20_Link">
https://www.ukrinform.ua/rubric-regions/3734489-na-fronti-zaginula-bojova-medikina-i-volonterka-zi-lvova-natalia-depa.html</text:a>
</text:p>
      <!--NEWS-->
      <text:h text:style-name="P10" text:outline-level="1">
<text:span text:style-name="T4">
Ukrainian air defense shot down 26 of 28 Russian Shahed drones overnight</text:span>
</text:h>
      <text:p text:style-name="P4">
Authors: liveuamap (Language: en)</text:p>
      <text:p text:style-name="P4">
Time: 2023-07-11T01:38:21</text:p>
      <text:p text:style-name="P4">
Location: Mykolaiv (Latitude:46.62303 Longtitude:31.26984)</text:p>
      <text:p text:style-name="P4">
Videos: []</text:p>
      <text:p text:style-name="P4">
Images: ["<text:a xlink:type="simple" xlink:href="https://liveuamap.com/pics/2023/07/11/22575206_0.jpg" text:style-name="Internet_20_link" text:visited-style-name="Visited_20_Internet_20_Link">
22575206_0.jpg</text:a>
"]</text:p>
      <text:p text:style-name="P4">
Tags: []</text:p>
      <text:p text:style-name="P4">
Id: 22575206</text:p>
      <!--METADATA-->
      <text:p text:style-name="P4">
Ukrainian air defense shot down 26 of 28 Russian Shahed drones overnight</text:p>
      <text:p text:style-name="P4">
<draw:frame draw:style-name="fr1" draw:name="Image46" text:anchor-type="as-char" svg:width="6.9236in" svg:height="6.9236in" draw:z-index="0">
<draw:image xlink:href="../Images/liveuamap/2023-07-11T01-38-21/22575206_0.jpg" xlink:type="simple" xlink:show="embed" xlink:actuate="onLoad" draw:mime-type="image/jpeg"/>
</draw:frame>
News Collection Link: <text:a xlink:type="simple" xlink:href="https:\/\/liveuamap.com\/en\/2023\/11-july-ukrainian-air-defense-shot-down-26-of-28-russian" text:style-name="Internet_20_link" text:visited-style-name="Visited_20_Internet_20_Link">
https:\/\/liveuamap.com\/en\/2023\/11-july-ukrainian-air-defense-shot-down-26-of-28-russian</text:a>
</text:p>
      <text:p text:style-name="P4">
News Source: <text:a xlink:type="simple" xlink:href="https://t.me/kpszsu/3197" text:style-name="Internet_20_link" text:visited-style-name="Visited_20_Internet_20_Link">
https://t.me/kpszsu/3197</text:a>
</text:p>
      <!--NEWS-->
      <text:h text:style-name="P10" text:outline-level="1">
<text:span text:style-name="T4">
2 Shahed drones attacked naval port infrastructure in Odesa region</text:span>
</text:h>
      <text:p text:style-name="P4">
Authors: liveuamap (Language: en)</text:p>
      <text:p text:style-name="P4">
Time: 2023-07-11T01:39:49</text:p>
      <text:p text:style-name="P4">
Location: Odesa (Latitude:46.58435 Longtitude:30.85648)</text:p>
      <text:p text:style-name="P4">
Videos: []</text:p>
      <text:p text:style-name="P4">
Images: []</text:p>
      <text:p text:style-name="P4">
Tags: []</text:p>
      <text:p text:style-name="P4">
Id: 22575207</text:p>
      <!--METADATA-->
      <text:p text:style-name="P4">
2 Shahed drones attacked naval port infrastructure in Odesa region</text:p>
      <text:p text:style-name="P4">
News Collection Link: <text:a xlink:type="simple" xlink:href="https:\/\/liveuamap.com\/en\/2023\/11-july-2-shahed-drones-attacked-naval-port-infrastructure" text:style-name="Internet_20_link" text:visited-style-name="Visited_20_Internet_20_Link">
https:\/\/liveuamap.com\/en\/2023\/11-july-2-shahed-drones-attacked-naval-port-infrastructure</text:a>
</text:p>
      <text:p text:style-name="P4">
News Source: <text:a xlink:type="simple" xlink:href="https://t.me/channel24_ua/96052" text:style-name="Internet_20_link" text:visited-style-name="Visited_20_Internet_20_Link">
https://t.me/channel24_ua/96052</text:a>
</text:p>
      <!--NEWS-->
      <text:h text:style-name="P10" text:outline-level="1">
<text:span text:style-name="T4">
NATO Secretary General: We will continue to support Ukraine through the "NATO-Ukraine" Council</text:span>
</text:h>
      <text:p text:style-name="P4">
Authors: liveuamap (Language: en)</text:p>
      <text:p text:style-name="P4">
Time: 2023-07-11T04:09:50</text:p>
      <text:p text:style-name="P4">
Location: Vilnius, Vilniaus apskritis (Latitude:54.69254 Longtitude:25.26437)</text:p>
      <text:p text:style-name="P4">
Videos: []</text:p>
      <text:p text:style-name="P4">
Images: []</text:p>
      <text:p text:style-name="P4">
Tags: ["Baltics", "Europe"]</text:p>
      <text:p text:style-name="P4">
Id: 22575308</text:p>
      <!--METADATA-->
      <text:p text:style-name="P4">
NATO Secretary General: We will continue to support Ukraine through the "NATO-Ukraine" Council</text:p>
      <text:p text:style-name="P4">
News Collection Link: <text:a xlink:type="simple" xlink:href="https:\/\/liveuamap.com\/en\/2023\/11-july-nato-secretary-general-we-will-continue-to-support" text:style-name="Internet_20_link" text:visited-style-name="Visited_20_Internet_20_Link">
https:\/\/liveuamap.com\/en\/2023\/11-july-nato-secretary-general-we-will-continue-to-support</text:a>
</text:p>
      <text:p text:style-name="P4">
News Source: <text:a xlink:type="simple" xlink:href="https://twitter.com/SkyNewsArabia_B/status/1678677341936013312" text:style-name="Internet_20_link" text:visited-style-name="Visited_20_Internet_20_Link">
https://twitter.com/SkyNewsArabia_B/status/1678677341936013312</text:a>
</text:p>
      <!--NEWS-->
      <text:h text:style-name="P10" text:outline-level="1">
<text:span text:style-name="T4">
Stoltenberg: NATO members will make important decisions to strengthen deterrence and common d...</text:span>
</text:h>
      <text:p text:style-name="P4">
Authors: liveuamap (Language: en)</text:p>
      <text:p text:style-name="P4">
Time: 2023-07-11T04:13:37</text:p>
      <text:p text:style-name="P4">
Location: Vilnius, Vilniaus apskritis (Latitude:54.69203 Longtitude:25.26356)</text:p>
      <text:p text:style-name="P4">
Videos: []</text:p>
      <text:p text:style-name="P4">
Images: []</text:p>
      <text:p text:style-name="P4">
Tags: ["Baltics", "Europe"]</text:p>
      <text:p text:style-name="P4">
Id: 22575309</text:p>
      <!--METADATA-->
      <text:p text:style-name="P4">
Stoltenberg: NATO members will make important decisions to strengthendeterrence and common defense</text:p>
      <text:p text:style-name="P4">
News Collection Link: <text:a xlink:type="simple" xlink:href="https:\/\/liveuamap.com\/en\/2023\/11-july-stoltenberg-nato-members-will-make-important-decisions" text:style-name="Internet_20_link" text:visited-style-name="Visited_20_Internet_20_Link">
https:\/\/liveuamap.com\/en\/2023\/11-july-stoltenberg-nato-members-will-make-important-decisions</text:a>
</text:p>
      <text:p text:style-name="P4">
News Source: <text:a xlink:type="simple" xlink:href="https://twitter.com/AlArabiya_Brk/status/1678677398517170178" text:style-name="Internet_20_link" text:visited-style-name="Visited_20_Internet_20_Link">
https://twitter.com/AlArabiya_Brk/status/1678677398517170178</text:a>
</text:p>
      <!--NEWS-->
      <text:h text:style-name="P10" text:outline-level="1">
<text:span text:style-name="T4">
NATO Secretary General: The membership of Finland and Sweden in NATO is a clear message to Pr...</text:span>
</text:h>
      <text:p text:style-name="P4">
Authors: liveuamap (Language: en)</text:p>
      <text:p text:style-name="P4">
Time: 2023-07-11T04:30:21</text:p>
      <text:p text:style-name="P4">
Location: Vilnius, Vilniaus apskritis (Latitude:54.69286 Longtitude:25.26446)</text:p>
      <text:p text:style-name="P4">
Videos: []</text:p>
      <text:p text:style-name="P4">
Images: []</text:p>
      <text:p text:style-name="P4">
Tags: ["Baltics", "Europe"]</text:p>
      <text:p text:style-name="P4">
Id: 22575312</text:p>
      <!--METADATA-->
      <text:p text:style-name="P4">
NATO Secretary General: The membership of Finland and Sweden in NATO is aclear message to President Putin</text:p>
      <text:p text:style-name="P4">
News Collection Link: <text:a xlink:type="simple" xlink:href="https:\/\/liveuamap.com\/en\/2023\/11-july-nato-secretary-general-the-membership-of-finland" text:style-name="Internet_20_link" text:visited-style-name="Visited_20_Internet_20_Link">
https:\/\/liveuamap.com\/en\/2023\/11-july-nato-secretary-general-the-membership-of-finland</text:a>
</text:p>
      <text:p text:style-name="P4">
News Source: <text:a xlink:type="simple" xlink:href="https://twitter.com/AsharqNewsBrk/status/1678680037774467072" text:style-name="Internet_20_link" text:visited-style-name="Visited_20_Internet_20_Link">
https://twitter.com/AsharqNewsBrk/status/1678680037774467072</text:a>
</text:p>
      <!--NEWS-->
      <text:h text:style-name="P10" text:outline-level="1">
<text:span text:style-name="T4">
NATO Secretary General: At the summit, it will be agreed to support Ukraine politically and m...</text:span>
</text:h>
      <text:p text:style-name="P4">
Authors: liveuamap (Language: en)</text:p>
      <text:p text:style-name="P4">
Time: 2023-07-11T04:31:20</text:p>
      <text:p text:style-name="P4">
Location: Vilnius, Vilniaus apskritis (Latitude:54.69234 Longtitude:25.26443)</text:p>
      <text:p text:style-name="P4">
Videos: []</text:p>
      <text:p text:style-name="P4">
Images: []</text:p>
      <text:p text:style-name="P4">
Tags: ["Baltics", "Europe"]</text:p>
      <text:p text:style-name="P4">
Id: 22575313</text:p>
      <!--METADATA-->
      <text:p text:style-name="P4">
NATO Secretary General: At the summit, it will be agreed to support Ukrainepolitically and militarily</text:p>
      <text:p text:style-name="P4">
News Collection Link: <text:a xlink:type="simple" xlink:href="https:\/\/liveuamap.com\/en\/2023\/11-july-nato-secretary-general-at-the-summit-it-will-be-agreed" text:style-name="Internet_20_link" text:visited-style-name="Visited_20_Internet_20_Link">
https:\/\/liveuamap.com\/en\/2023\/11-july-nato-secretary-general-at-the-summit-it-will-be-agreed</text:a>
</text:p>
      <text:p text:style-name="P4">
News Source: <text:a xlink:type="simple" xlink:href="https://twitter.com/AsharqNewsBrk/status/1678679538782420993" text:style-name="Internet_20_link" text:visited-style-name="Visited_20_Internet_20_Link">
https://twitter.com/AsharqNewsBrk/status/1678679538782420993</text:a>
</text:p>
      <!--NEWS-->
      <text:h text:style-name="P10" text:outline-level="1">
<text:span text:style-name="T4">
NATO chief Jens Stoltenberg vowed allied leaders meeting at a summit in Vilnius on Tuesday wi...</text:span>
</text:h>
      <text:p text:style-name="P4">
Authors: liveuamap (Language: en)</text:p>
      <text:p text:style-name="P4">
Time: 2023-07-11T04:44:29</text:p>
      <text:p text:style-name="P4">
Location: Vilnius, Vilniaus apskritis (Latitude:54.69234 Longtitude:25.26392)</text:p>
      <text:p text:style-name="P4">
Videos: []</text:p>
      <text:p text:style-name="P4">
Images: []</text:p>
      <text:p text:style-name="P4">
Tags: ["Baltics", "Europe"]</text:p>
      <text:p text:style-name="P4">
Id: 22575321</text:p>
      <!--METADATA-->
      <text:p text:style-name="P4">
NATO chief Jens Stoltenberg vowed allied leaders meeting at a summit inVilnius on Tuesday will send Ukraine "a clear and positive message on the pathforward towards membership"</text:p>
      <text:p text:style-name="P4">
News Collection Link: <text:a xlink:type="simple" xlink:href="https:\/\/liveuamap.com\/en\/2023\/11-july-nato-chief-jens-stoltenberg-vowed-allied-leaders" text:style-name="Internet_20_link" text:visited-style-name="Visited_20_Internet_20_Link">
https:\/\/liveuamap.com\/en\/2023\/11-july-nato-chief-jens-stoltenberg-vowed-allied-leaders</text:a>
</text:p>
      <text:p text:style-name="P4">
News Source: <text:a xlink:type="simple" xlink:href="https://twitter.com/AFP/status/1678685831362408449" text:style-name="Internet_20_link" text:visited-style-name="Visited_20_Internet_20_Link">
https://twitter.com/AFP/status/1678685831362408449</text:a>
</text:p>
      <!--NEWS-->
      <text:h text:style-name="P10" text:outline-level="1">
<text:span text:style-name="T4">
Explosions were reported earlier this morning in Novooleksiivka of Kherson region</text:span>
</text:h>
      <text:p text:style-name="P4">
Authors: liveuamap (Language: en)</text:p>
      <text:p text:style-name="P4">
Time: 2023-07-11T04:47:28</text:p>
      <text:p text:style-name="P4">
Location: Henichesk (Latitude:46.2248 Longtitude:34.64547)</text:p>
      <text:p text:style-name="P4">
Videos: []</text:p>
      <text:p text:style-name="P4">
Images: ["<text:a xlink:type="simple" xlink:href="https://liveuamap.com/pics/2023/07/11/22575322_2.jpg" text:style-name="Internet_20_link" text:visited-style-name="Visited_20_Internet_20_Link">
22575322_2.jpg</text:a>
"]</text:p>
      <text:p text:style-name="P4">
Tags: []</text:p>
      <text:p text:style-name="P4">
Id: 22575322</text:p>
      <!--METADATA-->
      <text:p text:style-name="P4">
Explosions were reported earlier this morning in Novooleksiivka of Khersonregion</text:p>
      <text:p text:style-name="P4">
<draw:frame draw:style-name="fr1" draw:name="Image47" text:anchor-type="as-char" svg:width="6.9236in" svg:height="8.254665in" draw:z-index="0">
<draw:image xlink:href="../Images/liveuamap/2023-07-11T04-47-28/22575322_2.jpg" xlink:type="simple" xlink:show="embed" xlink:actuate="onLoad" draw:mime-type="image/jpeg"/>
</draw:frame>
News Collection Link: <text:a xlink:type="simple" xlink:href="https:\/\/liveuamap.com\/en\/2023\/11-july-explosions-were-reported-earlier-this-morning-in" text:style-name="Internet_20_link" text:visited-style-name="Visited_20_Internet_20_Link">
https:\/\/liveuamap.com\/en\/2023\/11-july-explosions-were-reported-earlier-this-morning-in</text:a>
</text:p>
      <text:p text:style-name="P4">
News Source: <text:a xlink:type="simple" xlink:href="https://t.me/channel24_ua/96068" text:style-name="Internet_20_link" text:visited-style-name="Visited_20_Internet_20_Link">
https://t.me/channel24_ua/96068</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7-11T05:01:00</text:p>
      <text:p text:style-name="P4">
Location: Kharkiv (Latitude:50.38773 Longtitude:36.18296)</text:p>
      <text:p text:style-name="P4">
Videos: []</text:p>
      <text:p text:style-name="P4">
Images: []</text:p>
      <text:p text:style-name="P4">
Tags: ["Russia"]</text:p>
      <text:p text:style-name="P4">
Id: 22575332</text:p>
      <!--METADATA-->
      <text:p text:style-name="P4">
At Sivershchyna and Slobozhanschyna directions Russian army shelled Hirsk ofChernihiv region; Chuykivka of Sumy region and Udy, Veterynarne, Ohirtseve,Zemlyanky of Kharkiv region. Russian aviation conducted airstrikes at Basove,Odnorobivka and Veterynarne of Kharkiv region, - General Staff of Armed Forcesof Ukraine says in the morning report</text:p>
      <text:p text:style-name="P4">
News Collection Link: <text:a xlink:type="simple" xlink:href="https:\/\/liveuamap.com\/en\/2023\/11-july-at-sivershchyna-and-slobozhanschyna-directions-russian" text:style-name="Internet_20_link" text:visited-style-name="Visited_20_Internet_20_Link">
https:\/\/liveuamap.com\/en\/2023\/11-july-at-sivershchyna-and-slobozhanschyna-directions-russian</text:a>
</text:p>
      <text:p text:style-name="P4">
News Source: <text:a xlink:type="simple" xlink:href="https://t.me/lumsrc/5327" text:style-name="Internet_20_link" text:visited-style-name="Visited_20_Internet_20_Link">
https://t.me/lumsrc/5327</text:a>
</text:p>
      <!--NEWS-->
      <text:h text:style-name="P10" text:outline-level="1">
<text:span text:style-name="T4">
JSC Marinka Direcion Rusian of the Army Shelled Krasnogorivka, Marynka, St. George and Andaa. ...</text:span>
</text:h>
      <text:p text:style-name="P4">
Authors: liveuamap (Language: en)</text:p>
      <text:p text:style-name="P4">
Time: 2023-07-11T05:02:00</text:p>
      <text:p text:style-name="P4">
Location: Donetsk Oblast (Latitude:47.9145 Longtitude:37.4596)</text:p>
      <text:p text:style-name="P4">
Videos: []</text:p>
      <text:p text:style-name="P4">
Images: []</text:p>
      <text:p text:style-name="P4">
Tags: ["Russia"]</text:p>
      <text:p text:style-name="P4">
Id: 22575327</text:p>
      <!--METADATA-->
      <text:p text:style-name="P4">
At Maryinka direction Russian army shelled Krasnohorivka, Maryinka,Heorhiyivka and Pobyeda. Russian aviation conducted airstrike atKrasnohorivka, - General Staff of Armed Forces of Ukraine says in the morningreport</text:p>
      <text:p text:style-name="P4">
News Collection Link: <text:a xlink:type="simple" xlink:href="https:\/\/liveuamap.com\/en\/2023\/11-july-at-maryinka-direction-russian-army-shelled-krasnohorivka" text:style-name="Internet_20_link" text:visited-style-name="Visited_20_Internet_20_Link">
https:\/\/liveuamap.com\/en\/2023\/11-july-at-maryinka-direction-russian-army-shelled-krasnohorivka</text:a>
</text:p>
      <text:p text:style-name="P4">
News Source: <text:a xlink:type="simple" xlink:href="https://t.me/lumsrc/5332" text:style-name="Internet_20_link" text:visited-style-name="Visited_20_Internet_20_Link">
https://t.me/lumsrc/533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1T05:03:32</text:p>
      <text:p text:style-name="P4">
Location: Donetsk (Latitude:47.84945 Longtitude:37.51368)</text:p>
      <text:p text:style-name="P4">
Videos: []</text:p>
      <text:p text:style-name="P4">
Images: []</text:p>
      <text:p text:style-name="P4">
Tags: ["Russia"]</text:p>
      <text:p text:style-name="P4">
Id: 22575324</text:p>
      <!--METADATA-->
      <text:p text:style-name="P4">
Russian forces conducting offensive actions in Donetsk and Luhansk regions.Ukrainian military had 30 combat engagements with Russian forces nearHryhorivka, Syeverne, Maryinka and Krasnohorivka, Novomykhaylivka of Donetskregion, - General Staff of Armed Forces of Ukraine says in the morning report</text:p>
      <text:p text:style-name="P4">
News Collection Link: <text:a xlink:type="simple" xlink:href="https:\/\/liveuamap.com\/en\/2023\/11-july-russian-forces-conducting-offensive-actions-in-donetsk" text:style-name="Internet_20_link" text:visited-style-name="Visited_20_Internet_20_Link">
https:\/\/liveuamap.com\/en\/2023\/11-july-russian-forces-conducting-offensive-actions-in-donetsk</text:a>
</text:p>
      <text:p text:style-name="P4">
News Source: <text:a xlink:type="simple" xlink:href="https://t.me/lumsrc/5335" text:style-name="Internet_20_link" text:visited-style-name="Visited_20_Internet_20_Link">
https://t.me/lumsrc/5335</text:a>
</text:p>
      <!--NEWS-->
      <text:h text:style-name="P10" text:outline-level="1">
<text:span text:style-name="T4">
Russian army shelled Sofiivka of Kherson region with MLRS GRAD, 1 person killed, another wounded</text:span>
</text:h>
      <text:p text:style-name="P4">
Authors: liveuamap (Language: en)</text:p>
      <text:p text:style-name="P4">
Time: 2023-07-11T05:24:13</text:p>
      <text:p text:style-name="P4">
Location: Kherson (Latitude:46.59476 Longtitude:32.25822)</text:p>
      <text:p text:style-name="P4">
Videos: []</text:p>
      <text:p text:style-name="P4">
Images: []</text:p>
      <text:p text:style-name="P4">
Tags: ["Europe", "Central and Eastern Europe"]</text:p>
      <text:p text:style-name="P4">
Id: 22575334</text:p>
      <!--METADATA-->
      <text:p text:style-name="P4">
Russian army shelled Sofiivka of Kherson region with MLRS GRAD, 1 personkilled, another wounded</text:p>
      <text:p text:style-name="P4">
News Collection Link: <text:a xlink:type="simple" xlink:href="https:\/\/liveuamap.com\/en\/2023\/11-july-russian-army-shelled-sofiivka-of-kherson-region-with" text:style-name="Internet_20_link" text:visited-style-name="Visited_20_Internet_20_Link">
https:\/\/liveuamap.com\/en\/2023\/11-july-russian-army-shelled-sofiivka-of-kherson-region-with</text:a>
</text:p>
      <text:p text:style-name="P4">
News Source: <text:a xlink:type="simple" xlink:href="https://twitter.com/kava2402/status/1678692530865557504" text:style-name="Internet_20_link" text:visited-style-name="Visited_20_Internet_20_Link">
https://twitter.com/kava2402/status/1678692530865557504</text:a>
</text:p>
      <!--NEWS-->
      <text:h text:style-name="P10" text:outline-level="1">
<text:span text:style-name="T4">
France to send Ukraine 'Scalp' long-range missiles: Macron</text:span>
</text:h>
      <text:p text:style-name="P4">
Authors: liveuamap (Language: en)</text:p>
      <text:p text:style-name="P4">
Time: 2023-07-11T05:41:41</text:p>
      <text:p text:style-name="P4">
Location: Vilnius, Vilniaus apskritis (Latitude:54.69255 Longtitude:25.26405)</text:p>
      <text:p text:style-name="P4">
Videos: []</text:p>
      <text:p text:style-name="P4">
Images: []</text:p>
      <text:p text:style-name="P4">
Tags: ["Baltics", "Europe"]</text:p>
      <text:p text:style-name="P4">
Id: 22575336</text:p>
      <!--METADATA-->
      <text:p text:style-name="P4">
France to send Ukraine 'Scalp' long-range missiles: Macron</text:p>
      <text:p text:style-name="P4">
News Collection Link: <text:a xlink:type="simple" xlink:href="https:\/\/liveuamap.com\/en\/2023\/11-july-france-to-send-ukraine-scalp-longrange-missiles-macron" text:style-name="Internet_20_link" text:visited-style-name="Visited_20_Internet_20_Link">
https:\/\/liveuamap.com\/en\/2023\/11-july-france-to-send-ukraine-scalp-longrange-missiles-macron</text:a>
</text:p>
      <text:p text:style-name="P4">
News Source: <text:a xlink:type="simple" xlink:href="https://twitter.com/AFP/status/1678698060174483457" text:style-name="Internet_20_link" text:visited-style-name="Visited_20_Internet_20_Link">
https://twitter.com/AFP/status/1678698060174483457</text:a>
</text:p>
      <!--NEWS-->
      <text:h text:style-name="P10" text:outline-level="1">
<text:span text:style-name="T4">
Germany to send new arms package to Ukraine which will include: — 2 Patriot launchers; — 40 M...</text:span>
</text:h>
      <text:p text:style-name="P4">
Authors: liveuamap (Language: en)</text:p>
      <text:p text:style-name="P4">
Time: 2023-07-11T05:52:27</text:p>
      <text:p text:style-name="P4">
Location: Vilnius, Vilniaus apskritis (Latitude:54.69213 Longtitude:25.26419)</text:p>
      <text:p text:style-name="P4">
Videos: []</text:p>
      <text:p text:style-name="P4">
Images: ["<text:a xlink:type="simple" xlink:href="https://liveuamap.com/pics/2023/07/11/22575341_0.jpg" text:style-name="Internet_20_link" text:visited-style-name="Visited_20_Internet_20_Link">
22575341_0.jpg</text:a>
"]</text:p>
      <text:p text:style-name="P4">
Tags: ["Baltics", "Europe"]</text:p>
      <text:p text:style-name="P4">
Id: 22575341</text:p>
      <!--METADATA-->
      <text:p text:style-name="P4">
Germany to send new arms package to Ukraine which will include: — 2 Patriotlaunchers; — 40 Marder 1A3 IFVs; — 25 Leopard 1A5 MBTs; — 5 Bergepanzer 2 ARV;— 20k 155mm rounds; — 5k 155mm smoke rounds; — Drone detection and droneprotection package; — LUNA drone system; — Pioneer package</text:p>
      <text:p text:style-name="P4">
<draw:frame draw:style-name="fr1" draw:name="Image48" text:anchor-type="as-char" svg:width="6.9236in" svg:height="8.137434in" draw:z-index="0">
<draw:image xlink:href="../Images/liveuamap/2023-07-11T05-52-27/22575341_0.jpg" xlink:type="simple" xlink:show="embed" xlink:actuate="onLoad" draw:mime-type="image/jpeg"/>
</draw:frame>
News Collection Link: <text:a xlink:type="simple" xlink:href="https:\/\/liveuamap.com\/en\/2023\/11-july-germany-to-send-new-arms-package-to-ukraine-which" text:style-name="Internet_20_link" text:visited-style-name="Visited_20_Internet_20_Link">
https:\/\/liveuamap.com\/en\/2023\/11-july-germany-to-send-new-arms-package-to-ukraine-which</text:a>
</text:p>
      <text:p text:style-name="P4">
News Source: <text:a xlink:type="simple" xlink:href="https://twitter.com/deaidua/status/1678698693560528896" text:style-name="Internet_20_link" text:visited-style-name="Visited_20_Internet_20_Link">
https://twitter.com/deaidua/status/1678698693560528896</text:a>
</text:p>
      <!--NEWS-->
      <text:h text:style-name="P10" text:outline-level="1">
<text:span text:style-name="T4">
“We agree with the language you proposed relative to the future of Ukraine joining NATO,” Bid...</text:span>
</text:h>
      <text:p text:style-name="P4">
Authors: liveuamap (Language: en)</text:p>
      <text:p text:style-name="P4">
Time: 2023-07-11T06:29:15</text:p>
      <text:p text:style-name="P4">
Location: Vilnius, Vilniaus apskritis (Latitude:54.69238 Longtitude:25.26412)</text:p>
      <text:p text:style-name="P4">
Videos: []</text:p>
      <text:p text:style-name="P4">
Images: ["<text:a xlink:type="simple" xlink:href="https://liveuamap.com/pics/2023/07/11/22575349_0.jpg" text:style-name="Internet_20_link" text:visited-style-name="Visited_20_Internet_20_Link">
22575349_0.jpg</text:a>
"]</text:p>
      <text:p text:style-name="P4">
Tags: ["Baltics", "Europe"]</text:p>
      <text:p text:style-name="P4">
Id: 22575349</text:p>
      <!--METADATA-->
      <text:p text:style-name="P4">
“We agree with the language you proposed relative to the future of Ukrainejoining NATO,” Biden says in Vilnius, with NATO’s Stoltenberg</text:p>
      <text:p text:style-name="P4">
<draw:frame draw:style-name="fr1" draw:name="Image49" text:anchor-type="as-char" svg:width="6.9236in" svg:height="5.1927in" draw:z-index="0">
<draw:image xlink:href="../Images/liveuamap/2023-07-11T06-29-15/22575349_0.jpg" xlink:type="simple" xlink:show="embed" xlink:actuate="onLoad" draw:mime-type="image/jpeg"/>
</draw:frame>
News Collection Link: <text:a xlink:type="simple" xlink:href="https:\/\/liveuamap.com\/en\/2023\/11-july-we-agree-with-the-language-you-proposed-relative" text:style-name="Internet_20_link" text:visited-style-name="Visited_20_Internet_20_Link">
https:\/\/liveuamap.com\/en\/2023\/11-july-we-agree-with-the-language-you-proposed-relative</text:a>
</text:p>
      <text:p text:style-name="P4">
News Source: <text:a xlink:type="simple" xlink:href="https://twitter.com/JenniferJJacobs/status/1678712702196150273" text:style-name="Internet_20_link" text:visited-style-name="Visited_20_Internet_20_Link">
https://twitter.com/JenniferJJacobs/status/1678712702196150273</text:a>
</text:p>
      <!--NEWS-->
      <text:h text:style-name="P10" text:outline-level="1">
<text:span text:style-name="T4">
Deputy commander of Russian Southern military district general-lieutenant Oleg Tsokov has die...</text:span>
</text:h>
      <text:p text:style-name="P4">
Authors: liveuamap (Language: en)</text:p>
      <text:p text:style-name="P4">
Time: 2023-07-11T08:51:00</text:p>
      <text:p text:style-name="P4">
Location: Berdians'k,Zaporiz'ka oblast (Latitude:46.75056 Longtitude:36.85072)</text:p>
      <text:p text:style-name="P4">
Videos: []</text:p>
      <text:p text:style-name="P4">
Images: ["<text:a xlink:type="simple" xlink:href="https://liveuamap.com/pics/2023/07/11/22575356_0.jpg" text:style-name="Internet_20_link" text:visited-style-name="Visited_20_Internet_20_Link">
22575356_0.jpg</text:a>
"]</text:p>
      <text:p text:style-name="P4">
Tags: []</text:p>
      <text:p text:style-name="P4">
Id: 22575356</text:p>
      <!--METADATA-->
      <text:p text:style-name="P4">
Deputy commander of Russian Southern military district general-lieutenant OlegTsokov has died near Berdyansk</text:p>
      <text:p text:style-name="P4">
<draw:frame draw:style-name="fr1" draw:name="Image50" text:anchor-type="as-char" svg:width="6.9125in" svg:height="10.0in" draw:z-index="0">
<draw:image xlink:href="../Images/liveuamap/2023-07-11T08-51-00/22575356_0.jpg" xlink:type="simple" xlink:show="embed" xlink:actuate="onLoad" draw:mime-type="image/jpeg"/>
</draw:frame>
News Collection Link: <text:a xlink:type="simple" xlink:href="https:\/\/liveuamap.com\/en\/2023\/11-july-deputy-commander-of-russian-southern-military-district" text:style-name="Internet_20_link" text:visited-style-name="Visited_20_Internet_20_Link">
https:\/\/liveuamap.com\/en\/2023\/11-july-deputy-commander-of-russian-southern-military-district</text:a>
</text:p>
      <text:p text:style-name="P4">
News Source: <text:a xlink:type="simple" xlink:href="https://t.me/milinfolive/103396" text:style-name="Internet_20_link" text:visited-style-name="Visited_20_Internet_20_Link">
https://t.me/milinfolive/103396</text:a>
</text:p>
      <!--NEWS-->
      <text:h text:style-name="P10" text:outline-level="1">
<text:span text:style-name="T4">
Explosions were reported in Berdiansk</text:span>
</text:h>
      <text:p text:style-name="P4">
Authors: liveuamap (Language: en)</text:p>
      <text:p text:style-name="P4">
Time: 2023-07-11T09:38:00</text:p>
      <text:p text:style-name="P4">
Location: Berdians'k,Zaporiz'ka oblast (Latitude:46.74986 Longtitude:36.80386)</text:p>
      <text:p text:style-name="P4">
Videos: []</text:p>
      <text:p text:style-name="P4">
Images: ["<text:a xlink:type="simple" xlink:href="https://liveuamap.com/pics/2023/07/11/22575358_0.jpg" text:style-name="Internet_20_link" text:visited-style-name="Visited_20_Internet_20_Link">
22575358_0.jpg</text:a>
"]</text:p>
      <text:p text:style-name="P4">
Tags: ["Europe", "Central and Eastern Europe"]</text:p>
      <text:p text:style-name="P4">
Id: 22575358</text:p>
      <!--METADATA-->
      <text:p text:style-name="P4">
Explosions were reported in Berdiansk</text:p>
      <text:p text:style-name="P4">
News Collection Link: <text:a xlink:type="simple" xlink:href="https:\/\/liveuamap.com\/en\/2023\/11-july-explosions-were-reported-in-berdiansk" text:style-name="Internet_20_link" text:visited-style-name="Visited_20_Internet_20_Link">
https:\/\/liveuamap.com\/en\/2023\/11-july-explosions-were-reported-in-berdiansk</text:a>
</text:p>
      <text:p text:style-name="P4">
News Source: <text:a xlink:type="simple" xlink:href="https://t.me/info_zp/40716" text:style-name="Internet_20_link" text:visited-style-name="Visited_20_Internet_20_Link">
https://t.me/info_zp/40716</text:a>
</text:p>
      <!--NEWS-->
      <text:h text:style-name="P10" text:outline-level="1">
<text:span text:style-name="T4">
Explosions were audible in Skadovsk</text:span>
</text:h>
      <text:p text:style-name="P4">
Authors: liveuamap (Language: en)</text:p>
      <text:p text:style-name="P4">
Time: 2023-07-11T09:54:00</text:p>
      <text:p text:style-name="P4">
Location: Skadovs'k (Latitude:46.11662 Longtitude:32.87418)</text:p>
      <text:p text:style-name="P4">
Videos: []</text:p>
      <text:p text:style-name="P4">
Images: []</text:p>
      <text:p text:style-name="P4">
Tags: ["Europe", "Central and Eastern Europe"]</text:p>
      <text:p text:style-name="P4">
Id: 22575359</text:p>
      <!--METADATA-->
      <text:p text:style-name="P4">
Explosions were audible in Skadovsk</text:p>
      <text:p text:style-name="P4">
News Collection Link: <text:a xlink:type="simple" xlink:href="https:\/\/liveuamap.com\/en\/2023\/11-july-explosions-were-audible-in-skadovsk" text:style-name="Internet_20_link" text:visited-style-name="Visited_20_Internet_20_Link">
https:\/\/liveuamap.com\/en\/2023\/11-july-explosions-were-audible-in-skadovsk</text:a>
</text:p>
      <text:p text:style-name="P4">
News Source: <text:a xlink:type="simple" xlink:href="https://t.me/Tsaplienko/35552" text:style-name="Internet_20_link" text:visited-style-name="Visited_20_Internet_20_Link">
https://t.me/Tsaplienko/35552</text:a>
</text:p>
      <!--NEWS-->
      <text:h text:style-name="P10" text:outline-level="1">
<text:span text:style-name="T4">
New explosions reported in Tokmak</text:span>
</text:h>
      <text:p text:style-name="P4">
Authors: liveuamap (Language: en)</text:p>
      <text:p text:style-name="P4">
Time: 2023-07-11T09:58:25</text:p>
      <text:p text:style-name="P4">
Location: Zaporizhiye (Latitude:47.23262 Longtitude:35.71501)</text:p>
      <text:p text:style-name="P4">
Videos: []</text:p>
      <text:p text:style-name="P4">
Images: ["<text:a xlink:type="simple" xlink:href="https://liveuamap.com/pics/2023/07/11/22575357_0.jpg" text:style-name="Internet_20_link" text:visited-style-name="Visited_20_Internet_20_Link">
22575357_0.jpg</text:a>
"]</text:p>
      <text:p text:style-name="P4">
Tags: ["Europe", "Central and Eastern Europe"]</text:p>
      <text:p text:style-name="P4">
Id: 22575357</text:p>
      <!--METADATA-->
      <text:p text:style-name="P4">
New explosions reported in Tokmak</text:p>
      <text:p text:style-name="P4">
<draw:frame draw:style-name="fr1" draw:name="Image52" text:anchor-type="as-char" svg:width="6.9236in" svg:height="2.443624in" draw:z-index="0">
<draw:image xlink:href="../Images/liveuamap/2023-07-11T09-58-25/22575357_0.jpg" xlink:type="simple" xlink:show="embed" xlink:actuate="onLoad" draw:mime-type="image/jpeg"/>
</draw:frame>
News Collection Link: <text:a xlink:type="simple" xlink:href="https:\/\/liveuamap.com\/en\/2023\/11-july-new-explosions-reported-in-tokmak" text:style-name="Internet_20_link" text:visited-style-name="Visited_20_Internet_20_Link">
https:\/\/liveuamap.com\/en\/2023\/11-july-new-explosions-reported-in-tokmak</text:a>
</text:p>
      <text:p text:style-name="P4">
News Source: <text:a xlink:type="simple" xlink:href="https://t.me/info_zp/40717" text:style-name="Internet_20_link" text:visited-style-name="Visited_20_Internet_20_Link">
https://t.me/info_zp/40717</text:a>
</text:p>
      <!--NEWS-->
      <text:h text:style-name="P10" text:outline-level="1">
<text:span text:style-name="T4">
Following the decision of the summit in Vilnius Ukraine's path to NATO will be shorter - the Czech President</text:span>
</text:h>
      <text:p text:style-name="P4">
Authors: Ukrinform (Person)</text:p>
      <text:p text:style-name="P4">
Publisher: Укринформ (Organization)</text:p>
      <text:p text:style-name="P4">
Published Time: 2023-07-11T0:35:00+03:00</text:p>
      <text:p text:style-name="P4">
Modified Time: 2023-07-11T21:35:00+03:00</text:p>
      <text:p text:style-name="P4">
Description: Czech President Peter Pavel called the successful decision of the NATO Vilnius Summit on the future membership of Ukraine and said that now the path of Kiev would be reduced to the Alliance. - Ukrinform.</text:p>
      <text:p text:style-name="P4">
Images: ['<text:a xlink:type="simple" xlink:href="https://static.ukrinform.com/photos/2023_07/thumb_files/630_360_1689080905-308.jpg" text:style-name="Internet_20_link" text:visited-style-name="Visited_20_Internet_20_Link">
630_360_16890...</text:a>
']</text:p>
      <text:p text:style-name="P4">
Tags: ['Чехія', 'Саміт НАТО', 'Україна', 'Петр Павел']</text:p>
      <text:p text:style-name="P4">
Type: Article</text:p>
      <!--METADATA-->
      <text:p text:style-name="P4">
<draw:frame draw:style-name="fr1" draw:name="Image53" text:anchor-type="as-char" svg:width="6.9236in" svg:height="3.956343in" draw:z-index="0">
<draw:image xlink:href="../Images/yкринформ/2023-07-11T0-35-00-03-00/630_360_1689080905-308.jpg" xlink:type="simple" xlink:show="embed" xlink:actuate="onLoad" draw:mime-type="image/jpeg"/>
</draw:frame>
Presidential Petr Pavel called the successful decision of the NATO Vilnius Summit on the future of Ukraine and stated that now the path of Kiev would be reduced to the Alliance.</text:p>
      <text:p text:style-name="P4">
According to Ukrinform, Peter Paul wrote about it in <text:a xlink:type="simple" xlink:href="https://twitter.com/prezidentpavel/status/1678813660993421330" text:style-name="Internet_20_link" text:visited-style-name="Visited_20_Internet_20_Link">
Twitter</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 is a success. Thanks to today's agreement, the path to membership will become shorter, "the message reads.</text:p>
      <text:p text:style-name="P4">
*!(https://www.ukrinform.ua/rubric-polytics/3732623-ukraina-ta-cehia-pidpisali-memorandum-pro-spivpracu-v-oboronnij-galuzi.html)As reported by Ukrinform, the NATO summit <text:a xlink:type="simple" xlink:href="https://www.ukrinform.ua/rubric-polytics/3734106-u-vilnusi-rozpocinaetsa-samit-nato-akij-viznacit-podalsij-slah-ukraini-do-alansu.html" text:style-name="Internet_20_link" text:visited-style-name="Visited_20_Internet_20_Link">
passes on July 11-12</text:a>
In the capital. On Tuesday, President Volodymyr Zelenskyy arrived in Vilnius.</text:p>
      <text:p text:style-name="P4">
<text:span text:style-name="T5">
Foto: PREZIDENT_PAVEL</text:span>
 Instagram</text:p>
      <text:p text:style-name="P4">
News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Ukrainians are urged</text:span>
</text:h>
      <text:p text:style-name="P4">
Author: ['АРМІЯINFORM']</text:p>
      <text:p text:style-name="P4">
Time: 2023-07-11T10:00:00-04:00</text:p>
      <text:p text:style-name="P4">
Description: PID Medicanes Vicepremeres-Ministra izhrini Vereshchuk vidbuli of the Mizhvidch Narada Shrado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mg_6790.jpeg" text:style-name="Internet_20_link" text:visited-style-name="Visited_20_Internet_20_Link">
img_6790.jpeg</text:a>
']</text:p>
      <text:p text:style-name="P4">
Tags: ['STOPRUSSIA', 'АГРЕСІЯ РФ', 'ВТОРГНЕННЯ РФ']</text:p>
      <text:p text:style-name="P4">
Category: News</text:p>
      <!--METADATA-->
      <text:p text:style-name="P4">
<draw:frame draw:style-name="fr1" draw:name="Image54" text:anchor-type="as-char" svg:width="6.9236in" svg:height="4.984992in" draw:z-index="0">
<draw:image xlink:href="../Images/AРМІЯINFORM/2023-07-11T10-00-00-04-00/img_6790.jpeg" xlink:type="simple" xlink:show="embed" xlink:actuate="onLoad" draw:mime-type="image/jpeg"/>
</draw:frame>
Under the chairmanship of Viceremier, Irina Vereshchuk, an interagency staff was held on the creation of a reserve of employees of state bodies for the work of predacocoupled territories of Ukraine. Including employees of educational thamedic industries.</text:p>
      <text:p text:style-name="P4">
About it <text:a xlink:type="simple" xlink:href="https://minre.gov.ua/2023/07/10/iryna-vereshhuk-zaklykaye-podavatysya-do-rezervu-praczivnykiv-dlya-roboty-na-deokupovanyh-terytoriyah/" text:style-name="Internet_20_link" text:visited-style-name="Visited_20_Internet_20_Link">
reports</text:a>
Ministry of Reintegration of Temporarily Occupied Territories of Ukraine.</text:p>
      <text:p text:style-name="P4">
The event was attended by the Head of the National Agency for the Civil Service Nataliyaalyushina, a permanent representative of the President in the Crimea Tamil Tashev, representatives from the Ministry of Education and Science, the Ministry of Health and other interested bodies.</text:p>
      <text:p text:style-name="P4">
The participants of the meeting noted that since July 3, the information and communication system "Reserve for the Civil Service in the Deoccued Territories" was launched. On the platform <text:a xlink:type="simple" xlink:href="http://reserve.nads.gov.ua/" text:style-name="Internet_20_link" text:visited-style-name="Visited_20_Internet_20_Link">
reserve.nads.gov.ua</text:a>
Anyone can fill the lock and become part of the personnel reserve.</text:p>
      <text:p text:style-name="P4">
According to Natalia Alyushina, in the first week on the platform registered 350 people, and this figure is constantly increasing. As of today, more than three hundred questionnaires have already been worked out, that is, these people have already been enrolled in the reserve.</text:p>
      <text:p text:style-name="P4">
Citizens can choose the region on their own. Almost 80% of them choose Crimea. However, other areas are noted: Zaporizhzhya, Donetsk and Lugansk.</text:p>
      <text:p text:style-name="P4">
In addition to the restoration of public authorities, it is also important to provide medical services in the liberated territories. The Ministry of Health is currently finalizing the electronic register of workers who are ready to work there.</text:p>
      <text:p text:style-name="P4">
The challenges that will occur after de -occupation are also concerned with education. First, it is about the return of children to the national education system, as well as the proportion of relevant documents obtained for the DOT.</text:p>
      <text:p text:style-name="P4">
It is obvious that Ukraine never recognizes the diplomas of the invaders, Irnosheschuk emphasized. At the same time, the official instructed the Ministry of Education and Science to develop a clear algorithm for the recognition of professional qualifications of persons who were forced to study and get a vocabulation education.</text:p>
      <text:p text:style-name="P4">
News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Ukraine's membership in NATO does not depend on the requirements and calculations of Russia - the State Department</text:span>
</text:h>
      <text:p text:style-name="P4">
Authors: Ukrinform (Person)</text:p>
      <text:p text:style-name="P4">
Publisher: Укринформ (Organization)</text:p>
      <text:p text:style-name="P4">
Published Time: 2023-07-11T10:37:00+03:00</text:p>
      <text:p text:style-name="P4">
Modified Time: 2023-07-11T22:37:00+03:00</text:p>
      <text:p text:style-name="P4">
Description: Russia's attempts to deny the possibility of Ukraine's accession to NATO do not affect the process of Euro -Atlantic integration of official Kiev, moreover - only increase the defense capability of the Armed Forces and opportunities to restrain Russian aggression in Europe. - Ukrinform.</text:p>
      <text:p text:style-name="P4">
Images: ['<text:a xlink:type="simple" xlink:href="https://static.ukrinform.com/photos/2023_07/thumb_files/630_360_1689018967-455.jpg" text:style-name="Internet_20_link" text:visited-style-name="Visited_20_Internet_20_Link">
630_360_16890...</text:a>
']</text:p>
      <text:p text:style-name="P4">
Tags: ['НАТО', 'Україна', 'Держдеп', 'Війна з Росією']</text:p>
      <text:p text:style-name="P4">
Type: Article</text:p>
      <!--METADATA-->
      <text:p text:style-name="P4">
<draw:frame draw:style-name="fr1" draw:name="Image55" text:anchor-type="as-char" svg:width="6.9236in" svg:height="3.956343in" draw:z-index="0">
<draw:image xlink:href="../Images/yкринформ/2023-07-11T10-37-00-03-00/630_360_1689018967-455.jpg" xlink:type="simple" xlink:show="embed" xlink:actuate="onLoad" draw:mime-type="image/jpeg"/>
</draw:frame>
Attempts to deny the possibility of Ukraine's accession to NATO do not affect the processive -Atlantic integration of official Kiev, moreover - only increases the opability of the Armed Forces and the opportunity to contain the Russian aggression of Vevropi.</text:p>
      <text:p text:style-name="P4">
This was said on Tuesday during a pressing in Washington by a spokesman for US State Department Matthew Miller, Ukrinform correspondent reports.</text:p>
      <text:p text:style-name="P4">
“As for the calculations that Vladimir Putin could make, he should look at the security in the field of security that we have already provided to Ukraine to help her restrain Russian attack(Ukrainians - ed.)They were very used on the battlefield with great benefit, ”the State Department representative said.</text:p>
      <text:p text:style-name="P4">
<text:span text:style-name="T5">
!(https://www.ukrinform.ua/rubric-polytics/3734538-pisla-risenna-samitu-u-vilnusi-slah-ukraini-do-nato-bude-korotsim-prezident-cehii.html)</text:span>
*</text:p>
      <text:p text:style-name="P4">
He also recalled that one of the things that Russia had declared before the novice intrusion was a decisive position against Ukraine's accession.</text:p>
      <text:p text:style-name="P4">
"They(Russian side - ed.)wanted to achieve an indestructible obligation that Ukraine would never join <text:span text:style-name="T4">
 <text:a xlink:type="simple" xlink:href="https://www.ukrinform.ua/tag-nato" text:style-name="Internet_20_link" text:visited-style-name="Visited_20_Internet_20_Link">
NATO</text:a>
</text:span>
. And we made it clear that this is not discussed, and that we have a member of the NATO open door policy, ”the State Department spokesman said.</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He stressed that the allies at the Vilnius summit confirmed this obligation.</text:p>
      <text:p text:style-name="P4">
"And today we clearly state that Ukraine will become a member of NATO," the US Department of State said.</text:p>
      <text:p text:style-name="P4">
<text:span text:style-name="T4">
 Read also: </text:span>
 <text:span text:style-name="T4">
 <text:a xlink:type="simple" xlink:href="https://www.ukrinform.ua/rubric-polytics/3734457-ukraina-mae-priednatisa-do-nato-akomoga-svidse-volles.html" text:style-name="Internet_20_link" text:visited-style-name="Visited_20_Internet_20_Link">
Ukraine should join NATO as soon as possible - Wallace</text:a>
 </text:span>
</text:p>
      <text:p text:style-name="P4">
News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Zelensky: NATO will make Ukraine safer and Ukraine will make the alliance stronger</text:span>
</text:h>
      <text:p text:style-name="P4">
Authors: liveuamap (Language: en)</text:p>
      <text:p text:style-name="P4">
Time: 2023-07-11T11:48:12</text:p>
      <text:p text:style-name="P4">
Location: Vilnius, Vilniaus apskritis (Latitude:54.69232 Longtitude:25.26421)</text:p>
      <text:p text:style-name="P4">
Videos: []</text:p>
      <text:p text:style-name="P4">
Images: []</text:p>
      <text:p text:style-name="P4">
Tags: ["Baltics", "Europe"]</text:p>
      <text:p text:style-name="P4">
Id: 22575385</text:p>
      <!--METADATA-->
      <text:p text:style-name="P4">
Zelensky: NATO will make Ukraine safer and Ukraine will make the alliancestronger</text:p>
      <text:p text:style-name="P4">
News Collection Link: <text:a xlink:type="simple" xlink:href="https:\/\/liveuamap.com\/en\/2023\/11-july-zelensky-nato-will-make-ukraine-safer-and-ukraine" text:style-name="Internet_20_link" text:visited-style-name="Visited_20_Internet_20_Link">
https:\/\/liveuamap.com\/en\/2023\/11-july-zelensky-nato-will-make-ukraine-safer-and-ukraine</text:a>
</text:p>
      <text:p text:style-name="P4">
News Source: <text:a xlink:type="simple" xlink:href="https://twitter.com/AsharqNewsBrk/status/1678792950770286592" text:style-name="Internet_20_link" text:visited-style-name="Visited_20_Internet_20_Link">
https://twitter.com/AsharqNewsBrk/status/1678792950770286592</text:a>
</text:p>
      <!--NEWS-->
      <text:h text:style-name="P10" text:outline-level="1">
<text:span text:style-name="T4">
The Russian Federation declared the detention of the killer of the Krasnodar submarine commander</text:span>
</text:h>
      <text:p text:style-name="P4">
Authors: Ukrinform (Person)</text:p>
      <text:p text:style-name="P4">
Publisher: Укринформ (Organization)</text:p>
      <text:p text:style-name="P4">
Published Time: 2023-07-11T11:55:00+03:00</text:p>
      <text:p text:style-name="P4">
Modified Time: 2023-07-11T22:55:00+03:00</text:p>
      <text:p text:style-name="P4">
Description: The Russian Federation declared the detention of a man, as if involved in the liquidation of the commander of the submarine "Krasnodar" Stanislav Rzhytsky. - Ukrinform.</text:p>
      <text:p text:style-name="P4">
Images: ['<text:a xlink:type="simple" xlink:href="https://static.ukrinform.com/photos/2023_07/thumb_files/630_360_1689105177-147.jpg" text:style-name="Internet_20_link" text:visited-style-name="Visited_20_Internet_20_Link">
630_360_16891...</text:a>
']</text:p>
      <text:p text:style-name="P4">
Tags: ['Росія', 'Російські військові', 'Слідком РФ', 'Вбивство', 'Підводний човен']</text:p>
      <text:p text:style-name="P4">
Type: Article</text:p>
      <!--METADATA-->
      <text:p text:style-name="P4">
<draw:frame draw:style-name="fr1" draw:name="Image56" text:anchor-type="as-char" svg:width="6.9236in" svg:height="3.956343in" draw:z-index="0">
<draw:image xlink:href="../Images/yкринформ/2023-07-11T11-55-00-03-00/630_360_1689105177-147.jpg" xlink:type="simple" xlink:show="embed" xlink:actuate="onLoad" draw:mime-type="image/jpeg"/>
</draw:frame>
The Rafza was a man's detention, as if he were involved in the elimination of the Krasnodar Krasnodar Commander Stanislav Rzhytsky.</text:p>
      <text:p text:style-name="P4">
According to Ukrinform, it reports in <text:a xlink:type="simple" xlink:href="https://t.me/sledcom_press/7579" text:style-name="Internet_20_link" text:visited-style-name="Visited_20_Internet_20_Link">
telegram channel</text:a>
The Russian Federation.</text:p>
      <text:p text:style-name="P4">
“As a suspect in murder, the deputy <text:a xlink:type="simple" xlink:href="https://www.ukrinform.ua/tag-rosijski-vijskovi" text:style-name="Internet_20_link" text:visited-style-name="Visited_20_Internet_20_Link">
Head of Department</text:a>
From the mobilization work of the administration of the city of Krasnodar Stanislav Rzhytsky, Sergey Denysenko was detained in 1959. During the detention, he found a pistol of a icing, from which the murder was probably committed, ”the message said.</text:p>
      <text:p text:style-name="P4">
As reported by Ukrinform, in Russia <text:a xlink:type="simple" xlink:href="https://www.ukrinform.ua/rubric-ato/3734071-u-rf-rozstrilali-komandira-pidvodnogo-covna-akij-rik-tomu-obstrilav-vinnicu-kalibrami.html" text:style-name="Internet_20_link" text:visited-style-name="Visited_20_Internet_20_Link">
an unknown commander shot</text:a>
Krasnodar underwater Stanislav Rzhytskyi, involved in rocket shelling of Ukraine, in particular a terrorist strike on Vinnitsa on July 14, 2022. Rzhytskyi was informed by the deputy of the State Duma of the Russian Federation, exglaw Krasnodar Yevgen activev.</text:p>
      <text:p text:style-name="P4">
In Krasnodar, Rzhytsky was engaged in "mobilization work". It is known that before Timzagarbnik lived in occupied Sevastopol.</text:p>
      <text:p text:style-name="P4">
<text:span text:style-name="T4">
 Read also: </text:span>
 [in Berdyansk destroyed hotel where Russian <text:span text:style-name="T4">
 generals </text:span>
 - Andryushchenko] lived](https://www.ukrinform.ua/rubric-ato/3734243-u-berdansku-znisenij-gotel-de-jmovirno-zili-rosijski-generali-andrusenko.html)On July 14, 2022, the enemy hit Vinnytsia with two Caliber missiles. The rocketivated at the Officers' House, located on Victory Square. As a result of the hostile, the premises of the Officers' House were destroyed, the medical center, located in the house "Jubilee", was completely destroyed, and about a half -holding cars were destroyed and damaged.</text:p>
      <text:p text:style-name="P4">
29 people, including children, were killed from the hit of enemy rockets. 200 people were affected.</text:p>
      <text:p text:style-name="P4">
The Vinnytsia City Council announced the anniversary of the tragedy on July 14 by the day of mourning as a result of a hostile rocket attack. On this day, their memory is honored with the Memorial Member of "Memorial Angels".</text:p>
      <text:p text:style-name="P4">
News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EVERYONE: Over 1,400 applicants received a financial assistance for housing repair</text:span>
</text:h>
      <text:p text:style-name="P4">
Author: ['АРМІЯINFORM']</text:p>
      <text:p text:style-name="P4">
Time: 2023-07-11T12:00:00-04:00</text:p>
      <text:p text:style-name="P4">
Description: Uraamki with signs of єvillennaya 1409 ANDERSTANDER OF GROSSHOV DOBOOMOGE DOBOMOG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ye-vidnovlennya.png" text:style-name="Internet_20_link" text:visited-style-name="Visited_20_Internet_20_Link">
ye-vidnovlennya.png</text:a>
']</text:p>
      <text:p text:style-name="P4">
Tags: ['STOPRUSSIA', 'АГРЕСІЯ РФ', 'ВТОРГНЕННЯ РФ', 'ЄВІДНОВЛЕННЯ']</text:p>
      <text:p text:style-name="P4">
Category: News</text:p>
      <!--METADATA-->
      <text:p text:style-name="P4">
<draw:frame draw:style-name="fr1" draw:name="Image57" text:anchor-type="as-char" svg:width="6.9236in" svg:height="3.63489in" draw:z-index="0">
<draw:image xlink:href="../Images/AРМІЯINFORM/2023-07-11T12-00-00-04-00/ye-vidnovlennya.png" xlink:type="simple" xlink:show="embed" xlink:actuate="onLoad" draw:mime-type="image/png"/>
</draw:frame>
Illustrative photo</text:p>
      <text:p text:style-name="P4">
The Uramaks of the Program are 1409 applicants received financial assistance for a minor repair of a home damaged as a result of armed aggression of the Russian Federation. The accounts of more than UAH 115 million were charged.</text:p>
      <text:p text:style-name="P4">
About it <text:a xlink:type="simple" xlink:href="https://www.kmu.gov.ua/news/yevidnovlennia-ponad-1400-zaiavnykiv-otrymaly-hroshovu-dopomohu-na-remont-zhytla" text:style-name="Internet_20_link" text:visited-style-name="Visited_20_Internet_20_Link">
reports</text:a>
Government portal.</text:p>
      <text:p text:style-name="P4">
"There are still a lot of work - since the beginning of the program on May 10, Ukrainians have submitted24 724 applications. Despite the fact that local self -government bodies have created 510 Commissions, the pace of statements of applications is insufficient.</text:p>
      <text:p text:style-name="P4">
Once again I urge the community to establish the work of commissions. Their effectiveness depends on how quickly people will be able to return to their homes. There is money-UAH 4.4 billion is directed to the implementation of the program, created mechanisms and digital tools-it is required on the ground, "the Deputy Prime Minister for the Restoration of Ukraine-Minister of Development of Soviet Communities, Territories and Infrastructure Alexander Kubrakov.</text:p>
      <text:p text:style-name="P4">
He also outlined the approaches to solving the problem of providing residential Ukrainians. It includes systemic changes in housing policy, which are discussed by the European partners and state compensation programs and direct realization of renewal projects.</text:p>
      <text:p text:style-name="P4">
It is noted that the received funds will be able to direct the received funds for purchase of construction materials and payment of repair work.</text:p>
      <text:p text:style-name="P4">
In total, from May 10, 24 724 applications have been submitted to launch the service.</text:p>
      <text:p text:style-name="P4">
You can find out more about being on the [Program] site](https://l.facebook.com/l.php?u=https%3A%2F%2Ferecovery.diia.gov.ua%2F&amp;h=AT1GZwgSUj6Paxx5IyvCyuuScv8Hvr_EIvn53cZnGFy9qVmRnwnfCdmApoCv1UoHECSo9aa3DojF7B-ZPuautTkKKab9rW2uA04p6RRTDoWBktvY1_IZz69kP5nxUQ-Z7MWleZco3DmsHSFCSMRP&amp;<text:span text:style-name="T4">
tn</text:span>
=-UK-R&amp;c%5b0%5d=AT0jiHmFMeptjUfpTv27FlK_DFMcY0JHLnv21cbNpCslwHRjyaFwI8cAnNvrdSQZhX8I-Xs-BqknJXlEjwNqt3d7do-eS5NDtEy4gH-mAL2Q7MOB4WkYdfoh-tA6A6sNKwcFYPqSN0k_01rjS6fIZQG8lSwZ6l9YAr1n-NTAodHJ4MJuh5m2lx9ordqxGdWB7levbdvrlgYde6BvidJSvwiANLC_9SndgETl).</text:p>
      <text:p text:style-name="P4">
News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Explosions were reported in Kostiantynivka</text:span>
</text:h>
      <text:p text:style-name="P4">
Authors: liveuamap (Language: en)</text:p>
      <text:p text:style-name="P4">
Time: 2023-07-11T12:29:41</text:p>
      <text:p text:style-name="P4">
Location: Kostyantynivka (Latitude:48.51206 Longtitude:37.72774)</text:p>
      <text:p text:style-name="P4">
Videos: []</text:p>
      <text:p text:style-name="P4">
Images: []</text:p>
      <text:p text:style-name="P4">
Tags: []</text:p>
      <text:p text:style-name="P4">
Id: 22575390</text:p>
      <!--METADATA-->
      <text:p text:style-name="P4">
Explosions were reported in Kostiantynivka</text:p>
      <text:p text:style-name="P4">
News Collection Link: <text:a xlink:type="simple" xlink:href="https:\/\/liveuamap.com\/en\/2023\/11-july-explosions-were-reported-in-kostiantynivka-" text:style-name="Internet_20_link" text:visited-style-name="Visited_20_Internet_20_Link">
https:\/\/liveuamap.com\/en\/2023\/11-july-explosions-were-reported-in-kostiantynivka-</text:a>
</text:p>
      <text:p text:style-name="P4">
News Source: <text:a xlink:type="simple" xlink:href="https://t.me/novosti_donbass24/50941" text:style-name="Internet_20_link" text:visited-style-name="Visited_20_Internet_20_Link">
https://t.me/novosti_donbass24/50941</text:a>
</text:p>
      <!--NEWS-->
      <text:h text:style-name="P10" text:outline-level="1">
<text:span text:style-name="T4">
Poland promises to provide infrastructure for training Ukrainian pilots on F-16</text:span>
</text:h>
      <text:p text:style-name="P4">
Authors: Ukrinform (Person)</text:p>
      <text:p text:style-name="P4">
Publisher: Укринформ (Organization)</text:p>
      <text:p text:style-name="P4">
Published Time: 2023-07-11T13:10:00+03:00</text:p>
      <text:p text:style-name="P4">
Modified Time: 2023-07-11T23:10:00+03:00</text:p>
      <text:p text:style-name="P4">
Description: Poland has promised to provide infrastructure and courses for training Ukrainian pilots on F-16 fighters. - Ukrinform.</text:p>
      <text:p text:style-name="P4">
Images: ['<text:a xlink:type="simple" xlink:href="https://static.ukrinform.com/photos/2017_06/thumb_files/630_360_1498034770-7374.jpg" text:style-name="Internet_20_link" text:visited-style-name="Visited_20_Internet_20_Link">
630_360_14980...</text:a>
']</text:p>
      <text:p text:style-name="P4">
Tags: ['Літак', 'Польща', 'Україна', 'ЗСУ', 'Військові навчання', 'F-16']</text:p>
      <text:p text:style-name="P4">
Type: Article</text:p>
      <!--METADATA-->
      <text:p text:style-name="P4">
<draw:frame draw:style-name="fr1" draw:name="Image58" text:anchor-type="as-char" svg:width="6.9236in" svg:height="3.956343in" draw:z-index="0">
<draw:image xlink:href="../Images/yкринформ/2023-07-11T13-10-00-03-00/630_360_1498034770-7374.jpg" xlink:type="simple" xlink:show="embed" xlink:actuate="onLoad" draw:mime-type="image/jpeg"/>
</draw:frame>
Poland has promised to provide infrastructure and courses for training Ukrainian pilots F-16.</text:p>
      <text:p text:style-name="P4">
This was stated by Polish Defense Minister Mariusz Blaschak, Ukrinform reports to the Polish Defense Ministry in <text:a xlink:type="simple" xlink:href="https://twitter.com/MON_GOV_PL/status/1678779110871691269" text:style-name="Internet_20_link" text:visited-style-name="Visited_20_Internet_20_Link">
Twitter</text:a>
.</text:p>
      <text:p text:style-name="P4">
"This is another proof of our determination to support Ukraine against Russia's cruelty. For my part, I promise support by opening our training infrastructure and courses," he said.</text:p>
      <text:p text:style-name="Quotations">

<text:p text:style-name="P4">
Minister <text:a xlink:type="simple" xlink:href="https://twitter.com/mblaszczak" text:style-name="Internet_20_link" text:visited-style-name="Visited_20_Internet_20_Link">
@mblaszczak</text:a>
&gt;
: This is another proof of our determination in the support of the Ukrainianist of the brutal&gt;
 invasion of Russia. For my part, I declare support by opening access to&gt;
 our our training infrastructure and courses.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Ministry of National Defense(@MON_GOV_PL)<text:a xlink:type="simple" xlink:href="https://twitter.com/MON_GOV_PL/status/1678779110871691269" text:style-name="Internet_20_link" text:visited-style-name="Visited_20_Internet_20_Link">
 July 11, 2023&gt;
 </text:a>
<text:span text:style-name="T4">
 Read also: </text:span>
 <text:span text:style-name="T4">
 [F-16-generated-Reznikov Pilots Coalition(https://www.ukrinform.ua/rubric-ato/3734488-koalicia-z-navcanna-ukrainskih-pilotiv-f16-sformovana-reznikov.html)</text:span>
</text:p>

</text:p>
      <text:p text:style-name="P4">
As it was reported, the Ambassador of Ukraine in the United Kingdom Vadim Prystayko _ <text:span text:style-name="T4">
 <text:a xlink:type="simple" xlink:href="https://www.ukrinform.ua/rubric-ato/3734467-navcanna-pilotiv-zsu-u-britanii-rozpocnetsa-naprikinci-lipna-abo-na-pocatku-serpna-pristajko.html" text:style-name="Internet_20_link" text:visited-style-name="Visited_20_Internet_20_Link">
declared</text:a>
</text:span>
 _, the first of the 20 Ukrainian pilots will begin training at Western fighters of the Britain in late July - early August.</text:p>
      <text:p text:style-name="P4">
News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13 years behind the lattice will be held by LNR fighter who captured Lisichansk</text:span>
</text:h>
      <text:p text:style-name="P4">
Author: ['АРМІЯINFORM']</text:p>
      <text:p text:style-name="P4">
Time: 2023-07-11T14:00:00-04:00</text:p>
      <text:p text:style-name="P4">
Description: Zamyaki Bezi -re -prove to prove the service of the nonsense of the nonsense of one member of the Teroristic organize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fdnpluiyroqisytiuywk.w575.jpeg" text:style-name="Internet_20_link" text:visited-style-name="Visited_20_Internet_20_Link">
fdnpluiyroqisytiuywk.w575.jpeg</text:a>
']</text:p>
      <text:p text:style-name="P4">
Tags: ['STOPRUSSIA', 'АГРЕСІЯ РФ', 'ВТОРГНЕННЯ РФ', 'ЛИСИЧАНСЬК', 'СБУ']</text:p>
      <text:p text:style-name="P4">
Category: News</text:p>
      <!--METADATA-->
      <text:p text:style-name="P4">
<draw:frame draw:style-name="fr1" draw:name="Image59" text:anchor-type="as-char" svg:width="6.9236in" svg:height="4.623761in" draw:z-index="0">
<draw:image xlink:href="../Images/AРМІЯINFORM/2023-07-11T14-00-00-04-00/fdnpluiyroqisytiuywk.w575.jpeg" xlink:type="simple" xlink:show="embed" xlink:actuate="onLoad" draw:mime-type="image/jpeg"/>
</draw:frame>
Illustrative photo</text:p>
      <text:p text:style-name="P4">
Due to the unconditional evidence of the Security Service, another participant in the LNR terrorist organization has received a real detention.</text:p>
      <text:p text:style-name="P4">
It is a fighter with a call sign "Black", which at the beginning of a full -scale interruption of Russia joined the occupying groups of the Southern military round of the Armed Forces of the Armed Forces of the Russian Federation.</text:p>
      <text:p text:style-name="P4">
About it <text:a xlink:type="simple" xlink:href="https://ssu.gov.ua/novyny/za-materialamy-sbu-13-rokiv-za-gratamy-provede-boiovyk-lnr-yakyi-zakhopliuvav-lysychansk" text:style-name="Internet_20_link" text:visited-style-name="Visited_20_Internet_20_Link">
reports</text:a>
Security Service of Ukraine.</text:p>
      <ul>
        <li>
In the ranks of the invaders, he actively participated in the fighting against the forces of the defense of the Lisichansky direction and seized Ukrainian settlements of Nalugansk. He was detained during the battles near the village of Bigorivka in 2022, - the message reads.</li>
      </ul>
      <text:p text:style-name="P4">
According to the materials of the Ukrainian special service, the court appointed him 13 years in prison with confiscation of property.</text:p>
      <text:p text:style-name="P4">
As the investigation was established, the fighter was a local resident, who since April 2019 actively fired at the positions of Ukrainian troops in eastern Ukraine.</text:p>
      <text:p text:style-name="P4">
It is noted that on the basis of military counterintelligence collected and the investigation of the evidence, the court found the attacker guilty under two articles of the Criminal Code of Ukraine.</text:p>
      <text:p text:style-name="P4">
News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Dzhokovich continued the protection of the title on Wimbledon, beating Rublev</text:span>
</text:h>
      <text:p text:style-name="P4">
Authors: Ukrinform (Person)</text:p>
      <text:p text:style-name="P4">
Publisher: Укринформ (Organization)</text:p>
      <text:p text:style-name="P4">
Published Time: 2023-07-11T14:13:00+03:00</text:p>
      <text:p text:style-name="P4">
Modified Time: 2023-07-11T23:13:00+03:00</text:p>
      <text:p text:style-name="P4">
Description: In London (UK), the Wimbledon tournament is ongoing - the third season in the Grand Slam series. - Ukrinform.</text:p>
      <text:p text:style-name="P4">
Images: ['<text:a xlink:type="simple" xlink:href="https://static.ukrinform.com/photos/2023_07/thumb_files/630_360_1689106284-286.jpg" text:style-name="Internet_20_link" text:visited-style-name="Visited_20_Internet_20_Link">
630_360_16891...</text:a>
']</text:p>
      <text:p text:style-name="P4">
Tags: ['Теніс', 'Вімблдон', 'Новак Джокович']</text:p>
      <text:p text:style-name="P4">
Type: Article</text:p>
      <!--METADATA-->
      <text:p text:style-name="P4">
<draw:frame draw:style-name="fr1" draw:name="Image60" text:anchor-type="as-char" svg:width="6.9236in" svg:height="3.956343in" draw:z-index="0">
<draw:image xlink:href="../Images/yкринформ/2023-07-11T14-13-00-03-00/630_360_1689106284-286.jpg" xlink:type="simple" xlink:show="embed" xlink:actuate="onLoad" draw:mime-type="image/jpeg"/>
</draw:frame>
In London(United Kingdom)The Wimbledon tournament continues - the third in the season from the Grandslam series.</text:p>
      <text:p text:style-name="P4">
The first pair of 1/2 of the final of the male single category of competitions was made up of a valid winner of the tournament Serb Novak Jokovich and Italian Yannnik Sinner, reports Ukrinform.</text:p>
      <text:p text:style-name="P4">
In the quarterfinals 7-time Wimbledon Champion Dzhokovich in four sets of Imaging Andrei Rublev(4:6, 6:1, 6:4, 6:3), and Sinner took the mountain over another Russian - Roman Safiullin - 6: 4, 3: 6, 6: 2, 6: 2.</text:p>
      <text:p text:style-name="P4">
<text:span text:style-name="T4">
 Read also: </text:span>
 <text:a xlink:type="simple" xlink:href="https://www.ukrinform.ua/rubric-sports/3734206-ukrainec-prograv-na-uniorskomu-vimbldoni-v-odinocnomu-i-parnomu-rozradah.html" text:style-name="Internet_20_link" text:visited-style-name="Visited_20_Internet_20_Link">
Ukrainian lost at Junior Wimbledon in a single -routine discharge</text:a>
The second voucher to the Wimbledon finals will play the winners of the opponents by the interman Cristofer Yubenks and Russian Danil Medvedev, as well as the Holger Rune and Spaniard Carlos Alaras Harphia.</text:p>
      <text:p text:style-name="P4">
The Wimbledon tournament will last until July 16.</text:p>
      <text:p text:style-name="P4">
Photo: Getty Images.</text:p>
      <text:p text:style-name="P4">
News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Astronomers have found two more exoplanets that can be water</text:span>
</text:h>
      <text:p text:style-name="P4">
Authors: Ukrinform (Person)</text:p>
      <text:p text:style-name="P4">
Publisher: Укринформ (Organization)</text:p>
      <text:p text:style-name="P4">
Published Time: 2023-07-11T15:03:07+03:00</text:p>
      <text:p text:style-name="P4">
Modified Time: 2023-07-11T15:03:07+03:00</text:p>
      <text:p text:style-name="P4">
Description: A astronomer group with the help of the TESS space telescope found two exoplanets of the class subneptun. - Ukrinform.</text:p>
      <text:p text:style-name="P4">
Images: ['<text:a xlink:type="simple" xlink:href="https://static.ukrinform.com/photos/2018_09/thumb_files/630_360_1537328871-7399.jpg" text:style-name="Internet_20_link" text:visited-style-name="Visited_20_Internet_20_Link">
630_360_15373...</text:a>
']</text:p>
      <text:p text:style-name="P4">
Tags: ['Космос', 'Астрономія', 'Телескоп', 'Екзопланета']</text:p>
      <text:p text:style-name="P4">
Type: Article</text:p>
      <!--METADATA-->
      <text:p text:style-name="P4">
<draw:frame draw:style-name="fr1" draw:name="Image61" text:anchor-type="as-char" svg:width="6.9236in" svg:height="3.959901in" draw:z-index="0">
<draw:image xlink:href="../Images/yкринформ/2023-07-11T15-03-07-03-00/630_360_1537328871-7399.jpg" xlink:type="simple" xlink:show="embed" xlink:actuate="onLoad" draw:mime-type="image/jpeg"/>
</draw:frame>
The TESS Space Telescope Group found two exoplanetics subneptun.</text:p>
      <text:p text:style-name="P4">
This was reported in preprint <text:a xlink:type="simple" xlink:href="https://arxiv.org/search/" text:style-name="Internet_20_link" text:visited-style-name="Visited_20_Internet_20_Link">
arxiv</text:a>
, reports Ukrinform.</text:p>
      <text:p text:style-name="P4">
New exoplanets Toi-2084 B and TOI-4184 B rotate around the redcarlings, and the size larger than the ground is 2.4-2.5 times larger.</text:p>
      <text:p text:style-name="P4">
The mass of TOI-2084 b is estimated at 6.74 masses of Earth. The planet makes the full turnover around its star in 6.08 days at a distance of 0.05 astronomical unit. The average temperature reaches approximately 254 degrees Celsius. The distance is estimated at 372 light years, and the age of the star is 7.5 billion years.</text:p>
      <text:p text:style-name="P4">
<text:span text:style-name="T4">
 Read also: </text:span>
 <text:a xlink:type="simple" xlink:href="https://www.ukrinform.ua/rubric-technology/3674058-teleskop-james-webb-viaviv-sist-nevidomih-ranise-galaktik.html" text:style-name="Internet_20_link" text:visited-style-name="Visited_20_Internet_20_Link">
James Webb telescope found six unknown galactic</text:a>
The mass of TOI-4184 b is estimated at 6.6 masses of Earth. The orbital period of the planet will be 4.9 days. It is located from its star for 0.034 astronomical units. The average temperature is 140 degrees Celsius. The distance from the landing is 225.6 of the light year, and the age of the parent star reaches 6.7 billion.</text:p>
      <text:p text:style-name="P4">
Both planets are classified as subneptuns. It is assumed that they can live in water, hydrogen, helium and combinations of these substances.</text:p>
      <text:p text:style-name="P4">
During the study, the telescope was looking for in <text:a xlink:type="simple" xlink:href="https://www.ukrinform.ua/tag-kosmos" text:style-name="Internet_20_link" text:visited-style-name="Visited_20_Internet_20_Link">
space</text:a>
Exoplanets candidates by changing the glitter of their parent stars. Tsey Tese <text:a xlink:type="simple" xlink:href="https://phys.org/news/2023-07-sub-neptunes-orbiting-nearby-stars-tess.html" text:style-name="Internet_20_link" text:visited-style-name="Visited_20_Internet_20_Link">
Identified</text:a>
About 6700 candidate objects. Of these, 360 brought confirmed as exoplanets.</text:p>
      <text:p text:style-name="P4">
As reported by Ukrinform, the space telescope NASA/ESA Hubble photographed an ordinary accumulation of EMACS J1353.7+4329 galaxies.</text:p>
      <text:p text:style-name="P4">
News Source: <text:a xlink:type="simple" xlink:href="https://www.ukrinform.ua/rubric-technology/3734356-astronomi-viavili-se-dvi-ekzoplaneti-na-akih-moze-buti-voda.html" text:style-name="Internet_20_link" text:visited-style-name="Visited_20_Internet_20_Link">
https://www.ukrinform.ua/rubric-technology/3734356-astronomi-viavili-se-dvi-ekzoplaneti-na-akih-moze-buti-voda.html</text:a>
</text:p>
      <!--NEWS-->
      <text:h text:style-name="P10" text:outline-level="1">
<text:span text:style-name="T4">
Manor Solomon will officially advocate Tottenham</text:span>
</text:h>
      <text:p text:style-name="P4">
Authors: Ukrinform (Person)</text:p>
      <text:p text:style-name="P4">
Publisher: Укринформ (Organization)</text:p>
      <text:p text:style-name="P4">
Published Time: 2023-07-11T15:05:16+03:00</text:p>
      <text:p text:style-name="P4">
Modified Time: 2023-07-11T15:05:16+03:00</text:p>
      <text:p text:style-name="P4">
Description: The Tottenham English Club has officially announced the signing of the former Israeli Mavbek of Shakhtar Donetsk Manor Solomon. - Ukrinform.</text:p>
      <text:p text:style-name="P4">
Images: ['<text:a xlink:type="simple" xlink:href="https://static.ukrinform.com/photos/2023_07/thumb_files/630_360_1689077003-475.jpeg" text:style-name="Internet_20_link" text:visited-style-name="Visited_20_Internet_20_Link">
630_360_16890...</text:a>
']</text:p>
      <text:p text:style-name="P4">
Tags: ['Британія', 'Футбол', 'Ізраїль', 'Шахтар']</text:p>
      <text:p text:style-name="P4">
Type: Article</text:p>
      <!--METADATA-->
      <text:p text:style-name="P4">
<draw:frame draw:style-name="fr1" draw:name="Image62" text:anchor-type="as-char" svg:width="6.9236in" svg:height="3.956343in" draw:z-index="0">
<draw:image xlink:href="../Images/yкринформ/2023-07-11T15-05-16-03-00/630_360_1689077003-475.jpeg" xlink:type="simple" xlink:show="embed" xlink:actuate="onLoad" draw:mime-type="image/jpeg"/>
</draw:frame>
The Tottenham Angrian football club has officially announced the signing of the Khawbek Donetsk Donetsk Donetsk Monora Solomon.</text:p>
      <text:p text:style-name="P4">
Parties <text:a xlink:type="simple" xlink:href="https://www.tottenhamhotspur.com/news/2023/july/solomon-signs-for-spurs/" text:style-name="Internet_20_link" text:visited-style-name="Visited_20_Internet_20_Link">
signed the contract</text:a>
By 2028, Ukrinform reports.</text:p>
      <text:p text:style-name="P4">
The transition took place on the rights of a free agent.</text:p>
      <text:p text:style-name="P4">
In Shakhtar, Solomon performed in 2019-2022. During this time, the Choir Israel player spent 106 matches of all tournaments in which he scored 22 goals.</text:p>
      <text:p text:style-name="P4">
<text:span text:style-name="T4">
 Read also: </text:span>
 <text:a xlink:type="simple" xlink:href="https://www.ukrinform.ua/rubric-sports/3733982-solomon-projsov-medoglad-u-tottengemi-zurnalist.html" text:style-name="Internet_20_link" text:visited-style-name="Visited_20_Internet_20_Link">
Solomon passed a medical examination in Tottenham - journalist</text:a>
Last July, Solomon left Shakhtar and passed the Uanglisky Fulham on the lease. The team from London Havbek 4 balls in the Championships. The player recognized the best football player of English Premier League(Premier League)In February.</text:p>
      <text:p text:style-name="P4">
Photo: Tottenhamhotspur.com.</text:p>
      <text:p text:style-name="P4">
News Source: <text:a xlink:type="simple" xlink:href="https://www.ukrinform.ua/rubric-sports/3734358-manor-solomon-oficijno-vistupatime-za-tottengem.html" text:style-name="Internet_20_link" text:visited-style-name="Visited_20_Internet_20_Link">
https://www.ukrinform.ua/rubric-sports/3734358-manor-solomon-oficijno-vistupatime-za-tottengem.html</text:a>
</text:p>
      <!--NEWS-->
      <text:h text:style-name="P10" text:outline-level="1">
<text:span text:style-name="T4">
Bulgaria Prime Minister - About Casette Ammunition for Ukraine: Success in Battle is more important than conventions</text:span>
</text:h>
      <text:p text:style-name="P4">
Authors: Ukrinform (Person)</text:p>
      <text:p text:style-name="P4">
Publisher: Укринформ (Organization)</text:p>
      <text:p text:style-name="P4">
Published Time: 2023-07-11T15:14:13+03:00</text:p>
      <text:p text:style-name="P4">
Modified Time: 2023-07-11T15:14:13+03:00</text:p>
      <text:p text:style-name="P4">
Description: Bulgaria, Nikolai Denkov, said that he did not want to delve into the issue of providing cassette ammunition to Ukraine by the United States, saying that Kyiv's successes on the battlefield were more important for the Conventions signed. - Ukrinform.</text:p>
      <text:p text:style-name="P4">
Images: ['<text:a xlink:type="simple" xlink:href="https://static.ukrinform.com/photos/2023_07/thumb_files/630_360_1689077586-690.jpeg" text:style-name="Internet_20_link" text:visited-style-name="Visited_20_Internet_20_Link">
630_360_16890...</text:a>
']</text:p>
      <text:p text:style-name="P4">
Tags: ['Болгарія', 'Україна', 'Боєприпаси']</text:p>
      <text:p text:style-name="P4">
Type: Article</text:p>
      <!--METADATA-->
      <text:p text:style-name="P4">
<draw:frame draw:style-name="fr1" draw:name="Image63" text:anchor-type="as-char" svg:width="6.9236in" svg:height="3.956343in" draw:z-index="0">
<draw:image xlink:href="../Images/yкринформ/2023-07-11T15-14-13-03-00/630_360_1689077586-690.jpeg" xlink:type="simple" xlink:show="embed" xlink:actuate="onLoad" draw:mime-type="image/jpeg"/>
</draw:frame>
Bulgaria's Golovaty Nikolai Denkov said he did not want to delve into the question of giving the United States of cassette ammunition to Ukraine, stressed that the successes of Kiev on the battlefield were more important than the signed conventions.</text:p>
      <text:p text:style-name="P4">
As Ukrinform reports, it reports <text:a xlink:type="simple" xlink:href="http://news.sky.com/story/ukraine-war-latest-russia-putin-nato-nuclear-belarus-12541713" text:style-name="Internet_20_link" text:visited-style-name="Visited_20_Internet_20_Link">
Sky News</text:a>
.</text:p>
      <text:p text:style-name="P4">
In particular, speaking about the US decision to provide cassette ammunition to Kiev, the Prime Minister of Bulgaria noted that "we are in a state of full-scale war."</text:p>
      <text:p text:style-name="P4">
"Therefore, when there is a war, the conventions are important, but it is even more important to succeed Napoli battle," he emphasized.</text:p>
      <text:p text:style-name="P4">
Denkov added that the decision on cassette ammunition is "politically sensitive", but noted that he did not want to "delve into this topic."</text:p>
      <text:p text:style-name="P4">
<text:a xlink:type="simple" xlink:href="https://www.ukrinform.ua/tag-bolgaria" text:style-name="Internet_20_link" text:visited-style-name="Visited_20_Internet_20_Link">
Bulgaria</text:a>
It is one of the 123 countries that have signed the Convention on the ban on the use of cassette ammunition.</text:p>
      <text:p text:style-name="P4">
*!(https://www.ukrinform.ua/rubric-ato/3734118-aponia-ne-proti-planiv-ssa-postacati-ukraini-kasetni-boepripasi-recnik-uradu.html)According to Ukrinform, on Friday, July 7, the United States announced that it would be supplied to Ukraine with cassette ammunition to assist the Armed Forces in a counter -offensive. The use of this weapon is controversy, first of all, because a certain percentage of foreign devices does not detonate, but remains on the ground and in the future poses a serious threat to the population even many years after the completion of actions. In Washington in this connection <text:a xlink:type="simple" xlink:href="https://www.ukrinform.ua/rubric-ato/3732967-bilij-dim-pidtverdiv-gotovnist-nadati-ukraini-kasetni-boepripasi.html" text:style-name="Internet_20_link" text:visited-style-name="Visited_20_Internet_20_Link">
assured</text:a>
that the percentage of refusal of ammunition, Yakovona transfer to Ukraine does not exceed 2.5% - compared to 30-40% of those who consolidate Russian troops in Ukraine.</text:p>
      <text:p text:style-name="P4">
The United States, Ukraine and Russia have not signed an agreement on the ban on cassette ammunition, the so -called Oslo Convention.</text:p>
      <text:p text:style-name="P4">
<text:span text:style-name="T5">
Foto: Georgi Dimitrov, Nova</text:span>
</text:p>
      <text:p text:style-name="P4">
News Source: <text:a xlink:type="simple" xlink:href="https://www.ukrinform.ua/rubric-polytics/3734362-premer-bolgarii-pro-kasetni-boepripasi-dla-ukraini-uspihi-v-bou-vazlivisi-za-konvencii.html" text:style-name="Internet_20_link" text:visited-style-name="Visited_20_Internet_20_Link">
https://www.ukrinform.ua/rubric-polytics/3734362-premer-bolgarii-pro-kasetni-boepripasi-dla-ukraini-uspihi-v-bou-vazlivisi-za-konvencii.html</text:a>
</text:p>
      <!--NEWS-->
      <text:h text:style-name="P10" text:outline-level="1">
<text:span text:style-name="T4">
The invaders blocked the Novooleksiyivka in Kherson region, where there was a hit by ammunition - media</text:span>
</text:h>
      <text:p text:style-name="P4">
Authors: Ukrinform (Person)</text:p>
      <text:p text:style-name="P4">
Publisher: Укринформ (Organization)</text:p>
      <text:p text:style-name="P4">
Published Time: 2023-07-11T15:17:46+03:00</text:p>
      <text:p text:style-name="P4">
Modified Time: 2023-07-11T15:17:46+03:00</text:p>
      <text:p text:style-name="P4">
Description: In the occupied Novooleksiyivka in Kherson region, where there was a hit by ammunition, the military of the Russian Federation is not allowed. - Ukrinform.</text:p>
      <text:p text:style-name="P4">
Images: ['<text:a xlink:type="simple" xlink:href="https://static.ukrinform.com/photos/2022_11/thumb_files/630_360_1668461240-442.jpg" text:style-name="Internet_20_link" text:visited-style-name="Visited_20_Internet_20_Link">
630_360_16684...</text:a>
']</text:p>
      <text:p text:style-name="P4">
Tags: ['Херсонщина', 'Боєприпаси', 'Війна з Росією']</text:p>
      <text:p text:style-name="P4">
Type: Article</text:p>
      <!--METADATA-->
      <text:p text:style-name="P4">
<draw:frame draw:style-name="fr1" draw:name="Image64" text:anchor-type="as-char" svg:width="6.9236in" svg:height="3.956343in" draw:z-index="0">
<draw:image xlink:href="../Images/yкринформ/2023-07-11T15-17-46-03-00/630_360_1668461240-442.jpg" xlink:type="simple" xlink:show="embed" xlink:actuate="onLoad" draw:mime-type="image/jpeg"/>
</draw:frame>
Vokupoped Novooleksiyivka in Kherson region, where there was a hit by the warehouse, the military of the Russian Federation is not allowed.</text:p>
      <text:p text:style-name="P4">
As Ukrinform reports, it reports <text:a xlink:type="simple" xlink:href="http://t.me/genichua/12764" text:style-name="Internet_20_link" text:visited-style-name="Visited_20_Internet_20_Link">
Genichesk UA</text:a>
.</text:p>
      <text:p text:style-name="P4">
“Our readers report the situation in Novooleksiyivka, where tonight" cotton "at the former coal warehouse of the railway station, transformed by rashists into ammunition depots, was tonight. Detonation lasted more than 3 hours. Now in the village is calm, but it is blocked by the Russian military - none in Novooleksiyivka is not allowed, ” - the message reads.</text:p>
      <text:p text:style-name="P4">
As it is noted, residents of houses, who, along with the ammunition deposits of the Izzalnitsa, were evacuated to the center of Novooleksiyivka. After ceaseflowing, Russian soldiers ran around the homes and told people to take documents and the most necessary things and go to the center of the village.</text:p>
      <text:p text:style-name="P4">
Some people were evacuated to the center of Novooleksiyivka. Damages are beaten and roofs, people are all alive.</text:p>
      <text:p text:style-name="P4">
<text:span text:style-name="T4">
 Read also: </text:span>
 [in Mariupol Russians arrange <text:span text:style-name="T4">
 warehouses </text:span>
 Fails in the middle(https://www.ukrinform.ua/rubric-regions/3733970-u-mariupoli-rosiani-oblastovuut-skladi-z-boekomplektami-posered-zitlovoi-zabudovi.html)As <text:a xlink:type="simple" xlink:href="https://www.ukrinform.ua/rubric-regions/3734238-v-okupovanij-novooleksiivci-na-hersonsini-znisili-sklad-rosijskih-boepripasiv.html" text:style-name="Internet_20_link" text:visited-style-name="Visited_20_Internet_20_Link">
reported</text:a>
Ukrinform, in <text:a xlink:type="simple" xlink:href="https://www.ukrinform.ua/tag-hersonsina" text:style-name="Internet_20_link" text:visited-style-name="Visited_20_Internet_20_Link">
Kherson region</text:a>
In temporary occupying warriors, the composition of enemy ammunition was destroyed. At night, the area of the elevator, the deo -owners arranged a composition of ammunition, attacked UAV. The detonation of the projectile was more than 3 hours.</text:p>
      <text:p text:style-name="P4">
News Source: <text:a xlink:type="simple" xlink:href="https://www.ukrinform.ua/rubric-regions/3734364-zagarbniki-zablokuvali-novooleksiivku-na-hersonsini-de-bulo-vlucanna-po-skladu-boepripasiv-zmi.html" text:style-name="Internet_20_link" text:visited-style-name="Visited_20_Internet_20_Link">
https://www.ukrinform.ua/rubric-regions/3734364-zagarbniki-zablokuvali-novooleksiivku-na-hersonsini-de-bulo-vlucanna-po-skladu-boepripasiv-zmi.html</text:a>
</text:p>
      <!--NEWS-->
      <text:h text:style-name="P10" text:outline-level="1">
<text:span text:style-name="T4">
The State Department explained what allies are expecting from Ukraine on the way to NATO membership</text:span>
</text:h>
      <text:p text:style-name="P4">
Authors: Ukrinform (Person)</text:p>
      <text:p text:style-name="P4">
Publisher: Укринформ (Organization)</text:p>
      <text:p text:style-name="P4">
Published Time: 2023-07-11T15:22:00+03:00</text:p>
      <text:p text:style-name="P4">
Modified Time: 2023-07-11T23:22:00+03:00</text:p>
      <text:p text:style-name="P4">
Description: Ukraine has made important progress in the implementation of reforms, but it is necessary to take additional steps to meet all the requirements for NATO membership. In addition, during the war it is necessary to focus on increasing Ukraine's defense capabilities. - Ukrinform.</text:p>
      <text:p text:style-name="P4">
Images: ['<text:a xlink:type="simple" xlink:href="https://static.ukrinform.com/photos/2023_07/thumb_files/630_360_1688595029-316.jpg" text:style-name="Internet_20_link" text:visited-style-name="Visited_20_Internet_20_Link">
630_360_16885...</text:a>
']</text:p>
      <text:p text:style-name="P4">
Tags: ['НАТО', 'США', 'Україна', 'Держдеп']</text:p>
      <text:p text:style-name="P4">
Type: Article</text:p>
      <!--METADATA-->
      <text:p text:style-name="P4">
<draw:frame draw:style-name="fr1" draw:name="Image65" text:anchor-type="as-char" svg:width="6.9236in" svg:height="3.956343in" draw:z-index="0">
<draw:image xlink:href="../Images/yкринформ/2023-07-11T15-22-00-03-00/630_360_1688595029-316.jpg" xlink:type="simple" xlink:show="embed" xlink:actuate="onLoad" draw:mime-type="image/jpeg"/>
</draw:frame>
Ukrainian is important progress in the implementation of reforms, but it is necessary to take additional steps to meet all the requirements for NATO membership. In addition, during the war it is necessary to focus on increased defense capabilities of Ukraine.</text:p>
      <text:p text:style-name="P4">
Such prospects for Ukraine's membership in NATO outlined on Tuesday a spokesman of the US US Matthew Miller, reports Ukrinform's own correspondent.</text:p>
      <text:p text:style-name="P4">
"We have taken over these obligations to Ukraine, because Ukraine demonstrates important reforms," the State Department representative said, commenting on NATO summit in Vilnius.</text:p>
      <text:p text:style-name="P4">
<text:span text:style-name="T4">
 Read also: </text:span>
 <text:span text:style-name="T4">
 [NATO membership in NATO does not depend on the requirements of Russia - State Department)(https://www.ukrinform.ua/rubric-polytics/3734553-clenstvo-ukraini-v-nato-ne-zalezit-vid-vimog-ta-rozrahunkiv-rosii-derzdep.html)</text:span>
</text:p>
      <text:p text:style-name="P4">
However, he said, there are other important steps that Ukraine should take to meet all the requirements of NATO member states.</text:p>
      <text:p text:style-name="P4">
At the same time, he emphasized that the process of integration into the Alliance is not the only important thing in the context of decisions in Ukraine at a summit in Vilnius.</text:p>
      <text:p text:style-name="P4">
“It is impossible to pay attention to the fact that they are in the war with Russia, and we are micro -provision of the necessary security in the field of security to help them win the victory in this war. This is the number one task, most importantly, ”Miller said.</text:p>
      <text:p text:style-name="P4">
<text:span text:style-name="T4">
 Read also: </text:span>
 <text:span text:style-name="T4">
 <text:a xlink:type="simple" xlink:href="https://www.ukrinform.ua/rubric-polytics/3734523-souzniki-po-alansu-pidtverdili-so-majbutne-ukraini-u-nato.html" text:style-name="Internet_20_link" text:visited-style-name="Visited_20_Internet_20_Link">
allies on the Alliance confirmed that the future of Ukraine -in NATO</text:a>
</text:span>
</text:p>
      <text:p text:style-name="P4">
Another important task, he said, is to provide Ukrainian military assistance. This is necessary for Ukraine to "Moglavlovin its defense sector and provide long -term effect."</text:p>
      <text:p text:style-name="P4">
After that, discussions will be continued with the Ukrainian side to implement reforms to acquire full membership in NATO, which should be carried out not only in the US opinion but also other allies.</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The State Department representative also stressed that the Alliance is ready to help Ukraine fulfill the necessary conditions in the process of Euro -Atlantic integration.</text:p>
      <text:p text:style-name="P4">
News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The contractor will be judged in Kiev for unauthorized construction and lock of the entrance to the shelter</text:span>
</text:h>
      <text:p text:style-name="P4">
Authors: Ukrinform (Person)</text:p>
      <text:p text:style-name="P4">
Publisher: Укринформ (Organization)</text:p>
      <text:p text:style-name="P4">
Published Time: 2023-07-11T15:24:59+03:00</text:p>
      <text:p text:style-name="P4">
Modified Time: 2023-07-11T15:24:59+03:00</text:p>
      <text:p text:style-name="P4">
Description: In Kiev, the head of the contracting organization will be tried in assistance in unauthorized construction and blocking the entrance to the shelter, resulting in the threat of death of people in the conditions of armed aggression of the Russian Federation against Ukraine.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КМДА', 'Суд', 'Суднобудівництво', 'Укриття']</text:p>
      <text:p text:style-name="P4">
Type: Article</text:p>
      <!--METADATA-->
      <text:p text:style-name="P4">
<draw:frame draw:style-name="fr1" draw:name="Image66" text:anchor-type="as-char" svg:width="6.9236in" svg:height="3.956343in" draw:z-index="0">
<draw:image xlink:href="../Images/yкринформ/2023-07-11T15-24-59-03-00/630_360_1543929001-282.jpg" xlink:type="simple" xlink:show="embed" xlink:actuate="onLoad" draw:mime-type="image/jpeg"/>
</draw:frame>
The head of the contracting organization will be in Kiev in assistance in unauthorized building and blocking the entrance to the shelter, resulting in the threat of people in the conditions of armed aggression of the Russian Federation against Ukraine.</text:p>
      <text:p text:style-name="P4">
According to Ukrinform, the Kyiv City Prosecutor's Office reports in <text:a xlink:type="simple" xlink:href="https://t.me/kyiv_pro_office/2133" text:style-name="Internet_20_link" text:visited-style-name="Visited_20_Internet_20_Link">
telegram</text:a>
 <text:a xlink:type="simple" xlink:href="https://t.me/kyiv_pro_office/2133" text:style-name="Internet_20_link" text:visited-style-name="Visited_20_Internet_20_Link">
 .</text:a>
</text:p>
      <text:p text:style-name="P4">
Holosiivskyi District Prosecutor's Office <text:a xlink:type="simple" xlink:href="https://www.ukrinform.ua/tag-kiiv" text:style-name="Internet_20_link" text:visited-style-name="Visited_20_Internet_20_Link">
Kiev</text:a>
He sent an indictment to the court regarding the head of the contracting organization for prosecution in assisting in the unauthorized construction and creation of threatening people in the face of armed aggression(Part 5 of Art. 27, Part 3st. 197-1, Part 1 of Art. 275 of the Criminal Code of Ukraine).</text:p>
      <text:p text:style-name="P4">
Будівельна компанія у 2017 році уклала з Київською міською державноюадміністрацією договори про оренду двох земельних ділянок на вулиціВасильківській.</text:p>
      <text:p text:style-name="P4">
<text:span text:style-name="T4">
Читайте також:</text:span>
 <text:a xlink:type="simple" xlink:href="https://www.ukrinform.ua/rubric-regions/3732775-na-harkivsini-skasuvali-zaboronu-na-masovi-zahodi-u-budivlah-z-ukrittami.html" text:style-name="Internet_20_link" text:visited-style-name="Visited_20_Internet_20_Link">
 На Харківщині скасували заборону на масові заходи убудівлях з <text:span text:style-name="T4">
укриття</text:span>
 ми </text:a>
Further in this territory began to build a trade, entertainment and sports complex with underground parking, cinema and residential buildings.</text:p>
      <text:p text:style-name="P4">
In this case, the tenant seized the part of the neighboring plot, which is used by the National Center of Alexander Dovzhenko.</text:p>
      <text:p text:style-name="P4">
In the future, the employees of the contracting organization blocked the entrance to the located nations of the shelter, damaged communications and partially destroyed the overlapping, which created the threat of death of people in war.</text:p>
      <text:p text:style-name="P4">
<text:span text:style-name="T4">
 Read also: </text:span>
 <text:a xlink:type="simple" xlink:href="https://www.ukrinform.ua/rubric-regions/3732387-u-lvovi-cilodobovo-ne-zacinatimut-ukritta.html" text:style-name="Internet_20_link" text:visited-style-name="Visited_20_Internet_20_Link">
in Lviv around the clock will not close <text:span text:style-name="T4">
 shelter </text:span>
</text:a>
Earlier, within the same proceedings, the prosecutor's office directed to court an indictment against an expert director of the worker, whose actions were qualified under Part 3 of Art. 197-1 and Part 1 of Art. 275 of the Criminal Code of Ukraine.</text:p>
      <text:p text:style-name="P4">
As reported by Ukrinform, Kyiv Mayor Vitaliy Klitschko reported that <text:a xlink:type="simple" xlink:href="https://www.ukrinform.ua/rubric-kyiv/3718229-klicko-pereviriv-ukritta-u-golosiivskomu-rajoni-stolici.html" text:style-name="Internet_20_link" text:visited-style-name="Visited_20_Internet_20_Link">
checking of shelters in Holosiivskyi district</text:a>
Kyiv showed that part of the basement is privately owned or rented, some are not equipped or at night.</text:p>
      <text:p text:style-name="P4">
News Source: <text:a xlink:type="simple" xlink:href="https://www.ukrinform.ua/rubric-kyiv/3734368-u-kievi-suditimut-pidradnika-za-samovilne-budivnictvo-i-blokuvanna-vhodu-do-ukritta.html" text:style-name="Internet_20_link" text:visited-style-name="Visited_20_Internet_20_Link">
https://www.ukrinform.ua/rubric-kyiv/3734368-u-kievi-suditimut-pidradnika-za-samovilne-budivnictvo-i-blokuvanna-vhodu-do-ukritta.html</text:a>
</text:p>
      <!--NEWS-->
      <text:h text:style-name="P10" text:outline-level="1">
<text:span text:style-name="T4">
In Vilnius, an exhibition about Russian military crimes in Ukraine was opened</text:span>
</text:h>
      <text:p text:style-name="P4">
Authors: Ukrinform (Person)</text:p>
      <text:p text:style-name="P4">
Publisher: Укринформ (Organization)</text:p>
      <text:p text:style-name="P4">
Published Time: 2023-07-11T15:28:00+03:00</text:p>
      <text:p text:style-name="P4">
Modified Time: 2023-07-11T17:28:00+03:00</text:p>
      <text:p text:style-name="P4">
Description: In Vilnius, where the NATO summit took place on July 11-12, the exhibition of Russian War Crimes ("Russian Military Crimes") began. - Ukrinform.</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68" text:anchor-type="as-char" svg:width="6.9236in" svg:height="3.956343in" draw:z-index="0">
<draw:image xlink:href="../Images/yкринформ/2023-07-11T15-28-00-03-00/630_360_1689085566-7158.jpeg" xlink:type="simple" xlink:show="embed" xlink:actuate="onLoad" draw:mime-type="image/jpeg"/>
</draw:frame>
NATO's Summit is the exhibition of the exhibition Russian War Crimes on July 11-12("Russian war crimes").</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It has been proven not only by scary numbers, videos and photographs of non -reinforced and tortured Ukrainians, divided Ukrainian cities and object critical infrastructure, but this is a fact ascertained in numerous international decisions and resolutions.</text:p>
      <text:p text:style-name="P4">
The head of OP recalled that this aggressor has advocated the conquest and destruction of Ukraine almost the whole history of its existence.</text:p>
      <text:p text:style-name="P4">
He stressed that the creation of a special international tribunal to investigate the crime of Russia's aggression against Ukraine would be the most important step in the way to stop impunity.</text:p>
      <text:p text:style-name="P4">
“I urge you to support Ukraine in this matter and start searching for ahead. We must act collectively to protect not only the life of Ukrainian children and mothers who are potential, in no way wine sacrifices of the next Russian bombardment ”, - said the head of the OP.</text:p>
      <text:p text:style-name="P4">
</text:p>
      <text:p text:style-name="P4">
Prime Minister of Ukraine Denis Shmigal informed at the opening ceremony that Ukraine registered 113,000 Russian crimes, from the beginning of the full-scale invasion of Russia in Ukraine has been killed at least 10 500 civilians.</text:p>
      <text:p text:style-name="P4">
"We have together, coordinated and consistently develop the mechanism of attracting an aggressor to justice. We are already doing it - our answer is the creation of a special international tribunal that will hold the above -political leadership terrible, "the head of government emphasized.</text:p>
      <text:p text:style-name="P4">
<text:span text:style-name="T4">
 Read also: </text:span>
 <text:a xlink:type="simple" xlink:href="https://www.ukrinform.ua/rubric-regions/3730468-u-buci-stvorili-instalaciu-v-pamat-pro-zagiblih-meskanciv.html" text:style-name="Internet_20_link" text:visited-style-name="Visited_20_Internet_20_Link">
in Bucha created the installation in memory of the fallen slices</text:a>
In turn, the speaker of the Seimas of the Republic of Lithuania, Victoria Chmilite-Nielsen, has to make it so that after 500 days of war, it is undigested simply on the news tape, which human suffering may remain unimaginable.</text:p>
      <text:p text:style-name="P4">
“We all have to combine our efforts to achieve justice. Ascension is very important. When Ukraine wins, peace must be fair, which means that military criminals should be held accountable, "the leader of the Seimas was recalled.</text:p>
      <text:p text:style-name="P4">
It added: "Another important element of justice is that we must say that in the future architecture of international relations, no country will be able to behave as Russia, which for many years to test with tolerance, impunity using three key elements - dependence of eating, nuclear blackmailing and illusions. that were very comfortable for the Western world. "</text:p>
      <text:p text:style-name="P4">
<text:span text:style-name="T4">
 Read also: </text:span>
 <text:a xlink:type="simple" xlink:href="https://www.ukrinform.ua/rubric-world/3734386-prezidentka-ep-zgadala-pro-vijnu-rosii-proti-ukraini-pid-cas-promovi-pro-srebrenicu.html" text:style-name="Internet_20_link" text:visited-style-name="Visited_20_Internet_20_Link">
EP President mentioned Russia's war against Ukraine during the speech on Srebrenica</text:a>
The exhibition started work on July 10. Its organization was provided by the Viktorpinchuk and PinchukArtCentre Foundation in partnership with the Presidential Office and the Embassy of Ukraine in Lithuania.</text:p>
      <text:p text:style-name="P4">
It was reported that NATO summit takes place in Vilnius on July 11-12. President Volodymyr Zelenskyy arrived on Tuesday of the Lithuanian capital.</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Ukrnafta started drilling a new well in Lviv region</text:span>
</text:h>
      <text:p text:style-name="P4">
Authors: Ukrinform (Person)</text:p>
      <text:p text:style-name="P4">
Publisher: Укринформ (Organization)</text:p>
      <text:p text:style-name="P4">
Published Time: 2023-07-11T15:28:16+03:00</text:p>
      <text:p text:style-name="P4">
Modified Time: 2023-07-11T15:28:16+03:00</text:p>
      <text:p text:style-name="P4">
Description: PJSC “Ukrnafta” drills the oil well # 105 on the Verkhnoslovetsky field in the Lviv region. - Ukrinform.</text:p>
      <text:p text:style-name="P4">
Images: ['<text:a xlink:type="simple" xlink:href="https://static.ukrinform.com/photos/2023_07/thumb_files/630_360_1689078228-394.jpg" text:style-name="Internet_20_link" text:visited-style-name="Visited_20_Internet_20_Link">
630_360_16890...</text:a>
']</text:p>
      <text:p text:style-name="P4">
Tags: ['Економіка', 'Укрнафта', 'Свердловина']</text:p>
      <text:p text:style-name="P4">
Type: Article</text:p>
      <!--METADATA-->
      <text:p text:style-name="P4">
<draw:frame draw:style-name="fr1" draw:name="Image70" text:anchor-type="as-char" svg:width="6.9236in" svg:height="3.956343in" draw:z-index="0">
<draw:image xlink:href="../Images/yкринформ/2023-07-11T15-28-16-03-00/630_360_1689078228-394.jpg" xlink:type="simple" xlink:show="embed" xlink:actuate="onLoad" draw:mime-type="image/jpeg"/>
</draw:frame>
PJSC “Ukrnafta” drilling the oil well # 105 at the Upper Masslovetsky Promotion in Lviv region.</text:p>
      <text:p text:style-name="P4">
According to Ukrinform, the press service [company] reports it(http://www.ukrnafta.com/ukrnafta-rozpochala-burinnya-novoi-sverdlovini-na-lvivshhini).</text:p>
      <text:p text:style-name="P4">
“The works have begun with the ahead of the schedule and as of today, half the path has been traveled - 1084 meters are already drilled out of the planned 2213 meters. The commissioning is planned in August 2023. Expected initial oil debit - 24.3 tons per day, ”the testimony reads.</text:p>
      <text:p text:style-name="P4">
It is noted that the cost of construction is UAH 105 million, the payback period- from 2 to 2.6 years. The well is projected that the well will work at least 15 years.</text:p>
      <text:p text:style-name="P4">
In total, 4 new wells will be built on the Verkhnoslovetsky deposit and 5 more - in the following - both sloping and scald.</text:p>
      <text:p text:style-name="P4">
“Purpose <text:a xlink:type="simple" xlink:href="https://www.ukrinform.ua/tag-ukrnafta" text:style-name="Internet_20_link" text:visited-style-name="Visited_20_Internet_20_Link">
Ukrnafta</text:a>
- to achieve Ukraine's energy independence in hydrocarbons. We need to produce our own resource to ensure the internal consumption of critical industries for the economy, ”the company added.</text:p>
      <text:p text:style-name="P4">
<text:span text:style-name="T4">
 Read also: </text:span>
 <text:a xlink:type="simple" xlink:href="https://www.ukrinform.ua/rubric-economy/3731731-v-ukraini-zapustili-tri-gazovi-sverdlovini.html" text:style-name="Internet_20_link" text:visited-style-name="Visited_20_Internet_20_Link">
in Ukraine launched three gas <text:span text:style-name="T4">
 wells </text:span>
</text:a>
As reported, PJSC “Ukrnafta” has selected 20 deposits in the east and west of Ukraine, which plans to attract investors.</text:p>
      <text:p text:style-name="P4">
News Source: <text:a xlink:type="simple" xlink:href="https://www.ukrinform.ua/rubric-ato/3734371-ukrnafta-rozpocala-burinna-novoi-sverdlovini-na-lvivsini.html" text:style-name="Internet_20_link" text:visited-style-name="Visited_20_Internet_20_Link">
https://www.ukrinform.ua/rubric-ato/3734371-ukrnafta-rozpocala-burinna-novoi-sverdlovini-na-lvivsini.html</text:a>
</text:p>
      <!--NEWS-->
      <text:h text:style-name="P10" text:outline-level="1">
<text:span text:style-name="T4">
Pentagon increases the fight against dipfeyks</text:span>
</text:h>
      <text:p text:style-name="P4">
Authors: Ukrinform (Person)</text:p>
      <text:p text:style-name="P4">
Publisher: Укринформ (Organization)</text:p>
      <text:p text:style-name="P4">
Published Time: 2023-07-11T15:30:00+03:00</text:p>
      <text:p text:style-name="P4">
Modified Time: 2023-07-11T15:30:00+03:00</text:p>
      <text:p text:style-name="P4">
Description: The US Defense Defense has concluded a contract with DeepMedia startup on the detection of dipfeits based on artificial intelligence (AI).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Технології', 'Штучний інтелект', 'Діпфейк']</text:p>
      <text:p text:style-name="P4">
Type: Article</text:p>
      <!--METADATA-->
      <text:p text:style-name="P4">
<draw:frame draw:style-name="fr1" draw:name="Image71" text:anchor-type="as-char" svg:width="6.9236in" svg:height="3.956343in" draw:z-index="0">
<draw:image xlink:href="../Images/yкринформ/2023-07-11T15-30-00-03-00/630_360_1588051291-728.jpg" xlink:type="simple" xlink:show="embed" xlink:actuate="onLoad" draw:mime-type="image/jpeg"/>
</draw:frame>
US Defense Ministry has concluded a contract with Deep Media startup on detecting dipfeits based(Thor).</text:p>
      <text:p text:style-name="P4">
Про це повідомляє <text:a xlink:type="simple" xlink:href="https://www.foxbusiness.com/technology/pentagon-turns-ai-help-detect-deepfakes" text:style-name="Internet_20_link" text:visited-style-name="Visited_20_Internet_20_Link">
 Fox Business</text:a>
, reports Ukrinform.</text:p>
      <text:p text:style-name="P4">
The description of the contract states that the company should provide "rapid and accurately learning of dippers to counteract Russian and Chinese information".</text:p>
      <text:p text:style-name="P4">
"We have a contract for the development of machine learning algorithms, which are knowledgeable artificially generated or modified faces or votes in all the basic languages, regardless of race, age and gender, and embed this artificial intelligence into a platform that can be integrated in a broad sense in the US Ministry DeepMedia CEO Rerjul Gupta said.</text:p>
      <text:p text:style-name="P4">
According to him, DeepMedia systems help to detect Dipfeykivgenerative Artificial Intelligence and large language models.</text:p>
      <text:p text:style-name="P4">
<text:span text:style-name="T4">
 Read also: </text:span>
 <text:a xlink:type="simple" xlink:href="https://www.ukrinform.ua/rubric-world/3730347-roboti-i-stucnij-intelekt-zminat-hid-voen-general-milli.html" text:style-name="Internet_20_link" text:visited-style-name="Visited_20_Internet_20_Link">
work and <text:span text:style-name="T4">
 artificial </text:span>
 <text:span text:style-name="T4">
 intelligence </text:span>
 will change the course of wars -General Millie</text:a>
"Our detection algorithms were trained in millions of both real and trimmed samples in 50 in different languages, and we were able to determine with an accuracy of 99.5%, whether something is true, whether it was somehow manipulated with the help of AI," Gupta said.</text:p>
      <text:p text:style-name="P4">
DeepMedia Chief Operations Director Emma Brown noted that the Russian war in Ukraine has become a key example of the importance of multilingual detection of diops. In this context, she remembered Dipfeyk with President Vladimirzelensky, which appeared last year at the beginning of a long -scale war. “The only way that managed to detect the Dipfeyk is that the linguists knew that the accent was wrong. We can automate such moments in our system for our generative technology, ”she said.</text:p>
      <text:p text:style-name="P4">
Dipfeyk is a technique for synthesizing a person's image based on <text:a xlink:type="simple" xlink:href="https://www.ukrinform.ua/tag-stucnij-intelekt" text:style-name="Internet_20_link" text:visited-style-name="Visited_20_Internet_20_Link">
artificial intelligence. </text:a>
Used to connect and overlay some images and videos on other images of Abdomen.</text:p>
      <text:p text:style-name="P4">
News Source: <text:a xlink:type="simple" xlink:href="https://www.ukrinform.ua/rubric-technology/3734380-pentagon-posilue-borotbu-z-dipfejkami.html" text:style-name="Internet_20_link" text:visited-style-name="Visited_20_Internet_20_Link">
https://www.ukrinform.ua/rubric-technology/3734380-pentagon-posilue-borotbu-z-dipfejkami.html</text:a>
</text:p>
      <!--NEWS-->
      <text:h text:style-name="P10" text:outline-level="1">
<text:span text:style-name="T4">
Mavka's fees in Ukrainian rental reached more than ₴ 152.6 million</text:span>
</text:h>
      <text:p text:style-name="P4">
Authors: Ukrinform (Person)</text:p>
      <text:p text:style-name="P4">
Publisher: Укринформ (Organization)</text:p>
      <text:p text:style-name="P4">
Published Time: 2023-07-11T15:34:00+03:00</text:p>
      <text:p text:style-name="P4">
Modified Time: 2023-07-11T15:34:00+03:00</text:p>
      <text:p text:style-name="P4">
Description: Animation tape "Mavka. Forest song ”, according to the results of the nineteenth week, raised more than ₴ 152.6 million at the national rental. - Ukrinform.</text:p>
      <text:p text:style-name="P4">
Images: ['<text:a xlink:type="simple" xlink:href="https://static.ukrinform.com/photos/2023_03/thumb_files/630_360_1678086109-464.jpg" text:style-name="Internet_20_link" text:visited-style-name="Visited_20_Internet_20_Link">
630_360_16780...</text:a>
']</text:p>
      <text:p text:style-name="P4">
Tags: ['Кіно', 'Держкіно', 'Леся Українка', 'Мультфільм']</text:p>
      <text:p text:style-name="P4">
Type: Article</text:p>
      <!--METADATA-->
      <text:p text:style-name="P4">
<draw:frame draw:style-name="fr1" draw:name="Image72" text:anchor-type="as-char" svg:width="6.9236in" svg:height="3.956343in" draw:z-index="0">
<draw:image xlink:href="../Images/yкринформ/2023-07-11T15-34-00-03-00/630_360_1678086109-464.jpg" xlink:type="simple" xlink:show="embed" xlink:actuate="onLoad" draw:mime-type="image/jpeg"/>
</draw:frame>
Animation Naster "Mavka. Forest song ”, according to the results of the nineteenth week, the Vnional Property collected more than ₴ 152.6 million.</text:p>
      <text:p text:style-name="P4">
According to Ukrinform, the State Agency of Ukraine for Cinema reported on <text:a xlink:type="simple" xlink:href="https://www.facebook.com/ukrainefilmagency/posts/pfbid02JmoFqXBb8uc1KdSP2dNfo1yzgjmZunNLXpBxaDTrDHHS2Z83H2ojJmpYAKKZDM1tl" text:style-name="Internet_20_link" text:visited-style-name="Visited_20_Internet_20_Link">
Facebook</text:a>
.</text:p>
      <text:p text:style-name="P4">
Thus, according to Derzhkino, after the nineteenth week in the national rental cash meeting <text:a xlink:type="simple" xlink:href="https://www.ukrinform.ua/tag-kino" text:style-name="Internet_20_link" text:visited-style-name="Visited_20_Internet_20_Link">
cartoon</text:a>
"Dryad. Forest song »is 152 608 797 UAH.</text:p>
      <text:p text:style-name="P4">
The number of tickets sold reached 1 217 644.</text:p>
      <text:p text:style-name="P4">
"Dryad. The forest song "became more popular than Avatar, bypassing the second part of the world-famous hit by the number of tickets sold in local box office,"- said Derzhkino.</text:p>
      <text:p text:style-name="P4">
<text:span text:style-name="T4">
 Read also: </text:span>
 <text:a xlink:type="simple" xlink:href="https://www.ukrinform.ua/rubric-culture/3733938-cildren-kinofest-ogolosiv-cogoricnih-peremozciv.html" text:style-name="Internet_20_link" text:visited-style-name="Visited_20_Internet_20_Link">
Children Kinofest announced this year's winners</text:a>
As reported, animated <text:a xlink:type="simple" xlink:href="https://www.ukrinform.ua/tag-kino" text:style-name="Internet_20_link" text:visited-style-name="Visited_20_Internet_20_Link">
movie</text:a>
"Dryad. Forest Song "created with the support of Derzhkino and US Agency Sub -International Development(USAID). Кінотеатральну дистрибуцію в Україні здійснюєFILM.UA Distribution та Kinomania Film Distribution.</text:p>
      <text:p text:style-name="P4">
News Source: <text:a xlink:type="simple" xlink:href="https://www.ukrinform.ua/rubric-culture/3734372-zbori-mavki-v-ukrainskomu-prokati-sagnuli-bils-ak-1526-miljona.html" text:style-name="Internet_20_link" text:visited-style-name="Visited_20_Internet_20_Link">
https://www.ukrinform.ua/rubric-culture/3734372-zbori-mavki-v-ukrainskomu-prokati-sagnuli-bils-ak-1526-miljona.html</text:a>
</text:p>
      <!--NEWS-->
      <text:h text:style-name="P10" text:outline-level="1">
<text:span text:style-name="T4">
Yarmolenko and Shaparenko train on an individual program</text:span>
</text:h>
      <text:p text:style-name="P4">
Authors: Ukrinform (Person)</text:p>
      <text:p text:style-name="P4">
Publisher: Укринформ (Organization)</text:p>
      <text:p text:style-name="P4">
Published Time: 2023-07-11T15:37:56+03:00</text:p>
      <text:p text:style-name="P4">
Modified Time: 2023-07-11T15:37:56+03:00</text:p>
      <text:p text:style-name="P4">
Description: Sergei Bulets returned to the general group. - Ukrinform.</text:p>
      <text:p text:style-name="P4">
Images: ['<text:a xlink:type="simple" xlink:href="https://static.ukrinform.com/photos/2023_07/thumb_files/630_360_1689078868-907.jpeg" text:style-name="Internet_20_link" text:visited-style-name="Visited_20_Internet_20_Link">
630_360_16890...</text:a>
']</text:p>
      <text:p text:style-name="P4">
Tags: ['Ярмоленко', 'Динамо', 'Футбол', 'Микола Шапаренко']</text:p>
      <text:p text:style-name="P4">
Type: Article</text:p>
      <!--METADATA-->
      <text:p text:style-name="P4">
<draw:frame draw:style-name="fr1" draw:name="Image74" text:anchor-type="as-char" svg:width="6.9236in" svg:height="3.956343in" draw:z-index="0">
<draw:image xlink:href="../Images/yкринформ/2023-07-11T15-37-56-03-00/630_360_1689078868-907.jpeg" xlink:type="simple" xlink:show="embed" xlink:actuate="onLoad" draw:mime-type="image/jpeg"/>
</draw:frame>
The general group was returned by Sergei Bulets.</text:p>
      <text:p text:style-name="P4">
Winger Andrey Yarmolenko and midfielder Mykola Shaparenko trained the indigenous program during the evening training "Dynamo" on Monday, <text:a xlink:type="simple" xlink:href="https://fcdynamo.com/news/dinamo-v-avstriyi-ranok-u-zali-vechir-na-poli" text:style-name="Internet_20_link" text:visited-style-name="Visited_20_Internet_20_Link">
reports</text:a>
The club's press service, Ukrinform reports.</text:p>
      <text:p text:style-name="P4">
The medical headquarters gave the players a day of rest. Shaparenko and Yarmolenko were engaged in treadmill.</text:p>
      <text:p text:style-name="P4">
Also, Igor Gorbach was engaged in the gym separately from the team, which has stopped the first sparring of Kyivans. The forward is expected to be able to turn to work in a few days. At the same time, Sergei Bulets was engaged in the general group without any hike.</text:p>
      <text:p text:style-name="P4">
Dynamo conducts a training fee in Austria.</text:p>
      <text:p text:style-name="P4">
<text:span text:style-name="T4">
 Read also: </text:span>
 <text:a xlink:type="simple" xlink:href="https://www.ukrinform.ua/rubric-sports/3733310-armolenko-zabiv-persij-gol-za-dinamo-pisla-povernenna.html" text:style-name="Internet_20_link" text:visited-style-name="Visited_20_Internet_20_Link">
Yarmolenko scored the first goal for "<text:span text:style-name="T4">
 Dynamo </text:span>
" posting</text:a>
As reported by Ukrinform, the team of Mircea Lucescu defeated the Slovenian "Triglav"(9:0). Також на зборі в Австрії підопічні Луческу перемоглибухарестське «Динамо» (4:1)and defeated the Austrian Wolfsberger(8:0).Наступний спаринг кияни проведуть зі швейцарським «Янг Бойз» 12 липня.</text:p>
      <text:p text:style-name="P4">
Фото: fcdynamo.com</text:p>
      <text:p text:style-name="P4">
News Source: <text:a xlink:type="simple" xlink:href="https://www.ukrinform.ua/rubric-sports/3734376-armolenko-ta-saparenko-trenuutsa-za-individualnou-programou.html" text:style-name="Internet_20_link" text:visited-style-name="Visited_20_Internet_20_Link">
https://www.ukrinform.ua/rubric-sports/3734376-armolenko-ta-saparenko-trenuutsa-za-individualnou-programou.html</text:a>
</text:p>
      <!--NEWS-->
      <text:h text:style-name="P10" text:outline-level="1">
<text:span text:style-name="T4">
In Kherson, five people are injured because of shelling, among them a child</text:span>
</text:h>
      <text:p text:style-name="P4">
Authors: Ukrinform (Person)</text:p>
      <text:p text:style-name="P4">
Publisher: Укринформ (Organization)</text:p>
      <text:p text:style-name="P4">
Published Time: 2023-07-11T15:38:00+03:00</text:p>
      <text:p text:style-name="P4">
Modified Time: 2023-07-11T15:38:00+03:00</text:p>
      <text:p text:style-name="P4">
Description: It is known about the five victims of the Russian shelling of Kherson, among them - an 8 -year -old boy.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Обстріл', 'Війна з Росією']</text:p>
      <text:p text:style-name="P4">
Type: Article</text:p>
      <!--METADATA-->
      <text:p text:style-name="P4">
<draw:frame draw:style-name="fr1" draw:name="Image77" text:anchor-type="as-char" svg:width="6.9236in" svg:height="3.956343in" draw:z-index="0">
<draw:image xlink:href="../Images/yкринформ/2023-07-11T15-38-00-03-00/630_360_1654768443-794.jpg" xlink:type="simple" xlink:show="embed" xlink:actuate="onLoad" draw:mime-type="image/jpeg"/>
</draw:frame>
It is known that the victims of the Russian shelling of Kherson, among them - 8 -year -old.</text:p>
      <text:p text:style-name="P4">
According to Ukrinform, the chief of Kherson Ova Alexander Proplicudin reports in <text:a xlink:type="simple" xlink:href="https://t.me/olexandrprokudin/952" text:style-name="Internet_20_link" text:visited-style-name="Visited_20_Internet_20_Link">
telegram</text:a>
.</text:p>
      <text:p text:style-name="P4">
“It is known about five victims through Russian shelling <text:a xlink:type="simple" xlink:href="https://www.ukrinform.ua/tag-herson" text:style-name="Internet_20_link" text:visited-style-name="Visited_20_Internet_20_Link">
Kherson</text:a>
. Among them-an 8-year-old boy, a played injury of moderate severity. At the moment of the blow, he was in the courtyard of the house, ”Proudin said.</text:p>
      <text:p text:style-name="P4">
According to him, a 68-year-old man suffered serious injuries, who was buried in the head, neck, chest, arms and legs.</text:p>
      <text:p text:style-name="P4">
*!(https://www.ukrinform.ua/rubric-ato/3734311-rosiani-obstrilali-gumanitarnij-stab-u-hersoni-civilni-ne-postrazdali.html)In addition, a 56-year-old woman and a 52-year-old man were injured in moderate severity.</text:p>
      <text:p text:style-name="P4">
Another man was injured in Kherson's suburbs - Kinddians.</text:p>
      <text:p text:style-name="P4">
All the victims were hospitalized, doctors provide them with the necessary help.</text:p>
      <text:p text:style-name="P4">
<text:span text:style-name="T5">
Derello:(This)](https://www.youtube.com/redirect?event=video_description&amp;redir_token=QUFFLUhqbjFXTmllZG9DVDg1M0QxTlljUHRPbllnX3ZoUXxBQ3Jtc0tua01oUW5sOVA5ZEM1dlltQWxDY3FHY0V0d1FCWHgzMkg4a3Z3LUFoNlFJZVlhZkJsbHFhLUZWalQ3LUtlTmt0LXJUbWdqX1Nwa013YWxfOFA2VEQxRFI2OWdYLVM3SVhlM3l3UzVRempreERIaGtTdw&amp;q=https%3A%2F%2Ft.me%2FkhersonskaODA%2F7892&amp;v=GGAyyUgaWqU)</text:span>
</text:p>
      <text:p text:style-name="P4">
As <text:a xlink:type="simple" xlink:href="https://www.ukrinform.ua/rubric-ato/3734324-rosiani-kriut-vognem-zitlovi-kvartali-hersona-e-poraneni.html" text:style-name="Internet_20_link" text:visited-style-name="Visited_20_Internet_20_Link">
reported</text:a>
Ukrinform, the military of the Kherson residential quarters. It is known about the enthusiasm in the humanitarian headquarters at least five houses.</text:p>
      <text:p text:style-name="P4">
News Source: <text:a xlink:type="simple" xlink:href="https://www.ukrinform.ua/rubric-regions/3734378-u-hersoni-cerez-obstrili-poraneni-patero-ludej-sered-nih-ditina.html" text:style-name="Internet_20_link" text:visited-style-name="Visited_20_Internet_20_Link">
https://www.ukrinform.ua/rubric-regions/3734378-u-hersoni-cerez-obstrili-poraneni-patero-ludej-sered-nih-ditina.html</text:a>
</text:p>
      <!--NEWS-->
      <text:h text:style-name="P10" text:outline-level="1">
<text:span text:style-name="T4">
Pyongyang demands cancel the decision of the United States to provide Ukraine with cassette ammunition</text:span>
</text:h>
      <text:p text:style-name="P4">
Authors: Ukrinform (Person)</text:p>
      <text:p text:style-name="P4">
Publisher: Укринформ (Organization)</text:p>
      <text:p text:style-name="P4">
Published Time: 2023-07-11T15:41:43+03:00</text:p>
      <text:p text:style-name="P4">
Modified Time: 2023-07-11T15:41:43+03:00</text:p>
      <text:p text:style-name="P4">
Description: On Tuesday, North Korea has condemned US President Joe Baiden's decision to send cassette ammunition to Ukraine and demanded the immediate cancellation of this plan. - Ukrinform.</text:p>
      <text:p text:style-name="P4">
Images: ['<text:a xlink:type="simple" xlink:href="https://static.ukrinform.com/photos/2023_07/thumb_files/630_360_1689079238-380.jpg" text:style-name="Internet_20_link" text:visited-style-name="Visited_20_Internet_20_Link">
630_360_16890...</text:a>
']</text:p>
      <text:p text:style-name="P4">
Tags: ['КНДР', 'США', 'Україна', 'Боєприпаси']</text:p>
      <text:p text:style-name="P4">
Type: Article</text:p>
      <!--METADATA-->
      <text:p text:style-name="P4">
<draw:frame draw:style-name="fr1" draw:name="Image78" text:anchor-type="as-char" svg:width="6.9236in" svg:height="3.956343in" draw:z-index="0">
<draw:image xlink:href="../Images/yкринформ/2023-07-11T15-41-43-03-00/630_360_1689079238-380.jpg" xlink:type="simple" xlink:show="embed" xlink:actuate="onLoad" draw:mime-type="image/jpeg"/>
</draw:frame>
On Tuesday, Vladapivny Korea condemned US President Joe Baidenavidovidovidauvidoviduvid the cassette ammunition to Ukraine and demanded an immediate abolition of this plane.</text:p>
      <text:p text:style-name="P4">
As Ukrinform reports, it reports <text:a xlink:type="simple" xlink:href="http://www.reuters.com/world/north-korea-says-us-plan-send-cluster-munitions-ukraine-is-criminal-2023-07-11/" text:style-name="Internet_20_link" text:visited-style-name="Visited_20_Internet_20_Link">
Reuters</text:a>
.</text:p>
      <text:p text:style-name="P4">
"The fact that Biden acknowledged that this was a difficult decision indicates that he is aware of the catastrophic consequences of using cassette ammunition," the North Korea Foreign Minister Chho Gui's dream.</text:p>
      <text:p text:style-name="P4">
Chho on behalf of the Government <text:a xlink:type="simple" xlink:href="https://www.ukrinform.ua/tag-kndr" text:style-name="Internet_20_link" text:visited-style-name="Visited_20_Internet_20_Link">
DPRK</text:a>
US condemnation to offer Ukraine cassette ammunition, calling them a weapon of mass destruction and a "dangerous criminal act" that "will bring a new evil console."</text:p>
      <text:p text:style-name="P4">
"I demand that the United States decide to recall this decision immediately," the minister stressed.</text:p>
      <text:p text:style-name="P4">
The publication notes that North Korea, which was isolated from the world, established more connections with the Kremlin and supported Moscow after it invaded the Ukraine in February last year.</text:p>
      <text:p text:style-name="P4">
<text:span text:style-name="T4">
 Read also: </text:span>
 [Bulgaria Prime Minister - About <text:span text:style-name="T4">
 Cassette </text:span>
 AMERPORIES FOR THE UKRAINE: SUPPORTS IN BATE DRAWER(https://www.ukrinform.ua/rubric-polytics/3734362-premer-bolgarii-pro-kasetni-boepripasi-dla-ukraini-uspihi-v-bou-vazlivisi-za-konvencii.html)As reported by Ukrinform, earlier the US <text:a xlink:type="simple" xlink:href="https://www.ukrinform.ua/rubric-ato/3732967-bilij-dim-pidtverdiv-gotovnist-nadati-ukraini-kasetni-boepripasi.html" text:style-name="Internet_20_link" text:visited-style-name="Visited_20_Internet_20_Link">
declared</text:a>
that will supply Ukraine with cassette -taps to assist the Armed Forces in a counter -offensive.</text:p>
      <text:p text:style-name="P4">
The use of these weapons is controversy, above all, because a certain percent of explosive devices does not detonate, but remains on the ground and plays a serious threat to the population even for many years of warning.</text:p>
      <text:p text:style-name="P4">
In Washington, this connection assured that the percentage of refusal of ammunition, Yakovona transmit to Ukraine does not exceed 2.5% - compared to 30-40% of those that were considering Russian troops in Ukraine.</text:p>
      <text:p text:style-name="P4">
More than 100 countries have joined the treaty prohibiting cassette ammunition so -called Oslo Convention. The United States, Russia and Ukraine have not signed this agreement.</text:p>
      <text:p text:style-name="P4">
<text:span text:style-name="T5">
Foto: EPA</text:span>
</text:p>
      <text:p text:style-name="P4">
News Source: <text:a xlink:type="simple" xlink:href="https://www.ukrinform.ua/rubric-world/3734379-phenan-vimagae-skasuvati-risenna-ssa-pro-nadanna-ukraini-kasetnih-boepripasiv.html" text:style-name="Internet_20_link" text:visited-style-name="Visited_20_Internet_20_Link">
https://www.ukrinform.ua/rubric-world/3734379-phenan-vimagae-skasuvati-risenna-ssa-pro-nadanna-ukraini-kasetnih-boepripasiv.html</text:a>
</text:p>
      <!--NEWS-->
      <text:h text:style-name="P10" text:outline-level="1">
<text:span text:style-name="T4">
In the Netherlands, judges have declared reprimanded for an attempt to influence the MH17 process</text:span>
</text:h>
      <text:p text:style-name="P4">
Authors: Ukrinform (Person)</text:p>
      <text:p text:style-name="P4">
Publisher: Укринформ (Organization)</text:p>
      <text:p text:style-name="P4">
Published Time: 2023-07-11T15:42:00+03:00</text:p>
      <text:p text:style-name="P4">
Modified Time: 2023-07-11T15:42:00+03:00</text:p>
      <text:p text:style-name="P4">
Description: In the Netherlands, a judge working in Hague was declared reprimanded for an attempt to influence the decision of the judges in the case of MN17. - Ukrinform.</text:p>
      <text:p text:style-name="P4">
Images: ['<text:a xlink:type="simple" xlink:href="https://static.ukrinform.com/photos/2023_07/thumb_files/630_360_1689079421-144.jpg" text:style-name="Internet_20_link" text:visited-style-name="Visited_20_Internet_20_Link">
630_360_16890...</text:a>
']</text:p>
      <text:p text:style-name="P4">
Tags: ['Гаага', 'MH17', 'Нідерланди']</text:p>
      <text:p text:style-name="P4">
Type: Article</text:p>
      <!--METADATA-->
      <text:p text:style-name="P4">
<draw:frame draw:style-name="fr1" draw:name="Image79" text:anchor-type="as-char" svg:width="6.9236in" svg:height="3.956343in" draw:z-index="0">
<draw:image xlink:href="../Images/yкринформ/2023-07-11T15-42-00-03-00/630_360_1689079421-144.jpg" xlink:type="simple" xlink:show="embed" xlink:actuate="onLoad" draw:mime-type="image/jpeg"/>
</draw:frame>
UNIVERLANDS JUDGES WORKING IN HAZA was declared reprimanded for an attempt to influence the reconciliation of judges in the case of MN17.</text:p>
      <text:p text:style-name="P4">
About it reports Ukrinform with reference to <text:a xlink:type="simple" xlink:href="https://nos.nl/artikel/2482394-rechter-berispt-voor-poging-mh17-proces-te-beinvloeden-met-complottheorie" text:style-name="Internet_20_link" text:visited-style-name="Visited_20_Internet_20_Link">
nos</text:a>
.</text:p>
      <text:p text:style-name="P4">
“The judge tried to influence the judges in the case of MH17, spreading the theory among them. Therefore, the Supreme Court issued her written reprimand, ”the message said.</text:p>
      <text:p text:style-name="P4">
It is noted that disciplinary measures apply to judges very rarely.</text:p>
      <text:p text:style-name="P4">
The Supreme Court is a body that makes a decision on this issue.</text:p>
      <text:p text:style-name="P4">
<text:span text:style-name="T4">
 Read also: </text:span>
 <text:a xlink:type="simple" xlink:href="https://www.ukrinform.ua/rubric-world/3726997-avstralia-zaprovadit-sankcii-proti-vinnih-u-katastrofi-mh17.html" text:style-name="Internet_20_link" text:visited-style-name="Visited_20_Internet_20_Link">
Australia will impose sanctions against the perpetrators in the disaster <text:span text:style-name="T4">
 MH17 </text:span>
</text:a>
“The judge works as an adviser in a court in the Hague. Her brother wrote a book(Subsequently), in which he claims that the MH17 flight was not shot down by the Russian rocket in 2014, as the Netherlands Security Council and the Prosecutor's Office, which was confirmed by a court decision, was concluded, ”the message reads.</text:p>
      <text:p text:style-name="P4">
It is noted that the author of the book believes that a shotable plane is a matter of the hands of special services. He wanted to influence the book in the book that other prosecutors who focus on other suspects would be involved in the case.</text:p>
      <text:p text:style-name="P4">
The judge attracted the attention of judges and prosecutors in the MMH17.</text:p>
      <text:p text:style-name="P4">
She also brought this book to the Prosecutor General and declared a "great screen process". The prosecutor's office was dissatisfied with this and informed its employer - the Court of Appeal.</text:p>
      <text:p text:style-name="P4">
According to the Supreme Court, it was found that an attempt to influence the course of the process of MH17. In doing so, the judge undermined the trust in authority and impartial staging power.</text:p>
      <text:p text:style-name="P4">
*!(https://www.ukrinform.ua/rubric-world/3721389-u-gaazi-rodici-zagiblih-rejsu-mh17-vlastuvali-akciu-protestu-navproti-rosijskogo-posolstva.html)The resolution on this occasion also states that the judge is free in the opinion of his opinion, but then it is necessary to take into account the "influence of these expression", especially if it questioned the judiciary.</text:p>
      <text:p text:style-name="P4">
The publication reports that the judge who received a written reprimand was transferred to the exclamation department to another.This decision was announced in the Netherlands on November 17, 2022.</text:p>
      <text:p text:style-name="P4">
<text:span text:style-name="T4">
 Read also: </text:span>
 <text:a xlink:type="simple" xlink:href="https://www.ukrinform.ua/rubric-world/3667607-niderlandi-viklikaut-posla-rf-dla-poasnen-sodo-roli-putina-u-spravi-mh17.html" text:style-name="Internet_20_link" text:visited-style-name="Visited_20_Internet_20_Link">
Netherlands call the Russian ambassador to explain Roliputin in the case <text:span text:style-name="T4">
 MH17 </text:span>
</text:a>
Girkin, Dubinsky and Kharchenko were found guilty of the MH17 Turkey Airplane by 298 people, and they were sentenced to life imprisonment. Lieutenant Colonel Grioleg Pulatov was justified.</text:p>
      <text:p text:style-name="P4">
The Passenger Boeing-777 "Malaysian Airlines", which operated the flight of MH17 Zamterdam to Kuala Lumpur, suffered a catastrophe in the temporarily occupied units of the region on July 17, 2014. On board the liner were 283 passengers of 15 crew members, all of them were killed.</text:p>
      <text:p text:style-name="P4">
The International Investigation Group concluded that the aircraft was shot down from the Buk's anti-aircraft missile system, which belongs to the 53rd anti-aircraft missile brigade of the Russian armed forces stationed in Kursk.</text:p>
      <text:p text:style-name="P4">
<text:span text:style-name="T5">
Foto: anp</text:span>
</text:p>
      <text:p text:style-name="P4">
News Source: <text:a xlink:type="simple" xlink:href="https://www.ukrinform.ua/rubric-world/3734382-u-niderlandah-suddi-ogolosili-doganu-za-sprobu-vplinuti-na-proces-mh17.html" text:style-name="Internet_20_link" text:visited-style-name="Visited_20_Internet_20_Link">
https://www.ukrinform.ua/rubric-world/3734382-u-niderlandah-suddi-ogolosili-doganu-za-sprobu-vplinuti-na-proces-mh17.html</text:a>
</text:p>
      <!--NEWS-->
      <text:h text:style-name="P10" text:outline-level="1">
<text:span text:style-name="T4">
Partial blackout reported in occupied Yalta</text:span>
</text:h>
      <text:p text:style-name="P4">
Authors: liveuamap (Language: en)</text:p>
      <text:p text:style-name="P4">
Time: 2023-07-11T15:43:59</text:p>
      <text:p text:style-name="P4">
Location: Yalta, (Latitude:44.49032 Longtitude:34.15375)</text:p>
      <text:p text:style-name="P4">
Videos: []</text:p>
      <text:p text:style-name="P4">
Images: []</text:p>
      <text:p text:style-name="P4">
Tags: ["Energy", "Central and Eastern Europe"]</text:p>
      <text:p text:style-name="P4">
Id: 22575424</text:p>
      <!--METADATA-->
      <text:p text:style-name="P4">
Partial blackout reported in occupied Yalta</text:p>
      <text:p text:style-name="P4">
News Collection Link: <text:a xlink:type="simple" xlink:href="https:\/\/liveuamap.com\/en\/2023\/11-july-partial-blackout-reported-in-occupied-yalta" text:style-name="Internet_20_link" text:visited-style-name="Visited_20_Internet_20_Link">
https:\/\/liveuamap.com\/en\/2023\/11-july-partial-blackout-reported-in-occupied-yalta</text:a>
</text:p>
      <text:p text:style-name="P4">
News Source: <text:a xlink:type="simple" xlink:href="https://t.me/rusbrief/135398" text:style-name="Internet_20_link" text:visited-style-name="Visited_20_Internet_20_Link">
https://t.me/rusbrief/135398</text:a>
</text:p>
      <!--NEWS-->
      <text:h text:style-name="P10" text:outline-level="1">
<text:span text:style-name="T4">
In Berdyansk an explosion came</text:span>
</text:h>
      <text:p text:style-name="P4">
Authors: Ukrinform (Person)</text:p>
      <text:p text:style-name="P4">
Publisher: Укринформ (Organization)</text:p>
      <text:p text:style-name="P4">
Published Time: 2023-07-11T15:46:00+03:00</text:p>
      <text:p text:style-name="P4">
Modified Time: 2023-07-11T15:46:00+03:00</text:p>
      <text:p text:style-name="P4">
Description: A explosion was heard in the temporarily occupied Berdyansk.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Бердянськ', 'Окупація', 'Вибух', 'Війна з Росією']</text:p>
      <text:p text:style-name="P4">
Type: Article</text:p>
      <!--METADATA-->
      <text:p text:style-name="P4">
<draw:frame draw:style-name="fr1" draw:name="Image80" text:anchor-type="as-char" svg:width="6.9236in" svg:height="3.956343in" draw:z-index="0">
<draw:image xlink:href="../Images/yкринформ/2023-07-11T15-46-00-03-00/630_360_1685868348-538.jpg" xlink:type="simple" xlink:show="embed" xlink:actuate="onLoad" draw:mime-type="image/jpeg"/>
</draw:frame>
The explosion was erected by the occupied Berdyansk.</text:p>
      <text:p text:style-name="P4">
About it in <text:a xlink:type="simple" xlink:href="https://t.me/berdmisk/3715" text:style-name="Internet_20_link" text:visited-style-name="Visited_20_Internet_20_Link">
telegram</text:a>
The Berdyansk military administration reports, Ukrinform reports.</text:p>
      <text:p text:style-name="P4">
"Berdyans reports that they have heard <text:a xlink:type="simple" xlink:href="https://www.ukrinform.ua/tag-vibuh" text:style-name="Internet_20_link" text:visited-style-name="Visited_20_Internet_20_Link">
explosion</text:a>
about 14 hours. We are waiting for details and official confirmation from the General Staff, "- the message reads.</text:p>
      <text:p text:style-name="P4">
<text:span text:style-name="T4">
 Read also: </text:span>
 [near Melitopol heard <text:span text:style-name="T4">
 explosion </text:span>
, previous(https://www.ukrinform.ua/rubric-regions/3733564-bila-melitopola-prolunav-vibuh-poperedno-na-bazi-zagarbnikiv.html)As it was reported, <text:a xlink:type="simple" xlink:href="https://www.ukrinform.ua/rubric-ato/3734243-u-berdansku-znisenij-gotel-de-jmovirno-zili-rosijski-generali-andrusenko.html" text:style-name="Internet_20_link" text:visited-style-name="Visited_20_Internet_20_Link">
in Berdyansk as a result of a hit actually destroyed the hotel</text:a>
where the Russian government leadership could live.</text:p>
      <text:p text:style-name="P4">
_ Photo illustrative_</text:p>
      <text:p text:style-name="P4">
News Source: <text:a xlink:type="simple" xlink:href="https://www.ukrinform.ua/rubric-ato/3734384-u-berdansku-prolunav-vibuh.html" text:style-name="Internet_20_link" text:visited-style-name="Visited_20_Internet_20_Link">
https://www.ukrinform.ua/rubric-ato/3734384-u-berdansku-prolunav-vibuh.html</text:a>
</text:p>
      <!--NEWS-->
      <text:h text:style-name="P10" text:outline-level="1">
<text:span text:style-name="T4">
The EP President mentioned Russia's war against Ukraine during a speech on Srebrenica</text:span>
</text:h>
      <text:p text:style-name="P4">
Authors: Ukrinform (Person)</text:p>
      <text:p text:style-name="P4">
Publisher: Укринформ (Organization)</text:p>
      <text:p text:style-name="P4">
Published Time: 2023-07-11T15:51:01+03:00</text:p>
      <text:p text:style-name="P4">
Modified Time: 2023-07-11T15:51:01+03:00</text:p>
      <text:p text:style-name="P4">
Description: The President of the European Parliament Robert Motzol in a speech on the occasion of the 28th anniversary of genocide in Bosnian Srebrenica mentioned the full-scale invasion of Russia into Ukraine. - Ukrinform.</text:p>
      <text:p text:style-name="P4">
Images: ['<text:a xlink:type="simple" xlink:href="https://static.ukrinform.com/photos/2022_03/thumb_files/630_360_1648018398-184.jpg" text:style-name="Internet_20_link" text:visited-style-name="Visited_20_Internet_20_Link">
630_360_16480...</text:a>
']</text:p>
      <text:p text:style-name="P4">
Tags: ['Європарламент', 'Україна', 'Війна з Росією']</text:p>
      <text:p text:style-name="P4">
Type: Article</text:p>
      <!--METADATA-->
      <text:p text:style-name="P4">
<draw:frame draw:style-name="fr1" draw:name="Image81" text:anchor-type="as-char" svg:width="6.9236in" svg:height="3.956343in" draw:z-index="0">
<draw:image xlink:href="../Images/yкринформ/2023-07-11T15-51-01-03-00/630_360_1648018398-184.jpg" xlink:type="simple" xlink:show="embed" xlink:actuate="onLoad" draw:mime-type="image/jpeg"/>
</draw:frame>
The President of the European Parliament Robert Metzol in a speech on the occasion of the 28-year-old genocide in Bosnian Srebrenica mentioned the full-scale labor of Russia in Ukraine.</text:p>
      <text:p text:style-name="P4">
Matzola said this in <text:a xlink:type="simple" xlink:href="http://multimedia.europarl.europa.eu/en/video/AV_I243854" text:style-name="Internet_20_link" text:visited-style-name="Visited_20_Internet_20_Link">
speech</text:a>
At the participation of the European Parliament on Tuesday, Ukrinform reports.</text:p>
      <text:p text:style-name="P4">
"Last weekend was 500 days from the beginning of a full -scale invasion of an independent and sovereign Ukraine - a war that demonstrated the cruelty of Putin and again brought war crimes and atrocities to our continent. Evroparlant will not close his eyes to war. In Srebrenica, ”Matzola said.</text:p>
      <text:p text:style-name="P4">
President <text:a xlink:type="simple" xlink:href="https://www.ukrinform.ua/tag-evroparlament" text:style-name="Internet_20_link" text:visited-style-name="Visited_20_Internet_20_Link">
European Parliament</text:a>
She was not the only one who remembered Ukraine during his speech in the European Parliament.</text:p>
      <text:p text:style-name="P4">
"Last year, what we saw in Irpen is the repetition of Srebrenica, that they saw in Bucha, it is the repetition of Srebrenica," - said Portuguese deputation of the European Parliament Paulo Rangzel.</text:p>
      <text:p text:style-name="P4">
<text:span text:style-name="T4">
 Read also: </text:span>
 <text:a xlink:type="simple" xlink:href="https://www.ukrinform.ua/rubric-world/3732744-ministri-usticii-g7-pidtverdili-pidtrimku-rozsliduvanna-voennih-zlociniv-rosian-v-ukraini.html" text:style-name="Internet_20_link" text:visited-style-name="Visited_20_Internet_20_Link">
G7 justice ministers confirmed the support of investigating the Russian crimes of Russians in Ukraine</text:a>
As reported by Ukrinform, in a joint statement of the High Representative/Vice -President of the European Commission, Josepa Borrel and European Commissar Olivergea, Russian crimes in Ukraine were compared to genocide in Srebrenica.</text:p>
      <text:p text:style-name="P4">
In July 1995, more than 8,000 Bosnian Muslims - men and boys - were captured and killed by the army of Bosnian Serbs near Srebrenitsa. Cemeas murder on a religious and ethnic feature to this day has been considered the most murder in Europe since the Second World War.</text:p>
      <text:p text:style-name="P4">
News Source: <text:a xlink:type="simple" xlink:href="https://www.ukrinform.ua/rubric-world/3734386-prezidentka-ep-zgadala-pro-vijnu-rosii-proti-ukraini-pid-cas-promovi-pro-srebrenicu.html" text:style-name="Internet_20_link" text:visited-style-name="Visited_20_Internet_20_Link">
https://www.ukrinform.ua/rubric-world/3734386-prezidentka-ep-zgadala-pro-vijnu-rosii-proti-ukraini-pid-cas-promovi-pro-srebrenicu.html</text:a>
</text:p>
      <!--NEWS-->
      <text:h text:style-name="P10" text:outline-level="1">
<text:span text:style-name="T4">
The government has allocated more than 140 million for prisoners from the reserve fund</text:span>
</text:h>
      <text:p text:style-name="P4">
Authors: Ukrinform (Person)</text:p>
      <text:p text:style-name="P4">
Publisher: Укринформ (Organization)</text:p>
      <text:p text:style-name="P4">
Published Time: 2023-07-11T15:53:00+03:00</text:p>
      <text:p text:style-name="P4">
Modified Time: 2023-07-11T15:53:00+03:00</text:p>
      <text:p text:style-name="P4">
Description: The government has allocated more than UAH 140 million from the State Budget Reserve for paying assistance to prisoners and their families. - Ukrinform.</text:p>
      <text:p text:style-name="P4">
Images: ['<text:a xlink:type="simple" xlink:href="https://static.ukrinform.com/photos/2022_09/thumb_files/630_360_1664184137-668.jpg" text:style-name="Internet_20_link" text:visited-style-name="Visited_20_Internet_20_Link">
630_360_16641...</text:a>
']</text:p>
      <text:p text:style-name="P4">
Tags: None</text:p>
      <text:p text:style-name="P4">
Type: Article</text:p>
      <!--METADATA-->
      <text:p text:style-name="P4">
<draw:frame draw:style-name="fr1" draw:name="Image82" text:anchor-type="as-char" svg:width="6.9236in" svg:height="3.956343in" draw:z-index="0">
<draw:image xlink:href="../Images/yкринформ/2023-07-11T15-53-00-03-00/630_360_1664184137-668.jpg" xlink:type="simple" xlink:show="embed" xlink:actuate="onLoad" draw:mime-type="image/jpeg"/>
</draw:frame>
The government has released more than UAH 140 million from the state budget reserve fund to pay prisoners and their families.</text:p>
      <text:p text:style-name="P4">
According to Ukrinform, the Ministry of Reintegration of the Temporarily -Coupled Territories of Ukraine reports this in <text:a xlink:type="simple" xlink:href="https://t.me/minre_ua/3740" text:style-name="Internet_20_link" text:visited-style-name="Visited_20_Internet_20_Link">
telegram</text:a>
.</text:p>
      <text:p text:style-name="P4">
“140.3 million hryvnias were allocated from the State Budget Reserve for financial assistance to persons who returned from captivity, as well as the families of those who are captured. The corresponding order was approved at the meeting of the number of July 11, ”the message reads.</text:p>
      <text:p text:style-name="P4">
In particular, the document provides 111.3 million hryvnias for the provision of annual state financial assistance to families of political prisoners, civilian hostages of and and wicked. It is paid in the amount of UAH 100,000 for each year of such persons in places of freedom.</text:p>
      <text:p text:style-name="P4">
<text:span text:style-name="T4">
 Read also: </text:span>
 <text:a xlink:type="simple" xlink:href="https://www.ukrinform.ua/rubric-society/3728835-rada-uhvalila-zakon-pro-doplati-ta-vidpustki-dla-vijskovih.html" text:style-name="Internet_20_link" text:visited-style-name="Visited_20_Internet_20_Link">
Council adopted a law on surcharges and vacations for military</text:a>
In addition, UAH 29 million will be aimed at paying 100 thousand hryvnias of one -time state financial assistance released from captivity.</text:p>
      <text:p text:style-name="P4">
Funds to the bank accounts of these persons will transfer the Ministry of Reintegration.</text:p>
      <text:p text:style-name="P4">
"The Ministry of Reintegration thanks the Ministry of Economy and the Ministry of Finance for cooperation to ensure the social protection of captured captivity and families of prisoners," the Ministry said.</text:p>
      <text:p text:style-name="P4">
As reported by Ukrinform, in June <text:a xlink:type="simple" xlink:href="https://www.ukrinform.ua/rubric-economy/3732137-minreintegracii-pererahuvalo-u-cervni-421-miljona-simam-polonenih.html" text:style-name="Internet_20_link" text:visited-style-name="Visited_20_Internet_20_Link">
Ministry of Reintegration listed 42.1 million of the families of prisoners</text:a>
 .</text:p>
      <text:p text:style-name="P4">
News Source: <text:a xlink:type="simple" xlink:href="https://www.ukrinform.ua/rubric-society/3734390-urad-vidiliv-z-rezervnogo-fondu-ponad-140-miljoniv-dla-polonenih.html" text:style-name="Internet_20_link" text:visited-style-name="Visited_20_Internet_20_Link">
https://www.ukrinform.ua/rubric-society/3734390-urad-vidiliv-z-rezervnogo-fondu-ponad-140-miljoniv-dla-polonenih.html</text:a>
</text:p>
      <!--NEWS-->
      <text:h text:style-name="P10" text:outline-level="1">
<text:span text:style-name="T4">
Emergency notifications with a loud signal send out SES - KSCA</text:span>
</text:h>
      <text:p text:style-name="P4">
Authors: Ukrinform (Person)</text:p>
      <text:p text:style-name="P4">
Publisher: Укринформ (Organization)</text:p>
      <text:p text:style-name="P4">
Published Time: 2023-07-11T15:55:00+03:00</text:p>
      <text:p text:style-name="P4">
Modified Time: 2023-07-11T15:55:00+03:00</text:p>
      <text:p text:style-name="P4">
Description: Emergency notifications with a loud signal of air alarm and other threats send the SES through its notification system. - Ukrinform.</text:p>
      <text:p text:style-name="P4">
Images: ['<text:a xlink:type="simple" xlink:href="https://static.ukrinform.com/photos/2021_08/thumb_files/630_360_1629187472-487.jpg" text:style-name="Internet_20_link" text:visited-style-name="Visited_20_Internet_20_Link">
630_360_16291...</text:a>
']</text:p>
      <text:p text:style-name="P4">
Tags: ['ДСНС', 'КМДА', 'Повітряна тривога']</text:p>
      <text:p text:style-name="P4">
Type: Article</text:p>
      <!--METADATA-->
      <text:p text:style-name="P4">
<draw:frame draw:style-name="fr1" draw:name="Image83" text:anchor-type="as-char" svg:width="6.9236in" svg:height="3.956343in" draw:z-index="0">
<draw:image xlink:href="../Images/yкринформ/2023-07-11T15-55-00-03-00/630_360_1629187472-487.jpg" xlink:type="simple" xlink:show="embed" xlink:actuate="onLoad" draw:mime-type="image/jpeg"/>
</draw:frame>
Emergency alert with a loud signal of air alarm and other threats to send a notification system.</text:p>
      <text:p text:style-name="P4">
About it in <text:a xlink:type="simple" xlink:href="https://t.me/KyivCityOfficial/7248" text:style-name="Internet_20_link" text:visited-style-name="Visited_20_Internet_20_Link">
telegram</text:a>
Informed the press service of the Kyiv City State Administration, reports Ukrinform.</text:p>
      <text:p text:style-name="P4">
"Emergency notifications with a loud signal about <text:a xlink:type="simple" xlink:href="https://www.ukrinform.ua/tag-povitrana-trivoga" text:style-name="Internet_20_link" text:visited-style-name="Visited_20_Internet_20_Link">
air alarm</text:a>
and other threats to the State Emergency Service of Ukraine because of its system, " - the message reads.</text:p>
      <text:p text:style-name="P4">
<text:span text:style-name="T4">
 Read also: </text:span>
 <text:a xlink:type="simple" xlink:href="https://www.ukrinform.ua/rubric-society/3729425-u-razi-teraktu-na-zaes-pracuvatimut-specialni-sistemi-opovisenna-lasko.html" text:style-name="Internet_20_link" text:visited-style-name="Visited_20_Internet_20_Link">
in the case of a terrorist attack on the ZPPU special systems <text:span text:style-name="T4">
 alert </text:span>
 - Lyashko</text:a>
The KSCA added that the city authorities of Kyiv reported only the air of the Kyiv Digital and Official Telegram-channel.</text:p>
      <text:p text:style-name="P4">
News Source: <text:a xlink:type="simple" xlink:href="https://www.ukrinform.ua/rubric-kyiv/3734388-ekstreni-spovisenna-z-gucnim-signalom-rozsilae-dsns-kmda.html" text:style-name="Internet_20_link" text:visited-style-name="Visited_20_Internet_20_Link">
https://www.ukrinform.ua/rubric-kyiv/3734388-ekstreni-spovisenna-z-gucnim-signalom-rozsilae-dsns-kmda.html</text:a>
</text:p>
      <!--NEWS-->
      <text:h text:style-name="P10" text:outline-level="1">
<text:span text:style-name="T4">
Psychological assistance to the military - in Kiev held a round table</text:span>
</text:h>
      <text:p text:style-name="P4">
Authors: Ukrinform (Person)</text:p>
      <text:p text:style-name="P4">
Publisher: Укринформ (Organization)</text:p>
      <text:p text:style-name="P4">
Published Time: 2023-07-11T15:55:27+03:00</text:p>
      <text:p text:style-name="P4">
Modified Time: 2023-07-11T15:55:27+03:00</text:p>
      <text:p text:style-name="P4">
Description: The nature of the work of a military psychologist in the Ukrainian army is different from the practice of other countries - Ukrainian military psychology is focused on primary care. - Ukrinform.</text:p>
      <text:p text:style-name="P4">
Images: ['<text:a xlink:type="simple" xlink:href="https://static.ukrinform.com/photos/2023_06/thumb_files/630_360_1686973159-865.jpg" text:style-name="Internet_20_link" text:visited-style-name="Visited_20_Internet_20_Link">
630_360_16869...</text:a>
']</text:p>
      <text:p text:style-name="P4">
Tags: ['Реабілітація', 'Військові', 'Війна з Росією', 'Психологічна допомога']</text:p>
      <text:p text:style-name="P4">
Type: Article</text:p>
      <!--METADATA-->
      <text:p text:style-name="P4">
<draw:frame draw:style-name="fr1" draw:name="Image85" text:anchor-type="as-char" svg:width="6.9236in" svg:height="3.956343in" draw:z-index="0">
<draw:image xlink:href="../Images/yкринформ/2023-07-11T15-55-27-03-00/630_360_1686973159-865.jpg" xlink:type="simple" xlink:show="embed" xlink:actuate="onLoad" draw:mime-type="image/jpeg"/>
</draw:frame>
The character of a military psychologist in the Ukrainian army differs from the practice of other countries - Ukrainian military psychology is focused on providing primary assistance.</text:p>
      <text:p text:style-name="P4">
She said this within a round table in <text:a xlink:type="simple" xlink:href="https://t.me/militarymediacenter/2494" text:style-name="Internet_20_link" text:visited-style-name="Visited_20_Internet_20_Link">
Military Media Center</text:a>
Natalia Melnyk, head of the department of operational psychological work in the troops of the Center for Moral and Psychological Support.</text:p>
      <text:p text:style-name="P4">
"The nature of the work <text:a xlink:type="simple" xlink:href="https://www.ukrinform.ua/tag-vijskovi" text:style-name="Internet_20_link" text:visited-style-name="Visited_20_Internet_20_Link">
military</text:a>
The psychologist in the Ukrainian army is different from the practice of other countries. Miczes focus on crisis psychology, on providing primary psychological assistance, ”she said.</text:p>
      <text:p text:style-name="P4">
Melnyk explained this by a large number of military people who were directly involved in the fighting. "We have a very high load, including psychological, Najuga servants," she said. According to her, a poigra of Rivne Rivne was introduced, thanks to which servicemen learn to assist one directly in positions.</text:p>
      <text:p text:style-name="P4">
*!(https://www.ukrinform.ua/rubric-society/3730107-rinok-nadanna-psihologicnih-poslug-potrebue-reguluvanna-i-kontrolu-ekspert.html)In addition, if the military has suffered a mental trauma, the faster and qualitative will be provided to him by psychological help, the less the traumatization of such a soviet will be, and then he will be able to return to the system.</text:p>
      <text:p text:style-name="P4">
In his turn, the head of the operational psychological work department 72 Central MPZ TRO Captain Andriy Karachevsky noted that military psychologists first and foremost give the soldiers support and transfer the skills of how to come out of weighted emotional states. "Feeling of fear, anxiety, anger, sorrows in battle these are natural reactions that can be arranged by appropriate psychological techniques. As we need to clean up weapons, do hygienic procedures, as well as we need to worry about moving mental health." The captain said.</text:p>
      <text:p text:style-name="P4">
</text:p>
      <text:p text:style-name="P4">
News Source: <text:a xlink:type="simple" xlink:href="https://www.ukrinform.ua/rubric-society/3734389-psihologicna-dopomoga-vijskovim-u-kievi-proveli-kruglij-stil.html" text:style-name="Internet_20_link" text:visited-style-name="Visited_20_Internet_20_Link">
https://www.ukrinform.ua/rubric-society/3734389-psihologicna-dopomoga-vijskovim-u-kievi-proveli-kruglij-stil.html</text:a>
</text:p>
      <!--NEWS-->
      <text:h text:style-name="P10" text:outline-level="1">
<text:span text:style-name="T4">
Almost 90% of Ukrainian business resort to tax optimization schemes</text:span>
</text:h>
      <text:p text:style-name="P4">
Authors: Ukrinform (Person)</text:p>
      <text:p text:style-name="P4">
Publisher: Укринформ (Organization)</text:p>
      <text:p text:style-name="P4">
Published Time: 2023-07-11T15:56:59+03:00</text:p>
      <text:p text:style-name="P4">
Modified Time: 2023-07-11T15:56:59+03:00</text:p>
      <text:p text:style-name="P4">
Description: More than half of the business believes that it is impossible to pay all taxes without so -called optimization in Ukraine, and up to 90% of enterprises resort to certain schemes. - Ukrinform.</text:p>
      <text:p text:style-name="P4">
Images: ['<text:a xlink:type="simple" xlink:href="https://static.ukrinform.com/photos/2023_07/thumb_files/630_360_1689079801-131.jpg" text:style-name="Internet_20_link" text:visited-style-name="Visited_20_Internet_20_Link">
630_360_16890...</text:a>
']</text:p>
      <text:p text:style-name="P4">
Tags: ['Бізнес', 'ПДВ', 'Податки', 'Реформа', 'Зарплата']</text:p>
      <text:p text:style-name="P4">
Type: Article</text:p>
      <!--METADATA-->
      <text:p text:style-name="P4">
<draw:frame draw:style-name="fr1" draw:name="Image87" text:anchor-type="as-char" svg:width="6.9236in" svg:height="3.956343in" draw:z-index="0">
<draw:image xlink:href="../Images/yкринформ/2023-07-11T15-56-59-03-00/630_360_1689079801-131.jpg" xlink:type="simple" xlink:show="embed" xlink:actuate="onLoad" draw:mime-type="image/jpeg"/>
</draw:frame>
More businessmen believe that it is impossible to pay all taxes without so -called optimization in Ukraine, and up to 90% of enterprises resort to certain schemes.</text:p>
      <text:p text:style-name="P4">
The results of the survey conducted by the survey conducted by the Infosapiens Research Agency, reported at a press conference at the Media Center Ukraine -Ukrinform Agency Expert Anastasia Shurenkova.</text:p>
      <text:p text:style-name="P4">
According to her, 500 owners and heads of enterprises - legal entities, which are registered and conduct the activities of the in Ukraine; Of these, 150 representatives of micro and small businesses and 200 - large and average. At the same time, 70% of respondents noted that they are not satisfied with the current system of taxation, and more than half consider it impossible to pay the taxes in full without the use of shadow schemes for "optimization".</text:p>
      <text:p text:style-name="P4">
<text:span text:style-name="T4">
 Read also: </text:span>
 <text:a xlink:type="simple" xlink:href="https://www.ukrinform.ua/rubric-economy/3732011-v-ukraini-ekonomicno-aktivnimi-e-lise-blizko-117-miljona-ludej.html" text:style-name="Internet_20_link" text:visited-style-name="Visited_20_Internet_20_Link">
in Ukraine only about 11.7 million people are economically active</text:a>
“When asked if most businesses can work in your sphere and pay all taxes without resorting to tax burden, 56% of those polled noted that this is not possible. The smaller business agrees with this. The most small tamicbusiness is affected, where this proportion is even greater. For example, 58% of the microbusan representatives are unrealistic to work without optimization, ”Shurenkova said.</text:p>
      <text:p text:style-name="P4">
She added that the proportion of those who answered unambiguously that working in their industries is still possible - only 9%. Even one in three responding respects: "Yes, to some extent."</text:p>
      <text:p text:style-name="P4">
"Hence the conclusion: almost 90% of domestic business resorts to certain schemes," the expert added.</text:p>
      <text:p text:style-name="P4">
The most common scheme she named the optimization of salary taxes(Tax payroll and a single social contribution). Однак доволі часто бізнесвдається і до схем оптимізації податку на прибуток та ПДВ.</text:p>
      <text:p text:style-name="P4">
При цьому українські підприємці переконані, що за умови продовження чинноїподаткової політики повний вихід бізнесу з “тіні” неможливий. Натомістьабсолютна більшість керівників і власників підприємств, за словами Шуренкової,підтримує проєкт Антикорупційної податкової реформи “10-10-10”, яка зробитьподаткову оптимізацію неефективною та непотрібною.</text:p>
      <text:p text:style-name="P4">
Among those surveyed, 84% agree to the need for reform. At the same time, 60%of respondents called the aspects of reform such as simplification of business administration and detacification of business activities. In addition, 77% of respondents spoke to reduce VAT rates and income tax up to 10% or lower. According to the survey participants, taxes also need to be reduced.</text:p>
      <text:p text:style-name="P4">
“When answering questions about which <text:a xlink:type="simple" xlink:href="https://www.ukrinform.ua/tag-podatki" text:style-name="Internet_20_link" text:visited-style-name="Visited_20_Internet_20_Link">
taxes</text:a>
It would be necessary to reduce to encourage business to give up scheme, 68% of those polled named wages. 50% of those polled, and for reducing the income tax - 44%. Every fifth is interviewed(19%)He believes that all three -tax should be reduced, ”the research materials said.</text:p>
      <text:p text:style-name="P4">
It has been reported that anti-corruption tax reform, or "reform" 10-10-10 "is a project to amend the Tax Code and a number of other legislative incommissioning acts, which provides for a reduction in the main tax rates for an average level of 10%. The initiator of the project, Deputy Head of the Office of Economics Rostislav Shurma, believes that such a step contributes to the means allocation of income and improvement of the investment climate in Ukraine.</text:p>
      <text:p text:style-name="P4">
News Source: <text:a xlink:type="simple" xlink:href="https://www.ukrinform.ua/rubric-economy/3734391-majze-90-ukrainskogo-biznesu-vdautsa-do-shem-optimizacii-podatkiv.html" text:style-name="Internet_20_link" text:visited-style-name="Visited_20_Internet_20_Link">
https://www.ukrinform.ua/rubric-economy/3734391-majze-90-ukrainskogo-biznesu-vdautsa-do-shem-optimizacii-podatkiv.html</text:a>
</text:p>
      <!--NEWS-->
      <text:h text:style-name="P10" text:outline-level="1">
<text:span text:style-name="T4">
Russia has brought to the Black Sea of Submarine with Calibra</text:span>
</text:h>
      <text:p text:style-name="P4">
Authors: Ukrinform (Person)</text:p>
      <text:p text:style-name="P4">
Publisher: Укринформ (Organization)</text:p>
      <text:p text:style-name="P4">
Published Time: 2023-07-11T15:58:01+03:00</text:p>
      <text:p text:style-name="P4">
Modified Time: 2023-07-11T15:58:01+03:00</text:p>
      <text:p text:style-name="P4">
Description: Russia has brought the underwater rocket launcher to the Black Sea, equipped with four winged "Caliber" missiles.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Росія']</text:p>
      <text:p text:style-name="P4">
Type: Article</text:p>
      <!--METADATA-->
      <text:p text:style-name="P4">
<draw:frame draw:style-name="fr1" draw:name="Image88" text:anchor-type="as-char" svg:width="6.9236in" svg:height="3.956343in" draw:z-index="0">
<draw:image xlink:href="../Images/yкринформ/2023-07-11T15-58-01-03-00/630_360_1509493085-3383.jpg" xlink:type="simple" xlink:show="embed" xlink:actuate="onLoad" draw:mime-type="image/jpeg"/>
</draw:frame>
She rose to the Black Sea in the Black Sea underwater rocket launcher, equipped with a caliber -type cruise missile.</text:p>
      <text:p text:style-name="P4">
The operational command "South" reported this on <text:a xlink:type="simple" xlink:href="http://www.facebook.com/OperationalCommandSouth/posts/pfbid02nHo5aYX6ArEY8KcTGitst4R38M2Nf2UqZZb7sKs8Gd9kXUmVMxeWxpfQtkSRwGcJl" text:style-name="Internet_20_link" text:visited-style-name="Visited_20_Internet_20_Link">
Facebook</text:a>
, reports Ukrinform.</text:p>
      <text:p text:style-name="P4">
As noted in the OK "South", after the removal of the vessel intensified and assumed. A wave of air alarm swept the territory of Ukraine.</text:p>
      <text:p text:style-name="P4">
"Be careful to the alert signals, respond promptly and correctly. The level of the level of the lost threat is clearly increasing," the command stressed.</text:p>
      <text:p text:style-name="P4">
<text:span text:style-name="T4">
 Read also: </text:span>
 <text:a xlink:type="simple" xlink:href="https://www.ukrinform.ua/rubric-regions/3734378-u-hersoni-cerez-obstrili-poraneni-patero-ludej-sered-nih-ditina.html" text:style-name="Internet_20_link" text:visited-style-name="Visited_20_Internet_20_Link">
in Kherson through <text:span text:style-name="T4">
 shelling </text:span>
 and five people wounded, including a child</text:a>
As reported by Ukrinform, as of the morning of July 11, hostile rocket launchers in the Montenema <text:a xlink:type="simple" xlink:href="https://www.ukrinform.ua/rubric-ato/3734199-u-cornomu-mori-vidsutni-rosijski-raketonosii.html" text:style-name="Internet_20_link" text:visited-style-name="Visited_20_Internet_20_Link">
were not fixed</text:a>
.</text:p>
      <text:p text:style-name="P4">
At about 3:00 pm all over the territory of Ukraine, they announced <text:a xlink:type="simple" xlink:href="https://www.ukrinform.ua/rubric-ato/3732963-ukrainou-siritsa-povitrana-trivoga-v-rosii-zletiv-mig.html" text:style-name="Internet_20_link" text:visited-style-name="Visited_20_Internet_20_Link">
air alarm through the vision of the Russian fighter</text:a>
He could, which is the carrier of hypersonic missiles "dagger".</text:p>
      <text:p text:style-name="P4">
News Source: <text:a xlink:type="simple" xlink:href="https://www.ukrinform.ua/rubric-ato/3734392-rosia-vivela-v-corne-more-submarinu-z-kalibrami.html" text:style-name="Internet_20_link" text:visited-style-name="Visited_20_Internet_20_Link">
https://www.ukrinform.ua/rubric-ato/3734392-rosia-vivela-v-corne-more-submarinu-z-kalibrami.html</text:a>
</text:p>
      <!--NEWS-->
      <text:h text:style-name="P10" text:outline-level="1">
<text:span text:style-name="T4">
Up to 15 years in prison sentenced a man who served the so -called police DNR</text:span>
</text:h>
      <text:p text:style-name="P4">
Author: ['АРМІЯINFORM']</text:p>
      <text:p text:style-name="P4">
Time: 2023-07-11T16:00:00-04:00</text:p>
      <text:p text:style-name="P4">
Description: For the Publnoye accusations of the Donetsk prosecutor's office of a resident of the єnakіvoy is Valno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10-at-164424.jpeg" text:style-name="Internet_20_link" text:visited-style-name="Visited_20_Internet_20_Link">
whatsapp-image-2023-07-10-at-164424.jpeg</text:a>
']</text:p>
      <text:p text:style-name="P4">
Tags: ['STOPRUSSIA', 'АГРЕСІЯ РФ', 'ВТОРГНЕННЯ РФ']</text:p>
      <text:p text:style-name="P4">
Category: News</text:p>
      <!--METADATA-->
      <text:p text:style-name="P4">
<draw:frame draw:style-name="fr1" draw:name="Image89" text:anchor-type="as-char" svg:width="6.9236in" svg:height="5.1927in" draw:z-index="0">
<draw:image xlink:href="../Images/AРМІЯINFORM/2023-07-11T16-00-00-04-00/whatsapp-image-2023-07-10-at-164424.jpeg" xlink:type="simple" xlink:show="embed" xlink:actuate="onLoad" draw:mime-type="image/jpeg"/>
</draw:frame>
According to the public prosecution of the Donetsk Regional Prosecutor's Office of the resident, Yenakiyevo was guilty of collaborative activity. He was sentenced to 15 years in absentia with confiscation of property. Also for 10 years are deprived of the right to occupy or engage in law enforcement agencies.</text:p>
      <text:p text:style-name="P4">
About it <text:a xlink:type="simple" xlink:href="https://t.me/pgo_gov_ua/14269" text:style-name="Internet_20_link" text:visited-style-name="Visited_20_Internet_20_Link">
reports</text:a>
Office of the Prosecutor General of Ukraine.</text:p>
      <text:p text:style-name="P4">
-Prosecutors in court proved that in 2014 the man was dismissed from the road patrol service of the Ministry of Internal Affairs in Donetsk region, where he worked for 9 years. In the future, the law enforcement officer remained in his native occupied city, - the testimony reads.</text:p>
      <text:p text:style-name="P4">
According to prosecutors, in July 2022, he voluntarily occupied the position of "senior inspector of the department of the State Automobile Inspectorate of Yenakiyev Office of the State Automobile Inspectorate of the Ministry of Internal Affairs of the Ministry of Internal Affairs of the DNR". When the Russian military was grasping the estuary, he was sent to work in the city.</text:p>
      <ul>
        <li>
The responsibility of the convicted person included traffic regulation, inspection for weapons or ammunition, checking the documents of interlocutor of pro -Ukrainian people when patrolling the streets, - it is in the message.</li>
      </ul>
      <text:p text:style-name="P4">
The Inspector also made comments for propaganda TV channels, and devoured the alleged protection of the "legitimate interests of citizens", which created the prominence of preservation of law and order in the captured territories.</text:p>
      <text:p text:style-name="P4">
Now the convicted person is wanted.</text:p>
      <text:p text:style-name="P4">
News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Biden supported the formulation of NATO on the future membership of Ukraine in the Alliance</text:span>
</text:h>
      <text:p text:style-name="P4">
Authors: Ukrinform (Person)</text:p>
      <text:p text:style-name="P4">
Publisher: Укринформ (Organization)</text:p>
      <text:p text:style-name="P4">
Published Time: 2023-07-11T16:04:00+03:00</text:p>
      <text:p text:style-name="P4">
Modified Time: 2023-07-11T16:04:00+03:00</text:p>
      <text:p text:style-name="P4">
Description: US President Joe Biden has expressed his support for NATO in a communique for Euro -Atlantic prospects for Ukraine. - Ukrinform.</text:p>
      <text:p text:style-name="P4">
Images: ['<text:a xlink:type="simple" xlink:href="https://static.ukrinform.com/photos/2023_07/thumb_files/630_360_1689080572-694.jpg" text:style-name="Internet_20_link" text:visited-style-name="Visited_20_Internet_20_Link">
630_360_16890...</text:a>
']</text:p>
      <text:p text:style-name="P4">
Tags: ['Байден', 'НАТО', 'Україна']</text:p>
      <text:p text:style-name="P4">
Type: Article</text:p>
      <!--METADATA-->
      <text:p text:style-name="P4">
<draw:frame draw:style-name="fr1" draw:name="Image90" text:anchor-type="as-char" svg:width="6.9236in" svg:height="3.956343in" draw:z-index="0">
<draw:image xlink:href="../Images/yкринформ/2023-07-11T16-04-00-03-00/630_360_1689080572-694.jpg" xlink:type="simple" xlink:show="embed" xlink:actuate="onLoad" draw:mime-type="image/jpeg"/>
</draw:frame>
Presidential Joe Biden has expressed support for NATO preparing in the communist of the euro -Atlantic prospects for Ukraine.</text:p>
      <text:p text:style-name="P4">
He stated this on Tuesday during a joint speech with a NATO Secretary General, a Ukrinform correspondent reported.</text:p>
      <text:p text:style-name="P4">
“We agree with the wording that you offer about the future opportunity to bring Ukraine to NATO. And we strive to continue to store the NATO united, ”he said <text:a xlink:type="simple" xlink:href="https://www.ukrinform.ua/tag-bajden" text:style-name="Internet_20_link" text:visited-style-name="Visited_20_Internet_20_Link">
President of the United States. </text:a>
He also expressed support from Jens Stoltenberg's efforts in office, emphasizing the importance of continuing his stay at the head of the Alliance: “You do not know, no one knows the situation that has faced us, better than you. And this is the point. "</text:p>
      <text:p text:style-name="P4">
Before that, Stoltenberg expressed confidence that the summit would send a "positive mortgage signal" on the process of acquiring Ukraine's membership in the Alliance. However, Winne specified the details, adding that everyone would see it as soon as the workpiece is completed on the summit.</text:p>
      <text:p text:style-name="P4">
<text:span text:style-name="T4">
 Read also: </text:span>
 <text:a xlink:type="simple" xlink:href="https://www.ukrinform.ua/rubric-polytics/3734329-risenna-pro-zaprosenna-ukraini-v-nato-mae-buti-konsolidovanim-solc.html" text:style-name="Internet_20_link" text:visited-style-name="Visited_20_Internet_20_Link">
NATO invitation decision <text:span text:style-name="T4">
 NATO </text:span>
 should be consolidated - SHOLC</text:a>
As reported by Ukrinform, President of Ukraine Volodymyr Zelensky on Tuesday <text:a xlink:type="simple" xlink:href="https://www.ukrinform.ua/rubric-polytics/3734297-zelenskij-e-signali-so-u-vilnusi-obgovoruut-bez-ukraini-formuluvanna-umov-zaprosenna-do-nato.html" text:style-name="Internet_20_link" text:visited-style-name="Visited_20_Internet_20_Link">
drew attention,</text:a>
that in Vilnius without Ukraine discusses the formulation of the condition of the request(Not even membership)in NATO.</text:p>
      <text:p text:style-name="P4">
<text:span text:style-name="T5">
Foto: Nato</text:span>
</text:p>
      <text:p text:style-name="P4">
News Source: <text:a xlink:type="simple" xlink:href="https://www.ukrinform.ua/rubric-polytics/3734393-bajden-pidtrimav-formuluvanna-nato-sodo-majbutnogo-clenstva-ukraini-v-alansi.html" text:style-name="Internet_20_link" text:visited-style-name="Visited_20_Internet_20_Link">
https://www.ukrinform.ua/rubric-polytics/3734393-bajden-pidtrimav-formuluvanna-nato-sodo-majbutnogo-clenstva-ukraini-v-alansi.html</text:a>
</text:p>
      <!--NEWS-->
      <text:h text:style-name="P10" text:outline-level="1">
<text:span text:style-name="T4">
In Kharkiv, a drunken driver knocked down a child</text:span>
</text:h>
      <text:p text:style-name="P4">
Authors: Ukrinform (Person)</text:p>
      <text:p text:style-name="P4">
Publisher: Укринформ (Organization)</text:p>
      <text:p text:style-name="P4">
Published Time: 2023-07-11T16:09:25+03:00</text:p>
      <text:p text:style-name="P4">
Modified Time: 2023-07-11T16:09:25+03:00</text:p>
      <text:p text:style-name="P4">
Description: In the city of Izium in Kharkiv, a drunk driver knocked down a 11-year-old child to death, was suspected and taken into custody. - Ukrinform.</text:p>
      <text:p text:style-name="P4">
Images: ['<text:a xlink:type="simple" xlink:href="https://static.ukrinform.com/photos/2023_07/thumb_files/630_360_1689080780-746.jpg" text:style-name="Internet_20_link" text:visited-style-name="Visited_20_Internet_20_Link">
630_360_16890...</text:a>
']</text:p>
      <text:p text:style-name="P4">
Tags: ['Діти', 'ДТП', 'Загибель', 'Харківщина']</text:p>
      <text:p text:style-name="P4">
Type: Article</text:p>
      <!--METADATA-->
      <text:p text:style-name="P4">
<draw:frame draw:style-name="fr1" draw:name="Image91" text:anchor-type="as-char" svg:width="6.9236in" svg:height="3.956343in" draw:z-index="0">
<draw:image xlink:href="../Images/yкринформ/2023-07-11T16-09-25-03-00/630_360_1689080780-746.jpg" xlink:type="simple" xlink:show="embed" xlink:actuate="onLoad" draw:mime-type="image/jpeg"/>
</draw:frame>
In the city of Izum in Kharkiv, a drunk driver knocked down a 11-year-old child to death, a man was suspected and taken into custody.</text:p>
      <text:p text:style-name="P4">
This was reported in <text:a xlink:type="simple" xlink:href="http://www.facebook.com/police.kharkov/posts/pfbid02tn8fHhhMVThUsZ71dpJPWbi5jKzLRaA2oPHLZpuzSxLKBLxQ6EfwvLsJ3nETYhQYl" text:style-name="Internet_20_link" text:visited-style-name="Visited_20_Internet_20_Link">
Facebook</text:a>
The press service of the National Police in the Kharkiv region, reports Ukrinform.</text:p>
      <text:p text:style-name="P4">
</text:p>
      <text:p text:style-name="P4">
“Investigators reported the suspicion of the driver who knocked down a young girl to death by the Visima District. Law enforcement officers found that a 45 -year -old local resident was intoxicated by a vehicle, ”he said.</text:p>
      <text:p text:style-name="P4">
According to information <text:a xlink:type="simple" xlink:href="https://www.ukrinform.ua/tag-policia" text:style-name="Internet_20_link" text:visited-style-name="Visited_20_Internet_20_Link">
police</text:a>
, the road accident happened on July 9 at about 5:00 pm on Kozatskaya Street in the city of Isium.</text:p>
      <text:p text:style-name="P4">
<text:span text:style-name="T4">
 Read also: </text:span>
 <text:a xlink:type="simple" xlink:href="https://www.ukrinform.ua/rubric-society/3721821-u-polsi-panij-vodij-vbiv-14ricnogo-ukrainca.html" text:style-name="Internet_20_link" text:visited-style-name="Visited_20_Internet_20_Link">
in Poland driver <text:span text:style-name="T4">
 </text:span>
 <text:span text:style-name="T4">
 Driver </text:span>
 killed a 14-year-old Ukrainian</text:a>
“HONDA driver, while driving, ran into a girl who went on a passing part in a opposite direction. An 11 -year -old child died from the injuries, ”law enforcement officers said.</text:p>
      <text:p text:style-name="P4">
The driver was detained in the order of Art. 208 of the Criminal Procedure Code of Ukraine. He was informed of suspicion under Part 3 of Art. 286-1(Violation of traffic safety or operation of transport by persons who manage transportation facilities in a state of intoxication)Criminal Code of Ukraine.</text:p>
      <text:p text:style-name="P4">
The court elected a suspect in the form of detention in the form of bail.</text:p>
      <text:p text:style-name="P4">
The driver is threatened with imprisonment for up to 10 years with deprivation of vehicles for a term of five to ten years.</text:p>
      <text:p text:style-name="P4">
<text:span text:style-name="T4">
 Read also: </text:span>
 <text:a xlink:type="simple" xlink:href="https://www.ukrinform.ua/rubric-regions/3722261-na-bukovini-panij-vodij-ne-spravivsa-z-kermuvannam-zaginuv-pidlitok-se-semero-postrazdali.html" text:style-name="Internet_20_link" text:visited-style-name="Visited_20_Internet_20_Link">
in Bukovina drip <text:span text:style-name="T4">
 </text:span>
 <text:span text:style-name="T4">
 Driver </text:span>
 did not cope with: the teenager was killed, seven more injured</text:a>
As reported by Ukrinform, in the Buchan district of the Kiev region as a result of a road accident involving a drunk driver <text:a xlink:type="simple" xlink:href="https://www.ukrinform.ua/rubric-regions/3733469-na-kiivsini-u-dtp-zaginuv-dvoricnij-hlopcik.html" text:style-name="Internet_20_link" text:visited-style-name="Visited_20_Internet_20_Link">
died</text:a>
A two -year -old boy, two more children and four adults.</text:p>
      <text:p text:style-name="P4">
News Source: <text:a xlink:type="simple" xlink:href="https://www.ukrinform.ua/rubric-regions/3734395-na-harkivsini-panij-vodij-zbiv-na-smert-ditinu.html" text:style-name="Internet_20_link" text:visited-style-name="Visited_20_Internet_20_Link">
https://www.ukrinform.ua/rubric-regions/3734395-na-harkivsini-panij-vodij-zbiv-na-smert-ditinu.html</text:a>
</text:p>
      <!--NEWS-->
      <text:h text:style-name="P10" text:outline-level="1">
<text:span text:style-name="T4">
Zelensky arrived in Vilnius</text:span>
</text:h>
      <text:p text:style-name="P4">
Authors: Ukrinform (Person)</text:p>
      <text:p text:style-name="P4">
Publisher: Укринформ (Organization)</text:p>
      <text:p text:style-name="P4">
Published Time: 2023-07-11T16:11:00+03:00</text:p>
      <text:p text:style-name="P4">
Modified Time: 2023-07-11T16:11:00+03:00</text:p>
      <text:p text:style-name="P4">
Description: President of Ukraine Volodymyr Zelensky arrived in Vilnius to participate in NATO summit. - Ukrinform.</text:p>
      <text:p text:style-name="P4">
Images: ['<text:a xlink:type="simple" xlink:href="https://static.ukrinform.com/photos/2023_07/thumb_files/630_360_1688722821-533.jpg" text:style-name="Internet_20_link" text:visited-style-name="Visited_20_Internet_20_Link">
630_360_16887...</text:a>
']</text:p>
      <text:p text:style-name="P4">
Tags: ['Президент', 'Саміт НАТО', 'Зеленський']</text:p>
      <text:p text:style-name="P4">
Type: Article</text:p>
      <!--METADATA-->
      <text:p text:style-name="P4">
<draw:frame draw:style-name="fr1" draw:name="Image94" text:anchor-type="as-char" svg:width="6.9236in" svg:height="3.956343in" draw:z-index="0">
<draw:image xlink:href="../Images/yкринформ/2023-07-11T16-11-00-03-00/630_360_1688722821-533.jpg" xlink:type="simple" xlink:show="embed" xlink:actuate="onLoad" draw:mime-type="image/jpeg"/>
</draw:frame>
President of Ukraine Volodymyr Zelenskyy arrived in Vilnius to participate in Sumitunato events.</text:p>
      <text:p text:style-name="P4">
According to Ukrinform correspondent, Presidential Presidential Presidential Sergey Nikiforov told reporters.</text:p>
      <text:p text:style-name="P4">
"The president has arrived in Vilnius," he said.</text:p>
      <text:p text:style-name="P4">
Earlier, NATO Secretary General Stoltenberg announced that President Zelensky would have been prevented by the leaders of the Alliance Member States.</text:p>
      <text:p text:style-name="P4">
<text:span text:style-name="T4">
 Read also: </text:span>
 <text:a xlink:type="simple" xlink:href="https://www.ukrinform.ua/rubric-polytics/3734181-u-bilomu-domi-pidtverdili-zustric-bajdena-z-zelenskim-na-samiti-nato.html" text:style-name="Internet_20_link" text:visited-style-name="Visited_20_Internet_20_Link">
in the White House confirmed Biden's meeting with <text:span text:style-name="T4">
 Zelensky </text:span>
 at NATO summit</text:a>
On Wednesday there will be an inaugural meeting of the new Council of Ukraine-NATO.</text:p>
      <text:p text:style-name="P4">
As reported by Ukrinform, President Volodymyr Zelenskyy stated that Ukraine's Vilniuszuzuzuzuzuzuzuzuzuzuzuzuzuzuzuzhza, not even membership, is discussed. The President added that uncertainty is weakness, and he will frankly engage it at <text:a xlink:type="simple" xlink:href="https://www.ukrinform.ua/tag-samit-nato" text:style-name="Internet_20_link" text:visited-style-name="Visited_20_Internet_20_Link">
summit</text:a>
.</text:p>
      <text:p text:style-name="P4">
<text:span text:style-name="T4">
 Read also: </text:span>
 <text:a xlink:type="simple" xlink:href="https://www.ukrinform.ua/rubric-polytics/3734393-bajden-pidtrimav-formuluvanna-nato-sodo-majbutnogo-clenstva-ukraini-v-alansi.html" text:style-name="Internet_20_link" text:visited-style-name="Visited_20_Internet_20_Link">
Biden supported the formulation of NATO on the future of Ukraine in the Alliance</text:a>
On July 11-12, a NATO summit is held in Vilnius, during which Ukraine wants to keep clear security guarantees and a clear prospect of membership in the Alliance.</text:p>
      <text:p text:style-name="P4">
_ Photo illustrative_</text:p>
      <text:p text:style-name="P4">
News Source: <text:a xlink:type="simple" xlink:href="https://www.ukrinform.ua/rubric-polytics/3734398-zelenskij-pribuv-do-vilnusa.html" text:style-name="Internet_20_link" text:visited-style-name="Visited_20_Internet_20_Link">
https://www.ukrinform.ua/rubric-polytics/3734398-zelenskij-pribuv-do-vilnusa.html</text:a>
</text:p>
      <!--NEWS-->
      <text:h text:style-name="P10" text:outline-level="1">
<text:span text:style-name="T4">
Nobel Laure King: Starting Ukraine's Real Introduction to NATO - a way to complete the war</text:span>
</text:h>
      <text:p text:style-name="P4">
Authors: Ukrinform (Person)</text:p>
      <text:p text:style-name="P4">
Publisher: Укринформ (Organization)</text:p>
      <text:p text:style-name="P4">
Published Time: 2023-07-11T16:12:49+03:00</text:p>
      <text:p text:style-name="P4">
Modified Time: 2023-07-11T16:12:49+03:00</text:p>
      <text:p text:style-name="P4">
Description: The beginning of Ukraine's real accession to NATO is to complete the war, not to expand it. - Ukrinform.</text:p>
      <text:p text:style-name="P4">
Images: ['<text:a xlink:type="simple" xlink:href="https://static.ukrinform.com/photos/2022_12/thumb_files/630_360_1672396904-534.jpg" text:style-name="Internet_20_link" text:visited-style-name="Visited_20_Internet_20_Link">
630_360_16723...</text:a>
']</text:p>
      <text:p text:style-name="P4">
Tags: ['НАТО', 'Нобелівські лауреати', 'Україна', 'Війна з Росією']</text:p>
      <text:p text:style-name="P4">
Type: Article</text:p>
      <!--METADATA-->
      <text:p text:style-name="P4">
<draw:frame draw:style-name="fr1" draw:name="Image95" text:anchor-type="as-char" svg:width="6.9236in" svg:height="3.956343in" draw:z-index="0">
<draw:image xlink:href="../Images/yкринформ/2023-07-11T16-12-49-03-00/630_360_1672396904-534.jpg" xlink:type="simple" xlink:show="embed" xlink:actuate="onLoad" draw:mime-type="image/jpeg"/>
</draw:frame>
The beginning of the real region of Ukraine in NATO is a way to complete the war, not to expand it.</text:p>
      <text:p text:style-name="P4">
This was stated by the Nobel Laurelist of Peace Alexander Matviychuk in <text:a xlink:type="simple" xlink:href="https://www.facebook.com/531592303/posts/pfbid0rUMLpf3bfrnxtBVXcaZZL5kajCDthpYUs8T9iGKq1WzHV4gwmH4mKyMBFkmUbVHal/" text:style-name="Internet_20_link" text:visited-style-name="Visited_20_Internet_20_Link">
Facebook,</text:a>
transmits Ukrinform.</text:p>
      <text:p text:style-name="P4">
"As Ukraine remains vulnerable, the entire Euro -Atlantic security system is vulnerable," Matviychuk stated.</text:p>
      <text:p text:style-name="P4">
Matviychuk noted that instead of NATO membership, some politicians talk about "some security assurances that, in fact, cannot be equal to the 5th NATO Washington Article."</text:p>
      <text:p text:style-name="P4">
<text:span text:style-name="T4">
 Read also: </text:span>
 <text:a xlink:type="simple" xlink:href="https://www.ukrinform.ua/rubric-polytics/3734056-nobelivska-laureatka-matvijcuk-zaklikala-prezidenta-par-zajnati-citku-poziciu-sodo-putina.html" text:style-name="Internet_20_link" text:visited-style-name="Visited_20_Internet_20_Link">
Nobel laureate Matviychuk called on President Parzaine a clear position on Putin</text:a>
<text:a xlink:type="simple" xlink:href="https://www.ukrinform.ua/tag-nobelivska-premia" text:style-name="Internet_20_link" text:visited-style-name="Visited_20_Internet_20_Link">
Nobel laurel</text:a>
I am convinced that Ukraine deserves to be in NATO, because it shares the values of freedom of ideocracy and is ready to defend them.</text:p>
      <text:p text:style-name="P4">
According to her, Ukraine will not only be a beneficiary, but a powerful contribution of the Alliance, and it is "not a promise, it is a fact that is proven on the battlefield. Ukraine will make NATO stronger."</text:p>
      <text:p text:style-name="P4">
“The beginning of Ukraine's real accession to NATO is a way to complete the war, not to spread it. Because "strategic uncertainty" will constantly serve the cause of Russia to continue attacking Ukraine, ”Matviychuk emphasized.</text:p>
      <text:p text:style-name="P4">
She emphasized that people in Ukraine are waiting for a summit in Vilnius of specific results.</text:p>
      <text:p text:style-name="P4">
“It has passed to assure that the door to NATO was open. They need to be transformed into decisions that allow Ukraine to start the Ukraine's accession to NATO ” - the Dodalabel Bay.</text:p>
      <text:p text:style-name="P4">
*!(https://www.ukrinform.ua/rubric-world/3721221-u-vatikani-30-nobelivskih-laureativ-pidpisali-deklaraciu-za-mir.html)In addition, Matviychuk stated that Russia always acted with the Taurus Wars and occupation of other people's territories as Fait Accompli(An event that cannot be changed - ed.), thus creating a new reality and forcing the international community with it.As it was reported, President Volodymyr Zelenskyy <text:a xlink:type="simple" xlink:href="https://www.ukrinform.ua/rubric-polytics/3734297-zelenskij-e-signali-so-u-vilnusi-obgovoruut-bez-ukraini-formuluvanna-umov-zaprosenna-do-nato.html" text:style-name="Internet_20_link" text:visited-style-name="Visited_20_Internet_20_Link">
criticized NATO countries</text:a>
Ukraine's entry in the Alliance. He stated that it is unprecedented when there are no time frames for both invitation and for membership of Ukraine, and instead adds "some strange wording about the conditions" even for asking.</text:p>
      <text:p text:style-name="P4">
News Source: <text:a xlink:type="simple" xlink:href="https://www.ukrinform.ua/rubric-society/3734399-nobelivska-lavreatka-pocatok-realnogo-vstupu-ukraini-v-nato-sposib-zaversiti-vijnu.html" text:style-name="Internet_20_link" text:visited-style-name="Visited_20_Internet_20_Link">
https://www.ukrinform.ua/rubric-society/3734399-nobelivska-lavreatka-pocatok-realnogo-vstupu-ukraini-v-nato-sposib-zaversiti-vijnu.html</text:a>
</text:p>
      <!--NEWS-->
      <text:h text:style-name="P10" text:outline-level="1">
<text:span text:style-name="T4">
Supply Russian oil began to decline - Bloomberg</text:span>
</text:h>
      <text:p text:style-name="P4">
Authors: Ukrinform (Person)</text:p>
      <text:p text:style-name="P4">
Publisher: Укринформ (Organization)</text:p>
      <text:p text:style-name="P4">
Published Time: 2023-07-11T16:15:27+03:00</text:p>
      <text:p text:style-name="P4">
Modified Time: 2023-07-11T16:15:27+03:00</text:p>
      <text:p text:style-name="P4">
Description: The supply of Russian crude oil begins to show signs of fall four months after the country has announced a reduction in production. - Ukrinform.</text:p>
      <text:p text:style-name="P4">
Images: ['<text:a xlink:type="simple" xlink:href="https://static.ukrinform.com/photos/2023_07/thumb_files/630_360_1689081309-629.jpg" text:style-name="Internet_20_link" text:visited-style-name="Visited_20_Internet_20_Link">
630_360_16890...</text:a>
']</text:p>
      <text:p text:style-name="P4">
Tags: ['нафта', 'Росія', 'Продаж']</text:p>
      <text:p text:style-name="P4">
Type: Article</text:p>
      <!--METADATA-->
      <text:p text:style-name="P4">
<draw:frame draw:style-name="fr1" draw:name="Image96" text:anchor-type="as-char" svg:width="6.9236in" svg:height="3.956343in" draw:z-index="0">
<draw:image xlink:href="../Images/yкринформ/2023-07-11T16-15-27-03-00/630_360_1689081309-629.jpg" xlink:type="simple" xlink:show="embed" xlink:actuate="onLoad" draw:mime-type="image/jpeg"/>
</draw:frame>
The supply of Russian crude oil begins to show signs of falling after four months after the country has announced a reduction in production.</text:p>
      <text:p text:style-name="P4">
As Ukrinform reports, it reports <text:a xlink:type="simple" xlink:href="http://www.bloomberg.com/news/articles/2023-07-11/russian-oil-flows-show-first-signs-of-drop-months-after-cuts-vow" text:style-name="Internet_20_link" text:visited-style-name="Visited_20_Internet_20_Link">
Bloomberg</text:a>
with reference to data from the tracking of the court and other data.</text:p>
      <text:p text:style-name="P4">
It is noted that the supply of crude oil through the western ports of Russia at the beginning of July was significantly lower than the average February after the sharp growth of volumes in the spring.</text:p>
      <text:p text:style-name="P4">
The flow of Russian oil transported by the sea fell to 2,86 million Barrels a day during the last week.</text:p>
      <text:p text:style-name="P4">
According to the agency, four -week average supply to Asian clients of Russia, as well as shipments on ships that do not indicate the final destination, fell 2,93 million barrels per day. This is the lowest since mid -January.</text:p>
      <text:p text:style-name="P4">
In February <text:a xlink:type="simple" xlink:href="https://www.ukrinform.ua/tag-rosia" text:style-name="Internet_20_link" text:visited-style-name="Visited_20_Internet_20_Link">
Russia</text:a>
Initially, she stated that she was 500,000 barrels a day in response to the sanction and the prices for her oil. In addition, Moscow has classified a number of data, so it is not known now that it fulfills its promise.</text:p>
      <text:p text:style-name="P4">
<text:span text:style-name="T4">
 Read also: </text:span>
 <text:a xlink:type="simple" xlink:href="https://www.ukrinform.ua/rubric-economy/3733933-rosijske-palne-prodovzue-potraplati-na-ukrainskij-rinok-ekspert.html" text:style-name="Internet_20_link" text:visited-style-name="Visited_20_Internet_20_Link">
Russian fuel continues to get to the Ukrainian market - expert</text:a>
As reported by Ukrinform, oil prices are rising on Tuesday, July 11, thanks to China's support for the support of the real estate market, whose problems are precisely to restrain economic growth in the country.</text:p>
      <text:p text:style-name="P4">
<text:span text:style-name="T5">
Foto: Bloomberg</text:span>
</text:p>
      <text:p text:style-name="P4">
News Source: <text:a xlink:type="simple" xlink:href="https://www.ukrinform.ua/rubric-economy/3734400-postacanna-rosijskoi-nafti-morem-pocalo-znizuvatisa-bloomberg.html" text:style-name="Internet_20_link" text:visited-style-name="Visited_20_Internet_20_Link">
https://www.ukrinform.ua/rubric-economy/3734400-postacanna-rosijskoi-nafti-morem-pocalo-znizuvatisa-bloomberg.html</text:a>
</text:p>
      <!--NEWS-->
      <text:h text:style-name="P10" text:outline-level="1">
<text:span text:style-name="T4">
Pulishich will undergo a medical examination in Milan on Wednesday - journalist</text:span>
</text:h>
      <text:p text:style-name="P4">
Authors: Ukrinform (Person)</text:p>
      <text:p text:style-name="P4">
Publisher: Укринформ (Organization)</text:p>
      <text:p text:style-name="P4">
Published Time: 2023-07-11T16:18:54+03:00</text:p>
      <text:p text:style-name="P4">
Modified Time: 2023-07-11T16:18:54+03:00</text:p>
      <text:p text:style-name="P4">
Description: The American will sign a contract by 2027. - Ukrinform.</text:p>
      <text:p text:style-name="P4">
Images: ['<text:a xlink:type="simple" xlink:href="https://static.ukrinform.com/photos/2023_07/thumb_files/630_360_1689081399-956.jpg" text:style-name="Internet_20_link" text:visited-style-name="Visited_20_Internet_20_Link">
630_360_16890...</text:a>
']</text:p>
      <text:p text:style-name="P4">
Tags: ['Челсі', 'Футбол', 'Мілан']</text:p>
      <text:p text:style-name="P4">
Type: Article</text:p>
      <!--METADATA-->
      <text:p text:style-name="P4">
<draw:frame draw:style-name="fr1" draw:name="Image97" text:anchor-type="as-char" svg:width="6.9236in" svg:height="3.956343in" draw:z-index="0">
<draw:image xlink:href="../Images/yкринформ/2023-07-11T16-18-54-03-00/630_360_1689081399-956.jpg" xlink:type="simple" xlink:show="embed" xlink:actuate="onLoad" draw:mime-type="image/jpeg"/>
</draw:frame>
The American will sign a contract by 2027.</text:p>
      <text:p text:style-name="P4">
"Rossone" agreed with "blue" on the transfer and prepared all the documents, the player of the US national team will sign a contract with "Milan" for the term before the summer of 2027, <text:a xlink:type="simple" xlink:href="https://twitter.com/FabrizioRomano/status/1678713660946907136" text:style-name="Internet_20_link" text:visited-style-name="Visited_20_Internet_20_Link">
reports</text:a>
Fabrizio Romano, reports Ukrinform.</text:p>
      <text:p text:style-name="P4">
In the 201022/23 season, Christian played in 30 matches for Chelsea in all tournaments. The American was distinguished by one goal and two productive gears.</text:p>
      <text:p text:style-name="P4">
<text:span text:style-name="T4">
 Read also: </text:span>
 <text:a xlink:type="simple" xlink:href="https://www.ukrinform.ua/rubric-sports/3732368-sevcenko-ta-zincenko-prezentuvali-dizajn-futbolok-blagodijnogo-matcu-na-pidtrimku-ukraini.html" text:style-name="Internet_20_link" text:visited-style-name="Visited_20_Internet_20_Link">
Shevchenko and Zinchenko presented the design of a t -shirty match in support of Ukraine</text:a>
As reported by Ukrinform, Chelsea ended the season in 12th place in the APL. Milan took fourth place in Series A and will play in the Champions League.</text:p>
      <text:p text:style-name="P4">
Photo: Getty Images</text:p>
      <text:p text:style-name="P4">
News Source: <text:a xlink:type="simple" xlink:href="https://www.ukrinform.ua/rubric-sports/3734403-pulisic-projde-medoglad-u-milani-u-seredu-zurnalist.html" text:style-name="Internet_20_link" text:visited-style-name="Visited_20_Internet_20_Link">
https://www.ukrinform.ua/rubric-sports/3734403-pulisic-projde-medoglad-u-milani-u-seredu-zurnalist.html</text:a>
</text:p>
      <!--NEWS-->
      <text:h text:style-name="P10" text:outline-level="1">
<text:span text:style-name="T4">
US perceive literally the duty to protect every inch of NATO - Biden territory</text:span>
</text:h>
      <text:p text:style-name="P4">
Authors: Ukrinform (Person)</text:p>
      <text:p text:style-name="P4">
Publisher: Укринформ (Organization)</text:p>
      <text:p text:style-name="P4">
Published Time: 2023-07-11T16:20:00+03:00</text:p>
      <text:p text:style-name="P4">
Modified Time: 2023-07-11T16:20:00+03:00</text:p>
      <text:p text:style-name="P4">
Description: The United States, along with all NATO countries, perceive the obligation of collective defense very seriously and literally ready to protect every inch of the Alliance. - Ukrinform.</text:p>
      <text:p text:style-name="P4">
Images: ['<text:a xlink:type="simple" xlink:href="https://static.ukrinform.com/photos/2023_07/thumb_files/630_360_1689081455-339.jpg" text:style-name="Internet_20_link" text:visited-style-name="Visited_20_Internet_20_Link">
630_360_16890...</text:a>
']</text:p>
      <text:p text:style-name="P4">
Tags: ['Байден', 'НАТО']</text:p>
      <text:p text:style-name="P4">
Type: Article</text:p>
      <!--METADATA-->
      <text:p text:style-name="P4">
<draw:frame draw:style-name="fr1" draw:name="Image98" text:anchor-type="as-char" svg:width="6.9236in" svg:height="3.956343in" draw:z-index="0">
<draw:image xlink:href="../Images/yкринформ/2023-07-11T16-20-00-03-00/630_360_1689081455-339.jpg" xlink:type="simple" xlink:show="embed" xlink:actuate="onLoad" draw:mime-type="image/jpeg"/>
</draw:frame>
Combining with all NATO countries perceive the duty of collective defense, seriously and literally ready to protect every inch of the Territory.</text:p>
      <text:p text:style-name="P4">
This was stated on Tuesday in Vilnius during a joint speech with President Gitanas by Nauseda by the head of the United States Joe Biden, reports Ukrinform's own correspondent.</text:p>
      <text:p text:style-name="P4">
“We perceive - NATO perceives, we all perceive - Article 5(North Atlantic Treaty - Ed.)Literally, ”the US President emphasized.</text:p>
      <text:p text:style-name="P4">
He specified that the invasion of "one inch of territory <text:a xlink:type="simple" xlink:href="https://www.ukrinform.ua/tag-nato" text:style-name="Internet_20_link" text:visited-style-name="Visited_20_Internet_20_Link">
NATO</text:a>
»Means that all the Member States will be reworked in the war against those who violate this space.</text:p>
      <text:p text:style-name="P4">
"And we will protect every inch," Biden emphasized.</text:p>
      <text:p text:style-name="P4">
<text:span text:style-name="T4">
 Read also: </text:span>
 <text:a xlink:type="simple" xlink:href="https://www.ukrinform.ua/rubric-polytics/3734393-bajden-pidtrimav-formuluvanna-nato-sodo-majbutnogo-clenstva-ukraini-v-alansi.html" text:style-name="Internet_20_link" text:visited-style-name="Visited_20_Internet_20_Link">
<text:span text:style-name="T4">
 Biden </text:span>
 supported the formulation of NATO on the future members of Ukraine in the Alliance</text:a>
He noted that over the following days, the Alliances of the crane, the Alliance, is to strengthen NATO's eastern flank and modernize restraint and defense. “We will also discuss our support for Ukraine. And I want to thank you for your partnership and leadership, the Colima is accepting this challenge, ”the President of the United States said.</text:p>
      <text:p text:style-name="P4">
Recall that Article 5 of the North Atlantic Treaty confirms that armed attack on one or more of NATO member countries in Europe or North America "will be considered an attack on them all."</text:p>
      <text:p text:style-name="P4">
As it was reported, the US President immediately after Jens Stoltenbergomip, Turkey's willingness to unlock Sweden's entry into NATO made a statement in which <text:a xlink:type="simple" xlink:href="https://www.ukrinform.ua/rubric-world/3734105-bajden-privitav-risenna-erdogana-sodo-rozblokuvanna-vstupu-svecii-do-nato.html" text:style-name="Internet_20_link" text:visited-style-name="Visited_20_Internet_20_Link">
congratulated Erdogan's decision and expressed his hope for the rapid accession of Schwedia to the Alliance. </text:a>
<text:span text:style-name="T5">
Foto: Twitter / Gitanasnauseda</text:span>
</text:p>
      <text:p text:style-name="P4">
News Source: <text:a xlink:type="simple" xlink:href="https://www.ukrinform.ua/rubric-world/3734405-ssa-sprijmaut-bukvalno-obovazok-zahisati-kozen-dujm-teritorii-nato-bajden.html" text:style-name="Internet_20_link" text:visited-style-name="Visited_20_Internet_20_Link">
https://www.ukrinform.ua/rubric-world/3734405-ssa-sprijmaut-bukvalno-obovazok-zahisati-kozen-dujm-teritorii-nato-bajden.html</text:a>
</text:p>
      <!--NEWS-->
      <text:h text:style-name="P10" text:outline-level="1">
<text:span text:style-name="T4">
Instagram will add branded content tools to Threads</text:span>
</text:h>
      <text:p text:style-name="P4">
Authors: Ukrinform (Person)</text:p>
      <text:p text:style-name="P4">
Publisher: Укринформ (Organization)</text:p>
      <text:p text:style-name="P4">
Published Time: 2023-07-11T16:21:58+03:00</text:p>
      <text:p text:style-name="P4">
Modified Time: 2023-07-11T16:21:58+03:00</text:p>
      <text:p text:style-name="P4">
Description: Instagram social network plans to transfer its branded content tools to a new social network Threads. - Ukrinform.</text:p>
      <text:p text:style-name="P4">
Images: ['<text:a xlink:type="simple" xlink:href="https://static.ukrinform.com/photos/2023_07/thumb_files/630_360_1688661368-646.jpg" text:style-name="Internet_20_link" text:visited-style-name="Visited_20_Internet_20_Link">
630_360_16886...</text:a>
']</text:p>
      <text:p text:style-name="P4">
Tags: ['Instagram', 'Соцмережі', ' Threads']</text:p>
      <text:p text:style-name="P4">
Type: Article</text:p>
      <!--METADATA-->
      <text:p text:style-name="P4">
<draw:frame draw:style-name="fr1" draw:name="Image99" text:anchor-type="as-char" svg:width="6.9236in" svg:height="3.956343in" draw:z-index="0">
<draw:image xlink:href="../Images/yкринформ/2023-07-11T16-21-58-03-00/630_360_1688661368-646.jpg" xlink:type="simple" xlink:show="embed" xlink:actuate="onLoad" draw:mime-type="image/jpeg"/>
</draw:frame>
The Instagram social network plans to transfer its branded content tools to the Threads Novsots network.</text:p>
      <text:p text:style-name="P4">
About it reports <text:a xlink:type="simple" xlink:href="http://www.reuters.com/technology/meta-planning-bring-its-branded-content-tools-threads-axios-2023-07-11/" text:style-name="Internet_20_link" text:visited-style-name="Visited_20_Internet_20_Link">
Reuters</text:a>
, reports Ukrinform.</text:p>
      <text:p text:style-name="P4">
"Such tools will help marketers to cooperate with paid partnership influenzers on the social networks platform while the advertising is everyned," the publication reads.</text:p>
      <text:p text:style-name="P4">
META CEO Mark Zuckerberg said "the company will think of the promotion of Threads only when there is a clear path to billionarier."</text:p>
      <text:p text:style-name="P4">
<text:span text:style-name="T4">
 Read also: </text:span>
 <text:a xlink:type="simple" xlink:href="https://www.ukrinform.ua/rubric-technology/3732298-ukrinform-e-na-threads.html" text:style-name="Internet_20_link" text:visited-style-name="Visited_20_Internet_20_Link">
Ukrinform is on <text:span text:style-name="T4">
 threads </text:span>
!</text:a>
Instagram allows users to carry their accounts, credentials and signatures to Threads, which gives a text social network access to more than a 2 billion database of users of the platform for photographs.</text:p>
      <text:p text:style-name="P4">
Several companies have already started to create accounts on Threads to organically designate content despite the lack of advertising on the platform.</text:p>
      <text:p text:style-name="P4">
However, the absence of hashtags and key searching features on Threads can limit the attractiveness of the platform for advertisers, it is said.</text:p>
      <text:p text:style-name="P4">
*!(https://www.ukrinform.ua/rubric-technology/3732686-twitter-pogrozue-meta-sudom-cerez-nibito-kradizku-idei-socmerezi-threads-zmi.html)As reported by Ukrinform, on July 6, Meta launched Threads text service, which is expected to become a competitor of Twitter.</text:p>
      <text:p text:style-name="P4">
News Source: <text:a xlink:type="simple" xlink:href="https://www.ukrinform.ua/rubric-technology/3734406-instagram-dodast-instrumenti-brendovanogo-kontentu-do-threads.html" text:style-name="Internet_20_link" text:visited-style-name="Visited_20_Internet_20_Link">
https://www.ukrinform.ua/rubric-technology/3734406-instagram-dodast-instrumenti-brendovanogo-kontentu-do-threads.html</text:a>
</text:p>
      <!--NEWS-->
      <text:h text:style-name="P10" text:outline-level="1">
<text:span text:style-name="T4">
Exports of agricultural products from Ukraine's seaports in a week decreased by 45% - UKAB</text:span>
</text:h>
      <text:p text:style-name="P4">
Authors: Ukrinform (Person)</text:p>
      <text:p text:style-name="P4">
Publisher: Укринформ (Organization)</text:p>
      <text:p text:style-name="P4">
Published Time: 2023-07-11T16:22:31+03:00</text:p>
      <text:p text:style-name="P4">
Modified Time: 2023-07-11T16:22:31+03:00</text:p>
      <text:p text:style-name="P4">
Description: During the 49 weeks of the Grain Corridor, from 3 to 9 July 2023, 151.8 thousand tons of agro -industrial products were exported through the seaports of the Odessa region, which is 45% less than in the previous week.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Економіка', 'Експорт', 'Україна', 'Зерно', 'зерновий коридор']</text:p>
      <text:p text:style-name="P4">
Type: Article</text:p>
      <!--METADATA-->
      <text:p text:style-name="P4">
<draw:frame draw:style-name="fr1" draw:name="Image100" text:anchor-type="as-char" svg:width="6.9236in" svg:height="3.956343in" draw:z-index="0">
<draw:image xlink:href="../Images/yкринформ/2023-07-11T16-22-31-03-00/630_360_1680511197-485.jpg" xlink:type="simple" xlink:show="embed" xlink:actuate="onLoad" draw:mime-type="image/jpeg"/>
</draw:frame>
During the 49th week of the Grain Corridor, from 3 to 9 July 2023, 151.8 thousand tons of agro -industrial production were exported through the naval ports of the Odessa region, which is 45% less than in the previous week.</text:p>
      <text:p text:style-name="P4">
According to Ukrinform, it reports <text:a xlink:type="simple" xlink:href="https://www.ucab.ua/ua/pres_sluzhba/novosti/robota_zernovogo_koridoru_led_zhevrie" text:style-name="Internet_20_link" text:visited-style-name="Visited_20_Internet_20_Link">
press service of the Ukrainian Clubagrarian Business.</text:a>
It is noted that from July 3 to July 9, 4 judges were loaded in Ukrainian morts - it is 2 units less than in the previous week. These vessels are loaded, but they have not yet passed the necessary inspection to continue the Rukudali and expect it.</text:p>
      <text:p text:style-name="P4">
During 49 weeks of "grain corridor" the most exported: Corn(The share in the total export structure is 59%), wheat(26%)Sunflower tamakukh(15%). Українська продукція була відправлена в країни:Азії (China and Turkey), Africa(Tunisia)and Europe(France).</text:p>
      <text:p text:style-name="P4">
<text:span text:style-name="T4">
Читайте також:</text:span>
 <text:a xlink:type="simple" xlink:href="https://www.ukrinform.ua/rubric-economy/3734182-vid-pocatku-lipna-u-mezah-zernovoi-ugodi-z-ukrainskih-portiv-vijsli-sist-suden.html" text:style-name="Internet_20_link" text:visited-style-name="Visited_20_Internet_20_Link">
 Від початку липня у межах «зернової угоди» з українськихпортів вийшли шість суден </text:a>
The UCAB emphasizes that no ship at the entrance has been inspected since the end of June. By prior agreement, the current agreement is being valid on July 18, 2023, but the work of the "grain corridor" is made as much as possible before that date.</text:p>
      <text:p text:style-name="P4">
Currently, the entire agricultural market is waiting for the further fate of the agreement, since the harvest and the question [exports] have been developing(https://www.ukrinform.ua/tag-eksport)becomes especially relevant.</text:p>
      <text:p text:style-name="P4">
In total, from the beginning of the work of the Grain Corridor, from August 1, 2022 to July 9, 2023, Ukraine exported 32.8 million tons of agro -industrial complex.</text:p>
      <text:p text:style-name="P4">
<text:span text:style-name="T4">
 Read also: </text:span>
 <text:a xlink:type="simple" xlink:href="https://www.ukrinform.ua/rubric-ato/3733880-robota-zernovogo-koridoru-fakticno-zablokovana-z-kinca-cervna-ekspert.html" text:style-name="Internet_20_link" text:visited-style-name="Visited_20_Internet_20_Link">
Grain Corridor work actually blocked since the end - expert</text:a>
As reported by Ukrinform, Ukraine, the United Nations and Turkey, 18, 2023, agreed on the continuation of the Initiatives for the Secure Transportation of Agricultural Products through the Black Sea. The agreement was extended for 120 days, but the Russians stated that the agreement would be in force until May 18, 2023.</text:p>
      <text:p text:style-name="P4">
Viceremier-Minister of Recovery-Minister of Community Development, Territories of Tainfrastructure Alexander Kubrakov reported on May 17 that the agreement would be in force until July 18, 2023.</text:p>
      <text:p text:style-name="P4">
News Source: <text:a xlink:type="simple" xlink:href="https://www.ukrinform.ua/rubric-economy/3734407-eksport-agroprodukcii-z-morskih-portiv-ukraini-za-tizden-skorotivsa-na-45-ukab.html" text:style-name="Internet_20_link" text:visited-style-name="Visited_20_Internet_20_Link">
https://www.ukrinform.ua/rubric-economy/3734407-eksport-agroprodukcii-z-morskih-portiv-ukraini-za-tizden-skorotivsa-na-45-ukab.html</text:a>
</text:p>
      <!--NEWS-->
      <text:h text:style-name="P10" text:outline-level="1">
<text:span text:style-name="T4">
Unlock Turkey Sweden's accession to NATO is a good sign for Ukraine - Ambassador</text:span>
</text:h>
      <text:p text:style-name="P4">
Authors: Ukrinform (Person)</text:p>
      <text:p text:style-name="P4">
Publisher: Укринформ (Organization)</text:p>
      <text:p text:style-name="P4">
Published Time: 2023-07-11T16:23:20+03:00</text:p>
      <text:p text:style-name="P4">
Modified Time: 2023-07-11T16:23:20+03:00</text:p>
      <text:p text:style-name="P4">
Description: Unlocking Turkey, Sweden's accession to NATO is a good sign for Ukraine as we are interested in expanding the Alliance. - Ukrinform.</text:p>
      <text:p text:style-name="P4">
Images: ['<text:a xlink:type="simple" xlink:href="https://static.ukrinform.com/photos/2022_02/thumb_files/630_360_1645272457-144.jpg" text:style-name="Internet_20_link" text:visited-style-name="Visited_20_Internet_20_Link">
630_360_16452...</text:a>
']</text:p>
      <text:p text:style-name="P4">
Tags: ['НАТО', 'Швеція', 'Україна', 'Туреччина', 'Єдині новини']</text:p>
      <text:p text:style-name="P4">
Type: Article</text:p>
      <!--METADATA-->
      <text:p text:style-name="P4">
<draw:frame draw:style-name="fr1" draw:name="Image101" text:anchor-type="as-char" svg:width="6.9236in" svg:height="3.956343in" draw:z-index="0">
<draw:image xlink:href="../Images/yкринформ/2023-07-11T16-23-20-03-00/630_360_1645272457-144.jpg" xlink:type="simple" xlink:show="embed" xlink:actuate="onLoad" draw:mime-type="image/jpeg"/>
</draw:frame>
Unlocking Turkey, Sweden's accession to NATO is a good sign for Ukraine as we are interested in expanding the Alliance.</text:p>
      <text:p text:style-name="P4">
This was stated by the Ambassador of Ukraine to Turkey Vasyl Bodnar on the broadcasting of the "Unified News", reports Ukrinform correspondent.</text:p>
      <text:p text:style-name="P4">
"It(Unlock Sweden's accession to the Alliance - ed.)A good sign, as NATO's expansion is in the interests of Ukraine, and we also hope that the time will come and Ukraine will acquire full membership in the near future, ”the diplomat said.</text:p>
      <text:p text:style-name="P4">
He noted that the achievement of the relevant arrangements between Turkey and Sweden was a "complex issue". In this context, Bodnar recalled that the dialogue of Ankara and Washington parallel to the supply of F-16 aircraft, as well as the help of the United States in the removal of Turkey's water restrictions on technology.</text:p>
      <text:p text:style-name="P4">
Commenting on the President's statement <text:a xlink:type="simple" xlink:href="https://www.ukrinform.ua/tag-tureccina" text:style-name="Internet_20_link" text:visited-style-name="Visited_20_Internet_20_Link">
Turkey</text:a>
Recep Taiip Erdogan that Ukraine deserves a member of NATO, the diplomat, first of all, noted the cooperation of both countries in the Vocate sphere, and also attracted attention to the geopolitical advantages for Ukraine's ancravation to the Alliance.</text:p>
      <text:p text:style-name="P4">
“In fact, Ukraine's geopolitical NATO's accession covers northern flanking and increases the Black Sea's safety at times, since the territory of Crimea, the Iterium of East of Ukraine will create an additional security element for the Northern Black Sea region. In addition, the geopolitical load of Turkey as the most southeastern flank of NATO, which is now there will also be separated with Ukraine. Plus, we, as a country already in the war, have gone over the most Russian threats that existed in the region, ”the ambassador explained.</text:p>
      <text:p text:style-name="P4">
<text:span text:style-name="T4">
 Read also: </text:span>
 <text:a xlink:type="simple" xlink:href="https://www.ukrinform.ua/rubric-polytics/3734393-bajden-pidtrimav-formuluvanna-nato-sodo-majbutnogo-clenstva-ukraini-v-alansi.html" text:style-name="Internet_20_link" text:visited-style-name="Visited_20_Internet_20_Link">
Biden supported the formulation <text:span text:style-name="T4">
 NATO </text:span>
 regarding the future members of Ukraine in the Alliance</text:a>
As reported by Ukrinform, on Monday, Turkish President Recep Tayyip Erdogan was amazed to pass the Protocol on the Donato Sweden Parliament to the Turkish Parliament.</text:p>
      <text:p text:style-name="P4">
At the same time, another NATO member country, Hungary, blocks Euro-Atlantic integration. However, the Foreign Minister Peter Siyarto stated last week that Budapest would not be not allowed with ratification of the protocol as soon as his position is changed.</text:p>
      <text:p text:style-name="P4">
News Source: <text:a xlink:type="simple" xlink:href="https://www.ukrinform.ua/rubric-polytics/3734408-rozblokuvanna-tureccinou-vstupu-svecii-do-nato-e-dobrim-znakom-i-dla-ukraini-posol.html" text:style-name="Internet_20_link" text:visited-style-name="Visited_20_Internet_20_Link">
https://www.ukrinform.ua/rubric-polytics/3734408-rozblokuvanna-tureccinou-vstupu-svecii-do-nato-e-dobrim-znakom-i-dla-ukraini-posol.html</text:a>
</text:p>
      <!--NEWS-->
      <text:h text:style-name="P10" text:outline-level="1">
<text:span text:style-name="T4">
SPuzio held a seminar for Ukrainian migrants in Toronto</text:span>
</text:h>
      <text:p text:style-name="P4">
Authors: Ukrinform (Person)</text:p>
      <text:p text:style-name="P4">
Publisher: Укринформ (Organization)</text:p>
      <text:p text:style-name="P4">
Published Time: 2023-07-11T16:29:00+03:00</text:p>
      <text:p text:style-name="P4">
Modified Time: 2023-07-11T16:29:00+03:00</text:p>
      <text:p text:style-name="P4">
Description: The World Federation of Ukrainian Women's Organizations (SFUZO) held a seminar in Canadian Toronto for temporarily displaced Ukrainians on "How not to despair in adaptation: tools and resources of psychological support". - Ukrinform.</text:p>
      <text:p text:style-name="P4">
Images: ['<text:a xlink:type="simple" xlink:href="https://static.ukrinform.com/photos/2023_07/thumb_files/630_360_1689075601-679.jpg" text:style-name="Internet_20_link" text:visited-style-name="Visited_20_Internet_20_Link">
630_360_16890...</text:a>
']</text:p>
      <text:p text:style-name="P4">
Tags: ['Діаспора', 'Канада', 'Біженці', 'Війна з Росією']</text:p>
      <text:p text:style-name="P4">
Type: Article</text:p>
      <!--METADATA-->
      <text:p text:style-name="P4">
<draw:frame draw:style-name="fr1" draw:name="Image102" text:anchor-type="as-char" svg:width="6.9236in" svg:height="3.956343in" draw:z-index="0">
<draw:image xlink:href="../Images/yкринформ/2023-07-11T16-29-00-03-00/630_360_1689075601-679.jpg" xlink:type="simple" xlink:show="embed" xlink:actuate="onLoad" draw:mime-type="image/jpeg"/>
</draw:frame>
World Federation of Ukrainian Women's Organizations(Sfuzho)She held a seminar for temporarily displaced Ukrainians on the topic "How not to fall in adaptation: tools and resources of psychological support".</text:p>
      <text:p text:style-name="P4">
According to Ukrinform, this is stated on <text:a xlink:type="simple" xlink:href="https://www.facebook.com/permalink.php" text:style-name="Internet_20_link" text:visited-style-name="Visited_20_Internet_20_Link">
Facebook-page</text:a>
Sfuzho.</text:p>
      <text:p text:style-name="P4">
According to the seminar, Speaker Olena Petrova, a psychotherapist, an idyllized social worker, became interested in what to do and feel less lonely in new circumstances and where to seek help when psychological support is needed.</text:p>
      <text:p text:style-name="P4">
The partner of this event was the Canadian-Ukrainian Immigration Service, refined Delta Bingo and Gaming DownsView.</text:p>
      <text:p text:style-name="P4">
Recall that from the beginning of a full -scale war to Canada <text:a xlink:type="simple" xlink:href="https://www.ukrinform.ua/rubric-world/3710227-z-pocatku-povnomasstabnoi-vijni-do-kanadi-priihali-bils-ak-220-000-ukrainciv.html" text:style-name="Internet_20_link" text:visited-style-name="Visited_20_Internet_20_Link">
came</text:a>
More than 220 000 Ukrainians. Newborn Ukrainians in Canada <text:a xlink:type="simple" xlink:href="https://www.ukrinform.ua/rubric-diaspora/3711174-u-kanadi-novonarodzenim-ukraincam-daruvatimut-visivanku.html" text:style-name="Internet_20_link" text:visited-style-name="Visited_20_Internet_20_Link">
give</text:a>
Embroidery.</text:p>
      <text:p text:style-name="P4">
<text:span text:style-name="T5">
Foto: SFUZO / Facebook</text:span>
</text:p>
      <text:p text:style-name="P4">
News Source: <text:a xlink:type="simple" xlink:href="https://www.ukrinform.ua/rubric-diaspora/3734339-sfuzo-provela-seminar-dla-ukrainskih-pereselenciv-u-toronto.html" text:style-name="Internet_20_link" text:visited-style-name="Visited_20_Internet_20_Link">
https://www.ukrinform.ua/rubric-diaspora/3734339-sfuzo-provela-seminar-dla-ukrainskih-pereselenciv-u-toronto.html</text:a>
</text:p>
      <!--NEWS-->
      <text:h text:style-name="P10" text:outline-level="1">
<text:span text:style-name="T4">
States track the actions of the Russian Federation and Belarus associated with nuclear weapons</text:span>
</text:h>
      <text:p text:style-name="P4">
Authors: Ukrinform (Person)</text:p>
      <text:p text:style-name="P4">
Publisher: Укринформ (Organization)</text:p>
      <text:p text:style-name="P4">
Published Time: 2023-07-11T16:30:00+03:00</text:p>
      <text:p text:style-name="P4">
Modified Time: 2023-07-11T23:30:00+03:00</text:p>
      <text:p text:style-name="P4">
Description: The United States monitors reports and statements about the possible deployment of Russian nuclear weapons in the territory of Belarus and control that Russia is fulfilled by non -proliferation. - Ukrinform.</text:p>
      <text:p text:style-name="P4">
Images: ['<text:a xlink:type="simple" xlink:href="https://static.ukrinform.com/photos/2018_04/thumb_files/630_360_1523262802-8395.jpeg" text:style-name="Internet_20_link" text:visited-style-name="Visited_20_Internet_20_Link">
630_360_15232...</text:a>
']</text:p>
      <text:p text:style-name="P4">
Tags: ['Білорусь', 'США', 'Ядерна зброя', 'Держдеп', 'Росія']</text:p>
      <text:p text:style-name="P4">
Type: Article</text:p>
      <!--METADATA-->
      <text:p text:style-name="P4">
<draw:frame draw:style-name="fr1" draw:name="Image106" text:anchor-type="as-char" svg:width="6.9236in" svg:height="3.956343in" draw:z-index="0">
<draw:image xlink:href="../Images/yкринформ/2023-07-11T16-30-00-03-00/630_360_1523262802-8395.jpeg" xlink:type="simple" xlink:show="embed" xlink:actuate="onLoad" draw:mime-type="image/jpeg"/>
</draw:frame>
The United States monitors the reports and statements about the possible deployment of the spheric of the Belarus of Russian nuclear weapons and control that the dissemination is made.</text:p>
      <text:p text:style-name="P4">
This position was expressed on Tuesday during a pressing in Washington by US spokesman Matthew Miller, reports Ukrinform's own correspondent.</text:p>
      <text:p text:style-name="P4">
"We continue to actively monitor the agreement between the agreement between Russia, to be certain that Russia retains control over its weapons in the event</text:p>
      <text:p text:style-name="P4">
<text:span text:style-name="T4">
 Read also: </text:span>
 <text:span text:style-name="T4">
 <text:a xlink:type="simple" xlink:href="https://www.ukrinform.ua/rubric-polytics/3731679-si-czinpin-pid-cas-zustrici-z-putinim-zasterig-jogo-vid-zastosuvanna-adernoi-zbroi-ft.html" text:style-name="Internet_20_link" text:visited-style-name="Visited_20_Internet_20_Link">
Xi Jinping during a meeting with Putin warned his nuclear weapons - ft</text:a>
</text:span>
</text:p>
      <text:p text:style-name="P4">
He stressed that the US side will "closely monitor" any possible deviations of Russia from fulfilling the conditions.</text:p>
      <text:p text:style-name="P4">
"But I will add that we have not seen any reason to adjust the location of our nuclear forces, as well as no signs that Russia is preparing to use nuclear weapons," the US State Department spokesman said.</text:p>
      <text:p text:style-name="P4">
<text:span text:style-name="T4">
 Read also: </text:span>
 <text:span text:style-name="T4">
 [Putin's response: Poland asks NATO to place nuclear weapons(https://www.ukrinform.ua/rubric-world/3729940-vidpovid-putinu-polsa-prosit-nato-rozmistiti-na-svoij-teritorii-adernu-zbrou.html)</text:span>
</text:p>
      <text:p text:style-name="P4">
As it was reported, at the end of May, the Ministers of Defense of Russia and Belarus have signed documents on the placement of tactical <text:span text:style-name="T4">
 <text:a xlink:type="simple" xlink:href="https://www.ukrinform.ua/tag-aderna-zbroa" text:style-name="Internet_20_link" text:visited-style-name="Visited_20_Internet_20_Link">
nuclear weapons</text:a>
</text:span>
 in the Belarusian territory. That day, self -proclaimed President of Belarus Alexander Lukashenko said that the nine weapons of the Russian Federation had already begun to move to the country.</text:p>
      <text:p text:style-name="P4">
At a meeting with Lukashenko in Sochi, Putin reported that tactical nuclear weapons would be sent to the Republic of Belarus after July 7-8.</text:p>
      <text:p text:style-name="P4">
News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Business supports VAT and income tax up to 10% and salary tax up to 20%</text:span>
</text:h>
      <text:p text:style-name="P4">
Authors: Ukrinform (Person)</text:p>
      <text:p text:style-name="P4">
Publisher: Укринформ (Organization)</text:p>
      <text:p text:style-name="P4">
Published Time: 2023-07-11T16:36:25+03:00</text:p>
      <text:p text:style-name="P4">
Modified Time: 2023-07-11T16:36:25+03:00</text:p>
      <text:p text:style-name="P4">
Description: Ukrainian business expects that the tax reform will be reduced by value added taxes and income to 10%, and the taxation will be reduced to at least 20%. - Ukrinform.</text:p>
      <text:p text:style-name="P4">
Images: ['<text:a xlink:type="simple" xlink:href="https://static.ukrinform.com/photos/2023_07/thumb_files/630_360_1689079801-638.jpg" text:style-name="Internet_20_link" text:visited-style-name="Visited_20_Internet_20_Link">
630_360_16890...</text:a>
']</text:p>
      <text:p text:style-name="P4">
Tags: ['Бізнес', 'Опитування', 'Податки']</text:p>
      <text:p text:style-name="P4">
Type: Article</text:p>
      <!--METADATA-->
      <text:p text:style-name="P4">
<draw:frame draw:style-name="fr1" draw:name="Image107" text:anchor-type="as-char" svg:width="6.9236in" svg:height="3.956343in" draw:z-index="0">
<draw:image xlink:href="../Images/yкринформ/2023-07-11T16-36-25-03-00/630_360_1689079801-638.jpg" xlink:type="simple" xlink:show="embed" xlink:actuate="onLoad" draw:mime-type="image/jpeg"/>
</draw:frame>
The Ukrainian business expects that the result of tax reform will be reduced value added taxpayments and for profit up to 10%, and the taxation will be paid up to at least 20%.</text:p>
      <text:p text:style-name="P4">
Anastasiashurenkova, an expert in the research agency Info Sapiens, has announced this at a press conference at the Media Center Ukraine - Ukrinform Zemform “Attitudes“ Attitudes of Business to Anti -Corruption Tax Reform ”.</text:p>
      <text:p text:style-name="P4">
The expert referred to the survey data of 500 owners and heads of enterprises-legal entities(at 150 representatives of micro and small businesses and 200th and average and middle)Conducted by the experts of the agency in the form of deep interview.</text:p>
      <text:p text:style-name="P4">
It turned out that <text:a xlink:type="simple" xlink:href="https://www.ukrinform.ua/tag-biznes" text:style-name="Internet_20_link" text:visited-style-name="Visited_20_Internet_20_Link">
business</text:a>
Interested in reducing the tax burden to at least 10% and believes that it is the current tax rates that make businesses resort to all sorts of scheme.</text:p>
      <text:p text:style-name="P4">
“We asked what it was necessary for businesses - such as yours - refused to optimize. Most have said that it was necessary to reduce Nazlaty taxes. The optimum rate is 20%(As for the salary “on your hands”). Тобто, якщо япрацюю в компанії і мені мають заплатити 1000 гривень, то ще 200 гривенькомпанія згодна сплатити як податок. Але не ще одну тисячу чи 500 гривень, якзараз. У сегменті середнього бізнесу багато людей готові платити до 25%. Колиж казати про бажану ставку ПДВ, представники бізнесу майже одностайні: ставкане має перевищувати 10%. Є й ті, хто взагалі за скасування податку на доданувартість. Але ми розуміємо, що в кожній вибірці є до 5% людей, котрівідповідають якось інакше”, - розповіла Шуренкова.</text:p>
      <text:p text:style-name="P4">
Така ж ситуація і з податком на прибуток. При цьому частина мікробізнесуготова “чесно” сплачувати за ставкою до 15%.</text:p>
      <text:p text:style-name="P4">
Приблизно таку схему оподаткування і пропонує і Антикорупційна податковареформа, відома також під назвою “реформа 10-10-10”, наголосила дослідниця.</text:p>
      <text:p text:style-name="P4">
<text:span text:style-name="T4">
Читайте також:</text:span>
 <text:a xlink:type="simple" xlink:href="https://www.ukrinform.ua/rubric-economy/3734391-majze-90-ukrainskogo-biznesu-vdautsa-do-shem-optimizacii-podatkiv.html" text:style-name="Internet_20_link" text:visited-style-name="Visited_20_Internet_20_Link">
 Майже 90% українського бізнесу вдаються до схемоптимізації податків </text:a>
</text:p>
      <text:p text:style-name="P4">
News Source: <text:a xlink:type="simple" xlink:href="https://www.ukrinform.ua/rubric-economy/3734412-biznes-pidtrimue-znizenna-pdv-i-podatku-na-pributok-do-10-ta-podatku-na-zarplati-do-20.html" text:style-name="Internet_20_link" text:visited-style-name="Visited_20_Internet_20_Link">
https://www.ukrinform.ua/rubric-economy/3734412-biznes-pidtrimue-znizenna-pdv-i-podatku-na-pributok-do-10-ta-podatku-na-zarplati-do-20.html</text:a>
</text:p>
      <!--NEWS-->
      <text:h text:style-name="P10" text:outline-level="1">
<text:span text:style-name="T4">
The government has allocated more than ₴ 1.7 billion to recover health facilities in nine regions</text:span>
</text:h>
      <text:p text:style-name="P4">
Authors: Ukrinform (Person)</text:p>
      <text:p text:style-name="P4">
Publisher: Укринформ (Organization)</text:p>
      <text:p text:style-name="P4">
Published Time: 2023-07-11T16:41:00+03:00</text:p>
      <text:p text:style-name="P4">
Modified Time: 2023-07-11T16:41:00+03:00</text:p>
      <text:p text:style-name="P4">
Description: The Cabinet of Ministers for the restoration of medical institutions in 9 regions of Ukraine has allocated more than UAH 1.7 billion. - Ukrinform.</text:p>
      <text:p text:style-name="P4">
Images: ['<text:a xlink:type="simple" xlink:href="https://static.ukrinform.com/photos/2020_05/thumb_files/630_360_1589463148-862.jpg" text:style-name="Internet_20_link" text:visited-style-name="Visited_20_Internet_20_Link">
630_360_15894...</text:a>
']</text:p>
      <text:p text:style-name="P4">
Tags: ['Кабмін', 'Лікарня', 'Відбудова']</text:p>
      <text:p text:style-name="P4">
Type: Article</text:p>
      <!--METADATA-->
      <text:p text:style-name="P4">
<draw:frame draw:style-name="fr1" draw:name="Image108" text:anchor-type="as-char" svg:width="6.9236in" svg:height="3.956343in" draw:z-index="0">
<draw:image xlink:href="../Images/yкринформ/2023-07-11T16-41-00-03-00/630_360_1589463148-862.jpg" xlink:type="simple" xlink:show="embed" xlink:actuate="onLoad" draw:mime-type="image/jpeg"/>
</draw:frame>
More than UAH 1,7 mlrd has allocated the Cabinet of Ministers for the restoration of medical institutions in 9 regions of Ukraine.</text:p>
      <text:p text:style-name="P4">
About it reports <text:a xlink:type="simple" xlink:href="https://moz.gov.ua/article/news/ponad-17-mlrd-griven-vidiliv-urjad-na-vidnovlennja-medzakladiv-u-9-oblastjah-ukraini" text:style-name="Internet_20_link" text:visited-style-name="Visited_20_Internet_20_Link">
Ministry of Health,</text:a>
transmits Ukrinform.</text:p>
      <text:p text:style-name="P4">
"The subsidy from the state budget will be distributed to local budgets for the construction and reconstruction of medical institutions within the framework of the Ukrainian restoration program. But the reconstruction of the departments of different profiles, including those establishments that have suffered reversals and need further recovery, " - the message reads.</text:p>
      <text:p text:style-name="P4">
Among the facilities of medical infrastructure are regional and clinical hospital hospitals: 3 - in Vinnytsia region, 5 - in Dnipropetrovsk, 4 - Nazimomyr region, 3 - in Kyiv region, 2 - in Kirovohrad region, 6 - in Odessa region, 6 - Napoltava region, and one on one one one on one, Object in Sumy and Chernihiv.</text:p>
      <text:p text:style-name="P4">
*!(https://www.ukrinform.ua/rubric-vidbudova/3733174-kabmin-rozpodiliv-237-milarda-na-vidbudovu-ale-osvoenna-kostiv-povilne-smigal.html)Full list of medical institutions, on <text:a xlink:type="simple" xlink:href="https://www.ukrinform.ua/rubric-vidbudova" text:style-name="Internet_20_link" text:visited-style-name="Visited_20_Internet_20_Link">
recovery</text:a>
The funds are allocated on the website of the Ministry of Health.</text:p>
      <text:p text:style-name="P4">
In total, according to the Ministry of Health, in more than 15 months of a full -scale war, Russia harmed 1377 facilities of medical institutions and completely destroyed another 184 objects. 341 objects of medical institutions and 410 objects of medical establishments were restored.</text:p>
      <text:p text:style-name="P4">
News Source: <text:a xlink:type="simple" xlink:href="https://www.ukrinform.ua/rubric-vidbudova/3734421-urad-vidiliv-ponad-17-milarda-na-vidnovlenna-medzakladiv-u-devati-regionah.html" text:style-name="Internet_20_link" text:visited-style-name="Visited_20_Internet_20_Link">
https://www.ukrinform.ua/rubric-vidbudova/3734421-urad-vidiliv-ponad-17-milarda-na-vidnovlenna-medzakladiv-u-devati-regionah.html</text:a>
</text:p>
      <!--NEWS-->
      <text:h text:style-name="P10" text:outline-level="1">
<text:span text:style-name="T4">
In the Tavriysk direction, the army of the Russian Federation pulled reserves from the Akhmat-Vostok battalion</text:span>
</text:h>
      <text:p text:style-name="P4">
Authors: Ukrinform (Person)</text:p>
      <text:p text:style-name="P4">
Publisher: Укринформ (Organization)</text:p>
      <text:p text:style-name="P4">
Published Time: 2023-07-11T16:43:00+03:00</text:p>
      <text:p text:style-name="P4">
Modified Time: 2023-07-11T16:43:00+03:00</text:p>
      <text:p text:style-name="P4">
Description: Russian troops in one of the areas of the Tavriysky direction pull up reserves, including detachments from the Akhmat-Vostok battalion. - Ukrinform.</text:p>
      <text:p text:style-name="P4">
Images: ['<text:a xlink:type="simple" xlink:href="https://static.ukrinform.com/photos/2022_08/thumb_files/630_360_1659680502-569.jpg" text:style-name="Internet_20_link" text:visited-style-name="Visited_20_Internet_20_Link">
630_360_16596...</text:a>
']</text:p>
      <text:p text:style-name="P4">
Tags: ['Російські військові', 'Війна з Росією', 'Південь України', 'Єдині новини']</text:p>
      <text:p text:style-name="P4">
Type: Article</text:p>
      <!--METADATA-->
      <text:p text:style-name="P4">
<draw:frame draw:style-name="fr1" draw:name="Image109" text:anchor-type="as-char" svg:width="6.9236in" svg:height="3.956343in" draw:z-index="0">
<draw:image xlink:href="../Images/yкринформ/2023-07-11T16-43-00-03-00/630_360_1659680502-569.jpg" xlink:type="simple" xlink:show="embed" xlink:actuate="onLoad" draw:mime-type="image/jpeg"/>
</draw:frame>
Russian in one of the areas of the Tavriysk direction, reserves, including the composition of the Akhmat-Vostok battalion, are tightened.</text:p>
      <text:p text:style-name="P4">
This was reported on the broadcast of the "only news" by the spokesman of the united press center of defense forces of Tavriysky direction Valery Shershn, reports Ukrinform.</text:p>
      <text:p text:style-name="P4">
"Over the past day, the nature of the fighting has not changed in the Taurian direction. The enemy concentrates basic efforts on preventing the promotion of our units in the Melitopol and Berdyansk directions. In one of the pursuits <text:a xlink:type="simple" xlink:href="https://www.ukrinform.ua/tag-rosijski-vijskovi" text:style-name="Internet_20_link" text:visited-style-name="Visited_20_Internet_20_Link">
Russians</text:a>
They must tighten reserves as a result of the pressure of our shock units. The enemy was used to detachments from the Akhmat -Vostok battalion, and the Storm units are also selectively applied, ”the spokesman said.</text:p>
      <text:p text:style-name="P4">
<text:span text:style-name="T4">
 Read also: </text:span>
 <text:a xlink:type="simple" xlink:href="https://www.ukrinform.ua/rubric-ato/3734076-na-tavrijskomu-napramku-sili-oboroni-ukraini-prosuvautsa-vpered-tarnavskij.html" text:style-name="Internet_20_link" text:visited-style-name="Visited_20_Internet_20_Link">
on <text:span text:style-name="T4">
 Tavriysky </text:span>
 Direction of Ukraine's defense force is ahead - Tarnavsky</text:a>
According to him, Ukrainian troops continue to be fixed on the achievements, give the enemy a decent repel and do not lose positions.</text:p>
      <text:p text:style-name="P4">
As it was reported, last day in the Tavriysk direction <text:a xlink:type="simple" xlink:href="https://www.ukrinform.ua/rubric-ato/3734352-na-tavrijskomu-napramku-za-dobu-zdalasa-u-polon-rekordna-kilkist-vijskovih-rf.html" text:style-name="Internet_20_link" text:visited-style-name="Visited_20_Internet_20_Link">
in captivity, 19 Russian soldiers. </text:a>
</text:p>
      <text:p text:style-name="P4">
News Source: <text:a xlink:type="simple" xlink:href="https://www.ukrinform.ua/rubric-ato/3734365-na-tavrijskij-napramok-armia-rf-pidtagnula-rezervi-z-bataljonu-ahmatvostok.html" text:style-name="Internet_20_link" text:visited-style-name="Visited_20_Internet_20_Link">
https://www.ukrinform.ua/rubric-ato/3734365-na-tavrijskij-napramok-armia-rf-pidtagnula-rezervi-z-bataljonu-ahmatvostok.html</text:a>
</text:p>
      <!--NEWS-->
      <text:h text:style-name="P10" text:outline-level="1">
<text:span text:style-name="T4">
NATO Summit "In a Practical Way" will demonstrate the support of the future accession of Ukraine - Blinken</text:span>
</text:h>
      <text:p text:style-name="P4">
Authors: Ukrinform (Person)</text:p>
      <text:p text:style-name="P4">
Publisher: Укринформ (Organization)</text:p>
      <text:p text:style-name="P4">
Published Time: 2023-07-11T16:45:01+03:00</text:p>
      <text:p text:style-name="P4">
Modified Time: 2023-07-11T16:45:01+03:00</text:p>
      <text:p text:style-name="P4">
Description: According to the results of NATO summit in Vilnius, Kiev will receive a powerful support package, the Alliance recognizes the significant progress of Ukraine, emphasizing what to do on the way to membership. - Ukrinform.</text:p>
      <text:p text:style-name="P4">
Images: ['<text:a xlink:type="simple" xlink:href="https://static.ukrinform.com/photos/2022_10/thumb_files/630_360_1666808912-523.jpg" text:style-name="Internet_20_link" text:visited-style-name="Visited_20_Internet_20_Link">
630_360_16668...</text:a>
']</text:p>
      <text:p text:style-name="P4">
Tags: ['Саміт НАТО', 'Україна', 'Блінкен']</text:p>
      <text:p text:style-name="P4">
Type: Article</text:p>
      <!--METADATA-->
      <text:p text:style-name="P4">
<draw:frame draw:style-name="fr1" draw:name="Image110" text:anchor-type="as-char" svg:width="6.9236in" svg:height="3.956343in" draw:z-index="0">
<draw:image xlink:href="../Images/yкринформ/2023-07-11T16-45-01-03-00/630_360_1666808912-523.jpg" xlink:type="simple" xlink:show="embed" xlink:actuate="onLoad" draw:mime-type="image/jpeg"/>
</draw:frame>
The suside of NATO summit in Vilnius will receive a powerful support package, the Alliance recognizes Ukraine's significant progress, emphasizing at the same time, it is necessary to do it on the way to membership.</text:p>
      <text:p text:style-name="P4">
This was stated on Tuesday by US Secretary of State Anthony Blinken during a rectangle on the TV channel <text:a xlink:type="simple" xlink:href="http://abcnews.go.com/International/blinken-nato-summit-membership-sweden-ukraine/story" text:style-name="Internet_20_link" text:visited-style-name="Visited_20_Internet_20_Link">
ABC News</text:a>
, reports Ukrinform.</text:p>
      <text:p text:style-name="P4">
“I think you will see a few things in the summit. First, a very powerful package of support -both political and practical -for Ukraine, ”the Secretary of State said <text:a xlink:type="simple" xlink:href="https://www.ukrinform.ua/tag-ssa" text:style-name="Internet_20_link" text:visited-style-name="Visited_20_Internet_20_Link">
USA</text:a>
.</text:p>
      <text:p text:style-name="P4">
Secondly, he said, in the context of the prospects of Ukraine's membership, "the Samitviz will be taken into account the progress that Ukraine has reached, and it is significant." Blinken said at the same time, the attention will be emphasized that Ukraine still has to do, namely in reforming the military sphere, in reforming democracy.</text:p>
      <text:p text:style-name="P4">
“So, all this will be the results of the summit. But we have a united Alliance, which in a very practical way will demonstrate its unchanging support for Ukraine, including the path to membership, ”the US Secretary of State said.</text:p>
      <text:p text:style-name="P4">
<text:span text:style-name="T4">
 Read also: </text:span>
 <text:a xlink:type="simple" xlink:href="https://www.ukrinform.ua/rubric-world/3734405-ssa-sprijmaut-bukvalno-obovazok-zahisati-kozen-dujm-teritorii-nato-bajden.html" text:style-name="Internet_20_link" text:visited-style-name="Visited_20_Internet_20_Link">
USA perceives literally the duty to protect every one inch NATO - <text:span text:style-name="T4">
 Biden </text:span>
</text:a>
As reported by Ukrinform, on Tuesday, President of the United States Joe Biden <text:a xlink:type="simple" xlink:href="https://www.ukrinform.ua/rubric-polytics/3734393-bajden-pidtrimav-formuluvanna-nato-sodo-majbutnogo-clenstva-ukraini-v-alansi.html" text:style-name="Internet_20_link" text:visited-style-name="Visited_20_Internet_20_Link">
expressed support</text:a>
The proposed formulation in the NATO Summit Communique on the future membership of Ukraine in the Alliance.</text:p>
      <text:p text:style-name="P4">
<text:span text:style-name="T5">
Foto: Andrew Harrer/Bloomberg</text:span>
</text:p>
      <text:p text:style-name="P4">
News Source: <text:a xlink:type="simple" xlink:href="https://www.ukrinform.ua/rubric-polytics/3734418-samit-nato-u-prakticnij-sposib-prodemonstrue-pidtrimku-majbutnogo-vstupu-ukraini-blinken.html" text:style-name="Internet_20_link" text:visited-style-name="Visited_20_Internet_20_Link">
https://www.ukrinform.ua/rubric-polytics/3734418-samit-nato-u-prakticnij-sposib-prodemonstrue-pidtrimku-majbutnogo-vstupu-ukraini-blinken.html</text:a>
</text:p>
      <!--NEWS-->
      <text:h text:style-name="P10" text:outline-level="1">
<text:span text:style-name="T4">
Rutte: The prospect of Ukraine's accession to NATO is, but when - it is impossible to predict</text:span>
</text:h>
      <text:p text:style-name="P4">
Authors: Ukrinform (Person)</text:p>
      <text:p text:style-name="P4">
Publisher: Укринформ (Organization)</text:p>
      <text:p text:style-name="P4">
Published Time: 2023-07-11T16:54:39+03:00</text:p>
      <text:p text:style-name="P4">
Modified Time: 2023-07-11T16:54:39+03:00</text:p>
      <text:p text:style-name="P4">
Description: The Prime Minister of the Netherlands Mark Rutte said there is a prospect of Ukraine's accession to NATO, but when it happens. - Ukrinform.</text:p>
      <text:p text:style-name="P4">
Images: ['<text:a xlink:type="simple" xlink:href="https://static.ukrinform.com/photos/2023_06/thumb_files/630_360_1687896686-537.jpg" text:style-name="Internet_20_link" text:visited-style-name="Visited_20_Internet_20_Link">
630_360_16878...</text:a>
']</text:p>
      <text:p text:style-name="P4">
Tags: ['НАТО', 'Рютте', 'Україна']</text:p>
      <text:p text:style-name="P4">
Type: Article</text:p>
      <!--METADATA-->
      <text:p text:style-name="P4">
<draw:frame draw:style-name="fr1" draw:name="Image111" text:anchor-type="as-char" svg:width="6.9236in" svg:height="3.956343in" draw:z-index="0">
<draw:image xlink:href="../Images/yкринформ/2023-07-11T16-54-39-03-00/630_360_1687896686-537.jpg" xlink:type="simple" xlink:show="embed" xlink:actuate="onLoad" draw:mime-type="image/jpeg"/>
</draw:frame>
The Prime Minister of the Netherlands Mark Rutte said there is a prospect of Ukraine's accession to Donato, but when it happens.</text:p>
      <text:p text:style-name="P4">
About it reports Ukrinform with reference to <text:a xlink:type="simple" xlink:href="http://nos.nl/video/2482386-rutte-bij-navo-top-over-defensiebudget-en-steun-oekraine" text:style-name="Internet_20_link" text:visited-style-name="Visited_20_Internet_20_Link">
nos</text:a>
.</text:p>
      <text:p text:style-name="P4">
“We have already said that there is such a prospect. The only question will be the next? What we will come to, so, in any case, I will think that we will lift Ukraine to NATO level in terms of standardized. What will be the Council of Ukraine - NATO. That the entry process will be accelerated by missing an important intermediate step. And then, of course, the question arises, if it happens? Now it is impossible to predict. This can really be judged only in the future, ”he said, answering the journalist's question whether Ukraine has ever become a member <text:a xlink:type="simple" xlink:href="https://www.ukrinform.ua/tag-nato" text:style-name="Internet_20_link" text:visited-style-name="Visited_20_Internet_20_Link">
NATO</text:a>
.</text:p>
      <text:p text:style-name="P4">
<text:span text:style-name="T4">
 Read also: </text:span>
 <text:a xlink:type="simple" xlink:href="https://www.ukrinform.ua/rubric-polytics/3734418-samit-nato-u-prakticnij-sposib-prodemonstrue-pidtrimku-majbutnogo-vstupu-ukraini-blinken.html" text:style-name="Internet_20_link" text:visited-style-name="Visited_20_Internet_20_Link">
Summit <text:span text:style-name="T4">
 NATO </text:span>
 "Practically" demonstrates the support of the future admission of Ukraine - Blinken</text:a>
It was reported that NATO Summit began in Vilnius today, during which the Allies will make important decisions to strengthen the Alliance and Defense of the Alliance, as well as, as planned, will confirm the support of Ukraine in the fight against Russian aggression and on the way to Ukraine's membership.</text:p>
      <text:p text:style-name="P4">
News Source: <text:a xlink:type="simple" xlink:href="https://www.ukrinform.ua/rubric-polytics/3734423-rutte-perspektiva-vstupu-ukraini-do-nato-e-ale-koli-nemozlivo-peredbaciti.html" text:style-name="Internet_20_link" text:visited-style-name="Visited_20_Internet_20_Link">
https://www.ukrinform.ua/rubric-polytics/3734423-rutte-perspektiva-vstupu-ukraini-do-nato-e-ale-koli-nemozlivo-peredbaciti.html</text:a>
</text:p>
      <!--NEWS-->
      <text:h text:style-name="P10" text:outline-level="1">
<text:span text:style-name="T4">
Known Date of the next Tyson Fury duel</text:span>
</text:h>
      <text:p text:style-name="P4">
Authors: Ukrinform (Person)</text:p>
      <text:p text:style-name="P4">
Publisher: Укринформ (Organization)</text:p>
      <text:p text:style-name="P4">
Published Time: 2023-07-11T16:58:00+03:00</text:p>
      <text:p text:style-name="P4">
Modified Time: 2023-07-11T16:58:00+03:00</text:p>
      <text:p text:style-name="P4">
Description: The British will return to the ring in October this year. - Ukrinform.</text:p>
      <text:p text:style-name="P4">
Images: ['<text:a xlink:type="simple" xlink:href="https://static.ukrinform.com/photos/2023_07/thumb_files/630_360_1689083757-860.jpg" text:style-name="Internet_20_link" text:visited-style-name="Visited_20_Internet_20_Link">
630_360_16890...</text:a>
']</text:p>
      <text:p text:style-name="P4">
Tags: ['Бокс']</text:p>
      <text:p text:style-name="P4">
Type: Article</text:p>
      <!--METADATA-->
      <text:p text:style-name="P4">
<draw:frame draw:style-name="fr1" draw:name="Image112" text:anchor-type="as-char" svg:width="6.9236in" svg:height="3.956343in" draw:z-index="0">
<draw:image xlink:href="../Images/yкринформ/2023-07-11T16-58-00-03-00/630_360_1689083757-860.jpg" xlink:type="simple" xlink:show="embed" xlink:actuate="onLoad" draw:mime-type="image/jpeg"/>
</draw:frame>
The British will return to the ring in October this year.  WBC World Champion in Squad Weight Weight Tyson Fury(33-0-1, 24 Ko)and former UFC champion in heavyweight Francis Nganna(17-3, 12 Ko)will run on October 28 in Riyadh(The capital of Saudi Arabia), <text:a xlink:type="simple" xlink:href="https://twitter.com/mikecoppinger/status/1678751195408506883" text:style-name="Internet_20_link" text:visited-style-name="Visited_20_Internet_20_Link">
 informs</text:a>
Journalist Miccopigering, Ukrinform reports.</text:p>
      <text:p text:style-name="P4">
The duel and the number of rounds, as well as on the fury's cone, are unknown, the Nannah Championship title of the British.</text:p>
      <text:p text:style-name="P4">
Fury did not go to the ring since December 2022, when he defended the WBC title with Derek Chisoro. Tyson [planned] in April(https://www.ukrinform.ua/rubric-sports/3689965-promouter-usika-nasa-komanda-iniciuvala-vihid-z-peregovoriv-sodo-bou-proti-furi.html)To conduct a unification with Alexander Usik, but the Ukrainian left the negotiations because of the contract.</text:p>
      <text:p text:style-name="P4">
<text:span text:style-name="T4">
 Read also: </text:span>
 <text:a xlink:type="simple" xlink:href="https://www.ukrinform.ua/rubric-sports/3733909-usik-ta-dubua-proveli-persu-bitvu-pogladiv.html" text:style-name="Internet_20_link" text:visited-style-name="Visited_20_Internet_20_Link">
<text:span text:style-name="T4">
 Usik </text:span>
 and Dubois held the first battle of views</text:a>
As reported by Ukrinform, Alexander Usyk will fight on August 26, in Poland, the Ukrainian will be boxing from Duba.</text:p>
      <text:p text:style-name="P4">
Photo: Getty Images</text:p>
      <text:p text:style-name="P4">
News Source: <text:a xlink:type="simple" xlink:href="https://www.ukrinform.ua/rubric-sports/3734424-vidoma-data-nastupnogo-poedinku-tajsona-furi.html" text:style-name="Internet_20_link" text:visited-style-name="Visited_20_Internet_20_Link">
https://www.ukrinform.ua/rubric-sports/3734424-vidoma-data-nastupnogo-poedinku-tajsona-furi.html</text:a>
</text:p>
      <!--NEWS-->
      <text:h text:style-name="P10" text:outline-level="1">
<text:span text:style-name="T4">
In Ukraine tomorrow mainly without precipitation, in the afternoon up to +30 °</text:span>
</text:h>
      <text:p text:style-name="P4">
Authors: Ukrinform (Person)</text:p>
      <text:p text:style-name="P4">
Publisher: Укринформ (Organization)</text:p>
      <text:p text:style-name="P4">
Published Time: 2023-07-11T17:03:00+03:00</text:p>
      <text:p text:style-name="P4">
Modified Time: 2023-07-11T17:03:00+03:00</text:p>
      <text:p text:style-name="P4">
Description: In Ukraine, on July 12, precipitation is expected only in the Azov and Crimea, as well as in the western regions, the temperature at night 10-15 °, in the afternoon 21-26 °, in the extreme west and southwest to 30 °.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Дощ', 'Гроза', 'Погода', 'Тепло', 'Літо']</text:p>
      <text:p text:style-name="P4">
Type: Article</text:p>
      <!--METADATA-->
      <text:p text:style-name="P4">
<draw:frame draw:style-name="fr1" draw:name="Image113" text:anchor-type="as-char" svg:width="6.9236in" svg:height="3.956343in" draw:z-index="0">
<draw:image xlink:href="../Images/yкринформ/2023-07-11T17-03-00-03-00/630_360_1655207823-384.jpeg" xlink:type="simple" xlink:show="embed" xlink:actuate="onLoad" draw:mime-type="image/jpeg"/>
</draw:frame>
In Ukraine, on July 12, precipitation is expected only in the Azov and Crimea, as well as in the western holes, at night 10-15 °, 21-26 ° in the afternoon, and in the extreme west a tangible event to 30 °.</text:p>
      <text:p text:style-name="P4">
Ukrinform was reported at the Ukrainian Hydrometeorological Center.</text:p>
      <text:p text:style-name="P4">
"At night in the Azov and Crimea, in the afternoon in most western regions place-time rains, thunderstorms; in the rest of the territory without precipitation. The wind is predominant-western, 5-10 m/s. Temperature at night 10-15 °, on the coast of the seas up to 19 °; day 21-26 °, in the extreme and southwest of the country 25-30 °, "-goes in the message.</text:p>
      <text:p text:style-name="P4">
In Kiev and the region, precipitation is not predicted on Wednesday. Wind northwest, 5-10 m/s. In the capital, the temperature at night 12-14 °, in the afternoon 23-25 °, in the Kiev region at night 10-15 °, in the afternoon 21-26 °.</text:p>
      <text:p text:style-name="P4">
According to the forecast, on July 13 in the western, in the afternoon and in Zhytomyr and Vinnytsia region, short -term rains are expected, in places of thunderstorms, in the rest of the territory; Temperature at night 12-17 °, in the southern part 19-23 °, in the afternoon 26-31 °, Nayeshchyna 32-37 °, in the western and eastern regions 19-24 °.</text:p>
      <text:p text:style-name="P4">
*!(https://www.ukrinform.ua/rubric-world/3733951-u-krainah-evropi-fiksuut-temperaturni-rekordi-na-tli-anomalnoi-speki.html)July 14 in Ukraine will pass rains, thunderstorms(In the northern regions at night); temperature in the southern part at night 18-23 °, in the afternoon 23-28 °; At the rest of the territory 15-20 °(In the western regions of 12-17 °), in the afternoon 20-25 °, in the northeast of Ukraine 16-21 °.</text:p>
      <text:p text:style-name="P4">
Southwestern wind with a transition to the northwest, 7-12 m/s.</text:p>
      <text:p text:style-name="P4">
In Kyiv and the region on July 13 without precipitation, on July 14, rains are forecast(at night), sometimes thunderstorms. Southwestern wind with a transition to the northwest, 7-12 m/s. In the capital at night 15-17 °, in the afternoon 28-30 °; In Kyiv region at night 12-17 °, in the afternoon 26-31 °.</text:p>
      <text:p text:style-name="P4">
Forecasters for raw precipitation are not forecast, only on July 15 in the Eastern, at night and intake areas is likely small short-term <text:a xlink:type="simple" xlink:href="https://www.ukrinform.ua/tag-dos" text:style-name="Internet_20_link" text:visited-style-name="Visited_20_Internet_20_Link">
rain</text:a>
, thunderstorms.</text:p>
      <text:p text:style-name="P4">
Temperature at night 13-19 °, in the southern part up to 23 °; In the afternoon of July 15, 22-28 °, in the south of the country, on July 16 in Ukraine, except the East, 26-32 °.</text:p>
      <text:p text:style-name="P4">
In the capital region, July 15-16 holds dry weather. In Kiev temperature 17-19 °, in the afternoon July 15 26-28 °, July 16 29-31 °; On the region at night 14-19 °, in the afternoon July 15, 23-28 °, July 16 26-32 °.</text:p>
      <text:p text:style-name="P4">
News Source: <text:a xlink:type="simple" xlink:href="https://www.ukrinform.ua/rubric-regions/3734302-v-ukraini-zavtra-perevazno-bez-opadiv-vden-do-30.html" text:style-name="Internet_20_link" text:visited-style-name="Visited_20_Internet_20_Link">
https://www.ukrinform.ua/rubric-regions/3734302-v-ukraini-zavtra-perevazno-bez-opadiv-vden-do-30.html</text:a>
</text:p>
      <!--NEWS-->
      <text:h text:style-name="P10" text:outline-level="1">
<text:span text:style-name="T4">
OP discussed with the European Commission representative implementation of judicial reform</text:span>
</text:h>
      <text:p text:style-name="P4">
Authors: Ukrinform (Person)</text:p>
      <text:p text:style-name="P4">
Publisher: Укринформ (Organization)</text:p>
      <text:p text:style-name="P4">
Published Time: 2023-07-11T17:07:52+03:00</text:p>
      <text:p text:style-name="P4">
Modified Time: 2023-07-11T17:07:52+03:00</text:p>
      <text:p text:style-name="P4">
Description: The deputy head of the Presidential Office Andriy Smirnov discussed with the Director General of the Directorate of the European Commission on Neighborhood and Negotiations on the Extension of Gerte Jan Coopman implementation of judicial reform. - Ukrinform.</text:p>
      <text:p text:style-name="P4">
Images: ['<text:a xlink:type="simple" xlink:href="https://static.ukrinform.com/photos/2023_07/thumb_files/630_360_1689084318-386.jpeg" text:style-name="Internet_20_link" text:visited-style-name="Visited_20_Internet_20_Link">
630_360_16890...</text:a>
']</text:p>
      <text:p text:style-name="P4">
Tags: ['Єврокомісія', 'Судова реформа', 'Офіс Президента']</text:p>
      <text:p text:style-name="P4">
Type: Article</text:p>
      <!--METADATA-->
      <text:p text:style-name="P4">
<draw:frame draw:style-name="fr1" draw:name="Image114" text:anchor-type="as-char" svg:width="6.9236in" svg:height="3.956343in" draw:z-index="0">
<draw:image xlink:href="../Images/yкринформ/2023-07-11T17-07-52-03-00/630_360_1689084318-386.jpeg" xlink:type="simple" xlink:show="embed" xlink:actuate="onLoad" draw:mime-type="image/jpeg"/>
</draw:frame>
Presidential Deputy Head of Presidential Office Andriy Smirnov discussed the implementation of judicial reform with the General Director General of the European Commission on Neighborhood and Negotiation Directorate on Neighborhood and Negotiations.</text:p>
      <text:p text:style-name="P4">
The event was also attended by the EU Delegation Head of Matti Maasikas, Ukrinform reports, citing <text:a xlink:type="simple" xlink:href="http://www.president.gov.ua/news/andrij-smirnov-obgovoriv-iz-generalnim-direktorom-yevropejsk-84237" text:style-name="Internet_20_link" text:visited-style-name="Visited_20_Internet_20_Link">
OP press service</text:a>
.</text:p>
      <text:p text:style-name="P4">
Smirnov, in particular, noted the importance of following the recommendations of international partners on judicial reform.</text:p>
      <text:p text:style-name="P4">
“We have success in the implementation of judicial reform. We have restarted the Higher Rada, the High Qualifications Commission of Judges. The Constitutional Court, where the model of the ethical council was actually implemented, was also developed by the Law of the Constitutional Council, which made it well in the work of the High Council of Justice, in the selection of the Constitutional Court of the Constitutional Court. The approving assessment of the Venice Commission is confirmation, ”said the deputy head <text:a xlink:type="simple" xlink:href="https://www.ukrinform.ua/tag-ofis-prezidenta" text:style-name="Internet_20_link" text:visited-style-name="Visited_20_Internet_20_Link">
OP</text:a>
.</text:p>
      <text:p text:style-name="P4">
According to him, the following steps in court reform have already been developed, which is planned to implement in the near future. Smirnov assured that this reform is fundamental in nature and will increase the level of trust of the pre -trial system society.</text:p>
      <text:p text:style-name="P4">
<text:span text:style-name="T4">
 Read also: </text:span>
 <text:a xlink:type="simple" xlink:href="https://www.ukrinform.ua/rubric-polytics/3734216-kornienko-rozpoviv-evropejskim-partneram-ak-rada-vikonue-rekomendacii-evrokomisii.html" text:style-name="Internet_20_link" text:visited-style-name="Visited_20_Internet_20_Link">
<text:span text:style-name="T4">
 Kornienko </text:span>
 told European partners how advised the recommendations of the European Commission</text:a>
The participants of the meeting also discussed proposals for strengthening the independence of anticorruption institutions in Ukraine. The deputy head of the OP emphasized the incidence of involvement of international partners and the best practices in the world to carry out a broad reform of the state expert environment.</text:p>
      <text:p text:style-name="P4">
<text:span text:style-name="T5">
Foto: op</text:span>
</text:p>
      <text:p text:style-name="P4">
News Source: <text:a xlink:type="simple" xlink:href="https://www.ukrinform.ua/rubric-polytics/3734430-v-op-obgovorili-z-predstavnikom-evrokomisii-realizaciu-sudovoi-reformi.html" text:style-name="Internet_20_link" text:visited-style-name="Visited_20_Internet_20_Link">
https://www.ukrinform.ua/rubric-polytics/3734430-v-op-obgovorili-z-predstavnikom-evrokomisii-realizaciu-sudovoi-reformi.html</text:a>
</text:p>
      <!--NEWS-->
      <text:h text:style-name="P10" text:outline-level="1">
<text:span text:style-name="T4">
The mention of opening in Tokyo NATO office was removed from the project of a joint statement of the summit - media</text:span>
</text:h>
      <text:p text:style-name="P4">
Authors: Ukrinform (Person)</text:p>
      <text:p text:style-name="P4">
Publisher: Укринформ (Organization)</text:p>
      <text:p text:style-name="P4">
Published Time: 2023-07-11T17:07:56+03:00</text:p>
      <text:p text:style-name="P4">
Modified Time: 2023-07-11T17:07:56+03:00</text:p>
      <text:p text:style-name="P4">
Description: From the project of a joint statement following the results of the NATO summit in Vilnius, they removed the mention of the creation of the Alliance's communication office in Tokyo. - Ukrinform.</text:p>
      <text:p text:style-name="P4">
Images: ['<text:a xlink:type="simple" xlink:href="https://static.ukrinform.com/photos/2023_07/thumb_files/630_360_1689084338-743.jpg" text:style-name="Internet_20_link" text:visited-style-name="Visited_20_Internet_20_Link">
630_360_16890...</text:a>
']</text:p>
      <text:p text:style-name="P4">
Tags: ['Японія', 'Саміт НАТО', 'Столтенберг']</text:p>
      <text:p text:style-name="P4">
Type: Article</text:p>
      <!--METADATA-->
      <text:p text:style-name="P4">
<draw:frame draw:style-name="fr1" draw:name="Image115" text:anchor-type="as-char" svg:width="6.9236in" svg:height="3.956343in" draw:z-index="0">
<draw:image xlink:href="../Images/yкринформ/2023-07-11T17-07-56-03-00/630_360_1689084338-743.jpg" xlink:type="simple" xlink:show="embed" xlink:actuate="onLoad" draw:mime-type="image/jpeg"/>
</draw:frame>
From the project of the NATO summit in Vilnius, they removed the prominence of the Alliance's communication office in Tokyo in Vilnius.</text:p>
      <text:p text:style-name="P4">
According to Ukrinform, it reports <text:a xlink:type="simple" xlink:href="http://asia.nikkei.com/Politics/International-relations/Indo-Pacific/NATO-removes-Tokyo-office-mention-from-joint-communique" text:style-name="Internet_20_link" text:visited-style-name="Visited_20_Internet_20_Link">
Nikkei asia</text:a>
.</text:p>
      <text:p text:style-name="P4">
According to the Nikkei Asia source, the wording was made from the final joint communique to create a NATO communication office in Tokyo.</text:p>
      <text:p text:style-name="P4">
The sentence stated that NATO would continue negotiations with the Government of Japan's Opening of the Office in Tokyo, survived several rounds of discussions, but was released during the last round of negotiations, the newspaper said.</text:p>
      <text:p text:style-name="P4">
NATO Secretary General Jens Stoltenberg raised the question of creating such an office during his visit to Japan at the beginning of the year. Japan also expanded her representative office to NATO, creating a new post of ambassador, as a representative in Belgium.</text:p>
      <text:p text:style-name="P4">
<text:span text:style-name="T4">
 Read also: </text:span>
 [NATO member states <text:span text:style-name="T4">
 </text:span>
 agreed on plans in case(https://www.ukrinform.ua/rubric-world/3734109-krainicleni-nato-uzgodili-plani-na-vipadok-potencijnogo-napadu-rf.html)At the NATO Public Forum, which took place in the summit fields, Czech President Pavel Pavel emphasized the need to unite with like-minded people from the Indo-Pacific region in front of the face of the battle, which is unfolding today with interdemocratia and autocratia.</text:p>
      <text:p text:style-name="P4">
Unlike the ideological confrontation during the Cold War, the world is a global competition between systems, with democracies, on the one hand, and autocratia, such as China, North Korea, Iran or Russia, on the other, said the General General.</text:p>
      <text:p text:style-name="P4">
“All these countries have a different set of values. Their argument is that the west, democratic countries, has developed an existing world order in accordance with the experience of interests, and now it is time to change the world order so that it will respond more than this multipolar vision of the world, "Pavel said.</text:p>
      <text:p text:style-name="P4">
<text:span text:style-name="T4">
 Read also: </text:span>
 <text:a xlink:type="simple" xlink:href="https://www.ukrinform.ua/rubric-polytics/3734393-bajden-pidtrimav-formuluvanna-nato-sodo-majbutnogo-clenstva-ukraini-v-alansi.html" text:style-name="Internet_20_link" text:visited-style-name="Visited_20_Internet_20_Link">
Biden supported the formulation <text:span text:style-name="T4">
 NATO </text:span>
 regarding the future members of Ukraine in the Alliance</text:a>
As reported by Ukrinform, France does not support the proposal <text:a xlink:type="simple" xlink:href="https://www.ukrinform.ua/tag-nato" text:style-name="Internet_20_link" text:visited-style-name="Visited_20_Internet_20_Link">
NATO</text:a>
Open the office of communication in Japan, citing the fact that the North Atlantic Treaty clearly defines the boundaries of the Alliance.</text:p>
      <text:p text:style-name="P4">
News Source: <text:a xlink:type="simple" xlink:href="https://www.ukrinform.ua/rubric-world/3734431-zgadku-pro-vidkritta-v-tokio-ofisu-nato-pribrali-z-proektu-spilnoi-zaavi-samitu-zmi.html" text:style-name="Internet_20_link" text:visited-style-name="Visited_20_Internet_20_Link">
https://www.ukrinform.ua/rubric-world/3734431-zgadku-pro-vidkritta-v-tokio-ofisu-nato-pribrali-z-proektu-spilnoi-zaavi-samitu-zmi.html</text:a>
</text:p>
      <!--NEWS-->
      <text:h text:style-name="P10" text:outline-level="1">
<text:span text:style-name="T4">
Oles Pushkin died in Belarus in Belarus</text:span>
</text:h>
      <text:p text:style-name="P4">
Authors: Ukrinform (Person)</text:p>
      <text:p text:style-name="P4">
Publisher: Укринформ (Organization)</text:p>
      <text:p text:style-name="P4">
Published Time: 2023-07-11T17:09:53+03:00</text:p>
      <text:p text:style-name="P4">
Modified Time: 2023-07-11T17:09:53+03:00</text:p>
      <text:p text:style-name="P4">
Description: Belarusian political prisoner, artist Oles Pushkin died at night in unknown circumstances. - Ukrinform.</text:p>
      <text:p text:style-name="P4">
Images: ['<text:a xlink:type="simple" xlink:href="https://static.ukrinform.com/photos/2023_07/thumb_files/630_360_1689084385-646.jpeg" text:style-name="Internet_20_link" text:visited-style-name="Visited_20_Internet_20_Link">
630_360_16890...</text:a>
']</text:p>
      <text:p text:style-name="P4">
Tags: ['Білорусь', 'Смерть', "В'язниця", 'Художник']</text:p>
      <text:p text:style-name="P4">
Type: Article</text:p>
      <!--METADATA-->
      <text:p text:style-name="P4">
<draw:frame draw:style-name="fr1" draw:name="Image116" text:anchor-type="as-char" svg:width="6.9236in" svg:height="3.956343in" draw:z-index="0">
<draw:image xlink:href="../Images/yкринформ/2023-07-11T17-09-53-03-00/630_360_1689084385-646.jpeg" xlink:type="simple" xlink:show="embed" xlink:actuate="onLoad" draw:mime-type="image/jpeg"/>
</draw:frame>
Belarusian political prisoner, artist Oles Pushkin died at night for the unknown.</text:p>
      <text:p text:style-name="P4">
This was reported in <text:a xlink:type="simple" xlink:href="https://www.facebook.com/permalink.php" text:style-name="Internet_20_link" text:visited-style-name="Visited_20_Internet_20_Link">
Facebook</text:a>
His wife, Janina Demuch, reports Ukrinform.</text:p>
      <text:p text:style-name="P4">
"Oles Pushkin died in intensive care tonight," Demuch wrote.</text:p>
      <text:p text:style-name="P4">
The information about Pushkin's death was confirmed by the portal <text:a xlink:type="simple" xlink:href="https://mediazona.by/news/2023/07/11/pushkin" text:style-name="Internet_20_link" text:visited-style-name="Visited_20_Internet_20_Link">
"Mediazon. Belarus ”</text:a>
in Grodno prison # 1.</text:p>
      <text:p text:style-name="P4">
<text:span text:style-name="T4">
 Read also: </text:span>
 <text:a xlink:type="simple" xlink:href="https://www.ukrinform.ua/rubric-world/3706518-es-zvinuvativ-rezim-lukasenka-u-smerti-blogera-zasudzenogo-za-karikaturu.html" text:style-name="Internet_20_link" text:visited-style-name="Visited_20_Internet_20_Link">
EU accused Lukashenko's regime of the death of a blogger prisoner</text:a>
Pushkin was detained on March 30, 2021. A year later, he was sentenced to 5 years of colonies on charges of insulting the state character(Article 370 of the Criminal Code)and sorting of enmity(Part 3 of Article 130 of the Criminal Code). На одному із засідань митецьна знак протесту порізав собі живіт.</text:p>
      <text:p text:style-name="P4">
11 листопада 2022 року суд ухвалив перевести Пушкіна на тюремний режим напівтора року.</text:p>
      <text:p text:style-name="P4">
Олесь Пушкін – автор маніфесту соцарту, художник, перформер. Найвідоміший йогоперформанс — «Гній для президента» (1999), during which he was turned -in with manure in front of the administration <text:a xlink:type="simple" xlink:href="https://www.ukrinform.ua/tag-lukasenko" text:style-name="Internet_20_link" text:visited-style-name="Visited_20_Internet_20_Link">
Alexander Lukashenko</text:a>
. For this he was sentenced to two years of imprisonment.</text:p>
      <text:p text:style-name="P4">
News Source: <text:a xlink:type="simple" xlink:href="https://www.ukrinform.ua/rubric-world/3734433-u-bilorusi-pomer-u-reanimacii-politvazen-oles-puskin.html" text:style-name="Internet_20_link" text:visited-style-name="Visited_20_Internet_20_Link">
https://www.ukrinform.ua/rubric-world/3734433-u-bilorusi-pomer-u-reanimacii-politvazen-oles-puskin.html</text:a>
</text:p>
      <!--NEWS-->
      <text:h text:style-name="P10" text:outline-level="1">
<text:span text:style-name="T4">
Boris Johnson Upish became a father</text:span>
</text:h>
      <text:p text:style-name="P4">
Authors: Ukrinform (Person)</text:p>
      <text:p text:style-name="P4">
Publisher: Укринформ (Organization)</text:p>
      <text:p text:style-name="P4">
Published Time: 2023-07-11T17:26:00+03:00</text:p>
      <text:p text:style-name="P4">
Modified Time: 2023-07-11T17:26:00+03:00</text:p>
      <text:p text:style-name="P4">
Description: Former Britain Prime Minister Boris Johnson again became a father - his wife Kerry gave birth to their third common child, the boy was called Frank. - Ukrinform.</text:p>
      <text:p text:style-name="P4">
Images: ['<text:a xlink:type="simple" xlink:href="https://static.ukrinform.com/photos/2023_01/thumb_files/630_360_1674639112-416.jpeg" text:style-name="Internet_20_link" text:visited-style-name="Visited_20_Internet_20_Link">
630_360_16746...</text:a>
']</text:p>
      <text:p text:style-name="P4">
Tags: ['Британія', 'Діти', 'Джонсон']</text:p>
      <text:p text:style-name="P4">
Type: Article</text:p>
      <!--METADATA-->
      <text:p text:style-name="P4">
<draw:frame draw:style-name="fr1" draw:name="Image117" text:anchor-type="as-char" svg:width="6.9236in" svg:height="3.956343in" draw:z-index="0">
<draw:image xlink:href="../Images/yкринформ/2023-07-11T17-26-00-03-00/630_360_1674639112-416.jpeg" xlink:type="simple" xlink:show="embed" xlink:actuate="onLoad" draw:mime-type="image/jpeg"/>
</draw:frame>
Former Britain Joneson's former Prime Minister Boris Johnson again became a father - his wife Kerrin gave birth to their third child, the boy was called Frank.</text:p>
      <text:p text:style-name="P4">
About it reports <text:a xlink:type="simple" xlink:href="http://www.independent.co.uk/life-style/carrie-johnson-baby-name-odysseus-boris-b2373207.html" text:style-name="Internet_20_link" text:visited-style-name="Visited_20_Internet_20_Link">
Independent</text:a>
, reports Ukrinform.</text:p>
      <text:p text:style-name="P4">
35-year-old Kerry Johnson posted a newborn photo on [Instagram] on July 11(http://www.instagram.com/p/CujoxHxo_2A/?utm_source=ig_embed&amp;ig_rid=c256698a-a830-444b-a610-b5ab8703c498)and confirmed that she gave birth on July 5.</text:p>
      <text:p text:style-name="P4">
"Frankie Week. Welcome to the world, Frank Alfred Odyssey Johnson, who was born on July 5 at 9.15 in the morning. You can guess what name did my man choose?!" Joneson's wife wrote.</text:p>
      <text:p text:style-name="P4">
</text:p>
      <text:p text:style-name="P4">
It is known that Odysseus is the name of the mythological Greek king of Itka and the hero of the Odysseus' poem. At the University of Boris Johnson, he studied Latin Thade Greek, during one of the events he recited Homerov "Iliad".</text:p>
      <text:p text:style-name="P4">
<text:span text:style-name="T4">
 Read also: </text:span>
 <text:a xlink:type="simple" xlink:href="https://www.ukrinform.ua/rubric-world/3702080-golova-korporacii-bbc-podav-u-vidstavku-cerez-kredit-dla-dzonsona.html" text:style-name="Internet_20_link" text:visited-style-name="Visited_20_Internet_20_Link">
BBC Corporation Head resigned through credit for <text:span text:style-name="T4">
 Johnson </text:span>
 a</text:a>
In addition to the newborn Frank, the couple has a son Wilfred, who was born on April 29, 2020, and Roma's daughter, who was born in December 2021. It has been paramolfed since May 2021.</text:p>
      <text:p text:style-name="P4">
In addition, Johnson has five more children: two sons and two daughters of the excellent wife of Marina Vler and daughter from art historian Helen Makintayr.</text:p>
      <text:p text:style-name="P4">
<text:span text:style-name="T4">
 Read also: </text:span>
 <text:a xlink:type="simple" xlink:href="https://www.ukrinform.ua/rubric-world/3723872-boris-dzonson-pracuvatime-u-zurnalistici.html" text:style-name="Internet_20_link" text:visited-style-name="Visited_20_Internet_20_Link">
Boris <text:span text:style-name="T4">
 Johnson </text:span>
 will work in journalism</text:a>
As reported by Ukrinform, the High Court of England and Velsa obliged the Great Britain to pass on the investigation in the Kodvid Highway case all the correspondence of Uwhatsapp Expremier Boris Johnson for the period from January 2020 to February 20122.</text:p>
      <text:p text:style-name="P4">
News Source: <text:a xlink:type="simple" xlink:href="https://www.ukrinform.ua/rubric-world/3734439-boris-dzonson-uvosme-stav-batkom.html" text:style-name="Internet_20_link" text:visited-style-name="Visited_20_Internet_20_Link">
https://www.ukrinform.ua/rubric-world/3734439-boris-dzonson-uvosme-stav-batkom.html</text:a>
</text:p>
      <!--NEWS-->
      <text:h text:style-name="P10" text:outline-level="1">
<text:span text:style-name="T4">
WAKS continued for two months a precaution of princely</text:span>
</text:h>
      <text:p text:style-name="P4">
Authors: Ukrinform (Person)</text:p>
      <text:p text:style-name="P4">
Publisher: Укринформ (Organization)</text:p>
      <text:p text:style-name="P4">
Published Time: 2023-07-11T17:27:00+03:00</text:p>
      <text:p text:style-name="P4">
Modified Time: 2023-07-11T17:27:00+03:00</text:p>
      <text:p text:style-name="P4">
Description: The Supreme Anti -Corruption Court extended for two months a precautionary measure of the expert of the Supreme Court of Vsevolod Knyazev.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text:p>
      <text:p text:style-name="P4">
Type: Article</text:p>
      <!--METADATA-->
      <text:p text:style-name="P4">
<draw:frame draw:style-name="fr1" draw:name="Image120" text:anchor-type="as-char" svg:width="6.9236in" svg:height="3.956343in" draw:z-index="0">
<draw:image xlink:href="../Images/yкринформ/2023-07-11T17-27-00-03-00/630_360_1684421361-279.jpg" xlink:type="simple" xlink:show="embed" xlink:actuate="onLoad" draw:mime-type="image/jpeg"/>
</draw:frame>
The High Anti -Corruption Court extended for two months a preventive measure of the exchanging court of Vsevolod Knyazev.</text:p>
      <text:p text:style-name="P4">
The press service [specialized anti -corruption prosecutor's office] informs about it(https://t.me/sap_gov_ua/1504), reports Ukrinform.</text:p>
      <text:p text:style-name="P4">
“On July 11, 2023, the investigating judge of the Supreme Anti -Corruption Court satisfied the detectives <text:a xlink:type="simple" xlink:href="https://www.ukrinform.ua/tag-nabu" text:style-name="Internet_20_link" text:visited-style-name="Visited_20_Internet_20_Link">
NABU</text:a>
, agreed by the SAP prosecutor, and extended the term of a precautionary measure in the form of a laid with the possibility of making a bail of UAH 75 million for the former Governing Court. The period of validity of the precaution - until 08.09.2023 ”, - the message reads.</text:p>
      <text:p text:style-name="P4">
<text:span text:style-name="T4">
 Read also: </text:span>
 <text:a xlink:type="simple" xlink:href="https://www.ukrinform.ua/rubric-society/3731901-vaks-dozvoliv-prodovziti-do-16-zovtna-dosudove-rozsliduvanna-u-spravi-knazeva.html" text:style-name="Internet_20_link" text:visited-style-name="Visited_20_Internet_20_Link">
WAKS allowed to continue until October 16th pre -trial investigation in the case <text:span text:style-name="T4">
 Knyazev </text:span>
 a</text:a>
As it is noted, in the case of pledge on the suspect, there will be a number of procedural duties, in particular, to arrive at the investigator for the first call, not to stay away from the place of residence and to deposit foreign passports.</text:p>
      <text:p text:style-name="P4">
As reported by Ukrinform, on May 15 [NABU and SAP, they announced the exposure(https://www.ukrinform.ua/rubric-society/3709899-masstabnu-korupciu-u-verhovnomu-sudi-dopomogli-viaviti-detektivi-pid-prikrittam-nabu.html).Puisori detained the head of the Knyazev Armed Forces and withdrew $ 2.7 million.</text:p>
      <text:p text:style-name="P4">
On May 16, during the Plenum of the Supreme Court, 140 judges supported the statements of Knyazev. The judges also adopted the resolution of the Plenum of the Armed Forces on the termination of the authorities of Knyazev.</text:p>
      <text:p text:style-name="P4">
On May 17, the Supreme Anti -Corruption Court refused to satisfy the complaint of Observer Knyazev for his detention.</text:p>
      <text:p text:style-name="P4">
On May 18, the High Council of Justice satisfied the submission of the Specialized Anti -Corruption Prosecutor's Office on granting permission for the maintenance of Knyazev by the prime. On the same day, the Supreme Anti -Corruption Court elected the expert of the Supreme Judise Knyazezev a preventive measure in the form of detention with the possibility of taking UAH 107.3 million.</text:p>
      <text:p text:style-name="P4">
<text:span text:style-name="T4">
 Read also: </text:span>
 <text:a xlink:type="simple" xlink:href="https://www.ukrinform.ua/rubric-society/3731832-do-vrp-ne-nadhodilo-klopotanna-pro-vidstoronenna-knazeva-vid-zdijsnenna-pravosudda.html" text:style-name="Internet_20_link" text:visited-style-name="Visited_20_Internet_20_Link">
GRP did not receive a request for removal <text:span text:style-name="T4">
 Knyazev </text:span>
 And from the administration of justice</text:a>
On May 31, the WACS Appeal Chamber of Appeal reduced to Knyazev's pledge to UAH 75 million.</text:p>
      <text:p text:style-name="P4">
News Source: <text:a xlink:type="simple" xlink:href="https://www.ukrinform.ua/rubric-society/3734442-vaks-prodovziv-na-dva-misaci-zapobiznij-zahid-knazevu.html" text:style-name="Internet_20_link" text:visited-style-name="Visited_20_Internet_20_Link">
https://www.ukrinform.ua/rubric-society/3734442-vaks-prodovziv-na-dva-misaci-zapobiznij-zahid-knazevu.html</text:a>
</text:p>
      <!--NEWS-->
      <text:h text:style-name="P10" text:outline-level="1">
<text:span text:style-name="T4">
In Vilnius, an exhibition about Russian military crimes in Ukraine was opened</text:span>
</text:h>
      <text:p text:style-name="P4">
Authors: Ukrinform (Person)</text:p>
      <text:p text:style-name="P4">
Publisher: Укринформ (Organization)</text:p>
      <text:p text:style-name="P4">
Published Time: 2023-07-11T17:28:00+03:00</text:p>
      <text:p text:style-name="P4">
Modified Time: 2023-07-11T17:28:00+03:00</text:p>
      <text:p text:style-name="P4">
Description: In Vilnius, where the NATO summit took place on July 11-12, the exhibition of Russian War Crimes ("Russian Military Crimes") began. - Ukrinform.</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121" text:anchor-type="as-char" svg:width="6.9236in" svg:height="3.956343in" draw:z-index="0">
<draw:image xlink:href="../Images/yкринформ/2023-07-11T17-28-00-03-00/630_360_1689085566-7158.jpeg" xlink:type="simple" xlink:show="embed" xlink:actuate="onLoad" draw:mime-type="image/jpeg"/>
</draw:frame>
NATO's Summit is the exhibition of the exhibition Russian War Crimes on July 11-12("Russian war crimes").</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It has been proven not only by scary numbers, videos and photographs of non -reinforced and tortured Ukrainians, divided Ukrainian cities and object critical infrastructure, but this is a fact ascertained in numerous international decisions and resolutions.</text:p>
      <text:p text:style-name="P4">
The head of OP recalled that this aggressor has advocated the conquest and destruction of Ukraine almost the whole history of its existence.</text:p>
      <text:p text:style-name="P4">
He stressed that the creation of a special international tribunal to investigate the crime of Russia's aggression against Ukraine would be the most important step in the way to stop impunity.</text:p>
      <text:p text:style-name="P4">
“I urge you to support Ukraine in this matter and start searching for ahead. We must act collectively to protect not only the life of Ukrainian children and mothers who are potential, in no way wine sacrifices of the next Russian bombardment ”, - said the head of the OP.</text:p>
      <text:p text:style-name="P4">
</text:p>
      <text:p text:style-name="P4">
Prime Minister of Ukraine Denis Shmigal informed at the opening ceremony that Ukraine registered 113,000 Russian crimes, from the beginning of the full-scale invasion of Russia in Ukraine has been killed at least 10 500 civilians.</text:p>
      <text:p text:style-name="P4">
"We have together, coordinated and consistently develop the mechanism of attracting an aggressor to justice. We are already doing it - our answer is the creation of a special international tribunal that will hold the above -political leadership terrible, "the head of government emphasized.</text:p>
      <text:p text:style-name="P4">
<text:span text:style-name="T4">
 Read also: </text:span>
 <text:a xlink:type="simple" xlink:href="https://www.ukrinform.ua/rubric-regions/3730468-u-buci-stvorili-instalaciu-v-pamat-pro-zagiblih-meskanciv.html" text:style-name="Internet_20_link" text:visited-style-name="Visited_20_Internet_20_Link">
in Bucha created the installation in memory of the fallen slices</text:a>
In turn, the speaker of the Seimas of the Republic of Lithuania, Victoria Chmilite-Nielsen, has to make it so that after 500 days of war, it is undigested simply on the news tape, which human suffering may remain unimaginable.</text:p>
      <text:p text:style-name="P4">
“We all have to combine our efforts to achieve justice. Ascension is very important. When Ukraine wins, peace must be fair, which means that military criminals should be held accountable, "the leader of the Seimas was recalled.</text:p>
      <text:p text:style-name="P4">
It added: "Another important element of justice is that we must say that in the future architecture of international relations, no country will be able to behave as Russia, which for many years to test with tolerance, impunity using three key elements - dependence of eating, nuclear blackmailing and illusions. that were very comfortable for the Western world. "</text:p>
      <text:p text:style-name="P4">
<text:span text:style-name="T4">
 Read also: </text:span>
 <text:a xlink:type="simple" xlink:href="https://www.ukrinform.ua/rubric-world/3734386-prezidentka-ep-zgadala-pro-vijnu-rosii-proti-ukraini-pid-cas-promovi-pro-srebrenicu.html" text:style-name="Internet_20_link" text:visited-style-name="Visited_20_Internet_20_Link">
EP President mentioned Russia's war against Ukraine during the speech on Srebrenica</text:a>
The exhibition started work on July 10. Its organization was provided by the Viktorpinchuk and PinchukArtCentre Foundation in partnership with the Presidential Office and the Embassy of Ukraine in Lithuania.</text:p>
      <text:p text:style-name="P4">
It was reported that NATO summit takes place in Vilnius on July 11-12. President Volodymyr Zelenskyy arrived on Tuesday of the Lithuanian capital.</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Germany will hand over to Ukraine air defense and armored vehicles, but not long -range missiles - Pistorius</text:span>
</text:h>
      <text:p text:style-name="P4">
Authors: Ukrinform (Person)</text:p>
      <text:p text:style-name="P4">
Publisher: Укринформ (Organization)</text:p>
      <text:p text:style-name="P4">
Published Time: 2023-07-11T17:29:00+03:00</text:p>
      <text:p text:style-name="P4">
Modified Time: 2023-07-11T17:29:00+03:00</text:p>
      <text:p text:style-name="P4">
Description: Germany is preparing a large package of military assistance worth about 700 million euros for Ukraine.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Україна', 'Зброя', 'Військова техніка', 'допомога']</text:p>
      <text:p text:style-name="P4">
Type: Article</text:p>
      <!--METADATA-->
      <text:p text:style-name="P4">
<draw:frame draw:style-name="fr1" draw:name="Image123" text:anchor-type="as-char" svg:width="6.9236in" svg:height="3.956343in" draw:z-index="0">
<draw:image xlink:href="../Images/yкринформ/2023-07-11T17-29-00-03-00/630_360_1674134284-897.jpg" xlink:type="simple" xlink:show="embed" xlink:actuate="onLoad" draw:mime-type="image/jpeg"/>
</draw:frame>
Germany prepares for Ukraine a large package of military assistance worth about 700 mlneurov.</text:p>
      <text:p text:style-name="P4">
This was reported in the fields of NATO Summit in Vilnius by German Defense Minister Boryspistorius, Ukrinform correspondent reports.</text:p>
      <text:p text:style-name="P4">
"I am happy that we can present here the next package of Ukraine's support for almost € 700 million," Pistorius said.</text:p>
      <text:p text:style-name="P4">
He revealed some details of this package, which, he said, meets the priority needs of the Armed Forces. In particular, it is about air defense systems(2 Patriot), 40 BMP MARDER, 25 LEOPARD 1A5 tanks, artillery, ammunition, drones and more.</text:p>
      <text:p text:style-name="P4">
Weapons will be prepared and will be delivered "as fast as possible", the German minister said.</text:p>
      <text:p text:style-name="P4">
When asked if it is planned <text:a xlink:type="simple" xlink:href="https://www.ukrinform.ua/tag-nimeccina" text:style-name="Internet_20_link" text:visited-style-name="Visited_20_Internet_20_Link">
Germany</text:a>
Following the example of Great Britain and France, to pass the missiles with the most of the action to Ukraine, Pistorius answered negatively. “If some partnerships are, it is their sovereign decision. We do not intend to change our reposition: no deliveries of rockets, ”he said.</text:p>
      <text:p text:style-name="P4">
Commenting on the Euro -Atlantic aspirations of Kiev, the minister said that "there is no doubt that Ukraine's future in NATO", but added that with discussion the rest of the issues should be waiting before the end of the war, then it will be necessary to act quickly. At the same time, the politician disagreed with reproaches by the leadership of Ukraine, which is very slow. According to him, in the final communique of the summit will be the formulations that should be satisfied with Kiev.</text:p>
      <text:p text:style-name="P4">
<text:span text:style-name="T4">
 Read also: </text:span>
 <text:a xlink:type="simple" xlink:href="https://www.ukrinform.ua/rubric-ato/3734290-francia-peredast-ukraini-dalekobijni-raketi-scalp.html" text:style-name="Internet_20_link" text:visited-style-name="Visited_20_Internet_20_Link">
<text:span text:style-name="T4">
 France </text:span>
 will transmit to Ukraine long -range missiles SCalp</text:a>
It was reported that on July 11-12 in Vilnius there is a NATO summit, during which Ukraine wants to obtain clear security guarantees and a clear perspective of the Alliance.</text:p>
      <text:p text:style-name="P4">
<text:span text:style-name="T5">
Foto: dw</text:span>
</text:p>
      <text:p text:style-name="P4">
News Source: <text:a xlink:type="simple" xlink:href="https://www.ukrinform.ua/rubric-ato/3734441-nimeccina-peredast-ukraini-ppo-i-bronetehniku-ale-ne-dalekobijni-raketi-pistorius.html" text:style-name="Internet_20_link" text:visited-style-name="Visited_20_Internet_20_Link">
https://www.ukrinform.ua/rubric-ato/3734441-nimeccina-peredast-ukraini-ppo-i-bronetehniku-ale-ne-dalekobijni-raketi-pistorius.html</text:a>
</text:p>
      <!--NEWS-->
      <text:h text:style-name="P10" text:outline-level="1">
<text:span text:style-name="T4">
Bindl completed the performances at the Bostode tournament</text:span>
</text:h>
      <text:p text:style-name="P4">
Authors: Ukrinform (Person)</text:p>
      <text:p text:style-name="P4">
Publisher: Укринформ (Organization)</text:p>
      <text:p text:style-name="P4">
Published Time: 2023-07-11T17:33:13+03:00</text:p>
      <text:p text:style-name="P4">
Modified Time: 2023-07-11T17:33:13+03:00</text:p>
      <text:p text:style-name="P4">
Description: The Ukrainian gave way to the Spaniards Bolshova in the first circle of competitions. - Ukrinform.</text:p>
      <text:p text:style-name="P4">
Images: ['<text:a xlink:type="simple" xlink:href="https://static.ukrinform.com/photos/2023_07/thumb_files/630_360_1689085904-605.jpg" text:style-name="Internet_20_link" text:visited-style-name="Visited_20_Internet_20_Link">
630_360_16890...</text:a>
']</text:p>
      <text:p text:style-name="P4">
Tags: ['Теніс']</text:p>
      <text:p text:style-name="P4">
Type: Article</text:p>
      <!--METADATA-->
      <text:p text:style-name="P4">
<draw:frame draw:style-name="fr1" draw:name="Image124" text:anchor-type="as-char" svg:width="6.9236in" svg:height="3.956343in" draw:z-index="0">
<draw:image xlink:href="../Images/yкринформ/2023-07-11T17-33-13-03-00/630_360_1689085904-605.jpg" xlink:type="simple" xlink:show="embed" xlink:actuate="onLoad" draw:mime-type="image/jpeg"/>
</draw:frame>
The Ukrainian woman has given the Spaniards in the first round of the competition.</text:p>
      <text:p text:style-name="P4">
Ukrainian tennis player Kateryna Bindl was defeated in the first roundwta tournament 125 in Swedish Bostod, Ukrinform reports.</text:p>
      <text:p text:style-name="P4">
In the 1/16 finals of Bindl, which received the sixth sowing room, gave way to the Bolshov's Spaniance - 6: 3, 5: 7, 6: 7(4). Поєдинок тривав понад три години.</text:p>
      <text:p text:style-name="P4">
За весь матч Катерина реалізувала 9 із 20 брейкпоінтів, віддавши суперницівісім геймів на своїй подачі. Також українка припустилася п’яти подвійнихпомилок.</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text:span text:style-name="T4">
Байндл</text:span>
 ь поступилася в другому колі парногоВімблдона </text:a>
According to Ukrinform, in early July, Bindl lost to Liley Fernandez Icanada in the first round of Wimbledon-2023.</text:p>
      <text:p text:style-name="P4">
Photo: btu.org.ua</text:p>
      <text:p text:style-name="P4">
News Source: <text:a xlink:type="simple" xlink:href="https://www.ukrinform.ua/rubric-sports/3734444-bajndl-zaversila-vistupi-na-turniri-v-bostadi.html" text:style-name="Internet_20_link" text:visited-style-name="Visited_20_Internet_20_Link">
https://www.ukrinform.ua/rubric-sports/3734444-bajndl-zaversila-vistupi-na-turniri-v-bostadi.html</text:a>
</text:p>
      <!--NEWS-->
      <text:h text:style-name="P10" text:outline-level="1">
<text:span text:style-name="T4">
Dovbush movie released an official poster</text:span>
</text:h>
      <text:p text:style-name="P4">
Authors: Ukrinform (Person)</text:p>
      <text:p text:style-name="P4">
Publisher: Укринформ (Organization)</text:p>
      <text:p text:style-name="P4">
Published Time: 2023-07-11T17:38:52+03:00</text:p>
      <text:p text:style-name="P4">
Modified Time: 2023-07-11T17:38:52+03:00</text:p>
      <text:p text:style-name="P4">
Description: The official poster of the largest Ukrainian film "Dovbush" about the legend of the Ukrainian Carpathians is presented. - Ukrinform.</text:p>
      <text:p text:style-name="P4">
Images: ['<text:a xlink:type="simple" xlink:href="https://static.ukrinform.com/photos/2021_05/thumb_files/630_360_1620886517-236.jpg" text:style-name="Internet_20_link" text:visited-style-name="Visited_20_Internet_20_Link">
630_360_16208...</text:a>
']</text:p>
      <text:p text:style-name="P4">
Tags: ['Історія', 'Кіно', 'Фільм "Довбуш"']</text:p>
      <text:p text:style-name="P4">
Type: Article</text:p>
      <!--METADATA-->
      <text:p text:style-name="P4">
<draw:frame draw:style-name="fr1" draw:name="Image125" text:anchor-type="as-char" svg:width="6.9236in" svg:height="3.956343in" draw:z-index="0">
<draw:image xlink:href="../Images/yкринформ/2023-07-11T17-38-52-03-00/630_360_1620886517-236.jpg" xlink:type="simple" xlink:show="embed" xlink:actuate="onLoad" draw:mime-type="image/jpeg"/>
</draw:frame>
The official poster of the largest Ukrainian movie "Dovbush" about the legend of the Ukrainian Carpathians is presented.</text:p>
      <text:p text:style-name="P4">
According to Ukrinform, the film's press service reports on the page on <text:a xlink:type="simple" xlink:href="https://www.facebook.com/DovbushMovie/posts/pfbid06rHGpgjuyG9eH5fSGAEc6WmiJcJDQTVq1RDxqhShrYNQ4u2TynDKgqSWnseXUj3Xl" text:style-name="Internet_20_link" text:visited-style-name="Visited_20_Internet_20_Link">
Facebook.</text:a>
</text:p>
      <text:p text:style-name="P4">
In <text:a xlink:type="simple" xlink:href="https://www.ukrinform.ua/tag-kino" text:style-name="Internet_20_link" text:visited-style-name="Visited_20_Internet_20_Link">
movie</text:a>
It is about events in the early 18th century. Oleksa Dovbush heads the Hutsul uprising against the rigid rule of the nobility. The nobility does his best to destroy Dovbush. But he flashed them.</text:p>
      <text:p text:style-name="P4">
The history of opryshki sharply resonates with the present, inspires a generation of those who will be for the freedom of their native land.</text:p>
      <text:p text:style-name="P4">
<text:span text:style-name="T4">
 Read also: </text:span>
 <text:a xlink:type="simple" xlink:href="https://www.ukrinform.ua/rubric-culture/3731351-ukrainske-kino-pisla-peremogi-perspektivi-rozvitku.html" text:style-name="Internet_20_link" text:visited-style-name="Visited_20_Internet_20_Link">
Ukrainian <text:span text:style-name="T4">
 cinema </text:span>
 After victory - development prospects</text:a>
About the strength and love of Oleksa, about how he lived and how deceased death can be performed on a big screen for Independence Day.</text:p>
      <text:p text:style-name="P4">
Director Oles Sanina's tape will release Ukrainian rental on August 24.</text:p>
      <text:p text:style-name="P4">
The film theater distribution of the film in Ukraine is carried out by Film.uadistribution and Kinmania film distribution.</text:p>
      <text:p text:style-name="P4">
<text:span text:style-name="T4">
 Read also: </text:span>
 <text:a xlink:type="simple" xlink:href="https://www.ukrinform.ua/rubric-culture/3731228-miznarodnij-kinofest-korotkogo-metra-u-frankivsku-perenesli-na-veresen.html" text:style-name="Internet_20_link" text:visited-style-name="Visited_20_Internet_20_Link">
International <text:span text:style-name="T4">
 cinema </text:span>
 Short -meter Fest in Frankivsk Trained for September</text:a>
As reported by Ukrinform, the animated tape "Mavka. Forest Song »by the nineteenth weekly rank in the national rental <text:a xlink:type="simple" xlink:href="https://www.ukrinform.ua/rubric-culture/3734372-zbori-mavki-v-ukrainskomu-prokati-sagnuli-bils-ak-1526-miljona.html" text:style-name="Internet_20_link" text:visited-style-name="Visited_20_Internet_20_Link">
more than ₴ 152.6 million</text:a>
 .</text:p>
      <text:p text:style-name="P4">
News Source: <text:a xlink:type="simple" xlink:href="https://www.ukrinform.ua/rubric-culture/3734446-film-dovbus-vipustiv-oficijnij-poster.html" text:style-name="Internet_20_link" text:visited-style-name="Visited_20_Internet_20_Link">
https://www.ukrinform.ua/rubric-culture/3734446-film-dovbus-vipustiv-oficijnij-poster.html</text:a>
</text:p>
      <!--NEWS-->
      <text:h text:style-name="P10" text:outline-level="1">
<text:span text:style-name="T4">
Water supply in Dnipropetrovsk is planned to be restored by autumn - Shmigal</text:span>
</text:h>
      <text:p text:style-name="P4">
Authors: Ukrinform (Person)</text:p>
      <text:p text:style-name="P4">
Publisher: Укринформ (Organization)</text:p>
      <text:p text:style-name="P4">
Published Time: 2023-07-11T17:40:01+03:00</text:p>
      <text:p text:style-name="P4">
Modified Time: 2023-07-11T17:40:01+03:00</text:p>
      <text:p text:style-name="P4">
Description: In the part of the Dnipropetrovsk region, which is left without water as a result of blasting by Russian troops of the Kakhovka hydroelectric power station, they plan to restore water supply by the fall. - Ukrinform.</text:p>
      <text:p text:style-name="P4">
Images: ['<text:a xlink:type="simple" xlink:href="https://static.ukrinform.com/photos/2023_04/thumb_files/630_360_1682514702-644.jpg" text:style-name="Internet_20_link" text:visited-style-name="Visited_20_Internet_20_Link">
630_360_16825...</text:a>
']</text:p>
      <text:p text:style-name="P4">
Tags: ['Дніпропетровщина', 'Вода', 'Шмигаль']</text:p>
      <text:p text:style-name="P4">
Type: Article</text:p>
      <!--METADATA-->
      <text:p text:style-name="P4">
<draw:frame draw:style-name="fr1" draw:name="Image127" text:anchor-type="as-char" svg:width="6.9236in" svg:height="3.956343in" draw:z-index="0">
<draw:image xlink:href="../Images/yкринформ/2023-07-11T17-40-01-03-00/630_360_1682514702-644.jpg" xlink:type="simple" xlink:show="embed" xlink:actuate="onLoad" draw:mime-type="image/jpeg"/>
</draw:frame>
In the units of the Properepetrovsk region, which was left without water as a result of the Kakhovsky Hydroelectric Power Station, they plan to restore water supply to Dosena.</text:p>
      <text:p text:style-name="P4">
Prime Minister Denis Shmigal <text:a xlink:type="simple" xlink:href="http://t.me/Denys_Smyhal/5595" text:style-name="Internet_20_link" text:visited-style-name="Visited_20_Internet_20_Link">
reported</text:a>
During the government meeting on Tuesday, Ukrinform reports.</text:p>
      <text:p text:style-name="P4">
The head of government noted that the Russian terrorist attack on the Kakhovskaya hydroelectric power station has put a sub -zoom of water supply for hundreds of thousands of people and several regions.</text:p>
      <text:p text:style-name="P4">
"We work together with communities and local authorities on solving these problems. We have been laying the main water supply in Dnipropetrovsk. These are three -lines with a total length of more We will do the all about it, "Smigal said.</text:p>
      <text:p text:style-name="P4">
He informed about the first intermediate results of water restoration. The heads of the government, in the city of Pokrov, laid a water supply and renewed centralized water supply, in Nikopol and seven communities of the Kryvyi Rih district partially restored centralized water supply.</text:p>
      <text:p text:style-name="P4">
<text:a xlink:type="simple" xlink:href="https://www.ukrinform.ua/tag-smigal" text:style-name="Internet_20_link" text:visited-style-name="Visited_20_Internet_20_Link">
Shmigal</text:a>
He recalled that the government has allocated 1.5 billion hryvnias to perform this work.</text:p>
      <text:p text:style-name="P4">
<text:span text:style-name="T4">
 Read also: </text:span>
 <text:a xlink:type="simple" xlink:href="https://www.ukrinform.ua/rubric-regions/3734029-pidriv-kahovskoi-ges-u-naselenih-punktah-vidnovluut-vodopostacanna.html" text:style-name="Internet_20_link" text:visited-style-name="Visited_20_Internet_20_Link">
blast Kakhovskaya hydroelectric power station: in settlements restore <text:span text:style-name="T4">
 water supply </text:span>
</text:a>
As reported by Ukrinform, <text:a xlink:type="simple" xlink:href="https://www.ukrinform.ua/rubric-other_news/3723441-pidriv-rosianami-kahovskoi-ges-usi-novini.html" text:style-name="Internet_20_link" text:visited-style-name="Visited_20_Internet_20_Link">
On June 6, Russian troops were blown up by the Greblyukakhov hydroelectric power station</text:a>
Causing large -scale flooding. A number of settlements of Kherson region were under water. The undergraduation was also affected by the territories of the Nikolaev area. In low -aging points in Kherson and Dnipropetrovsk region there were problems of derivation.</text:p>
      <text:p text:style-name="P4">
<text:span text:style-name="T5">
Foto: Denis Shmigal/Telegram</text:span>
</text:p>
      <text:p text:style-name="P4">
News Source: <text:a xlink:type="simple" xlink:href="https://www.ukrinform.ua/rubric-regions/3734448-vodopostacanna-na-dnipropetrovsini-planuetsa-vidnoviti-do-oseni-smigal.html" text:style-name="Internet_20_link" text:visited-style-name="Visited_20_Internet_20_Link">
https://www.ukrinform.ua/rubric-regions/3734448-vodopostacanna-na-dnipropetrovsini-planuetsa-vidnoviti-do-oseni-smigal.html</text:a>
</text:p>
      <!--NEWS-->
      <text:h text:style-name="P10" text:outline-level="1">
<text:span text:style-name="T4">
The Russians throw units to Zaporozhye to keep the land corridor in Crimea - Fedorov</text:span>
</text:h>
      <text:p text:style-name="P4">
Authors: Ukrinform (Person)</text:p>
      <text:p text:style-name="P4">
Publisher: Укринформ (Organization)</text:p>
      <text:p text:style-name="P4">
Published Time: 2023-07-11T17:41:00+03:00</text:p>
      <text:p text:style-name="P4">
Modified Time: 2023-07-11T17:41:00+03:00</text:p>
      <text:p text:style-name="P4">
Description: Russia increases the number of its military in the captured territory of the Zaporozhye region to keep the land corridor to the Crimea. - Ukrinform.</text:p>
      <text:p text:style-name="P4">
Images: ['<text:a xlink:type="simple" xlink:href="https://static.ukrinform.com/photos/2022_09/thumb_files/630_360_1662135180-334.jpg" text:style-name="Internet_20_link" text:visited-style-name="Visited_20_Internet_20_Link">
630_360_16621...</text:a>
']</text:p>
      <text:p text:style-name="P4">
Tags: ['Федоров', 'Запоріжжя', 'Війна з Росією', 'Єдині новини']</text:p>
      <text:p text:style-name="P4">
Type: Article</text:p>
      <!--METADATA-->
      <text:p text:style-name="P4">
<draw:frame draw:style-name="fr1" draw:name="Image128" text:anchor-type="as-char" svg:width="6.9236in" svg:height="3.956343in" draw:z-index="0">
<draw:image xlink:href="../Images/yкринформ/2023-07-11T17-41-00-03-00/630_360_1662135180-334.jpg" xlink:type="simple" xlink:show="embed" xlink:actuate="onLoad" draw:mime-type="image/jpeg"/>
</draw:frame>
Russian increases the number of its military in the captured territory of the Zaporozhye region to keep the land corridor to the Crimea.</text:p>
      <text:p text:style-name="P4">
About it in <text:a xlink:type="simple" xlink:href="http://t.me/ivan_fedorov_melitopol/2495" text:style-name="Internet_20_link" text:visited-style-name="Visited_20_Internet_20_Link">
ether</text:a>
Melitopol Mayor Ivan Fedorov said the National Tteleorphone "Unified News", Ukrinform reports.</text:p>
      <text:p text:style-name="P4">
"The last days we see that new units are coming in. In the village of Obilne, which is 5 km from the temporarily occupied Melitopol, inhabited units of seductive Ossetia. ", - Fedorov said.</text:p>
      <text:p text:style-name="P4">
He added that <text:a xlink:type="simple" xlink:href="https://www.ukrinform.ua/tag-rosia" text:style-name="Internet_20_link" text:visited-style-name="Visited_20_Internet_20_Link">
Russia</text:a>
Throwing a warehouse to keep the land corridor to the Crimea they actively use.</text:p>
      <text:p text:style-name="P4">
<text:span text:style-name="T4">
 Read also: </text:span>
 [in the Tavriya direction a day was captured(https://www.ukrinform.ua/rubric-ato/3734352-na-tavrijskomu-napramku-za-dobu-zdalasa-u-polon-rekordna-kilkist-vijskovih-rf.html)As reported by Ukrinform, according to <text:a xlink:type="simple" xlink:href="https://www.ukrinform.ua/rubric-ato/3734153-sili-oboroni-nastupaut-pivnicnise-i-pivdennise-bahmuta-vorog-aktivno-zastosovue-rezervi.html" text:style-name="Internet_20_link" text:visited-style-name="Visited_20_Internet_20_Link">
the General Staff of the Armed Forces</text:a>
, Ukrainian defense forces continue offensive actions in Melitopol, Berdyansk and Bakhmut directions.</text:p>
      <text:p text:style-name="P4">
News Source: <text:a xlink:type="simple" xlink:href="https://www.ukrinform.ua/rubric-crimea/3734449-rosiani-perekidaut-pidrozdili-na-zaporizza-dla-utrimanna-suhoputnogo-koridoru-v-krim-fedorov.html" text:style-name="Internet_20_link" text:visited-style-name="Visited_20_Internet_20_Link">
https://www.ukrinform.ua/rubric-crimea/3734449-rosiani-perekidaut-pidrozdili-na-zaporizza-dla-utrimanna-suhoputnogo-koridoru-v-krim-fedorov.html</text:a>
</text:p>
      <!--NEWS-->
      <text:h text:style-name="P10" text:outline-level="1">
<text:span text:style-name="T4">
It is not necessary to leave Ukraine's membership in NATO "suspended" - Kuleba</text:span>
</text:h>
      <text:p text:style-name="P4">
Authors: Ukrinform (Person)</text:p>
      <text:p text:style-name="P4">
Publisher: Укринформ (Organization)</text:p>
      <text:p text:style-name="P4">
Published Time: 2023-07-11T17:44:00+03:00</text:p>
      <text:p text:style-name="P4">
Modified Time: 2023-07-11T23:44:00+03:00</text:p>
      <text:p text:style-name="P4">
Description: The uncertainty about the future membership of Ukraine in NATO is not in favor of the world.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НАТО', 'Україна', 'Війна з Росією']</text:p>
      <text:p text:style-name="P4">
Type: Article</text:p>
      <!--METADATA-->
      <text:p text:style-name="P4">
<draw:frame draw:style-name="fr1" draw:name="Image129" text:anchor-type="as-char" svg:width="6.9236in" svg:height="3.956343in" draw:z-index="0">
<draw:image xlink:href="../Images/yкринформ/2023-07-11T17-44-00-03-00/630_360_1685367365-251.jpg" xlink:type="simple" xlink:show="embed" xlink:actuate="onLoad" draw:mime-type="image/jpeg"/>
</draw:frame>
The uncertainty about the future membership of Ukraine in NATO is not in favor of the world.</text:p>
      <text:p text:style-name="P4">
According to Ukrinform correspondent, this is an opinion in an interview <text:a xlink:type="simple" xlink:href="https://www.bloomberg.com/news/articles/2023-07-11/nato-latest-turkey-agrees-to-support-sweden-s-membership-bid#:~:text=Zelenskiy%20Slams%20NATO%20for%20Soft,enough%20or%20set%20a%20timeline." text:style-name="Internet_20_link" text:visited-style-name="Visited_20_Internet_20_Link">
Bloomberg TV</text:a>
The Minister of Foreign Affairs of Ukraine Dmytro Kuleba expressed.</text:p>
      <text:p text:style-name="P4">
"When it comes to membership, NATO should not be uncertain to Ukraine in an uncertain state," Kuleba said.</text:p>
      <text:p text:style-name="P4">
<text:span text:style-name="T4">
 Read also: </text:span>
 <text:span text:style-name="T4">
 <text:a xlink:type="simple" xlink:href="https://www.ukrinform.ua/rubric-polytics/3734565-derzdep-poasniv-cogo-souzniki-ocikuut-vid-ukraini-na-slahu-do-clenstva-v-nato.html" text:style-name="Internet_20_link" text:visited-style-name="Visited_20_Internet_20_Link">
State Department explained what allies are expecting from Ukraine to NATO membership</text:a>
</text:span>
</text:p>
      <text:p text:style-name="P4">
According to him, Ukraine already meets all criteria for obtaining a nearby invitation to join NATO and continue to work with members of the hammer on the admission schedule.</text:p>
      <text:p text:style-name="P4">
"The shorter it will be, the better it will be for everyone," the minister said.</text:p>
      <text:p text:style-name="P4">
<text:span text:style-name="T4">
 Read also: </text:span>
 <text:span text:style-name="T4">
 <text:a xlink:type="simple" xlink:href="https://www.ukrinform.ua/rubric-ato/3734555-vilnus2023-nato-na-rozdorizzi-miz-liderstvom-i-strahom-pered-fasistskou-rosieu.html" text:style-name="Internet_20_link" text:visited-style-name="Visited_20_Internet_20_Link">
Vilnius-2023: NATO on the crossroads between the leadership of histrah before Nazi Russia</text:a>
</text:span>
</text:p>
      <text:p text:style-name="P4">
As reported by Ukrinform, on Tuesday Member States <text:span text:style-name="T4">
 <text:a xlink:type="simple" xlink:href="https://www.ukrinform.ua/tag-nato" text:style-name="Internet_20_link" text:visited-style-name="Visited_20_Internet_20_Link">
NATO</text:a>
</text:span>
 During the summit in Vilnius, it was adopted by Comic, which, in particular, recognized Ukraine's progress on the path of Euro -Atlantic integration and confirmed that the future of Ukraine was in the Alliance.</text:p>
      <text:p text:style-name="P4">
News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Prigogine became a direct challenge for Putin's power - State Department</text:span>
</text:h>
      <text:p text:style-name="P4">
Authors: Ukrinform (Person)</text:p>
      <text:p text:style-name="P4">
Publisher: Укринформ (Organization)</text:p>
      <text:p text:style-name="P4">
Published Time: 2023-07-11T17:47:00+03:00</text:p>
      <text:p text:style-name="P4">
Modified Time: 2023-07-11T17:47:00+03:00</text:p>
      <text:p text:style-name="P4">
Description: The actions of the head of the Wagner PEC Yevgeny Prigogine have become a direct challenge for the authorities, which Vladimir Putin built in Russia for many years, and now cracks in the Kremlin's hierarchy.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Путін', 'США', 'Держдеп', 'Росія', 'Російські військові', 'ПВК "Вагнера"', 'Пригожин', 'Блінкен', 'Заколот']</text:p>
      <text:p text:style-name="P4">
Type: Article</text:p>
      <!--METADATA-->
      <text:p text:style-name="P4">
<draw:frame draw:style-name="fr1" draw:name="Image130" text:anchor-type="as-char" svg:width="6.9236in" svg:height="3.956343in" draw:z-index="0">
<draw:image xlink:href="../Images/yкринформ/2023-07-11T17-47-00-03-00/630_360_1674007118-313.jpg" xlink:type="simple" xlink:show="embed" xlink:actuate="onLoad" draw:mime-type="image/jpeg"/>
</draw:frame>
The actions of the Highman "Wagner" by Yevgeny Prigogine have become a direct challenge for power, which was built in Russia for many years in Russia, Vladimir Putin, and now cracks in the hierarchy of Krismllov.</text:p>
      <text:p text:style-name="P4">
So commented on the situation in an interview <text:a xlink:type="simple" xlink:href="https://abcnews.go.com/International/blinken-nato-summit-membership-sweden-ukraine/story" text:style-name="Internet_20_link" text:visited-style-name="Visited_20_Internet_20_Link">
ABC News</text:a>
US Secretary of State Anthony Blinken, reports Ukrinform.</text:p>
      <text:p text:style-name="P4">
"I think what we have seen about Prigogine's actions in recent weeks is the direct Putin's power," Blinken said.</text:p>
      <text:p text:style-name="P4">
He explained that Prigogine had asked the prerequisite for Putin -made his full -scale war when NATO and Ukraine had never been threatened with Russia. Here Blyken emphasized that this is a fact.</text:p>
      <text:p text:style-name="P4">
<text:span text:style-name="T4">
 Read also: </text:span>
 <text:a xlink:type="simple" xlink:href="https://www.ukrinform.ua/rubric-polytics/3734418-samit-nato-u-prakticnij-sposib-prodemonstrue-pidtrimku-majbutnogo-vstupu-ukraini-blinken.html" text:style-name="Internet_20_link" text:visited-style-name="Visited_20_Internet_20_Link">
NATO Summit in Practical Way "will demonstrate the support of Ukraine's admission of Ukraine - <text:span text:style-name="T4">
 Blinken </text:span>
</text:a>
"And this raised a serious question, which Putin still has to answer," the US Secretary of Sciences.</text:p>
      <text:p text:style-name="P4">
According to him, it is impossible to give specific grades how the situation will develop further.</text:p>
      <text:p text:style-name="P4">
“I think we have not seen the last development of events. It should be seen that the pursuit will mean for Prigogine, what it will mean to Wagner, which is meant by President Putin's President, ” - said <text:a xlink:type="simple" xlink:href="https://www.ukrinform.ua/tag-blinken" text:style-name="Internet_20_link" text:visited-style-name="Visited_20_Internet_20_Link">
Blinken</text:a>
.</text:p>
      <text:p text:style-name="P4">
*!(https://www.ukrinform.ua/rubric-polytics/3733587-kuleba-pogovoriv-z-blinkenom-pracuemo-sob-risenna-samitu-nato-buli-vigrasnimi-dla-vsih.html)Instead, he said, this is already indicative of the presence of "cracks" of Ukremlivsky circles.</text:p>
      <text:p text:style-name="P4">
As reported by Ukrinform, the day before in <text:a xlink:type="simple" xlink:href="https://www.ukrinform.ua/rubric-ato/3734101-stati-pro-zustric-putina-ta-prigozina-voni-obidva-zlocinci.html" text:style-name="Internet_20_link" text:visited-style-name="Visited_20_Internet_20_Link">
US State Department stated</text:a>
that there is no heroes in the history of confrontation between the Russian Inter -president Putin and the leader of the PEC "Wagner". After all, as the first and the second did the outrages and gave criminal orders during the interaction to Ukraine.</text:p>
      <text:p text:style-name="P4">
News Source: <text:a xlink:type="simple" xlink:href="https://www.ukrinform.ua/rubric-world/3734452-prigozin-stav-pramim-viklikom-dla-vladi-putina-derzdep.html" text:style-name="Internet_20_link" text:visited-style-name="Visited_20_Internet_20_Link">
https://www.ukrinform.ua/rubric-world/3734452-prigozin-stav-pramim-viklikom-dla-vladi-putina-derzdep.html</text:a>
</text:p>
      <!--NEWS-->
      <text:h text:style-name="P10" text:outline-level="1">
<text:span text:style-name="T4">
Naftogaz in the first quarter received 7.7 billion hryvnias of net profit</text:span>
</text:h>
      <text:p text:style-name="P4">
Authors: Ukrinform (Person)</text:p>
      <text:p text:style-name="P4">
Publisher: Укринформ (Organization)</text:p>
      <text:p text:style-name="P4">
Published Time: 2023-07-11T17:47:18+03:00</text:p>
      <text:p text:style-name="P4">
Modified Time: 2023-07-11T17:47:18+03:00</text:p>
      <text:p text:style-name="P4">
Description: Naftogaz of Ukraine in the first quarter of 2023 received a net profit in the amount of UAH 7.7 billion, for the same period the company had a loss in the amount of UAH 24.6 billion. - Ukrinform.</text:p>
      <text:p text:style-name="P4">
Images: ['<text:a xlink:type="simple" xlink:href="https://static.ukrinform.com/photos/2019_09/thumb_files/630_360_1568720074-936.jpg" text:style-name="Internet_20_link" text:visited-style-name="Visited_20_Internet_20_Link">
630_360_15687...</text:a>
']</text:p>
      <text:p text:style-name="P4">
Tags: ['Бюджет', 'Нафтогаз', 'Гроші']</text:p>
      <text:p text:style-name="P4">
Type: Article</text:p>
      <!--METADATA-->
      <text:p text:style-name="P4">
<draw:frame draw:style-name="fr1" draw:name="Image131" text:anchor-type="as-char" svg:width="6.9236in" svg:height="3.956343in" draw:z-index="0">
<draw:image xlink:href="../Images/yкринформ/2023-07-11T17-47-18-03-00/630_360_1568720074-936.jpg" xlink:type="simple" xlink:show="embed" xlink:actuate="onLoad" draw:mime-type="image/jpeg"/>
</draw:frame>
Naftogaz of Ukraine in the first quarter of 2023 received a net profit in the amount of UAH 7.7 million, for the same period the company had a loss in the amount of 24.6 billion.</text:p>
      <text:p text:style-name="P4">
According to Ukrinform, the press service [company] reports it(https://www.naftogaz.com/news/first-quarter-naftogaz-net-profit).</text:p>
      <text:p text:style-name="P4">
"This result was made possible by significantly improving the financial indicators of the group's key enterprises in comparison with the first quarter of 20122," - said Naftogaz head Alexei Chernyshov.</text:p>
      <text:p text:style-name="P4">
It is noted that consolidated operating profit <text:a xlink:type="simple" xlink:href="https://www.ukrinform.ua/tag-naftogaz" text:style-name="Internet_20_link" text:visited-style-name="Visited_20_Internet_20_Link">
Naftogaz</text:a>
In the first quarter it amounted to UAH 3.4 billion. In the same period last year, the group had a consolidated operational loss in the amount of UAH 57 billion.</text:p>
      <text:p text:style-name="P4">
<text:span text:style-name="T4">
 Read also: </text:span>
 <text:a xlink:type="simple" xlink:href="https://www.ukrinform.ua/rubric-economy/3731731-v-ukraini-zapustili-tri-gazovi-sverdlovini.html" text:style-name="Internet_20_link" text:visited-style-name="Visited_20_Internet_20_Link">
in Ukraine launched three gas wells</text:a>
“Operating profit is an important indicator of business sustainability. Gultous achievements, given the war and those starting positions, from which they have tasted the work, ”the company head emphasized.</text:p>
      <text:p text:style-name="P4">
Consolidated financial statements also shows that the main reporting segroups of Naftogaz have shown net operational profit on results and quarter2023.</text:p>
      <text:p text:style-name="P4">
Group companies that provide special responsibilities by supplying natural gas to socially sensitive consumer categories have also improved the level of money fees for the supplied gas. They used to significantly improve the operational financial result: in comparison, the losses received in the first quarter of 2022 in the amount of UAH 33 billion, the losses of the fareral in 2023 amounted to only UAH 6.3 billion.</text:p>
      <text:p text:style-name="P4">
*!(https://www.ukrinform.ua/rubric-economy/3729380-do-grupi-naftogaz-perejsli-se-tri-oblgazi-so-zminitsa-dla-spozivaciv.html)The company added that in January-March 2023, the Naftogaz group was paid taxes in the amount of 26 billion UAH, which is more than 7% of all tax revenues for the corresponding period.</text:p>
      <text:p text:style-name="P4">
As it was reported, Naftogaz reached agreements on response of Eurobonds with maturity in July 2022 and 2026. Restructuring should end by the end of July 2023.</text:p>
      <text:p text:style-name="P4">
News Source: <text:a xlink:type="simple" xlink:href="https://www.ukrinform.ua/rubric-economy/3734451-naftogaz-u-persomu-kvartali-otrimav-77-milarda-griven-cistogo-pributku.html" text:style-name="Internet_20_link" text:visited-style-name="Visited_20_Internet_20_Link">
https://www.ukrinform.ua/rubric-economy/3734451-naftogaz-u-persomu-kvartali-otrimav-77-milarda-griven-cistogo-pributku.html</text:a>
</text:p>
      <!--NEWS-->
      <text:h text:style-name="P10" text:outline-level="1">
<text:span text:style-name="T4">
It is known where the Ukrainian national team will hold the Euro-2024 selection match against England</text:span>
</text:h>
      <text:p text:style-name="P4">
Authors: Ukrinform (Person)</text:p>
      <text:p text:style-name="P4">
Publisher: Укринформ (Organization)</text:p>
      <text:p text:style-name="P4">
Published Time: 2023-07-11T17:55:48+03:00</text:p>
      <text:p text:style-name="P4">
Modified Time: 2023-07-11T17:55:48+03:00</text:p>
      <text:p text:style-name="P4">
Description: The game will take place in Poland. - Ukrinform.</text:p>
      <text:p text:style-name="P4">
Images: ['<text:a xlink:type="simple" xlink:href="https://static.ukrinform.com/photos/2023_07/thumb_files/630_360_1689087165-921.jpg" text:style-name="Internet_20_link" text:visited-style-name="Visited_20_Internet_20_Link">
630_360_16890...</text:a>
']</text:p>
      <text:p text:style-name="P4">
Tags: ['Збірна України', 'Євро-2024']</text:p>
      <text:p text:style-name="P4">
Type: Article</text:p>
      <!--METADATA-->
      <text:p text:style-name="P4">
<draw:frame draw:style-name="fr1" draw:name="Image132" text:anchor-type="as-char" svg:width="6.9236in" svg:height="3.956343in" draw:z-index="0">
<draw:image xlink:href="../Images/yкринформ/2023-07-11T17-55-48-03-00/630_360_1689087165-921.jpg" xlink:type="simple" xlink:show="embed" xlink:actuate="onLoad" draw:mime-type="image/jpeg"/>
</draw:frame>
Playing will be in Poland.</text:p>
      <text:p text:style-name="P4">
The match of the 5th round of the selected round of Euro-2024 Ukraine-England will be held by the Vroclaw in the Tarchyn Arena, <text:a xlink:type="simple" xlink:href="https://uaf.ua/article/48786" text:style-name="Internet_20_link" text:visited-style-name="Visited_20_Internet_20_Link">
reports</text:a>
UAF press service, Ukrinform reports.</text:p>
      <text:p text:style-name="P4">
The match Ukraine - England will take place on September 9. The game starts at 19.00 by Kyiv.</text:p>
      <text:p text:style-name="P4">
The stadium was opened in 2011. It can accommodate 45 105 viewers. Arena has accepted Euro 2012 matches.</text:p>
      <text:p text:style-name="P4">
<text:span text:style-name="T4">
 Read also: </text:span>
 <text:a xlink:type="simple" xlink:href="https://www.ukrinform.ua/rubric-sports/3725020-zbirna-ukraini-obigrala-maltu-u-vidbori-na-evro2024.html" text:style-name="Internet_20_link" text:visited-style-name="Visited_20_Internet_20_Link">
The national team of Ukraine beat Malta in selection for Euro-2024</text:a>
As reported by Ukrinform, the national team of Ukraine with six points is occupied by the second location C in qualification to Euro-2024. England goes to the first position with 12 points.</text:p>
      <text:p text:style-name="P4">
Photo: uaf.ua</text:p>
      <text:p text:style-name="P4">
News Source: <text:a xlink:type="simple" xlink:href="https://www.ukrinform.ua/rubric-sports/3734456-vidomo-de-zbirna-ukraini-provede-matc-vidboru-evro2024-proti-anglii.html" text:style-name="Internet_20_link" text:visited-style-name="Visited_20_Internet_20_Link">
https://www.ukrinform.ua/rubric-sports/3734456-vidomo-de-zbirna-ukraini-provede-matc-vidboru-evro2024-proti-anglii.html</text:a>
</text:p>
      <!--NEWS-->
      <text:h text:style-name="P10" text:outline-level="1">
<text:span text:style-name="T4">
Ukraine should join NATO as soon as possible - Wallace</text:span>
</text:h>
      <text:p text:style-name="P4">
Authors: Ukrinform (Person)</text:p>
      <text:p text:style-name="P4">
Publisher: Укринформ (Organization)</text:p>
      <text:p text:style-name="P4">
Published Time: 2023-07-11T17:58:00+03:00</text:p>
      <text:p text:style-name="P4">
Modified Time: 2023-07-11T17:58:00+03:00</text:p>
      <text:p text:style-name="P4">
Description: Ukraine should join NATO "as soon as possible", but only after the war with Moscow is over, said the Minister of Defense of the United Kingdom Ben Volles at the NATO summit in Vilnius.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Україна', 'Бен Воллес']</text:p>
      <text:p text:style-name="P4">
Type: Article</text:p>
      <!--METADATA-->
      <text:p text:style-name="P4">
<draw:frame draw:style-name="fr1" draw:name="Image133" text:anchor-type="as-char" svg:width="6.9236in" svg:height="3.956343in" draw:z-index="0">
<draw:image xlink:href="../Images/yкринформ/2023-07-11T17-58-00-03-00/630_360_1522941676-5218.jpg" xlink:type="simple" xlink:show="embed" xlink:actuate="onLoad" draw:mime-type="image/jpeg"/>
</draw:frame>
It is Ukraine to join NATO "as soon as possible", but only after the war is over, the Minister of Defense of the United Kingdom Ben Ben Wallace NATO in Vilnius said.</text:p>
      <text:p text:style-name="P4">
As Ukrinform reports, it reports <text:a xlink:type="simple" xlink:href="https://edition.cnn.com/europe/live-news/russia-ukraine-war-news-07-11-23/h_d09722d74b043b559244c819f0766e84" text:style-name="Internet_20_link" text:visited-style-name="Visited_20_Internet_20_Link">
CNN</text:a>
.</text:p>
      <text:p text:style-name="P4">
“I fully agree with the United States that we cannot accept new Ukraine with hot armed conflict. It just imports the war to the Alliance, ”Wallace said in a comment CNN.</text:p>
      <text:p text:style-name="P4">
Wolles noted that members <text:a xlink:type="simple" xlink:href="https://www.ukrinform.ua/tag-nato" text:style-name="Internet_20_link" text:visited-style-name="Visited_20_Internet_20_Link">
NATO</text:a>
They must "work together to make sure that Russia is failure in its ... illegal invasion of Ukraine" before allowing Ukraine to join Daliance.</text:p>
      <text:p text:style-name="P4">
However, after the end of the war, NATO should be prepared to accept Ukraine as a New Commune.</text:p>
      <text:p text:style-name="P4">
"Given that we are pursuing an open door policy, it is important to state that we are moving that Ukraine really belongs to NATO," Volles said, adding that Ukraine has made some necessary "steps" to get there, in particular, to strengthen the army and eliminate corruption .</text:p>
      <text:p text:style-name="P4">
<text:span text:style-name="T4">
 Read also: </text:span>
 <text:a xlink:type="simple" xlink:href="https://www.ukrinform.ua/rubric-world/3729567-krainicleni-nato-virisili-zalisiti-ensa-stoltenberga-na-coli-alansu-zmi.html" text:style-name="Internet_20_link" text:visited-style-name="Visited_20_Internet_20_Link">
NATO Member States decided to leave Jens Stoltenberg headed by the Alliance-the media</text:a>
"When this conflict is over, we must be ready to accept Ukraine as soon as possible in NATO," Wolles said.</text:p>
      <text:p text:style-name="P4">
As it was reported, on July 11 in Vilnius [NATO summit began(https://www.ukrinform.ua/rubric-polytics/3734106-u-vilnusi-rozpocinaetsa-samit-nato-akij-viznacit-podalsij-slah-ukraini-do-alansu.html), during which the Unions will make important decisions to strengthen the Alliance's restraint system, as well as, as planned, will confirm the support of Ukraine against Russian aggression and on the way to Ukraine's membership in NATO.</text:p>
      <text:p text:style-name="P4">
News Source: <text:a xlink:type="simple" xlink:href="https://www.ukrinform.ua/rubric-polytics/3734457-ukraina-mae-priednatisa-do-nato-akomoga-svidse-volles.html" text:style-name="Internet_20_link" text:visited-style-name="Visited_20_Internet_20_Link">
https://www.ukrinform.ua/rubric-polytics/3734457-ukraina-mae-priednatisa-do-nato-akomoga-svidse-volles.html</text:a>
</text:p>
      <!--NEWS-->
      <text:h text:style-name="P10" text:outline-level="1">
<text:span text:style-name="T4">
The government has increased state order for the training of doctors and social workers</text:span>
</text:h>
      <text:p text:style-name="P4">
Authors: Ukrinform (Person)</text:p>
      <text:p text:style-name="P4">
Publisher: Укринформ (Organization)</text:p>
      <text:p text:style-name="P4">
Published Time: 2023-07-11T17:59:00+03:00</text:p>
      <text:p text:style-name="P4">
Modified Time: 2023-07-11T17:59:00+03:00</text:p>
      <text:p text:style-name="P4">
Description: The Cabinet of Ministers has increased by more than a thousand budget places for medical institutions. - Ukrinform.</text:p>
      <text:p text:style-name="P4">
Images: ['<text:a xlink:type="simple" xlink:href="https://static.ukrinform.com/photos/2016_10/thumb_files/630_360_1476802465-6355.jpg" text:style-name="Internet_20_link" text:visited-style-name="Visited_20_Internet_20_Link">
630_360_14768...</text:a>
']</text:p>
      <text:p text:style-name="P4">
Tags: ['Кабмін', 'Медики', 'Психолог', 'Шмигаль']</text:p>
      <text:p text:style-name="P4">
Type: Article</text:p>
      <!--METADATA-->
      <text:p text:style-name="P4">
<draw:frame draw:style-name="fr1" draw:name="Image134" text:anchor-type="as-char" svg:width="6.9236in" svg:height="3.956343in" draw:z-index="0">
<draw:image xlink:href="../Images/yкринформ/2023-07-11T17-59-00-03-00/630_360_1476802465-6355.jpg" xlink:type="simple" xlink:show="embed" xlink:actuate="onLoad" draw:mime-type="image/jpeg"/>
</draw:frame>
Cabinet ministers have increased by more than a thousand budget places for medical institutions.</text:p>
      <text:p text:style-name="P4">
Prime Minister Denis Shmigal <text:a xlink:type="simple" xlink:href="https://t.me/Denys_Smyhal/5595" text:style-name="Internet_20_link" text:visited-style-name="Visited_20_Internet_20_Link">
reported</text:a>
During the government meeting on Tuesday, Ukrinform reports.</text:p>
      <text:p text:style-name="P4">
"Today, our state needs more rehabilitologists, psychologists, social workers. This was taken into account in the state order for the training of specialists in 2023, which today(July 11 - Ed.)The government will be approved. For the Ministry of Protection, we increase the number of budgetary places by more than a thousand, " - said Shmigal.</text:p>
      <text:p text:style-name="P4">
According to him, the government increases budgetary places to recruit social workers.</text:p>
      <text:p text:style-name="P4">
"We will further implement changes in the system of government orders in order to have sufficient specialists that Ukraine needs now and which they will need to be in need," the Prime Minister said.</text:p>
      <text:p text:style-name="P4">
<text:span text:style-name="T4">
 Read also: </text:span>
 <text:a xlink:type="simple" xlink:href="https://www.ukrinform.ua/rubric-ato/3728343-genstab-pokazav-ak-navcautsa-u-britanii-ukrainski-vijskovi-mediki.html" text:style-name="Internet_20_link" text:visited-style-name="Visited_20_Internet_20_Link">
General Staff showed how Ukrainian doctors study in Britain</text:a>
As reported in <text:a xlink:type="simple" xlink:href="https://t.me/tmelnychuk/2699" text:style-name="Internet_20_link" text:visited-style-name="Visited_20_Internet_20_Link">
telegram</text:a>
The Cabinet representative in the Verkhovna Rada Taras Melnychuk, the Cabinet of Ministers has approved the volume of the state order for the training of specialists, for improving the qualification and retraining of personnel in 2023. 186.3 thousand people are planned to be taken at the expense of the state.</text:p>
      <text:p text:style-name="P4">
"The volume of the state order for the training of specialists, scientific, scientific -pedagogical and working personnel, for advanced training and re -training of personnel in 2023 and a list of state customers were approved," - the message reads.</text:p>
      <text:p text:style-name="P4">
According to the explanatory note to the document, its adoption exercises the constitutional right of citizens for free acquisition of professional(vocational-technical), professional, higher and postgraduate education of pre -state and municipal educational institutions, as well as maximize the realization of real needs of the economy and regional labor markets in specialists in a high level of professionalism.</text:p>
      <text:p text:style-name="P4">
Among other things, the formation of the state order provides an increase in the volume for the training of specialists in the specialties "222 medicine", "225 Medical psychology", "227 therapy and rehabilitation" and "231 social work".<text:span text:style-name="T4">
 Read also: </text:span>
 <text:a xlink:type="simple" xlink:href="https://www.ukrinform.ua/rubric-ato/3728215-bojovi-paramediki-vitagti-poranenih-i-dovezti-zivimi.html" text:style-name="Internet_20_link" text:visited-style-name="Visited_20_Internet_20_Link">
combat <text:span text:style-name="T4">
 Paramedics </text:span>
: Extract wounded and died</text:a>
47 533 659.7 thousand UAH was foreseen for financing the state order in 2023.</text:p>
      <text:p text:style-name="P4">
It was reported <text:a xlink:type="simple" xlink:href="https://www.ukrinform.ua/tag-smigal" text:style-name="Internet_20_link" text:visited-style-name="Visited_20_Internet_20_Link">
Prime Minister Denis Shmigal</text:a>
He instructed to work out the possibility of increasing the state order in educational institutions for doctors, rehabilitation of social workers.</text:p>
      <text:p text:style-name="P4">
News Source: <text:a xlink:type="simple" xlink:href="https://www.ukrinform.ua/rubric-society/3734460-urad-zbilsiv-derzzamovlenna-na-pidgotovku-medikiv-i-socpracivnikiv.html" text:style-name="Internet_20_link" text:visited-style-name="Visited_20_Internet_20_Link">
https://www.ukrinform.ua/rubric-society/3734460-urad-zbilsiv-derzzamovlenna-na-pidgotovku-medikiv-i-socpracivnikiv.html</text:a>
</text:p>
      <!--NEWS-->
      <text:h text:style-name="P10" text:outline-level="1">
<text:span text:style-name="T4">
The state will increase government order for the training of doctors, rehabilitologists and social workers</text:span>
</text:h>
      <text:p text:style-name="P4">
Author: ['АРМІЯINFORM']</text:p>
      <text:p text:style-name="P4">
Time: 2023-07-11T18:00:00-04:00</text:p>
      <text:p text:style-name="P4">
Description: PID Golovannami Prem'r-Ministra Denis Schmigal Vidbuli Narada Schodo Zmin to the sovereig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Tags: ['ЗАСІДАННЯ УРЯДУ', 'ПРЕМ’ЄР-МІНІСТР ДЕНИС ШМИГАЛЬ']</text:p>
      <text:p text:style-name="P4">
Category: News</text:p>
      <!--METADATA-->
      <text:p text:style-name="P4">
<draw:frame draw:style-name="fr1" draw:name="Image135" text:anchor-type="as-char" svg:width="6.9236in" svg:height="4.610104in" draw:z-index="0">
<draw:image xlink:href="../Images/AРМІЯINFORM/2023-07-11T18-00-00-04-00/thumb_205506_820_360_0_0_auto.jpg" xlink:type="simple" xlink:show="embed" xlink:actuate="onLoad" draw:mime-type="image/jpeg"/>
</draw:frame>
Under the chairmanship of Prime Minister Denis Shmigal, a meeting was held on changes in the state order in Ukrainian educational institutions. The first Vice Prime Minister-Minister of Economy Yulia Sviridenko, Vice Prime Minister for Innovation, Development of Education, Science and Technologies Mikhailofedorov, Minister of Education and Science Oksen Lisov, Minister of Health Viktorlyashko, Minister, Minister of Education, Minister of Education and Science, Minister Viktoriashko, Minister of Health, Minister of Health, Minister of Health, Minister Oksana Zholnovych, Minister of Finance Sergeymarchenko, Minister of Cabinet of Ministers Oleg Nemchinov.</text:p>
      <text:p text:style-name="P4">
“The full -scale war has changed the labor market in Ukraine. Today, our state will represent more experts in the medical and social spheres. Their preparation should be determined now, ”Denis Shmigal emphasized.</text:p>
      <text:p text:style-name="P4">
The head of government has been tasked with all the responsible ministries can work on the increase of government order, in particular, for doctors, rehabilitologists of ISOC workers from this academic year.</text:p>
      <text:p text:style-name="P4">
<draw:frame draw:style-name="fr1" draw:name="Image136" text:anchor-type="as-char" svg:width="6.9236in" svg:height="4.610104in" draw:z-index="0">
<draw:image xlink:href="../Images/AРМІЯINFORM/2023-07-11T18-00-00-04-00/thumb_205507_820_360_0_0_auto.jpg" xlink:type="simple" xlink:show="embed" xlink:actuate="onLoad" draw:mime-type="image/jpeg"/>
</draw:frame>
“At the same time, the state continues to develop vocational education. Ukraine's restoration will be the largest project since the Second World War, so Nasper, builders and other tangent professions will be the highest query in the market, ”the Prime Minister said.</text:p>
      <text:p text:style-name="P4">
The Vice Prime Minister for Innovation, the Development of Education, Science and Technology Mikhailofedorov also recalled the preparation of education reform, which will be based on innovation.</text:p>
      <text:p text:style-name="P4">
According to the results of the meeting, the Prime Minister gave the task of preparing and submitting a state order for the next academic year, so that parents of thaulicists could get acquainted with the demanded specialties in advance.</text:p>
      <text:p text:style-name="P4">
Source - <text:a xlink:type="simple" xlink:href="https://www.kmu.gov.ua/news/derzhava-zbilshyt-derzhzamovlennia-na-pidhotovku-medykiv-reabilitolohiv-i-sotspratsivnykiv-pidsumky-narady-v-uriadi" text:style-name="Internet_20_link" text:visited-style-name="Visited_20_Internet_20_Link">
Government Portal</text:a>
.</text:p>
      <text:p text:style-name="P4">
News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Melnik was dismissed as Deputy Minister of Foreign Affairs</text:span>
</text:h>
      <text:p text:style-name="P4">
Authors: Ukrinform (Person)</text:p>
      <text:p text:style-name="P4">
Publisher: Укринформ (Organization)</text:p>
      <text:p text:style-name="P4">
Published Time: 2023-07-11T18:04:00+03:00</text:p>
      <text:p text:style-name="P4">
Modified Time: 2023-07-11T18:04:00+03:00</text:p>
      <text:p text:style-name="P4">
Description: The Cabinet of Ministers dismissed Andriy Melnik from the post of Deputy Minister of Foreign Affairs. - Ukrinform.</text:p>
      <text:p text:style-name="P4">
Images: ['<text:a xlink:type="simple" xlink:href="https://static.ukrinform.com/photos/2022_01/thumb_files/630_360_1642419350-304.jpg" text:style-name="Internet_20_link" text:visited-style-name="Visited_20_Internet_20_Link">
630_360_16424...</text:a>
']</text:p>
      <text:p text:style-name="P4">
Tags: ['МЗС', 'Звільнення', 'Мельник']</text:p>
      <text:p text:style-name="P4">
Type: Article</text:p>
      <!--METADATA-->
      <text:p text:style-name="P4">
<draw:frame draw:style-name="fr1" draw:name="Image137" text:anchor-type="as-char" svg:width="6.9236in" svg:height="3.956343in" draw:z-index="0">
<draw:image xlink:href="../Images/yкринформ/2023-07-11T18-04-00-03-00/630_360_1642419350-304.jpg" xlink:type="simple" xlink:show="embed" xlink:actuate="onLoad" draw:mime-type="image/jpeg"/>
</draw:frame>
The Cabinet of Ministers dismissed Andriy Melnik from the post of Deputy Minister of Foreign Executives.</text:p>
      <text:p text:style-name="P4">
The government representative in the Verkhovna Rada Taras Melnychuk reported in <text:a xlink:type="simple" xlink:href="http://t.me/tmelnychuk/2700" text:style-name="Internet_20_link" text:visited-style-name="Visited_20_Internet_20_Link">
telegram</text:a>
, reports Ukrinform.</text:p>
      <text:p text:style-name="P4">
"<text:a xlink:type="simple" xlink:href="https://www.ukrinform.ua/tag-kabmin" text:style-name="Internet_20_link" text:visited-style-name="Visited_20_Internet_20_Link">
Cabinet of Ministers of Ukraine</text:a>
Melnik Andriy Yaroslavovich was released from the post of Deputy Ministry of Ukraine, "the post reads.</text:p>
      <text:p text:style-name="P4">
<text:span text:style-name="T4">
 Read also: </text:span>
 <text:a xlink:type="simple" xlink:href="https://www.ukrinform.ua/rubric-polytics/3731710-zelenskij-priznaciv-posliv-v-ekvadori-antigua-i-barbudi.html" text:style-name="Internet_20_link" text:visited-style-name="Visited_20_Internet_20_Link">
Zelensky appointed ambassadors in Ecuador, Antigua and Barbuda</text:a>
As it was reported, on June 20, President Volodymyr Zelenskyy <text:a xlink:type="simple" xlink:href="https://www.ukrinform.ua/rubric-ato/3725240-zelenskij-priznaciv-posliv-v-indii-kolumbii-ta-brazilii.html" text:style-name="Internet_20_link" text:visited-style-name="Visited_20_Internet_20_Link">
appointed</text:a>
Andriy Melnyk is an extraordinary and authority of Ukraine in the Federal Republic of Brazil.</text:p>
      <text:p text:style-name="P4">
Melnyk worked as Deputy Minister of Foreign Affairs since November2022, before that he was an ambassador to Germany.</text:p>
      <text:p text:style-name="P4">
News Source: <text:a xlink:type="simple" xlink:href="https://www.ukrinform.ua/rubric-polytics/3734459-melnika-zvilnili-z-posadi-zastupnika-ministra-zakordonnih-sprav.html" text:style-name="Internet_20_link" text:visited-style-name="Visited_20_Internet_20_Link">
https://www.ukrinform.ua/rubric-polytics/3734459-melnika-zvilnili-z-posadi-zastupnika-ministra-zakordonnih-sprav.html</text:a>
</text:p>
      <!--NEWS-->
      <text:h text:style-name="P10" text:outline-level="1">
<text:span text:style-name="T4">
Stoltenberg gave a prescription as a result of NATO meeting</text:span>
</text:h>
      <text:p text:style-name="P4">
Authors: Ukrinform (Person)</text:p>
      <text:p text:style-name="P4">
Publisher: Укринформ (Organization)</text:p>
      <text:p text:style-name="P4">
Published Time: 2023-07-11T18:06:00+03:00</text:p>
      <text:p text:style-name="P4">
Modified Time: 2023-07-11T18:06:00+03:00</text:p>
      <text:p text:style-name="P4">
Description: NATO Secretary General Stoltenberg gave a press conference following the Alliance meeting. - Ukrinform.</text:p>
      <text:p text:style-name="P4">
Images: ['<text:a xlink:type="simple" xlink:href="https://static.ukrinform.com/photos/2023_07/thumb_files/630_360_1688988638-109.jpg" text:style-name="Internet_20_link" text:visited-style-name="Visited_20_Internet_20_Link">
630_360_16889...</text:a>
']</text:p>
      <text:p text:style-name="P4">
Tags: ['Саміт НАТО', 'Столтенберг']</text:p>
      <text:p text:style-name="P4">
Type: Article</text:p>
      <!--METADATA-->
      <text:p text:style-name="P4">
<draw:frame draw:style-name="fr1" draw:name="Image138" text:anchor-type="as-char" svg:width="6.9236in" svg:height="3.956343in" draw:z-index="0">
<draw:image xlink:href="../Images/yкринформ/2023-07-11T18-06-00-03-00/630_360_1688988638-109.jpg" xlink:type="simple" xlink:show="embed" xlink:actuate="onLoad" draw:mime-type="image/jpeg"/>
</draw:frame>
Secretary -General Jens Stoltenberg gave a press conference following the Alliance meeting.</text:p>
      <text:p text:style-name="P4">
The public broadcast a press conference with a Ukrainian translation, Ukrinform reports.</text:p>
      <text:p text:style-name="P4">
News Source: <text:a xlink:type="simple" xlink:href="https://www.ukrinform.ua/rubric-world/3734465-stoltenberg-dae-preskonfereciu-na-samiti-nato.html" text:style-name="Internet_20_link" text:visited-style-name="Visited_20_Internet_20_Link">
https://www.ukrinform.ua/rubric-world/3734465-stoltenberg-dae-preskonfereciu-na-samiti-nato.html</text:a>
</text:p>
      <!--NEWS-->
      <text:h text:style-name="P10" text:outline-level="1">
<text:span text:style-name="T4">
France will increase military assistance to Ukraine by € 170 million</text:span>
</text:h>
      <text:p text:style-name="P4">
Authors: Ukrinform (Person)</text:p>
      <text:p text:style-name="P4">
Publisher: Укринформ (Organization)</text:p>
      <text:p text:style-name="P4">
Published Time: 2023-07-11T18:08:00+03:00</text:p>
      <text:p text:style-name="P4">
Modified Time: 2023-07-11T18:08:00+03:00</text:p>
      <text:p text:style-name="P4">
Description: The Defense Ministers of France and Ukraine at the NATO summit in Vilnius have signed an agreement that envisages an increase in military assistance to our country. - Ukrinform.</text:p>
      <text:p text:style-name="P4">
Images: ['<text:a xlink:type="simple" xlink:href="https://static.ukrinform.com/photos/2016_01/thumb_files/630_360_1454256065-3989.jpg" text:style-name="Internet_20_link" text:visited-style-name="Visited_20_Internet_20_Link">
630_360_14542...</text:a>
']</text:p>
      <text:p text:style-name="P4">
Tags: ['Франція', 'НАТО', 'Україна', 'Резніков', 'Війна з Росією']</text:p>
      <text:p text:style-name="P4">
Type: Article</text:p>
      <!--METADATA-->
      <text:p text:style-name="P4">
<draw:frame draw:style-name="fr1" draw:name="Image139" text:anchor-type="as-char" svg:width="6.9236in" svg:height="3.958011in" draw:z-index="0">
<draw:image xlink:href="../Images/yкринформ/2023-07-11T18-08-00-03-00/630_360_1454256065-3989.jpg" xlink:type="simple" xlink:show="embed" xlink:actuate="onLoad" draw:mime-type="image/jpeg"/>
</draw:frame>
The Ministry of Security of France and Ukraine at the NATO summit in Vilnius signed an agreement, which provides an increase in military assistance to our country.</text:p>
      <text:p text:style-name="P4">
According to Ukrinform, the Minister of Defense of Ukraine Alexei Reznikov was reported in <text:a xlink:type="simple" xlink:href="https://twitter.com/oleksiireznikov/status/1678767922511228928" text:style-name="Internet_20_link" text:visited-style-name="Visited_20_Internet_20_Link">
Twitter</text:a>
.</text:p>
      <text:p text:style-name="P4">
"Сьогодні у Вільнюсі ми підписали Угоду між Міністерствами оборони України таФранції. Угода передбачає, збільшення військової допомоги Україні на 170 млнєвро. Також буде спрощено процес закупівлі та постачання озброєнь в Україну.Окрім того, встановлені рамки для спільного виробництва запчастин таобслуговування іноземного озброєння та техніки", - йдеться у дописі.</text:p>
      <text:p text:style-name="P4">
<text:span text:style-name="T4">
 Readmetas: </text:span>
 <text:a xlink:type="simple" xlink:href="https://www.ukrinform.ua/rubric-ato/3734290-francia-peredast-ukraini-dalekobijni-raketi-scalp.html" text:style-name="Internet_20_link" text:visited-style-name="Visited_20_Internet_20_Link">
<text:span text:style-name="T4">
 France </text:span>
 will transmit to Ukraine long -range missiles scalp</text:a>
It was reported that French President Emmanuel Macron said on the first day of NATO's that France would put in Ukraine a long -range missile, which is analogous to British Storm Shadow.</text:p>
      <text:p text:style-name="P4">
On July 11, a NATO summit began in Vilnius, during which the allies will adopt important decisions to strengthen the restraint and defense system, and to confirm Ukraine's support in the fight against Russian aggression and on the way to Ukraine's membership in NATO.</text:p>
      <text:p text:style-name="P4">
News Source: <text:a xlink:type="simple" xlink:href="https://www.ukrinform.ua/rubric-ato/3734468-francia-zbilsit-vijskovu-dopomogu-ukraini-na-170-miljoniv.html" text:style-name="Internet_20_link" text:visited-style-name="Visited_20_Internet_20_Link">
https://www.ukrinform.ua/rubric-ato/3734468-francia-zbilsit-vijskovu-dopomogu-ukraini-na-170-miljoniv.html</text:a>
</text:p>
      <!--NEWS-->
      <text:h text:style-name="P10" text:outline-level="1">
<text:span text:style-name="T4">
Reznikov: The main goal of Ukraine is a full -fledged NATO membership</text:span>
</text:h>
      <text:p text:style-name="P4">
Authors: Ukrinform (Person)</text:p>
      <text:p text:style-name="P4">
Publisher: Укринформ (Organization)</text:p>
      <text:p text:style-name="P4">
Published Time: 2023-07-11T18:09:00+03:00</text:p>
      <text:p text:style-name="P4">
Modified Time: 2023-07-11T18:09:00+03:00</text:p>
      <text:p text:style-name="P4">
Description: Defense Minister Alexei Reznikov said that the main goal of Ukraine is a full membership in NATO. - Ukrinform.</text:p>
      <text:p text:style-name="P4">
Images: ['<text:a xlink:type="simple" xlink:href="https://static.ukrinform.com/photos/2023_07/thumb_files/630_360_1689088648-650.jpeg" text:style-name="Internet_20_link" text:visited-style-name="Visited_20_Internet_20_Link">
630_360_16890...</text:a>
']</text:p>
      <text:p text:style-name="P4">
Tags: ['Міноборони', 'НАТО', 'Саміт НАТО', 'Україна', 'Резніков']</text:p>
      <text:p text:style-name="P4">
Type: Article</text:p>
      <!--METADATA-->
      <text:p text:style-name="P4">
<draw:frame draw:style-name="fr1" draw:name="Image141" text:anchor-type="as-char" svg:width="6.9236in" svg:height="3.956343in" draw:z-index="0">
<draw:image xlink:href="../Images/yкринформ/2023-07-11T18-09-00-03-00/630_360_1689088648-650.jpeg" xlink:type="simple" xlink:show="embed" xlink:actuate="onLoad" draw:mime-type="image/jpeg"/>
</draw:frame>
Ministry of Ministry Oleksiy Reznikov said that the main goal of Ukraine is the full -fledged in NATO.</text:p>
      <text:p text:style-name="P4">
He said about it, answering questions of journalists in Vilnius, Ukrinform reports.</text:p>
      <text:p text:style-name="P4">
“You know, the main goal is a full membership. I will not infect, let's wait tomorrow and hear, we will see, ” -said <text:a xlink:type="simple" xlink:href="https://www.ukrinform.ua/tag-reznikov" text:style-name="Internet_20_link" text:visited-style-name="Visited_20_Internet_20_Link">
Reznikov</text:a>
.</text:p>
      <text:p text:style-name="P4">
He also said that in Vilnius Ukraine and France will sign a memorandum on the learning of Ukrainian pilots on the F-16.</text:p>
      <text:p text:style-name="P4">
*!(https://www.ukrinform.ua/rubric-ato/3733455-viavlae-litaki-na-velikij-vidstani-reznikov-pokazav-ukrainsku-stanciu-rozvidki-rps7-inhul.html)"I came to sign a memorandum with my colleagues on training courses F16," he said.</text:p>
      <text:p text:style-name="P4">
It was reported that on July 11, a NATO summit began in Vilnius, during which the Allies will make important decisions to strengthen the Alliance and Defense of the Alliance, as well as confirm the support of Ukraine against Russian aggression and on the way to Ukraine's membership in NATO.</text:p>
      <text:p text:style-name="P4">
News Source: <text:a xlink:type="simple" xlink:href="https://www.ukrinform.ua/rubric-polytics/3734482-reznikov-golovna-meta-ukraini-povnocinne-clenstvo-u-nato.html" text:style-name="Internet_20_link" text:visited-style-name="Visited_20_Internet_20_Link">
https://www.ukrinform.ua/rubric-polytics/3734482-reznikov-golovna-meta-ukraini-povnocinne-clenstvo-u-nato.html</text:a>
</text:p>
      <!--NEWS-->
      <text:h text:style-name="P10" text:outline-level="1">
<text:span text:style-name="T4">
Ukraine will be invited to NATO without MAP, but after fulfilling the requirements - a summit decision</text:span>
</text:h>
      <text:p text:style-name="P4">
Authors: Ukrinform (Person)</text:p>
      <text:p text:style-name="P4">
Publisher: Укринформ (Organization)</text:p>
      <text:p text:style-name="P4">
Published Time: 2023-07-11T18:11:00+03:00</text:p>
      <text:p text:style-name="P4">
Modified Time: 2023-07-11T18:11:00+03:00</text:p>
      <text:p text:style-name="P4">
Description: The heads of state and governments of NATO member countries have agreed to cancel the request for membership for Ukraine and stated that they would provide an invitation to Ukraine to join the Alliance after "fulfilling conditions". - Ukrinform.</text:p>
      <text:p text:style-name="P4">
Images: ['<text:a xlink:type="simple" xlink:href="https://static.ukrinform.com/photos/2023_07/thumb_files/630_360_1688994732-484.jpg" text:style-name="Internet_20_link" text:visited-style-name="Visited_20_Internet_20_Link">
630_360_16889...</text:a>
']</text:p>
      <text:p text:style-name="P4">
Tags: ['НАТО', 'Саміт НАТО', 'Столтенберг', 'Україна', 'ПДЧ в НАТО']</text:p>
      <text:p text:style-name="P4">
Type: Article</text:p>
      <!--METADATA-->
      <text:p text:style-name="P4">
<draw:frame draw:style-name="fr1" draw:name="Image142" text:anchor-type="as-char" svg:width="6.9236in" svg:height="3.956343in" draw:z-index="0">
<draw:image xlink:href="../Images/yкринформ/2023-07-11T18-11-00-03-00/630_360_1688994732-484.jpg" xlink:type="simple" xlink:show="embed" xlink:actuate="onLoad" draw:mime-type="image/jpeg"/>
</draw:frame>
The heads of NATO member states and governments have agreed to cancel the request for a member of Ukraine and stated that they would provide an invitation to Ukraine to join the Alliance after "fulfilling conditions".</text:p>
      <text:p text:style-name="P4">
According to Ukrinform's own correspondent, General Jens Stoltenberg said this during a press conference in Vilnius after the Soviet Atlantic Council at the level of heads of state and governments.</text:p>
      <text:p text:style-name="P4">
"We have confirmed that Ukraine will become a member <text:a xlink:type="simple" xlink:href="https://www.ukrinform.ua/tag-nato" text:style-name="Internet_20_link" text:visited-style-name="Visited_20_Internet_20_Link">
NATO</text:a>
, and agreed to remove the request for membership. This will change Ukraine's path to membership from a two -year to -one -year process. We also made it clear that we will invite Ukraine to join NATO when the Allies will agree and the speeches will be fulfilled, "he said.</text:p>
      <text:p text:style-name="P4">
According to Secretary General, this decision is one of the three components, agreed by NATO "to approach Ukraine closer to NATO".</text:p>
      <text:p text:style-name="P4">
Another element is "a new long -term support program for Ukraine, which will allow to move from the Soviet to the NATO standards of training and doctrines, as well as to rebuild the Security and Defense Sector of Ukraine, as well as to cover critical information in medical provision, demining and supply of fuel."</text:p>
      <text:p text:style-name="P4">
<text:span text:style-name="T4">
 Read also: </text:span>
 <text:a xlink:type="simple" xlink:href="https://www.ukrinform.ua/rubric-polytics/3734393-bajden-pidtrimav-formuluvanna-nato-sodo-majbutnogo-clenstva-ukraini-v-alansi.html" text:style-name="Internet_20_link" text:visited-style-name="Visited_20_Internet_20_Link">
Biden supported the formulation of NATO on the future of Ukraine in the Alliance</text:a>
Stoltenberg noted that the third element is the creation of a new Ukraine-NATO Council, which he called the "forum for crisis consultations and decision-making", where we "we will be wearing as equal". He added that on Wednesday there will be an inauguration of the Council with the participation of President of Ukraine Zelensky.</text:p>
      <text:p text:style-name="P4">
"This is a strong package for Ukraine and a clear path in the direction of its membership in NATO," the Secretary General said.</text:p>
      <text:p text:style-name="P4">
He stressed that "Ukraine is now much closer to NATO, especially 2014, when the Alliance members began to assist weapons and teaching and Ukraine demonstrated its capacity and capacity, as well as NATO integrated."</text:p>
      <text:p text:style-name="P4">
At the same time, Stoltenberg stated that all NATO members agree that "it is not time to do Ukraine by a NATO member until the war is going on." According to him, it is important that Ukraine has won the war -solved war against it, since there is no conversation about membership in the Alliance in a different way.According to him, the absence of a NATO membership in the communique adopted by the communique of NATO is not extraordinary, since "NATO membership in NATO does not have a time frame, and all is due to everything."</text:p>
      <text:p text:style-name="P4">
As a clarifying question about what conditions should be fulfilled for the NATO Member of Ukraine, Stoltenberg stated that in particular, the Alliance's assessments were fulfilled whether Ukraine fulfilled all the requirements for membership. "There are also conditions partially laid out in Article 10 of the Washington NATO Treaty. And, of course, the Alliance members must assess whether the conditions are fully fulfilled or not. Also about whether all members of the Alliance agree with this, "he said.</text:p>
      <text:p text:style-name="P4">
Stoltenberg also assured that the decision of NATO summit in Vilnius should not be compared with the decision of the 2008 Bucharest Summit. According to him, one major differences are that the decision of the Vilnius summit makes a requirement for VDCs for Ukraine, and therefore "now there is a single stage instead of two stages." The second difference is the launch of a long -term support program for Ukraine to improve its mutual mutuality and strengthen political ties.</text:p>
      <text:p text:style-name="P4">
As reported by Ukrinform, July 11-12 <text:a xlink:type="simple" xlink:href="https://www.ukrinform.ua/rubric-polytics/3734106-u-vilnusi-rozpocinaetsa-samit-nato-akij-viznacit-podalsij-slah-ukraini-do-alansu.html" text:style-name="Internet_20_link" text:visited-style-name="Visited_20_Internet_20_Link">
NATO summit takes place in Vilnius</text:a>
.</text:p>
      <text:p text:style-name="P4">
President of Ukraine Volodymyr Zelenskyy <text:a xlink:type="simple" xlink:href="https://www.ukrinform.ua/rubric-polytics/3734297-zelenskij-e-signali-so-u-vilnusi-obgovoruut-bez-ukraini-formuluvanna-umov-zaprosenna-do-nato.html" text:style-name="Internet_20_link" text:visited-style-name="Visited_20_Internet_20_Link">
on Tuesday paid attention</text:a>
that Vilnius without Ukraine discusses the formulation of the conditions of the invitation(Even non -non -non -infirmity)in NATO.</text:p>
      <text:p text:style-name="P4">
News Source: <text:a xlink:type="simple" xlink:href="https://www.ukrinform.ua/rubric-polytics/3734464-ukrainu-zaprosat-do-nato-bez-pdc-ale-pisla-vikonanna-vimog-stoltenberg.html" text:style-name="Internet_20_link" text:visited-style-name="Visited_20_Internet_20_Link">
https://www.ukrinform.ua/rubric-polytics/3734464-ukrainu-zaprosat-do-nato-bez-pdc-ale-pisla-vikonanna-vimog-stoltenberg.html</text:a>
</text:p>
      <!--NEWS-->
      <text:h text:style-name="P10" text:outline-level="1">
<text:span text:style-name="T4">
Armed Forces Pilots in Britain will begin in late July or early August - Prystyko</text:span>
</text:h>
      <text:p text:style-name="P4">
Authors: Ukrinform (Person)</text:p>
      <text:p text:style-name="P4">
Publisher: Укринформ (Organization)</text:p>
      <text:p text:style-name="P4">
Published Time: 2023-07-11T18:16:00+03:00</text:p>
      <text:p text:style-name="P4">
Modified Time: 2023-07-11T18:16:00+03:00</text:p>
      <text:p text:style-name="P4">
Description: The first 20 Ukrainian pilots will begin training at Western fighters in the United Kingdom in late July - early August. - Ukrinform.</text:p>
      <text:p text:style-name="P4">
Images: ['<text:a xlink:type="simple" xlink:href="https://static.ukrinform.com/photos/2020_03/thumb_files/630_360_1583154031-985.jpg" text:style-name="Internet_20_link" text:visited-style-name="Visited_20_Internet_20_Link">
630_360_15831...</text:a>
']</text:p>
      <text:p text:style-name="P4">
Tags: ['Британія', 'Пристайко', 'Винищувач', 'Пілот']</text:p>
      <text:p text:style-name="P4">
Type: Article</text:p>
      <!--METADATA-->
      <text:p text:style-name="P4">
<draw:frame draw:style-name="fr1" draw:name="Image143" text:anchor-type="as-char" svg:width="6.9236in" svg:height="3.956343in" draw:z-index="0">
<draw:image xlink:href="../Images/yкринформ/2023-07-11T18-16-00-03-00/630_360_1583154031-985.jpg" xlink:type="simple" xlink:show="embed" xlink:actuate="onLoad" draw:mime-type="image/jpeg"/>
</draw:frame>
The first 20 Ukrainian pilots will begin training at Western Fighters in Great Britain in late July - early August.</text:p>
      <text:p text:style-name="P4">
The Ambassador of Ukraine in the United Kingdom Vadim Prystayko reported this to the Eviritelvagraphon "The Unified News", Ukrinform correspondent reports.</text:p>
      <text:p text:style-name="P4">
“The number in the first stage will be 20. The beginning of the exercises- at the end of this month- in early August. This course will be started so that the pilots can then be transmitted to those platforms that will be selected, ”the diplomat said, reminding that Britain does not operate the F -16 fighters and has other aircraft production.</text:p>
      <text:p text:style-name="P4">
According to Prystayk, London's decision to start training Ukrainian pilots breaks the circle in discussions about the presence of aircraft and the preparation of pilots of work on them. “The decision of Britain was as follows: let's start training our pilots and let our politicians make the final decision. We will already have pilots that will pass a certain time of preparation. ”</text:p>
      <text:p text:style-name="P4">
The ambassador also informed that more than 30,000 Ukrainian soldiers and officers of different Rivivsk will be held in the UK in the UK.</text:p>
      <text:p text:style-name="P4">
“A very important element for us remains training(In Britain - Ed.)our soldiers and officers. Last year, it was 10 thousand, this year more than 30 thousand. It will be trained, ”he said.</text:p>
      <text:p text:style-name="P4">
<text:span text:style-name="T4">
 Read also: </text:span>
 <text:a xlink:type="simple" xlink:href="https://www.ukrinform.ua/rubric-ato/3732636-cehia-peredast-ukraini-gelikopteri-j-bude-navcati-pilotiv-litakiv.html" text:style-name="Internet_20_link" text:visited-style-name="Visited_20_Internet_20_Link">
Czech Republic will hand over helicopters and teach <text:span text:style-name="T4">
 pilots </text:span>
 aircraft</text:a>
The diplomat informed that not only infantrymen, but helicopters were trained in Britain, crews of sea ships, artillerymen, scouts, etc. were studied.</text:p>
      <text:p text:style-name="P4">
Ambassador also recalled that <text:a xlink:type="simple" xlink:href="https://www.ukrinform.ua/tag-britania" text:style-name="Internet_20_link" text:visited-style-name="Visited_20_Internet_20_Link">
Britain</text:a>
Supplies the Armed Forces of Ukraine, including Stormshadow missiles, tanks, armored vehicles and artillery shells of both NATO and Soviet calibers.</text:p>
      <text:p text:style-name="P4">
<text:span text:style-name="T4">
 Read also: </text:span>
 <text:a xlink:type="simple" xlink:href="https://www.ukrinform.ua/rubric-polytics/3733216-zelenskij-proviv-rozmovu-z-rutte-govorili-pro-navcalnu-misiu-dla-ukrainskih-pilotiv.html" text:style-name="Internet_20_link" text:visited-style-name="Visited_20_Internet_20_Link">
Zelensky has a conversation with Rutte - spoke a stative mission for Ukrainian <text:span text:style-name="T4">
 pilots </text:span>
</text:a>
</text:p>
      <text:p text:style-name="P4">
News Source: <text:a xlink:type="simple" xlink:href="https://www.ukrinform.ua/rubric-ato/3734467-navcanna-pilotiv-zsu-u-britanii-rozpocnetsa-naprikinci-lipna-abo-na-pocatku-serpna-pristajko.html" text:style-name="Internet_20_link" text:visited-style-name="Visited_20_Internet_20_Link">
https://www.ukrinform.ua/rubric-ato/3734467-navcanna-pilotiv-zsu-u-britanii-rozpocnetsa-naprikinci-lipna-abo-na-pocatku-serpna-pristajko.html</text:a>
</text:p>
      <!--NEWS-->
      <text:h text:style-name="P10" text:outline-level="1">
<text:span text:style-name="T4">
Daniel Riccardo will replace Nika de Vris in Alfa Tauri</text:span>
</text:h>
      <text:p text:style-name="P4">
Authors: Ukrinform (Person)</text:p>
      <text:p text:style-name="P4">
Publisher: Укринформ (Organization)</text:p>
      <text:p text:style-name="P4">
Published Time: 2023-07-11T18:25:02+03:00</text:p>
      <text:p text:style-name="P4">
Modified Time: 2023-07-11T18:25:02+03:00</text:p>
      <text:p text:style-name="P4">
Description: The racer will start performances for the team from the Grand Prix of Hungary. - Ukrinform.</text:p>
      <text:p text:style-name="P4">
Images: ['<text:a xlink:type="simple" xlink:href="https://static.ukrinform.com/photos/2023_07/thumb_files/630_360_1689089030-162.jpg" text:style-name="Internet_20_link" text:visited-style-name="Visited_20_Internet_20_Link">
630_360_16890...</text:a>
']</text:p>
      <text:p text:style-name="P4">
Tags: ['Формула-1']</text:p>
      <text:p text:style-name="P4">
Type: Article</text:p>
      <!--METADATA-->
      <text:p text:style-name="P4">
<draw:frame draw:style-name="fr1" draw:name="Image144" text:anchor-type="as-char" svg:width="6.9236in" svg:height="3.956343in" draw:z-index="0">
<draw:image xlink:href="../Images/yкринформ/2023-07-11T18-25-02-03-00/630_360_1689089030-162.jpg" xlink:type="simple" xlink:show="embed" xlink:actuate="onLoad" draw:mime-type="image/jpeg"/>
</draw:frame>
The traveler's performances for the team from the Grand Prix of Hungary.</text:p>
      <text:p text:style-name="P4">
The third pilot "Red Bull" Daniel Riccardo will replace Nika de Vris in Alfa Tauri, <text:a xlink:type="simple" xlink:href="https://scuderia.alphatauri.com/en/scuderia-alphatauri-welcomes-back-daniel-ricciardo/" text:style-name="Internet_20_link" text:visited-style-name="Visited_20_Internet_20_Link">
reports</text:a>
The team press service, reports Ukrinform.</text:p>
      <text:p text:style-name="P4">
"I am glad to return to the right path with the Red Bull family," Riccardo said.</text:p>
      <text:p text:style-name="P4">
The racer will start performances for the team from the Grand Prix of Hungary, which will be held from 21 to 23.</text:p>
      <text:p text:style-name="P4">
Nick where I grew up for a team of ten stages and did not score.</text:p>
      <text:p text:style-name="P4">
<text:span text:style-name="T4">
 Read also: </text:span>
 [<text:span text:style-name="T4">
 Ferstapppen </text:span>
 - winner(https://www.ukrinform.ua/rubric-sports/3733289-ferstappen-peremozec-kvalifikacii-granpri-velikoi-britanii.html)As reported by Ukrinform, Riccardo did not perform in Formula-1 since the moment of cooperation with McLaren at the end of 2022, on the account of Daniel32, the catwalks, including eight victories.</text:p>
      <text:p text:style-name="P4">
Photo: Getty Images</text:p>
      <text:p text:style-name="P4">
News Source: <text:a xlink:type="simple" xlink:href="https://www.ukrinform.ua/rubric-sports/3734470-daniel-rikkardo-zaminit-nika-de-vrisa-v-alfa-tauri.html" text:style-name="Internet_20_link" text:visited-style-name="Visited_20_Internet_20_Link">
https://www.ukrinform.ua/rubric-sports/3734470-daniel-rikkardo-zaminit-nika-de-vrisa-v-alfa-tauri.html</text:a>
</text:p>
      <!--NEWS-->
      <text:h text:style-name="P10" text:outline-level="1">
<text:span text:style-name="T4">
In the Spanish city of Murcia held the Day of Ukrainian Culture</text:span>
</text:h>
      <text:p text:style-name="P4">
Authors: Ukrinform (Person)</text:p>
      <text:p text:style-name="P4">
Publisher: Укринформ (Organization)</text:p>
      <text:p text:style-name="P4">
Published Time: 2023-07-11T18:26:00+03:00</text:p>
      <text:p text:style-name="P4">
Modified Time: 2023-07-11T18:26:00+03:00</text:p>
      <text:p text:style-name="P4">
Description: The Day of Ukrainian Culture was organized in the Spanish city of Murcia in the Spanish city of Muria, under the Patronage of the Embassy of Ukraine, within which a number of events took place. - Ukrinform.</text:p>
      <text:p text:style-name="P4">
Images: ['<text:a xlink:type="simple" xlink:href="https://static.ukrinform.com/photos/2023_07/thumb_files/630_360_1689077369-996.jpg" text:style-name="Internet_20_link" text:visited-style-name="Visited_20_Internet_20_Link">
630_360_16890...</text:a>
']</text:p>
      <text:p text:style-name="P4">
Tags: ['Діаспора', 'Іспанія', 'Культура', 'Посольство']</text:p>
      <text:p text:style-name="P4">
Type: Article</text:p>
      <!--METADATA-->
      <text:p text:style-name="P4">
<draw:frame draw:style-name="fr1" draw:name="Image145" text:anchor-type="as-char" svg:width="6.9236in" svg:height="3.956343in" draw:z-index="0">
<draw:image xlink:href="../Images/yкринформ/2023-07-11T18-26-00-03-00/630_360_1689077369-996.jpg" xlink:type="simple" xlink:show="embed" xlink:actuate="onLoad" draw:mime-type="image/jpeg"/>
</draw:frame>
The Museum of Gaya in the Spanish city of Murcia under the patronage of the Embassy of Ukraine was organized the Day of Ukrainian Culture, within which there was a lowland.</text:p>
      <text:p text:style-name="P4">
According to Ukrinform, this is stated on <text:a xlink:type="simple" xlink:href="https://www.facebook.com/permalink.php" text:style-name="Internet_20_link" text:visited-style-name="Visited_20_Internet_20_Link">
Facebook-page</text:a>
Embassies of Ukraine in the Kingdom of Spain.</text:p>
      <text:p text:style-name="P4">
The diploma was informed that on the initiative of the museum leadership, as well as the City City Hall and the International Council of Museums(ICOM)The 1948 exhibition was held from the private collection of world -famous artist of Ukrainian origin of Sonya Delone.</text:p>
      <text:p text:style-name="P4">
As a sign of honor and in memory of the work of S. Delone, a young Ukrainian artist toe presented her picture.</text:p>
      <text:p text:style-name="P4">
Also within the framework of the event, the presentation of the books of the Grigoriyaskovoroda and the Lump of Land in Spanish, the show of the documentary "Inheritance of the nation" by director Alexander Tkachuk, exhibition of illustrator Olenizavitalo, master class in painting, evening of Ukrainian poetry, demonstration of traditional language, demonstration of traditional language, showed the Ukrainian language.</text:p>
      <text:p text:style-name="P4">
The Embassy expressed gratitude to the mayor of Murcia Jose Baesty, the director of the Museurafello Fuster, the President of the International Council of Museums(ICOM)Emmy Nardy, patron Sergei Chaita, artist Irina Soos, illustrator Elena visited the Tap President of the Union of Ukrainian Associations in Spain Larissa Ponomarenko organizing the event.</text:p>
      <text:p text:style-name="P4">
Recall in Barcelona, in Test Gallery Barcelona, <text:a xlink:type="simple" xlink:href="https://www.ukrinform.ua/rubric-diaspora/3696940-u-barseloni-vidkrilasa-vistavka-tvoriv-ukrainskogo-hudoznika-oleksia-serbaka.html" text:style-name="Internet_20_link" text:visited-style-name="Visited_20_Internet_20_Link">
took place</text:a>
Exhibition of works of Ukrainian artist, graduate of the National Academy of Fine Arts of Architecture of Ukraine Alexei Shcherbak.</text:p>
      <text:p text:style-name="P4">
<text:span text:style-name="T5">
Foto: Andrés Molina, Tatiana Sivokon, Ayuntamiento de Murcia</text:span>
</text:p>
      <text:p text:style-name="P4">
News Source: <text:a xlink:type="simple" xlink:href="https://www.ukrinform.ua/rubric-diaspora/3734361-v-ispanskomu-misti-mursia-proveli-den-ukrainskoi-kulturi.html" text:style-name="Internet_20_link" text:visited-style-name="Visited_20_Internet_20_Link">
https://www.ukrinform.ua/rubric-diaspora/3734361-v-ispanskomu-misti-mursia-proveli-den-ukrainskoi-kulturi.html</text:a>
</text:p>
      <!--NEWS-->
      <text:h text:style-name="P10" text:outline-level="1">
<text:span text:style-name="T4">
A ten -year -old Japanese volunteer visited Nikolaev to gather children's stories about the war</text:span>
</text:h>
      <text:p text:style-name="P4">
Authors: Ukrinform (Person)</text:p>
      <text:p text:style-name="P4">
Publisher: Укринформ (Organization)</text:p>
      <text:p text:style-name="P4">
Published Time: 2023-07-11T18:26:44+03:00</text:p>
      <text:p text:style-name="P4">
Modified Time: 2023-07-11T18:26:44+03:00</text:p>
      <text:p text:style-name="P4">
Description: Nikolaev within the project "Children's Look at the Not Children's War" was visited by a 10-year-old volunteer Mirai Schiraish from Japan. The purpose of the project is to gather the stories of children who have learned the horrors of war. - Ukrinform.</text:p>
      <text:p text:style-name="P4">
Images: ['<text:a xlink:type="simple" xlink:href="https://static.ukrinform.com/photos/2023_07/thumb_files/630_360_1689088537-403.jpg" text:style-name="Internet_20_link" text:visited-style-name="Visited_20_Internet_20_Link">
630_360_16890...</text:a>
']</text:p>
      <text:p text:style-name="P4">
Tags: ['Японія', 'Діти', 'Миколаїв', 'Волонтери', 'Війна з Росією']</text:p>
      <text:p text:style-name="P4">
Type: Article</text:p>
      <!--METADATA-->
      <text:p text:style-name="P4">
<draw:frame draw:style-name="fr1" draw:name="Image151" text:anchor-type="as-char" svg:width="6.9236in" svg:height="3.956343in" draw:z-index="0">
<draw:image xlink:href="../Images/yкринформ/2023-07-11T18-26-44-03-00/630_360_1689088537-403.jpg" xlink:type="simple" xlink:show="embed" xlink:actuate="onLoad" draw:mime-type="image/jpeg"/>
</draw:frame>
Nikolaev in the project "Children's Look at the Non-Children's War" visited a 10-year-old Mirai Schiraishi from Japan. The purpose of the project is to gather the stories of children who recognized the horrors of war.</text:p>
      <text:p text:style-name="P4">
About it in <text:a xlink:type="simple" xlink:href="https://www.facebook.com/mykoda/posts/pfbid0KK9EAuh51dVBUYPw9KzzWPMAPVLdvvrwcZmG48cNNA7pzrpGyVSVbEXjk7dmMqA3l" text:style-name="Internet_20_link" text:visited-style-name="Visited_20_Internet_20_Link">
Facebook</text:a>
The Nikolaev Regional State Administration reports, Ukrinform reports.</text:p>
      <text:p text:style-name="P4">
“… Mykolaiv, along with the accompanying delegation, arrived by a 10-year-old volunteerkas <text:a xlink:type="simple" xlink:href="https://www.ukrinform.ua/tag-aponia" text:style-name="Internet_20_link" text:visited-style-name="Visited_20_Internet_20_Link">
Japan</text:a>
Mirai Schiraish in the framework of the prosekt "Children's Look at the Non -Children's War". The purpose of the project is to collect stories, which at their age recognized all the horrors of the war: they were forced to leave their rankings, became orphans, suffered physical and psychological injuries, ” -reported in the Nikolaev ova.</text:p>
      <text:p text:style-name="P4">
According to them, in Nikolaev a girl, along with the delegation, visited by Russian invaders the objects of infrastructure of the city, including the lyceum. Mykola Arkas and the building of the Nikolaev ova. The guests also inspected the mural, created near the Russians destroyed by the Russians, in which a small hole was killed.</text:p>
      <text:p text:style-name="P4">
<text:span text:style-name="T4">
 Read also: </text:span>
 <text:a xlink:type="simple" xlink:href="https://www.ukrinform.ua/rubric-polytics/3726499-aponia-zbilsila-kilkist-spivrobitnikiv-posolstva-v-ukraini.html" text:style-name="Internet_20_link" text:visited-style-name="Visited_20_Internet_20_Link">
<text:span text:style-name="T4">
 Japan </text:span>
 increased the number of employees to Ukraine</text:a>
In the park of entertainment of the children's town "Tale" Mirai communicated with orphans and deprived of parental care. “The children shared their personal stories about how their morning began on February 24 and that it was time to have time for the whole period of the war. In turn, Mirai emphasized that she would make the all -out to draw as much attention as possible to what is happening in Ukraine, ” - added to the Mykolaiv Regional State Administration.</text:p>
      <text:p text:style-name="P4">
It was noted here that his thanks and admiration for the girl was expressed by Golomyev Ova Vitaliy Kim.</text:p>
      <text:p text:style-name="P4">
It is known that Mirai and the children have fun at the attractions. At the end, the girl visited the Nikolaev zoo, which also previously attacked Russian missiles.</text:p>
      <text:p text:style-name="P4">
<text:span text:style-name="T4">
 Read also: </text:span>
 <text:a xlink:type="simple" xlink:href="https://www.ukrinform.ua/rubric-society/3733737-aponia-i-proon-peredali-pirotehnikam-dsns-14-specializovanih-avtomobiliv.html" text:style-name="Internet_20_link" text:visited-style-name="Visited_20_Internet_20_Link">
<text:span text:style-name="T4">
 Japan </text:span>
 and UNDP was handed over by Pyrotechnics of SES 14 specialized cars</text:a>
According to Ukrinform, according to the office of the Prosecutor General of the Russian Rusikarbniki in 500 days of a full -scale invasion, 494 children were killed in Ukraine another 1051 children were injured.</text:p>
      <text:p text:style-name="P4">
<text:span text:style-name="T5">
Foto: Mykolaiv Ova</text:span>
</text:p>
      <text:p text:style-name="P4">
News Source: <text:a xlink:type="simple" xlink:href="https://www.ukrinform.ua/rubric-regions/3734471-desatiricna-aponska-volonterka-vidvidala-mikolaiv-abi-zibrati-ditaci-istorii-pro-vijnu.html" text:style-name="Internet_20_link" text:visited-style-name="Visited_20_Internet_20_Link">
https://www.ukrinform.ua/rubric-regions/3734471-desatiricna-aponska-volonterka-vidvidala-mikolaiv-abi-zibrati-ditaci-istorii-pro-vijnu.html</text:a>
</text:p>
      <!--NEWS-->
      <text:h text:style-name="P10" text:outline-level="1">
<text:span text:style-name="T4">
Svitolina beat the first "racket" of the world and went to the semi -finals of Wimbledon</text:span>
</text:h>
      <text:p text:style-name="P4">
Authors: Ukrinform (Person)</text:p>
      <text:p text:style-name="P4">
Publisher: Укринформ (Organization)</text:p>
      <text:p text:style-name="P4">
Published Time: 2023-07-11T18:33:00+03:00</text:p>
      <text:p text:style-name="P4">
Modified Time: 2023-07-11T18:33:00+03:00</text:p>
      <text:p text:style-name="P4">
Description: The Ukrainka beat the Polka Iga Schwontek. - Ukrinform.</text:p>
      <text:p text:style-name="P4">
Images: ['<text:a xlink:type="simple" xlink:href="https://static.ukrinform.com/photos/2023_07/thumb_files/630_360_1689089512-192.jpg" text:style-name="Internet_20_link" text:visited-style-name="Visited_20_Internet_20_Link">
630_360_16890...</text:a>
']</text:p>
      <text:p text:style-name="P4">
Tags: ['Світоліна', 'Теніс', 'Вімблдон']</text:p>
      <text:p text:style-name="P4">
Type: Article</text:p>
      <!--METADATA-->
      <text:p text:style-name="P4">
<draw:frame draw:style-name="fr1" draw:name="Image152" text:anchor-type="as-char" svg:width="6.9236in" svg:height="3.956343in" draw:z-index="0">
<draw:image xlink:href="../Images/yкринформ/2023-07-11T18-33-00-03-00/630_360_1689089512-192.jpg" xlink:type="simple" xlink:show="embed" xlink:actuate="onLoad" draw:mime-type="image/jpeg"/>
</draw:frame>
The Ukrainian played Polka Iga Schwontek.</text:p>
      <text:p text:style-name="P4">
Elina Svitolina won in the quarter -finals of the herbal "Maidora", reports Ukrinform.</text:p>
      <text:p text:style-name="P4">
The Ukrainian beat the first "racket" of the world, Iga Schwontek - 7: 5, 6: 7(5-7), 6: 2.</text:p>
      <text:p text:style-name="P4">
The match lasted 2 hours 41 minutes.</text:p>
      <text:p text:style-name="P4">
In the semifinals, the Ukrainian woman will be 42nd in the WTA ranking Market of the Czech Republic.</text:p>
      <text:p text:style-name="P4">
<text:span text:style-name="T4">
 Read also: </text:span>
 <text:a xlink:type="simple" xlink:href="https://www.ukrinform.ua/rubric-sports/3734444-bajndl-zaversila-vistupi-na-turniri-v-bostadi.html" text:style-name="Internet_20_link" text:visited-style-name="Visited_20_Internet_20_Link">
Bindl completed the performances at the Bostode tournament</text:a>
As reported by Ukrinform, in turn, in turn, in the quarterfinals, Wimbledonono played the fourth "racket" of the world of Jessica Pegul - 6: 4, 2: 6, 6: 4.</text:p>
      <text:p text:style-name="P4">
Photo: btu.org.ua</text:p>
      <text:p text:style-name="P4">
News Source: <text:a xlink:type="simple" xlink:href="https://www.ukrinform.ua/rubric-sports/3734477-svitolina-obigrala-persu-raketku-svitu-ta-vijsla-u-pivfinal-vimbldonu.html" text:style-name="Internet_20_link" text:visited-style-name="Visited_20_Internet_20_Link">
https://www.ukrinform.ua/rubric-sports/3734477-svitolina-obigrala-persu-raketku-svitu-ta-vijsla-u-pivfinal-vimbldonu.html</text:a>
</text:p>
      <!--NEWS-->
      <text:h text:style-name="P10" text:outline-level="1">
<text:span text:style-name="T4">
Border guards destroyed the Russians's stronghold near Bakhmut</text:span>
</text:h>
      <text:p text:style-name="P4">
Authors: Ukrinform (Person)</text:p>
      <text:p text:style-name="P4">
Publisher: Укринформ (Organization)</text:p>
      <text:p text:style-name="P4">
Published Time: 2023-07-11T18:43:00+03:00</text:p>
      <text:p text:style-name="P4">
Modified Time: 2023-07-11T18:43:00+03:00</text:p>
      <text:p text:style-name="P4">
Description: Border guards showed how they destroyed the stronghold of Russian invaders near Bakhmu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Бахмут', 'Прикордонники', 'Російські військові', 'Війна з Росією', '#stoprussia']</text:p>
      <text:p text:style-name="P4">
Type: Article</text:p>
      <!--METADATA-->
      <text:p text:style-name="P4">
<draw:frame draw:style-name="fr1" draw:name="Image153" text:anchor-type="as-char" svg:width="6.9236in" svg:height="3.956343in" draw:z-index="0">
<draw:image xlink:href="../Images/yкринформ/2023-07-11T18-43-00-03-00/630_360_1669987737-966.jpg" xlink:type="simple" xlink:show="embed" xlink:actuate="onLoad" draw:mime-type="image/jpeg"/>
</draw:frame>
The border guards showed how they destroyed the Bilybakhmut Russian invaders.</text:p>
      <text:p text:style-name="P4">
According to Ukrinform, it reports <text:a xlink:type="simple" xlink:href="https://dpsu.gov.ua/ua/news/%20video%20-prikordonniki-zavdayut-udariv-po-opornih-punktah-zagarbnikiv-bilya-bahmuta/" text:style-name="Internet_20_link" text:visited-style-name="Visited_20_Internet_20_Link">
State Border Service</text:a>
 <text:a xlink:type="simple" xlink:href="https://dpsu.gov.ua/ua/news/%20video%20-prikordonniki-zavdayut-udariv-po-opornih-punktah-zagarbnikiv-bilya-bahmuta/" text:style-name="Internet_20_link" text:visited-style-name="Visited_20_Internet_20_Link">
 .</text:a>
<text:span text:style-name="T5">
 <text:span text:style-name="T4">
 Video </text:span>
: <text:a xlink:type="simple" xlink:href="https://www.youtube.com/watch" text:style-name="Internet_20_link" text:visited-style-name="Visited_20_Internet_20_Link">
DPSU press service</text:a>
</text:span>
</text:p>
      <text:p text:style-name="P4">
Defense forces of Ukraine, including the State Border Guard Subdivisions, strengthen the control of the flanks near Bakhmut. Once again, border guards of the enemy's focus.</text:p>
      <text:p text:style-name="P4">
*!(https://www.ukrinform.ua/rubric-ato/3731287-na-okolicah-bahmuta-prikordonniki-zneskodili-vorozu-grupu-pihoti.html)“In one of the forest strips, the Rifle Unit <text:a xlink:type="simple" xlink:href="https://www.ukrinform.ua/tag-prikordonniki" text:style-name="Internet_20_link" text:visited-style-name="Visited_20_Internet_20_Link">
Russian troops</text:a>
He equipped with a masked support point. Border guards were interested in the activity of hostile forces in this direction, ”the message reads.</text:p>
      <text:p text:style-name="P4">
Air Intelligence of Border Guards installed the places of shelter and routes of movement of the personal staff of the enemy, and on the found locations they worked mortars.</text:p>
      <text:p text:style-name="P4">
As a result of the firing task, the position of the invaders is destroyed, the loss of live force has been caused - at least three invaders are destroyed, the number of solders will be recognized.</text:p>
      <text:p text:style-name="P4">
As reported by Ukrinform, the Defense Forces of Ukraine from February 24, 2022 to 11th 2023 were eliminated about <text:a xlink:type="simple" xlink:href="https://www.ukrinform.ua/rubric-ato/3734139-zsu-likviduvali-vze-235-020-rosian.html" text:style-name="Internet_20_link" text:visited-style-name="Visited_20_Internet_20_Link">
235 thousand 20 Russian invaders</text:a>
 .</text:p>
      <text:p text:style-name="P4">
News Source: <text:a xlink:type="simple" xlink:href="https://www.ukrinform.ua/rubric-ato/3734484-prikordonniki-znisili-opornij-punkt-rosian-bila-bahmuta.html" text:style-name="Internet_20_link" text:visited-style-name="Visited_20_Internet_20_Link">
https://www.ukrinform.ua/rubric-ato/3734484-prikordonniki-znisili-opornij-punkt-rosian-bila-bahmuta.html</text:a>
</text:p>
      <!--NEWS-->
      <text:h text:style-name="P10" text:outline-level="1">
<text:span text:style-name="T4">
The first UEFA Champions League qualifying round started</text:span>
</text:h>
      <text:p text:style-name="P4">
Authors: Ukrinform (Person)</text:p>
      <text:p text:style-name="P4">
Publisher: Укринформ (Organization)</text:p>
      <text:p text:style-name="P4">
Published Time: 2023-07-11T18:48:42+03:00</text:p>
      <text:p text:style-name="P4">
Modified Time: 2023-07-11T23:48:42+03:00</text:p>
      <text:p text:style-name="P4">
Description: In the UEFA Champions League, 10 out of 15 matches of the first qualifying round. - Ukrinform.</text:p>
      <text:p text:style-name="P4">
Images: ['<text:a xlink:type="simple" xlink:href="https://static.ukrinform.com/photos/2023_07/thumb_files/630_360_1689107477-178.jpeg" text:style-name="Internet_20_link" text:visited-style-name="Visited_20_Internet_20_Link">
630_360_16891...</text:a>
']</text:p>
      <text:p text:style-name="P4">
Tags: ['Футбол', 'Ліга чемпіонів', 'УЄФА']</text:p>
      <text:p text:style-name="P4">
Type: Article</text:p>
      <!--METADATA-->
      <text:p text:style-name="P4">
<draw:frame draw:style-name="fr1" draw:name="Image154" text:anchor-type="as-char" svg:width="6.9236in" svg:height="3.956343in" draw:z-index="0">
<draw:image xlink:href="../Images/yкринформ/2023-07-11T18-48-42-03-00/630_360_1689107477-178.jpeg" xlink:type="simple" xlink:show="embed" xlink:actuate="onLoad" draw:mime-type="image/jpeg"/>
</draw:frame>
The UEFA Lizichampions passed 10 out of 15 matches of the first qualifying operation.</text:p>
      <text:p text:style-name="P4">
Polish champion "Rakov" thanks to the goal of the Ukrainian Vladislav Kochergin in the 54 -and -minimum at home minimally beat the Estonian team "Flora" from Tallinn - 1: 0, Ukrinform reports.</text:p>
      <text:p text:style-name="P4">
The representative of Bulgaria "Ludogorets" of the Ukrainian Central Beck Igor Plastun, who played this game on the bench, gave way to Baulkani's departure(Kosovo)-0: 2.</text:p>
      <text:p text:style-name="P4">
_Resses matches Tuesday: _</text:p>
      <text:p text:style-name="P4">
Urarta(Armenia)- "Zerinsky"(Bosnia and Herzegovina)- 0: 1</text:p>
      <text:p text:style-name="P4">
Lincoln Redsmps(Gibraltar)- «Karabach»(Azerbaijan)- 1: 2</text:p>
      <text:p text:style-name="P4">
“SHURDGRISS”(Lithuania)- «Struga»(Northern Macedonia)- 0: 0:</text:p>
      <text:p text:style-name="P4">
"Olympia"(Lublyana, Slovenia)- “Valmiore”(Latvia)- 2: 1</text:p>
      <text:p text:style-name="P4">
"Rakuv"(Poland)- «Flora»(Estonia)- 1: 0</text:p>
      <text:p text:style-name="P4">
«Hamrun»(Malta)- “McCabi”(Haifa, Israel)- 0: 4</text:p>
      <text:p text:style-name="P4">
Bulkani(Kosovo)- «Ludogorets»(Bulgaria)- 2: 0</text:p>
      <text:p text:style-name="P4">
“Klakswick”(Faroe Islands)- «Ferencvaros»(Hungary)- 0: 0:</text:p>
      <text:p text:style-name="P4">
“Guerrilla”(Albania)- Bat(Belarus)- 1: 1</text:p>
      <text:p text:style-name="P4">
«Shemen Rovers»(Ireland)- “Bradablik”(Iceland)- 0: 1.</text:p>
      <text:p text:style-name="P4">
On Wednesday, July 12, play: Astana FC(Kazakhstan)- «Dynamo»(Tbilisi, Georgia). Hick(Finland)- «Larn»(Northern Ireland), «Heken»(Sweden)-"New Silents"(Vels). "Farul"(Constanta, Romania)- «Sheriff»(Moldova), "Slovan"(Bratislava, Slovakia)- «Esperrange»(Luxembourg).</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We will remind, the Vice-Champion of Ukraine "Dnipro-1" will start a speech from the second selection round, where he will meet with the Greek "Panatinaikos"(July 25/26 August 1/2).</text:p>
      <text:p text:style-name="P4">
Донецький «Шахтар» стартує у груповому раунді Ліги чемпіонів.</text:p>
      <text:p text:style-name="P4">
Фото: rakowczestochowa.</text:p>
      <text:p text:style-name="P4">
News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The result of certification by Russian occupants of teenagers is a military account - a human rights activist</text:span>
</text:h>
      <text:p text:style-name="P4">
Authors: Ukrinform (Person)</text:p>
      <text:p text:style-name="P4">
Publisher: Укринформ (Organization)</text:p>
      <text:p text:style-name="P4">
Published Time: 2023-07-11T18:51:27+03:00</text:p>
      <text:p text:style-name="P4">
Modified Time: 2023-07-11T18:51:27+03:00</text:p>
      <text:p text:style-name="P4">
Description: There can be no accusations of collaboration when receiving a passport of the Russian Federation in the occupied territories, since such actions are not spelled out in the Criminal Code of Ukraine. At the same time, one of the consequences of obtaining such a document is to take military accounting in the Russian Federation.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Правозахисники', 'Росія']</text:p>
      <text:p text:style-name="P4">
Type: Article</text:p>
      <!--METADATA-->
      <text:p text:style-name="P4">
<draw:frame draw:style-name="fr1" draw:name="Image155" text:anchor-type="as-char" svg:width="6.9236in" svg:height="3.956343in" draw:z-index="0">
<draw:image xlink:href="../Images/yкринформ/2023-07-11T18-51-27-03-00/630_360_1649607686-819.png" xlink:type="simple" xlink:show="embed" xlink:actuate="onLoad" draw:mime-type="image/png"/>
</draw:frame>
The accusations of collaborationism upon receipt of a passport of the Russian Federation by teenagers of nailed territories can not be, since the Criminal Code of Ukraine is not spelled out. At the same time, one of the consequences of obtaining such a document is to take military accounting in the Russian Federation.</text:p>
      <text:p text:style-name="P4">
Thus, the Director of Advocacy of the ZMINA Human Rights Center, which is a part of the pre -Collection "Ukraine. Five in the morning", Alona Lunova commented <text:a xlink:type="simple" xlink:href="https://ukr.radio/news.html" text:style-name="Internet_20_link" text:visited-style-name="Visited_20_Internet_20_Link">
Ukrainian Radio</text:a>
The fact that in the occupied territories for receiving passports of the Russian Federation 14-year-old teenagers Russia promises "payment of mattern capital", Ukrinform reports.</text:p>
      <text:p text:style-name="P4">
"This is another perverted step of the Russian Federation to make as much Ukrainian citizens as possible by passports <text:a xlink:type="simple" xlink:href="https://www.ukrinform.ua/tag-rosia" text:style-name="Internet_20_link" text:visited-style-name="Visited_20_Internet_20_Link">
Russian Federation</text:a>
. It is a purposeful state policy of the RFCU moment of occupation of Crimea, which is implemented in various forms and after November 24, 2022. However, it was not yet that Ukrainians would stimulate money to hold Russian passports. Apparently, at the rate of certification at the occupying territory they planned, everything is very bad. In particular, it is the Zaporizhzhia and Kherson regions, "Lunova said.</text:p>
      <text:p text:style-name="P4">
According to the expert, it is difficult to say that the Russians mean the reinforcement of "maternal capital": "Before that he was reserved - it was a form of support of families at birth of another child. Mother capital was taken to a certain age of the child and then issued, in particular, immediately, in particular, For example, for the purchase of housing. What is maternal capital to receive a passport of a Russian citizen is not clear. So far, I have not found such short stories in Russian prosecuting. It may be about something specific for the Opened territories to implement a compulsory policy of conversion of Russian nationality by any methods, including material incentives. "The Director for Advocacy of the ZMINA Human Rights Center also considered how to act as a child if she is against receiving Russian citizenship, and her parents - for: "This is a difficult question, because a child who was in the occupied territory depends on his parents. It is obvious that Russian The authorities can and force passports to receive, because we have already seen the Russian Federation forced parents to receive a passport for a child to get a document on education. It is also a question of any financial assistance, medical care. The Russian Federation creates conditions for the passport to be forced. They have taken such a passport for their child, for Ukraine this citizen is still a citizen of Ukraine. Therefore, if this passport is present, he does not mean anything to the Ukrainian state. "</text:p>
      <text:p text:style-name="P4">
At the same time, according to the expert, the change of citizenship of children in occupied territories is a war crime. "If someone forced children to change it, the tones, of course, cannot be accused of a war crime. But it should be understood that when the family lives in the occupied territory, then parents understand that if their child does not take a Russian passport, they will be persecuted with teenagers with teenagers Berdyansk Nikita and Tigran. They were 16 years old, they were killed by the occupiers. And after that, mass inspections of children in the occupied territories began, because the occupiers realized that children could be a source of resistance. The position, not to make a target for the invaders, "Lunova said.</text:p>
      <text:p text:style-name="P4">
The only serious protection against forced certification, she told, remains departure from the occupied territory: "It is possible not to take the Russian passport, but in the Russian Federation the legislation was changed, which for the occupied territories provides such a concept, a procedure in which a person who lives and did not take it Passport of the Russian Federation will have to get a documentary once. Therefore, they create the conditions under which you either take the Russian passport, or then you will take a residence permit. Therefore, here you also need to be aware that from pressure, persecution, direct coercion with the use of physical violence can only be saved You are not in this territory. If it is impossible to attend the certification, it is necessary to decide: either take a passport, alabuts with conscious negative consequences that can be, or make a decision to leave, " - summed up Lunova.It was reported that earlier the Human Rights Commissioner Dmitry Lubinets <text:a xlink:type="simple" xlink:href="https://www.ukrinform.ua/rubric-society/3728220-lubinec-mi-ne-mozemo-karati-ludej-lise-za-naavnist-pasporta-rf.html" text:style-name="Internet_20_link" text:visited-style-name="Visited_20_Internet_20_Link">
declared</text:a>
that citizens cannot be punished for having a Russian passport - punishment must be applied for specific actions.</text:p>
      <text:p text:style-name="P4">
News Source: <text:a xlink:type="simple" xlink:href="https://www.ukrinform.ua/rubric-society/3734487-naslidkom-pasportizacii-rosijskimi-okupantami-pidlitkiv-e-vijskovij-oblik-pravozahisnica.html" text:style-name="Internet_20_link" text:visited-style-name="Visited_20_Internet_20_Link">
https://www.ukrinform.ua/rubric-society/3734487-naslidkom-pasportizacii-rosijskimi-okupantami-pidlitkiv-e-vijskovij-oblik-pravozahisnica.html</text:a>
</text:p>
      <!--NEWS-->
      <text:h text:style-name="P10" text:outline-level="1">
<text:span text:style-name="T4">
The coalition for training Ukrainian pilots F-16 is formed-Reznikov</text:span>
</text:h>
      <text:p text:style-name="P4">
Authors: Ukrinform (Person)</text:p>
      <text:p text:style-name="P4">
Publisher: Укринформ (Organization)</text:p>
      <text:p text:style-name="P4">
Published Time: 2023-07-11T18:58:00+03:00</text:p>
      <text:p text:style-name="P4">
Modified Time: 2023-07-11T18:58:00+03:00</text:p>
      <text:p text:style-name="P4">
Description: The coalition for the training of Ukrainian pilots on F-16 aircraft is officially formed, it includes 11 countries. - Ukrinform.</text:p>
      <text:p text:style-name="P4">
Images: ['<text:a xlink:type="simple" xlink:href="https://static.ukrinform.com/photos/2023_05/thumb_files/630_360_1684304104-888.jpg" text:style-name="Internet_20_link" text:visited-style-name="Visited_20_Internet_20_Link">
630_360_16843...</text:a>
']</text:p>
      <text:p text:style-name="P4">
Tags: ['Україна', 'Брезнік', 'Винищувач', 'Війна з Росією']</text:p>
      <text:p text:style-name="P4">
Type: Article</text:p>
      <!--METADATA-->
      <text:p text:style-name="P4">
<draw:frame draw:style-name="fr1" draw:name="Image156" text:anchor-type="as-char" svg:width="6.9236in" svg:height="3.956343in" draw:z-index="0">
<draw:image xlink:href="../Images/yкринформ/2023-07-11T18-58-00-03-00/630_360_1684304104-888.jpg" xlink:type="simple" xlink:show="embed" xlink:actuate="onLoad" draw:mime-type="image/jpeg"/>
</draw:frame>
The coalition of Ukrainian pilots on F-16 aircraft was officially formed, and 11 countries have been formed.</text:p>
      <text:p text:style-name="P4">
This was reported by the Minister of Defense of Ukraine Alexei Reznikov in <text:a xlink:type="simple" xlink:href="https://twitter.com/oleksiireznikov/status/1678783312137953282" text:style-name="Internet_20_link" text:visited-style-name="Visited_20_Internet_20_Link">
Twitter</text:a>
, reports Ukrinform.</text:p>
      <text:p text:style-name="P4">
"Officially: a coalition for the preparation of the pilots of the Air Force of Ukraine on the F-16!Today 11 partner states and Ukraine have signed a Memorandum for the definition of Mitumov. I am especially grateful to Denmark and the Netherlands for their outstanding leadership in this process," Reznikov said.</text:p>
      <text:p text:style-name="P4">
According to him, pilots, as well as staff who will serve planes in the future, will participate in the exercises.</text:p>
      <text:p text:style-name="P4">
It provides the possibility of inclusion in the training program of other types of shifts.</text:p>
      <text:p text:style-name="P4">
"The coalition is ready to consider other ways to give Ukraine fully functional capabilities of the F -16," Reznikov added.</text:p>
      <text:p text:style-name="P4">
He thanked his decision to colleagues from Denmark, the Netherlands, Belgium, Canada, Luxembourg, Norway, Poland, Portugal, Romania, Sweden and Great Britain.</text:p>
      <text:p text:style-name="P4">
<text:span text:style-name="T4">
 Read also: </text:span>
 <text:a xlink:type="simple" xlink:href="https://www.ukrinform.ua/rubric-world/3732695-rumunia-planue-vidkriti-centr-iz-navcanna-pilotiv-f16.html" text:style-name="Internet_20_link" text:visited-style-name="Visited_20_Internet_20_Link">
Romania plans to open the F-16 pilot training center</text:a>
As it was reported, the Ambassador of Ukraine in the United Kingdom Vadim Prystayko <text:a xlink:type="simple" xlink:href="https://www.ukrinform.ua/rubric-ato/3734467-navcanna-pilotiv-zsu-u-britanii-rozpocnetsa-naprikinci-lipna-abo-na-pocatku-serpna-pristajko.html" text:style-name="Internet_20_link" text:visited-style-name="Visited_20_Internet_20_Link">
declared</text:a>
that the first 20 Ukrainian pilots will begin training at Western fighters in Great Britain in late July - early August.</text:p>
      <text:p text:style-name="P4">
<text:span text:style-name="T5">
Foto: Wikimedia Commons / Thomas meneguin</text:span>
</text:p>
      <text:p text:style-name="P4">
News Source: <text:a xlink:type="simple" xlink:href="https://www.ukrinform.ua/rubric-ato/3734488-koalicia-z-navcanna-ukrainskih-pilotiv-f16-sformovana-reznikov.html" text:style-name="Internet_20_link" text:visited-style-name="Visited_20_Internet_20_Link">
https://www.ukrinform.ua/rubric-ato/3734488-koalicia-z-navcanna-ukrainskih-pilotiv-f16-sformovana-reznikov.html</text:a>
</text:p>
      <!--NEWS-->
      <text:h text:style-name="P10" text:outline-level="1">
<text:span text:style-name="T4">
The Ministry of Finance has placed the T -bills for ₴ 13.66 billion</text:span>
</text:h>
      <text:p text:style-name="P4">
Authors: Ukrinform (Person)</text:p>
      <text:p text:style-name="P4">
Publisher: Укринформ (Organization)</text:p>
      <text:p text:style-name="P4">
Published Time: 2023-07-11T19:02:00+03:00</text:p>
      <text:p text:style-name="P4">
Modified Time: 2023-07-11T19:02:00+03:00</text:p>
      <text:p text:style-name="P4">
Description: On July 11, the Ministry of Finance on July 11 at the State Budget Bonds (T -bills) attracted ₴ 13.66 billion in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 'Уряд']</text:p>
      <text:p text:style-name="P4">
Type: Article</text:p>
      <!--METADATA-->
      <text:p text:style-name="P4">
<draw:frame draw:style-name="fr1" draw:name="Image157" text:anchor-type="as-char" svg:width="6.9236in" svg:height="3.956343in" draw:z-index="0">
<draw:image xlink:href="../Images/yкринформ/2023-07-11T19-02-00-03-00/630_360_1550144984-323.jpg" xlink:type="simple" xlink:show="embed" xlink:actuate="onLoad" draw:mime-type="image/jpeg"/>
</draw:frame>
Ministry of Finance on July 11 at auction for the placement of internal government loan bonds(Towels)It attracted ₴ 13.66 billion in the state budget.</text:p>
      <text:p text:style-name="P4">
According to Ukrinform, the Ministry of Finance's press service in [] reports(https://www.facebook.com/minfin.gov.ua/posts/pfbid0Fceun72oXiW2WuGrTg86cagNDAWwsktRaW7Bgoedppxd8ChYfsWpRSJDepdwWY35l)<text:a xlink:type="simple" xlink:href="https://www.facebook.com/minfin.gov.ua/posts/pfbid0Fceun72oXiW2WuGrTg86cagNDAWwsktRaW7Bgoedppxd8ChYfsWpRSJDepdwWY35l" text:style-name="Internet_20_link" text:visited-style-name="Visited_20_Internet_20_Link">
Facebook</text:a>
<text:a xlink:type="simple" xlink:href="https://www.facebook.com/minfin.gov.ua/posts/pfbid0Fceun72oXiW2WuGrTg86cagNDAWwsktRaW7Bgoedppxd8ChYfsWpRSJDepdwWY35l" text:style-name="Internet_20_link" text:visited-style-name="Visited_20_Internet_20_Link">
 .</text:a>
</text:p>
      <text:p text:style-name="P4">
"<text:a xlink:type="simple" xlink:href="https://www.ukrinform.ua/tag-minfin" text:style-name="Internet_20_link" text:visited-style-name="Visited_20_Internet_20_Link">
Ministry of Finance</text:a>
He attracted UAH 13.66 billion in the auction today, " - the message reads.</text:p>
      <text:p text:style-name="P4">
The Ministry of Finance offered investors the hryvnia of the T -bills: UAH 8.7 billion at UAH 18%; UAH 136 million at UAH 18.3%, UAH 1.09 billion at 19.1%and UAH 3.69 billion at UAH 19.75%.</text:p>
      <text:p text:style-name="P4">
<text:span text:style-name="T4">
 Read also: </text:span>
 [this year, thanks to <text:span text:style-name="T4">
 T -bills </text:span>
 more than ₴ 293 milliors - National Bank] have been brought to the budget](https://www.ukrinform.ua/rubric-economy/3731950-cogoric-zavdaki-ovdp-do-budzetu-zalucili-ponad-293-milardi-nacbank.html)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 According to the Prime Minister of Ukraine Denis Shmigal, almost UAH 600 billion was obtained.</text:p>
      <text:p text:style-name="P4">
News Source: <text:a xlink:type="simple" xlink:href="https://www.ukrinform.ua/rubric-economy/3734490-minfin-rozmistiv-ovdp-majze-na-1366-milarda.html" text:style-name="Internet_20_link" text:visited-style-name="Visited_20_Internet_20_Link">
https://www.ukrinform.ua/rubric-economy/3734490-minfin-rozmistiv-ovdp-majze-na-1366-milarda.html</text:a>
</text:p>
      <!--NEWS-->
      <text:h text:style-name="P10" text:outline-level="1">
<text:span text:style-name="T4">
Zelensky in Vilnius: NATO will give Ukraine security, Ukraine will make NATO stronger</text:span>
</text:h>
      <text:p text:style-name="P4">
Authors: Ukrinform (Person)</text:p>
      <text:p text:style-name="P4">
Publisher: Укринформ (Organization)</text:p>
      <text:p text:style-name="P4">
Published Time: 2023-07-11T19:05:00+03:00</text:p>
      <text:p text:style-name="P4">
Modified Time: 2023-07-11T19:05:00+03:00</text:p>
      <text:p text:style-name="P4">
Description: The North Atlantic Alliance will give Ukraine security, Ukraine will make NATO stronger. - Ukrinform.</text:p>
      <text:p text:style-name="P4">
Images: ['<text:a xlink:type="simple" xlink:href="https://static.ukrinform.com/photos/2023_05/thumb_files/630_360_1685379837-541.png" text:style-name="Internet_20_link" text:visited-style-name="Visited_20_Internet_20_Link">
630_360_16853...</text:a>
']</text:p>
      <text:p text:style-name="P4">
Tags: ['НАТО', 'Саміт НАТО', 'Зеленський', 'Війна з Росією']</text:p>
      <text:p text:style-name="P4">
Type: Article</text:p>
      <!--METADATA-->
      <text:p text:style-name="P4">
<draw:frame draw:style-name="fr1" draw:name="Image159" text:anchor-type="as-char" svg:width="6.9236in" svg:height="3.956343in" draw:z-index="0">
<draw:image xlink:href="../Images/yкринформ/2023-07-11T19-05-00-03-00/630_360_1685379837-541.png" xlink:type="simple" xlink:show="embed" xlink:actuate="onLoad" draw:mime-type="image/png"/>
</draw:frame>
The North Atlantic Alliance will give Ukraine safety, Ukraine will make it more natively.</text:p>
      <text:p text:style-name="P4">
President of Ukraine Volodymyr Zelensky, Ukrinform, reported this during a speech in Vilnius in support of the movement of Ukraine in Ukraine.</text:p>
      <text:p text:style-name="P4">
“NATO will give Ukraine security. Ukraine will make NATO stronger, ”said <text:a xlink:type="simple" xlink:href="https://www.ukrinform.ua/tag-zelenskij" text:style-name="Internet_20_link" text:visited-style-name="Visited_20_Internet_20_Link">
Zelensky</text:a>
.</text:p>
      <text:p text:style-name="P4">
The President noted that today he came to Vilnius with faith in a decision, a beast with partners, with a faith in a strong NATO, in NATO, which does not doubt, does not get time and does not look at any aggressor.</text:p>
      <text:p text:style-name="P4">
“I would like this faith to be confident in the solution that we are well -awaited and awaiting our warrior, every citizen of our citizen, each of our children, every child. Is this a lot of desire? ” Zelensky added.</text:p>
      <text:p text:style-name="P4">
<text:span text:style-name="T4">
 Read also: </text:span>
 [Ukraine will be invited to <text:span text:style-name="T4">
 NATO </text:span>
 without MAP, but after comply(https://www.ukrinform.ua/rubric-polytics/3734464-ukrainu-zaprosat-do-nato-bez-pdc-ale-pisla-vikonanna-vimog-stoltenberg.html)Ukrinform will train the full text of the President of Ukraine.</text:p>
      <text:p text:style-name="P4">
_<text:span text:style-name="T4">
Glory to Ukraine!</text:span>
 _</text:p>
      <text:p text:style-name="P4">
_ <text:span text:style-name="T4">
 as home. Very nice.</text:span>
 _</text:p>
      <text:p text:style-name="P4">
_ <text:span text:style-name="T4">
 Thanks Lithuania, thank you very much. </text:span>
 _</text:p>
      <text:p text:style-name="P4">
I do not know your language, I will speak Ukrainian - the language of our heroes and warriors.</text:p>
      <text:p text:style-name="P4">
Of course, there will be a translation into your native language.</text:p>
      <text:p text:style-name="P4">
Vilnius, great honor to be here!I congratulate you!</text:p>
      <text:p text:style-name="P4">
Congratulations and thank you!Everyone and each of you!</text:p>
      <text:p text:style-name="P4">
Here, in Vilnius, we see the progress of Europe. Here people know what safety is and how to achieve it. And they know that security is with Ukraine.</text:p>
      <text:p text:style-name="P4">
I am grateful to you, Vilnius, and all Lithuanian cities and communities for every call for Ukraine's support, for the shelter for our people who, here, at home, have been saved from hostilities ... Thank you!</text:p>
      <text:p text:style-name="P4">
Thank you for your help for our defense, for your clear, honest and important - a mock position on the invitation of Ukraine to NATO. The Ukrainian flags of Nalitovsky streets are clearly proving - we are already allies, and Ukraine will protect our own, and your freedom!And never, never and no one can look at Namusvus!</text:p>
      <text:p text:style-name="P4">
I want to thank you. I thank you, Gitanas!You always help us very much. Thank you, Mr. Chest!And thank you all on the square now!Although the Ukrainian flag is pierced with bullets, but alive, proud and free, - marks that every flag of the nations of Europe will be alive, proud and free. There Bakhmut's Vruins, Russian ambitions will remain in the fields of other battles in Ukraine. And not Ukraine or someone else in our Europe, namely they, Russian invading ambitions, will be in ruins.</text:p>
      <text:p text:style-name="P4">
Today I went here with faith in a decision, with faith with partners, a beast in a strong NATO. In NATO, which has no doubt, does not lose time and does not not be in mind on any aggressor ... And I would like this faith to be confident-confidence in the decisions we deserve-we all deserve, and some of our warrior, every ours Citizen, every mother, every nasaditin. And is it a lot of desire?</text:p>
      <text:p text:style-name="P4">
<text:span text:style-name="T4">
 NATO will give Ukraine security. Ukraine will make the Alliance stronger </text:span>
</text:p>
      <text:p text:style-name="P4">
_ <text:span text:style-name="T4">
 Shlovier cut, </text:span>
 _</text:p>
      <text:p text:style-name="P4">
_ <text:span text:style-name="T4">
 Schlovier fly </text:span>
 _ _ <text:span text:style-name="T4">
!</text:span>
 _</text:p>
      <text:p text:style-name="P4">
According to Ukrinform, the NATO summit takes place on July 11-12 in the capital of Lithuania. Invert to Vilnius also <text:a xlink:type="simple" xlink:href="https://www.ukrinform.ua/rubric-polytics/3734398-zelenskij-pribuv-do-vilnusa.html" text:style-name="Internet_20_link" text:visited-style-name="Visited_20_Internet_20_Link">
President Volodymyr Zelenskyy arrived</text:a>
.</text:p>
      <text:p text:style-name="P4">
<text:span text:style-name="T5">
Foto: op</text:span>
</text:p>
      <text:p text:style-name="P4">
News Source: <text:a xlink:type="simple" xlink:href="https://www.ukrinform.ua/rubric-polytics/3734492-zelenskij-u-vilnusi-nato-dast-ukraini-bezpeku-ukraina-zrobit-nato-silnisim.html" text:style-name="Internet_20_link" text:visited-style-name="Visited_20_Internet_20_Link">
https://www.ukrinform.ua/rubric-polytics/3734492-zelenskij-u-vilnusi-nato-dast-ukraini-bezpeku-ukraina-zrobit-nato-silnisim.html</text:a>
</text:p>
      <!--NEWS-->
      <text:h text:style-name="P10" text:outline-level="1">
<text:span text:style-name="T4">
The Junior Judo National Team will perform at the Austrian stage of the European Cup</text:span>
</text:h>
      <text:p text:style-name="P4">
Authors: Ukrinform (Person)</text:p>
      <text:p text:style-name="P4">
Publisher: Укринформ (Organization)</text:p>
      <text:p text:style-name="P4">
Published Time: 2023-07-11T19:05:18+03:00</text:p>
      <text:p text:style-name="P4">
Modified Time: 2023-07-11T19:05:18+03:00</text:p>
      <text:p text:style-name="P4">
Description: On July 15-16, the next stage of the open Judo Cup will take place in Graza (Austria) on July 15-16. - Ukrinform.</text:p>
      <text:p text:style-name="P4">
Images: ['<text:a xlink:type="simple" xlink:href="https://static.ukrinform.com/photos/2023_06/thumb_files/630_360_1687165878-965.jpg" text:style-name="Internet_20_link" text:visited-style-name="Visited_20_Internet_20_Link">
630_360_16871...</text:a>
']</text:p>
      <text:p text:style-name="P4">
Tags: ['Дзюдо']</text:p>
      <text:p text:style-name="P4">
Type: Article</text:p>
      <!--METADATA-->
      <text:p text:style-name="P4">
<draw:frame draw:style-name="fr1" draw:name="Image160" text:anchor-type="as-char" svg:width="6.9236in" svg:height="3.956343in" draw:z-index="0">
<draw:image xlink:href="../Images/yкринформ/2023-07-11T19-05-18-03-00/630_360_1687165878-965.jpg" xlink:type="simple" xlink:show="embed" xlink:actuate="onLoad" draw:mime-type="image/jpeg"/>
</draw:frame>
In the grace(Austria)On July 15-16, the next stage of the open European Cup will take place among juniors.</text:p>
      <text:p text:style-name="P4">
As the official [site] informs(https://www.ijf.org/competition/2490)International Judo Federation(IJF), 453 athletes from 28-Ukrainian world will perform at the tournament, Ukrinform reports.</text:p>
      <text:p text:style-name="P4">
The national team of Ukraine will be represented by 12 judoists: ten boys and two girls.</text:p>
      <text:p text:style-name="P4">
The tournament in Austria will be held without the participation of representatives of Russia and Belarus.</text:p>
      <text:p text:style-name="P4">
<text:span text:style-name="T4">
 Read also: </text:span>
 <text:a xlink:type="simple" xlink:href="https://www.ukrinform.ua/rubric-sports/3730218-sport2023-kalendar-golovnih-podij-lipna.html" text:style-name="Internet_20_link" text:visited-style-name="Visited_20_Internet_20_Link">
Sport-2023. Calendar of the main events of July</text:a>
The next stage of European Cup among juniors will take place on July 29-30 in Berlin(Germany).</text:p>
      <text:p text:style-name="P4">
Фото: ukrainejudo.com.</text:p>
      <text:p text:style-name="P4">
News Source: <text:a xlink:type="simple" xlink:href="https://www.ukrinform.ua/rubric-sports/3734491-uniorska-zbirna-ukraini-z-dzudo-vistupit-na-avstrijskomu-etapi-kubka-evropi.html" text:style-name="Internet_20_link" text:visited-style-name="Visited_20_Internet_20_Link">
https://www.ukrinform.ua/rubric-sports/3734491-uniorska-zbirna-ukraini-z-dzudo-vistupit-na-avstrijskomu-etapi-kubka-evropi.html</text:a>
</text:p>
      <!--NEWS-->
      <text:h text:style-name="P10" text:outline-level="1">
<text:span text:style-name="T4">
In five directions per day there were 17 clashes, heavy fights continue</text:span>
</text:h>
      <text:p text:style-name="P4">
Authors: Ukrinform (Person)</text:p>
      <text:p text:style-name="P4">
Publisher: Укринформ (Organization)</text:p>
      <text:p text:style-name="P4">
Published Time: 2023-07-11T19:08:00+03:00</text:p>
      <text:p text:style-name="P4">
Modified Time: 2023-07-11T19:08:00+03:00</text:p>
      <text:p text:style-name="P4">
Description: There were heavy battles on Kupyansk, Lyman, Bakhmut, Avdiiv and Mariinsky, and 17 combat clashes took place during the day. - Ukrinform.</text:p>
      <text:p text:style-name="P4">
Images: ['<text:a xlink:type="simple" xlink:href="https://static.ukrinform.com/photos/2023_06/thumb_files/630_360_1688011823-416.jpg" text:style-name="Internet_20_link" text:visited-style-name="Visited_20_Internet_20_Link">
630_360_16880...</text:a>
']</text:p>
      <text:p text:style-name="P4">
Tags: ['Генштаб', 'ЗСУ', 'Російські військові', 'Війна з Росією', '#stoprussia']</text:p>
      <text:p text:style-name="P4">
Type: Article</text:p>
      <!--METADATA-->
      <text:p text:style-name="P4">
<draw:frame draw:style-name="fr1" draw:name="Image161" text:anchor-type="as-char" svg:width="6.9236in" svg:height="3.956343in" draw:z-index="0">
<draw:image xlink:href="../Images/yкринформ/2023-07-11T19-08-00-03-00/630_360_1688011823-416.jpg" xlink:type="simple" xlink:show="embed" xlink:actuate="onLoad" draw:mime-type="image/jpeg"/>
</draw:frame>
The Nazupyansky, Lyman, Bakhmut, Avdiivsky and Marinskaya Napryamki continue the heavy battles, and 17 combat clashes took place during the day.</text:p>
      <text:p text:style-name="P4">
The General Staff of the Armed Forces of Ukraine reported this on <text:a xlink:type="simple" xlink:href="https://www.facebook.com/GeneralStaff.ua/posts/pfbid02tcdcRJg4Zf5W7i4MQBZ1r7JbN2J9ee4pYNE9k1d2BjdunSdQiPpSp83yESaYTqEVl" text:style-name="Internet_20_link" text:visited-style-name="Visited_20_Internet_20_Link">
Facebook</text:a>
Having published the prompt information as of 18:00 Tuesday, July 11, Ukrinform reports.</text:p>
      <text:p text:style-name="P4">
As it is noted, in the mentioned directions Russian invaders focus basic efforts.</text:p>
      <text:p text:style-name="P4">
During the day, the Russians attacked Ukraine by shock drones of Iranian production type. A total of 28 drones-Kamikadze was involved. As a result of successful combat work, the Ukrainian air defense destroyed 26 shock UAVs and two reconnaissance drones of Zala.</text:p>
      <text:p text:style-name="P4">
Also, the enemy made 54 aircraft blows and made 38 shelling of rocket launchers on positions <text:a xlink:type="simple" xlink:href="https://www.ukrinform.ua/tag-zsu" text:style-name="Internet_20_link" text:visited-style-name="Visited_20_Internet_20_Link">
Armed Forces</text:a>
and settlements. In addition to the destroyed infrastructure, peacekeepers were injured.</text:p>
      <text:p text:style-name="P4">
The likelihood of rocket and aviation strikes throughout Ukraine is high.</text:p>
      <text:p text:style-name="P4">
On <text:span text:style-name="T4">
 Volynskyi </text:span>
 and <text:span text:style-name="T4">
 Polissya </text:span>
 directions operational situation of non -significant changes. No signs of formation of offensive groups were detected. The defined units of the Armed Forces of Belarus perform tasks in border areas with Ukraine.</text:p>
      <text:p text:style-name="P4">
<text:span text:style-name="T4">
 Read also: </text:span>
 <text:a xlink:type="simple" xlink:href="https://www.ukrinform.ua/rubric-ato/3734345-sbu-zatrimala-agenta-rf-akij-hotiv-zirvati-ukrainskij-kontrnastup-pid-bahmutom.html" text:style-name="Internet_20_link" text:visited-style-name="Visited_20_Internet_20_Link">
SBU detained the Russian agent who wanted to disrupt Ukrainian <text:span text:style-name="T4">
 counter -offensive </text:span>
 under Bakhmut</text:a>
On <text:span text:style-name="T4">
 Siverskyi </text:span>
 and <text:span text:style-name="T4">
 Slobozhansky </text:span>
 the enemy retains military adventure. During the day he struck an aviation strike in the Volfino region. He made mortar and artillery shelling of more than 15 painted points. In particular, these are Karpovichi, Chernihiv region; The Romashkovesum region and the Sagittarius, the Veterinary and the Sotnitsky Cossack in Kharkiv region.</text:p>
      <text:p text:style-name="P4">
On <text:span text:style-name="T4">
 Kupyansky </text:span>
 the Armed Forces direction is steadily defined. The enemy's artillery imminometric shellings were the first, Kamianka, two -year, Western, Masutivka, Kharkiv region.</text:p>
      <text:p text:style-name="P4">
On <text:span text:style-name="T4">
 Lymansky </text:span>
 the direction of the Russians followed unsuccessful offensives in the Cheesely Donetsk region. Artillery shelling of the Nevskoye, Bigorivka of Luhansk region and Torke, Verkhozamonsk and Vesele Donetsk region.<text:span text:style-name="T4">
 Read also: </text:span>
 <text:a xlink:type="simple" xlink:href="https://www.ukrinform.ua/rubric-ato/3734326-zsu-vidbili-sprobu-rosijskih-vijsk-prorvatisa-v-rajoni-bahmuta-sirskij.html" text:style-name="Internet_20_link" text:visited-style-name="Visited_20_Internet_20_Link">
Syrsky showed how <text:span text:style-name="T4">
 the Armed Forces </text:span>
 broke Russians in the Bakhmut district</text:a>
At the <text:span text:style-name="T4">
 Avdiivsky </text:span>
 the direction of defense forces continue to restrain the Nutprose troops in the areas of Avdiivka, Pervomaisky and Nevelsky. Vorozhavavvod was a aviation strike in the city of Avdiivka. At the same time, the invaders of more than 10 settlements, including Tsaavdiivka, Berdychi and Nevelskoye of Donetsk region, were invaded.</text:p>
      <text:p text:style-name="P4">
On <text:span text:style-name="T4">
 Marinski </text:span>
 the direction, under the hostile fire of artillery, Ukrainian respects reflected all attacks in the areas of Porosda, Novomikhailovkat Marinka. The enemy fired at more than 10 settlements, among them Kokostyantynivka, Marinka and Elizabeth of Donetsk region.</text:p>
      <text:p text:style-name="P4">
On <text:span text:style-name="T4">
 Shakhtarsky </text:span>
 the enemy conducted unsuccessful offensive actions in the area of the faithful. He struck aviation strikes near Snadnoye and Makarivka. The healing of the pointed points of the coal, the fertile, the Great Novosilka, the Water and the Golden of Naudononetsk region.</text:p>
      <text:p text:style-name="P4">
On <text:span text:style-name="T4">
 Zaporizhzhia </text:span>
 and <text:span text:style-name="T4">
 Kherson </text:span>
 the directions of the Russians concentrate the main stations on preventing the further promotion of the Armed Forces. The enemy was inflicted by aviation -hazards in the area of the settlements of Mala Tokmachka of Zaporizhzhya region and gold duty of the Kherson region. Made artillery shelling of more than 25 populated points, including Gulyaypole, Gulyaypil, Railway, Olgivskayzapozhye region; Cossack, Lviv, engineering, Tokarivka of the Kherson region and the city of Kherson, as well as Dniprovskoye, Dmitrovka and Ivanivka. At the same time, the forces of Ukraine's defense continue to conduct the offensive operation in the Melitopol and Berdyansk directions, enshrined in the faded borders, and carry out measures of counter -battery struggle.</text:p>
      <text:p text:style-name="P4">
<text:span text:style-name="T4">
 Read also: </text:span>
 <text:a xlink:type="simple" xlink:href="https://www.ukrinform.ua/rubric-regions/3734238-v-okupovanij-novooleksiivci-na-hersonsini-znisili-sklad-rosijskih-boepripasiv.html" text:style-name="Internet_20_link" text:visited-style-name="Visited_20_Internet_20_Link">
in the occupied Novooleksiyivka in Kherson region destroyed the Army ammunition</text:a>
</text:p>
      <text:p text:style-name="P4">
Aviation of defense forces per day made 14 beats in the areas of concentration of personal staff, weapons and military equipment and 3 - on anti -aircraft missile complexes of the enemy.</text:p>
      <text:p text:style-name="P4">
Units of missile troops and artillery were struck by 3 points of management, 10 artillery in fire positions, a means of reference defense and the enemy's HEP station.</text:p>
      <text:p text:style-name="P4">
As reported by Ukrinform, <text:a xlink:type="simple" xlink:href="https://www.ukrinform.ua/rubric-ato/3734484-prikordonniki-znisili-opornij-punkt-rosian-bila-bahmuta.html" text:style-name="Internet_20_link" text:visited-style-name="Visited_20_Internet_20_Link">
border guards showed</text:a>
How the Russian invaders near Bakhmut were destroyed.</text:p>
      <text:p text:style-name="P4">
News Source: <text:a xlink:type="simple" xlink:href="https://www.ukrinform.ua/rubric-ato/3734493-na-pati-napramkah-za-dobu-vidbulisa-17-zitknen-trivaut-vazki-boi.html" text:style-name="Internet_20_link" text:visited-style-name="Visited_20_Internet_20_Link">
https://www.ukrinform.ua/rubric-ato/3734493-na-pati-napramkah-za-dobu-vidbulisa-17-zitknen-trivaut-vazki-boi.html</text:a>
</text:p>
      <!--NEWS-->
      <text:h text:style-name="P10" text:outline-level="1">
<text:span text:style-name="T4">
In Ukraine, large -scale air alarm - in Russia could take off</text:span>
</text:h>
      <text:p text:style-name="P4">
Authors: Ukrinform (Person)</text:p>
      <text:p text:style-name="P4">
Publisher: Укринформ (Organization)</text:p>
      <text:p text:style-name="P4">
Published Time: 2023-07-11T19:12:00+03:00</text:p>
      <text:p text:style-name="P4">
Modified Time: 2023-07-11T19:12:00+03:00</text:p>
      <text:p text:style-name="P4">
Description: Air alarm was declared throughout Ukraine due to the rise of the fighter, which is the carrier of hypersonic missiles "Dagger". - Ukrinform.</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162" text:anchor-type="as-char" svg:width="6.9236in" svg:height="3.956343in" draw:z-index="0">
<draw:image xlink:href="../Images/yкринформ/2023-07-11T19-12-00-03-00/630_360_1676041139-227.jpg" xlink:type="simple" xlink:show="embed" xlink:actuate="onLoad" draw:mime-type="image/jpeg"/>
</draw:frame>
Air alarm was declared throughout Ukraine through the rise of the fighter, which was the carrier of hypersonic missiles "Dagger".</text:p>
      <text:p text:style-name="P4">
According to Ukrinform, the air forces of the Armed Forces are reported in <text:a xlink:type="simple" xlink:href="https://t.me/kpszsu/3205" text:style-name="Internet_20_link" text:visited-style-name="Visited_20_Internet_20_Link">
telegram.</text:a>
"The rise of the Mig -31K PCS from the Savaslaika airfield was recorded," the report said.</text:p>
      <text:p text:style-name="P4">
<text:span text:style-name="T4">
 Read also: </text:span>
 <text:a xlink:type="simple" xlink:href="https://www.ukrinform.ua/rubric-ato/3734199-u-cornomu-mori-vidsutni-rosijski-raketonosii.html" text:style-name="Internet_20_link" text:visited-style-name="Visited_20_Internet_20_Link">
in the Black Sea there are no Russian <text:span text:style-name="T4">
 rockets </text:span>
</text:a>
As it was reported, <text:a xlink:type="simple" xlink:href="https://www.ukrinform.ua/rubric-ato/3732595-dla-atak-na-ukrainski-mista-rosiani-somisaca-zastosovuut-do-sotni-raket-ignat.html" text:style-name="Internet_20_link" text:visited-style-name="Visited_20_Internet_20_Link">
the Russian army attaches Ukrainian cities and villages on a monthly basis</text:a>
On average, missiles of different types of missiles.</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Zelensky brought in Vilnius a battle flag from Bakhmut</text:span>
</text:h>
      <text:p text:style-name="P4">
Authors: Ukrinform (Person)</text:p>
      <text:p text:style-name="P4">
Publisher: Укринформ (Organization)</text:p>
      <text:p text:style-name="P4">
Published Time: 2023-07-11T19:18:00+03:00</text:p>
      <text:p text:style-name="P4">
Modified Time: 2023-07-11T19:18:00+03:00</text:p>
      <text:p text:style-name="P4">
Description: President of Ukraine Volodymyr Zelensky brought a battle flag of the 10th Separate Mountain Assault Brigade to Vilnius Edelweiss, which is fighting under Bakhmut, stating that it is one of the defining battles for the freedom of Europe. - Ukrinform.</text:p>
      <text:p text:style-name="P4">
Images: ['<text:a xlink:type="simple" xlink:href="https://static.ukrinform.com/photos/2023_07/thumb_files/630_360_1688740817-714.jpg" text:style-name="Internet_20_link" text:visited-style-name="Visited_20_Internet_20_Link">
630_360_16887...</text:a>
']</text:p>
      <text:p text:style-name="P4">
Tags: ['Бахмут', 'Саміт НАТО', 'Зеленський', 'Війна з Росією']</text:p>
      <text:p text:style-name="P4">
Type: Article</text:p>
      <!--METADATA-->
      <text:p text:style-name="P4">
<draw:frame draw:style-name="fr1" draw:name="Image163" text:anchor-type="as-char" svg:width="6.9236in" svg:height="3.956343in" draw:z-index="0">
<draw:image xlink:href="../Images/yкринформ/2023-07-11T19-18-00-03-00/630_360_1688740817-714.jpg" xlink:type="simple" xlink:show="embed" xlink:actuate="onLoad" draw:mime-type="image/jpeg"/>
</draw:frame>
President of Ukraine Volodymyr Zelensky brought to Vilnius a battle flag of the 10th Separate Grigade Brigade "Edelweiss", which is fighting under Bakhmut, stating that this is one of the defining battles for the freedom of Europe.</text:p>
      <text:p text:style-name="P4">
Zelensky said this during a speech in Vilnius to support the movement of Ukraine in NATO, Ukrinform correspondent reports.</text:p>
      <text:p text:style-name="P4">
_ Dudelo: Presidential Office of Ukraine_</text:p>
      <text:p text:style-name="P4">
"Bakhmut is one of the most decisive battles for freedom in Europe, and its sametak will be remembered by our children and grandchildren. This our battle flag from Bakhmutae is that Lithuanians will never have to fight against Russian soldiers again under Vilnius TV. Another place of your country, your country!Lithuania will always be yours!This flag means that there will never be deport from the Baltic countries to Siber “Against Finnish freedom… There will be no occupation of Vevropy!” - the President emphasized.</text:p>
      <text:p text:style-name="P4">
He presented the flag of 10 OGSBR "Edelweiss" of the capital of Lithuania.</text:p>
      <text:p text:style-name="P4">
<text:span text:style-name="T4">
 Read also: </text:span>
 <text:a xlink:type="simple" xlink:href="https://www.ukrinform.ua/rubric-polytics/3734492-zelenskij-u-vilnusi-nato-dast-ukraini-bezpeku-ukraina-zrobit-nato-silnisim.html" text:style-name="Internet_20_link" text:visited-style-name="Visited_20_Internet_20_Link">
<text:span text:style-name="T4">
 Zelensky </text:span>
 in Vilnius: NATO will give Ukraine security, Ukraine will make NATO stronger</text:a>
"The Ukrainian flag - although punched by bullets, but alive, proud and free, - marks that every flag of the nations of Europe will be alive, proud and free. There, Bakhmut's Uruins, in the fields of other battles in Ukraine will remain broken by Russian ambitions. Ukraine or someone else in our Europe, namely they, Russian invaders, will be in ruins!" - said <text:a xlink:type="simple" xlink:href="https://www.ukrinform.ua/tag-zelenskij" text:style-name="Internet_20_link" text:visited-style-name="Visited_20_Internet_20_Link">
Zelensky</text:a>
.</text:p>
      <text:p text:style-name="P4">
He thanked Lithuanian citizens for the support, the shelter of Ukrainians, they were ashamed of war, for the defense assistance and the position of Lithuania on the NATO movement.</text:p>
      <text:p text:style-name="P4">
President Volodymyr Zelenskyy also wrote the words of gratitude in <text:a xlink:type="simple" xlink:href="https://twitter.com/zelenskyyua/status/1678796490913841153" text:style-name="Internet_20_link" text:visited-style-name="Visited_20_Internet_20_Link">
Twitter</text:a>
.</text:p>
      <text:p text:style-name="P4">
He thanked the help of Ukrainian defense and for a clear, honest and bold invitation to invite Ukraine to NATO.</text:p>
      <text:p text:style-name="P4">
"Ukrainian flags on the Lithuanian streets are clearly proving: we are in dawn, and Ukraine will protect both our freedom and your freedom. And never, never, can never look back to Moscow," Zelensky emphasized.</text:p>
      <text:p text:style-name="P4">
As reported by Ukrinform, <text:a xlink:type="simple" xlink:href="https://www.ukrinform.ua/rubric-polytics/3734106-u-vilnusi-rozpocinaetsa-samit-nato-akij-viznacit-podalsij-slah-ukraini-do-alansu.html" text:style-name="Internet_20_link" text:visited-style-name="Visited_20_Internet_20_Link">
11-12 July in the capital of Lithuania is a NATO summit</text:a>
.</text:p>
      <text:p text:style-name="P4">
<text:span text:style-name="T5">
Foto: op</text:span>
</text:p>
      <text:p text:style-name="P4">
News Source: <text:a xlink:type="simple" xlink:href="https://www.ukrinform.ua/rubric-ato/3734500-zelenskij-priviz-u-vilnus-bojovij-prapor-iz-bahmuta.html" text:style-name="Internet_20_link" text:visited-style-name="Visited_20_Internet_20_Link">
https://www.ukrinform.ua/rubric-ato/3734500-zelenskij-priviz-u-vilnus-bojovij-prapor-iz-bahmuta.html</text:a>
</text:p>
      <!--NEWS-->
      <text:h text:style-name="P10" text:outline-level="1">
<text:span text:style-name="T4">
ARMA will publish all the documents provided by the Law on Access to Public Information</text:span>
</text:h>
      <text:p text:style-name="P4">
Authors: Ukrinform (Person)</text:p>
      <text:p text:style-name="P4">
Publisher: Укринформ (Organization)</text:p>
      <text:p text:style-name="P4">
Published Time: 2023-07-11T19:19:19+03:00</text:p>
      <text:p text:style-name="P4">
Modified Time: 2023-07-11T19:19:19+03:00</text:p>
      <text:p text:style-name="P4">
Description: The National Agency for Investigation and Management of Assets (ARMA) will provide access to all documents that are provided by the Law on Access to Public Information, as well as to public procurement reports.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Економіка', 'АРМА', 'Документи']</text:p>
      <text:p text:style-name="P4">
Type: Article</text:p>
      <!--METADATA-->
      <text:p text:style-name="P4">
<draw:frame draw:style-name="fr1" draw:name="Image164" text:anchor-type="as-char" svg:width="6.9236in" svg:height="3.956343in" draw:z-index="0">
<draw:image xlink:href="../Images/yкринформ/2023-07-11T19-19-19-03-00/630_360_1660553796-610.jpg" xlink:type="simple" xlink:show="embed" xlink:actuate="onLoad" draw:mime-type="image/jpeg"/>
</draw:frame>
National Agency for Investigation and Management of Assets(Arma)will provide access to all documents that are provided by the Law on Public Information, as well as public procurement reports.</text:p>
      <text:p text:style-name="P4">
According to Ukrinform, the press service [National Agency] reports it(http://arma.gov.ua/news/typical/arma-oprilyudnit-vsi-dokumenti-vidpovidno-do-vimog-zakonodavstva-pro-dostup-do-publichnoi-informatsii).</text:p>
      <text:p text:style-name="P4">
"The head of the National Agency has instructed to immediately publish on the website of Armatformation, the placement of which is provided for in Article 15 of the Law of Ukraine" On accesso public information ", as well as reports on public procurement, including the election of managers and sellers of arrested assets,"</text:p>
      <text:p text:style-name="P4">
It is emphasized that the relevant assignments were data in order to increase the level of openness and transparency of ARMA activity, the exercise of citizens' right to accesso public information, and to ensure transparency of processes in the spherical management of arrested assets.</text:p>
      <text:p text:style-name="P4">
According to the chairman of the ARMA Elena Duma, openness and transparency in the work is now one of the key priorities of the National Agency.</text:p>
      <text:p text:style-name="P4">
<text:span text:style-name="T4">
 Read also: </text:span>
 <text:a xlink:type="simple" xlink:href="https://www.ukrinform.ua/rubric-economy/3729893-arma-povtorno-sukae-upraviteliv-dla-14-arestovanih-sanatoriiv-ta-goteliv.html" text:style-name="Internet_20_link" text:visited-style-name="Visited_20_Internet_20_Link">
<text:span text:style-name="T4">
 ARMA </text:span>
 re -search for managers for 14 arrested persons and hotels</text:a>
As it was reported, since 2018, to create and support the work of the State Register of Assets, which was seized in criminal proceedings(Outgoing), almost UAH 61 million was spent.</text:p>
      <text:p text:style-name="P4">
<text:span text:style-name="T5">
Foto: 24tv.ua</text:span>
</text:p>
      <text:p text:style-name="P4">
News Source: <text:a xlink:type="simple" xlink:href="https://www.ukrinform.ua/rubric-economy/3734497-arma-opriludnit-vsi-dokumenti-peredbaceni-zakonom-pro-dostup-do-publicnoi-informacii.html" text:style-name="Internet_20_link" text:visited-style-name="Visited_20_Internet_20_Link">
https://www.ukrinform.ua/rubric-economy/3734497-arma-opriludnit-vsi-dokumenti-peredbaceni-zakonom-pro-dostup-do-publicnoi-informacii.html</text:a>
</text:p>
      <!--NEWS-->
      <text:h text:style-name="P10" text:outline-level="1">
<text:span text:style-name="T4">
The State Property Fund sells the first -confiscated enterprise from the Russians</text:span>
</text:h>
      <text:p text:style-name="P4">
Authors: Ukrinform (Person)</text:p>
      <text:p text:style-name="P4">
Publisher: Укринформ (Organization)</text:p>
      <text:p text:style-name="P4">
Published Time: 2023-07-11T19:26:05+03:00</text:p>
      <text:p text:style-name="P4">
Modified Time: 2023-07-11T19:26:05+03:00</text:p>
      <text:p text:style-name="P4">
Description: The State Property Fund of Ukraine (SPFU) has auctioned LLC "Investagro", which belonged to the Russian Mikhail Shelkov. - Ukrinform.</text:p>
      <text:p text:style-name="P4">
Images: ['<text:a xlink:type="simple" xlink:href="https://static.ukrinform.com/photos/2020_01/thumb_files/630_360_1578793331-469.jpg" text:style-name="Internet_20_link" text:visited-style-name="Visited_20_Internet_20_Link">
630_360_15787...</text:a>
']</text:p>
      <text:p text:style-name="P4">
Tags: ['Аукціон', 'ФДМУ', 'Росія']</text:p>
      <text:p text:style-name="P4">
Type: Article</text:p>
      <!--METADATA-->
      <text:p text:style-name="P4">
<draw:frame draw:style-name="fr1" draw:name="Image165" text:anchor-type="as-char" svg:width="6.9236in" svg:height="3.956343in" draw:z-index="0">
<draw:image xlink:href="../Images/yкринформ/2023-07-11T19-26-05-03-00/630_360_1578793331-469.jpg" xlink:type="simple" xlink:show="embed" xlink:actuate="onLoad" draw:mime-type="image/jpeg"/>
</draw:frame>
State Property Fund of Ukraine(FDMU)He put on the auction of LLC "Investagro", which released the Russian Mikhail Shelkov.</text:p>
      <text:p text:style-name="P4">
This was reported by the Press Service <text:a xlink:type="simple" xlink:href="http://www.spfu.gov.ua/ua/news/9834.html" text:style-name="Internet_20_link" text:visited-style-name="Visited_20_Internet_20_Link">
FDMU</text:a>
, reports Ukrinform.</text:p>
      <text:p text:style-name="P4">
“The State Property Fund has announced the start of the privatization of assets collected from the Russian Holgiels. August 10 <text:a xlink:type="simple" xlink:href="https://www.ukrinform.ua/tag-fdmu" text:style-name="Internet_20_link" text:visited-style-name="Visited_20_Internet_20_Link">
SPMU</text:a>
will conduct onprozorro. sale of open bidding for the sale of agricultural company "Investagro", which is more relevant to the Russian billionaire, shareholder of the titanium corporation of UKMP -Avisma Mikhail Shelkov, ”the message reads.</text:p>
      <text:p text:style-name="P4">
The starting price of the lot is 55 million UAH. The warranty fee for the participation of the resorts - UAH 11 million.</text:p>
      <text:p text:style-name="P4">
According to the results of 2022, "Investagro" received 3.7 million UAH of net income, in the last half of 2023 - 7 million UAH of loss. The current account accountability of the enterprise is UAH 17.2 million. The company owns 25 real estate and 12 vehicles. In the lease- 204 land with a total area of almost 1.32 thousand hectares.</text:p>
      <text:p text:style-name="P4">
<text:span text:style-name="T4">
 Read also: </text:span>
 <text:a xlink:type="simple" xlink:href="https://www.ukrinform.ua/rubric-economy/3731826-fond-derzmajna-z-pocatku-roku-zaluciv-182-milarda-vid-privatizacijnih-aukcioniv.html" text:style-name="Internet_20_link" text:visited-style-name="Visited_20_Internet_20_Link">
State Property Fund since the beginning of the year has attracted ₴ 1.82 billion of privatization auctions</text:a>
As it was reported, to implement the decision of the Supreme Anti -Corruption Court, the state has armarapy almost 50 million UAH and more than $ 1 million, which belonged to the Russian oligarch Mikhail Shelkov.</text:p>
      <text:p text:style-name="P4">
News Source: <text:a xlink:type="simple" xlink:href="https://www.ukrinform.ua/rubric-economy/3734502-fond-derzmajna-prodae-perse-konfiskovane-u-rosian-pidpriemstvo.html" text:style-name="Internet_20_link" text:visited-style-name="Visited_20_Internet_20_Link">
https://www.ukrinform.ua/rubric-economy/3734502-fond-derzmajna-prodae-perse-konfiskovane-u-rosian-pidpriemstvo.html</text:a>
</text:p>
      <!--NEWS-->
      <text:h text:style-name="P10" text:outline-level="1">
<text:span text:style-name="T4">
Britain ordered the production of ammunition for £ 280 million</text:span>
</text:h>
      <text:p text:style-name="P4">
Authors: Ukrinform (Person)</text:p>
      <text:p text:style-name="P4">
Publisher: Укринформ (Organization)</text:p>
      <text:p text:style-name="P4">
Published Time: 2023-07-11T19:30:00+03:00</text:p>
      <text:p text:style-name="P4">
Modified Time: 2023-07-11T19:30:00+03:00</text:p>
      <text:p text:style-name="P4">
Description: The UK government has transferred the BAE Systems defensive company order for the production of ammunition worth £ 280 million with the possibility of its expansion of up to £ 400 million. - Ukrinform.</text:p>
      <text:p text:style-name="P4">
Images: ['<text:a xlink:type="simple" xlink:href="https://static.ukrinform.com/photos/2023_07/thumb_files/630_360_1689092708-658.jpg" text:style-name="Internet_20_link" text:visited-style-name="Visited_20_Internet_20_Link">
630_360_16890...</text:a>
']</text:p>
      <text:p text:style-name="P4">
Tags: ['Британія', 'Кабмін', 'Боєприпаси']</text:p>
      <text:p text:style-name="P4">
Type: Article</text:p>
      <!--METADATA-->
      <text:p text:style-name="P4">
<draw:frame draw:style-name="fr1" draw:name="Image166" text:anchor-type="as-char" svg:width="6.9236in" svg:height="3.956343in" draw:z-index="0">
<draw:image xlink:href="../Images/yкринформ/2023-07-11T19-30-00-03-00/630_360_1689092708-658.jpg" xlink:type="simple" xlink:show="embed" xlink:actuate="onLoad" draw:mime-type="image/jpeg"/>
</draw:frame>
Bae Systems has handed over to the BAE Systems defensive company to order a workwoman for a £ 280 million, with the possibility of expanding it to £ 400 million.</text:p>
      <text:p text:style-name="P4">
According to Ukrinform, the agency [Reuters] reports it(https://www.reuters.com/business/aerospace-defense/bae-systems-gets-uk-order-boost-output-battlefield-munitions-ft-2023-07-10/).</text:p>
      <text:p text:style-name="P4">
"United Kingdom ](https://www.ukrinform.ua/tag-britania)Tradled by Bae Systems, the country's largest defensive company, ordering for 280 million fuments of sterling($ 361 million)for the production of ammunition, want to increase production volumes to replenish their inventories and supply for Ukraine, " - the message reads.</text:p>
      <text:p text:style-name="P4">
The United Kingdom and its NATO allies have sent millions to Ukraine to Ukraine, which caused anxiety about the internal level of reserves, Alabritan Prime Minister Risha Snak said the new contract would eliminate cirrice.</text:p>
      <text:p text:style-name="P4">
<text:span text:style-name="T4">
 Read also: </text:span>
 <text:a xlink:type="simple" xlink:href="https://www.ukrinform.ua/rubric-ato/3734467-navcanna-pilotiv-zsu-u-britanii-rozpocnetsa-naprikinci-lipna-abo-na-pocatku-serpna-pristajko.html" text:style-name="Internet_20_link" text:visited-style-name="Visited_20_Internet_20_Link">
Pilots of the Armed Forces in Britain will begin in late or early August - Prystayko</text:a>
It is noted that Bae Systems will increase the production capacity of large Britain for the manufacture of 155 mm artillery ammunition by eight times.</text:p>
      <text:p text:style-name="P4">
From the total amount of the £ 280m(about 328 million euros)190 million pounds will go to the production of 155 mm artillery shells, and the resistant production of 30 mm of medium-caliber shells and shooting ammunition is 5.56 mm.</text:p>
      <text:p text:style-name="P4">
As it was reported, the United Kingdom provided military assistance to Ukraine last year by £ 22.3 billion.</text:p>
      <text:p text:style-name="P4">
<text:span text:style-name="T5">
Foto from Baesystems.com</text:span>
</text:p>
      <text:p text:style-name="P4">
News Source: <text:a xlink:type="simple" xlink:href="https://www.ukrinform.ua/rubric-world/3734504-britania-zamovila-virobnictvo-boepripasiv-na-280-miljoniv.html" text:style-name="Internet_20_link" text:visited-style-name="Visited_20_Internet_20_Link">
https://www.ukrinform.ua/rubric-world/3734504-britania-zamovila-virobnictvo-boepripasiv-na-280-miljoniv.html</text:a>
</text:p>
      <!--NEWS-->
      <text:h text:style-name="P10" text:outline-level="1">
<text:span text:style-name="T4">
NATO Summit: Russia is fully responsible for the invading war against Ukraine</text:span>
</text:h>
      <text:p text:style-name="P4">
Authors: Ukrinform (Person)</text:p>
      <text:p text:style-name="P4">
Publisher: Укринформ (Organization)</text:p>
      <text:p text:style-name="P4">
Published Time: 2023-07-11T19:37:00+03:00</text:p>
      <text:p text:style-name="P4">
Modified Time: 2023-07-11T19:37:00+03:00</text:p>
      <text:p text:style-name="P4">
Description: The Russian Federation is fully responsible for the unjust and unprocessed aggressive war against Ukraine, which is a gross violation of international law and the basic principles of the UN Charter. - Ukrinform.</text:p>
      <text:p text:style-name="P4">
Images: ['<text:a xlink:type="simple" xlink:href="https://static.ukrinform.com/photos/2023_07/thumb_files/630_360_1689081044-382.jpg" text:style-name="Internet_20_link" text:visited-style-name="Visited_20_Internet_20_Link">
630_360_16890...</text:a>
']</text:p>
      <text:p text:style-name="P4">
Tags: ['Саміт НАТО', 'Україна', 'Росія']</text:p>
      <text:p text:style-name="P4">
Type: Article</text:p>
      <!--METADATA-->
      <text:p text:style-name="P4">
<draw:frame draw:style-name="fr1" draw:name="Image167" text:anchor-type="as-char" svg:width="6.9236in" svg:height="3.956343in" draw:z-index="0">
<draw:image xlink:href="../Images/yкринформ/2023-07-11T19-37-00-03-00/630_360_1689081044-382.jpg" xlink:type="simple" xlink:show="embed" xlink:actuate="onLoad" draw:mime-type="image/jpeg"/>
</draw:frame>
Russian Federation is fully responsible for the unjustified and unexplained aggressive war against Ukraine, which is a gross violation of international law of Tabaza Principles of the UN Charter.</text:p>
      <text:p text:style-name="P4">
This is stated in the final team of NATO Vilnius Summit, published <text:a xlink:type="simple" xlink:href="https://www.nato.int/cps/en/natohq/official_texts_217320.htm" text:style-name="Internet_20_link" text:visited-style-name="Visited_20_Internet_20_Link">
alliance site</text:a>
, reports Ukrinform.</text:p>
      <text:p text:style-name="P4">
“Russia is fully responsible for its criminal, unjustified tank aggressive war against Ukraine, which undermines Euro -Atlantic Taglobal Security ... We are strongly condemning a gross violation of the international law, the united nations and the OSCE obligations. We will not recognize and never recognize Russian criminal and illegal annexation, including Crimea, ”the document reads.</text:p>
      <text:p text:style-name="P4">
Country leaders <text:a xlink:type="simple" xlink:href="https://www.ukrinform.ua/tag-nato" text:style-name="Internet_20_link" text:visited-style-name="Visited_20_Internet_20_Link">
NATO</text:a>
They emphasized the inadequacy of impunity for military crimes and other atrocities of Russia, including attacks against civilians, the destruction of civilian infrastructure by the utmost to deprive millions of Ukrainians access to basic social services. The deputy for such actions should be faced with justice for violations of right -class and international humanitarian law, for crimes against civilian population, including the violent deportation of children and related to conflict -sex violence.</text:p>
      <text:p text:style-name="P4">
“The destruction of the Kakhovsky Dam emphasizes the cruel consequences of the war, which has been drawn by Russia. The Russian war strikes a heavy blow to the environment, nuclear, energy and food security, global economy, well -being people around the world. The Allies are working to ensure the possible export of Ukrainian grain and actively support international arts on overcoming the global food crisis, ”the Joint Comaunian said.</text:p>
      <text:p text:style-name="P4">
<text:span text:style-name="T4">
 Read also: </text:span>
 [Ukraine will be invited to <text:span text:style-name="T4">
 NATO </text:span>
 without MAP, but after comply(https://www.ukrinform.ua/rubric-polytics/3734464-ukrainu-zaprosat-do-nato-bez-pdc-ale-pisla-vikonanna-vimog-stoltenberg.html)The document states that Russia should withdraw all its troops and equipment of Ukraine's currency within the limits.</text:p>
      <text:p text:style-name="P4">
"Russia must immediately stop this illegal aggressive war, cease the use of force against Ukraine, as well as completely and unconditionally withdraw the entire troops and equipment from the territory of Ukraine within its internationally recognized borders, including territorial waters," the document reads.The heads of state and governments of NATO countries also greeted and supported the President of Zelensky to outline the principles of such peace in their "formula". "We are devoted to achieving a just and long peace, founded in the UN Charter, including sovereignty, territorial integrity. We emphasize that this cannot be realized without the complete and unconditional withdrawal of troops by Russia. Although we called on Russia to be constructive in negotiations with Ukraine, which deserve trust, Russia has not repaired any true openness to a fair and long -haired harmonism, ”the document reads.</text:p>
      <text:p text:style-name="P4">
NATO Allies also confirmed their "unwavering solidarity with the government of Tanarod of Ukraine in the heroic protection of its nation, their land and our communities" and assured of Ukraine's support "as much as it will be."</text:p>
      <text:p text:style-name="P4">
“We fully support Ukraine's inalienable right to self -defense, fixed by the UN statute. We remain adamant in our dedication to more strengthening the political and practical support of Ukraine, which continues to protect our independence, sovereignty and territorial integrity within international recognized borders, and we will continue our support for as much as we will need it. We welcome the efforts of all members of the alliance and partners involved in supporting Ukraine, ”the Vilnius Communik said.</text:p>
      <text:p text:style-name="P4">
The head of state and governments of NATO countries greeted the participation of Presidentazelnsky in the inaugural session of the Council of Ukraine - NATO.</text:p>
      <text:p text:style-name="P4">
<text:span text:style-name="T4">
 Read also: </text:span>
 <text:a xlink:type="simple" xlink:href="https://www.ukrinform.ua/rubric-polytics/3734492-zelenskij-u-vilnusi-nato-dast-ukraini-bezpeku-ukraina-zrobit-nato-silnisim.html" text:style-name="Internet_20_link" text:visited-style-name="Visited_20_Internet_20_Link">
Zelensky in Vilnius: <text:span text:style-name="T4">
 NATO </text:span>
 will give Ukraine security, Ukraine will make <text:span text:style-name="T4">
 NATO </text:span>
 stronger</text:a>
As it was reported, a two -day NATO summit has begun today in Vilnius, the main topics of which are to strengthen the Alliance's restraint and defense system, to continue assistance to Ukraine, and to further approach Ukraine to NATO membership.</text:p>
      <text:p text:style-name="P4">
News Source: <text:a xlink:type="simple" xlink:href="https://www.ukrinform.ua/rubric-polytics/3734506-samit-nato-rosia-nese-povnu-vidpovidalnist-za-zagarbnicku-vijnu-proti-ukraini.html" text:style-name="Internet_20_link" text:visited-style-name="Visited_20_Internet_20_Link">
https://www.ukrinform.ua/rubric-polytics/3734506-samit-nato-rosia-nese-povnu-vidpovidalnist-za-zagarbnicku-vijnu-proti-ukraini.html</text:a>
</text:p>
      <!--NEWS-->
      <text:h text:style-name="P10" text:outline-level="1">
<text:span text:style-name="T4">
Stefanchuk with the leadership of Poland honored the memory of the victims of the Volyn tragedy</text:span>
</text:h>
      <text:p text:style-name="P4">
Authors: Ukrinform (Person)</text:p>
      <text:p text:style-name="P4">
Publisher: Укринформ (Organization)</text:p>
      <text:p text:style-name="P4">
Published Time: 2023-07-11T19:44:00+03:00</text:p>
      <text:p text:style-name="P4">
Modified Time: 2023-07-11T19:44:00+03:00</text:p>
      <text:p text:style-name="P4">
Description: The Chairman of the Verkhovna Rada of Ukraine Ruslan Stefanchuk, together with the leadership of the Seimas and the Senate, Prime Minister of Poland and members of the government, honored the memory of the victims of the Volyn tragedy. - Ukrinform.</text:p>
      <text:p text:style-name="P4">
Images: ['<text:a xlink:type="simple" xlink:href="https://static.ukrinform.com/photos/2023_07/thumb_files/630_360_1689093206-310.jpg" text:style-name="Internet_20_link" text:visited-style-name="Visited_20_Internet_20_Link">
630_360_16890...</text:a>
']</text:p>
      <text:p text:style-name="P4">
Tags: ['Польща', 'Верховна Рада', 'Волинська трагедія', 'Стефанчук']</text:p>
      <text:p text:style-name="P4">
Type: Article</text:p>
      <!--METADATA-->
      <text:p text:style-name="P4">
<draw:frame draw:style-name="fr1" draw:name="Image168" text:anchor-type="as-char" svg:width="6.9236in" svg:height="3.956343in" draw:z-index="0">
<draw:image xlink:href="../Images/yкринформ/2023-07-11T19-44-00-03-00/630_360_1689093206-310.jpg" xlink:type="simple" xlink:show="embed" xlink:actuate="onLoad" draw:mime-type="image/jpeg"/>
</draw:frame>
Ruslan Stefanchuk, the head of the Seimas and the Senate, Prime Minister of Poland and members of the government, honored the memory of the victims of the Volyn Tragedy.</text:p>
      <text:p text:style-name="P4">
The speaker of the Ukrainian Parliament reported this on <text:a xlink:type="simple" xlink:href="https://m.facebook.com/story.php" text:style-name="Internet_20_link" text:visited-style-name="Visited_20_Internet_20_Link">
Facebook</text:a>
, reports Ukrinform.</text:p>
      <text:p text:style-name="P4">
“Today in Warsaw. Morning Holy Liturgy in the Polish Cathedral of the Army Polish. And then there is a memorial ceremony near the monument to the victims of the Volyn tragedy, ” - wrote <text:a xlink:type="simple" xlink:href="https://www.ukrinform.ua/tag-stefancuk" text:style-name="Internet_20_link" text:visited-style-name="Visited_20_Internet_20_Link">
Stefanchuk</text:a>
.</text:p>
      <text:p text:style-name="P4">
He informed that he, together with the leadership of the Seimas and the Senate, the Prime Minister of Poland, members of the Eyatad and the Polish community "in the Immolytwa Solidarity We honor the memory of all innocent victims of Volhynia."</text:p>
      <text:p text:style-name="P4">
<text:span text:style-name="T4">
 Read also: </text:span>
 <text:a xlink:type="simple" xlink:href="https://www.ukrinform.ua/rubric-society/3732808-glavi-ugkc-ta-katolickoi-cerkvi-polsi-pidpisali-zvernenna-sodo-volinskoi-tragedii.html" text:style-name="Internet_20_link" text:visited-style-name="Visited_20_Internet_20_Link">
Heads of the UGCC and the Catholic Church of Poland signed the Consecration of <text:span text:style-name="T4">
 Volyn </text:span>
 Tragedy</text:a>
"We are together. In honoring bitter casualties in a complex past, together with all the old fight against the Russian aggressor, we look at the future together. Miraz and strong in our unity, ”the speaker of the Ukrainian Parliament summed up.</text:p>
      <text:p text:style-name="P4">
As it was reported, the Presidents of Ukraine and Poland, <text:a xlink:type="simple" xlink:href="https://www.ukrinform.ua/rubric-polytics/3733437-razom-mi-silnisi-zelenskij-i-duda-vsanuvali-pamat-zertv-volinskoi-tragedii.html" text:style-name="Internet_20_link" text:visited-style-name="Visited_20_Internet_20_Link">
Volodymyr Zelenskyy Ienej Duda</text:a>
They met on July 9 in Volyn, in Lutsk, and took part in joint events to commemorate the victims of the Volyn tragedy. Zelensky and Duda visited the Central Church of Saints Peter and Paul. The Metropolitan Church of Ukraine Epiphanius, Metropolitan Lutsk and Volyn Michael, Head of the Ukrainian Greek Catholic Church, His Beatitude Sviatoslav took part in the Mass.</text:p>
      <text:p text:style-name="P4">
<text:span text:style-name="T5">
Foto: Ruslan Stefanchuk, Facebook</text:span>
</text:p>
      <text:p text:style-name="P4">
News Source: <text:a xlink:type="simple" xlink:href="https://www.ukrinform.ua/rubric-polytics/3734509-stefancuk-iz-kerivnictvom-polsi-vsanuvali-pamat-zertv-volinskoi-tragedii.html" text:style-name="Internet_20_link" text:visited-style-name="Visited_20_Internet_20_Link">
https://www.ukrinform.ua/rubric-polytics/3734509-stefancuk-iz-kerivnictvom-polsi-vsanuvali-pamat-zertv-volinskoi-tragedii.html</text:a>
</text:p>
      <!--NEWS-->
      <text:h text:style-name="P10" text:outline-level="1">
<text:span text:style-name="T4">
Wimbledon: Kostyuk couldn't break to 1/2 of the mixed discharge finals</text:span>
</text:h>
      <text:p text:style-name="P4">
Authors: Ukrinform (Person)</text:p>
      <text:p text:style-name="P4">
Publisher: Укринформ (Organization)</text:p>
      <text:p text:style-name="P4">
Published Time: 2023-07-11T19:47:50+03:00</text:p>
      <text:p text:style-name="P4">
Modified Time: 2023-07-11T19:47:50+03:00</text:p>
      <text:p text:style-name="P4">
Description: Salvadorian -Ukrainian duo Marcelo Arealo - Martha Kostyuk stopped a step up to the semifinals of the mixed category at the Wimbledon Tennis Tournament, which lasts in London (UK). - Ukrinform.</text:p>
      <text:p text:style-name="P4">
Images: ['<text:a xlink:type="simple" xlink:href="https://static.ukrinform.com/photos/2023_07/thumb_files/630_360_1689094016-580.jpg" text:style-name="Internet_20_link" text:visited-style-name="Visited_20_Internet_20_Link">
630_360_16890...</text:a>
']</text:p>
      <text:p text:style-name="P4">
Tags: ['Теніс', 'Марта Костюк', 'Вімблдон']</text:p>
      <text:p text:style-name="P4">
Type: Article</text:p>
      <!--METADATA-->
      <text:p text:style-name="P4">
<draw:frame draw:style-name="fr1" draw:name="Image169" text:anchor-type="as-char" svg:width="6.9236in" svg:height="3.956343in" draw:z-index="0">
<draw:image xlink:href="../Images/yкринформ/2023-07-11T19-47-50-03-00/630_360_1689094016-580.jpg" xlink:type="simple" xlink:show="embed" xlink:actuate="onLoad" draw:mime-type="image/jpeg"/>
</draw:frame>
Salvadorian -Ukrainian duo Marcelo Arealo - Marta Kostyuk stopped at the semi -finals of a mixed category at the Wimbledon Tennis Tournament, which holds in London(United Kingdom).</text:p>
      <text:p text:style-name="P4">
У матчі 1/4 фіналу змагань мікст Аревало - Костюк за 1 годину 40 хвилинпоступився іншому інтернаціональному тандему Матве Мідделкооп (Netherlands)-Laldila of Dusjiadi(Indonesia)- 5:7, 6:7(5:7), reports Ukrinform.</text:p>
      <text:p text:style-name="P4">
<text:span text:style-name="T4">
 Read also: </text:span>
 [Marta <text:span text:style-name="T4">
 Kostyuk </text:span>
 stopped in the second circle(https://www.ukrinform.ua/rubric-sports/3733875-marta-kostuk-zupinilasa-u-drugomu-koli-parnoi-sitki-vimbldona2023.html)The Wimbledon tournament will last until July 16.</text:p>
      <text:p text:style-name="P4">
Photo: btu.org.</text:p>
      <text:p text:style-name="P4">
News Source: <text:a xlink:type="simple" xlink:href="https://www.ukrinform.ua/rubric-sports/3734511-vimbldon-kostuk-ne-zmogla-probitisa-do-12-finalu-zmisanogo-rozradu.html" text:style-name="Internet_20_link" text:visited-style-name="Visited_20_Internet_20_Link">
https://www.ukrinform.ua/rubric-sports/3734511-vimbldon-kostuk-ne-zmogla-probitisa-do-12-finalu-zmisanogo-rozradu.html</text:a>
</text:p>
      <!--NEWS-->
      <text:h text:style-name="P10" text:outline-level="1">
<text:span text:style-name="T4">
Canada opposes the use of cassette ammunition</text:span>
</text:h>
      <text:p text:style-name="P4">
Authors: Ukrinform (Person)</text:p>
      <text:p text:style-name="P4">
Publisher: Укринформ (Organization)</text:p>
      <text:p text:style-name="P4">
Published Time: 2023-07-11T19:51:59+03:00</text:p>
      <text:p text:style-name="P4">
Modified Time: 2023-07-11T19:51:59+03:00</text:p>
      <text:p text:style-name="P4">
Description: Canada opposes any use on the battlefield of cassette ammunition. - Ukrinform.</text:p>
      <text:p text:style-name="P4">
Images: ['<text:a xlink:type="simple" xlink:href="https://static.ukrinform.com/photos/2017_04/thumb_files/630_360_1491597292-1367.jpg" text:style-name="Internet_20_link" text:visited-style-name="Visited_20_Internet_20_Link">
630_360_14915...</text:a>
']</text:p>
      <text:p text:style-name="P4">
Tags: ['Канада', 'Трюдо', 'Боєприпаси']</text:p>
      <text:p text:style-name="P4">
Type: Article</text:p>
      <!--METADATA-->
      <text:p text:style-name="P4">
<draw:frame draw:style-name="fr1" draw:name="Image170" text:anchor-type="as-char" svg:width="6.9236in" svg:height="3.956343in" draw:z-index="0">
<draw:image xlink:href="../Images/yкринформ/2023-07-11T19-51-59-03-00/630_360_1491597292-1367.jpg" xlink:type="simple" xlink:show="embed" xlink:actuate="onLoad" draw:mime-type="image/jpeg"/>
</draw:frame>
Canadian against any use on the battlefield of cassette ammunition.</text:p>
      <text:p text:style-name="P4">
According to Ukrinform correspondent, Canadian Prime Minister Justin Trudea said this in Vilnius.</text:p>
      <text:p text:style-name="P4">
“Canada was one of the states that led the movement for the ban on cassette boobs in the world. We will continue to insist that they can not be missed, ”Trudeau said.</text:p>
      <text:p text:style-name="P4">
<text:a xlink:type="simple" xlink:href="https://www.ukrinform.ua/tag-kanada" text:style-name="Internet_20_link" text:visited-style-name="Visited_20_Internet_20_Link">
Canada</text:a>
It is one of the 123 signativation of cassette ammunition that prohibits the production, use, transfer and accumulation of this type of ammunition.</text:p>
      <text:p text:style-name="P4">
<text:span text:style-name="T4">
 Read also: </text:span>
 <text:a xlink:type="simple" xlink:href="https://www.ukrinform.ua/rubric-polytics/3734362-premer-bolgarii-pro-kasetni-boepripasi-dla-ukraini-uspihi-v-bou-vazlivisi-za-konvencii.html" text:style-name="Internet_20_link" text:visited-style-name="Visited_20_Internet_20_Link">
Bulgaria Prime Minister - About Casket ammunition for Ukraine: Success in Battle is more important than conventions</text:a>
As it was reported, the US Department of Defense last week has announced the separation of a new military assistance package of Ukraine with a total of $ 800 million, which includes cassette ammunition. Germany, Spain and the United Kingdom have already expressed their disagreement with the provision of Ukrainian ammunition.</text:p>
      <text:p text:style-name="P4">
News Source: <text:a xlink:type="simple" xlink:href="https://www.ukrinform.ua/rubric-polytics/3734513-kanada-vistupae-proti-zastosuvanna-kasetnih-boepripasiv.html" text:style-name="Internet_20_link" text:visited-style-name="Visited_20_Internet_20_Link">
https://www.ukrinform.ua/rubric-polytics/3734513-kanada-vistupae-proti-zastosuvanna-kasetnih-boepripasiv.html</text:a>
</text:p>
      <!--NEWS-->
      <text:h text:style-name="P10" text:outline-level="1">
<text:span text:style-name="T4">
Ukraine would be "defenseless" without cassette ammunition - Blinken</text:span>
</text:h>
      <text:p text:style-name="P4">
Authors: Ukrinform (Person)</text:p>
      <text:p text:style-name="P4">
Publisher: Укринформ (Organization)</text:p>
      <text:p text:style-name="P4">
Published Time: 2023-07-11T19:56:00+03:00</text:p>
      <text:p text:style-name="P4">
Modified Time: 2023-07-11T23:56:00+03:00</text:p>
      <text:p text:style-name="P4">
Description: US Secretary of State Anthony Blinken stated that Ukraine would have remained "defenseless" if Biden's administration had not made a decision to put her cassette ammunition despite international disputes over this issue. - Ukrinform.</text:p>
      <text:p text:style-name="P4">
Images: ['<text:a xlink:type="simple" xlink:href="https://static.ukrinform.com/photos/2022_10/thumb_files/630_360_1666808912-523.jpg" text:style-name="Internet_20_link" text:visited-style-name="Visited_20_Internet_20_Link">
630_360_16668...</text:a>
']</text:p>
      <text:p text:style-name="P4">
Tags: ['США', 'Україна', 'ЗСУ', 'Боєприпаси', 'Блінкен', 'Війна з Росією']</text:p>
      <text:p text:style-name="P4">
Type: Article</text:p>
      <!--METADATA-->
      <text:p text:style-name="P4">
<draw:frame draw:style-name="fr1" draw:name="Image171" text:anchor-type="as-char" svg:width="6.9236in" svg:height="3.956343in" draw:z-index="0">
<draw:image xlink:href="../Images/yкринформ/2023-07-11T19-56-00-03-00/630_360_1666808912-523.jpg" xlink:type="simple" xlink:show="embed" xlink:actuate="onLoad" draw:mime-type="image/jpeg"/>
</draw:frame>
US Secretary of State Anthony Blinken stated that Ukraine would have remained "defenseless" if Biden's administration had not made the decision to put her cassette ammunition with international disputes over this issue.</text:p>
      <text:p text:style-name="P4">
The head of the State Department said this in an interview <text:a xlink:type="simple" xlink:href="https://www.nbcnews.com/politics/white-house/blinken-says-ukraine-defenseless-cluster-munitions-rcna93596" text:style-name="Internet_20_link" text:visited-style-name="Visited_20_Internet_20_Link">
MSNBC</text:a>
On Tuesday, during NATO's stay in Vilnius, Ukrinform reports.</text:p>
      <text:p text:style-name="P4">
"The reserves of unitary ammunition- not cassette- all over the world and in Ukrainian ones, they will soon be exhausted,"- said the head of American diplomatia.</text:p>
      <text:p text:style-name="P4">
<text:span text:style-name="T4">
 Read also: </text:span>
 <text:span text:style-name="T4">
 <text:a xlink:type="simple" xlink:href="https://www.ukrinform.ua/rubric-polytics/3734362-premer-bolgarii-pro-kasetni-boepripasi-dla-ukraini-uspihi-v-bou-vazlivisi-za-konvencii.html" text:style-name="Internet_20_link" text:visited-style-name="Visited_20_Internet_20_Link">
Bulgaria Prime Minister - About Casket ammunition for Ukraine: Success in Battle is more important than conventions</text:a>
</text:span>
</text:p>
      <text:p text:style-name="P4">
Therefore, he said, the US administration made a "heavy but necessary selection", giving the Ukrainians a cassette type of shells. In this connection, he signed up that if the United States did not do it, "the Ukrainians ended in ammunition, and they would be defenseless."</text:p>
      <text:p text:style-name="P4">
As reported by Ukrinform, last Friday the United States announced that it would be supplied to Ukraine with cassette ammunition to help the Armed Forces in the counter -offensive. The use of this weapon is controversy, above all, because a certain percentage of foreign devices does not detonate, but remains on the ground and in the future poses a serious threat to the population even many years after completion of the actions.</text:p>
      <text:p text:style-name="P4">
<text:span text:style-name="T4">
 Read also: </text:span>
 <text:span text:style-name="T4">
 <text:a xlink:type="simple" xlink:href="https://www.ukrinform.ua/rubric-ato/3734084-risenna-ssa-nadati-ukraini-kasetni-boepripasi-ne-porusit-ednosti-miz-souznikami-derzdep.html" text:style-name="Internet_20_link" text:visited-style-name="Visited_20_Internet_20_Link">
US Decision to give Ukraine cassette ammunition will not be unrelated to unity between the Allies - State Department</text:a>
</text:span>
</text:p>
      <text:p text:style-name="P4">
In Washington, this connection assured that the percentage of refusal of ammunition, Yakovona transmit to Ukraine does not exceed 2.5% - compared to 30-40% of those that were considering Russian troops in Ukraine.</text:p>
      <text:p text:style-name="P4">
More than 100 countries have joined the Cassette Prohibition Agreement <text:span text:style-name="T4">
 <text:a xlink:type="simple" xlink:href="https://www.ukrinform.ua/tag-boepripasi" text:style-name="Internet_20_link" text:visited-style-name="Visited_20_Internet_20_Link">
ammunition</text:a>
</text:span>
, the so -called Oslo Convention, Russia and Ukraine have not signed this Agreement.</text:p>
      <text:p text:style-name="P4">
<text:span text:style-name="T5">
Foto: Andrew Harrer/Bloomberg</text:span>
</text:p>
      <text:p text:style-name="P4">
News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The Russians attacked the community from the drone in the Nikopol district</text:span>
</text:h>
      <text:p text:style-name="P4">
Authors: Ukrinform (Person)</text:p>
      <text:p text:style-name="P4">
Publisher: Укринформ (Organization)</text:p>
      <text:p text:style-name="P4">
Published Time: 2023-07-11T19:59:00+03:00</text:p>
      <text:p text:style-name="P4">
Modified Time: 2023-07-11T19:59:00+03:00</text:p>
      <text:p text:style-name="P4">
Description: In the evening, Russian troops attacked the Dron Marganets community in the Nikopol district of Dnipropetrovsk region. - Ukrinform.</text:p>
      <text:p text:style-name="P4">
Images: ['<text:a xlink:type="simple" xlink:href="https://static.ukrinform.com/photos/2022_07/thumb_files/630_360_1658216350-833.jpg" text:style-name="Internet_20_link" text:visited-style-name="Visited_20_Internet_20_Link">
630_360_16582...</text:a>
']</text:p>
      <text:p text:style-name="P4">
Tags: ['Дніпропетровщина', 'Обстріл', 'Війна з Росією']</text:p>
      <text:p text:style-name="P4">
Type: Article</text:p>
      <!--METADATA-->
      <text:p text:style-name="P4">
<draw:frame draw:style-name="fr1" draw:name="Image172" text:anchor-type="as-char" svg:width="6.9236in" svg:height="3.956343in" draw:z-index="0">
<draw:image xlink:href="../Images/yкринформ/2023-07-11T19-59-00-03-00/630_360_1658216350-833.jpg" xlink:type="simple" xlink:show="embed" xlink:actuate="onLoad" draw:mime-type="image/jpeg"/>
</draw:frame>
The Skhu -Russian troops attacked the Dron Marganets community in the Nikopol district of Dnipropetrovsk region.</text:p>
      <text:p text:style-name="P4">
About it in <text:a xlink:type="simple" xlink:href="https://t.me/mykola_lukashuk/5460" text:style-name="Internet_20_link" text:visited-style-name="Visited_20_Internet_20_Link">
telegram</text:a>
Mykola Lukashuk, the Chief Properepetrovsk Regional Council, reported, Ukrinform reports.</text:p>
      <text:p text:style-name="P4">
"In the evening the enemy attacked from <text:a xlink:type="simple" xlink:href="https://www.ukrinform.ua/tag-bezpilotnik" text:style-name="Internet_20_link" text:visited-style-name="Visited_20_Internet_20_Link">
drone</text:a>
Manganese community of Nikopol district. Rescuers surveyed locality, "he said.</text:p>
      <text:p text:style-name="P4">
The blow came across the open area. There are no victims.</text:p>
      <text:p text:style-name="P4">
<text:span text:style-name="T4">
 Read also: </text:span>
 <text:a xlink:type="simple" xlink:href="https://www.ukrinform.ua/rubric-regions/3734378-u-hersoni-cerez-obstrili-poraneni-patero-ludej-sered-nih-ditina.html" text:style-name="Internet_20_link" text:visited-style-name="Visited_20_Internet_20_Link">
in Kherson through <text:span text:style-name="T4">
 shelling </text:span>
 and five people wounded, including a child</text:a>
In other communities of the region it was calm.</text:p>
      <text:p text:style-name="P4">
According to Ukrinform, Russian troops <text:a xlink:type="simple" xlink:href="https://www.ukrinform.ua/rubric-ato/3734192-rosijska-armia-za-dobu-atakuvala-11-oblastej-ukraini-zvedenna-ova.html" text:style-name="Internet_20_link" text:visited-style-name="Visited_20_Internet_20_Link">
last day attacked 11 region of Ukraine. </text:a>
_ Photo illustrative _</text:p>
      <text:p text:style-name="P4">
News Source: <text:a xlink:type="simple" xlink:href="https://www.ukrinform.ua/rubric-ato/3734515-rosiani-atakuvali-z-drona-gromadu-v-nikopolskomu-rajoni.html" text:style-name="Internet_20_link" text:visited-style-name="Visited_20_Internet_20_Link">
https://www.ukrinform.ua/rubric-ato/3734515-rosiani-atakuvali-z-drona-gromadu-v-nikopolskomu-rajoni.html</text:a>
</text:p>
      <!--NEWS-->
      <text:h text:style-name="P10" text:outline-level="1">
<text:span text:style-name="T4">
Wimbledon -2023: Lyudmila Kichenok - in the semi -finals of Miksta</text:span>
</text:h>
      <text:p text:style-name="P4">
Authors: Ukrinform (Person)</text:p>
      <text:p text:style-name="P4">
Publisher: Укринформ (Organization)</text:p>
      <text:p text:style-name="P4">
Published Time: 2023-07-11T1:39:37+03:00</text:p>
      <text:p text:style-name="P4">
Modified Time: 2023-07-11T21:39:37+03:00</text:p>
      <text:p text:style-name="P4">
Description: In London (UK), the Wimbledon tournament is ongoing - the third season in the Grand Slam series. - Ukrinform.</text:p>
      <text:p text:style-name="P4">
Images: ['<text:a xlink:type="simple" xlink:href="https://static.ukrinform.com/photos/2023_07/thumb_files/630_360_1689100765-536.jpg" text:style-name="Internet_20_link" text:visited-style-name="Visited_20_Internet_20_Link">
630_360_16891...</text:a>
']</text:p>
      <text:p text:style-name="P4">
Tags: ['Теніс', 'Вімблдон']</text:p>
      <text:p text:style-name="P4">
Type: Article</text:p>
      <!--METADATA-->
      <text:p text:style-name="P4">
<draw:frame draw:style-name="fr1" draw:name="Image173" text:anchor-type="as-char" svg:width="6.9236in" svg:height="3.956343in" draw:z-index="0">
<draw:image xlink:href="../Images/yкринформ/2023-07-11T1-39-37-03-00/630_360_1689100765-536.jpg" xlink:type="simple" xlink:show="embed" xlink:actuate="onLoad" draw:mime-type="image/jpeg"/>
</draw:frame>
In London(United Kingdom)The Wimbledon tournament continues - the third in the season from the Grandslam series.</text:p>
      <text:p text:style-name="P4">
The Croatian -Ukrainian duo - Lyudmila Kichenok in the 1/4 finals won the French -Kazakhstan Tandemnikol - Anna Danilina - 6: 3, 6: 4, Ukrinform reports in the 1/4 finals.</text:p>
      <text:p text:style-name="P4">
The permit to the finals of the peacock and the kichenka will play with the winners of the match by the inter -Briters Johnny O'Mar and Olivia Nicholz with Australians Matthew Ebden Taellen Pere.</text:p>
      <text:p text:style-name="P4">
<text:span text:style-name="T4">
 Read also: </text:span>
 <text:a xlink:type="simple" xlink:href="https://www.ukrinform.ua/rubric-sports/3734511-vimbldon-kostuk-ne-zmogla-probitisa-do-12-finalu-zmisanogo-rozradu.html" text:style-name="Internet_20_link" text:visited-style-name="Visited_20_Internet_20_Link">
Wimbledon: Kostyuk could not break up to 1/2 of the finished discharge</text:a>
The Wimbledon tournament will last until July 16.</text:p>
      <text:p text:style-name="P4">
Photo: Getty Images/Global Images Ukraine.</text:p>
      <text:p text:style-name="P4">
News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It remains high probability of rocket launchers and air strikes in Ukraine - General Staff</text:span>
</text:h>
      <text:p text:style-name="P4">
Author: ['АРМІЯINFORM']</text:p>
      <text:p text:style-name="P4">
Time: 2023-07-11T20:00:00-04:00</text:p>
      <text:p text:style-name="P4">
Description: Yak Doldomlya General Staff of the ZS Ukrainian, which has passed to the Rosiyski Pass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174" text:anchor-type="as-char" svg:width="6.9236in" svg:height="3.893007in" draw:z-index="0">
<draw:image xlink:href="../Images/AРМІЯINFORM/2023-07-11T20-00-00-04-00/raketnyj-udar.jpg" xlink:type="simple" xlink:show="embed" xlink:actuate="onLoad" draw:mime-type="image/jpeg"/>
</draw:frame>
Photo illustrative</text:p>
      <text:p text:style-name="P4">
<text:span text:style-name="T4">
 🔥 Situation on Russian invasion </text:span>
</text:p>
      <text:p text:style-name="P4">
As <text:a xlink:type="simple" xlink:href="https://www.facebook.com/GeneralStaff.ua/posts/pfbid02L2K8argqjcrgeYxEnGG9PyA8DH8v3p9qsjCGVemfAEYPhVKxw2CRriDcJCrrRv6Ll" text:style-name="Internet_20_link" text:visited-style-name="Visited_20_Internet_20_Link">
reports</text:a>
The General Staff of the Armed Forces of Ukraine, during the last day, Russian invaders of a lament on the territory of one of the infrastructure objects of Nikolaev. Also, the enemy caused 48 aviation strikes and carried out 60 shelling from jet flashes on the positions of our troops and settlements. Unfortunately, in addition to the destroyed infrastructure, peaceful people were injured.</text:p>
      <text:p text:style-name="P4">
The likelihood of rocket and aviation strikes throughout Ukraine is high.</text:p>
      <text:p text:style-name="P4">
News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In New York, there were billions of rainfall in New York, a person was killed</text:span>
</text:h>
      <text:p text:style-name="P4">
Authors: Ukrinform (Person)</text:p>
      <text:p text:style-name="P4">
Publisher: Укринформ (Organization)</text:p>
      <text:p text:style-name="P4">
Published Time: 2023-07-11T20:11:00+03:00</text:p>
      <text:p text:style-name="P4">
Modified Time: 2023-07-11T20:11:00+03:00</text:p>
      <text:p text:style-name="P4">
Description: In the northeast of the United States, showers caused sudden floods that washed the roads. As a result of bad weather, 50 rescue operations were organized on high -speed boats, at least one person was killed. - Ukrinform.</text:p>
      <text:p text:style-name="P4">
Images: ['<text:a xlink:type="simple" xlink:href="https://static.ukrinform.com/photos/2023_07/thumb_files/630_360_1689089742-6853.jpeg" text:style-name="Internet_20_link" text:visited-style-name="Visited_20_Internet_20_Link">
630_360_16890...</text:a>
']</text:p>
      <text:p text:style-name="P4">
Tags: ['США', 'Загибель', 'Збитки', 'злива']</text:p>
      <text:p text:style-name="P4">
Type: Article</text:p>
      <!--METADATA-->
      <text:p text:style-name="P4">
<draw:frame draw:style-name="fr1" draw:name="Image175" text:anchor-type="as-char" svg:width="6.9236in" svg:height="3.956343in" draw:z-index="0">
<draw:image xlink:href="../Images/yкринформ/2023-07-11T20-11-00-03-00/630_360_1689089742-6853.jpeg" xlink:type="simple" xlink:show="embed" xlink:actuate="onLoad" draw:mime-type="image/jpeg"/>
</draw:frame>
The Uls of the United States of Polls caused sudden floods that washed roads. As a result of bad weather, 50 rescue operations were organized at high -speed catering, at least one person was killed.</text:p>
      <text:p text:style-name="P4">
As Ukrinform reports, it reports <text:a xlink:type="simple" xlink:href="https://www.reuters.com/world/us/heavy-rains-wash-across-us-northeast-catastrophic-flooding-possible-2023-07-10/" text:style-name="Internet_20_link" text:visited-style-name="Visited_20_Internet_20_Link">
Reuters</text:a>
with reference to officials.</text:p>
      <text:p text:style-name="P4">
</text:p>
      <text:p text:style-name="P4">
<text:a xlink:type="simple" xlink:href="https://static.ukrinform.com/photos/2023_07/1689089743-4626.jpeg" text:style-name="Internet_20_link" text:visited-style-name="Visited_20_Internet_20_Link">
 </text:a>
 <text:a xlink:type="simple" xlink:href="https://static.ukrinform.com/photos/2023_07/1689089742-9944.jpeg" text:style-name="Internet_20_link" text:visited-style-name="Visited_20_Internet_20_Link">
</text:a>
 <text:a xlink:type="simple" xlink:href="https://static.ukrinform.com/photos/2023_07/1689089742-5341.jpeg" text:style-name="Internet_20_link" text:visited-style-name="Visited_20_Internet_20_Link">
</text:a>
 <text:a xlink:type="simple" xlink:href="https://static.ukrinform.com/photos/2023_07/1689089742-5156.jpeg" text:style-name="Internet_20_link" text:visited-style-name="Visited_20_Internet_20_Link">
</text:a>
 <text:a xlink:type="simple" xlink:href="https://static.ukrinform.com/photos/2023_07/1689089742-4857.jpeg" text:style-name="Internet_20_link" text:visited-style-name="Visited_20_Internet_20_Link">
</text:a>
 <text:a xlink:type="simple" xlink:href="https://static.ukrinform.com/photos/2023_07/1689089742-3162.jpeg" text:style-name="Internet_20_link" text:visited-style-name="Visited_20_Internet_20_Link">
</text:a>
 <text:a xlink:type="simple" xlink:href="https://static.ukrinform.com/photos/2023_07/1689089742-6853.jpeg" text:style-name="Internet_20_link" text:visited-style-name="Visited_20_Internet_20_Link">
<draw:frame draw:style-name="fr1" draw:name="Image183" text:anchor-type="as-char" svg:width="6.9236in" svg:height="3.956343in" draw:z-index="0">
<draw:image xlink:href="../Images/yкринформ/2023-07-11T20-11-00-03-00/630_360_1689089742-6853.jpeg" xlink:type="simple" xlink:show="embed" xlink:actuate="onLoad" draw:mime-type="image/jpeg"/>
</draw:frame>
</text:a>
"More than 13 million Americans have threatened the floods and a warning of New York to Boston and the state of Man," the National Tereorological Service said.</text:p>
      <text:p text:style-name="P4">
Accuweather Private Synoptic Company has estimated losses and economic lost as a result of 3-5 billion dollars <text:a xlink:type="simple" xlink:href="https://www.ukrinform.ua/tag-ssa" text:style-name="Internet_20_link" text:visited-style-name="Visited_20_Internet_20_Link">
USA</text:a>
.</text:p>
      <text:p text:style-name="P4">
Monday, more than 1000 flights were delayed or canceled on Monday. As a result of flooding damaged tracks of Amtrak and Metro-North, which will have rail routes between the capital of the Albani and New York, the Passenger Railway Transportation was canceled.</text:p>
      <text:p text:style-name="P4">
According to the newspaper, New York and Vermont were most affected by the element, Vermont's power called this flood the worst of Hurricane "Airin" in 2011. There, a lot of precipitation turned the streets into stormy rivers.In particular, about 50 isolated people were rescued by high -speed boats, said the spokesman for Mark Bosma Emergency Department.</text:p>
      <text:p text:style-name="P4">
A large -scale rescue operation was organized through a bridge with a bridge in the city's city, which, according to City Council Secretary, Jenett Hight, was the only way to rescue from a water trap.</text:p>
      <text:p text:style-name="P4">
"The bad weather has taken away the life of a woman from Orinj, New York, which wasted with flushed waters when she tried to get out of her home with her dog vodil," officials said, adding that he was lying literally demolished in the eyes of her fiance.</text:p>
      <text:p text:style-name="P4">
<text:span text:style-name="T4">
 Read also: </text:span>
 <text:a xlink:type="simple" xlink:href="https://www.ukrinform.ua/rubric-world/3733648-potuzni-zlivi-v-aponii-vprodovz-dobi-sinoptiki-prognozuut-do-200-milimetriv-opadiv.html" text:style-name="Internet_20_link" text:visited-style-name="Visited_20_Internet_20_Link">
powerful <text:span text:style-name="T4">
 showers </text:span>
 in Japan: During the day, they are loosening up to 200 millimeters of precipitation</text:a>
As reported by Ukrinform, at least 15 people were killed in three days in Northern Turks due to rainfall that caused large -scale floods.</text:p>
      <text:p text:style-name="P4">
News Source: <text:a xlink:type="simple" xlink:href="https://www.ukrinform.ua/rubric-world/3734481-u-stati-nujork-zlivi-zavdali-zbitkiv-na-milardi-zaginula-ludina.html" text:style-name="Internet_20_link" text:visited-style-name="Visited_20_Internet_20_Link">
https://www.ukrinform.ua/rubric-world/3734481-u-stati-nujork-zlivi-zavdali-zbitkiv-na-milardi-zaginula-ludina.html</text:a>
</text:p>
      <!--NEWS-->
      <text:h text:style-name="P10" text:outline-level="1">
<text:span text:style-name="T4">
France's decision to transfer missiles SCalp certifies the support of Ukraine in the world - Danilov</text:span>
</text:h>
      <text:p text:style-name="P4">
Authors: Ukrinform (Person)</text:p>
      <text:p text:style-name="P4">
Publisher: Укринформ (Organization)</text:p>
      <text:p text:style-name="P4">
Published Time: 2023-07-11T20:12:00+03:00</text:p>
      <text:p text:style-name="P4">
Modified Time: 2023-07-11T20:12:00+03:00</text:p>
      <text:p text:style-name="P4">
Description: France's decision to transfer a long range of SCalp to Ukraine shows that the international community will support Kiev as much as required. - Ukrinform.</text:p>
      <text:p text:style-name="P4">
Images: ['<text:a xlink:type="simple" xlink:href="https://static.ukrinform.com/photos/2022_05/thumb_files/630_360_1653987253-985.jpg" text:style-name="Internet_20_link" text:visited-style-name="Visited_20_Internet_20_Link">
630_360_16539...</text:a>
']</text:p>
      <text:p text:style-name="P4">
Tags: ['Франція', 'Ракета', 'РНБО', 'ЗСУ', 'Данілов', 'Війна з Росією', '#stoprussia', 'Єдині новини', 'SCALP']</text:p>
      <text:p text:style-name="P4">
Type: Article</text:p>
      <!--METADATA-->
      <text:p text:style-name="P4">
<draw:frame draw:style-name="fr1" draw:name="Image184" text:anchor-type="as-char" svg:width="6.9236in" svg:height="3.956343in" draw:z-index="0">
<draw:image xlink:href="../Images/yкринформ/2023-07-11T20-12-00-03-00/630_360_1653987253-985.jpg" xlink:type="simple" xlink:show="embed" xlink:actuate="onLoad" draw:mime-type="image/jpeg"/>
</draw:frame>
Franksing the SCalp for the transfer of Ukraine's transfer to Ukraine certifies that the international community will support Kyiv as needed.</text:p>
      <text:p text:style-name="P4">
This opinion was expressed by NSDC Secretary Alexei Danilov in the Ethizhagal TELEXPON "Single News", correspondentation.</text:p>
      <text:p text:style-name="P4">
"It indicates that Russian propaganda, which is constantly crying that allegedly" tired(from Ukraine - ed.)- There is no such thing: the world is with us. That not only France, and all the countries that help us today, by that time, we will need help, will fight us together with this evil, " -said <text:a xlink:type="simple" xlink:href="https://www.ukrinform.ua/tag-danilov" text:style-name="Internet_20_link" text:visited-style-name="Visited_20_Internet_20_Link">
Danilov</text:a>
.</text:p>
      <text:p text:style-name="P4">
<text:span text:style-name="T4">
 Read also: </text:span>
 <text:a xlink:type="simple" xlink:href="https://www.ukrinform.ua/rubric-polytics/3734054-clenstvo-ukraini-v-nato-e-pitannam-tilki-casu-danilov.html" text:style-name="Internet_20_link" text:visited-style-name="Visited_20_Internet_20_Link">
NATO Membership in NATO is only a matter of time -<text:span text:style-name="T4">
 Danilov </text:span>
</text:a>
According to Ukrinform, French President Emmanuel Macron said on the first day of the NATO summit that France would hand over to Ukraine missiles SCalp, which is analogous to British Storm Shadow.</text:p>
      <text:p text:style-name="P4">
News Source: <text:a xlink:type="simple" xlink:href="https://www.ukrinform.ua/rubric-polytics/3734518-risenna-francii-pro-peredacu-raket-scalp-zasvidcue-pidtrimku-ukraini-svitom-danilov.html" text:style-name="Internet_20_link" text:visited-style-name="Visited_20_Internet_20_Link">
https://www.ukrinform.ua/rubric-polytics/3734518-risenna-francii-pro-peredacu-raket-scalp-zasvidcue-pidtrimku-ukraini-svitom-danilov.html</text:a>
</text:p>
      <!--NEWS-->
      <text:h text:style-name="P10" text:outline-level="1">
<text:span text:style-name="T4">
Ministers of Culture of Ukraine and Poland honored the memory of the victims of the Volyn tragedy</text:span>
</text:h>
      <text:p text:style-name="P4">
Authors: Ukrinform (Person)</text:p>
      <text:p text:style-name="P4">
Publisher: Укринформ (Organization)</text:p>
      <text:p text:style-name="P4">
Published Time: 2023-07-11T20:13:00+03:00</text:p>
      <text:p text:style-name="P4">
Modified Time: 2023-07-11T20:13:00+03:00</text:p>
      <text:p text:style-name="P4">
Description: The Minister of Culture of Ukraine Oleksandr Tkachenko and the Minister of Culture and National Heritage of Poland Piotr Glinsky honored the memory of the victims of the Volyn tragedy. - Ukrinform.</text:p>
      <text:p text:style-name="P4">
Images: ['<text:a xlink:type="simple" xlink:href="https://static.ukrinform.com/photos/2023_07/thumb_files/630_360_1689094359-366.jpg" text:style-name="Internet_20_link" text:visited-style-name="Visited_20_Internet_20_Link">
630_360_16890...</text:a>
']</text:p>
      <text:p text:style-name="P4">
Tags: ['Польща', 'Ткаченко', 'Волинська трагедія', 'МКІП ']</text:p>
      <text:p text:style-name="P4">
Type: Article</text:p>
      <!--METADATA-->
      <text:p text:style-name="P4">
<draw:frame draw:style-name="fr1" draw:name="Image185" text:anchor-type="as-char" svg:width="6.9236in" svg:height="3.956343in" draw:z-index="0">
<draw:image xlink:href="../Images/yкринформ/2023-07-11T20-13-00-03-00/630_360_1689094359-366.jpg" xlink:type="simple" xlink:show="embed" xlink:actuate="onLoad" draw:mime-type="image/jpeg"/>
</draw:frame>
The Minister of Culture of Ukraine Oleksandr Tkachenko and the Minister of Culture and National Poland of Poland Piotr Glinsky honored the memory of the victims of the Volyn tragedy.</text:p>
      <text:p text:style-name="P4">
According to Ukrinform, Tkachenko wrote about it in <text:a xlink:type="simple" xlink:href="https://t.me/otkachenkokyiv/3900" text:style-name="Internet_20_link" text:visited-style-name="Visited_20_Internet_20_Link">
telegram</text:a>
.</text:p>
      <text:p text:style-name="P4">
"Together with our friends we honor the memory of all the innocent victims of Volyn Tragedy. We remember the past and move into the future," - said <text:a xlink:type="simple" xlink:href="https://www.ukrinform.ua/tag-tkacenko" text:style-name="Internet_20_link" text:visited-style-name="Visited_20_Internet_20_Link">
Tkachenko</text:a>
.</text:p>
      <text:p text:style-name="P4">
<text:span text:style-name="T4">
 Read also: </text:span>
 <text:a xlink:type="simple" xlink:href="https://www.ukrinform.ua/rubric-polytics/3733577-vsanuvanna-pamati-zertv-volinskoi-tragedii-zelenskim-i-dudou-e-simvolicnim-zestom-istorik.html" text:style-name="Internet_20_link" text:visited-style-name="Visited_20_Internet_20_Link">
Honoring the memory of the victims <text:span text:style-name="T4">
 Volyn </text:span>
 Tragedyelensky and Duda is a symbolic gesture - historian</text:a>
He emphasized that the ICIP jointly works within the work of the Ukrainian-Polish work group, the creation of which is provided by a memorandum on the cooperation of the UFRI of national memory between the MKIP and the Ministry of Culture and the national-in-law of the Republic of Poland.</text:p>
      <text:p text:style-name="P4">
As reported by Ukrinform, the ministers of Latvia, Lithuania, Estonia, Poland, and the UNESCO representative took part in a roundtable in Riga, the suside of which was signed a joint declaration on strengthening the protection of Ukraine's cultural heritage in the context of international work.</text:p>
      <text:p text:style-name="P4">
<text:span text:style-name="T5">
Foto: Oleksandr Tkachenko, Facebook</text:span>
</text:p>
      <text:p text:style-name="P4">
News Source: <text:a xlink:type="simple" xlink:href="https://www.ukrinform.ua/rubric-polytics/3734519-ministri-kulturi-ukraini-ta-polsi-vsanuvali-pamat-zertv-volinskoi-tragedii.html" text:style-name="Internet_20_link" text:visited-style-name="Visited_20_Internet_20_Link">
https://www.ukrinform.ua/rubric-polytics/3734519-ministri-kulturi-ukraini-ta-polsi-vsanuvali-pamat-zertv-volinskoi-tragedii.html</text:a>
</text:p>
      <!--NEWS-->
      <text:h text:style-name="P10" text:outline-level="1">
<text:span text:style-name="T4">
"Our military will not let down": Danilov announced news from the captured Berdyansk</text:span>
</text:h>
      <text:p text:style-name="P4">
Authors: Ukrinform (Person)</text:p>
      <text:p text:style-name="P4">
Publisher: Укринформ (Organization)</text:p>
      <text:p text:style-name="P4">
Published Time: 2023-07-11T20:17:29+03:00</text:p>
      <text:p text:style-name="P4">
Modified Time: 2023-07-11T20:17:29+03:00</text:p>
      <text:p text:style-name="P4">
Description: Changes are expected not only in Bakhmut, but also in the Zaporozhye direction, in particular regarding the temporarily captured Berdyansk. - Ukrinform.</text:p>
      <text:p text:style-name="P4">
Images: ['<text:a xlink:type="simple" xlink:href="https://static.ukrinform.com/photos/2023_04/thumb_files/630_360_1680783799-703.jpg" text:style-name="Internet_20_link" text:visited-style-name="Visited_20_Internet_20_Link">
630_360_16807...</text:a>
']</text:p>
      <text:p text:style-name="P4">
Tags: ['Бердянськ', 'Данілов', 'Війна з Росією', 'Єдині новини']</text:p>
      <text:p text:style-name="P4">
Type: Article</text:p>
      <!--METADATA-->
      <text:p text:style-name="P4">
<draw:frame draw:style-name="fr1" draw:name="Image186" text:anchor-type="as-char" svg:width="6.9236in" svg:height="3.956343in" draw:z-index="0">
<draw:image xlink:href="../Images/yкринформ/2023-07-11T20-17-29-03-00/630_360_1680783799-703.jpg" xlink:type="simple" xlink:show="embed" xlink:actuate="onLoad" draw:mime-type="image/jpeg"/>
</draw:frame>
They change not only in Bakhmut, but also in the Zaporozhye direction, in particular the temporarily captured Berdyansk.</text:p>
      <text:p text:style-name="P4">
About it on the air of the nationwide telephone "The only news" said Seventh of the National Security and Defense Council Alexei Danilov, Ukrinform reports.</text:p>
      <text:p text:style-name="P4">
"We have pleasant news not only from Bakhmutsky, but also from Zaporizhzhkovsky, what is concerned with Berdyansk, then the situation is under control. Our military will definitely not let us down," Danilov said.</text:p>
      <text:p text:style-name="P4">
<text:span text:style-name="T4">
 Read also: </text:span>
 <text:a xlink:type="simple" xlink:href="https://www.ukrinform.ua/rubric-polytics/3734518-risenna-francii-pro-peredacu-raket-scalp-zasvidcue-pidtrimku-ukraini-svitom-danilov.html" text:style-name="Internet_20_link" text:visited-style-name="Visited_20_Internet_20_Link">
France's decision to transfer missiles scalp certifies Ukraine's support for the world - <text:span text:style-name="T4">
 Danilov </text:span>
</text:a>
He added that the Ukrainian military already meet all standards <text:a xlink:type="simple" xlink:href="https://www.ukrinform.ua/tag-nato" text:style-name="Internet_20_link" text:visited-style-name="Visited_20_Internet_20_Link">
NATO</text:a>
, and now our armed forces are in the highest positions in the ability to keep defense and to carry out the offensive without having advantages in the air.</text:p>
      <text:p text:style-name="P4">
As it was reported, in the temporarily occupied Berdyansk Zaporizhzhya region <text:a xlink:type="simple" xlink:href="https://www.ukrinform.ua/rubric-ato/3734384-u-berdansku-prolunav-vibuh.html" text:style-name="Internet_20_link" text:visited-style-name="Visited_20_Internet_20_Link">
in the afternoon on July 11, a series of explosions sounded. </text:a>
</text:p>
      <text:p text:style-name="P4">
News Source: <text:a xlink:type="simple" xlink:href="https://www.ukrinform.ua/rubric-ato/3734520-nasi-vijskovi-ne-pidvedut-danilov-anonsuvav-novini-iz-zahoplenogo-berdanska.html" text:style-name="Internet_20_link" text:visited-style-name="Visited_20_Internet_20_Link">
https://www.ukrinform.ua/rubric-ato/3734520-nasi-vijskovi-ne-pidvedut-danilov-anonsuvav-novini-iz-zahoplenogo-berdanska.html</text:a>
</text:p>
      <!--NEWS-->
      <text:h text:style-name="P10" text:outline-level="1">
<text:span text:style-name="T4">
Svitolina: "Schwontek - # 1 in the world and always fighting, but today I won"</text:span>
</text:h>
      <text:p text:style-name="P4">
Authors: Ukrinform (Person)</text:p>
      <text:p text:style-name="P4">
Publisher: Укринформ (Organization)</text:p>
      <text:p text:style-name="P4">
Published Time: 2023-07-11T20:24:00+03:00</text:p>
      <text:p text:style-name="P4">
Modified Time: 2023-07-11T20:24:00+03:00</text:p>
      <text:p text:style-name="P4">
Description: Ukrainian tennis player Elina Svitolina commented on her victory over the first "racket" of the world by Polka Iga Schwontek in the 1/4 finals of Wimbledon-2023. - Ukrinform.</text:p>
      <text:p text:style-name="P4">
Images: ['<text:a xlink:type="simple" xlink:href="https://static.ukrinform.com/photos/2023_07/thumb_files/630_360_1689096253-835.jpg" text:style-name="Internet_20_link" text:visited-style-name="Visited_20_Internet_20_Link">
630_360_16890...</text:a>
']</text:p>
      <text:p text:style-name="P4">
Tags: ['Світоліна', 'Теніс', 'Вімблдон']</text:p>
      <text:p text:style-name="P4">
Type: Article</text:p>
      <!--METADATA-->
      <text:p text:style-name="P4">
<draw:frame draw:style-name="fr1" draw:name="Image187" text:anchor-type="as-char" svg:width="6.9236in" svg:height="3.956343in" draw:z-index="0">
<draw:image xlink:href="../Images/yкринформ/2023-07-11T20-24-00-03-00/630_360_1689096253-835.jpg" xlink:type="simple" xlink:show="embed" xlink:actuate="onLoad" draw:mime-type="image/jpeg"/>
</draw:frame>
The Ukrainian Svinina Svitolina commented on her victory over the first "racket" of the world by Polka Iga Schwontek in the 1/4 Final of Vimblen-2023.</text:p>
      <text:p text:style-name="P4">
As reported by Ukrinform, Svitolina beat Schwontek in three sets - 7: 5, 6: 7(5:7), 6: 2.</text:p>
      <text:p text:style-name="P4">
“I can't even realize what is happening in my head. This is really probable. I am very happy that I got the opportunity to play here [Navimbledon] again. Playing such a match in such an incredible atmosphere is cefantastic emotions. I struggled, it was obviously not easy to play against IGI, it is # 1 in the world and always fighting. However, today there was an incredible match in which you are Jamand, ”Svitolina quotes after the match <text:a xlink:type="simple" xlink:href="https://suspilne.media/526643-navit-ne-mozu-usvidomiti-emocii-elini-svitolinoi-pisla-peremogi-nad-igou-svontek-u-cvertfinali-vimbldonu/" text:style-name="Internet_20_link" text:visited-style-name="Visited_20_Internet_20_Link">
Public Sport</text:a>
.</text:p>
      <text:p text:style-name="P4">
“Undoubtedly, Iga is not only a large champion, but also an incredible person. It was one of the first to help Ukrainians, and it is a significant help for Ukraine. Therefore, it is not really easy to play against someone with whom you shared good moments. It was not easy, but I am very proud of the victory. Thank you all that I was so supported, it was incredible, ”Elina said.</text:p>
      <text:p text:style-name="P4">
“If I was told before the tournament was told that I would break the first" racket "of the Tavida world to the semifinals, I would say that these people had lost their sense. Buddening, it is necessary to massage and then I will prepare for the next battle, ”Svitolina.</text:p>
      <text:p text:style-name="P4">
<text:span text:style-name="T4">
 Read also: </text:span>
 <text:a xlink:type="simple" xlink:href="https://www.ukrinform.ua/rubric-sports/3734477-svitolina-obigrala-persu-raketku-svitu-ta-vijsla-u-pivfinal-vimbldonu.html" text:style-name="Internet_20_link" text:visited-style-name="Visited_20_Internet_20_Link">
<text:span text:style-name="T4">
 Svitolina </text:span>
 Beaten the first "racket" of the world and came out of Vimbledon's wraps</text:a>
In the 1/2 finals of Wimbledon-2023 Svitolina will meet with marketing. Czech in Quarterfinals beat the 4th "racket" of the world of American Pegulus(6:4, 2:6, 6:4).</text:p>
      <text:p text:style-name="P4">
Відзначимо, що Світоліна вийшла до 1/2 фіналу Вімблдону вдруге у кар’єрі.Загалом для Еліни це третій півфінал на турнірах серії Grand Slam.</text:p>
      <text:p text:style-name="P4">
Фото: btu.org.</text:p>
      <text:p text:style-name="P4">
News Source: <text:a xlink:type="simple" xlink:href="https://www.ukrinform.ua/rubric-sports/3734522-svitolina-svontek-1-u-sviti-i-zavzdi-boretsa-prote-sogodni-a-peremogla.html" text:style-name="Internet_20_link" text:visited-style-name="Visited_20_Internet_20_Link">
https://www.ukrinform.ua/rubric-sports/3734522-svitolina-svontek-1-u-sviti-i-zavzdi-boretsa-prote-sogodni-a-peremogla.html</text:a>
</text:p>
      <!--NEWS-->
      <text:h text:style-name="P10" text:outline-level="1">
<text:span text:style-name="T4">
Allies of the Alliance confirmed that the future of Ukraine is in NATO</text:span>
</text:h>
      <text:p text:style-name="P4">
Authors: Ukrinform (Person)</text:p>
      <text:p text:style-name="P4">
Publisher: Укринформ (Organization)</text:p>
      <text:p text:style-name="P4">
Published Time: 2023-07-11T20:26:16+03:00</text:p>
      <text:p text:style-name="P4">
Modified Time: 2023-07-11T20:26:16+03:00</text:p>
      <text:p text:style-name="P4">
Description: The heads of state and governments of the North Atlantic Alliance have recognized the progress of Ukraine on the path of Euro -Atlantic integration and confirmed that the future of Ukraine is in NATO. - Ukrinform.</text:p>
      <text:p text:style-name="P4">
Images: ['<text:a xlink:type="simple" xlink:href="https://static.ukrinform.com/photos/2023_07/thumb_files/630_360_1688597640-973.jpg" text:style-name="Internet_20_link" text:visited-style-name="Visited_20_Internet_20_Link">
630_360_16885...</text:a>
']</text:p>
      <text:p text:style-name="P4">
Tags: ['Саміт НАТО', 'Україна', 'ПДЧ в НАТО']</text:p>
      <text:p text:style-name="P4">
Type: Article</text:p>
      <!--METADATA-->
      <text:p text:style-name="P4">
<draw:frame draw:style-name="fr1" draw:name="Image188" text:anchor-type="as-char" svg:width="6.9236in" svg:height="3.956343in" draw:z-index="0">
<draw:image xlink:href="../Images/yкринформ/2023-07-11T20-26-16-03-00/630_360_1688597640-973.jpg" xlink:type="simple" xlink:show="embed" xlink:actuate="onLoad" draw:mime-type="image/jpeg"/>
</draw:frame>
The heads of states and governments of the North Atlantic Alliance have recognized the progress of Ukraine's euro -Atlantic integration and confirmed that Ukraine's future was in NATO.</text:p>
      <text:p text:style-name="P4">
This is stated in the final team of NATO Vilnius Summit, published <text:a xlink:type="simple" xlink:href="http://www.nato.int/cps/en/natohq/official_texts_217320.htm" text:style-name="Internet_20_link" text:visited-style-name="Visited_20_Internet_20_Link">
alliance site</text:a>
, reports Ukrinform.</text:p>
      <text:p text:style-name="P4">
“We fully support Ukraine's right to choose the way to ensure our security. The future of Ukraine is in NATO. We confirm the obligations taken during the NATO summit in Bucharest in 2008 that Ukraine will become a member <text:a xlink:type="simple" xlink:href="https://www.ukrinform.ua/tag-nato" text:style-name="Internet_20_link" text:visited-style-name="Visited_20_Internet_20_Link">
NATO</text:a>
, and today we have admitted that Ukraine's path of full Euro -Atlantic integration went beyond the need(implementation)A plan of action on membership. Ukraine has become more interdependent and politically integrated with the Alliance and made significant progress on the path of reforms, ”the document was.</text:p>
      <text:p text:style-name="P4">
It states that in accordance with the Charter on the Special Partnership of the International and Ukraine of 1997 and the annexes thereto in 2009, the Allies will in order to maintain Ukraine's progress on the path to mutuality, as well as in the process of democratic and security reforms required. NATO Ministers' Cordial Affairs will regularly evaluate such progress through annual national programs. The Alliance will support Ukraine to enforce these reforms on the way to full membership in the future.</text:p>
      <text:p text:style-name="P4">
"We will be able to send an invitation for Ukraine to join the Alliance, when the Allies will agree and when all the conditions are fulfilled," - reads.</text:p>
      <text:p text:style-name="P4">
The Heads of State and Government of the Alliance stressed that Ukraine's security has a great deal for the Allies and for the entire Alliance. In order to support Ukraine's further integration, they agreed a significant package of political and practical assistance.</text:p>
      <text:p text:style-name="P4">
“We have decided to start the Nato -Ukraine Council - a new joint authority, desels and Ukraine will be equal members in advanced political dialogue, cooperation and cooperation, as well as in the issues of Euro -Atlantic aspirations for NATO membership. It will provide joint consultations, decision making and(common)Actions, as well as serving as a mechanism of crisis consultations between NATO and Ukraine, ”the communique reads."To support Ukraine's restraint and defense system in short, medium and long term, we have agreed today to develop CAP a Upagative Program(assistance)For Ukraine. It will help Ukraine with the renewal of the Sector of Security and Defense and the transformation of the country to the full competence with NATO. The Allies will continue to finance CAP ... We are also promoting and encouraging contributions from partners, "Komunke said.</text:p>
      <text:p text:style-name="P4">
<text:span text:style-name="T4">
 Read also: </text:span>
 [Summit <text:span text:style-name="T4">
 NATO </text:span>
: Russia is fully responsible(https://www.ukrinform.ua/rubric-polytics/3734506-samit-nato-rosia-nese-povnu-vidpovidalnist-za-zagarbnicku-vijnu-proti-ukraini.html)As it was reported, a two -day NATO summit has begun today in Vilnius, the main topics of which are to strengthen the Alliance's restraint and defense system, to continue assistance to Ukraine, and to further approach Ukraine to NATO membership.</text:p>
      <text:p text:style-name="P4">
News Source: <text:a xlink:type="simple" xlink:href="https://www.ukrinform.ua/rubric-polytics/3734523-souzniki-po-alansu-pidtverdili-so-majbutne-ukraini-u-nato.html" text:style-name="Internet_20_link" text:visited-style-name="Visited_20_Internet_20_Link">
https://www.ukrinform.ua/rubric-polytics/3734523-souzniki-po-alansu-pidtverdili-so-majbutne-ukraini-u-nato.html</text:a>
</text:p>
      <!--NEWS-->
      <text:h text:style-name="P10" text:outline-level="1">
<text:span text:style-name="T4">
The Zelensky Spouses and other NATO Summit participants gathered for lunch that is conducted by NATO</text:span>
</text:h>
      <text:p text:style-name="P4">
Authors: Ukrinform (Person)</text:p>
      <text:p text:style-name="P4">
Publisher: Укринформ (Organization)</text:p>
      <text:p text:style-name="P4">
Published Time: 2023-07-11T20:27:00+03:00</text:p>
      <text:p text:style-name="P4">
Modified Time: 2023-07-11T20:27:00+03:00</text:p>
      <text:p text:style-name="P4">
Description: President of Ukraine Volodymyr Zelensky, together with his wife, Elena Zelensky, participates in lunch on behalf of Gitanas Nausedea on the occasion of NATO Summit. - Ukrinform.</text:p>
      <text:p text:style-name="P4">
Images: ['<text:a xlink:type="simple" xlink:href="https://static.ukrinform.com/photos/2023_06/thumb_files/630_360_1687982754-187.png" text:style-name="Internet_20_link" text:visited-style-name="Visited_20_Internet_20_Link">
630_360_16879...</text:a>
']</text:p>
      <text:p text:style-name="P4">
Tags: ['Саміт НАТО', 'Зеленський']</text:p>
      <text:p text:style-name="P4">
Type: Article</text:p>
      <!--METADATA-->
      <text:p text:style-name="P4">
<draw:frame draw:style-name="fr1" draw:name="Image189" text:anchor-type="as-char" svg:width="6.9236in" svg:height="3.956343in" draw:z-index="0">
<draw:image xlink:href="../Images/yкринформ/2023-07-11T20-27-00-03-00/630_360_1687982754-187.png" xlink:type="simple" xlink:show="embed" xlink:actuate="onLoad" draw:mime-type="image/png"/>
</draw:frame>
President of Ukraine Volodymyr Zelensky, together with his wife, Elena Zelensky, participated lunch on behalf of Hitanas Naudedea on the occasion of NATO summit.</text:p>
      <text:p text:style-name="P4">
The event was broadcast on the official Presidential page of Ukraine in <text:a xlink:type="simple" xlink:href="https://www.facebook.com/zelenskiy.official/" text:style-name="Internet_20_link" text:visited-style-name="Visited_20_Internet_20_Link">
Facebook</text:a>
, reports Ukrinform.</text:p>
      <text:p text:style-name="P4">
News Source: <text:a xlink:type="simple" xlink:href="https://www.ukrinform.ua/rubric-polytics/3734527-podruzza-zelenskih-bere-ucast-v-obidi-z-nagodi-provedenna-samitu-nato.html" text:style-name="Internet_20_link" text:visited-style-name="Visited_20_Internet_20_Link">
https://www.ukrinform.ua/rubric-polytics/3734527-podruzza-zelenskih-bere-ucast-v-obidi-z-nagodi-provedenna-samitu-nato.html</text:a>
</text:p>
      <!--NEWS-->
      <text:h text:style-name="P10" text:outline-level="1">
<text:span text:style-name="T4">
In Iceland, the volcano eruption near Reykjavik slows down</text:span>
</text:h>
      <text:p text:style-name="P4">
Authors: Ukrinform (Person)</text:p>
      <text:p text:style-name="P4">
Publisher: Укринформ (Organization)</text:p>
      <text:p text:style-name="P4">
Published Time: 2023-07-11T20:34:00+03:00</text:p>
      <text:p text:style-name="P4">
Modified Time: 2023-07-11T20:34:00+03:00</text:p>
      <text:p text:style-name="P4">
Description: The eruption of the volcano in Iceland near the capital of Reykjavik slows down, gas contamination is reduced. - Ukrinform.</text:p>
      <text:p text:style-name="P4">
Images: ['<text:a xlink:type="simple" xlink:href="https://static.ukrinform.com/photos/2023_07/thumb_files/630_360_1689096558-571.jpg" text:style-name="Internet_20_link" text:visited-style-name="Visited_20_Internet_20_Link">
630_360_16890...</text:a>
']</text:p>
      <text:p text:style-name="P4">
Tags: ['Ісландія', 'Вулкан']</text:p>
      <text:p text:style-name="P4">
Type: Article</text:p>
      <!--METADATA-->
      <text:p text:style-name="P4">
<draw:frame draw:style-name="fr1" draw:name="Image190" text:anchor-type="as-char" svg:width="6.9236in" svg:height="3.956343in" draw:z-index="0">
<draw:image xlink:href="../Images/yкринформ/2023-07-11T20-34-00-03-00/630_360_1689096558-571.jpg" xlink:type="simple" xlink:show="embed" xlink:actuate="onLoad" draw:mime-type="image/jpeg"/>
</draw:frame>
The eruption of the volcan in Iceland near the capital of Reykjavik is slowing down, gas -resistance is decreasing.</text:p>
      <text:p text:style-name="P4">
About it reports <text:a xlink:type="simple" xlink:href="https://news.sky.com/story/volcano-near-icelands-capital-erupts-for-the-second-time-in-a-year-12918835" text:style-name="Internet_20_link" text:visited-style-name="Visited_20_Internet_20_Link">
Sky News</text:a>
, передаєУкрінформ.</text:p>
      <text:p text:style-name="Quotations">

<text:p text:style-name="P4">
A volcano around 20 miles from Iceland's capital has started to erupt. It&gt;
 has caused no damage or disruption to flights, despite being so close to a&gt;
 major airport.  &gt;
  &gt;
  Read more 🔗 <text:a xlink:type="simple" xlink:href="https://t.co/lQRVNgvFF0" text:style-name="Internet_20_link" text:visited-style-name="Visited_20_Internet_20_Link">
 https://t.co/lQRVNgvFF0 </text:a>
<text:a xlink:type="simple" xlink:href="https://t.co/8q6QnS11tJ" text:style-name="Internet_20_link" text:visited-style-name="Visited_20_Internet_20_Link">
&gt;
 pic.twitter.com/8q6QnS11tJ </text:a>
&gt;
&gt;
 — Sky News(@Skynews)<text:a xlink:type="simple" xlink:href="https://twitter.com/SkyNews/status/1678780342579363841" text:style-name="Internet_20_link" text:visited-style-name="Visited_20_Internet_20_Link">
 July 11, 2023&gt;
 </text:a>
Meteorological Bureau <text:a xlink:type="simple" xlink:href="https://www.ukrinform.ua/tag-islandia" text:style-name="Internet_20_link" text:visited-style-name="Visited_20_Internet_20_Link">
Iceland</text:a>
It was reported that "the eruption is small, there are currently no ash emissions", and the bench comes out in the form of a fountain from a 200-meter crack.</text:p>

</text:p>
      <text:p text:style-name="P4">
This is the second case of less than 12 months when the volcano erupts, but does not cause any damage or damage, despite the fact that it is located near the Great Aeroport.</text:p>
      <text:p text:style-name="P4">
People are asked not to visit the place of eruption, as there may be a "dangerously high level of volcanic gases".</text:p>
      <text:p text:style-name="P4">
A specialist in dangerous natural phenomena at the Kristingudmundsdottr Meteorological Bureau added that the authorities are waiting to "see how to develop erasure."</text:p>
      <text:p text:style-name="P4">
<text:span text:style-name="T4">
 Read also: </text:span>
 <text:a xlink:type="simple" xlink:href="https://www.ukrinform.ua/rubric-world/3733442-u-stolici-indii-projsli-najsilnisi-za-20-rokiv-dosi.html" text:style-name="Internet_20_link" text:visited-style-name="Visited_20_Internet_20_Link">
in India's capital have passed the strongest in 20 years</text:a>
During the eruption in the same area in 2021, the streams of lava took months, and hundreds of thousands of people came to the volcano to see its seismic activity.</text:p>
      <text:p text:style-name="P4">
As it was reported, on the Reykynes Peninsula, not far from the capital of Icelanda Richavik, [the eruption of the volcano began] began](https://www.ukrinform.ua/rubric-world/3734066-nepodalik-stolici-islandii-pocalosa-viverzenna-vulkana.html).  Photo: The Guardian</text:p>
      <text:p text:style-name="P4">
News Source: <text:a xlink:type="simple" xlink:href="https://www.ukrinform.ua/rubric-world/3734524-v-islandii-spovilnuetsa-viverzenna-vulkana-bila-rejkavika.html" text:style-name="Internet_20_link" text:visited-style-name="Visited_20_Internet_20_Link">
https://www.ukrinform.ua/rubric-world/3734524-v-islandii-spovilnuetsa-viverzenna-vulkana-bila-rejkavika.html</text:a>
</text:p>
      <!--NEWS-->
      <text:h text:style-name="P10" text:outline-level="1">
<text:span text:style-name="T4">
Bribes for the border crossing: The Suspicion was informed by the People's Deputy and her assistant</text:span>
</text:h>
      <text:p text:style-name="P4">
Authors: Ukrinform (Person)</text:p>
      <text:p text:style-name="P4">
Publisher: Укринформ (Organization)</text:p>
      <text:p text:style-name="P4">
Published Time: 2023-07-11T20:47:00+03:00</text:p>
      <text:p text:style-name="P4">
Modified Time: 2023-07-11T20:47:00+03:00</text:p>
      <text:p text:style-name="P4">
Description: The National Anti -Corruption Bureau and the Specialized Anti -Corruption Prosecutor's Office reported the suspicion of the People's Deputy and its assistant for receiving $ 5.3 thousand for permission to cross the border. - Ukrinform.</text:p>
      <text:p text:style-name="P4">
Images: ['<text:a xlink:type="simple" xlink:href="https://static.ukrinform.com/photos/2018_04/thumb_files/630_360_1524557854-2899.jpg" text:style-name="Internet_20_link" text:visited-style-name="Visited_20_Internet_20_Link">
630_360_15245...</text:a>
']</text:p>
      <text:p text:style-name="P4">
Tags: ['Депутат', 'Хабар', 'НАБУ', 'САП', 'Боротьба з корупцією', 'Кордон', 'Система «Шлях»']</text:p>
      <text:p text:style-name="P4">
Type: Article</text:p>
      <!--METADATA-->
      <text:p text:style-name="P4">
<draw:frame draw:style-name="fr1" draw:name="Image191" text:anchor-type="as-char" svg:width="6.9236in" svg:height="3.956343in" draw:z-index="0">
<draw:image xlink:href="../Images/yкринформ/2023-07-11T20-47-00-03-00/630_360_1524557854-2899.jpg" xlink:type="simple" xlink:show="embed" xlink:actuate="onLoad" draw:mime-type="image/jpeg"/>
</draw:frame>
The National Anti -Corruption Bureau and the Specialized Anti -Corruption Prosecutor's Office reported about the suspicion of the People's Deputy and its assistant for receiving 5.3 thousand. dollars for permission to cross the border.</text:p>
      <text:p text:style-name="P4">
According to Ukrinform, the SAP reports in <text:a xlink:type="simple" xlink:href="https://t.me/sap_gov_ua/1505" text:style-name="Internet_20_link" text:visited-style-name="Visited_20_Internet_20_Link">
telegram</text:a>
.</text:p>
      <text:p text:style-name="P4">
On July 11, on behalf of the head of the SAP, the prosecutor with the participation of detectives acquired the suspicion of abuse of the influence of the incumbent MP. At that time, NABU detective presented a report on the suspicion and assistant to the People's Deputy. The actions of the nard and its assistants are qualified under Part 2 of Art. 28, Part 2 of Art. 369-2(acceptance of a proposal, promise or receipt of undue benefit)Criminal Code of Ukraine.</text:p>
      <text:p text:style-name="P4">
"In the framework of the pre -trial investigation, it was established that the deputy, together with his assistant for monetary remuneration, promised to ensure that the citizen was made by the authorized persons of the regional military administration the decision on permission of assistance outside Ukraine, as well as the introduction of relevant information of the information system" Path ", - it is a testament.</text:p>
      <text:p text:style-name="P4">
Subsequently, the accomplices organized an appeal of charitable organization to one of the district military administrations, on the basis of a decision, a decision was made to grant a permission to the said citizen for the passage of the Volontter across the state border of Ukraine for the purpose of transportation of humanitarian cargo to the territory of Ukraine.</text:p>
      <text:p text:style-name="P4">
After obtaining the permission, the Assistant People's Deputy met with a citizen Taifaotaus from him the second part of the stipulated funds - $ 2,800. USA.</text:p>
      <text:p text:style-name="P4">
The pre -trial investigation is ongoing.</text:p>
      <text:p text:style-name="P4">
<text:span text:style-name="T4">
 Read also: </text:span>
 <text:a xlink:type="simple" xlink:href="https://www.ukrinform.ua/rubric-society/3732008-na-ternopilsini-vikrili-pomicnika-deputata-na-habari-za-vnesenna-danih-u-sistemu-slah.html" text:style-name="Internet_20_link" text:visited-style-name="Visited_20_Internet_20_Link">
<text:span text:style-name="T4">
 Detectives </text:span>
 conducts searches from the People's Deputy and its assistant - NABU</text:a>
As reported by Ukrinform, in the Ternopil region National Anti -Corruption Bureau and Specialized Anti -Corruption Prosecutor's Office <text:a xlink:type="simple" xlink:href="https://www.ukrinform.ua/rubric-society/3732008-na-ternopilsini-vikrili-pomicnika-deputata-na-habari-za-vnesenna-danih-u-sistemu-slah.html" text:style-name="Internet_20_link" text:visited-style-name="Visited_20_Internet_20_Link">
exposed</text:a>
Assistant to the deputy to receive an undue benefit for entering the data by the Usystem "Path".</text:p>
      <text:p text:style-name="P4">
According to the Verkhovna Rada deputy Alexei Goncharenko, we are talking about the people's deputy of the servant of the people Lyudmila Marchenko.</text:p>
      <text:p text:style-name="P4">
News Source: <text:a xlink:type="simple" xlink:href="https://www.ukrinform.ua/rubric-society/3734530-habari-za-peretin-kordonu-pro-pidozru-povidomili-narodnij-deputatci-ta-ii-pomicnici.html" text:style-name="Internet_20_link" text:visited-style-name="Visited_20_Internet_20_Link">
https://www.ukrinform.ua/rubric-society/3734530-habari-za-peretin-kordonu-pro-pidozru-povidomili-narodnij-deputatci-ta-ii-pomicnici.html</text:a>
</text:p>
      <!--NEWS-->
      <text:h text:style-name="P10" text:outline-level="1">
<text:span text:style-name="T4">
France will simplify the process of supplying weapons to Ukraine - Reznikov</text:span>
</text:h>
      <text:p text:style-name="P4">
Authors: Ukrinform (Person)</text:p>
      <text:p text:style-name="P4">
Publisher: Укринформ (Organization)</text:p>
      <text:p text:style-name="P4">
Published Time: 2023-07-11T21:00:13+03:00</text:p>
      <text:p text:style-name="P4">
Modified Time: 2023-07-11T21:00:13+03:00</text:p>
      <text:p text:style-name="P4">
Description: France will increase Ukraine's military assistance by € 170 million and simplify the weapon supply process. - Ukrinform.</text:p>
      <text:p text:style-name="P4">
Images: ['<text:a xlink:type="simple" xlink:href="https://static.ukrinform.com/photos/2023_07/thumb_files/630_360_1689098250-865.jpg" text:style-name="Internet_20_link" text:visited-style-name="Visited_20_Internet_20_Link">
630_360_16890...</text:a>
']</text:p>
      <text:p text:style-name="P4">
Tags: ['Франція', 'Міноборони', 'Саміт НАТО', 'Зброя', 'ЗСУ', 'Резніков', 'Війна з Росією']</text:p>
      <text:p text:style-name="P4">
Type: Article</text:p>
      <!--METADATA-->
      <text:p text:style-name="P4">
<draw:frame draw:style-name="fr1" draw:name="Image192" text:anchor-type="as-char" svg:width="6.9236in" svg:height="3.956343in" draw:z-index="0">
<draw:image xlink:href="../Images/yкринформ/2023-07-11T21-00-13-03-00/630_360_1689098250-865.jpg" xlink:type="simple" xlink:show="embed" xlink:actuate="onLoad" draw:mime-type="image/jpeg"/>
</draw:frame>
France will increase Ukraine's military assistance by € 170 million and simplify the supply of weapons.</text:p>
      <text:p text:style-name="P4">
About it in <text:a xlink:type="simple" xlink:href="https://twitter.com/oleksiireznikov/status/1678767922511228928" text:style-name="Internet_20_link" text:visited-style-name="Visited_20_Internet_20_Link">
Twitter</text:a>
The Defense Minister of Ukraine Alexei Reznikov after meeting in Vilnius with France Minister Sebastian Lecorton, Ukrinform reports.</text:p>
      <text:p text:style-name="P4">
"Today in Vilnius we have signed an agreement between the Ministries of Defense of Ukraine. Military assistance to Ukraine will increase by € 170 million; the process of purchasing and supplying weapons to Ukraine has been built;(https://www.ukrinform.ua/tag-reznikov).</text:p>
      <text:p text:style-name="P4">
<text:span text:style-name="T4">
 Read also: </text:span>
 <text:a xlink:type="simple" xlink:href="https://www.ukrinform.ua/rubric-ato/3734488-koalicia-z-navcanna-ukrainskih-pilotiv-f16-sformovana-reznikov.html" text:style-name="Internet_20_link" text:visited-style-name="Visited_20_Internet_20_Link">
F-16-generated Ukrainian pilots coalition-<text:span text:style-name="T4">
 Reznikov </text:span>
</text:a>
According to Ukrinform, the NATO summit takes place on July 11-12 in the capital of Lithuania. Invert to Vilnius arrived <text:a xlink:type="simple" xlink:href="https://www.ukrinform.ua/rubric-polytics/3734398-zelenskij-pribuv-do-vilnusa.html" text:style-name="Internet_20_link" text:visited-style-name="Visited_20_Internet_20_Link">
President Volodymyr Zelenskyy</text:a>
 .</text:p>
      <text:p text:style-name="P4">
News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The United States has imposed sanctions against the Excellent Defense of Serbia, who cooperated with Russia</text:span>
</text:h>
      <text:p text:style-name="P4">
Authors: Ukrinform (Person)</text:p>
      <text:p text:style-name="P4">
Publisher: Укринформ (Organization)</text:p>
      <text:p text:style-name="P4">
Published Time: 2023-07-11T21:07:26+03:00</text:p>
      <text:p text:style-name="P4">
Modified Time: 2023-07-11T21:07:26+03:00</text:p>
      <text:p text:style-name="P4">
Description: The US Ministry of Finance has imposed sanctions against the former Defense Minister of Serbia with the assistance of the malicious activity of the Russian Federation in the region. - Ukrinform.</text:p>
      <text:p text:style-name="P4">
Images: ['<text:a xlink:type="simple" xlink:href="https://static.ukrinform.com/photos/2018_03/thumb_files/630_360_1522070878-4204.jpg" text:style-name="Internet_20_link" text:visited-style-name="Visited_20_Internet_20_Link">
630_360_15220...</text:a>
']</text:p>
      <text:p text:style-name="P4">
Tags: ['Санкції', 'Сербія', 'США', 'Росія']</text:p>
      <text:p text:style-name="P4">
Type: Article</text:p>
      <!--METADATA-->
      <text:p text:style-name="P4">
<draw:frame draw:style-name="fr1" draw:name="Image193" text:anchor-type="as-char" svg:width="6.9236in" svg:height="3.956343in" draw:z-index="0">
<draw:image xlink:href="../Images/yкринформ/2023-07-11T21-07-26-03-00/630_360_1522070878-4204.jpg" xlink:type="simple" xlink:show="embed" xlink:actuate="onLoad" draw:mime-type="image/jpeg"/>
</draw:frame>
The US Ministry of Finance has imposed sanctions against the former Serbian Ministers for the assistance of the malicious activity of the Russian Federation in the region.</text:p>
      <text:p text:style-name="P4">
As Ukrinform reports, it reports <text:a xlink:type="simple" xlink:href="http://ukrainian.voanews.com/a/minfin-spoluchenyh-shtativ-naklav-sankciji-na-eks-ministra-oborony-serbiji/7176086.html" text:style-name="Internet_20_link" text:visited-style-name="Visited_20_Internet_20_Link">
Voice of America</text:a>
.</text:p>
      <text:p text:style-name="P4">
The Department of Foreign Assets of the Ministry of Finance Sashazazhadaued the sanctions on the Serbian expolve, which, as stated in the statements, emphasizes the determination of the United States to attract the reference of those who participated in corruption affairs for their own interests and harmed peace and stability. In addition, these corruption operations, as stated in the statement of the US Ministry of Finance, contribute to the Russian malicious activity in Serbia and the region.</text:p>
      <text:p text:style-name="P4">
"The Ministry of Finance will focus on entities that abuse their personal gain, while undermining this efficient and democratic management in the Western Balkans," said the Deputy Minister of Finance on Terrorism and Financial Intelligence Brian Neelson.</text:p>
      <text:p text:style-name="P4">
Director of the Security Agency <text:a xlink:type="simple" xlink:href="https://www.ukrinform.ua/tag-serbia" text:style-name="Internet_20_link" text:visited-style-name="Visited_20_Internet_20_Link">
Serbia</text:a>
, Excellence in Defense and Excel -Invinational Affairs Alexandar Volin, said in an official message involved in transnational organized crime, illegal drug surgery and abuse of office.</text:p>
      <text:p text:style-name="P4">
The official used his powers to support the actions of Russia, the providing platform to strengthen his influence in the region.</text:p>
      <text:p text:style-name="P4">
*!(https://www.ukrinform.ua/rubric-world/3734130-u-ssa-kerivnika-analiticnogo-centru-zvinuvatili-u-nezakonnij-dialnosti-na-korist-kitau.html)As a result of the sanctions introduced, all property(whether transactions are related to it)Taiinteresa Vulina in the US or in the possession or under the control of US persons is blocked.</text:p>
      <text:p text:style-name="P4">
News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Government restricted the use of information on pharmacy signs that can mislead consumers</text:span>
</text:h>
      <text:p text:style-name="P4">
Authors: Ukrinform (Person)</text:p>
      <text:p text:style-name="P4">
Publisher: Укринформ (Organization)</text:p>
      <text:p text:style-name="P4">
Published Time: 2023-07-11T21:15:00+03:00</text:p>
      <text:p text:style-name="P4">
Modified Time: 2023-07-11T21:15:00+03:00</text:p>
      <text:p text:style-name="P4">
Description: The Cabinet of Ministers changed the conditions of retail trade in medicinal products, returned a request to restrict the provision of false information on pharmacy signs. - Ukrinform.</text:p>
      <text:p text:style-name="P4">
Images: ['<text:a xlink:type="simple" xlink:href="https://static.ukrinform.com/photos/2017_11/thumb_files/630_360_1510746210-8372.jpg" text:style-name="Internet_20_link" text:visited-style-name="Visited_20_Internet_20_Link">
630_360_15107...</text:a>
']</text:p>
      <text:p text:style-name="P4">
Tags: ['Ліки', 'Уряд', 'Аптека']</text:p>
      <text:p text:style-name="P4">
Type: Article</text:p>
      <!--METADATA-->
      <text:p text:style-name="P4">
<draw:frame draw:style-name="fr1" draw:name="Image194" text:anchor-type="as-char" svg:width="6.9236in" svg:height="3.956343in" draw:z-index="0">
<draw:image xlink:href="../Images/yкринформ/2023-07-11T21-15-00-03-00/630_360_1510746210-8372.jpg" xlink:type="simple" xlink:show="embed" xlink:actuate="onLoad" draw:mime-type="image/jpeg"/>
</draw:frame>
Cabinet of Ministers changed the conditions of retail trade in medicinal products, returning to restriction on the provision of false information on pharmacy signs.</text:p>
      <text:p text:style-name="P4">
As Ukrinform reports, this <text:a xlink:type="simple" xlink:href="https://t.me/tmelnychuk/2697" text:style-name="Internet_20_link" text:visited-style-name="Visited_20_Internet_20_Link">
reported</text:a>
The Utilities of the Cabinet of Ministers in the Verkhovna Rada Taras Melnychuk.</text:p>
      <text:p text:style-name="P4">
«Amendments to the license conditions of conducting business activities of custom of medicines, wholesale and retail trade of medicinal products, imports of medicinal products have been made(In addition to active pharmaceutical inhabitants)”, - the message says.</text:p>
      <text:p text:style-name="P4">
<text:span text:style-name="T4">
 Read also: </text:span>
 <text:span text:style-name="T4">
 <text:a xlink:type="simple" xlink:href="https://www.ukrinform.ua/rubric-society/3734460-urad-zbilsiv-derzzamovlenna-na-pidgotovku-medikiv-i-socpracivnikiv.html" text:style-name="Internet_20_link" text:visited-style-name="Visited_20_Internet_20_Link">
the Government has increased government order for the training of medical workers</text:a>
</text:span>
</text:p>
      <text:p text:style-name="P4">
In particular, changes have established that the signage and external advertising structures of the pharmacy institution is allowed, in addition to the name of the licensee, pharmacy and/or trademark, owned The consumer's intentions to buy goods in such an institution.</text:p>
      <text:p text:style-name="P4">
Also, the information posted on external structures can not be such that the consumer is misleading, or indicates the orientation of the pharmacy institution for the care of certain social groups of the population or contains comparisons with other fuel institutions.</text:p>
      <text:p text:style-name="P4">
<text:span text:style-name="T5">
!(https://www.ukrinform.ua/rubric-vidbudova/3734421-urad-vidiliv-ponad-17-milarda-na-vidnovlenna-medzakladiv-u-devati-regionah.html)</text:span>
*</text:p>
      <text:p text:style-name="P4">
It is expected that the implementation of the project will protect the rights and interests of the state and citizens, will prevent consumer misleading during the treatment <text:span text:style-name="T4">
 <text:a xlink:type="simple" xlink:href="https://www.ukrinform.ua/tag-liki" text:style-name="Internet_20_link" text:visited-style-name="Visited_20_Internet_20_Link">
medicinal products</text:a>
</text:span>
 Tower to provide them in a fuzzy, incomprehensible or two -digit way to make conscious choice.</text:p>
      <text:p text:style-name="P4">
As it was reported, since July 1, 2023 drugs under the program "Available medicines" should be released by electronic prescription. The paper recipe will continue to act more in temporarily occupied, frontier territories and territories, active fighting will be found.</text:p>
      <text:p text:style-name="P4">
News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On the damaged shelling of Kurakhiv TPP resumed the operation of one power unit</text:span>
</text:h>
      <text:p text:style-name="P4">
Authors: Ukrinform (Person)</text:p>
      <text:p text:style-name="P4">
Publisher: Укринформ (Organization)</text:p>
      <text:p text:style-name="P4">
Published Time: 2023-07-11T21:23:00+03:00</text:p>
      <text:p text:style-name="P4">
Modified Time: 2023-07-11T21:23:00+03:00</text:p>
      <text:p text:style-name="P4">
Description: DTEK experts resumed the operation of one block at Kurakhiv TPP, which was affected by shelling. - Ukrinform.</text:p>
      <text:p text:style-name="P4">
Images: ['<text:a xlink:type="simple" xlink:href="https://static.ukrinform.com/photos/2023_07/thumb_files/630_360_1689099673-234.jpg" text:style-name="Internet_20_link" text:visited-style-name="Visited_20_Internet_20_Link">
630_360_16890...</text:a>
']</text:p>
      <text:p text:style-name="P4">
Tags: ['Донеччина', 'Курахово', 'ТЕС']</text:p>
      <text:p text:style-name="P4">
Type: Article</text:p>
      <!--METADATA-->
      <text:p text:style-name="P4">
<draw:frame draw:style-name="fr1" draw:name="Image195" text:anchor-type="as-char" svg:width="6.9236in" svg:height="3.956343in" draw:z-index="0">
<draw:image xlink:href="../Images/yкринформ/2023-07-11T21-23-00-03-00/630_360_1689099673-234.jpg" xlink:type="simple" xlink:show="embed" xlink:actuate="onLoad" draw:mime-type="image/jpeg"/>
</draw:frame>
Specialists have resumed the operation of one block at Kurakhiv TPP, which was affected by the shelling.</text:p>
      <text:p text:style-name="P4">
About it in <text:a xlink:type="simple" xlink:href="https://www.facebook.com/sergey.j.kovalenko/posts/pfbid02hXAZVx8rmVa12P6icKV4w6jcmTrpquHkKCyZk9j7yGxQQFH7415mJQLqcTzn3CFcl" text:style-name="Internet_20_link" text:visited-style-name="Visited_20_Internet_20_Link">
Facebook</text:a>
reported Yasno CEO(DTEK Group)Sergey Kovalenko, reports Ukrinform.</text:p>
      <text:p text:style-name="P4">
“The Kurakhiv TPP stopped working. But today one block has worked, ”he goes in the message.</text:p>
      <text:p text:style-name="P4">
Kovalenko added that the shelling of the building disrupted the holding structure, later the concrete floor collapsed. The employees of the target of the target enterprise were injured, the dead are.</text:p>
      <text:p text:style-name="P4">
<text:span text:style-name="T4">
 Read also: </text:span>
 <text:a xlink:type="simple" xlink:href="https://www.ukrinform.ua/rubric-economy/3732803-magate-provela-rotacii-na-troh-ukrainskih-aes.html" text:style-name="Internet_20_link" text:visited-style-name="Visited_20_Internet_20_Link">
IAEA made rotations on three Ukrainian <text:span text:style-name="T4">
 NPPs </text:span>
</text:a>
In addition, the Yasno leader called for Ukrainians to restrict the consumption of electricity in the evening peak, since the firing of energy infrastructure is very damaged. Keeping it in working order is the cost of incredible effort.</text:p>
      <text:p text:style-name="P4">
As it was reported, at about 23:10 on July 7 there was a collapse of roof and several floors in the shop at the TPP in Kurakhovo <text:a xlink:type="simple" xlink:href="https://www.ukrinform.ua/tag-doneccina" text:style-name="Internet_20_link" text:visited-style-name="Visited_20_Internet_20_Link">
Donetsk region.</text:a>
As a result of the destruction of metal-concrete structures, one worker was killed, three more were sent to the pre-hospital. Two people were considered missing. Later, under the rubble, they found their lives, so the total number of dead increased to three. According to preliminary data, the roof collapsed as a result of previous enemy attacks on the enterprise.</text:p>
      <text:p text:style-name="P4">
<text:span text:style-name="T5">
Foto: uk.wikipedia.org</text:span>
</text:p>
      <text:p text:style-name="P4">
News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Zelensky announced new protection tools for Ukraine</text:span>
</text:h>
      <text:p text:style-name="P4">
Authors: Ukrinform (Person)</text:p>
      <text:p text:style-name="P4">
Publisher: Укринформ (Organization)</text:p>
      <text:p text:style-name="P4">
Published Time: 2023-07-11T21:27:00+03:00</text:p>
      <text:p text:style-name="P4">
Modified Time: 2023-07-11T21:27:00+03:00</text:p>
      <text:p text:style-name="P4">
Description: President of Ukraine Volodymyr Zelensky announced new protection tools for Ukraine. - Ukrinform.</text:p>
      <text:p text:style-name="P4">
Images: ['<text:a xlink:type="simple" xlink:href="https://static.ukrinform.com/photos/2023_07/thumb_files/630_360_1688898779-493.jpeg" text:style-name="Internet_20_link" text:visited-style-name="Visited_20_Internet_20_Link">
630_360_16888...</text:a>
']</text:p>
      <text:p text:style-name="P4">
Tags: ['НАТО', 'Зеленський', 'Війна з Росією']</text:p>
      <text:p text:style-name="P4">
Type: Article</text:p>
      <!--METADATA-->
      <text:p text:style-name="P4">
<draw:frame draw:style-name="fr1" draw:name="Image196" text:anchor-type="as-char" svg:width="6.9236in" svg:height="3.956343in" draw:z-index="0">
<draw:image xlink:href="../Images/yкринформ/2023-07-11T21-27-00-03-00/630_360_1688898779-493.jpeg" xlink:type="simple" xlink:show="embed" xlink:actuate="onLoad" draw:mime-type="image/jpeg"/>
</draw:frame>
President of Ukraine Volodymyr Zelensky announced new protection tools for Ukraine.</text:p>
      <text:p text:style-name="P4">
He wrote about it in <text:a xlink:type="simple" xlink:href="https://t.me/V_Zelenskiy_official/6938" text:style-name="Internet_20_link" text:visited-style-name="Visited_20_Internet_20_Link">
telegram</text:a>
, reports Ukrinform.</text:p>
      <text:p text:style-name="P4">
"Tomorrow we will continue our work in Vilnius. Our defense is the first priority. I am grateful to partners for their readiness to take new steps. More weapons for our military - more protection of life for all Ukraine. Let's bring new protection tools to Ukraine," the statement reads.</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Also, as Zelensky noted, bilateral meetings are planned by the Zamorian, Canadian, German, British, Dutch, Japanese and other partners.</text:p>
      <text:p text:style-name="P4">
The first inaugural meeting of the Council of Ukraine - NATO is also planned.</text:p>
      <text:p text:style-name="P4">
As reported by Ukrinform, Summit <text:span text:style-name="T4">
 <text:a xlink:type="simple" xlink:href="https://www.ukrinform.ua/tag-nato" text:style-name="Internet_20_link" text:visited-style-name="Visited_20_Internet_20_Link">
NATO</text:a>
</text:span>
 It takes place on July 11-12 in the capital of Lithuania. Volodymyr Zelenskyy also arrived on Tuesday to Vilnius.</text:p>
      <text:p text:style-name="P4">
News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Following the decision of the summit in Vilnius Ukraine's path to NATO will be shorter - the Czech President</text:span>
</text:h>
      <text:p text:style-name="P4">
Authors: Ukrinform (Person)</text:p>
      <text:p text:style-name="P4">
Publisher: Укринформ (Organization)</text:p>
      <text:p text:style-name="P4">
Published Time: 2023-07-11T21:35:00+03:00</text:p>
      <text:p text:style-name="P4">
Modified Time: 2023-07-11T21:35:00+03:00</text:p>
      <text:p text:style-name="P4">
Description: Czech President Peter Pavel called the successful decision of the NATO Vilnius Summit on the future membership of Ukraine and said that now the path of Kiev would be reduced to the Alliance. - Ukrinform.</text:p>
      <text:p text:style-name="P4">
Images: ['<text:a xlink:type="simple" xlink:href="https://static.ukrinform.com/photos/2023_07/thumb_files/630_360_1689080905-308.jpg" text:style-name="Internet_20_link" text:visited-style-name="Visited_20_Internet_20_Link">
630_360_16890...</text:a>
']</text:p>
      <text:p text:style-name="P4">
Tags: ['Чехія', 'Саміт НАТО', 'Україна', 'Петр Павел']</text:p>
      <text:p text:style-name="P4">
Type: Article</text:p>
      <!--METADATA-->
      <text:p text:style-name="P4">
<draw:frame draw:style-name="fr1" draw:name="Image197" text:anchor-type="as-char" svg:width="6.9236in" svg:height="3.956343in" draw:z-index="0">
<draw:image xlink:href="../Images/yкринформ/2023-07-11T21-35-00-03-00/630_360_1689080905-308.jpg" xlink:type="simple" xlink:show="embed" xlink:actuate="onLoad" draw:mime-type="image/jpeg"/>
</draw:frame>
Presidential Petr Pavel called the successful decision of the NATO Vilnius Summit on the future of Ukraine and stated that now the path of Kiev would be reduced to the Alliance.</text:p>
      <text:p text:style-name="P4">
According to Ukrinform, Peter Paul wrote about it in <text:a xlink:type="simple" xlink:href="https://twitter.com/prezidentpavel/status/1678813660993421330" text:style-name="Internet_20_link" text:visited-style-name="Visited_20_Internet_20_Link">
Twitter</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 is a success. Thanks to today's agreement, the path to membership will become shorter, "the message reads.</text:p>
      <text:p text:style-name="P4">
*!(https://www.ukrinform.ua/rubric-polytics/3732623-ukraina-ta-cehia-pidpisali-memorandum-pro-spivpracu-v-oboronnij-galuzi.html)As reported by Ukrinform, the NATO summit <text:a xlink:type="simple" xlink:href="https://www.ukrinform.ua/rubric-polytics/3734106-u-vilnusi-rozpocinaetsa-samit-nato-akij-viznacit-podalsij-slah-ukraini-do-alansu.html" text:style-name="Internet_20_link" text:visited-style-name="Visited_20_Internet_20_Link">
passes on July 11-12</text:a>
In the capital. On Tuesday, President Volodymyr Zelenskyy arrived in Vilnius.</text:p>
      <text:p text:style-name="P4">
<text:span text:style-name="T5">
Foto: PREZIDENT_PAVEL</text:span>
 Instagram</text:p>
      <text:p text:style-name="P4">
News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Wimbledon -2023: Lyudmila Kichenok - in the semi -finals of Miksta</text:span>
</text:h>
      <text:p text:style-name="P4">
Authors: Ukrinform (Person)</text:p>
      <text:p text:style-name="P4">
Publisher: Укринформ (Organization)</text:p>
      <text:p text:style-name="P4">
Published Time: 2023-07-11T21:39:37+03:00</text:p>
      <text:p text:style-name="P4">
Modified Time: 2023-07-11T21:39:37+03:00</text:p>
      <text:p text:style-name="P4">
Description: In London (UK), the Wimbledon tournament is ongoing - the third season in the Grand Slam series. - Ukrinform.</text:p>
      <text:p text:style-name="P4">
Images: ['<text:a xlink:type="simple" xlink:href="https://static.ukrinform.com/photos/2023_07/thumb_files/630_360_1689100765-536.jpg" text:style-name="Internet_20_link" text:visited-style-name="Visited_20_Internet_20_Link">
630_360_16891...</text:a>
']</text:p>
      <text:p text:style-name="P4">
Tags: ['Теніс', 'Вімблдон']</text:p>
      <text:p text:style-name="P4">
Type: Article</text:p>
      <!--METADATA-->
      <text:p text:style-name="P4">
<draw:frame draw:style-name="fr1" draw:name="Image198" text:anchor-type="as-char" svg:width="6.9236in" svg:height="3.956343in" draw:z-index="0">
<draw:image xlink:href="../Images/yкринформ/2023-07-11T21-39-37-03-00/630_360_1689100765-536.jpg" xlink:type="simple" xlink:show="embed" xlink:actuate="onLoad" draw:mime-type="image/jpeg"/>
</draw:frame>
In London(United Kingdom)The Wimbledon tournament continues - the third in the season from the Grandslam series.</text:p>
      <text:p text:style-name="P4">
The Croatian -Ukrainian duo - Lyudmila Kichenok in the 1/4 finals won the French -Kazakhstan Tandemnikol - Anna Danilina - 6: 3, 6: 4, Ukrinform reports in the 1/4 finals.</text:p>
      <text:p text:style-name="P4">
The permit to the finals of the peacock and the kichenka will play with the winners of the match by the inter -Briters Johnny O'Mar and Olivia Nicholz with Australians Matthew Ebden Taellen Pere.</text:p>
      <text:p text:style-name="P4">
<text:span text:style-name="T4">
 Read also: </text:span>
 <text:a xlink:type="simple" xlink:href="https://www.ukrinform.ua/rubric-sports/3734511-vimbldon-kostuk-ne-zmogla-probitisa-do-12-finalu-zmisanogo-rozradu.html" text:style-name="Internet_20_link" text:visited-style-name="Visited_20_Internet_20_Link">
Wimbledon: Kostyuk could not break up to 1/2 of the finished discharge</text:a>
The Wimbledon tournament will last until July 16.</text:p>
      <text:p text:style-name="P4">
Photo: Getty Images/Global Images Ukraine.</text:p>
      <text:p text:style-name="P4">
News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Magura's Main Master-Satellite Magura Marcus wrote a report to move to a lower position</text:span>
</text:h>
      <text:p text:style-name="P4">
Authors: Ukrinform (Person)</text:p>
      <text:p text:style-name="P4">
Publisher: Укринформ (Organization)</text:p>
      <text:p text:style-name="P4">
Published Time: 2023-07-11T21:43:00+03:00</text:p>
      <text:p text:style-name="P4">
Modified Time: 2023-07-11T21:43:00+03:00</text:p>
      <text:p text:style-name="P4">
Description: The chief sergeant of the 47th separate mechanized brigade "Magura" Valery Marcus wrote a report for transfer to a lower position in the brigade. - Ukrinform.</text:p>
      <text:p text:style-name="P4">
Images: ['<text:a xlink:type="simple" xlink:href="https://static.ukrinform.com/photos/2023_07/thumb_files/630_360_1689101417-310.jpg" text:style-name="Internet_20_link" text:visited-style-name="Visited_20_Internet_20_Link">
630_360_16891...</text:a>
']</text:p>
      <text:p text:style-name="P4">
Tags: ['ЗСУ', 'Війна з Росією']</text:p>
      <text:p text:style-name="P4">
Type: Article</text:p>
      <!--METADATA-->
      <text:p text:style-name="P4">
<draw:frame draw:style-name="fr1" draw:name="Image199" text:anchor-type="as-char" svg:width="6.9236in" svg:height="3.956343in" draw:z-index="0">
<draw:image xlink:href="../Images/yкринформ/2023-07-11T21-43-00-03-00/630_360_1689101417-310.jpg" xlink:type="simple" xlink:show="embed" xlink:actuate="onLoad" draw:mime-type="image/jpeg"/>
</draw:frame>
The chief of the 47th Separate Mechanized Brigade of Magura Valery Marcus wrote the transmission to a lower position in the brigade.</text:p>
      <text:p text:style-name="P4">
The military reported this on his Facebook page](https://www.facebook.com/valerii.markus/posts/pfbid0no4he5grQVRrFgDJJq7gwW7hhp5n4iqTcbZLWLdfouNEKDjwD7NLJzK9nkV2WTs5l), reports Ukrinform.</text:p>
      <text:p text:style-name="P4">
"I categorically disagree with the decisions on the use and development of the 47 brigade. Build a military unit according to those values that we declared at the beginning of its creation, we were not allowed. I have no opportunity to influence the situation or remedy more. It is advisable. I can't leave my people, so I go to the backyard of my own request to be closer to them on the battlefield, "Marcus wrote.</text:p>
      <text:p text:style-name="P4">
He posted a photo of his translation report, which, among other things, considers "systematic humiliation of the work of the sergeant corps of the brigade."</text:p>
      <text:p text:style-name="P4">
As reported by Ukrinform, earlier President of Ukraine Volodymyr Zelenskyy _ <text:span text:style-name="T4">
 <text:a xlink:type="simple" xlink:href="https://www.ukrinform.ua/rubric-society/3729058-prezident-zustrivsa-z-golovnim-majsterserzantom-brigadi-magura-valeriem-markusom.html" text:style-name="Internet_20_link" text:visited-style-name="Visited_20_Internet_20_Link">
met with the main master-holder of the Magura brigade Valery Marcus</text:a>
</text:span>
 _. In particular, they discussed the changes that would realize in the Ukrainian military improve the service, as well as the reform of the Sergeant Corps and ensuring a worthy level of wages.</text:p>
      <text:p text:style-name="P4">
News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The Polish Seimas adopted a resolution on Volyn tragedy</text:span>
</text:h>
      <text:p text:style-name="P4">
Authors: Ukrinform (Person)</text:p>
      <text:p text:style-name="P4">
Publisher: Укринформ (Organization)</text:p>
      <text:p text:style-name="P4">
Published Time: 2023-07-11T21:56:00+03:00</text:p>
      <text:p text:style-name="P4">
Modified Time: 2023-07-11T21:56:00+03:00</text:p>
      <text:p text:style-name="P4">
Description: The lower house of the Polish Parliament unanimously adopted a resolution on Tuesday, which honored the memory of the victims of the Volyn tragedy. - Ukrinform.</text:p>
      <text:p text:style-name="P4">
Images: ['<text:a xlink:type="simple" xlink:href="https://static.ukrinform.com/photos/2023_07/thumb_files/630_360_1689110187-362.jpg" text:style-name="Internet_20_link" text:visited-style-name="Visited_20_Internet_20_Link">
630_360_16891...</text:a>
']</text:p>
      <text:p text:style-name="P4">
Tags: ['Історія', 'Польща', 'Резолюція', 'Сейм', 'Україна', 'Волинська трагедія']</text:p>
      <text:p text:style-name="P4">
Type: Article</text:p>
      <!--METADATA-->
      <text:p text:style-name="P4">
<draw:frame draw:style-name="fr1" draw:name="Image200" text:anchor-type="as-char" svg:width="6.9236in" svg:height="3.956343in" draw:z-index="0">
<draw:image xlink:href="../Images/yкринформ/2023-07-11T21-56-00-03-00/630_360_1689110187-362.jpg" xlink:type="simple" xlink:show="embed" xlink:actuate="onLoad" draw:mime-type="image/jpeg"/>
</draw:frame>
The Nizhny Parliament unanimously adopted a resolution on Tuesday, which honored the memory of the victims of the Volyn tragedy.</text:p>
      <text:p text:style-name="P4">
In it, the Seimas of Poland stressed that for Polish-Ukrainian reconciliation it is necessary to admit guilt for crimes and honoring victims, Ukrinform reports.</text:p>
      <text:p text:style-name="P4">
“The Polish-Ukrainian reconciliation, which has been built by representatives of both natives for years, should also include the guilt and commemoration of the victim of the World War. Of fundamental importance is the exhumation, proper burial and honoring of the memory of all victims of genocide on the Eastern Circle(The current territory of Western Ukraine - ed.)”,- the resolution said.</text:p>
      <text:p text:style-name="P4">
All 440 deputies who were in the session hall voted in favor of the resolution, no one was with the way.</text:p>
      <text:p text:style-name="P4">
<text:span text:style-name="T4">
 Read also: </text:span>
 <text:a xlink:type="simple" xlink:href="https://www.ukrinform.ua/rubric-polytics/3732902-rosia-rozigruvatime-volinsku-kartu-poki-ne-bude-zasovano-vse-pro-tragediu-moraveckij.html" text:style-name="Internet_20_link" text:visited-style-name="Visited_20_Internet_20_Link">
Moravetsky: Russia will play the Volyn Card, will leave everything about the tragedy</text:a>
In official events on the occasion of the Victims of the Volyn Tragedy, which take place in Poland 11, from Ukraine, in particular, participated(https://www.ukrinform.ua/rubric-polytics/3734509-stefancuk-iz-kerivnictvom-polsi-vsanuvali-pamat-zertv-volinskoi-tragedii.html)and [Minister of Culture and Information Policy Oleksandr Tkachenko]](https://www.ukrinform.ua/rubric-polytics/3734519-ministri-kulturi-ukraini-ta-polsi-vsanuvali-pamat-zertv-volinskoi-tragedii.html).</text:p>
      <text:p text:style-name="P4">
As it was reported, the Presidents of Ukraine and Poland, <text:a xlink:type="simple" xlink:href="https://www.ukrinform.ua/rubric-polytics/3733437-razom-mi-silnisi-zelenskij-i-duda-vsanuvali-pamat-zertv-volinskoi-tragedii.html" text:style-name="Internet_20_link" text:visited-style-name="Visited_20_Internet_20_Link">
Volodymyr Zelenskyy Ienej Duda</text:a>
They met on July 9 in Lutsk and took part in joint events to commemorate the victims of the Volyn tragedy. Zelensky and Duda visited the Cathedral of St. Peter and Paul. The Mass was attended by the head of the Metropolitepyan PCCU, Metropolitan Lutsk and Volyn Michael, Head of the Ukrainian Greek Catholic Church, His Beatitude Sviatoslav.</text:p>
      <text:p text:style-name="P4">
<text:span text:style-name="T4">
 Read also: </text:span>
 <text:a xlink:type="simple" xlink:href="https://www.ukrinform.ua/rubric-society/3732808-glavi-ugkc-ta-katolickoi-cerkvi-polsi-pidpisali-zvernenna-sodo-volinskoi-tragedii.html" text:style-name="Internet_20_link" text:visited-style-name="Visited_20_Internet_20_Link">
Heads of the UGCC and the Catholic Church of Poland signed the Consignment of <text:span text:style-name="T4">
 Volyn </text:span>
 <text:span text:style-name="T4">
 Tragedy </text:span>
</text:a>
</text:p>
      <text:p text:style-name="P4">
The theme of the Volyn tragedy in recent years is now actively using Russian propaganda to quarrel Ukraine and Poland.</text:p>
      <text:p text:style-name="P4">
<text:span text:style-name="T5">
Foto: Sejm Rp, Twitter</text:span>
</text:p>
      <text:p text:style-name="P4">
News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Marchenko went out to the 1/8 finals of the ATP Tournament Series Challenger in Chicago</text:span>
</text:h>
      <text:p text:style-name="P4">
Authors: Ukrinform (Person)</text:p>
      <text:p text:style-name="P4">
Publisher: Укринформ (Organization)</text:p>
      <text:p text:style-name="P4">
Published Time: 2023-07-11T21:58:30+03:00</text:p>
      <text:p text:style-name="P4">
Modified Time: 2023-07-11T21:58:30+03:00</text:p>
      <text:p text:style-name="P4">
Description: Ilya Marchenko is playing a ticket to the quarterfinals of the Tennis Publication Association of the Challenger Series - Chicago Men's Challenger - in Chicago (USA) with a $ 80,000 prize fund. - Ukrinform.</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01" text:anchor-type="as-char" svg:width="6.9236in" svg:height="3.956343in" draw:z-index="0">
<draw:image xlink:href="../Images/yкринформ/2023-07-11T21-58-30-03-00/630_360_1686825878-112.jpg" xlink:type="simple" xlink:show="embed" xlink:actuate="onLoad" draw:mime-type="image/jpeg"/>
</draw:frame>
Ukrainian Marchenko is playing a ticket to the quarterfinals of the Tournament of the Association of Tennisist Professionals(ATP)Challenger Series - Chicago Men's Challenger - in Chicago(USA)With a prize fund $ 80 thousand.</text:p>
      <text:p text:style-name="P4">
In the match for the release up to the 1/8 finals of the competition Marchenko in 1.5 hours was defeated by the Australian Suin - 6: 4, 6: 4, reports Ukrinform.</text:p>
      <text:p text:style-name="P4">
The next rival Marchenko in the second round of the main grid of competition is Tristan Skulkeit, who lost at the 5th number of Altuguggdglykolkovich from Turkey - 6: 4, 7: 6: 6: 6: 6: 6:(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The Chicago tournament will last until July 16.</text:p>
      <text:p text:style-name="P4">
Photo: Getty Images.</text:p>
      <text:p text:style-name="P4">
News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Our defenders successfully holding back enemy attacks in all directions</text:span>
</text:h>
      <text:p text:style-name="P4">
Author: ['АРМІЯINFORM']</text:p>
      <text:p text:style-name="P4">
Time: 2023-07-11T22:00:00-04:00</text:p>
      <text:p text:style-name="P4">
Description: Opponent ZoServilu Zuillya at the Kommer, Limansky, Bakhmut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text:p>
      <text:p text:style-name="P4">
Category: News</text:p>
      <!--METADATA-->
      <text:p text:style-name="P4">
<draw:frame draw:style-name="fr1" draw:name="Image202" text:anchor-type="as-char" svg:width="6.9236in" svg:height="2.993015in" draw:z-index="0">
<draw:image xlink:href="../Images/AРМІЯINFORM/2023-07-11T22-00-00-04-00/arta.jpg" xlink:type="simple" xlink:show="embed" xlink:actuate="onLoad" draw:mime-type="image/jpeg"/>
</draw:frame>
** 🔥I</text:p>
      <text:p text:style-name="P4">
The enemy focuses on the main efforts on Kupyansk, Liman, Bakhmut, Avdiiv and Mariinsky directions, heavy fights continue. 30 combat clashes took place.</text:p>
      <text:p text:style-name="P4">
About it <text:a xlink:type="simple" xlink:href="https://www.facebook.com/GeneralStaff.ua/posts/pfbid02L2K8argqjcrgeYxEnGG9PyA8DH8v3p9qsjCGVemfAEYPhVKxw2CRriDcJCrrRv6Ll" text:style-name="Internet_20_link" text:visited-style-name="Visited_20_Internet_20_Link">
reports</text:a>
The General Staff of the Armed Forces of Ukraine.</text:p>
      <text:p text:style-name="P4">
<text:span text:style-name="T4">
 In the Kupyansk direction </text:span>
 Our warriors keep defense.</text:p>
      <text:p text:style-name="P4">
<text:span text:style-name="T4">
 In the Bakhmut direction, </text:span>
 Under the dense fire of the enemy artillery, our organizations successfully reflected the attacks of the invaders in the area of the settlement of Donetsk region.</text:p>
      <text:p text:style-name="P4">
<text:span text:style-name="T4">
 In the Avdeevsky direction </text:span>
 Defense forces continue to restrain the Nastprostian troops in the Seveverny Donetsk region.</text:p>
      <text:p text:style-name="P4">
<text:span text:style-name="T4">
 In the Marinskaya direction, </text:span>
 under the hostile fire of artillery, our defenders have reflected all hostile attacks in the areas of Marina Takrasnohivka settlements.</text:p>
      <text:p text:style-name="P4">
<text:span text:style-name="T4">
 In the mineral direction </text:span>
 the enemy conducted unsuccessful offensive actions in Rivmivkaivka of Donetsk region.</text:p>
      <text:p text:style-name="P4">
News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The government has changed the order of assignment to displaced persons</text:span>
</text:h>
      <text:p text:style-name="P4">
Authors: Ukrinform (Person)</text:p>
      <text:p text:style-name="P4">
Publisher: Укринформ (Organization)</text:p>
      <text:p text:style-name="P4">
Published Time: 2023-07-11T22:06:00+03:00</text:p>
      <text:p text:style-name="P4">
Modified Time: 2023-07-11T22:06:00+03:00</text:p>
      <text:p text:style-name="P4">
Description: The Cabinet of Ministers adopted a resolution that specified the parameters of assistance to internally displaced persons.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Уряд', 'Гроші']</text:p>
      <text:p text:style-name="P4">
Type: Article</text:p>
      <!--METADATA-->
      <text:p text:style-name="P4">
<draw:frame draw:style-name="fr1" draw:name="Image203" text:anchor-type="as-char" svg:width="6.9236in" svg:height="3.949857in" draw:z-index="0">
<draw:image xlink:href="../Images/yкринформ/2023-07-11T22-06-00-03-00/630_360_1601066264-898.jpg" xlink:type="simple" xlink:show="embed" xlink:actuate="onLoad" draw:mime-type="image/jpeg"/>
</draw:frame>
The Cabinet of Ministers approved a resolution that specified the parameters of assistance to internally displaced persons.</text:p>
      <text:p text:style-name="P4">
About it <text:a xlink:type="simple" xlink:href="https://www.msp.gov.ua/news/22951.html" text:style-name="Internet_20_link" text:visited-style-name="Visited_20_Internet_20_Link">
reports</text:a>
Ukraine's press service of Ukraine, Ukrinform reports.</text:p>
      <text:p text:style-name="P4">
"On July 11, the government adopted the Resolution" Some Issues of Supporting Intradowned Persons ", which changes to the procedure for assigning payments for IDPs," the statement said.</text:p>
      <text:p text:style-name="P4">
In particular, for all internally displaced persons residing in Ukraine, assistance in Ukraine, from August 1, 2023, will be automatically extended for 6 months, by the end of January 2024, in a certain amount for persons with a displacement and children - 3 thousand UAH and for others persons - 2 thousand UAH.</text:p>
      <text:p text:style-name="P4">
<text:span text:style-name="T4">
 Read also: </text:span>
 <text:span text:style-name="T4">
 <text:a xlink:type="simple" xlink:href="https://www.ukrinform.ua/rubric-economy/3732649-sprianna-relokacii-biznesu-vpo-nadast-dodatkovi-perspektivi-gromadam-ekspert-ulead.html" text:style-name="Internet_20_link" text:visited-style-name="Visited_20_Internet_20_Link">
Promotion of IDP Relocation Relocation will provide additional speakers to communities-U-LEAD expert</text:a>
</text:span>
</text:p>
      <text:p text:style-name="P4">
Accordingly, payments will not continue to persons who are abroading 30 calendar days in a row for no reasonable reasons confirmed by document(The reasons for the person were a submission or internship, was under the treatment of apareabilitation, looked after a sick child, healing the child, etc.).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It is also clarified that payments from September 1, 2023 will be terminated to Timits whose property state allows the significant expenses of the state to be made. Namely, the IDPs, which from the moment of adoption of this decision, have purchased a new vehicle, purchased a land, an apartment, a house for more than 100 thousand UAH.</text:p>
      <text:p text:style-name="P4">
Ukrainians who have funds in the total amount of more than 100 thousand UAH, or purchased foreign currency, as well as banking metals for a total amount of more than 100 thousand UAH will not receive assistance.<text:span text:style-name="T4">
 Read also: </text:span>
 <text:span text:style-name="T4">
 <text:a xlink:type="simple" xlink:href="https://www.ukrinform.ua/rubric-society/3729574-z-pocatku-povnomasstabnoi-vijni-do-sluzbi-zajnatosti-prijsli-sukati-robotu-74-tisaci-vpo.html" text:style-name="Internet_20_link" text:visited-style-name="Visited_20_Internet_20_Link">
from the beginning of the full -scale war in employment service have come to look for work 74 thousand IDPs</text:a>
</text:span>
</text:p>
      <text:p text:style-name="P4">
Also, the changes made were given the opportunity to receive assistance to intravempt persons who were born after moving.</text:p>
      <text:p text:style-name="P4">
It is emphasized that the payments of assistance will be made 15 and 28 of every month.</text:p>
      <text:p text:style-name="P4">
The Ministry of Social Policy draws attention to the fact that new criteria for assistance are not flooded on the assistance received by 01.08.2023.</text:p>
      <text:p text:style-name="P4">
As it was reported, 4 billion hryvnias were allocated for the payment of residence for internally displaced imperatives for July.</text:p>
      <text:p text:style-name="P4">
News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In the Tavriysk direction, the Russians lost almost two mouths and 14 pieces of equipment a day</text:span>
</text:h>
      <text:p text:style-name="P4">
Authors: Ukrinform (Person)</text:p>
      <text:p text:style-name="P4">
Publisher: Укринформ (Organization)</text:p>
      <text:p text:style-name="P4">
Published Time: 2023-07-11T22:14:00+03:00</text:p>
      <text:p text:style-name="P4">
Modified Time: 2023-07-11T22:14:00+03:00</text:p>
      <text:p text:style-name="P4">
Description: In the Tavriysk direction in the last day, Russian invaders lost almost two company and 14 pieces of equipment killed and wounded. - Ukrinform.</text:p>
      <text:p text:style-name="P4">
Images: ['<text:a xlink:type="simple" xlink:href="https://static.ukrinform.com/photos/2022_06/thumb_files/630_360_1655303738-169.jpg" text:style-name="Internet_20_link" text:visited-style-name="Visited_20_Internet_20_Link">
630_360_16553...</text:a>
']</text:p>
      <text:p text:style-name="P4">
Tags: ['ЗСУ', 'Агресія РФ', 'Війна з Росією', 'Контрнаступ']</text:p>
      <text:p text:style-name="P4">
Type: Article</text:p>
      <!--METADATA-->
      <text:p text:style-name="P4">
<draw:frame draw:style-name="fr1" draw:name="Image204" text:anchor-type="as-char" svg:width="6.9236in" svg:height="3.956343in" draw:z-index="0">
<draw:image xlink:href="../Images/yкринформ/2023-07-11T22-14-00-03-00/630_360_1655303738-169.jpg" xlink:type="simple" xlink:show="embed" xlink:actuate="onLoad" draw:mime-type="image/jpeg"/>
</draw:frame>
In the last day, the Natavrian direction has lost almost two mouths and 14 pieces of equipment killed.</text:p>
      <text:p text:style-name="P4">
According to Ukrinform, the commander of the operational-strategic group "Tavriya" General Alexander Tarnavsky reported in <text:a xlink:type="simple" xlink:href="https://t.me/Sumy_news_ODA/17709" text:style-name="Internet_20_link" text:visited-style-name="Visited_20_Internet_20_Link">
telegram</text:a>
.</text:p>
      <text:p text:style-name="P4">
"Fighting continues in the Tavriya direction. Over the past 24 hours, the enemy has died of our positions and made 668 shelling. The artillery units of the Tavriyskaya direction were performed 1418 fire tasks during the day.</text:p>
      <text:p text:style-name="P4">
<text:span text:style-name="T5">
!(https://www.ukrinform.ua/rubric-ato/3734352-na-tavrijskomu-napramku-za-dobu-zdalasa-u-polon-rekordna-kilkist-vijskovih-rf.html)</text:span>
*</text:p>
      <text:p text:style-name="P4">
14 units of military equipment of the Russians were destroyed. In particular, 6 BBM, MTLB, howitzer2s19 "MSTU-S", howitzer 2A65 "MSTA-B", gun 2A36 "Hyacint-B" and outlet.</text:p>
      <text:p text:style-name="P4">
Seven enemy ammunition warehouses were also destroyed.</text:p>
      <text:p text:style-name="P4">
<text:span text:style-name="T4">
 Read also: </text:span>
 <text:span text:style-name="T4">
 <text:a xlink:type="simple" xlink:href="https://www.ukrinform.ua/rubric-regions/3734238-v-okupovanij-novooleksiivci-na-hersonsini-znisili-sklad-rosijskih-boepripasiv.html" text:style-name="Internet_20_link" text:visited-style-name="Visited_20_Internet_20_Link">
in the occupied Novooleksiyivka in Kherson region destroyed the Army ammunition</text:a>
</text:span>
</text:p>
      <text:p text:style-name="P4">
As reported by Ukrinform, heavy battles continue on Kupyansk, Lyman, Bakhmut, Avdiiv and Mariinsky, and 17 combat clashes have been won during the day.</text:p>
      <text:p text:style-name="P4">
News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The Government has changed the order of accounting of artesian wells</text:span>
</text:h>
      <text:p text:style-name="P4">
Authors: Ukrinform (Person)</text:p>
      <text:p text:style-name="P4">
Publisher: Укринформ (Organization)</text:p>
      <text:p text:style-name="P4">
Published Time: 2023-07-11T22:24:02+03:00</text:p>
      <text:p text:style-name="P4">
Modified Time: 2023-07-11T22:24:02+03:00</text:p>
      <text:p text:style-name="P4">
Description: The Cabinet of Ministers approved a resolution that establishes uniform rules for the operation of the wells of the well. - Ukrinform.</text:p>
      <text:p text:style-name="P4">
Images: ['<text:a xlink:type="simple" xlink:href="https://static.ukrinform.com/photos/2023_07/thumb_files/630_360_1689103173-699.jpg" text:style-name="Internet_20_link" text:visited-style-name="Visited_20_Internet_20_Link">
630_360_16891...</text:a>
']</text:p>
      <text:p text:style-name="P4">
Tags: ['Мінекології ', 'Уряд', 'Вода', 'Свердловина']</text:p>
      <text:p text:style-name="P4">
Type: Article</text:p>
      <!--METADATA-->
      <text:p text:style-name="P4">
<draw:frame draw:style-name="fr1" draw:name="Image205" text:anchor-type="as-char" svg:width="6.9236in" svg:height="3.956343in" draw:z-index="0">
<draw:image xlink:href="../Images/yкринформ/2023-07-11T22-24-02-03-00/630_360_1689103173-699.jpg" xlink:type="simple" xlink:show="embed" xlink:actuate="onLoad" draw:mime-type="image/jpeg"/>
</draw:frame>
The Cabinet of Ministers approved a resolution that establishes uniform rules for the operation of the well.</text:p>
      <text:p text:style-name="P4">
This was reported by the Ministry of Environmental and Natural Resources of Ukraine <text:a xlink:type="simple" xlink:href="https://t.me/mindovkillia/1244" text:style-name="Internet_20_link" text:visited-style-name="Visited_20_Internet_20_Link">
Telegram</text:a>
, reports Ukrinform.</text:p>
      <text:p text:style-name="P4">
“At its meeting, the Cabinet of Ministers of Ukraine made changes to the orderly accounting of artesian wells, the arrangement of them by means(https://www.ukrinform.ua/tag-voda)”, - the message said.</text:p>
      <text:p text:style-name="P4">
In particular, the document establishes uniform rules for the functioning of the well register at the legal level the concept of "artesian well".</text:p>
      <text:p text:style-name="P4">
According to the environmental minister Ruslan Sagittarius, this decision was wrapped in transparent access to the public and business to the data on artesian reference, which in turn minimizes corruption risks.</text:p>
      <text:p text:style-name="P4">
<text:span text:style-name="T4">
 Read also: </text:span>
 <text:a xlink:type="simple" xlink:href="https://www.ukrinform.ua/rubric-regions/3734448-vodopostacanna-na-dnipropetrovsini-planuetsa-vidnoviti-do-oseni-smigal.html" text:style-name="Internet_20_link" text:visited-style-name="Visited_20_Internet_20_Link">
<text:span text:style-name="T4">
 water supply </text:span>
 in Dnipropetrovsk region is planned to be diversified by autumn - shmigal</text:a>
In addition, this decision creates the conditions for prompt response to the challenge and overcoming the consequences of the Russian Federation at the Kakhovka hydroelectric power station, and adjushes quickly to provide the population with drinking water.</text:p>
      <text:p text:style-name="P4">
As it was reported, the Mindovquil has approved the rules of groundwater protection, qualifying the issues of water intake from artesian wells. In particular, it document the procedure for drilling, conservation and elimination of wells, requirement regular reporting of water users and submission of passports of the well of the State Register of Artesian wells.</text:p>
      <text:p text:style-name="P4">
<text:span text:style-name="T5">
Foto from the site aquatoria.kiev.ua</text:span>
</text:p>
      <text:p text:style-name="P4">
News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In Sumy region, the Russians more than 20 times a day fired at border communities</text:span>
</text:h>
      <text:p text:style-name="P4">
Authors: Ukrinform (Person)</text:p>
      <text:p text:style-name="P4">
Publisher: Укринформ (Organization)</text:p>
      <text:p text:style-name="P4">
Published Time: 2023-07-11T22:26:00+03:00</text:p>
      <text:p text:style-name="P4">
Modified Time: 2023-07-11T22:26:00+03:00</text:p>
      <text:p text:style-name="P4">
Description: In Sumy region, the Russians fired at border communities more than 20 times, damaged civilian houses, killed cattle, more than 370 inhabitants without light. - Ukrinform.</text:p>
      <text:p text:style-name="P4">
Images: ['<text:a xlink:type="simple" xlink:href="https://static.ukrinform.com/photos/2022_08/thumb_files/630_360_1660843916-974.jpg" text:style-name="Internet_20_link" text:visited-style-name="Visited_20_Internet_20_Link">
630_360_16608...</text:a>
']</text:p>
      <text:p text:style-name="P4">
Tags: ['Обстріл', 'Сумщина', 'Агресія РФ', 'Війна з Росією']</text:p>
      <text:p text:style-name="P4">
Type: Article</text:p>
      <!--METADATA-->
      <text:p text:style-name="P4">
<draw:frame draw:style-name="fr1" draw:name="Image206" text:anchor-type="as-char" svg:width="6.9236in" svg:height="3.956343in" draw:z-index="0">
<draw:image xlink:href="../Images/yкринформ/2023-07-11T22-26-00-03-00/630_360_1660843916-974.jpg" xlink:type="simple" xlink:show="embed" xlink:actuate="onLoad" draw:mime-type="image/jpeg"/>
</draw:frame>
The Sumy region fired at border communities more than 20 times, damaged civilians, killed cattle, more than 370 inhabitants without light.</text:p>
      <text:p text:style-name="P4">
This was reported in <text:a xlink:type="simple" xlink:href="https://t.me/Sumy_news_ODA/17709" text:style-name="Internet_20_link" text:visited-style-name="Visited_20_Internet_20_Link">
telegram</text:a>
Sumskaya, reports Ukrinform.</text:p>
      <text:p text:style-name="P4">
"During the day, the Russians carried out 22 border shelling. 225 elections were recorded. The shelling was suffered by Krasnopil, Velikopysarivska, Druzhbivska, Shalyginsk, Belopilsk, Glukhiv, Esman, Khotin communities," and is in the message.</text:p>
      <text:p text:style-name="P4">
<text:span text:style-name="T4">
 Read also: </text:span>
 <text:span text:style-name="T4">
 <text:a xlink:type="simple" xlink:href="https://www.ukrinform.ua/rubric-ato/3734172-rosiani-vnoci-ta-zranku-visim-raziv-obstrilali-prikordonna-sumsini.html" text:style-name="Internet_20_link" text:visited-style-name="Visited_20_Internet_20_Link">
Russians at night and in the morning eight times fired at Sumy region border</text:a>
</text:span>
</text:p>
      <text:p text:style-name="P4">
In the Krasnopil community, the enemy beat mortars(15 explosions). Внаслідокодного з обстрілів залишилось без світла 370 абонентів, загинула велика рогатахудоба (1 animal). Внаслідок ще одного обстрілу пошкоджено цивільні будівлі.</text:p>
      <text:p text:style-name="P4">
"️Великописарівська громада: здійснено мінометний обстріл (9 explosions).Дружбівська громада: був артобстріл (8 explosions). Білопільська громада:здійснено обстріл з гелікоптера некерованими авіаційними ракетами (4 explosions).Також росіяни били з мінометів (31 explosions), artillery(25 explosions)and RSZV(14 blades)", - Ova reported.</text:p>
      <text:p text:style-name="P4">
<text:span text:style-name="T4">
 Read also: </text:span>
 <text:span text:style-name="T4">
 <text:a xlink:type="simple" xlink:href="https://www.ukrinform.ua/rubric-regions/3734104-evakuacia-z-prikordonna-sumsini-bude-dobrovilnou-i-planovou-glava-oblasti.html" text:style-name="Internet_20_link" text:visited-style-name="Visited_20_Internet_20_Link">
evacuation from the border of Sumy region will be voluntary Iplanova - Head of the Oblast</text:a>
</text:span>
</text:p>
      <text:p text:style-name="P4">
Grenade launcher shelling was recorded in the Glukhukh community(25 explosions).</text:p>
      <text:p text:style-name="P4">
По Есманській громаді вівся мінометний (10 explosions)and grenade launcher(95 blades)Shelling. In the Hotin community, the enemy beat mortars(6 explosions).Внаслідок обстрілу пошкоджено ЛЕП. ️Шалигинська громада зазнала гранатометного(4 explosions)and mortar(4 explosions)shelling.</text:p>
      <text:p text:style-name="P4">
<text:span text:style-name="T4">
 Read also: </text:span>
 <text:span text:style-name="T4">
 <text:a xlink:type="simple" xlink:href="https://www.ukrinform.ua/rubric-ato/3734192-rosijska-armia-za-dobu-atakuvala-11-oblastej-ukraini-zvedenna-ova.html" text:style-name="Internet_20_link" text:visited-style-name="Visited_20_Internet_20_Link">
Russian army attacked 11 regions of Ukraine for the day - OVA Congratulations</text:a>
</text:span>
</text:p>
      <text:p text:style-name="P4">
As previously reported, 40 explosions occurred at the border with Russia on the border with Russia in the Sumy region.</text:p>
      <text:p text:style-name="P4">
The day before <text:span text:style-name="T4">
 <text:a xlink:type="simple" xlink:href="https://www.ukrinform.ua/tag-sumsina" text:style-name="Internet_20_link" text:visited-style-name="Visited_20_Internet_20_Link">
Sumy region</text:a>
</text:span>
 The evacuation of residents from the border 5-kilometer zone was announced. The evacuation will be voluntary and planned.</text:p>
      <text:p text:style-name="P4">
News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Ukraine's membership in NATO does not depend on the requirements and calculations of Russia - the State Department</text:span>
</text:h>
      <text:p text:style-name="P4">
Authors: Ukrinform (Person)</text:p>
      <text:p text:style-name="P4">
Publisher: Укринформ (Organization)</text:p>
      <text:p text:style-name="P4">
Published Time: 2023-07-11T22:37:00+03:00</text:p>
      <text:p text:style-name="P4">
Modified Time: 2023-07-11T22:37:00+03:00</text:p>
      <text:p text:style-name="P4">
Description: Russia's attempts to deny the possibility of Ukraine's accession to NATO do not affect the process of Euro -Atlantic integration of official Kiev, moreover - only increase the defense capability of the Armed Forces and opportunities to restrain Russian aggression in Europe. - Ukrinform.</text:p>
      <text:p text:style-name="P4">
Images: ['<text:a xlink:type="simple" xlink:href="https://static.ukrinform.com/photos/2023_07/thumb_files/630_360_1689018967-455.jpg" text:style-name="Internet_20_link" text:visited-style-name="Visited_20_Internet_20_Link">
630_360_16890...</text:a>
']</text:p>
      <text:p text:style-name="P4">
Tags: ['НАТО', 'Україна', 'Держдеп', 'Війна з Росією']</text:p>
      <text:p text:style-name="P4">
Type: Article</text:p>
      <!--METADATA-->
      <text:p text:style-name="P4">
<draw:frame draw:style-name="fr1" draw:name="Image207" text:anchor-type="as-char" svg:width="6.9236in" svg:height="3.956343in" draw:z-index="0">
<draw:image xlink:href="../Images/yкринформ/2023-07-11T22-37-00-03-00/630_360_1689018967-455.jpg" xlink:type="simple" xlink:show="embed" xlink:actuate="onLoad" draw:mime-type="image/jpeg"/>
</draw:frame>
Attempts to deny the possibility of Ukraine's accession to NATO do not affect the processive -Atlantic integration of official Kiev, moreover - only increases the opability of the Armed Forces and the opportunity to contain the Russian aggression of Vevropi.</text:p>
      <text:p text:style-name="P4">
This was said on Tuesday during a pressing in Washington by a spokesman for US State Department Matthew Miller, Ukrinform correspondent reports.</text:p>
      <text:p text:style-name="P4">
“As for the calculations that Vladimir Putin could make, he should look at the security in the field of security that we have already provided to Ukraine to help her restrain Russian attack(Ukrainians - ed.)They were very used on the battlefield with great benefit, ”the State Department representative said.</text:p>
      <text:p text:style-name="P4">
<text:span text:style-name="T5">
!(https://www.ukrinform.ua/rubric-polytics/3734538-pisla-risenna-samitu-u-vilnusi-slah-ukraini-do-nato-bude-korotsim-prezident-cehii.html)</text:span>
*</text:p>
      <text:p text:style-name="P4">
He also recalled that one of the things that Russia had declared before the novice intrusion was a decisive position against Ukraine's accession.</text:p>
      <text:p text:style-name="P4">
"They(Russian side - ed.)wanted to achieve an indestructible obligation that Ukraine would never join <text:span text:style-name="T4">
 <text:a xlink:type="simple" xlink:href="https://www.ukrinform.ua/tag-nato" text:style-name="Internet_20_link" text:visited-style-name="Visited_20_Internet_20_Link">
NATO</text:a>
</text:span>
. And we made it clear that this is not discussed, and that we have a member of the NATO open door policy, ”the State Department spokesman said.</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He stressed that the allies at the Vilnius summit confirmed this obligation.</text:p>
      <text:p text:style-name="P4">
"And today we clearly state that Ukraine will become a member of NATO," the US Department of State said.</text:p>
      <text:p text:style-name="P4">
<text:span text:style-name="T4">
 Read also: </text:span>
 <text:span text:style-name="T4">
 <text:a xlink:type="simple" xlink:href="https://www.ukrinform.ua/rubric-polytics/3734457-ukraina-mae-priednatisa-do-nato-akomoga-svidse-volles.html" text:style-name="Internet_20_link" text:visited-style-name="Visited_20_Internet_20_Link">
Ukraine should join NATO as soon as possible - Wallace</text:a>
 </text:span>
</text:p>
      <text:p text:style-name="P4">
News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The Russian Federation declared the detention of the killer of the Krasnodar submarine commander</text:span>
</text:h>
      <text:p text:style-name="P4">
Authors: Ukrinform (Person)</text:p>
      <text:p text:style-name="P4">
Publisher: Укринформ (Organization)</text:p>
      <text:p text:style-name="P4">
Published Time: 2023-07-11T22:55:00+03:00</text:p>
      <text:p text:style-name="P4">
Modified Time: 2023-07-11T22:55:00+03:00</text:p>
      <text:p text:style-name="P4">
Description: The Russian Federation declared the detention of a man, as if involved in the liquidation of the commander of the submarine "Krasnodar" Stanislav Rzhytsky. - Ukrinform.</text:p>
      <text:p text:style-name="P4">
Images: ['<text:a xlink:type="simple" xlink:href="https://static.ukrinform.com/photos/2023_07/thumb_files/630_360_1689105177-147.jpg" text:style-name="Internet_20_link" text:visited-style-name="Visited_20_Internet_20_Link">
630_360_16891...</text:a>
']</text:p>
      <text:p text:style-name="P4">
Tags: ['Росія', 'Російські військові', 'Слідком РФ', 'Вбивство', 'Підводний човен']</text:p>
      <text:p text:style-name="P4">
Type: Article</text:p>
      <!--METADATA-->
      <text:p text:style-name="P4">
<draw:frame draw:style-name="fr1" draw:name="Image208" text:anchor-type="as-char" svg:width="6.9236in" svg:height="3.956343in" draw:z-index="0">
<draw:image xlink:href="../Images/yкринформ/2023-07-11T22-55-00-03-00/630_360_1689105177-147.jpg" xlink:type="simple" xlink:show="embed" xlink:actuate="onLoad" draw:mime-type="image/jpeg"/>
</draw:frame>
The Rafza was a man's detention, as if he were involved in the elimination of the Krasnodar Krasnodar Commander Stanislav Rzhytsky.</text:p>
      <text:p text:style-name="P4">
According to Ukrinform, it reports in <text:a xlink:type="simple" xlink:href="https://t.me/sledcom_press/7579" text:style-name="Internet_20_link" text:visited-style-name="Visited_20_Internet_20_Link">
telegram channel</text:a>
The Russian Federation.</text:p>
      <text:p text:style-name="P4">
“As a suspect in murder, the deputy <text:a xlink:type="simple" xlink:href="https://www.ukrinform.ua/tag-rosijski-vijskovi" text:style-name="Internet_20_link" text:visited-style-name="Visited_20_Internet_20_Link">
Head of Department</text:a>
From the mobilization work of the administration of the city of Krasnodar Stanislav Rzhytsky, Sergey Denysenko was detained in 1959. During the detention, he found a pistol of a icing, from which the murder was probably committed, ”the message said.</text:p>
      <text:p text:style-name="P4">
As reported by Ukrinform, in Russia <text:a xlink:type="simple" xlink:href="https://www.ukrinform.ua/rubric-ato/3734071-u-rf-rozstrilali-komandira-pidvodnogo-covna-akij-rik-tomu-obstrilav-vinnicu-kalibrami.html" text:style-name="Internet_20_link" text:visited-style-name="Visited_20_Internet_20_Link">
an unknown commander shot</text:a>
Krasnodar underwater Stanislav Rzhytskyi, involved in rocket shelling of Ukraine, in particular a terrorist strike on Vinnitsa on July 14, 2022. Rzhytskyi was informed by the deputy of the State Duma of the Russian Federation, exglaw Krasnodar Yevgen activev.</text:p>
      <text:p text:style-name="P4">
In Krasnodar, Rzhytsky was engaged in "mobilization work". It is known that before Timzagarbnik lived in occupied Sevastopol.</text:p>
      <text:p text:style-name="P4">
<text:span text:style-name="T4">
 Read also: </text:span>
 [in Berdyansk destroyed hotel where Russian <text:span text:style-name="T4">
 generals </text:span>
 - Andryushchenko] lived](https://www.ukrinform.ua/rubric-ato/3734243-u-berdansku-znisenij-gotel-de-jmovirno-zili-rosijski-generali-andrusenko.html)On July 14, 2022, the enemy hit Vinnytsia with two Caliber missiles. The rocketivated at the Officers' House, located on Victory Square. As a result of the hostile, the premises of the Officers' House were destroyed, the medical center, located in the house "Jubilee", was completely destroyed, and about a half -holding cars were destroyed and damaged.</text:p>
      <text:p text:style-name="P4">
29 people, including children, were killed from the hit of enemy rockets. 200 people were affected.</text:p>
      <text:p text:style-name="P4">
The Vinnytsia City Council announced the anniversary of the tragedy on July 14 by the day of mourning as a result of a hostile rocket attack. On this day, their memory is honored with the Memorial Member of "Memorial Angels".</text:p>
      <text:p text:style-name="P4">
News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Poland promises to provide infrastructure for training Ukrainian pilots on F-16</text:span>
</text:h>
      <text:p text:style-name="P4">
Authors: Ukrinform (Person)</text:p>
      <text:p text:style-name="P4">
Publisher: Укринформ (Organization)</text:p>
      <text:p text:style-name="P4">
Published Time: 2023-07-11T23:10:00+03:00</text:p>
      <text:p text:style-name="P4">
Modified Time: 2023-07-11T23:10:00+03:00</text:p>
      <text:p text:style-name="P4">
Description: Poland has promised to provide infrastructure and courses for training Ukrainian pilots on F-16 fighters. - Ukrinform.</text:p>
      <text:p text:style-name="P4">
Images: ['<text:a xlink:type="simple" xlink:href="https://static.ukrinform.com/photos/2017_06/thumb_files/630_360_1498034770-7374.jpg" text:style-name="Internet_20_link" text:visited-style-name="Visited_20_Internet_20_Link">
630_360_14980...</text:a>
']</text:p>
      <text:p text:style-name="P4">
Tags: ['Літак', 'Польща', 'Україна', 'ЗСУ', 'Військові навчання', 'F-16']</text:p>
      <text:p text:style-name="P4">
Type: Article</text:p>
      <!--METADATA-->
      <text:p text:style-name="P4">
<draw:frame draw:style-name="fr1" draw:name="Image209" text:anchor-type="as-char" svg:width="6.9236in" svg:height="3.956343in" draw:z-index="0">
<draw:image xlink:href="../Images/yкринформ/2023-07-11T23-10-00-03-00/630_360_1498034770-7374.jpg" xlink:type="simple" xlink:show="embed" xlink:actuate="onLoad" draw:mime-type="image/jpeg"/>
</draw:frame>
Poland has promised to provide infrastructure and courses for training Ukrainian pilots F-16.</text:p>
      <text:p text:style-name="P4">
This was stated by Polish Defense Minister Mariusz Blaschak, Ukrinform reports to the Polish Defense Ministry in <text:a xlink:type="simple" xlink:href="https://twitter.com/MON_GOV_PL/status/1678779110871691269" text:style-name="Internet_20_link" text:visited-style-name="Visited_20_Internet_20_Link">
Twitter</text:a>
.</text:p>
      <text:p text:style-name="P4">
"This is another proof of our determination to support Ukraine against Russia's cruelty. For my part, I promise support by opening our training infrastructure and courses," he said.</text:p>
      <text:p text:style-name="Quotations">

<text:p text:style-name="P4">
Minister <text:a xlink:type="simple" xlink:href="https://twitter.com/mblaszczak" text:style-name="Internet_20_link" text:visited-style-name="Visited_20_Internet_20_Link">
@mblaszczak</text:a>
&gt;
: This is another proof of our determination in the support of the Ukrainianist of the brutal&gt;
 invasion of Russia. For my part, I declare support by opening access to&gt;
 our our training infrastructure and courses.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Ministry of National Defense(@MON_GOV_PL)<text:a xlink:type="simple" xlink:href="https://twitter.com/MON_GOV_PL/status/1678779110871691269" text:style-name="Internet_20_link" text:visited-style-name="Visited_20_Internet_20_Link">
 July 11, 2023&gt;
 </text:a>
<text:span text:style-name="T4">
 Read also: </text:span>
 <text:span text:style-name="T4">
 [F-16-generated-Reznikov Pilots Coalition(https://www.ukrinform.ua/rubric-ato/3734488-koalicia-z-navcanna-ukrainskih-pilotiv-f16-sformovana-reznikov.html)</text:span>
</text:p>

</text:p>
      <text:p text:style-name="P4">
As it was reported, the Ambassador of Ukraine in the United Kingdom Vadim Prystayko _ <text:span text:style-name="T4">
 <text:a xlink:type="simple" xlink:href="https://www.ukrinform.ua/rubric-ato/3734467-navcanna-pilotiv-zsu-u-britanii-rozpocnetsa-naprikinci-lipna-abo-na-pocatku-serpna-pristajko.html" text:style-name="Internet_20_link" text:visited-style-name="Visited_20_Internet_20_Link">
declared</text:a>
</text:span>
 _, the first of the 20 Ukrainian pilots will begin training at Western fighters of the Britain in late July - early August.</text:p>
      <text:p text:style-name="P4">
News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Dzhokovich continued the protection of the title on Wimbledon, beating Rublev</text:span>
</text:h>
      <text:p text:style-name="P4">
Authors: Ukrinform (Person)</text:p>
      <text:p text:style-name="P4">
Publisher: Укринформ (Organization)</text:p>
      <text:p text:style-name="P4">
Published Time: 2023-07-11T23:13:00+03:00</text:p>
      <text:p text:style-name="P4">
Modified Time: 2023-07-11T23:13:00+03:00</text:p>
      <text:p text:style-name="P4">
Description: In London (UK), the Wimbledon tournament is ongoing - the third season in the Grand Slam series. - Ukrinform.</text:p>
      <text:p text:style-name="P4">
Images: ['<text:a xlink:type="simple" xlink:href="https://static.ukrinform.com/photos/2023_07/thumb_files/630_360_1689106284-286.jpg" text:style-name="Internet_20_link" text:visited-style-name="Visited_20_Internet_20_Link">
630_360_16891...</text:a>
']</text:p>
      <text:p text:style-name="P4">
Tags: ['Теніс', 'Вімблдон', 'Новак Джокович']</text:p>
      <text:p text:style-name="P4">
Type: Article</text:p>
      <!--METADATA-->
      <text:p text:style-name="P4">
<draw:frame draw:style-name="fr1" draw:name="Image210" text:anchor-type="as-char" svg:width="6.9236in" svg:height="3.956343in" draw:z-index="0">
<draw:image xlink:href="../Images/yкринформ/2023-07-11T23-13-00-03-00/630_360_1689106284-286.jpg" xlink:type="simple" xlink:show="embed" xlink:actuate="onLoad" draw:mime-type="image/jpeg"/>
</draw:frame>
In London(United Kingdom)The Wimbledon tournament continues - the third in the season from the Grandslam series.</text:p>
      <text:p text:style-name="P4">
The first pair of 1/2 of the final of the male single category of competitions was made up of a valid winner of the tournament Serb Novak Jokovich and Italian Yannnik Sinner, reports Ukrinform.</text:p>
      <text:p text:style-name="P4">
In the quarterfinals 7-time Wimbledon Champion Dzhokovich in four sets of Imaging Andrei Rublev(4:6, 6:1, 6:4, 6:3), and Sinner took the mountain over another Russian - Roman Safiullin - 6: 4, 3: 6, 6: 2, 6: 2.</text:p>
      <text:p text:style-name="P4">
<text:span text:style-name="T4">
 Read also: </text:span>
 <text:a xlink:type="simple" xlink:href="https://www.ukrinform.ua/rubric-sports/3734206-ukrainec-prograv-na-uniorskomu-vimbldoni-v-odinocnomu-i-parnomu-rozradah.html" text:style-name="Internet_20_link" text:visited-style-name="Visited_20_Internet_20_Link">
Ukrainian lost at Junior Wimbledon in a single -routine discharge</text:a>
The second voucher to the Wimbledon finals will play the winners of the opponents by the interman Cristofer Yubenks and Russian Danil Medvedev, as well as the Holger Rune and Spaniard Carlos Alaras Harphia.</text:p>
      <text:p text:style-name="P4">
The Wimbledon tournament will last until July 16.</text:p>
      <text:p text:style-name="P4">
Photo: Getty Images.</text:p>
      <text:p text:style-name="P4">
News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The State Department explained what allies are expecting from Ukraine on the way to NATO membership</text:span>
</text:h>
      <text:p text:style-name="P4">
Authors: Ukrinform (Person)</text:p>
      <text:p text:style-name="P4">
Publisher: Укринформ (Organization)</text:p>
      <text:p text:style-name="P4">
Published Time: 2023-07-11T23:22:00+03:00</text:p>
      <text:p text:style-name="P4">
Modified Time: 2023-07-11T23:22:00+03:00</text:p>
      <text:p text:style-name="P4">
Description: Ukraine has made important progress in the implementation of reforms, but it is necessary to take additional steps to meet all the requirements for NATO membership. In addition, during the war it is necessary to focus on increasing Ukraine's defense capabilities. - Ukrinform.</text:p>
      <text:p text:style-name="P4">
Images: ['<text:a xlink:type="simple" xlink:href="https://static.ukrinform.com/photos/2023_07/thumb_files/630_360_1688595029-316.jpg" text:style-name="Internet_20_link" text:visited-style-name="Visited_20_Internet_20_Link">
630_360_16885...</text:a>
']</text:p>
      <text:p text:style-name="P4">
Tags: ['НАТО', 'США', 'Україна', 'Держдеп']</text:p>
      <text:p text:style-name="P4">
Type: Article</text:p>
      <!--METADATA-->
      <text:p text:style-name="P4">
<draw:frame draw:style-name="fr1" draw:name="Image211" text:anchor-type="as-char" svg:width="6.9236in" svg:height="3.956343in" draw:z-index="0">
<draw:image xlink:href="../Images/yкринформ/2023-07-11T23-22-00-03-00/630_360_1688595029-316.jpg" xlink:type="simple" xlink:show="embed" xlink:actuate="onLoad" draw:mime-type="image/jpeg"/>
</draw:frame>
Ukrainian is important progress in the implementation of reforms, but it is necessary to take additional steps to meet all the requirements for NATO membership. In addition, during the war it is necessary to focus on increased defense capabilities of Ukraine.</text:p>
      <text:p text:style-name="P4">
Such prospects for Ukraine's membership in NATO outlined on Tuesday a spokesman of the US US Matthew Miller, reports Ukrinform's own correspondent.</text:p>
      <text:p text:style-name="P4">
"We have taken over these obligations to Ukraine, because Ukraine demonstrates important reforms," the State Department representative said, commenting on NATO summit in Vilnius.</text:p>
      <text:p text:style-name="P4">
<text:span text:style-name="T4">
 Read also: </text:span>
 <text:span text:style-name="T4">
 [NATO membership in NATO does not depend on the requirements of Russia - State Department)(https://www.ukrinform.ua/rubric-polytics/3734553-clenstvo-ukraini-v-nato-ne-zalezit-vid-vimog-ta-rozrahunkiv-rosii-derzdep.html)</text:span>
</text:p>
      <text:p text:style-name="P4">
However, he said, there are other important steps that Ukraine should take to meet all the requirements of NATO member states.</text:p>
      <text:p text:style-name="P4">
At the same time, he emphasized that the process of integration into the Alliance is not the only important thing in the context of decisions in Ukraine at a summit in Vilnius.</text:p>
      <text:p text:style-name="P4">
“It is impossible to pay attention to the fact that they are in the war with Russia, and we are micro -provision of the necessary security in the field of security to help them win the victory in this war. This is the number one task, most importantly, ”Miller said.</text:p>
      <text:p text:style-name="P4">
<text:span text:style-name="T4">
 Read also: </text:span>
 <text:span text:style-name="T4">
 <text:a xlink:type="simple" xlink:href="https://www.ukrinform.ua/rubric-polytics/3734523-souzniki-po-alansu-pidtverdili-so-majbutne-ukraini-u-nato.html" text:style-name="Internet_20_link" text:visited-style-name="Visited_20_Internet_20_Link">
allies on the Alliance confirmed that the future of Ukraine -in NATO</text:a>
</text:span>
</text:p>
      <text:p text:style-name="P4">
Another important task, he said, is to provide Ukrainian military assistance. This is necessary for Ukraine to "Moglavlovin its defense sector and provide long -term effect."</text:p>
      <text:p text:style-name="P4">
After that, discussions will be continued with the Ukrainian side to implement reforms to acquire full membership in NATO, which should be carried out not only in the US opinion but also other allies.</text:p>
      <text:p text:style-name="P4">
<text:span text:style-name="T4">
 Read also: </text:span>
 <text:span text:style-name="T4">
 <text:a xlink:type="simple" xlink:href="https://www.ukrinform.ua/rubric-polytics/3734492-zelenskij-u-vilnusi-nato-dast-ukraini-bezpeku-ukraina-zrobit-nato-silnisim.html" text:style-name="Internet_20_link" text:visited-style-name="Visited_20_Internet_20_Link">
Zelensky in Vilnius: NATO will give Ukraine security, Ukraine will make NATO stronger</text:a>
</text:span>
</text:p>
      <text:p text:style-name="P4">
The State Department representative also stressed that the Alliance is ready to help Ukraine fulfill the necessary conditions in the process of Euro -Atlantic integration.</text:p>
      <text:p text:style-name="P4">
News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States track the actions of the Russian Federation and Belarus associated with nuclear weapons</text:span>
</text:h>
      <text:p text:style-name="P4">
Authors: Ukrinform (Person)</text:p>
      <text:p text:style-name="P4">
Publisher: Укринформ (Organization)</text:p>
      <text:p text:style-name="P4">
Published Time: 2023-07-11T23:30:00+03:00</text:p>
      <text:p text:style-name="P4">
Modified Time: 2023-07-11T23:30:00+03:00</text:p>
      <text:p text:style-name="P4">
Description: The United States monitors reports and statements about the possible deployment of Russian nuclear weapons in the territory of Belarus and control that Russia is fulfilled by non -proliferation. - Ukrinform.</text:p>
      <text:p text:style-name="P4">
Images: ['<text:a xlink:type="simple" xlink:href="https://static.ukrinform.com/photos/2018_04/thumb_files/630_360_1523262802-8395.jpeg" text:style-name="Internet_20_link" text:visited-style-name="Visited_20_Internet_20_Link">
630_360_15232...</text:a>
']</text:p>
      <text:p text:style-name="P4">
Tags: ['Білорусь', 'США', 'Ядерна зброя', 'Держдеп', 'Росія']</text:p>
      <text:p text:style-name="P4">
Type: Article</text:p>
      <!--METADATA-->
      <text:p text:style-name="P4">
<draw:frame draw:style-name="fr1" draw:name="Image212" text:anchor-type="as-char" svg:width="6.9236in" svg:height="3.956343in" draw:z-index="0">
<draw:image xlink:href="../Images/yкринформ/2023-07-11T23-30-00-03-00/630_360_1523262802-8395.jpeg" xlink:type="simple" xlink:show="embed" xlink:actuate="onLoad" draw:mime-type="image/jpeg"/>
</draw:frame>
The United States monitors the reports and statements about the possible deployment of the spheric of the Belarus of Russian nuclear weapons and control that the dissemination is made.</text:p>
      <text:p text:style-name="P4">
This position was expressed on Tuesday during a pressing in Washington by US spokesman Matthew Miller, reports Ukrinform's own correspondent.</text:p>
      <text:p text:style-name="P4">
"We continue to actively monitor the agreement between the agreement between Russia, to be certain that Russia retains control over its weapons in the event</text:p>
      <text:p text:style-name="P4">
<text:span text:style-name="T4">
 Read also: </text:span>
 <text:span text:style-name="T4">
 <text:a xlink:type="simple" xlink:href="https://www.ukrinform.ua/rubric-polytics/3731679-si-czinpin-pid-cas-zustrici-z-putinim-zasterig-jogo-vid-zastosuvanna-adernoi-zbroi-ft.html" text:style-name="Internet_20_link" text:visited-style-name="Visited_20_Internet_20_Link">
Xi Jinping during a meeting with Putin warned his nuclear weapons - ft</text:a>
</text:span>
</text:p>
      <text:p text:style-name="P4">
He stressed that the US side will "closely monitor" any possible deviations of Russia from fulfilling the conditions.</text:p>
      <text:p text:style-name="P4">
"But I will add that we have not seen any reason to adjust the location of our nuclear forces, as well as no signs that Russia is preparing to use nuclear weapons," the US State Department spokesman said.</text:p>
      <text:p text:style-name="P4">
<text:span text:style-name="T4">
 Read also: </text:span>
 <text:span text:style-name="T4">
 [Putin's response: Poland asks NATO to place nuclear weapons(https://www.ukrinform.ua/rubric-world/3729940-vidpovid-putinu-polsa-prosit-nato-rozmistiti-na-svoij-teritorii-adernu-zbrou.html)</text:span>
</text:p>
      <text:p text:style-name="P4">
As it was reported, at the end of May, the Ministers of Defense of Russia and Belarus have signed documents on the placement of tactical <text:span text:style-name="T4">
 <text:a xlink:type="simple" xlink:href="https://www.ukrinform.ua/tag-aderna-zbroa" text:style-name="Internet_20_link" text:visited-style-name="Visited_20_Internet_20_Link">
nuclear weapons</text:a>
</text:span>
 in the Belarusian territory. That day, self -proclaimed President of Belarus Alexander Lukashenko said that the nine weapons of the Russian Federation had already begun to move to the country.</text:p>
      <text:p text:style-name="P4">
At a meeting with Lukashenko in Sochi, Putin reported that tactical nuclear weapons would be sent to the Republic of Belarus after July 7-8.</text:p>
      <text:p text:style-name="P4">
News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It is not necessary to leave Ukraine's membership in NATO "suspended" - Kuleba</text:span>
</text:h>
      <text:p text:style-name="P4">
Authors: Ukrinform (Person)</text:p>
      <text:p text:style-name="P4">
Publisher: Укринформ (Organization)</text:p>
      <text:p text:style-name="P4">
Published Time: 2023-07-11T23:44:00+03:00</text:p>
      <text:p text:style-name="P4">
Modified Time: 2023-07-11T23:44:00+03:00</text:p>
      <text:p text:style-name="P4">
Description: The uncertainty about the future membership of Ukraine in NATO is not in favor of the world.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НАТО', 'Україна', 'Війна з Росією']</text:p>
      <text:p text:style-name="P4">
Type: Article</text:p>
      <!--METADATA-->
      <text:p text:style-name="P4">
<draw:frame draw:style-name="fr1" draw:name="Image213" text:anchor-type="as-char" svg:width="6.9236in" svg:height="3.956343in" draw:z-index="0">
<draw:image xlink:href="../Images/yкринформ/2023-07-11T23-44-00-03-00/630_360_1685367365-251.jpg" xlink:type="simple" xlink:show="embed" xlink:actuate="onLoad" draw:mime-type="image/jpeg"/>
</draw:frame>
The uncertainty about the future membership of Ukraine in NATO is not in favor of the world.</text:p>
      <text:p text:style-name="P4">
According to Ukrinform correspondent, this is an opinion in an interview <text:a xlink:type="simple" xlink:href="https://www.bloomberg.com/news/articles/2023-07-11/nato-latest-turkey-agrees-to-support-sweden-s-membership-bid#:~:text=Zelenskiy%20Slams%20NATO%20for%20Soft,enough%20or%20set%20a%20timeline." text:style-name="Internet_20_link" text:visited-style-name="Visited_20_Internet_20_Link">
Bloomberg TV</text:a>
The Minister of Foreign Affairs of Ukraine Dmytro Kuleba expressed.</text:p>
      <text:p text:style-name="P4">
"When it comes to membership, NATO should not be uncertain to Ukraine in an uncertain state," Kuleba said.</text:p>
      <text:p text:style-name="P4">
<text:span text:style-name="T4">
 Read also: </text:span>
 <text:span text:style-name="T4">
 <text:a xlink:type="simple" xlink:href="https://www.ukrinform.ua/rubric-polytics/3734565-derzdep-poasniv-cogo-souzniki-ocikuut-vid-ukraini-na-slahu-do-clenstva-v-nato.html" text:style-name="Internet_20_link" text:visited-style-name="Visited_20_Internet_20_Link">
State Department explained what allies are expecting from Ukraine to NATO membership</text:a>
</text:span>
</text:p>
      <text:p text:style-name="P4">
According to him, Ukraine already meets all criteria for obtaining a nearby invitation to join NATO and continue to work with members of the hammer on the admission schedule.</text:p>
      <text:p text:style-name="P4">
"The shorter it will be, the better it will be for everyone," the minister said.</text:p>
      <text:p text:style-name="P4">
<text:span text:style-name="T4">
 Read also: </text:span>
 <text:span text:style-name="T4">
 <text:a xlink:type="simple" xlink:href="https://www.ukrinform.ua/rubric-ato/3734555-vilnus2023-nato-na-rozdorizzi-miz-liderstvom-i-strahom-pered-fasistskou-rosieu.html" text:style-name="Internet_20_link" text:visited-style-name="Visited_20_Internet_20_Link">
Vilnius-2023: NATO on the crossroads between the leadership of histrah before Nazi Russia</text:a>
</text:span>
</text:p>
      <text:p text:style-name="P4">
As reported by Ukrinform, on Tuesday Member States <text:span text:style-name="T4">
 <text:a xlink:type="simple" xlink:href="https://www.ukrinform.ua/tag-nato" text:style-name="Internet_20_link" text:visited-style-name="Visited_20_Internet_20_Link">
NATO</text:a>
</text:span>
 During the summit in Vilnius, it was adopted by Comic, which, in particular, recognized Ukraine's progress on the path of Euro -Atlantic integration and confirmed that the future of Ukraine was in the Alliance.</text:p>
      <text:p text:style-name="P4">
News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The first UEFA Champions League qualifying round started</text:span>
</text:h>
      <text:p text:style-name="P4">
Authors: Ukrinform (Person)</text:p>
      <text:p text:style-name="P4">
Publisher: Укринформ (Organization)</text:p>
      <text:p text:style-name="P4">
Published Time: 2023-07-11T23:48:42+03:00</text:p>
      <text:p text:style-name="P4">
Modified Time: 2023-07-11T23:48:42+03:00</text:p>
      <text:p text:style-name="P4">
Description: In the UEFA Champions League, 10 out of 15 matches of the first qualifying round. - Ukrinform.</text:p>
      <text:p text:style-name="P4">
Images: ['<text:a xlink:type="simple" xlink:href="https://static.ukrinform.com/photos/2023_07/thumb_files/630_360_1689107477-178.jpeg" text:style-name="Internet_20_link" text:visited-style-name="Visited_20_Internet_20_Link">
630_360_16891...</text:a>
']</text:p>
      <text:p text:style-name="P4">
Tags: ['Футбол', 'Ліга чемпіонів', 'УЄФА']</text:p>
      <text:p text:style-name="P4">
Type: Article</text:p>
      <!--METADATA-->
      <text:p text:style-name="P4">
<draw:frame draw:style-name="fr1" draw:name="Image214" text:anchor-type="as-char" svg:width="6.9236in" svg:height="3.956343in" draw:z-index="0">
<draw:image xlink:href="../Images/yкринформ/2023-07-11T23-48-42-03-00/630_360_1689107477-178.jpeg" xlink:type="simple" xlink:show="embed" xlink:actuate="onLoad" draw:mime-type="image/jpeg"/>
</draw:frame>
The UEFA Lizichampions passed 10 out of 15 matches of the first qualifying operation.</text:p>
      <text:p text:style-name="P4">
Polish champion "Rakov" thanks to the goal of the Ukrainian Vladislav Kochergin in the 54 -and -minimum at home minimally beat the Estonian team "Flora" from Tallinn - 1: 0, Ukrinform reports.</text:p>
      <text:p text:style-name="P4">
The representative of Bulgaria "Ludogorets" of the Ukrainian Central Beck Igor Plastun, who played this game on the bench, gave way to Baulkani's departure(Kosovo)-0: 2.</text:p>
      <text:p text:style-name="P4">
_Resses matches Tuesday: _</text:p>
      <text:p text:style-name="P4">
Urarta(Armenia)- "Zerinsky"(Bosnia and Herzegovina)- 0: 1</text:p>
      <text:p text:style-name="P4">
Lincoln Redsmps(Gibraltar)- «Karabach»(Azerbaijan)- 1: 2</text:p>
      <text:p text:style-name="P4">
“SHURDGRISS”(Lithuania)- «Struga»(Northern Macedonia)- 0: 0:</text:p>
      <text:p text:style-name="P4">
"Olympia"(Lublyana, Slovenia)- “Valmiore”(Latvia)- 2: 1</text:p>
      <text:p text:style-name="P4">
"Rakuv"(Poland)- «Flora»(Estonia)- 1: 0</text:p>
      <text:p text:style-name="P4">
«Hamrun»(Malta)- “McCabi”(Haifa, Israel)- 0: 4</text:p>
      <text:p text:style-name="P4">
Bulkani(Kosovo)- «Ludogorets»(Bulgaria)- 2: 0</text:p>
      <text:p text:style-name="P4">
“Klakswick”(Faroe Islands)- «Ferencvaros»(Hungary)- 0: 0:</text:p>
      <text:p text:style-name="P4">
“Guerrilla”(Albania)- Bat(Belarus)- 1: 1</text:p>
      <text:p text:style-name="P4">
«Shemen Rovers»(Ireland)- “Bradablik”(Iceland)- 0: 1.</text:p>
      <text:p text:style-name="P4">
On Wednesday, July 12, play: Astana FC(Kazakhstan)- «Dynamo»(Tbilisi, Georgia). Hick(Finland)- «Larn»(Northern Ireland), «Heken»(Sweden)-"New Silents"(Vels). "Farul"(Constanta, Romania)- «Sheriff»(Moldova), "Slovan"(Bratislava, Slovakia)- «Esperrange»(Luxembourg).</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We will remind, the Vice-Champion of Ukraine "Dnipro-1" will start a speech from the second selection round, where he will meet with the Greek "Panatinaikos"(July 25/26 August 1/2).</text:p>
      <text:p text:style-name="P4">
Донецький «Шахтар» стартує у груповому раунді Ліги чемпіонів.</text:p>
      <text:p text:style-name="P4">
Фото: rakowczestochowa.</text:p>
      <text:p text:style-name="P4">
News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Ukraine would be "defenseless" without cassette ammunition - Blinken</text:span>
</text:h>
      <text:p text:style-name="P4">
Authors: Ukrinform (Person)</text:p>
      <text:p text:style-name="P4">
Publisher: Укринформ (Organization)</text:p>
      <text:p text:style-name="P4">
Published Time: 2023-07-11T23:56:00+03:00</text:p>
      <text:p text:style-name="P4">
Modified Time: 2023-07-11T23:56:00+03:00</text:p>
      <text:p text:style-name="P4">
Description: US Secretary of State Anthony Blinken stated that Ukraine would have remained "defenseless" if Biden's administration had not made a decision to put her cassette ammunition despite international disputes over this issue. - Ukrinform.</text:p>
      <text:p text:style-name="P4">
Images: ['<text:a xlink:type="simple" xlink:href="https://static.ukrinform.com/photos/2022_10/thumb_files/630_360_1666808912-523.jpg" text:style-name="Internet_20_link" text:visited-style-name="Visited_20_Internet_20_Link">
630_360_16668...</text:a>
']</text:p>
      <text:p text:style-name="P4">
Tags: ['США', 'Україна', 'ЗСУ', 'Боєприпаси', 'Блінкен', 'Війна з Росією']</text:p>
      <text:p text:style-name="P4">
Type: Article</text:p>
      <!--METADATA-->
      <text:p text:style-name="P4">
<draw:frame draw:style-name="fr1" draw:name="Image215" text:anchor-type="as-char" svg:width="6.9236in" svg:height="3.956343in" draw:z-index="0">
<draw:image xlink:href="../Images/yкринформ/2023-07-11T23-56-00-03-00/630_360_1666808912-523.jpg" xlink:type="simple" xlink:show="embed" xlink:actuate="onLoad" draw:mime-type="image/jpeg"/>
</draw:frame>
US Secretary of State Anthony Blinken stated that Ukraine would have remained "defenseless" if Biden's administration had not made the decision to put her cassette ammunition with international disputes over this issue.</text:p>
      <text:p text:style-name="P4">
The head of the State Department said this in an interview <text:a xlink:type="simple" xlink:href="https://www.nbcnews.com/politics/white-house/blinken-says-ukraine-defenseless-cluster-munitions-rcna93596" text:style-name="Internet_20_link" text:visited-style-name="Visited_20_Internet_20_Link">
MSNBC</text:a>
On Tuesday, during NATO's stay in Vilnius, Ukrinform reports.</text:p>
      <text:p text:style-name="P4">
"The reserves of unitary ammunition- not cassette- all over the world and in Ukrainian ones, they will soon be exhausted,"- said the head of American diplomatia.</text:p>
      <text:p text:style-name="P4">
<text:span text:style-name="T4">
 Read also: </text:span>
 <text:span text:style-name="T4">
 <text:a xlink:type="simple" xlink:href="https://www.ukrinform.ua/rubric-polytics/3734362-premer-bolgarii-pro-kasetni-boepripasi-dla-ukraini-uspihi-v-bou-vazlivisi-za-konvencii.html" text:style-name="Internet_20_link" text:visited-style-name="Visited_20_Internet_20_Link">
Bulgaria Prime Minister - About Casket ammunition for Ukraine: Success in Battle is more important than conventions</text:a>
</text:span>
</text:p>
      <text:p text:style-name="P4">
Therefore, he said, the US administration made a "heavy but necessary selection", giving the Ukrainians a cassette type of shells. In this connection, he signed up that if the United States did not do it, "the Ukrainians ended in ammunition, and they would be defenseless."</text:p>
      <text:p text:style-name="P4">
As reported by Ukrinform, last Friday the United States announced that it would be supplied to Ukraine with cassette ammunition to help the Armed Forces in the counter -offensive. The use of this weapon is controversy, above all, because a certain percentage of foreign devices does not detonate, but remains on the ground and in the future poses a serious threat to the population even many years after completion of the actions.</text:p>
      <text:p text:style-name="P4">
<text:span text:style-name="T4">
 Read also: </text:span>
 <text:span text:style-name="T4">
 <text:a xlink:type="simple" xlink:href="https://www.ukrinform.ua/rubric-ato/3734084-risenna-ssa-nadati-ukraini-kasetni-boepripasi-ne-porusit-ednosti-miz-souznikami-derzdep.html" text:style-name="Internet_20_link" text:visited-style-name="Visited_20_Internet_20_Link">
US Decision to give Ukraine cassette ammunition will not be unrelated to unity between the Allies - State Department</text:a>
</text:span>
</text:p>
      <text:p text:style-name="P4">
In Washington, this connection assured that the percentage of refusal of ammunition, Yakovona transmit to Ukraine does not exceed 2.5% - compared to 30-40% of those that were considering Russian troops in Ukraine.</text:p>
      <text:p text:style-name="P4">
More than 100 countries have joined the Cassette Prohibition Agreement <text:span text:style-name="T4">
 <text:a xlink:type="simple" xlink:href="https://www.ukrinform.ua/tag-boepripasi" text:style-name="Internet_20_link" text:visited-style-name="Visited_20_Internet_20_Link">
ammunition</text:a>
</text:span>
, the so -called Oslo Convention, Russia and Ukraine have not signed this Agreement.</text:p>
      <text:p text:style-name="P4">
<text:span text:style-name="T5">
Foto: Andrew Harrer/Bloomberg</text:span>
</text:p>
      <text:p text:style-name="P4">
News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The air defense forces that night destroyed 26 of 28 drones</text:span>
</text:h>
      <text:p text:style-name="P4">
Author: ['АРМІЯINFORM']</text:p>
      <text:p text:style-name="P4">
Time: 2023-07-11T24:00:00-04:00</text:p>
      <text:p text:style-name="P4">
Description: At NICH at 11 Lipnya 2023 Roku Rosіycyki, they were attacked by the Ukrainian-Skhіdn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Tags: ['STOPRUSSIA', 'АГРЕСІЯ РФ', 'БПЛА', 'ВТОРГНЕННЯ РФ', 'ПС ЗСУ', 'ХРОНІКА ОБОРОНИ']</text:p>
      <text:p text:style-name="P4">
Category: News</text:p>
      <!--METADATA-->
      <text:p text:style-name="P4">
<draw:frame draw:style-name="fr1" draw:name="Image216" text:anchor-type="as-char" svg:width="6.9236in" svg:height="3.88283in" draw:z-index="0">
<draw:image xlink:href="../Images/AРМІЯINFORM/2023-07-11T24-00-00-04-00/robota-ppo_rect_cc246ffcb452c7dc7f4fd41e7adc24ba.jpeg" xlink:type="simple" xlink:show="embed" xlink:actuate="onLoad" draw:mime-type="image/jpeg"/>
</draw:frame>
On the night of July 11, 2023, Russian invaders attacked Ukraine from the southeastern direction(Primorsko-Akhtarsk)Iranian-producing Shahd-136/131 percussion drones. A total of 28 drones-Kamikadze was involved in the blow.</text:p>
      <text:p text:style-name="P4">
The air forces of the Armed Forces in [telegrams] inform about it(https://t.me/kpszsu/3197).</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The type is specified), three lancet-type UAVs and four operative-tactical reconnaissance.</text:p>
      <text:p text:style-name="P4">
During the current and last day, the Air Force has been inflicted on hostile positions after 20 group aviation strikes.</text:p>
      <text:p text:style-name="P4">
Commander of the Air Forces of the Armed Forces of Ukraine Lieutenant General Mykola Oleshchuk <text:a xlink:type="simple" xlink:href="https://t.me/MykolaOleshchuk/108" text:style-name="Internet_20_link" text:visited-style-name="Visited_20_Internet_20_Link">
thanked</text:a>
The defenders of the sky for the warfare.</text:p>
      <text:p text:style-name="P4">
News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NATO summit began in Lithuania: what to wait for Ukraine</text:span>
</text:h>
      <text:p text:style-name="P4">
Author: ['АРМІЯINFORM']</text:p>
      <text:p text:style-name="P4">
Time: 2023-07-11T26:00:00-04:00</text:p>
      <text:p text:style-name="P4">
Description: The Lithuanian Capital, Vilnyusі, who has been a dodgy Samit head of the sovereign TO ISAV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Tags: ['ВІЛЬНЮСЬКИЙ САМІТ', 'ДОПОМОГА ПАРТНЕРІВ', 'НАТО', 'СВІТ ПІДТРИМУЄ УКРАЇНУ']</text:p>
      <text:p text:style-name="P4">
Category: News</text:p>
      <!--METADATA-->
      <text:p text:style-name="P4">
<draw:frame draw:style-name="fr1" draw:name="Image217" text:anchor-type="as-char" svg:width="6.9236in" svg:height="3.894525in" draw:z-index="0">
<draw:image xlink:href="../Images/AРМІЯINFORM/2023-07-11T26-00-00-04-00/nato.jpg" xlink:type="simple" xlink:show="embed" xlink:actuate="onLoad" draw:mime-type="image/jpeg"/>
</draw:frame>
In the Lithuanian capital, Vilnius, a two -day summit of the heads of state and the Government of the North Atlantic Alliance began.</text:p>
      <text:p text:style-name="P4">
As <text:a xlink:type="simple" xlink:href="https://www.nato.int/cps/en/natohq/news_216979.htm" text:style-name="Internet_20_link" text:visited-style-name="Visited_20_Internet_20_Link">
noted</text:a>
On July 10, 2023, General Secretary General of the Jens Stoltenberg, who arrived in the meeting on July 10, 2023, will make decisions on Ukraine, including a client package of assistance and improving political relations with new Council-Ukraine. He also reported that the Allies would discuss Ukraine's path in NATO.</text:p>
      <text:p text:style-name="P4">
<draw:frame draw:style-name="fr1" draw:name="Image218" text:anchor-type="as-char" svg:width="6.9236in" svg:height="3.894525in" draw:z-index="0">
<draw:image xlink:href="../Images/AРМІЯINFORM/2023-07-11T26-00-00-04-00/nato01.jpg" xlink:type="simple" xlink:show="embed" xlink:actuate="onLoad" draw:mime-type="image/jpeg"/>
</draw:frame>
“We will strengthen our support of Ukraine and bring Ukraine closer to NATO. And we will cooperate closer with partners in support of the international order based on the rules, ”<text:a xlink:type="simple" xlink:href="https://armyinform.com.ua/2023/07/10/my-posylymo-nashu-pidtrymku-ukrayiny-i-nablyzymo-ukrayinu-do-nato-yens-stoltenberg/" text:style-name="Internet_20_link" text:visited-style-name="Visited_20_Internet_20_Link">
said</text:a>
Jens Stoltenberg on the eve of the summit.</text:p>
      <text:p text:style-name="P4">
On the second day of the summit, an inaugural meeting is planned <text:a xlink:type="simple" xlink:href="https://armyinform.com.ua/2023/07/06/pivnichnoatlantychnyj-alyans-pryznachyv-datu-pershogo-zasidannya-u-formati-rady-ukrayina-nato/" text:style-name="Internet_20_link" text:visited-style-name="Visited_20_Internet_20_Link">
new Council Ukraine-NATO</text:a>
, in which preceding <text:a xlink:type="simple" xlink:href="https://armyinform.com.ua/2023/07/07/vilnyuskyj-samit-nato-zrobyt-ukrayinu-sylnishoyu-gensek-alyansu/" text:style-name="Internet_20_link" text:visited-style-name="Visited_20_Internet_20_Link">
announced</text:a>
Participation of the President of Ukraine Zelensky.</text:p>
      <text:p text:style-name="P4">
To participate in the summit to Vilnius, US President Joe Biden has already arrived, who was met by the Lithuanian leader.</text:p>
      <text:p text:style-name="P4">
<draw:frame draw:style-name="fr1" draw:name="Image219" text:anchor-type="as-char" svg:width="6.9236in" svg:height="3.894525in" draw:z-index="0">
<draw:image xlink:href="../Images/AРМІЯINFORM/2023-07-11T26-00-00-04-00/nato02.jpg" xlink:type="simple" xlink:show="embed" xlink:actuate="onLoad" draw:mime-type="image/jpeg"/>
</draw:frame>
“We are grateful to the United States for the military presence in Lithuania, which provides restraint. Lithuania is a decisive supporter of the transatlantic connection!” - <text:a xlink:type="simple" xlink:href="https://twitter.com/GitanasNauseda/status/1678453858043822080" text:style-name="Internet_20_link" text:visited-style-name="Visited_20_Internet_20_Link">
reported</text:a>
Gitanas Naussed.</text:p>
      <text:p text:style-name="P4">
3000 Lithuanian military and 1000 servicemen of allies a northern Atlantic Alliance <text:a xlink:type="simple" xlink:href="https://armyinform.com.ua/2023/07/04/ponad-4-tysyachi-vijskovosluzhbovcziv-zabezpechuvatymut-bezpeku-samitu-nato-u-vilnyusi/" text:style-name="Internet_20_link" text:visited-style-name="Visited_20_Internet_20_Link">
will provide</text:a>
Safety during NATO Summit in Vilnius.</text:p>
      <text:p text:style-name="P4">
<draw:frame draw:style-name="fr1" draw:name="Image220" text:anchor-type="as-char" svg:width="6.9236in" svg:height="3.894525in" draw:z-index="0">
<draw:image xlink:href="../Images/AРМІЯINFORM/2023-07-11T26-00-00-04-00/nato00.jpg" xlink:type="simple" xlink:show="embed" xlink:actuate="onLoad" draw:mime-type="image/jpeg"/>
</draw:frame>
"We are ready for a NATO summit," <text:a xlink:type="simple" xlink:href="https://twitter.com/a_anusauskas/status/1678476509709758466" text:style-name="Internet_20_link" text:visited-style-name="Visited_20_Internet_20_Link">
said</text:a>
Minister of National Defense of Lithuania Arvidas Anushauskas.Baltic countries at the NATO summit <text:a xlink:type="simple" xlink:href="https://armyinform.com.ua/2023/07/05/na-samiti-nato-krayiny-baltiyi-budut-odnostajnymy-ukrayini-potriben-chitkyj-shlyah-shhodo-chlenstva-v-alyansi/" text:style-name="Internet_20_link" text:visited-style-name="Visited_20_Internet_20_Link">
perform</text:a>
In one voice about the common goals of strengthening the defense of the Alliance Tasma on the eastern edge of the block.</text:p>
      <text:p text:style-name="P4">
On the eve of the Block meeting speakers of the Parliaments of six European countries <text:a xlink:type="simple" xlink:href="https://armyinform.com.ua/2023/07/10/golovy-parlamentiv-shesty-yevropejskyh-krayin-zaklykaly-uchasnykiv-samitu-nato-zobovyazatysya-vzyaty-ukrayinu-do-alyansu/" text:style-name="Internet_20_link" text:visited-style-name="Visited_20_Internet_20_Link">
called</text:a>
NATO Summit Parties to undertake to take Daliance Ukraine.</text:p>
      <text:p text:style-name="P4">
_ Prepared Vitaliy Lytvyn_</text:p>
      <text:p text:style-name="P4">
News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The vast majority of EU citizens expresses for continuing Ukraine's support, including weapons</text:span>
</text:h>
      <text:p text:style-name="P4">
Author: ['АРМІЯINFORM']</text:p>
      <text:p text:style-name="P4">
Time: 2023-07-11T28:00:00-04:00</text:p>
      <text:p text:style-name="P4">
Description: Absolute Belshiya is a residential union, Yak I wound, to wilting for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ukrayina_yes.jpg" text:style-name="Internet_20_link" text:visited-style-name="Visited_20_Internet_20_Link">
ukrayina_yes.jpg</text:a>
']</text:p>
      <text:p text:style-name="P4">
Tags: ['STOPRUSSIA', 'YES', 'ВТОРГНЕННЯ РФ', 'ДОПОМОГА ПАРТНЕРІВ', 'ОПИТУВАННЯ', 'СВІТ ПІДТРИМУЄ УКРАЇНУ']</text:p>
      <text:p text:style-name="P4">
Category: News</text:p>
      <!--METADATA-->
      <text:p text:style-name="P4">
<draw:frame draw:style-name="fr1" draw:name="Image221" text:anchor-type="as-char" svg:width="6.9236in" svg:height="3.894525in" draw:z-index="0">
<draw:image xlink:href="../Images/AРМІЯINFORM/2023-07-11T28-00-00-04-00/ukrayina_yes.jpg" xlink:type="simple" xlink:show="embed" xlink:actuate="onLoad" draw:mime-type="image/jpeg"/>
</draw:frame>
The vast majority of residents of the European Union still expresses the support of Ukraine's support.</text:p>
      <text:p text:style-name="P4">
This is evidenced by <text:a xlink:type="simple" xlink:href="https://europa.eu/eurobarometer/surveys/detail/3052" text:style-name="Internet_20_link" text:visited-style-name="Visited_20_Internet_20_Link">
results</text:a>
Interviewing the EU Sociological Service.</text:p>
      <text:p text:style-name="P4">
EU citizens also support the strengthening of EU defense cooperation and increasing defense.</text:p>
      <text:p text:style-name="P4">
<text:span text:style-name="T4">
 88%</text:span>
 EU citizens are in favor of providing humanitarian assistance to the people who have been aware of the war.</text:p>
      <text:p text:style-name="P4">
<text:span text:style-name="T4">
 86%</text:span>
 stand for the reception in the EU people who run away from the war.</text:p>
      <text:p text:style-name="P4">
<text:span text:style-name="T4">
 75%</text:span>
 Approve Ukraine's financial support.</text:p>
      <text:p text:style-name="P4">
<text:span text:style-name="T4">
 72%</text:span>
 Support economic sanctions against the Russian government, companies of iphysical persons.</text:p>
      <text:p text:style-name="P4">
In addition, <text:span text:style-name="T4">
 66%</text:span>
 agrees with the prohibition of broadcasting in the EU of the Russian propaganda media, such as Sputnik and Russia Today, and <text:span text:style-name="T4">
 64%</text:span>
 Supporting the funding and supply of military equipment to Ukraine. *!</text:p>
      <text:p text:style-name="P4">
In total, <text:span text:style-name="T4">
 56%</text:span>
 respondents are satisfied with the EU response to the Russian invasion of in Ukraine, and <text:span text:style-name="T4">
 54%</text:span>
 - the reaction of the government of their country.</text:p>
      <text:p text:style-name="P4">
News Source: <text:a xlink:type="simple" xlink:href="https://armyinform.com.ua/2023/07/11/absolyutna-bilshist-gromadyan-yes-vyslovlyuyetsya-za-prodovzhennya-pidtrymky-ukrayiny-zokrema-zbroyeyu/" text:style-name="Internet_20_link" text:visited-style-name="Visited_20_Internet_20_Link">
https://armyinform.com.ua/2023/07/11/absolyutna-bilshist-gromadyan-yes-vyslovlyuyetsya-za-prodovzhennya-pidtrymky-ukrayiny-zokrema-zbroyeyu/</text:a>
</text:p>
      <!--NEWS-->
      <text:h text:style-name="P10" text:outline-level="1">
<text:span text:style-name="T4">
Magura's Main Master-Satellite Magura Marcus wrote a report to move to a lower position</text:span>
</text:h>
      <text:p text:style-name="P4">
Authors: Ukrinform (Person)</text:p>
      <text:p text:style-name="P4">
Publisher: Укринформ (Organization)</text:p>
      <text:p text:style-name="P4">
Published Time: 2023-07-11T2:43:00+03:00</text:p>
      <text:p text:style-name="P4">
Modified Time: 2023-07-11T21:43:00+03:00</text:p>
      <text:p text:style-name="P4">
Description: The chief sergeant of the 47th separate mechanized brigade "Magura" Valery Marcus wrote a report for transfer to a lower position in the brigade. - Ukrinform.</text:p>
      <text:p text:style-name="P4">
Images: ['<text:a xlink:type="simple" xlink:href="https://static.ukrinform.com/photos/2023_07/thumb_files/630_360_1689101417-310.jpg" text:style-name="Internet_20_link" text:visited-style-name="Visited_20_Internet_20_Link">
630_360_16891...</text:a>
']</text:p>
      <text:p text:style-name="P4">
Tags: ['ЗСУ', 'Війна з Росією']</text:p>
      <text:p text:style-name="P4">
Type: Article</text:p>
      <!--METADATA-->
      <text:p text:style-name="P4">
<draw:frame draw:style-name="fr1" draw:name="Image222" text:anchor-type="as-char" svg:width="6.9236in" svg:height="3.956343in" draw:z-index="0">
<draw:image xlink:href="../Images/yкринформ/2023-07-11T2-43-00-03-00/630_360_1689101417-310.jpg" xlink:type="simple" xlink:show="embed" xlink:actuate="onLoad" draw:mime-type="image/jpeg"/>
</draw:frame>
The chief of the 47th Separate Mechanized Brigade of Magura Valery Marcus wrote the transmission to a lower position in the brigade.</text:p>
      <text:p text:style-name="P4">
The military reported this on his Facebook page](https://www.facebook.com/valerii.markus/posts/pfbid0no4he5grQVRrFgDJJq7gwW7hhp5n4iqTcbZLWLdfouNEKDjwD7NLJzK9nkV2WTs5l), reports Ukrinform.</text:p>
      <text:p text:style-name="P4">
"I categorically disagree with the decisions on the use and development of the 47 brigade. Build a military unit according to those values that we declared at the beginning of its creation, we were not allowed. I have no opportunity to influence the situation or remedy more. It is advisable. I can't leave my people, so I go to the backyard of my own request to be closer to them on the battlefield, "Marcus wrote.</text:p>
      <text:p text:style-name="P4">
He posted a photo of his translation report, which, among other things, considers "systematic humiliation of the work of the sergeant corps of the brigade."</text:p>
      <text:p text:style-name="P4">
As reported by Ukrinform, earlier President of Ukraine Volodymyr Zelenskyy _ <text:span text:style-name="T4">
 <text:a xlink:type="simple" xlink:href="https://www.ukrinform.ua/rubric-society/3729058-prezident-zustrivsa-z-golovnim-majsterserzantom-brigadi-magura-valeriem-markusom.html" text:style-name="Internet_20_link" text:visited-style-name="Visited_20_Internet_20_Link">
met with the main master-holder of the Magura brigade Valery Marcus</text:a>
</text:span>
 _. In particular, they discussed the changes that would realize in the Ukrainian military improve the service, as well as the reform of the Sergeant Corps and ensuring a worthy level of wages.</text:p>
      <text:p text:style-name="P4">
News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In Krasnodar, a submarine commander was shot dead, who "calibra" fired at Ukraine</text:span>
</text:h>
      <text:p text:style-name="P4">
Author: ['АРМІЯINFORM']</text:p>
      <text:p text:style-name="P4">
Time: 2023-07-11T30:00:00-04:00</text:p>
      <text:p text:style-name="P4">
Description: The Rosіysko Krasnodar was shot by Sergey Rzhitsky - Kolishnyx commander of the Pidivodnoy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rzhyczkyj.jpg" text:style-name="Internet_20_link" text:visited-style-name="Visited_20_Internet_20_Link">
rzhyczkyj.jpg</text:a>
']</text:p>
      <text:p text:style-name="P4">
Tags: ['STOPRUSSIA', 'АГРЕСІЯ РФ', 'ВТОРГНЕННЯ РФ', 'ГУР МО УКРАЇНИ']</text:p>
      <text:p text:style-name="P4">
Category: News</text:p>
      <!--METADATA-->
      <text:p text:style-name="P4">
<draw:frame draw:style-name="fr1" draw:name="Image223" text:anchor-type="as-char" svg:width="6.9236in" svg:height="3.894525in" draw:z-index="0">
<draw:image xlink:href="../Images/AРМІЯINFORM/2023-07-11T30-00-00-04-00/rzhyczkyj.jpg" xlink:type="simple" xlink:show="embed" xlink:actuate="onLoad" draw:mime-type="image/jpeg"/>
</draw:frame>
In the Russian Krasnodar, Sergiy Rzhytskyi - the former commander of the Krasnodar, the Black Sea Fleet of the Navy of the Russian Federation, was shot.</text:p>
      <text:p text:style-name="P4">
About it <text:a xlink:type="simple" xlink:href="https://gur.gov.ua/content/v-krasnodari-znyshcheno-komandyra-pidvodnoho-chovna-krasnodar-prychetnoho-do-raketnykh-obstriliv-ukrainy.html" text:style-name="Internet_20_link" text:visited-style-name="Visited_20_Internet_20_Link">
reported</text:a>
The press service of the Main Directorate of Intelligence of the Ministry of Defense of Ukraine.</text:p>
      <text:p text:style-name="P4">
On July 10, the "submarine" carried out a jog in the Krasnodar Park of Culture of Ividobin. At about six in the morning he had seven shots of Zpistolet Makarov. As a result of gunshot wounds, Rzhitsky died a side.</text:p>
      <text:p text:style-name="P4">
Due to heavy rain in the park, it was deserted, so there are no witnesses who could narrate the details or recognize the attacker.</text:p>
      <text:p text:style-name="P4">
Krasnodar is one of the six submarines of the Warsaw Play, which includes the composition of the Black Sea Fleet of the Navy. Each of them is able to carry up to four -winged caliber missiles.</text:p>
      <text:p text:style-name="P4">
The 2nd rank captain Sergey Rzhitsky has lived for at least 2006. For a while he was the commander of the submarine "Alros". The afternoon of Alrosi was appointed commander of Krasnodar for modernization.</text:p>
      <text:p text:style-name="P4">
News Source: <text:a xlink:type="simple" xlink:href="https://armyinform.com.ua/2023/07/11/u-krasnodari-zastreleno-komandyra-pidvodnogo-chovna-yakyj-kalibramy-obstrilyuvav-ukrayinu/" text:style-name="Internet_20_link" text:visited-style-name="Visited_20_Internet_20_Link">
https://armyinform.com.ua/2023/07/11/u-krasnodari-zastreleno-komandyra-pidvodnogo-chovna-yakyj-kalibramy-obstrilyuvav-ukrayinu/</text:a>
</text:p>
      <!--NEWS-->
      <text:h text:style-name="P10" text:outline-level="1">
<text:span text:style-name="T4">
Rescuers neutralized over 300 ammunition per day</text:span>
</text:h>
      <text:p text:style-name="P4">
Author: ['АРМІЯINFORM']</text:p>
      <text:p text:style-name="P4">
Time: 2023-07-11T32:00:00-04:00</text:p>
      <text:p text:style-name="P4">
Description: PIDRODILI of the DSNS lasted 10 sticks of health 184 viiizdi at Lіkvidatsiya Naslidk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2266296-na-hmelnichchini-nadzvichayniki-znayshli-ponad-shist-desyatkiv-starih-boepripasiv.jpeg" text:style-name="Internet_20_link" text:visited-style-name="Visited_20_Internet_20_Link">
2266296-na-hmelnichchini-nadzvichayniki-znayshli-ponad-shist-desyatkiv-starih-boepripasiv.jpeg</text:a>
']</text:p>
      <text:p text:style-name="P4">
Tags: ['STOPRUSSIA', 'АГРЕСІЯ РФ', 'ВТОРГНЕННЯ РФ', 'ДСНС УКРАЇНИ']</text:p>
      <text:p text:style-name="P4">
Category: News</text:p>
      <!--METADATA-->
      <text:p text:style-name="P4">
<draw:frame draw:style-name="fr1" draw:name="Image224" text:anchor-type="as-char" svg:width="6.9236in" svg:height="4.609964in" draw:z-index="0">
<draw:image xlink:href="../Images/AРМІЯINFORM/2023-07-11T32-00-00-04-00/2266296-na-hmelnichchini-nadzvichayniki-znayshli-ponad-shist-desyatkiv-starih-boepripasiv.jpeg" xlink:type="simple" xlink:show="embed" xlink:actuate="onLoad" draw:mime-type="image/jpeg"/>
</draw:frame>
The SES units during the day on July 10 made 184 departures for the elimination of shelling of the occupants of settlements and infrastructure. 316 units of explosive subjects were removed and disposed of. Psychological assistance was provided to 48 people.</text:p>
      <text:p text:style-name="P4">
About this <text:a xlink:type="simple" xlink:href="https://www.kmu.gov.ua/news/operatyvna-informatsiia-shchodo-naslidkiv-vedennia-boiovykh-dii-rosiiskoiu-federatsiieiu-ta7-diialnosti-pirotekhnichnykh-pidrozdiliv-dsns" text:style-name="Internet_20_link" text:visited-style-name="Visited_20_Internet_20_Link">
informs</text:a>
Government portal.</text:p>
      <text:p text:style-name="P4">
During the day, Pyrotechnical units of the SES were involved 137 times, with an area of 51 hectares.</text:p>
      <text:p text:style-name="P4">
Most often pyrotechnic units worked in:</text:p>
      <ul>
        <li>
Kharkiv region 20 thousand 349 times, * Kyiv region - 8 thousand 151, * Donetsk region - 6 thousand 579, * Mykolaiv region - 5 thousand 390, * Kherson region - 6 thousand 164, * Chernihiv region - 4 thousand 760, * Sumy region - 2 thousand 256, * Cherkasy region - 1 thousand 153.</li>
      </ul>
      <text:p text:style-name="P4">
In total, since the beginning of a large -scale military invasion of the Russian Federation, the territory of Ukraine has been disposed of 409 thousand 527 units. Explosive objects 2 thousand 891 kg of explosive, including 3 thousand 45 units. Aviation bomb. The territory of more than 91 thousand 091 hectares was examined.</text:p>
      <text:p text:style-name="P4">
News Source: <text:a xlink:type="simple" xlink:href="https://armyinform.com.ua/2023/07/11/ryatuvalnyky-zneshkodyly-ponad-300-boyeprypasiv-za-dobu/" text:style-name="Internet_20_link" text:visited-style-name="Visited_20_Internet_20_Link">
https://armyinform.com.ua/2023/07/11/ryatuvalnyky-zneshkodyly-ponad-300-boyeprypasiv-za-dobu/</text:a>
</text:p>
      <!--NEWS-->
      <text:h text:style-name="P10" text:outline-level="1">
<text:span text:style-name="T4">
On the eve of NATO summit increased the number of violations of the rules of flight by Russian aircraft in the Baltic region</text:span>
</text:h>
      <text:p text:style-name="P4">
Author: ['АРМІЯINFORM']</text:p>
      <text:p text:style-name="P4">
Time: 2023-07-11T34:00:00-04:00</text:p>
      <text:p text:style-name="P4">
Description: Minoi Tizhnya Vinishchevachi, Yaki Vikonoti of the Funny Politza NATO in the Kranen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vynyshhuvachi.jpg" text:style-name="Internet_20_link" text:visited-style-name="Visited_20_Internet_20_Link">
vynyshhuvachi.jpg</text:a>
']</text:p>
      <text:p text:style-name="P4">
Tags: ['STOPRUSSIA', 'ВІЛЬНЮСЬКИЙ САМІТ', 'КРАЇНИ БАЛТІЇ', 'ПОРУШЕННЯ ПОВІТРЯНОГО ПРОСТОРУ']</text:p>
      <text:p text:style-name="P4">
Category: News</text:p>
      <!--METADATA-->
      <text:p text:style-name="P4">
<draw:frame draw:style-name="fr1" draw:name="Image225" text:anchor-type="as-char" svg:width="6.9236in" svg:height="3.894525in" draw:z-index="0">
<draw:image xlink:href="../Images/AРМІЯINFORM/2023-07-11T34-00-00-04-00/vynyshhuvachi.jpg" xlink:type="simple" xlink:show="embed" xlink:actuate="onLoad" draw:mime-type="image/jpeg"/>
</draw:frame>
Last week, fighters who perform NATO Air Police The Baltic States took off three times to identify and accompany Russian Federation aircraft that violated flight rules.</text:p>
      <text:p text:style-name="P4">
About it <text:a xlink:type="simple" xlink:href="https://kam.lt/reagavimo-i-orlaiviu-skrydzius-prie-baltijos-valstybiu-sienu-duomenys-liepos-3-9-d/" text:style-name="Internet_20_link" text:visited-style-name="Visited_20_Internet_20_Link">
reported</text:a>
Lithuanian Ministry of State Protection.</text:p>
      <text:p text:style-name="P4">
On July 4, NATO Air Police Air Force flew for the Identification and accompaniment of the TU-214 aircraft, which was flying in the international airspace of the Urinolian part of Russia to the Kaliningrad region. The aircraft made a flight with a flight plan, with a radar defendant on and supported a radio communication with a regional air traffic management center.</text:p>
      <text:p text:style-name="P4">
On July 4, NATO air police fighters flew for the identification of the Tasviprovoda of the two Russian aircraft Su-27, which were flying in the international air space from the Kaliningrad region and returned to the Kaliningrad region. Lisic by air movement.</text:p>
      <text:p text:style-name="P4">
On July 7, NATO Air Force Fighters flew to identify the Tasvravod of the Russian IL-76 aircraft, which was flying in the international air space from the mainland of Russia to the Kaliningrad region. The flight plane of the flight plan, with a radar relay, and maintained a radar with a regional air traffic management center.</text:p>
      <text:p text:style-name="P4">
News Source: <text:a xlink:type="simple" xlink:href="https://armyinform.com.ua/2023/07/11/naperedodni-samitu-nato-zrosla-kilkist-porushen-pravyl-polotu-rosijskymy-litakamy-v-baltijskomu-regioni/" text:style-name="Internet_20_link" text:visited-style-name="Visited_20_Internet_20_Link">
https://armyinform.com.ua/2023/07/11/naperedodni-samitu-nato-zrosla-kilkist-porushen-pravyl-polotu-rosijskymy-litakamy-v-baltijskomu-regioni/</text:a>
</text:p>
      <!--NEWS-->
      <text:h text:style-name="P10" text:outline-level="1">
<text:span text:style-name="T4">
During the day, Rosarmia fired nine times border regions in the north of Ukraine</text:span>
</text:h>
      <text:p text:style-name="P4">
Author: ['АРМІЯINFORM']</text:p>
      <text:p text:style-name="P4">
Time: 2023-07-11T36:00:00-04:00</text:p>
      <text:p text:style-name="P4">
Description: Rosiyski Zaggarbniki to the insight of the Podkordonnni Teritori Chernigivs that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obstrily-chernigivshhyny.jpg" text:style-name="Internet_20_link" text:visited-style-name="Visited_20_Internet_20_Link">
obstrily-chernigivshhyny.jpg</text:a>
']</text:p>
      <text:p text:style-name="P4">
Tags: ['STOPRUSSIA', 'ВТОРГНЕННЯ РФ', 'НАСЛІДКИ ВОРОЖИХ ОБСТРІЛІВ', 'ХАРКІВСЬКИЙ ТРИБУНАЛ']</text:p>
      <text:p text:style-name="P4">
Category: News</text:p>
      <!--METADATA-->
      <text:p text:style-name="P4">
<draw:frame draw:style-name="fr1" draw:name="Image226" text:anchor-type="as-char" svg:width="6.9236in" svg:height="3.894525in" draw:z-index="0">
<draw:image xlink:href="../Images/AРМІЯINFORM/2023-07-11T36-00-00-04-00/obstrily-chernigivshhyny.jpg" xlink:type="simple" xlink:show="embed" xlink:actuate="onLoad" draw:mime-type="image/jpeg"/>
</draw:frame>
Russian invaders continue to fire the border territories of Chernihiv and Sumy regions. Total during the day is accrued 9 tiershots(132 explosions)from different types of weapons.</text:p>
      <text:p text:style-name="P4">
This is stated in <text:a xlink:type="simple" xlink:href="https://t.me/ok_pivnich1/3805" text:style-name="Internet_20_link" text:visited-style-name="Visited_20_Internet_20_Link">
message</text:a>
Operational command "North".</text:p>
      <text:p text:style-name="P4">
In the Chernihiv region:</text:p>
      <ul>
        <li>
40 parishes were recorded in the Snovsky community in the city of Girsk, probably from the artillery; Key - 17 parishes, probably with a mortar 120 mm; * In the Semeniv community, 2 trips were recorded in the village of Mykolaivka - probably from the artillery; Karpovichi - 8 parishes, probablyminomet 82 mm; Timonovichi - 8 parishes, probably become artillery; * 9 parishes have been recorded in the Novgorod-Siversky community, probably a mortar of 82 mm, and 38 parishes, probably AGS.</li>
      </ul>
      <text:p text:style-name="P4">
In Sumy region:</text:p>
      <ul>
        <li>
6 parishes were recorded in the village of Romashkovo in the village of Romashkove, probably from the artillery; * 2 parishes were recorded in the Shostkin district in the village of Mykytske, probably a mortar of 82 mm; Chuikivka - 5 parishes, probably mortar 120 mm; Sopich - 5 parishes, probably mortar 120 mm.</li>
      </ul>
      <text:p text:style-name="P4">
Information on the dead or wounded among the local population is not fixed.</text:p>
      <text:p text:style-name="P4">
Recall that the Sumy Regional Military Administration <text:a xlink:type="simple" xlink:href="https://armyinform.com.ua/2023/07/10/na-sumshhyni-provedut-evakuacziyu-zhyteliv-prykordonnya/" text:style-name="Internet_20_link" text:visited-style-name="Visited_20_Internet_20_Link">
approved</text:a>
Decision on the need to prepare and evacuate the locals of the settlements of the region, which are re -interpreted in the five -kilometer border zone.</text:p>
      <text:p text:style-name="P4">
News Source: <text:a xlink:type="simple" xlink:href="https://armyinform.com.ua/2023/07/11/za-dobu-rosarmiya-devyat-raziv-obstrilyala-prykordonni-oblasti-na-pivnochi-ukrayiny/" text:style-name="Internet_20_link" text:visited-style-name="Visited_20_Internet_20_Link">
https://armyinform.com.ua/2023/07/11/za-dobu-rosarmiya-devyat-raziv-obstrilyala-prykordonni-oblasti-na-pivnochi-ukrayiny/</text:a>
</text:p>
      <!--NEWS-->
      <text:h text:style-name="P10" text:outline-level="1">
<text:span text:style-name="T4">
During the rescue operation in Orikhov, the invaders caused another air strike</text:span>
</text:h>
      <text:p text:style-name="P4">
Author: ['АРМІЯINFORM']</text:p>
      <text:p text:style-name="P4">
Time: 2023-07-11T38:00:00-04:00</text:p>
      <text:p text:style-name="P4">
Description: Rosiyska Armye headed Aviaudar on Orihov, if there was a rowing operation i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89958137715083712_y-e1689061436989.jpg" text:style-name="Internet_20_link" text:visited-style-name="Visited_20_Internet_20_Link">
photo_5289958137715083712_y-e1689061436989.jpg</text:a>
', '<text:a xlink:type="simple" xlink:href="https://armyinform.com.ua/wp-content/uploads/2023/07/photo_5289958137715083710_x-e1689061462377-150x150.jpg" text:style-name="Internet_20_link" text:visited-style-name="Visited_20_Internet_20_Link">
photo_5289958137715083710_x-e1689061462377-150x150.jpg</text:a>
', '<text:a xlink:type="simple" xlink:href="https://armyinform.com.ua/wp-content/uploads/2023/07/photo_5289958137715083711_y-150x150.jpg" text:style-name="Internet_20_link" text:visited-style-name="Visited_20_Internet_20_Link">
photo_5289958137715083711_y-150x150.jpg</text:a>
']</text:p>
      <text:p text:style-name="P4">
Tags: ['STOPRUSSIA', 'ВТОРГНЕННЯ РФ', 'ХАРКІВСЬКИЙ ТРИБУНАЛ']</text:p>
      <text:p text:style-name="P4">
Category: News</text:p>
      <!--METADATA-->
      <text:p text:style-name="P4">
<draw:frame draw:style-name="fr1" draw:name="Image227" text:anchor-type="as-char" svg:width="6.9236in" svg:height="5.691026in" draw:z-index="0">
<draw:image xlink:href="../Images/AРМІЯINFORM/2023-07-11T38-00-00-04-00/photo_5289958137715083712_y-e1689061436989.jpg" xlink:type="simple" xlink:show="embed" xlink:actuate="onLoad" draw:mime-type="image/jpeg"/>
</draw:frame>
The Russian army struck Orykhov, when there was a rescue operation at an attacked humanitarian aid. There is no victims of this cynical impact, the explosive wave damaged the machine police.</text:p>
      <text:p text:style-name="P4">
About this <text:a xlink:type="simple" xlink:href="https://t.me/mvs_ukraine/27273" text:style-name="Internet_20_link" text:visited-style-name="Visited_20_Internet_20_Link">
it is referred</text:a>
In the information of the Ministry of Internal Affairs of Ukraine.</text:p>
      <text:p text:style-name="P4">
“During the rescue operation, the invaders struck another stroke. Earlier, on July 9, the army of the occupying country with a direct hit by the destroying Laorohikhiv school-at the epicenter of the explosion were locals receiving humanitarian aid. As a result of a terrorist strike <text:span text:style-name="T4">
 7 civilians were killed, 13 more were injured </text:span>
 <text:span text:style-name="T4">
 </text:span>
 I **, - the Ministry of Internal Affairs said.</text:p>
      <text:p text:style-name="P4">
<text:a xlink:type="simple" xlink:href="https://armyinform.com.ua/wp-content/uploads/2023/07/photo_5289958137715083710_x-e1689061462377.jpg" text:style-name="Internet_20_link" text:visited-style-name="Visited_20_Internet_20_Link">
!(Images/AРМІЯINFORM/2023-07-11T38-00-00-04-00/photo_5289958137715083710_x-e1689061462377-150x150.jpg)</text:a>
</text:p>
      <text:p text:style-name="P4">
<text:a xlink:type="simple" xlink:href="https://armyinform.com.ua/wp-content/uploads/2023/07/photo_5289958137715083711_y.jpg" text:style-name="Internet_20_link" text:visited-style-name="Visited_20_Internet_20_Link">
<draw:frame draw:style-name="fr1" draw:name="Image228" text:anchor-type="as-char" svg:width="6.9236in" svg:height="6.9236in" draw:z-index="0">
<draw:image xlink:href="../Images/AРМІЯINFORM/2023-07-11T38-00-00-04-00/photo_5289958137715083711_y-150x150.jpg" xlink:type="simple" xlink:show="embed" xlink:actuate="onLoad" draw:mime-type="image/jpeg"/>
</draw:frame>
</text:a>
Law enforcement officers documented the consequences of hostile traffic within the framework of criminal investigation under Art. 438(Violation of the laws and customs of war)Criminal Code of Ukraine.</text:p>
      <text:p text:style-name="P4">
News Source: <text:a xlink:type="simple" xlink:href="https://armyinform.com.ua/2023/07/11/pid-chas-ryatuvalnoyi-operacziyi-v-orihovi-okupanty-zavdaly-shhe-odnogo-aviaudaru/" text:style-name="Internet_20_link" text:visited-style-name="Visited_20_Internet_20_Link">
https://armyinform.com.ua/2023/07/11/pid-chas-ryatuvalnoyi-operacziyi-v-orihovi-okupanty-zavdaly-shhe-odnogo-aviaudaru/</text:a>
</text:p>
      <!--NEWS-->
      <text:h text:style-name="P10" text:outline-level="1">
<text:span text:style-name="T4">
The Polish Seimas adopted a resolution on Volyn tragedy</text:span>
</text:h>
      <text:p text:style-name="P4">
Authors: Ukrinform (Person)</text:p>
      <text:p text:style-name="P4">
Publisher: Укринформ (Organization)</text:p>
      <text:p text:style-name="P4">
Published Time: 2023-07-11T3:56:00+03:00</text:p>
      <text:p text:style-name="P4">
Modified Time: 2023-07-11T21:56:00+03:00</text:p>
      <text:p text:style-name="P4">
Description: The lower house of the Polish Parliament unanimously adopted a resolution on Tuesday, which honored the memory of the victims of the Volyn tragedy. - Ukrinform.</text:p>
      <text:p text:style-name="P4">
Images: ['<text:a xlink:type="simple" xlink:href="https://static.ukrinform.com/photos/2023_07/thumb_files/630_360_1689110187-362.jpg" text:style-name="Internet_20_link" text:visited-style-name="Visited_20_Internet_20_Link">
630_360_16891...</text:a>
']</text:p>
      <text:p text:style-name="P4">
Tags: ['Історія', 'Польща', 'Резолюція', 'Сейм', 'Україна', 'Волинська трагедія']</text:p>
      <text:p text:style-name="P4">
Type: Article</text:p>
      <!--METADATA-->
      <text:p text:style-name="P4">
<draw:frame draw:style-name="fr1" draw:name="Image229" text:anchor-type="as-char" svg:width="6.9236in" svg:height="3.956343in" draw:z-index="0">
<draw:image xlink:href="../Images/yкринформ/2023-07-11T3-56-00-03-00/630_360_1689110187-362.jpg" xlink:type="simple" xlink:show="embed" xlink:actuate="onLoad" draw:mime-type="image/jpeg"/>
</draw:frame>
The Nizhny Parliament unanimously adopted a resolution on Tuesday, which honored the memory of the victims of the Volyn tragedy.</text:p>
      <text:p text:style-name="P4">
In it, the Seimas of Poland stressed that for Polish-Ukrainian reconciliation it is necessary to admit guilt for crimes and honoring victims, Ukrinform reports.</text:p>
      <text:p text:style-name="P4">
“The Polish-Ukrainian reconciliation, which has been built by representatives of both natives for years, should also include the guilt and commemoration of the victim of the World War. Of fundamental importance is the exhumation, proper burial and honoring of the memory of all victims of genocide on the Eastern Circle(The current territory of Western Ukraine - ed.)”,- the resolution said.</text:p>
      <text:p text:style-name="P4">
All 440 deputies who were in the session hall voted in favor of the resolution, no one was with the way.</text:p>
      <text:p text:style-name="P4">
<text:span text:style-name="T4">
 Read also: </text:span>
 <text:a xlink:type="simple" xlink:href="https://www.ukrinform.ua/rubric-polytics/3732902-rosia-rozigruvatime-volinsku-kartu-poki-ne-bude-zasovano-vse-pro-tragediu-moraveckij.html" text:style-name="Internet_20_link" text:visited-style-name="Visited_20_Internet_20_Link">
Moravetsky: Russia will play the Volyn Card, will leave everything about the tragedy</text:a>
In official events on the occasion of the Victims of the Volyn Tragedy, which take place in Poland 11, from Ukraine, in particular, participated(https://www.ukrinform.ua/rubric-polytics/3734509-stefancuk-iz-kerivnictvom-polsi-vsanuvali-pamat-zertv-volinskoi-tragedii.html)and [Minister of Culture and Information Policy Oleksandr Tkachenko]](https://www.ukrinform.ua/rubric-polytics/3734519-ministri-kulturi-ukraini-ta-polsi-vsanuvali-pamat-zertv-volinskoi-tragedii.html).</text:p>
      <text:p text:style-name="P4">
As it was reported, the Presidents of Ukraine and Poland, <text:a xlink:type="simple" xlink:href="https://www.ukrinform.ua/rubric-polytics/3733437-razom-mi-silnisi-zelenskij-i-duda-vsanuvali-pamat-zertv-volinskoi-tragedii.html" text:style-name="Internet_20_link" text:visited-style-name="Visited_20_Internet_20_Link">
Volodymyr Zelenskyy Ienej Duda</text:a>
They met on July 9 in Lutsk and took part in joint events to commemorate the victims of the Volyn tragedy. Zelensky and Duda visited the Cathedral of St. Peter and Paul. The Mass was attended by the head of the Metropolitepyan PCCU, Metropolitan Lutsk and Volyn Michael, Head of the Ukrainian Greek Catholic Church, His Beatitude Sviatoslav.</text:p>
      <text:p text:style-name="P4">
<text:span text:style-name="T4">
 Read also: </text:span>
 <text:a xlink:type="simple" xlink:href="https://www.ukrinform.ua/rubric-society/3732808-glavi-ugkc-ta-katolickoi-cerkvi-polsi-pidpisali-zvernenna-sodo-volinskoi-tragedii.html" text:style-name="Internet_20_link" text:visited-style-name="Visited_20_Internet_20_Link">
Heads of the UGCC and the Catholic Church of Poland signed the Consignment of <text:span text:style-name="T4">
 Volyn </text:span>
 <text:span text:style-name="T4">
 Tragedy </text:span>
</text:a>
</text:p>
      <text:p text:style-name="P4">
The theme of the Volyn tragedy in recent years is now actively using Russian propaganda to quarrel Ukraine and Poland.</text:p>
      <text:p text:style-name="P4">
<text:span text:style-name="T5">
Foto: Sejm Rp, Twitter</text:span>
</text:p>
      <text:p text:style-name="P4">
News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Record loss of Russian artillery: so that this managed to achieve</text:span>
</text:h>
      <text:p text:style-name="P4">
Author: ['АРМІЯINFORM']</text:p>
      <text:p text:style-name="P4">
Time: 2023-07-11T40:00:00-04:00</text:p>
      <text:p text:style-name="P4">
Description: The Yaky Record is set at the Chervin Rock ZI ZISSHSHNENNA of the Rosiysko -based arteria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p>
      <text:p text:style-name="P4">
Tags: ['АРТИЛЕРІЯ', 'БОЙОВІ ВТРАТИ РФ', 'ПЕТРО ЧЕРНИК']</text:p>
      <text:p text:style-name="P4">
Category: News</text:p>
      <!--METADATA-->
      <text:p text:style-name="P4">
What record was set in June this year on the destruction of Russian barrel artillery? How many percentage of everything was destroyed by Rosartillery, by February 24, 2022? And which counter -battery systems are most successful for this?</text:p>
      <text:p text:style-name="P4">
The military analyst Petro Chernyk told this specifically for the armyinform.</text:p>
      <text:p text:style-name="P4">
<text:span text:style-name="T5">
Viso</text:span>
 - <text:span text:style-name="T5">
mikola Davidovsky</text:span>
</text:p>
      <text:p text:style-name="P4">
News Source: <text:a xlink:type="simple" xlink:href="https://armyinform.com.ua/2023/07/11/rekordni-vtraty-rosijskoyi-artyleriyi-zavdyaky-chomu-cze-vdalosya-dosyagty/" text:style-name="Internet_20_link" text:visited-style-name="Visited_20_Internet_20_Link">
https://armyinform.com.ua/2023/07/11/rekordni-vtraty-rosijskoyi-artyleriyi-zavdyaky-chomu-cze-vdalosya-dosyagty/</text:a>
</text:p>
      <!--NEWS-->
      <text:h text:style-name="P10" text:outline-level="1">
<text:span text:style-name="T4">
Volodymyr Zelenskyy: Eastern border of Ukraine - and the limit that never cross the Russian dictatorship again</text:span>
</text:h>
      <text:p text:style-name="P4">
Author: ['АРМІЯINFORM']</text:p>
      <text:p text:style-name="P4">
Time: 2023-07-11T42:00:00-04:00</text:p>
      <text:p text:style-name="P4">
Description: Smiriness of Ukrainian heroes Vidterla vid saw izhnosti, infected Zakhista Yaki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89958137715083766_y.jpg" text:style-name="Internet_20_link" text:visited-style-name="Visited_20_Internet_20_Link">
photo_5289958137715083766_y.jpg</text:a>
', '<text:a xlink:type="simple" xlink:href="https://armyinform.com.ua/wp-content/uploads/2023/07/photo_5289958137715083768_y-150x150.jpg" text:style-name="Internet_20_link" text:visited-style-name="Visited_20_Internet_20_Link">
photo_5289958137715083768_y-150x150.jpg</text:a>
', '<text:a xlink:type="simple" xlink:href="https://armyinform.com.ua/wp-content/uploads/2023/07/photo_5289958137715083767_y-150x150.jpg" text:style-name="Internet_20_link" text:visited-style-name="Visited_20_Internet_20_Link">
photo_5289958137715083767_y-150x150.jpg</text:a>
', '<text:a xlink:type="simple" xlink:href="https://armyinform.com.ua/wp-content/uploads/2023/07/photo_5289958137715083765_y-150x150.jpg" text:style-name="Internet_20_link" text:visited-style-name="Visited_20_Internet_20_Link">
photo_5289958137715083765_y-150x150.jpg</text:a>
']</text:p>
      <text:p text:style-name="P4">
Tags: ['STOPRUSSIA', 'ВОЛОДИМИР ЗЕЛЕНСЬКИЙ', 'ВТОРГНЕННЯ РФ']</text:p>
      <text:p text:style-name="P4">
Category: News</text:p>
      <!--METADATA-->
      <text:p text:style-name="P4">
<draw:frame draw:style-name="fr1" draw:name="Image230" text:anchor-type="as-char" svg:width="6.9236in" svg:height="4.615733in" draw:z-index="0">
<draw:image xlink:href="../Images/AРМІЯINFORM/2023-07-11T42-00-00-04-00/photo_5289958137715083766_y.jpg" xlink:type="simple" xlink:show="embed" xlink:actuate="onLoad" draw:mime-type="image/jpeg"/>
</draw:frame>
The courage of Ukrainian heroes has wiped away from dust of history all the values for which NATO was created.</text:p>
      <text:p text:style-name="P4">
About it <text:a xlink:type="simple" xlink:href="https://t.me/V_Zelenskiy_official/6926" text:style-name="Internet_20_link" text:visited-style-name="Visited_20_Internet_20_Link">
reported</text:a>
President of Ukraine Zelensky.</text:p>
      <text:p text:style-name="P4">
"It is the Ukrainian eastern border, the border of our country and the positions of our warriors that is the limit that never cross the Russian dictatorship, which in various forms, but always always tried to conquer the peoples of Europe," the Ukrainian president emphasized.</text:p>
      <text:p text:style-name="P4">
<text:a xlink:type="simple" xlink:href="https://armyinform.com.ua/wp-content/uploads/2023/07/photo_5289958137715083768_y.jpg" text:style-name="Internet_20_link" text:visited-style-name="Visited_20_Internet_20_Link">
!(Images/AРМІЯINFORM/2023-07-11T42-00-00-04-00/photo_5289958137715083768_y-150x150.jpg)</text:a>
</text:p>
      <text:p text:style-name="P4">
<text:a xlink:type="simple" xlink:href="https://armyinform.com.ua/wp-content/uploads/2023/07/photo_5289958137715083767_y.jpg" text:style-name="Internet_20_link" text:visited-style-name="Visited_20_Internet_20_Link">
<draw:frame draw:style-name="fr1" draw:name="Image231" text:anchor-type="as-char" svg:width="6.9236in" svg:height="6.9236in" draw:z-index="0">
<draw:image xlink:href="../Images/AРМІЯINFORM/2023-07-11T42-00-00-04-00/photo_5289958137715083767_y-150x150.jpg" xlink:type="simple" xlink:show="embed" xlink:actuate="onLoad" draw:mime-type="image/jpeg"/>
</draw:frame>
</text:a>
</text:p>
      <text:p text:style-name="P4">
<text:a xlink:type="simple" xlink:href="https://armyinform.com.ua/wp-content/uploads/2023/07/photo_5289958137715083765_y.jpg" text:style-name="Internet_20_link" text:visited-style-name="Visited_20_Internet_20_Link">
<draw:frame draw:style-name="fr1" draw:name="Image232" text:anchor-type="as-char" svg:width="6.9236in" svg:height="6.9236in" draw:z-index="0">
<draw:image xlink:href="../Images/AРМІЯINFORM/2023-07-11T42-00-00-04-00/photo_5289958137715083765_y-150x150.jpg" xlink:type="simple" xlink:show="embed" xlink:actuate="onLoad" draw:mime-type="image/jpeg"/>
</draw:frame>
</text:a>
We will remind, earlier Volodymyr Zelenskyy <text:a xlink:type="simple" xlink:href="https://armyinform.com.ua/2023/07/10/ukrayina-bude-v-nato-praczyuyemo-nad-algorytmom-nabuttya-chlenstva-volodymyr-zelenskyj/" text:style-name="Internet_20_link" text:visited-style-name="Visited_20_Internet_20_Link">
reported</text:a>
that Ukrainian is working on an algorithm for NATO membership.</text:p>
      <text:p text:style-name="P4">
News Source: <text:a xlink:type="simple" xlink:href="https://armyinform.com.ua/2023/07/11/volodymyr-zelenskyj-shidnyj-kordon-ukrayiny-ta-mezha-yakoyi-bilshe-nikoly-ne-perejty-rosijskij-dyktaturi/" text:style-name="Internet_20_link" text:visited-style-name="Visited_20_Internet_20_Link">
https://armyinform.com.ua/2023/07/11/volodymyr-zelenskyj-shidnyj-kordon-ukrayiny-ta-mezha-yakoyi-bilshe-nikoly-ne-perejty-rosijskij-dyktaturi/</text:a>
</text:p>
      <!--NEWS-->
      <text:h text:style-name="P10" text:outline-level="1">
<text:span text:style-name="T4">
The enemy blackmails the termination of the grain agreement - Natalia Humeniuk</text:span>
</text:h>
      <text:p text:style-name="P4">
Author: ['Ігор Березинський']</text:p>
      <text:p text:style-name="P4">
Time: 2023-07-11T44:00:00-04:00</text:p>
      <text:p text:style-name="P4">
Description: The “Piven” commandablely promptly promptly promptly promptly about Zagoreann Porportovich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19/12/bpla-orlan.jpg" text:style-name="Internet_20_link" text:visited-style-name="Visited_20_Internet_20_Link">
bpla-orlan.jpg</text:a>
']</text:p>
      <text:p text:style-name="P4">
Tags: ['ЄДИНІ НОВИНИ', 'ЗЕРНОВА УГОДА', 'НАТАЛІЯ ГУМЕНЮК', 'ОК «ПІВДЕНЬ»']</text:p>
      <text:p text:style-name="P4">
Category: News</text:p>
      <!--METADATA-->
      <text:p text:style-name="P4">
<draw:frame draw:style-name="fr1" draw:name="Image233" text:anchor-type="as-char" svg:width="6.9236in" svg:height="4.615733in" draw:z-index="0">
<draw:image xlink:href="../Images/AРМІЯINFORM/2023-07-11T44-00-00-04-00/bpla-orlan.jpg" xlink:type="simple" xlink:show="embed" xlink:actuate="onLoad" draw:mime-type="image/jpeg"/>
</draw:frame>
Illustrative photo</text:p>
      <text:p text:style-name="P4">
Recently, the operational command "South" reported about the fire of the support terminals with grain in the south of Ukraine.</text:p>
      <ul>
        <li>
It is quite obvious that the attack was focused on the port direction, including structures and terminals. The enemy blackmails the termination of the grain agreement, trying to put such pressure. Ukraine is directly entrusted with the provision of a safety component in the port direction. Our defense forces and air defense forces and 22 enemy drones have been destroyed, but there is also a clutch. The debris was damaged by some of the terminals and as a result there was a fire. However, this is no longer such a critical damage, because the fire was very fast -heated. Fortunately, there are no victims of civilian population, "Natalia Humeniuk, the head of the united news" Unified News ", the head of the united news.</li>
      </ul>
      <text:p text:style-name="P4">
According to Natalia Humeniuk, on the southern part of the front the enemy fired at Oohakakovsky and Beryslavsky direction, using managed aviation bombs, and the main artillery fire assumes the Kherson direction.</text:p>
      <ul>
        <li>
under the defeat of civil infrastructure objects, social importance of such importance. Unfortunately, there are victims, however, fortunately, there are no dead. The fact that the enemy tries not only to use artillery, but also to shock drones "Lancet" indicates a change in tactics - with the help of air means to switch our attention. The day confirmed the destruction of 7 invaders and 8 pieces of equipment, including 3 UAV-reconnaissance,-Nataliagmenyuk summed up.</li>
      </ul>
      <text:p text:style-name="P4">
News Source: <text:a xlink:type="simple" xlink:href="https://armyinform.com.ua/2023/07/11/vorog-shantazhuye-prypynennyam-zernovoyi-ugody-nataliya-gumenyuk/" text:style-name="Internet_20_link" text:visited-style-name="Visited_20_Internet_20_Link">
https://armyinform.com.ua/2023/07/11/vorog-shantazhuye-prypynennyam-zernovoyi-ugody-nataliya-gumenyuk/</text:a>
</text:p>
      <!--NEWS-->
      <text:h text:style-name="P10" text:outline-level="1">
<text:span text:style-name="T4">
Detained FSB agents who prepared terrorist attacks in Zaporozhye - intercepting</text:span>
</text:h>
      <text:p text:style-name="P4">
Author: ['АРМІЯINFORM']</text:p>
      <text:p text:style-name="P4">
Time: 2023-07-11T46:00:00-04:00</text:p>
      <text:p text:style-name="P4">
Description: https://www.youtube.com/watch?v=np14lezxes Vikrita new facts Rosvіduvalno-pydriyna ... War with Ukraine 2022, War with Ukraine today,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STOPRUSSIA', 'ВТОРГНЕННЯ РФ', 'ЗАПОРІЖЖЯ', 'ПІДГОТОВКА ТЕРАКТУ', 'СБУ']</text:p>
      <text:p text:style-name="P4">
Category: News</text:p>
      <!--METADATA-->
      <text:p text:style-name="P4">
New facts of intelligence and subversive activities of the Russian agent group, which were neutralized by the Nazaporezhzhi year.</text:p>
      <text:p text:style-name="P4">
About it <text:a xlink:type="simple" xlink:href="https://ssu.gov.ua/novyny/sbu-perekhopyla-rozmovy-ahentiv-fsb-yaki-hotuvaly-terakty-na-zaporizhzhi-audio" text:style-name="Internet_20_link" text:visited-style-name="Visited_20_Internet_20_Link">
reported</text:a>
SBU press service.</text:p>
      <text:p text:style-name="P4">
At that time, two Russian agents were detained with Raven and Associate Professor and Associate Professor, which prepared terrorist attacks against the command and special forces of Siloboron on the Southern Front.</text:p>
      <text:p text:style-name="P4">
The Security Service of Ukraine has records of these persons, where they discuss the training of explosions at the departments of the Armed Forces, the Tanational Police Security Service.</text:p>
      <text:p text:style-name="P4">
To commit the FSB terrorist attacks, she planned to ship to her agents a "parcel" of 10 kg of plastids.</text:p>
      <text:p text:style-name="P4">
In addition, the attackers were preparing a missile stroke on the rolling stock of the Armed Forces of the Armed Forces at one of the railway units of the region.</text:p>
      <text:p text:style-name="P4">
Both detainees were notified of suspicion of treason, committed in the conditions of a group of persons by prior conspiracy. Now they are in custody. Investigate the investigation to establish all the circumstances of the crime. The attackers immigrates lifelong.</text:p>
      <text:p text:style-name="P4">
News Source: <text:a xlink:type="simple" xlink:href="https://armyinform.com.ua/2023/07/11/zatrymano-agentiv-fsb-yaki-gotuvaly-terakty-na-zaporizhzhi-perehoplennya/" text:style-name="Internet_20_link" text:visited-style-name="Visited_20_Internet_20_Link">
https://armyinform.com.ua/2023/07/11/zatrymano-agentiv-fsb-yaki-gotuvaly-terakty-na-zaporizhzhi-perehoplennya/</text:a>
</text:p>
      <!--NEWS-->
      <text:h text:style-name="P10" text:outline-level="1">
<text:span text:style-name="T4">
The price of the likes is the life of the military: Anna Malyar on how early posts are harming the defense of the state</text:span>
</text:h>
      <text:p text:style-name="P4">
Author: ['АРМІЯINFORM']</text:p>
      <text:p text:style-name="P4">
Time: 2023-07-11T48:00:00-04:00</text:p>
      <text:p text:style-name="P4">
Description: The intercessor of the Ministra defense of Ukraine Ganna Malelar was still repeatedly fed to Ukrainians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9a1765.jpg" text:style-name="Internet_20_link" text:visited-style-name="Visited_20_Internet_20_Link">
5f9a1765.jpg</text:a>
']</text:p>
      <text:p text:style-name="P4">
Tags: ['STOPRUSSIA', 'АГРЕСІЯ РФ', 'ГАННА МАЛЯР']</text:p>
      <text:p text:style-name="P4">
Category: News</text:p>
      <!--METADATA-->
      <text:p text:style-name="P4">
<draw:frame draw:style-name="fr1" draw:name="Image234" text:anchor-type="as-char" svg:width="6.9236in" svg:height="4.61393in" draw:z-index="0">
<draw:image xlink:href="../Images/AРМІЯINFORM/2023-07-11T48-00-00-04-00/5f9a1765.jpg" xlink:type="simple" xlink:show="embed" xlink:actuate="onLoad" draw:mime-type="image/jpeg"/>
</draw:frame>
Gannamaars. Photo: Nazar Voloshin / Armyinform</text:p>
      <text:p text:style-name="P4">
Deputy Minister of Defense of Ukraine Anna Malyar has repeatedly appealed to D -Ukrainians to not publish the results of military operations before the General Staff of the Armed Forces.</text:p>
      <text:p text:style-name="P4">
Today in her post Anna Malyar again <text:a xlink:type="simple" xlink:href="https://t.me/annamaliar/926" text:style-name="Internet_20_link" text:visited-style-name="Visited_20_Internet_20_Link">
emphasized</text:a>
It is not necessary to write everything that is known to the average Ukrainian on social networks.</text:p>
      <text:p text:style-name="P4">
"If you write publicly to the Armed Forces General Staff, the Ministry of Defense and the officials of the Armed Forces of the Armed Forces of Ukraine where ours went and where they have become entrenched, then note that the price of your likes is the life of our military!" She said.</text:p>
      <text:p text:style-name="P4">
News Source: <text:a xlink:type="simple" xlink:href="https://armyinform.com.ua/2023/07/11/czina-lajkiv-zhyttya-vijskovyh-ganna-malyar-pro-te-yak-zavchasni-dopysy-shkodyat-oboroni-derzhavy/" text:style-name="Internet_20_link" text:visited-style-name="Visited_20_Internet_20_Link">
https://armyinform.com.ua/2023/07/11/czina-lajkiv-zhyttya-vijskovyh-ganna-malyar-pro-te-yak-zavchasni-dopysy-shkodyat-oboroni-derzhavy/</text:a>
</text:p>
      <!--NEWS-->
      <text:h text:style-name="P10" text:outline-level="1">
<text:span text:style-name="T4">
Marchenko went out to the 1/8 finals of the ATP Tournament Series Challenger in Chicago</text:span>
</text:h>
      <text:p text:style-name="P4">
Authors: Ukrinform (Person)</text:p>
      <text:p text:style-name="P4">
Publisher: Укринформ (Organization)</text:p>
      <text:p text:style-name="P4">
Published Time: 2023-07-11T4:58:30+03:00</text:p>
      <text:p text:style-name="P4">
Modified Time: 2023-07-11T21:58:30+03:00</text:p>
      <text:p text:style-name="P4">
Description: Ilya Marchenko is playing a ticket to the quarterfinals of the Tennis Publication Association of the Challenger Series - Chicago Men's Challenger - in Chicago (USA) with a $ 80,000 prize fund. - Ukrinform.</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35" text:anchor-type="as-char" svg:width="6.9236in" svg:height="3.956343in" draw:z-index="0">
<draw:image xlink:href="../Images/yкринформ/2023-07-11T4-58-30-03-00/630_360_1686825878-112.jpg" xlink:type="simple" xlink:show="embed" xlink:actuate="onLoad" draw:mime-type="image/jpeg"/>
</draw:frame>
Ukrainian Marchenko is playing a ticket to the quarterfinals of the Tournament of the Association of Tennisist Professionals(ATP)Challenger Series - Chicago Men's Challenger - in Chicago(USA)With a prize fund $ 80 thousand.</text:p>
      <text:p text:style-name="P4">
In the match for the release up to the 1/8 finals of the competition Marchenko in 1.5 hours was defeated by the Australian Suin - 6: 4, 6: 4, reports Ukrinform.</text:p>
      <text:p text:style-name="P4">
The next rival Marchenko in the second round of the main grid of competition is Tristan Skulkeit, who lost at the 5th number of Altuguggdglykolkovich from Turkey - 6: 4, 7: 6: 6: 6: 6: 6:(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The Chicago tournament will last until July 16.</text:p>
      <text:p text:style-name="P4">
Photo: Getty Images.</text:p>
      <text:p text:style-name="P4">
News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In the military units created groups of psychological accompaniment - Military Media Center</text:span>
</text:h>
      <text:p text:style-name="P4">
Author: ['АРМІЯINFORM']</text:p>
      <text:p text:style-name="P4">
Time: 2023-07-11T50:00:00-04:00</text:p>
      <text:p text:style-name="P4">
Description: Oleksiy Lesyuk, the intercessor of the head of the management of the psychologist forgetting the hea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72cc407a-1e9a-4b0a-ab8c-930538854dee.jpg" text:style-name="Internet_20_link" text:visited-style-name="Visited_20_Internet_20_Link">
72cc407a-1e9a-4b0a-ab8c-930538854dee.jpg</text:a>
']</text:p>
      <text:p text:style-name="P4">
Tags: ['MILITARY MEDIA CENTER', 'STOPRUSSIA', 'АГРЕСІЯ РФ', 'ВІЙНА', 'ВТОРГНЕННЯ РФ']</text:p>
      <text:p text:style-name="P4">
Category: News</text:p>
      <!--METADATA-->
      <text:p text:style-name="P4">
<draw:frame draw:style-name="fr1" draw:name="Image236" text:anchor-type="as-char" svg:width="6.9236in" svg:height="4.615733in" draw:z-index="0">
<draw:image xlink:href="../Images/AРМІЯINFORM/2023-07-11T50-00-00-04-00/72cc407a-1e9a-4b0a-ab8c-930538854dee.jpg" xlink:type="simple" xlink:show="embed" xlink:actuate="onLoad" draw:mime-type="image/jpeg"/>
</draw:frame>
Oleksiy Lesyuk, Deputy Head of the Department of Psychological Support of the Department of Moral and Psychological Support of the Armed Forces, reported that such groups partially provide measures of psychological decompression servicemen after entering the units in the area of combat resumption, about it [reports] <text:a xlink:type="simple" xlink:href="https://t.me/militarymediacenter/2490" text:style-name="Internet_20_link" text:visited-style-name="Visited_20_Internet_20_Link">
reports</text:a>
Military Mediacenter.</text:p>
      <text:p text:style-name="P4">
These groups also organize work at psychological care.</text:p>
      <text:p text:style-name="P4">
The psychological assistance is provided by the first qualified assistance to a psychologist and determines whether a serviceman needs a more deepened assistance and referral to a specialized medical institution, said Alexei Lesyuk.</text:p>
      <text:p text:style-name="P4">
Or, according to him, such a military has enough resources of the point for physical and psychological rest, unloading and return after this unit without leaving the military unit.</text:p>
      <text:p text:style-name="P4">
Round table "Psychological support for warriors in hostilities: how to warn the moral spirit and overcome combat stress" organized with the support of the Oxygen Congress of Ukrainians.</text:p>
      <text:p text:style-name="P4">
News Source: <text:a xlink:type="simple" xlink:href="https://armyinform.com.ua/2023/07/11/u-vijskovyh-chastynah-stvoreni-grupy-psyhologichnogo-suprovodu-military-media-center/" text:style-name="Internet_20_link" text:visited-style-name="Visited_20_Internet_20_Link">
https://armyinform.com.ua/2023/07/11/u-vijskovyh-chastynah-stvoreni-grupy-psyhologichnogo-suprovodu-military-media-center/</text:a>
</text:p>
      <!--NEWS-->
      <text:h text:style-name="P10" text:outline-level="1">
<text:span text:style-name="T4">
Russians have to withdraw their troops from the ZPP, which undermines the safety of the largest nuclear power plant in Europe - Jens Stoltenberg</text:span>
</text:h>
      <text:p text:style-name="P4">
Author: ['Ольга Мосьондз']</text:p>
      <text:p text:style-name="P4">
Time: 2023-07-11T52:00:00-04:00</text:p>
      <text:p text:style-name="P4">
Description: About the General Secretary of NATO єns Stoltenberg, having said before the earnings of Pershog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89969493608614587_w.jpg" text:style-name="Internet_20_link" text:visited-style-name="Visited_20_Internet_20_Link">
photo_5289969493608614587_w.jpg</text:a>
']</text:p>
      <text:p text:style-name="P4">
Tags: ['STOPRUSSIA', 'АГРЕСІЯ РФ', 'ВІЙНА', 'ВТОРГНЕННЯ РФ', 'ЄНС СТОЛТЕНБЕРГ', 'НАТО']</text:p>
      <text:p text:style-name="P4">
Category: News</text:p>
      <!--METADATA-->
      <text:p text:style-name="P4">
<draw:frame draw:style-name="fr1" draw:name="Image237" text:anchor-type="as-char" svg:width="6.9236in" svg:height="4.615733in" draw:z-index="0">
<draw:image xlink:href="../Images/AРМІЯINFORM/2023-07-11T52-00-00-04-00/photo_5289969493608614587_w.jpg" xlink:type="simple" xlink:show="embed" xlink:actuate="onLoad" draw:mime-type="image/jpeg"/>
</draw:frame>
NATO Secretary General Jens Stoltenberg said this before starting the first day of the NATO members of the NATO member states. The correspondent of the Armyinform from Vilnius transfers.</text:p>
      <text:p text:style-name="P4">
He noted that the Kremlin's rhetoric on nuclear danger is a lot of threat.</text:p>
      <ul>
        <li>
First of all, Russia's nuclear rhetoric is dangerous and reckless. And it is Russian to know that nuclear war can never win and never care. NATO members, of course, carefully monitor what Russia does, - NATO Secretary General reported. - We condemn the statement that Russia has placed tactical nuclear weapons in Belarus. We keep a close eye on what she does. So far, we do not see any changes in the Russian position on the deployment of nuclear weapons that would require any changes on our part. But we remain vigilant and guarantee that we, of course, are ready to protect and defend everyone from any potential threat.</li>
      </ul>
      <text:p text:style-name="P4">
He also commented on the situation at the Zaporozhye NPP.</text:p>
      <ul>
        <li>
As for the situation in Zaporizhzhya, our message of Russia is that they are the height of their troops, because the way they now behave in the Apostle, undermines the safety of this largest nuclear power plant in Europe, "said the Jens Stoltenberg.</li>
      </ul>
      <text:p text:style-name="P4">
<text:span text:style-name="T5">
Opto author</text:span>
</text:p>
      <text:p text:style-name="P4">
News Source: <text:a xlink:type="simple" xlink:href="https://armyinform.com.ua/2023/07/11/rosiyany-povynni-vyvesty-svoyi-vijska-iz-zaes-cze-pidryvaye-bezpeku-najbilshoyi-atomnoyi-elektrostancziyi-v-yevropi-yens-stoltenberg/" text:style-name="Internet_20_link" text:visited-style-name="Visited_20_Internet_20_Link">
https://armyinform.com.ua/2023/07/11/rosiyany-povynni-vyvesty-svoyi-vijska-iz-zaes-cze-pidryvaye-bezpeku-najbilshoyi-atomnoyi-elektrostancziyi-v-yevropi-yens-stoltenberg/</text:a>
</text:p>
      <!--NEWS-->
      <text:h text:style-name="P10" text:outline-level="1">
<text:span text:style-name="T4">
The Wagnerians intended to seize nuclear weapons and reached the Voronzh-45-GUR.</text:span>
</text:h>
      <text:p text:style-name="P4">
Author: ['АРМІЯINFORM']</text:p>
      <text:p text:style-name="P4">
Time: 2023-07-11T54:00:00-04:00</text:p>
      <text:p text:style-name="P4">
Description: PID Hour I will stab the Prigiron “Wagnerivtsi” Mali Namir to click Nucadn Zbroy, Roznishche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20230707-02.jpg" text:style-name="Internet_20_link" text:visited-style-name="Visited_20_Internet_20_Link">
20230707-02.jpg</text:a>
']</text:p>
      <text:p text:style-name="P4">
Tags: ['STOPRUSSIA', 'АГРЕСІЯ РФ', 'ВІЙНА', 'ВТОРГНЕННЯ РФ', 'ГУР МО УКРАЇНИ', 'КИРИЛО БУДАНОВ']</text:p>
      <text:p text:style-name="P4">
Category: News</text:p>
      <!--METADATA-->
      <text:p text:style-name="P4">
<draw:frame draw:style-name="fr1" draw:name="Image238" text:anchor-type="as-char" svg:width="6.9236in" svg:height="5.008071in" draw:z-index="0">
<draw:image xlink:href="../Images/AРМІЯINFORM/2023-07-11T54-00-00-04-00/20230707-02.jpg" xlink:type="simple" xlink:show="embed" xlink:actuate="onLoad" draw:mime-type="image/jpeg"/>
</draw:frame>
During the rebellion, Prigogine "Wagnerivtsi" intended to seize a nuclear weapon located on the basis of Voronezh-45.</text:p>
      <text:p text:style-name="P4">
About it <text:a xlink:type="simple" xlink:href="https://gur.gov.ua/content/vahnerivtsi-maly-namir-zakhopyty-iadernu-zbroiu-ta-diishly-do-bazy-voroniezh-45.html" text:style-name="Internet_20_link" text:visited-style-name="Visited_20_Internet_20_Link">
told</text:a>
Head of the Main Administration of Intelligence of the Ministry of Defense of Ukraine Major General Kirill Budanov.</text:p>
      <text:p text:style-name="P4">
According to the Head of Military Intelligence of Ukraine, the Wagnerivtsi has advanced much further deep into Russia than it was originally considered. After all, one of the Wagner groups, which could be observed in open sources, "break" about 100 km from the nuclear base "Voronezh-45". Cyril Budanovzzzzna it was that Wagner's militants reached much further, to the base, having a nuclear nuclear devices of the Soviet era, to "raise" his rebellion.</text:p>
      <text:p text:style-name="P4">
"Because if you are ready to fight for the last, it is one of the objects that significantly raises the rates," Kirill Budanov said.</text:p>
      <text:p text:style-name="P4">
According to him, the only barrier between the Wagner and nuclear weapons were a nuclear storage.</text:p>
      <text:p text:style-name="P4">
"The repository doors were closed, and they did not get to the technical part," Major General Kirill Budanov said.</text:p>
      <text:p text:style-name="P4">
News Source: <text:a xlink:type="simple" xlink:href="https://armyinform.com.ua/2023/07/11/vagnerivczi-maly-namir-zahopyty-yadernu-zbroyu-ta-dijshly-do-bazy-voronyezh-45-gur/" text:style-name="Internet_20_link" text:visited-style-name="Visited_20_Internet_20_Link">
https://armyinform.com.ua/2023/07/11/vagnerivczi-maly-namir-zahopyty-yadernu-zbroyu-ta-dijshly-do-bazy-voronyezh-45-gur/</text:a>
</text:p>
      <!--NEWS-->
      <text:h text:style-name="P10" text:outline-level="1">
<text:span text:style-name="T4">
The draft law on strengthening defense in the context of Euro -Atlantic integration of Ukraine is considered</text:span>
</text:h>
      <text:p text:style-name="P4">
Author: ['АРМІЯINFORM']</text:p>
      <text:p text:style-name="P4">
Time: 2023-07-11T55:00:00-04:00</text:p>
      <text:p text:style-name="P4">
Description: Komitet Zwan INTEGRACHAYASYANASED UNDER ON ISIDANNI 10 Lipnya, having looked around the law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photo-2023-07-10-16-01-13.jpg" text:style-name="Internet_20_link" text:visited-style-name="Visited_20_Internet_20_Link">
photo-2023-07-10-16-01-13.jpg</text:a>
']</text:p>
      <text:p text:style-name="P4">
Tags: ['КОМІТЕТ З ПИТАНЬ ІНТЕГРАЦІЇ УКРАЇНИ ДО ЄС']</text:p>
      <text:p text:style-name="P4">
Category: News</text:p>
      <!--METADATA-->
      <text:p text:style-name="P4">
<draw:frame draw:style-name="fr1" draw:name="Image239" text:anchor-type="as-char" svg:width="6.9236in" svg:height="4.251955in" draw:z-index="0">
<draw:image xlink:href="../Images/AРМІЯINFORM/2023-07-11T55-00-00-04-00/photo-2023-07-10-16-01-13.jpg" xlink:type="simple" xlink:show="embed" xlink:actuate="onLoad" draw:mime-type="image/jpeg"/>
</draw:frame>
The Committee on Integration of Ukraine into the EU at the meeting on July 10 considered the prosecut of the Law on amendments to certain legislative acts of Ukraine on the issues of security and defense on strengthening of defense in the context of euro -Atlantic integration of Ukraine, the Register. №8376. The purpose of the project is to create a legal framework necessary to ensure the contribution of Ukraine to the main tasks, defined by the NATO strategic concept of 2022, the 1949 tangent -Atlantic treaty, and the implementation of the Ukrainian side by Ukraine for Ukraine's full -fledged membership in NATO. participation in the collective safety system, the possibility of fulfilling Ukraine's international obligations in the framework of the relevant provisions of the nongoon -Atlantic treaty. According to the Committee, the law of the Law is not consistent with the international legal obligations of Ukraine, at the same time, it is necessary to work in order to take into account the principle of legal certainty.</text:p>
      <text:p text:style-name="P4">
Also on the website of the Verkhovna Rada of Ukraine <text:a xlink:type="simple" xlink:href="https://www.rada.gov.ua/news/news_kom/238722.html" text:style-name="Internet_20_link" text:visited-style-name="Visited_20_Internet_20_Link">
reported</text:a>
that the members of the Committee considered and approved the conclusions about the number of law -proof:</text:p>
      <text:p text:style-name="P4">
No. 9257 - on amendments to some legislative acts of Ukraine on increased responsibility for violation of the law in the field of donor blood of such blood. The bill does not contradict the Association and ACQUISES Agreement.</text:p>
      <text:p text:style-name="P4">
No. 9433 - on amendments to some legislative acts on the system of protective health and mental health services. The law of the law is novoked by an international legal obligation in the field of European integration and EU law.</text:p>
      <text:p text:style-name="P4">
№9024-D- On minimum reserves of oil and petroleum products. The law of the Law is beyond the international legal obligations of Ukraine and EU law.</text:p>
      <text:p text:style-name="P4">
№7027 - on amendments to the customs tariff of Ukraine on the unification of the rate of Ukraine on bitumen and bitumen mixtures. The law of the law is not contrary to the international legal obligations of Ukraine in the field of European integration.</text:p>
      <text:p text:style-name="P4">
№7027-1 - On amendments to the customs tariff of Ukraine on duties of duties are grade types of components. The bill does not contradict Ukraine's international legal obligations in the field of European integration.No. 9293 - on amendments to some laws of Ukraine on the improvement of state administration and regulation in the provision of cloud services. The law is contrary to the Association Agreement.</text:p>
      <text:p text:style-name="P4">
No. 9282 - on amendments to some legislative acts of Ukraine on ensuring the development of navigation in internal waterways. The law of the law is contrary to the Association Agreement, at the same time requires refinement of the comments on the fulfillment of the international obligations of Ukraine on the conservation of bio -dispensers, as well as additional agreement with the Directive2000/60/60/EC, Directive 92/43/EEC and national legislation.</text:p>
      <text:p text:style-name="P4">
The Committee also considered the European Integration Bill on Digital Content Tacitr Services,(register. №6576), prepared for the second reading. The purpose of a law-enforcement proseance is the legal regulation of civil law relations with an internet and a consumer about the provision of digital content on the basis of a contract of digital content and(or)digital service, as well as the legislative establishment of an effective legal toolkit for consumer rights protection that is provided by digital content and(or)Digital service. The Committee concluded that the law of the law is contrary to the international legal obligations of Ukraine in the field of European integration, but requires revision in order to bring compliance with the aids of Article 8 of the Directive 2019/770.</text:p>
      <text:p text:style-name="P4">
News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The sappers of the State Support Service continue to be exchanged by Mykolaiv region</text:span>
</text:h>
      <text:p text:style-name="P4">
Author: ['АРМІЯINFORM']</text:p>
      <text:p text:style-name="P4">
Time: 2023-07-11T56:00:00-04:00</text:p>
      <text:p text:style-name="P4">
Description: Shchel for 900 vibrants of Vibuhonebeschevs, objects on the de -bounced Teritaeraei of Pivnya Ukrai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9334207_594718979501147_7993461643023105441_n.jpg" text:style-name="Internet_20_link" text:visited-style-name="Visited_20_Internet_20_Link">
359334207_594718979501147_7993461643023105441_n.jpg</text:a>
']</text:p>
      <text:p text:style-name="P4">
Tags: ['STOPRUSSIA', 'АГРЕСІЯ РФ', 'ВТОРГНЕННЯ РФ', 'ДЕРЖСПЕЦТРАНССЛУЖБИ', 'РОЗМІНУВАННЯ']</text:p>
      <text:p text:style-name="P4">
Category: News</text:p>
      <!--METADATA-->
      <text:p text:style-name="P4">
<draw:frame draw:style-name="fr1" draw:name="Image240" text:anchor-type="as-char" svg:width="6.9236in" svg:height="5.1927in" draw:z-index="0">
<draw:image xlink:href="../Images/AРМІЯINFORM/2023-07-11T56-00-00-04-00/359334207_594718979501147_7993461643023105441_n.jpg" xlink:type="simple" xlink:show="embed" xlink:actuate="onLoad" draw:mime-type="image/jpeg"/>
</draw:frame>
Another 900 enemy explosive objects in the de-mentioned territories of Ukraine became less thanks to the work of engineering and sapliv units of the Special Special Transport Service.</text:p>
      <text:p text:style-name="P4">
About it <text:a xlink:type="simple" xlink:href="https://www.facebook.com/uadsst/posts/pfbid02tvej9WZmuLgtxXX15HixrZPHWXvrTWUYcp8cM6hQpDg6m18oDCZvvqin2bYdnMpjl" text:style-name="Internet_20_link" text:visited-style-name="Visited_20_Internet_20_Link">
informs</text:a>
State Special Transport Service.</text:p>
      <text:p text:style-name="P4">
Sappers 194 Ponton-brigade brigade of the State Support Service continue to change the lands of the Mykolaiv region. Since the beginning of April 2023, the consolidated unit of 194 of the pontoon-brigade has passed 158 hectares of territories of various purpose and neutralized 900 explosive objects and caliber.</text:p>
      <text:p text:style-name="P4">
Departing from the Ukrainian land, the enemy left behind a large number of iron life. There are still a lot of work. But the step is gradually liberating our land from the remnants of war and returning Ukrainian to a peaceful life.</text:p>
      <text:p text:style-name="P4">
News Source: <text:a xlink:type="simple" xlink:href="https://armyinform.com.ua/2023/07/11/sapery-derzhspecztranssluzhby-prodovzhuyut-rozminovuvaty-mykolayivshhynu/" text:style-name="Internet_20_link" text:visited-style-name="Visited_20_Internet_20_Link">
https://armyinform.com.ua/2023/07/11/sapery-derzhspecztranssluzhby-prodovzhuyut-rozminovuvaty-mykolayivshhynu/</text:a>
</text:p>
      <!--NEWS-->
      <text:h text:style-name="P10" text:outline-level="1">
<text:span text:style-name="T4">
76% of Ukrainian refugees plan or hope to return home - UN survey</text:span>
</text:h>
      <text:p text:style-name="P4">
Author: ['АРМІЯINFORM']</text:p>
      <text:p text:style-name="P4">
Time: 2023-07-11T57:00:00-04:00</text:p>
      <text:p text:style-name="P4">
Description: PISLAL 500 DNIV VIINY BILSHISHICHICKAYS OF WASINESS PLOTS ABOUT ABOU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ff5d3f5f44e64c522c50491d94918e09d7b7568f.jpg" text:style-name="Internet_20_link" text:visited-style-name="Visited_20_Internet_20_Link">
ff5d3f5f44e64c522c50491d94918e09d7b7568f.jpg</text:a>
']</text:p>
      <text:p text:style-name="P4">
Tags: ['БІЖЕНЦІ']</text:p>
      <text:p text:style-name="P4">
Category: News</text:p>
      <!--METADATA-->
      <text:p text:style-name="P4">
<draw:frame draw:style-name="fr1" draw:name="Image241" text:anchor-type="as-char" svg:width="6.9236in" svg:height="5.189751in" draw:z-index="0">
<draw:image xlink:href="../Images/AРМІЯINFORM/2023-07-11T57-00-00-04-00/ff5d3f5f44e64c522c50491d94918e09d7b7568f.jpg" xlink:type="simple" xlink:show="embed" xlink:actuate="onLoad" draw:mime-type="image/jpeg"/>
</draw:frame>
After 500 days of war, most of the displaced Ukrainians plan or hope to turn home, the last survey of the UN Agency for Affairs for Affairs(UN UN), published on Monday, <text:a xlink:type="simple" xlink:href="https://www.unn.com.ua/uk/news/2036225-76-bizhentsiv-planuyut-abo-spodivayutsya-povernutisya-dodomu-opituvannya-oon" text:style-name="Internet_20_link" text:visited-style-name="Visited_20_Internet_20_Link">
writes <text:span text:style-name="T4">
 UNN </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Among the refugees who have found temporary protection in neighboring countries with Ukraine compared to those adopted by other European countries(57%).</text:p>
      <text:p text:style-name="P4">
Після переміщення понад третина біженців (39%)And 50% of the internally displaced person were able to return to their native regions with short -term visits, which work people to keep in touch with families and communities and make substantiated decisions on the conditions of possible return.</text:p>
      <text:p text:style-name="P4">
*!A telephone interview was conducted to collect IDP data, and a mixed methodology was used to poll refugees, which combined availability and online data collection. In total, 4,000 IDPs and 3 850 refugees were interviewed.</text:p>
      <text:p text:style-name="P4">
News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As a result of shelling of settlements of Ukraine, 3 civilians were killed by the army of the Russian Federation, 16 were injured</text:span>
</text:h>
      <text:p text:style-name="P4">
Author: ['АРМІЯINFORM']</text:p>
      <text:p text:style-name="P4">
Time: 2023-07-11T58: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5289915754977807487_y.jpg" text:style-name="Internet_20_link" text:visited-style-name="Visited_20_Internet_20_Link">
photo_5289915754977807487_y.jpg</text:a>
']</text:p>
      <text:p text:style-name="P4">
Tags: ['АГРЕСІЯ РФ', 'ВТОРГНЕННЯ РФ', 'ХАРКІВСЬКИЙ ТРИБУНАЛ']</text:p>
      <text:p text:style-name="P4">
Category: News</text:p>
      <!--METADATA-->
      <text:p text:style-name="P4">
<draw:frame draw:style-name="fr1" draw:name="Image242" text:anchor-type="as-char" svg:width="6.9236in" svg:height="5.53888in" draw:z-index="0">
<draw:image xlink:href="../Images/AРМІЯINFORM/2023-07-11T58-00-00-04-00/photo_5289915754977807487_y.jpg" xlink:type="simple" xlink:show="embed" xlink:actuate="onLoad" draw:mime-type="image/jpeg"/>
</draw:frame>
During the last day, Russian troops fired at the territory of 11 regions of Ukraine.</text:p>
      <text:p text:style-name="P4">
About it <text:a xlink:type="simple" xlink:href="https://t.me/militarymediacenter/2488" text:style-name="Internet_20_link" text:visited-style-name="Visited_20_Internet_20_Link">
reports</text:a>
Military Mediacenter.</text:p>
      <text:p text:style-name="P4">
From different types of weapons - small arms, grenade launchers, mortars, rockering artillery, tanks, UAVs, tactical aviation - 125 -painted points and 73 infrastructure objects were attacked.</text:p>
      <text:p text:style-name="P4">
According to preliminary information, 3 civilians were killed and 16 were injured.</text:p>
      <text:p text:style-name="P4">
News Source: <text:a xlink:type="simple" xlink:href="https://armyinform.com.ua/2023/07/11/vnaslidok-obstriliv-naselenyh-punktiv-ukrayiny-armiyeyu-rf-zagynulo-3-czyvilni-osoby-16-poraneno/" text:style-name="Internet_20_link" text:visited-style-name="Visited_20_Internet_20_Link">
https://armyinform.com.ua/2023/07/11/vnaslidok-obstriliv-naselenyh-punktiv-ukrayiny-armiyeyu-rf-zagynulo-3-czyvilni-osoby-16-poraneno/</text:a>
</text:p>
      <!--NEWS-->
      <text:h text:style-name="P10" text:outline-level="1">
<text:span text:style-name="T4">
Over the past day, our aviation has made 15 beats in the enemy's concentration areas</text:span>
</text:h>
      <text:p text:style-name="P4">
Author: ['АРМІЯINFORM']</text:p>
      <text:p text:style-name="P4">
Time: 2023-07-11T59:00:00-04:00</text:p>
      <text:p text:style-name="P4">
Description: Yak will be embraced by the General Staff, the Avіiazi forces of defense for Persian Dob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243" text:anchor-type="as-char" svg:width="6.9236in" svg:height="3.894525in" draw:z-index="0">
<draw:image xlink:href="../Images/AРМІЯINFORM/2023-07-11T59-00-00-04-00/aviacziya-syl-oborony-ukrayiny.jpg" xlink:type="simple" xlink:show="embed" xlink:actuate="onLoad" draw:mime-type="image/jpeg"/>
</draw:frame>
Illustrative photo</text:p>
      <text:p text:style-name="P4">
<text:span text:style-name="T4">
 🔥 Situation on Russian invasion </text:span>
</text:p>
      <text:p text:style-name="P4">
As <text:a xlink:type="simple" xlink:href="https://www.facebook.com/GeneralStaff.ua/posts/pfbid02L2K8argqjcrgeYxEnGG9PyA8DH8v3p9qsjCGVemfAEYPhVKxw2CRriDcJCrrRv6Ll" text:style-name="Internet_20_link" text:visited-style-name="Visited_20_Internet_20_Link">
indicated</text:a>
In the Construction of the General Staff, the aviation of defense forces over the past 24 hours has inflicted on 15 performers in the areas of concentration of personnel, weapons and military equipment of the enemy. Also, our defenders destroyed 3 intelligence bullet-tactical levels.</text:p>
      <text:p text:style-name="P4">
Units of missile troops and artillery during the day were struck by the Office, 3 areas of concentration of live force, the composition of ammunition, 7 artillery facilities of fire positions, a radio electronic struggle station and one means of the enemy.</text:p>
      <text:p text:style-name="P4">
News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Margus Tsakhkna: Ukraine should become a member of NATO in the future</text:span>
</text:h>
      <text:p text:style-name="P4">
Author: ['Єгор Брайлян']</text:p>
      <text:p text:style-name="P4">
Time: 2023-07-11T60:00:00-04:00</text:p>
      <text:p text:style-name="P4">
Description: Etoniy є є Subtylivikh partnerships of Ukrainian at the Evropieo Soyuz NATO. Tse Power,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2-2-scaled.jpeg" text:style-name="Internet_20_link" text:visited-style-name="Visited_20_Internet_20_Link">
2-2-scaled.jpeg</text:a>
', '<text:a xlink:type="simple" xlink:href="https://armyinform.com.ua/wp-content/uploads/2023/07/1-23.jpg" text:style-name="Internet_20_link" text:visited-style-name="Visited_20_Internet_20_Link">
1-23.jpg</text:a>
', '<text:a xlink:type="simple" xlink:href="https://armyinform.com.ua/wp-content/uploads/2023/07/3-4.jpeg" text:style-name="Internet_20_link" text:visited-style-name="Visited_20_Internet_20_Link">
3-4.jpeg</text:a>
', '<text:a xlink:type="simple" xlink:href="https://armyinform.com.ua/wp-content/uploads/2023/07/4-15.jpg" text:style-name="Internet_20_link" text:visited-style-name="Visited_20_Internet_20_Link">
4-15.jpg</text:a>
', '<text:a xlink:type="simple" xlink:href="https://armyinform.com.ua/wp-content/uploads/2023/07/5-13.jpg" text:style-name="Internet_20_link" text:visited-style-name="Visited_20_Internet_20_Link">
5-13.jpg</text:a>
']</text:p>
      <text:p text:style-name="P4">
Tags: ['UARENATO', 'ДОПОМОГА ПАРТНЕРІВ', 'ЕСТОНІЯ', 'ЄВРОПЕЙСЬКА КОМІСІЯ', 'ЄВРОСОЮЗ', 'МІЖНАРОДНИЙ КРИМІНАЛЬНИЙ СУД', 'НАТО', 'ООН', 'СВІТ ПІДТРИМУЄ УКРАЇНУ', 'УКРАЇНА – НАТО']</text:p>
      <text:p text:style-name="P4">
Category: News</text:p>
      <!--METADATA-->
      <text:p text:style-name="P4">
<draw:frame draw:style-name="fr1" draw:name="Image244" text:anchor-type="as-char" svg:width="6.9236in" svg:height="5.129234in" draw:z-index="0">
<draw:image xlink:href="../Images/AРМІЯINFORM/2023-07-11T60-00-00-04-00/2-2-scaled.jpeg" xlink:type="simple" xlink:show="embed" xlink:actuate="onLoad" draw:mime-type="image/jpeg"/>
</draw:frame>
Margus Tsakhkna and Ambassador from special orders of the Ministry of Foreign Affairs of Ukraine Anton Korinevich</text:p>
      <text:p text:style-name="P4">
Estonia is one of Ukraine's important partners in the European Union and NATO. A special state that knows the price of Moscow occupation, so it provides our states with a consistent military, diplomatic and economic support. More acquitted cooperation of Estonia and Ukraine, European and Euro -Atlantic prospects for Kiev was told by Estonia Minister of Foreign Affairs Margussakhkn.</text:p>
      <text:p text:style-name="P4">
<draw:frame draw:style-name="fr1" draw:name="Image245" text:anchor-type="as-char" svg:width="6.9236in" svg:height="5.1927in" draw:z-index="0">
<draw:image xlink:href="../Images/AРМІЯINFORM/2023-07-11T60-00-00-04-00/1-23.jpg" xlink:type="simple" xlink:show="embed" xlink:actuate="onLoad" draw:mime-type="image/jpeg"/>
</draw:frame>
- <text:span text:style-name="T4">
 What are your expectations from NATO Vilnius Summit in terms of Ukraine's membership in the Alliance? </text:span>
</text:p>
      <ul>
        <li>
In Vilnius there is a very important summit. Estonia's position on Ukrainian.</li>
      </ul>
      <text:p text:style-name="P4">
The only guarantee of safety for Kiev may be NATO, as well as the diligence of Ukraine in the Alliance in the future.</text:p>
      <text:p text:style-name="P4">
The only realistic peace plan for Ukraine in this war against Russian aggression is the peace plan of President Zelensky. Whatever the conclusion is, it is vinyl to rely on the decisions of Ukrainians. This is the first.</text:p>
      <text:p text:style-name="P4">
Reference. Margus Tsakhkna is an Estonian politician and a diplomat. Graduate of the Drug Tartu(theology)and University of Toronto(international law). У2007–2015 роках був депутатом Рійгікогу. У 2015–2016 роках — міністрсоціального захисту Естонської Республіки, у 2016–2017 роках — міністроборони. З квітня 2023 року — міністр закордонних справ Естонії.</text:p>
      <text:p text:style-name="P4">
По-друге, ми повинні розуміти, що в сусідніх з росією країнах не буде сірихзон (<text:span text:style-name="T5">
States that are not NATO members. - ed .</text:span>
). Якщо ми хочемо отримативідповідну безпеку в нашому регіоні.</text:p>
      <text:p text:style-name="P4">
— <text:span text:style-name="T4">
Чому засудження російських воєнних злочинів є частиною перемоги України таЄвропи?</text:span>
</text:p>
      <text:p text:style-name="P4">
— Так, відновлення міжнародного права щодо агресії має вирішальне значення, якви сказали, також для всіх нас. Не тільки для Естонії. Це наша основа —міжнародне право. Тому ми дуже чітко заявляємо, що ніхто не повинен залишатисябезкарним за агресію та інші види порушень міжнародного права.</text:p>
      <text:p text:style-name="P4">
Існує ініціатива Міжнародного Кримінального Суду щодо розслідування злочинівпроти людства, а також депортації дітей і злочину агресії. путін має яскравийприклад агресії з усіма аспектами. Це надзвичайно важливо зараз, колиміжнародна спільнота має вжити заходів для правової процедури, наприклад,роботу спецтрибуналу.</text:p>
      <text:p text:style-name="P4">
Головний принцип полягає в тому, що ніхто не повинен користуватися безкарністюцього. Я маю на увазі путіна та його маріонеток.</text:p>
      <ul>
        <li>
          <text:p text:style-name="P4">
<text:span text:style-name="T4">
 Why do you think Lennart Mary is relevant now? </text:span>
</text:p>
        </li>
        <li>
          <text:p text:style-name="P4">
Lennart Mary was our first president after our resumption. It is very important to say that we were occupied by Moscow. Meriv spoke a republic, which was proclaimed in 1918.</text:p>
        </li>
      </ul>
      <text:p text:style-name="P4">
In the current aspect(The Russian-Ukrainian war is referring to. - ed ._)Lennart Mary very clearly said that for small nations, international law is a nuclear weapon to protect himself. Therefore, Estonia supports Ukraine in its struggle for its community freedom and our values. In this way, we restore the rule of international law.</text:p>
      <text:p text:style-name="P4">
Compliance with international law is vital for all democratic countries and nations.</text:p>
      <text:p text:style-name="P4">
<draw:frame draw:style-name="fr1" draw:name="Image246" text:anchor-type="as-char" svg:width="6.9236in" svg:height="4.615733in" draw:z-index="0">
<draw:image xlink:href="../Images/AРМІЯINFORM/2023-07-11T60-00-00-04-00/3-4.jpeg" xlink:type="simple" xlink:show="embed" xlink:actuate="onLoad" draw:mime-type="image/jpeg"/>
</draw:frame>
Margussakhkna acts during the Lennart Mary Conference</text:p>
      <text:p text:style-name="P4">
We need to act not only to restore peace on Ukrainian conditions but also to give(<text:span text:style-name="T5">
 Russian. - ed .</text:span>
)International military criminals under the International Special Tribunal.</text:p>
      <ul>
        <li>
          <text:p text:style-name="P4">
<text:span text:style-name="T4">
 There are many regional alliances of Ukraine with international partners, such as the Lublin Triangle. What are the prospects of forming the Regional Alliance of Estonia and Ukraine? </text:span>
</text:p>
        </li>
        <li>
          <text:p text:style-name="P4">
Estonia supports Ukraine in the amount of more than 1% of GDP, and we will be brothers in the reconstruction of Ukraine, reconstruction at different levels. On June 2, the Khitomir opened a kindergarten - this is our first project, which we worked for 9 months.</text:p>
        </li>
      </ul>
      <text:p text:style-name="P4">
This is important in the case of the initial project. Estonia has shown that even during the time it can be cooperated, in the aspect, which is also useful for Ukraine. There is bilateral cooperation between governments and local self -government. Also, purchases that took place in EU and EU.</text:p>
      <text:p text:style-name="P4">
This experience can be used in the further reconstruction of Ukraine from the names of the Seven, European Commission.</text:p>
      <text:p text:style-name="P4">
<draw:frame draw:style-name="fr1" draw:name="Image247" text:anchor-type="as-char" svg:width="6.9236in" svg:height="5.1927in" draw:z-index="0">
<draw:image xlink:href="../Images/AРМІЯINFORM/2023-07-11T60-00-00-04-00/4-15.jpg" xlink:type="simple" xlink:show="embed" xlink:actuate="onLoad" draw:mime-type="image/jpeg"/>
</draw:frame>
Margussakhkna and Ambassador of Ukraine to Estonia Maxim Kononenko</text:p>
      <text:p text:style-name="P4">
And, of course, any development of public administration, IT, electronic government, combating corruption, transparent purchases. We have such experience Westonia, as well as working closely with Ukraine.</text:p>
      <text:p text:style-name="P4">
We consider Estonia as a center for the reconstruction of Ukraine with the support of the EU of the Zakhida world.</text:p>
      <ul>
        <li>
          <text:p text:style-name="P4">
<text:span text:style-name="T4">
 What impact will Finland membership in NATO for the Baltic and Eastern Europe will have? </text:span>
</text:p>
        </li>
        <li>
          <text:p text:style-name="P4">
It has a huge influence through the political decision that the Finnish people made, completing the period of neutrality after the Second World War. The introduction of Finland Donato is extremely important for the Northern Europe and Baltic region.As a former Estonian Defense Minister, I understand what military potential the Finland has in our region. We have joint plans embodied in realness in our region. This is why we are very pleased - the value of the Baltic Sea, as well as regional cooperation.</text:p>
        </li>
      </ul>
      <text:p text:style-name="P4">
Like nations belonging to the same family with the same values. This really increases our regional defense cooperation.</text:p>
      <text:p text:style-name="P4">
The Finland's accession to NATO has at least two very important results. One is a change in the outlook at the political level as a nation's decision and the second is practical cooperation.</text:p>
      <text:p text:style-name="P4">
So, we are witnessing dramatic changes in the safety of the Baltic-Scandinavian Region.</text:p>
      <ul>
        <li>
          <text:p text:style-name="P4">
<text:span text:style-name="T4">
 What is your position on the EU and the chances of Ukraine to start negotiating this year? </text:span>
</text:p>
        </li>
        <li>
          <text:p text:style-name="P4">
We are very careful about the process of Ukraine on seven EU recommendations on the part of the EU also on their implementation and the beginning of negotiations on accession to the EU as a full member.</text:p>
        </li>
      </ul>
      <text:p text:style-name="P4">
In Estonia, we have such experience from 2003-2004, when our country has joined the European Union.</text:p>
      <text:p text:style-name="P4">
The first moment is political will. The second is the reforms and legislation that Ukraine adheres to. But we are talking not only about the bill, but also real reforms.</text:p>
      <text:p text:style-name="P4">
<draw:frame draw:style-name="fr1" draw:name="Image248" text:anchor-type="as-char" svg:width="6.9236in" svg:height="5.1927in" draw:z-index="0">
<draw:image xlink:href="../Images/AРМІЯINFORM/2023-07-11T60-00-00-04-00/5-13.jpg" xlink:type="simple" xlink:show="embed" xlink:actuate="onLoad" draw:mime-type="image/jpeg"/>
</draw:frame>
Margussakhkna and Foreign Minister of Ukraine Dmytro Kuleba</text:p>
      <text:p text:style-name="P4">
Estonia encourages Ukrainians to change, we teach them. In May we had a group of Ukrainian high -ranking officials here in Estonia. And we discussed how to comply with the European Commission.</text:p>
      <text:p text:style-name="P4">
We also urge Ukrainians to follow the EU recommendations not only 100%, but also 120%. I am sure that at the end of 2023 everything will be done. Of course, the European Commission will closely observe all the processes and results of reforming Ukraine.</text:p>
      <text:p text:style-name="P4">
Our vision is clear - only then in the EU should start the negotiation process. Of course, it will take some time. Then it will be a practical value for the process of integration and the process of transformation of Ukraine's entry into our European family.</text:p>
      <text:p text:style-name="P4">
News Source: <text:a xlink:type="simple" xlink:href="https://armyinform.com.ua/2023/07/11/margus-czahkna-ukrayina-maye-staty-chlenom-nato-v-majbutnomu/" text:style-name="Internet_20_link" text:visited-style-name="Visited_20_Internet_20_Link">
https://armyinform.com.ua/2023/07/11/margus-czahkna-ukrayina-maye-staty-chlenom-nato-v-majbutnomu/</text:a>
</text:p>
      <!--NEWS-->
      <text:h text:style-name="P10" text:outline-level="1">
<text:span text:style-name="T4">
Defense forces per day destroyed more than half a thousand invaders, helicopter and 17 BBM</text:span>
</text:h>
      <text:p text:style-name="P4">
Author: ['АРМІЯINFORM']</text:p>
      <text:p text:style-name="P4">
Time: 2023-07-11T61:00:00-04:00</text:p>
      <text:p text:style-name="P4">
Description: Zagalni Boyov, Find the enemy on 02/24/22 to 07/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90012559245691726_w-scaled.jpg" text:style-name="Internet_20_link" text:visited-style-name="Visited_20_Internet_20_Link">
photo_5290012559245691726_w-scaled.jpg</text:a>
']</text:p>
      <text:p text:style-name="P4">
Tags: ['STOPRUSSIA', 'АГРЕСІЯ РФ', 'ВТОРГНЕННЯ РФ', 'ВТРАТИ ВОРОГА']</text:p>
      <text:p text:style-name="P4">
Category: News</text:p>
      <!--METADATA-->
      <text:p text:style-name="P4">
<draw:frame draw:style-name="fr1" draw:name="Image249" text:anchor-type="as-char" svg:width="6.9236in" svg:height="6.987066in" draw:z-index="0">
<draw:image xlink:href="../Images/AРМІЯINFORM/2023-07-11T61-00-00-04-00/photo_5290012559245691726_w-scaled.jpg" xlink:type="simple" xlink:show="embed" xlink:actuate="onLoad" draw:mime-type="image/jpeg"/>
</draw:frame>
The total fighting loss of the enemy from 24.02.22 to 11.07.23 will be orientated:</text:p>
      <text:p text:style-name="P4">
<text:span text:style-name="T4">
<text:span text:style-name="T5">
 Personnel - </text:span>
* 235020(+540)persons eliminated</text:span>
<text:span text:style-name="T5">
 tanks - </text:span>
<text:span text:style-name="T5">
 4089(+4)</text:span>
<text:span text:style-name="T4">
 combat armored vehicles - </text:span>
 7983(+17)<text:span text:style-name="T4">
<text:span text:style-name="T5">
 Artillery systems - </text:span>
<text:span text:style-name="T5">
 4385(+14)</text:span>
 </text:span>
 RSZV - <text:span text:style-name="T4">
 672(+4)</text:span>
<text:span text:style-name="T5">
 air defense - </text:span>
<text:span text:style-name="T5">
 414(0)</text:span>
<text:span text:style-name="T4">
 aircraft - </text:span>
 315(0)<text:span text:style-name="T4">
<text:span text:style-name="T5">
 helicopters - </text:span>
* 310(+1)</text:span>
<text:span text:style-name="T5">
 UAV Operative Tactical Level-</text:span>
<text:span text:style-name="T5">
 3693(+7)</text:span>
<text:span text:style-name="T4">
 Winged missiles - </text:span>
 1271(0)<text:span text:style-name="T4">
<text:span text:style-name="T5">
 ships / boats - </text:span>
* 18(0)</text:span>
<text:span text:style-name="T5">
 Automobile equipment and tanks - </text:span>
<text:span text:style-name="T5">
 6966(+29)</text:span>
<text:span text:style-name="T4">
 Special Technique - </text:span>
 640(+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1.07.23.</text:p>
      <text:p text:style-name="P4">
News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In Vinnitsa, they named the street in honor of the dead helicopter Sergei Khomik</text:span>
</text:h>
      <text:p text:style-name="P4">
Author: ['Оксана Уретій']</text:p>
      <text:p text:style-name="P4">
Time: 2023-07-11T62:00:00-04:00</text:p>
      <text:p text:style-name="P4">
Description: Vidteper at Vіnnitzi is a pam'yat about the Votnoy Cavalier of the Order “For Husiness” of the lobe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homik.jpg" text:style-name="Internet_20_link" text:visited-style-name="Visited_20_Internet_20_Link">
homik.jpg</text:a>
', '<text:a xlink:type="simple" xlink:href="https://armyinform.com.ua/wp-content/uploads/2023/07/homik-1.jpg" text:style-name="Internet_20_link" text:visited-style-name="Visited_20_Internet_20_Link">
homik-1.jpg</text:a>
', '<text:a xlink:type="simple" xlink:href="https://armyinform.com.ua/wp-content/uploads/2023/07/homik-2.jpg" text:style-name="Internet_20_link" text:visited-style-name="Visited_20_Internet_20_Link">
homik-2.jpg</text:a>
']</text:p>
      <text:p text:style-name="P4">
Tags: []</text:p>
      <text:p text:style-name="P4">
Category: News</text:p>
      <!--METADATA-->
      <text:p text:style-name="P4">
<draw:frame draw:style-name="fr1" draw:name="Image250" text:anchor-type="as-char" svg:width="6.9236in" svg:height="3.894525in" draw:z-index="0">
<draw:image xlink:href="../Images/AРМІЯINFORM/2023-07-11T62-00-00-04-00/homik.jpg" xlink:type="simple" xlink:show="embed" xlink:actuate="onLoad" draw:mime-type="image/jpeg"/>
</draw:frame>
From now on, the memory of the full cavalier of the Order of "Matches" of Pilot Sergiy Khomik has been imprisoned in Vinnitsa. In his honor, the street and lane are named. The deputies of the Vinnytsia City Council were adopted at the session on July 7. The process of agreement was attended by military and native defenders, historians, culturalists, representatives of various departments and the public.</text:p>
      <text:p text:style-name="P4">
<draw:frame draw:style-name="fr1" draw:name="Image251" text:anchor-type="as-char" svg:width="6.9236in" svg:height="5.1927in" draw:z-index="0">
<draw:image xlink:href="../Images/AРМІЯINFORM/2023-07-11T62-00-00-04-00/homik-1.jpg" xlink:type="simple" xlink:show="embed" xlink:actuate="onLoad" draw:mime-type="image/jpeg"/>
</draw:frame>
Sergei Khomik was an experienced pilot prepared for flights for any conditions. He was involved in peacekeeping operations and security operations in Africa. During the ATO/OOS, he made about 800 fights.</text:p>
      <text:p text:style-name="P4">
Since the beginning of a large -scale invasion of Colonel Khomik Crew, underground massed artillery and rocket firing from the opponent made almost 250 combat departments. The Ukrainian aircraft merciless and the enemy's live power and equipment. In addition, the helicopters performed the task for the search and evacuation of the flight warehouse, which was disaster, delivered, ammunition and equipment to the area of active hostilities, supporting the units of the Land Forces during the release of inhabits.</text:p>
      <text:p text:style-name="P4">
<draw:frame draw:style-name="fr1" draw:name="Image252" text:anchor-type="as-char" svg:width="6.9236in" svg:height="4.794593in" draw:z-index="0">
<draw:image xlink:href="../Images/AРМІЯINFORM/2023-07-11T62-00-00-04-00/homik-2.jpg" xlink:type="simple" xlink:show="embed" xlink:actuate="onLoad" draw:mime-type="image/jpeg"/>
</draw:frame>
As a helicopter squadron commander, Sergei Yaroslavovich directly performed the tasks for the enemy fire, and also prepared not one forces of combat pilots.</text:p>
      <text:p text:style-name="P4">
Read also:</text:p>
      <text:p text:style-name="P4">
<text:a xlink:type="simple" xlink:href="https://armyinform.com.ua/2022/12/15/komandyr-ekipazhu-mi-8-polkovnyk-sergij-homik-geroj-shho-czinoyu-vlasnogo-zhyttya-vryatuvav-svoyih-pobratymiv/" text:style-name="Internet_20_link" text:visited-style-name="Visited_20_Internet_20_Link">
Mi-8 crew commander Colonel Sergei Khomik-a hero who has rescued his brothers at the cost of his own life</text:a>
For personal courage and dedication actions revealed in the protection of state -sevotory and territorial integrity of Ukraine, loyalty to the military pier by Sergey Khomik was awarded the Order of Courage III and IIs.</text:p>
      <text:p text:style-name="P4">
Last November, Sergei Yaroslavovich was killed, before receiving the helicopter to save his crew. Posthumously protected by the Order "For Courage" of the 1st degree.</text:p>
      <text:p text:style-name="P4">
News Source: <text:a xlink:type="simple" xlink:href="https://armyinform.com.ua/2023/07/11/u-vinnyczi-nazvaly-vulyczyu-na-chest-zagyblogo-vertolitnyka-sergiya-homika/" text:style-name="Internet_20_link" text:visited-style-name="Visited_20_Internet_20_Link">
https://armyinform.com.ua/2023/07/11/u-vinnyczi-nazvaly-vulyczyu-na-chest-zagyblogo-vertolitnyka-sergiya-homika/</text:a>
</text:p>
      <!--NEWS-->
      <text:h text:style-name="P10" text:outline-level="1">
<text:span text:style-name="T4">
In Ukraine a moment of silence</text:span>
</text:h>
      <text:p text:style-name="P4">
Author: ['АРМІЯINFORM']</text:p>
      <text:p text:style-name="P4">
Time: 2023-07-11T6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3" text:anchor-type="as-char" svg:width="6.9236in" svg:height="3.895992in" draw:z-index="0">
<draw:image xlink:href="../Images/AРМІЯINFORM/2023-07-11T6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11/v-ukrayini-hvylyna-movchannya/" text:style-name="Internet_20_link" text:visited-style-name="Visited_20_Internet_20_Link">
https://armyinform.com.ua/2023/07/11/v-ukrayini-hvylyna-movchannya/</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7-11T6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arcrime-11072023ua.jpg" text:style-name="Internet_20_link" text:visited-style-name="Visited_20_Internet_20_Link">
warcrime-11072023ua.jpg</text:a>
', '<text:a xlink:type="simple" xlink:href="https://armyinform.com.ua/wp-content/uploads/2023/07/warcrime-11072023en.jpg" text:style-name="Internet_20_link" text:visited-style-name="Visited_20_Internet_20_Link">
warcrime-11072023en.jpg</text:a>
']</text:p>
      <text:p text:style-name="P4">
Tags: ['STOPRUSSIA', 'ВТОРГНЕННЯ РФ', 'ОФІС ГЕНЕРАЛЬНОГО ПРОКУРОРА УКРАЇНИ']</text:p>
      <text:p text:style-name="P4">
Category: News</text:p>
      <!--METADATA-->
      <text:p text:style-name="P4">
<draw:frame draw:style-name="fr1" draw:name="Image254" text:anchor-type="as-char" svg:width="6.9236in" svg:height="4.448413in" draw:z-index="0">
<draw:image xlink:href="../Images/AРМІЯINFORM/2023-07-11T64-00-00-04-00/warcrime-1107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11 </text:span>
 <text:span text:style-name="T4">
 July </text:span>
 registered:</text:p>
      <ul>
        <li>
97 477 Military Crimes, * 17 062 Crimes against National Security of Ukraine.</li>
      </ul>
      <text:p text:style-name="P4">
In addition, according to the official data of juvenile prosecutors, <text:span text:style-name="T4">
 1545 children have become </text:span>
 as a result of Russian aggression, of which:</text:p>
      <ul>
        <li>
494 - the child was killed, * 105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55" text:anchor-type="as-char" svg:width="6.9236in" svg:height="4.448413in" draw:z-index="0">
<draw:image xlink:href="../Images/AРМІЯINFORM/2023-07-11T64-00-00-04-00/warcrime-11072023en.jpg" xlink:type="simple" xlink:show="embed" xlink:actuate="onLoad" draw:mime-type="image/jpeg"/>
</draw:frame>
</text:p>
      <text:p text:style-name="P4">
News Source: <text:a xlink:type="simple" xlink:href="https://armyinform.com.ua/2023/07/11/ofis-genprokurora-ukrayiny-zadokumentovano-ponad-17-tysyach-zlochyniv-proty-naczbezpeky-9/" text:style-name="Internet_20_link" text:visited-style-name="Visited_20_Internet_20_Link">
https://armyinform.com.ua/2023/07/11/ofis-genprokurora-ukrayiny-zadokumentovano-ponad-17-tysyach-zlochyniv-proty-naczbezpeky-9/</text:a>
</text:p>
      <!--NEWS-->
      <text:h text:style-name="P10" text:outline-level="1">
<text:span text:style-name="T4">
Today for an hour for hotline calls will be responsible</text:span>
</text:h>
      <text:p text:style-name="P4">
Author: ['АРМІЯINFORM']</text:p>
      <text:p text:style-name="P4">
Time: 2023-07-11T65:00:00-04:00</text:p>
      <text:p text:style-name="P4">
Description: Syogodnі, 11 Lipnya, z 13:00 to 14:00 VICHOVOVOSKOVSKY TRAITIONALLY defending ZSU TA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4/3-39.jpg" text:style-name="Internet_20_link" text:visited-style-name="Visited_20_Internet_20_Link">
3-39.jpg</text:a>
']</text:p>
      <text:p text:style-name="P4">
Tags: ['ТАНЦЮРА ІГОР', 'ТЕЛЕФОННА \xa0ЛІНІЯ', 'ТРО ЗСУ']</text:p>
      <text:p text:style-name="P4">
Category: News</text:p>
      <!--METADATA-->
      <text:p text:style-name="P4">
<draw:frame draw:style-name="fr1" draw:name="Image256" text:anchor-type="as-char" svg:width="6.9236in" svg:height="4.615733in" draw:z-index="0">
<draw:image xlink:href="../Images/AРМІЯINFORM/2023-07-11T65-00-00-04-00/3-39.jpg" xlink:type="simple" xlink:show="embed" xlink:actuate="onLoad" draw:mime-type="image/jpeg"/>
</draw:frame>
Today, <text:span text:style-name="T4">
 July 11, from 13:00 to 14:00 </text:span>
 military personnel of the Armed Forces of the Armed Forces and their relatives can communicate with the Commander-in-Chief of the Armed Forces of the Armed Forces, Major General Igor Dancer.</text:p>
      <text:p text:style-name="P4">
About it <text:a xlink:type="simple" xlink:href="https://www.facebook.com/TerritorialDefenseForces/posts/pfbid09TRmBwetzdtF2ZV6LgZry36R91LwkQkcuhPd3nzoHJPuuSoaXCEmEKmwRJeZNTydl" text:style-name="Internet_20_link" text:visited-style-name="Visited_20_Internet_20_Link">
reports</text:a>
Public Relations with the Second Armed Forces Command.</text:p>
      <text:p text:style-name="P4">
“We try to resolve every issue we address. It is important to support each of our fighters, ”the message reads.</text:p>
      <text:p text:style-name="P4">
The hotline with the TRI Commander will be held at: <text:span text:style-name="T4">
 0 800 507 028. </text:span>
</text:p>
      <text:p text:style-name="P4">
The TRU's hotline has been operating daily since the beginning of February 2022. During this time, more than 90 thousand calls were accepted. To get advice, you can call daily from 7:00 to 20:00 at 0 800 507 028.</text:p>
      <text:p text:style-name="P4">
News Source: <text:a xlink:type="simple" xlink:href="https://armyinform.com.ua/2023/07/11/sogodni-protyagom-godyny-na-dzvinky-garyachoyi-liniyi-vidpovidatyme-komanduvach-syl-tro-zsu-2/" text:style-name="Internet_20_link" text:visited-style-name="Visited_20_Internet_20_Link">
https://armyinform.com.ua/2023/07/11/sogodni-protyagom-godyny-na-dzvinky-garyachoyi-liniyi-vidpovidatyme-komanduvach-syl-tro-zsu-2/</text:a>
</text:p>
      <!--NEWS-->
      <text:h text:style-name="P10" text:outline-level="1">
<text:span text:style-name="T4">
France provides Ukraine with long -range missiles</text:span>
</text:h>
      <text:p text:style-name="P4">
Author: ['АРМІЯINFORM']</text:p>
      <text:p text:style-name="P4">
Time: 2023-07-11T66:00:00-04:00</text:p>
      <text:p text:style-name="P4">
Description: Franziya put in Ukraine the rockets of the Dalno Radieus DIA SCALP. About the Persherae Day ... War with Ukraine 2022, the war with Ukraine is the latest news today, the news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7/scalp.jpg" text:style-name="Internet_20_link" text:visited-style-name="Visited_20_Internet_20_Link">
scalp.jpg</text:a>
']</text:p>
      <text:p text:style-name="P4">
Tags: ['SCALP', 'STOPRUSSIA', 'АГРЕСІЯ РФ', 'ДОПОМОГА ПАРТНЕРІВ', 'СВІТ ПІДТРИМУЄ УКРАЇНУ']</text:p>
      <text:p text:style-name="P4">
Category: News</text:p>
      <!--METADATA-->
      <text:p text:style-name="P4">
<draw:frame draw:style-name="fr1" draw:name="Image257" text:anchor-type="as-char" svg:width="6.9236in" svg:height="3.894525in" draw:z-index="0">
<draw:image xlink:href="../Images/AРМІЯINFORM/2023-07-11T66-00-00-04-00/scalp.jpg" xlink:type="simple" xlink:show="embed" xlink:actuate="onLoad" draw:mime-type="image/jpeg"/>
</draw:frame>
France will put in Ukraine a long -range SCalp radius.</text:p>
      <text:p text:style-name="P4">
About it on the first day of NATO summit <text:a xlink:type="simple" xlink:href="https://www.youtube.com/watch" text:style-name="Internet_20_link" text:visited-style-name="Visited_20_Internet_20_Link">
reported</text:a>
President France Emmanuel Macron.</text:p>
      <text:p text:style-name="P4">
“We have decided to deliver new missiles to Ukraine that can cause deep hits. I think that it is important for us today to send a message to Ukraine, unity of NATO, ”the French leader said.</text:p>
      <text:p text:style-name="P4">
We will remind, the SCalp rocket(Від фр. Long -range autonomous cruise system - ред.)/ <text:a xlink:type="simple" xlink:href="https://armyinform.com.ua/2022/12/21/krylati-rakety-storm-shadow-scalp-mozhut-suttyevo-pidsylyty-aviacziyu-syl-oborony-ukrayiny/" text:style-name="Internet_20_link" text:visited-style-name="Visited_20_Internet_20_Link">
Storm Shadow</text:a>
-Franco-British aviation winged rocket class "Air-Earth" of Dalnovia. Designed to overcome dense air defense systems and destroy important stationary and immovable purposes, such as bunkers and protected infrastructure. A weapon is able to work day and night at any meteorological.</text:p>
      <text:p text:style-name="P4">
News Source: <text:a xlink:type="simple" xlink:href="https://armyinform.com.ua/2023/07/11/francziya-nadaye-ukrayini-dalekobijni-rakety/" text:style-name="Internet_20_link" text:visited-style-name="Visited_20_Internet_20_Link">
https://armyinform.com.ua/2023/07/11/francziya-nadaye-ukrayini-dalekobijni-rakety/</text:a>
</text:p>
      <!--NEWS-->
      <text:h text:style-name="P10" text:outline-level="1">
<text:span text:style-name="T4">
Forced issuance of Russian passports in the occupied territories does not give grounds for the loss of Ukrainian citizenship - the Ministry of Foreign Affairs</text:span>
</text:h>
      <text:p text:style-name="P4">
Author: ['АРМІЯINFORM']</text:p>
      <text:p text:style-name="P4">
Time: 2023-07-11T67:00:00-04:00</text:p>
      <text:p text:style-name="P4">
Description: Be a document, Vidani on Timchasovo of the Okhustika of Ukrainian, є є є є іkchemi that is not ... War with Ukraine 2022, War with Ukraine Latest news today, News War with Ukraine 2022 The last ones for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e93c05256744d721e95634788b5d7f2c94a85db6.jpg" text:style-name="Internet_20_link" text:visited-style-name="Visited_20_Internet_20_Link">
e93c05256744d721e95634788b5d7f2c94a85db6.jpg</text:a>
']</text:p>
      <text:p text:style-name="P4">
Tags: ['STOPRUSSIA', 'АГРЕСІЯ РФ', 'ЗАЯВА МЗС УКРАЇНИ', 'ПАСПОРТИЗАЦІЯ УКРАЇНЦІВ', 'ТИМЧАСОВО ОКУПОВАНІ ТЕРИТОРІЇ']</text:p>
      <text:p text:style-name="P4">
Category: News</text:p>
      <!--METADATA-->
      <text:p text:style-name="P4">
<draw:frame draw:style-name="fr1" draw:name="Image258" text:anchor-type="as-char" svg:width="6.9236in" svg:height="4.301286in" draw:z-index="0">
<draw:image xlink:href="../Images/AРМІЯINFORM/2023-07-11T67-00-00-04-00/e93c05256744d721e95634788b5d7f2c94a85db6.jpg" xlink:type="simple" xlink:show="embed" xlink:actuate="onLoad" draw:mime-type="image/jpeg"/>
</draw:frame>
Any documents issued in the temporarily occupied territories of Ukraine are eliminated and are not valid. The forced certification of Russian documents by the inhabitants of the temporarily occupied territories of Ukraine is the unlawful melting is the basis for the loss of Ukrainian citizenship.</text:p>
      <text:p text:style-name="P4">
This was stated by the Ministry of Foreign Affairs of Ukraine, commenting on the recently adopted normative legal act of Russians, which concerns Ukrainian citizenship in occupied territories. This comment <text:a xlink:type="simple" xlink:href="https://www.kmu.gov.ua/news/komentar-mzs-ukrainy-shchodo-nabuttia-v-rf-chynnosti-normatyvno-pravovoho-akta-iakyi-porushuie-zakonni-prava-hromadian-ukrainy" text:style-name="Internet_20_link" text:visited-style-name="Visited_20_Internet_20_Link">
published</text:a>
on the government portal.</text:p>
      <text:p text:style-name="P4">
It should be noted that on July 6, 2023, the President of the Russian Federation signed Decree N495 No. "On some issues related to the peculiarities of the legal status of citizens of the Russian Federation, who have citizenship Interacting their rights and responsibilities as citizens of Ukraine.</text:p>
      <text:p text:style-name="P4">
This "normative legal act" is another violation of the legal rights of Ukrainians, who, as a result of armed aggression of the Russian Federation, were forced to stay in the temporary-corresponding territories or were forcibly moved to the territory of the aggressor state.</text:p>
      <text:p text:style-name="P4">
“In essence, it is the next repressive step in the Russian authorities to find" unreliable ", according to its logic, Ukrainian citizens who, in violation of the law of Ukraine and the norms of international law, were unlawful was unlawful by identification documents of the aggressor country. Such actions by Vladirf, from a legal point of view, are void and do not have any legal consequences. Instead, they are reminiscent of an attempt to create artificial legal principles for reconciliation and other means of pressure on them, ”the Ministry of Foreign Affairs of Ukraine said.</text:p>
      <text:p text:style-name="P4">
Ukrainian citizens who live in temporarily occupied territories have been transferred to the territory of the Russian Federation under the far-fetched pretext of the so-called "humanitarian protection", will continue to retain the citizenship of Ukraine with any "innovations" of the Russian legislation in this area.</text:p>
      <text:p text:style-name="P4">
News Source: <text:a xlink:type="simple" xlink:href="https://armyinform.com.ua/2023/07/11/prymusova-vydacha-rosijskyh-pasportiv-na-okupovanyh-terytoriyah-ne-daye-pidstav-dlya-vtraty-gromadyanstva-ukrayiny-mzs/" text:style-name="Internet_20_link" text:visited-style-name="Visited_20_Internet_20_Link">
https://armyinform.com.ua/2023/07/11/prymusova-vydacha-rosijskyh-pasportiv-na-okupovanyh-terytoriyah-ne-daye-pidstav-dlya-vtraty-gromadyanstva-ukrayiny-mzs/</text:a>
</text:p>
      <!--NEWS-->
      <text:h text:style-name="P10" text:outline-level="1">
<text:span text:style-name="T4">
Joe Biden stated that he supports the decision to simplify Ukraine's path to NATO</text:span>
</text:h>
      <text:p text:style-name="P4">
Author: ['Ольга Мосьондз']</text:p>
      <text:p text:style-name="P4">
Time: 2023-07-11T68:00:00-04:00</text:p>
      <text:p text:style-name="P4">
Description: About the US President Joe Baiden Vodimiv, at once, at once, the general secretar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92079310393428932_y-e1689082103896.jpg" text:style-name="Internet_20_link" text:visited-style-name="Visited_20_Internet_20_Link">
photo_5292079310393428932_y-e1689082103896.jpg</text:a>
']</text:p>
      <text:p text:style-name="P4">
Tags: ['ДЖО БАЙДЕН', 'УКРАЇНА – НАТО']</text:p>
      <text:p text:style-name="P4">
Category: News</text:p>
      <!--METADATA-->
      <text:p text:style-name="P4">
<draw:frame draw:style-name="fr1" draw:name="Image259" text:anchor-type="as-char" svg:width="6.9236in" svg:height="3.782819in" draw:z-index="0">
<draw:image xlink:href="../Images/AРМІЯINFORM/2023-07-11T68-00-00-04-00/photo_5292079310393428932_y-e1689082103896.jpg" xlink:type="simple" xlink:show="embed" xlink:actuate="onLoad" draw:mime-type="image/jpeg"/>
</draw:frame>
US President Joe Biden reported this, opening with NATO Stoltenberg Secretary General NATO Stoltenberg Sumith NATO Summit today, July 11, reign. The Armyinform correspondent from Vilnius reports about it.</text:p>
      <text:p text:style-name="P4">
President Joe Biden thanked the NATO Secretary General for Jens for wasting his obligations, as this is important, in particular, in particular to make important decisions to support Ukraine.</text:p>
      <ul>
        <li>
I always said that I consider it very important at this critical moment for Ukraine, for the whole NATO mission to continue to head NATO. They do not know, no one knows the situation we face, better than you. And this historical moment, the accession of Finland and Sweden to NATO, is a consequence, and your leadership really matters, - said Joe Biden.</li>
      </ul>
      <text:p text:style-name="P4">
He also noted that he supports the decision that Mr. Stoltenberg offers Ukraine to simplify Ukraine to simplify its journey to the Alliance.</text:p>
      <ul>
        <li>
We agree with the formulation you proposed to the future membership of Ukraine in NATO. And we are looking forward to the continuation of the NATO United NATO. We have said many times that I still think that President Putin thinks how to split NATO ... He will not be able to achieve it, especially while you are here, ”President Joe Biden said to Mr. Stoltenberg.</li>
      </ul>
      <text:p text:style-name="P4">
NATO Secretary General Jens Stoltenberg thanked President Biden's leadership leadership that "makes this alliance one and even stronger."</text:p>
      <text:p text:style-name="P4">
He recalled that this summit is already historical because the agreement concluded yesterday would make Sweden a full member of NATO. And he noted that "it will make the Alliance more capable of protecting all NATO members."</text:p>
      <text:p text:style-name="P4">
He noted that NATO leaders have agreed on the simplification of the Alliance for Ukraine, the decision will be announced at this summit.</text:p>
      <text:p text:style-name="P4">
News Source: <text:a xlink:type="simple" xlink:href="https://armyinform.com.ua/2023/07/11/dzho-bajden-zayavyv-shho-pidtrymuye-rishennya-shhodo-sproshhennya-shlyahu-ukrayiny-do-nato/" text:style-name="Internet_20_link" text:visited-style-name="Visited_20_Internet_20_Link">
https://armyinform.com.ua/2023/07/11/dzho-bajden-zayavyv-shho-pidtrymuye-rishennya-shhodo-sproshhennya-shlyahu-ukrayiny-do-nato/</text:a>
</text:p>
      <!--NEWS-->
      <text:h text:style-name="P10" text:outline-level="1">
<text:span text:style-name="T4">
Ukraine once again advocated the annual NATO's mutual exercises - Cwix</text:span>
</text:h>
      <text:p text:style-name="P4">
Author: ['АРМІЯINFORM']</text:p>
      <text:p text:style-name="P4">
Time: 2023-07-11T69:00:00-04:00</text:p>
      <text:p text:style-name="P4">
Description: At the Bidgosch metro NATO CWIX - Coalition Warrior Interoperabs was held in a horseman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1235b14148aa3880c7a52c157a3f7dfb37a58eaa-e1689061885900.jpg" text:style-name="Internet_20_link" text:visited-style-name="Visited_20_Internet_20_Link">
1235b14148aa3880c7a52c157a3f7dfb37a58eaa-e1689061885900.jpg</text:a>
', '<text:a xlink:type="simple" xlink:href="https://armyinform.com.ua/wp-content/uploads/2023/07/c0585d0c7299d717895c3bf606b9a0f03e34f4b1.jpg" text:style-name="Internet_20_link" text:visited-style-name="Visited_20_Internet_20_Link">
c0585d0c7299d717895c3bf606b9a0f03e34f4b1.jpg</text:a>
', '<text:a xlink:type="simple" xlink:href="https://armyinform.com.ua/wp-content/uploads/2023/07/64920c1c7a49587d90e82445cd65625857993416-150x150.jpg" text:style-name="Internet_20_link" text:visited-style-name="Visited_20_Internet_20_Link">
64920c1c7a49587d90e82445cd65625857993416-150x150.jpg</text:a>
', '<text:a xlink:type="simple" xlink:href="https://armyinform.com.ua/wp-content/uploads/2023/07/81a90a991501b91f66d19db37136a8622d25c113-150x150.jpg" text:style-name="Internet_20_link" text:visited-style-name="Visited_20_Internet_20_Link">
81a90a991501b91f66d19db37136a8622d25c113-150x150.jpg</text:a>
']</text:p>
      <text:p text:style-name="P4">
Tags: ['CWIX', 'ВІЙСЬКОВІ НАВЧАННЯ', 'НАТО']</text:p>
      <text:p text:style-name="P4">
Category: News</text:p>
      <!--METADATA-->
      <text:p text:style-name="P4">
<draw:frame draw:style-name="fr1" draw:name="Image260" text:anchor-type="as-char" svg:width="6.9236in" svg:height="4.915756in" draw:z-index="0">
<draw:image xlink:href="../Images/AРМІЯINFORM/2023-07-11T69-00-00-04-00/1235b14148aa3880c7a52c157a3f7dfb37a58eaa-e1689061885900.jpg" xlink:type="simple" xlink:show="embed" xlink:actuate="onLoad" draw:mime-type="image/jpeg"/>
</draw:frame>
NATO Cwix has been held in Bydgoszcz. Ukraine has been involved in the CWIX as a full participant test its capacity for mutual mutuality with NATO member states since 2018.</text:p>
      <text:p text:style-name="P4">
About this <text:a xlink:type="simple" xlink:href="https://www.mil.gov.ua/news/2023/07/11/ukraina-vkotre-vistupila-na-shhorichnih-navchannyah-nato-iz-vzaemosumisnosti-%E2%80%93-cwix/" text:style-name="Internet_20_link" text:visited-style-name="Visited_20_Internet_20_Link">
informs</text:a>
Ministry of Defence Ukraine.</text:p>
      <text:p text:style-name="P4">
Deputy Minister of Defense of Ukraine for Digital Development, Digital Drushes and Digitalization Vitaliy Deynega took part(SCCC), which holds the US European command in the Cwix.CCC fields unites the Higher Military and Political Management on Communications of Tasystems of Member States and NATO partners to discuss important queries for conducting operations and future challenges that may be predicted.</text:p>
      <text:p text:style-name="P4">
<draw:frame draw:style-name="fr1" draw:name="Image261" text:anchor-type="as-char" svg:width="6.9236in" svg:height="4.471492in" draw:z-index="0">
<draw:image xlink:href="../Images/AРМІЯINFORM/2023-07-11T69-00-00-04-00/c0585d0c7299d717895c3bf606b9a0f03e34f4b1.jpg" xlink:type="simple" xlink:show="embed" xlink:actuate="onLoad" draw:mime-type="image/jpeg"/>
</draw:frame>
In his speech, Vitaliy Deynega emphasized how to develop decisions of situational consistency, use of UAVs and new technologies change the approaches of the dosage of the Armed Forces. The Deputy Minister emphasized the importance of understanding and focusing on the needs of military personnel in the area of conducting actions, and also noted how the support of NATO countries enhances Ukraine's defense capabilities.</text:p>
      <ul>
        <li>
Ukraine has considerable experience and potential in the field of innovation and application of digital technologies on the battlefield. Our teams on CWIX this year have gone overwhelmed how we can quickly create new ability to apparently to the needs of the battlefield, - said Vitaliy Deynega.</li>
      </ul>
      <text:p text:style-name="P4">
This year, Ukraine was represented by the Ministry of Defense Innovation Center of the Armed Forces of Ukraine during training.</text:p>
      <text:p text:style-name="P4">
<text:a xlink:type="simple" xlink:href="https://armyinform.com.ua/wp-content/uploads/2023/07/64920c1c7a49587d90e82445cd65625857993416.jpg" text:style-name="Internet_20_link" text:visited-style-name="Visited_20_Internet_20_Link">
!(Images/AРМІЯINFORM/2023-07-11T69-00-00-04-00/64920c1c7a49587d90e82445cd65625857993416-150x150.jpg)</text:a>
</text:p>
      <text:p text:style-name="P4">
<text:a xlink:type="simple" xlink:href="https://armyinform.com.ua/wp-content/uploads/2023/07/81a90a991501b91f66d19db37136a8622d25c113.jpg" text:style-name="Internet_20_link" text:visited-style-name="Visited_20_Internet_20_Link">
<draw:frame draw:style-name="fr1" draw:name="Image262" text:anchor-type="as-char" svg:width="6.9236in" svg:height="6.9236in" draw:z-index="0">
<draw:image xlink:href="../Images/AРМІЯINFORM/2023-07-11T69-00-00-04-00/81a90a991501b91f66d19db37136a8622d25c113-150x150.jpg" xlink:type="simple" xlink:show="embed" xlink:actuate="onLoad" draw:mime-type="image/jpeg"/>
</draw:frame>
</text:a>
</text:p>
      <text:p text:style-name="P4">
<text:span text:style-name="T4">
 Cwix </text:span>
 is the annual NATO training on the mutual communication and information systems that conducts NATO command of transformation at the Basic Center for the Training of the Joint Forces in Bydgoszcz, Poland. Cwix allows engineers and networks to work together with operators to solve technical aspects and the study of innovative solutions that can enhance the efficiency of use of forces during joint operations. In total, 2200 participants from 43 countries took part this year, 406 unique capabilities were tested and 22,000 tests were conducted.</text:p>
      <text:p text:style-name="P4">
News Source: <text:a xlink:type="simple" xlink:href="https://armyinform.com.ua/2023/07/11/ukrayina-vkotre-vystupyla-na-shhorichnyh-navchannyah-nato-iz-vzayemosumisnosti-cwix/" text:style-name="Internet_20_link" text:visited-style-name="Visited_20_Internet_20_Link">
https://armyinform.com.ua/2023/07/11/ukrayina-vkotre-vystupyla-na-shhorichnyh-navchannyah-nato-iz-vzayemosumisnosti-cwix/</text:a>
</text:p>
      <!--NEWS-->
      <text:h text:style-name="P10" text:outline-level="1">
<text:span text:style-name="T4">
The government has changed the order of assignment to displaced persons</text:span>
</text:h>
      <text:p text:style-name="P4">
Authors: Ukrinform (Person)</text:p>
      <text:p text:style-name="P4">
Publisher: Укринформ (Organization)</text:p>
      <text:p text:style-name="P4">
Published Time: 2023-07-11T6:06:00+03:00</text:p>
      <text:p text:style-name="P4">
Modified Time: 2023-07-11T22:06:00+03:00</text:p>
      <text:p text:style-name="P4">
Description: The Cabinet of Ministers adopted a resolution that specified the parameters of assistance to internally displaced persons.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Уряд', 'Гроші']</text:p>
      <text:p text:style-name="P4">
Type: Article</text:p>
      <!--METADATA-->
      <text:p text:style-name="P4">
<draw:frame draw:style-name="fr1" draw:name="Image263" text:anchor-type="as-char" svg:width="6.9236in" svg:height="3.949857in" draw:z-index="0">
<draw:image xlink:href="../Images/yкринформ/2023-07-11T6-06-00-03-00/630_360_1601066264-898.jpg" xlink:type="simple" xlink:show="embed" xlink:actuate="onLoad" draw:mime-type="image/jpeg"/>
</draw:frame>
The Cabinet of Ministers approved a resolution that specified the parameters of assistance to internally displaced persons.</text:p>
      <text:p text:style-name="P4">
About it <text:a xlink:type="simple" xlink:href="https://www.msp.gov.ua/news/22951.html" text:style-name="Internet_20_link" text:visited-style-name="Visited_20_Internet_20_Link">
reports</text:a>
Ukraine's press service of Ukraine, Ukrinform reports.</text:p>
      <text:p text:style-name="P4">
"On July 11, the government adopted the Resolution" Some Issues of Supporting Intradowned Persons ", which changes to the procedure for assigning payments for IDPs," the statement said.</text:p>
      <text:p text:style-name="P4">
In particular, for all internally displaced persons residing in Ukraine, assistance in Ukraine, from August 1, 2023, will be automatically extended for 6 months, by the end of January 2024, in a certain amount for persons with a displacement and children - 3 thousand UAH and for others persons - 2 thousand UAH.</text:p>
      <text:p text:style-name="P4">
<text:span text:style-name="T4">
 Read also: </text:span>
 <text:span text:style-name="T4">
 <text:a xlink:type="simple" xlink:href="https://www.ukrinform.ua/rubric-economy/3732649-sprianna-relokacii-biznesu-vpo-nadast-dodatkovi-perspektivi-gromadam-ekspert-ulead.html" text:style-name="Internet_20_link" text:visited-style-name="Visited_20_Internet_20_Link">
Promotion of IDP Relocation Relocation will provide additional speakers to communities-U-LEAD expert</text:a>
</text:span>
</text:p>
      <text:p text:style-name="P4">
Accordingly, payments will not continue to persons who are abroading 30 calendar days in a row for no reasonable reasons confirmed by document(The reasons for the person were a submission or internship, was under the treatment of apareabilitation, looked after a sick child, healing the child, etc.).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It is also clarified that payments from September 1, 2023 will be terminated to Timits whose property state allows the significant expenses of the state to be made. Namely, the IDPs, which from the moment of adoption of this decision, have purchased a new vehicle, purchased a land, an apartment, a house for more than 100 thousand UAH.</text:p>
      <text:p text:style-name="P4">
Ukrainians who have funds in the total amount of more than 100 thousand UAH, or purchased foreign currency, as well as banking metals for a total amount of more than 100 thousand UAH will not receive assistance.<text:span text:style-name="T4">
 Read also: </text:span>
 <text:span text:style-name="T4">
 <text:a xlink:type="simple" xlink:href="https://www.ukrinform.ua/rubric-society/3729574-z-pocatku-povnomasstabnoi-vijni-do-sluzbi-zajnatosti-prijsli-sukati-robotu-74-tisaci-vpo.html" text:style-name="Internet_20_link" text:visited-style-name="Visited_20_Internet_20_Link">
from the beginning of the full -scale war in employment service have come to look for work 74 thousand IDPs</text:a>
</text:span>
</text:p>
      <text:p text:style-name="P4">
Also, the changes made were given the opportunity to receive assistance to intravempt persons who were born after moving.</text:p>
      <text:p text:style-name="P4">
It is emphasized that the payments of assistance will be made 15 and 28 of every month.</text:p>
      <text:p text:style-name="P4">
The Ministry of Social Policy draws attention to the fact that new criteria for assistance are not flooded on the assistance received by 01.08.2023.</text:p>
      <text:p text:style-name="P4">
As it was reported, 4 billion hryvnias were allocated for the payment of residence for internally displaced imperatives for July.</text:p>
      <text:p text:style-name="P4">
News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For the first time in Ukraine, a woman-Vynkov was a special course in survival of the forces of special operations</text:span>
</text:h>
      <text:p text:style-name="P4">
Author: ['АРМІЯINFORM']</text:p>
      <text:p text:style-name="P4">
Time: 2023-07-11T70:00:00-04:00</text:p>
      <text:p text:style-name="P4">
Description: Persha Zhinka-VіiSkova passed the Q-course of the MPECS Ukrainian, the command of the command of the special forces ... The war with Ukraine 2022, the war with Ukraine is the latest news today, the News War with Ukraine 2022 is the last for today, whether there will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9240488_672687131342225_7163788504302702158_n.jpg" text:style-name="Internet_20_link" text:visited-style-name="Visited_20_Internet_20_Link">
359240488_672687131342225_7163788504302702158_n.jpg</text:a>
', '<text:a xlink:type="simple" xlink:href="https://armyinform.com.ua/wp-content/uploads/2023/07/359707511_672687144675557_4880508201036061589_n-150x150.jpg" text:style-name="Internet_20_link" text:visited-style-name="Visited_20_Internet_20_Link">
359707511_672687144675557_4880508201036061589_n-150x150.jpg</text:a>
', '<text:a xlink:type="simple" xlink:href="https://armyinform.com.ua/wp-content/uploads/2023/07/347551811_672687141342224_1261562597132321851_n-150x150.jpg" text:style-name="Internet_20_link" text:visited-style-name="Visited_20_Internet_20_Link">
347551811_672687141342224_1261562597132321851_n-150x150.jpg</text:a>
', '<text:a xlink:type="simple" xlink:href="https://armyinform.com.ua/wp-content/uploads/2023/07/347446877_672687114675560_8018598212489204798_n-150x150.jpg" text:style-name="Internet_20_link" text:visited-style-name="Visited_20_Internet_20_Link">
347446877_672687114675560_8018598212489204798_n-150x150.jpg</text:a>
']</text:p>
      <text:p text:style-name="P4">
Tags: ['STOPRUSSIA', 'АГРЕСІЯ РФ', 'ВТОРГНЕННЯ РФ', 'ССО']</text:p>
      <text:p text:style-name="P4">
Category: News</text:p>
      <!--METADATA-->
      <text:p text:style-name="P4">
<draw:frame draw:style-name="fr1" draw:name="Image264" text:anchor-type="as-char" svg:width="6.9236in" svg:height="4.621503in" draw:z-index="0">
<draw:image xlink:href="../Images/AРМІЯINFORM/2023-07-11T70-00-00-04-00/359240488_672687131342225_7163788504302702158_n.jpg" xlink:type="simple" xlink:show="embed" xlink:actuate="onLoad" draw:mime-type="image/jpeg"/>
</draw:frame>
The first woman-military passed the Q-course of the SCO of Ukraine, <text:a xlink:type="simple" xlink:href="https://www.facebook.com/usofcom/posts/pfbid0oNGGaTVEnhrBTrmM2PSpfEyouEq74Xa5UaEpEnoKzd7Ah5x9vxecf3xznC8hoMZBl" text:style-name="Internet_20_link" text:visited-style-name="Visited_20_Internet_20_Link">
reports</text:a>
Command of Special Operations forces of the Armed Forces of Ukraine.</text:p>
      <text:p text:style-name="P4">
“Today, during the issue of the Qualification Course of Special Operations Forces," number 68 "received a special operation. Number 68 is the first woman-serviceman who has overcome the distance in a few months of the CSO Quant, ”the message reads.</text:p>
      <text:p text:style-name="P4">
Further, the military awaits "division into one of the military units and a difficult robotazadli approaching the victory of Ukraine."</text:p>
      <text:p text:style-name="P4">
<text:a xlink:type="simple" xlink:href="https://armyinform.com.ua/wp-content/uploads/2023/07/359707511_672687144675557_4880508201036061589_n.jpg" text:style-name="Internet_20_link" text:visited-style-name="Visited_20_Internet_20_Link">
!(Images/AРМІЯINFORM/2023-07-11T70-00-00-04-00/359707511_672687144675557_4880508201036061589_n-150x150.jpg)</text:a>
</text:p>
      <text:p text:style-name="P4">
<text:a xlink:type="simple" xlink:href="https://armyinform.com.ua/wp-content/uploads/2023/07/347551811_672687141342224_1261562597132321851_n.jpg" text:style-name="Internet_20_link" text:visited-style-name="Visited_20_Internet_20_Link">
<draw:frame draw:style-name="fr1" draw:name="Image265" text:anchor-type="as-char" svg:width="6.9236in" svg:height="6.9236in" draw:z-index="0">
<draw:image xlink:href="../Images/AРМІЯINFORM/2023-07-11T70-00-00-04-00/347551811_672687141342224_1261562597132321851_n-150x150.jpg" xlink:type="simple" xlink:show="embed" xlink:actuate="onLoad" draw:mime-type="image/jpeg"/>
</draw:frame>
</text:a>
</text:p>
      <text:p text:style-name="P4">
<text:a xlink:type="simple" xlink:href="https://armyinform.com.ua/wp-content/uploads/2023/07/347446877_672687114675560_8018598212489204798_n.jpg" text:style-name="Internet_20_link" text:visited-style-name="Visited_20_Internet_20_Link">
<draw:frame draw:style-name="fr1" draw:name="Image266" text:anchor-type="as-char" svg:width="6.9236in" svg:height="6.9236in" draw:z-index="0">
<draw:image xlink:href="../Images/AРМІЯINFORM/2023-07-11T70-00-00-04-00/347446877_672687114675560_8018598212489204798_n-150x150.jpg" xlink:type="simple" xlink:show="embed" xlink:actuate="onLoad" draw:mime-type="image/jpeg"/>
</draw:frame>
</text:a>
</text:p>
      <text:p text:style-name="P4">
News Source: <text:a xlink:type="simple" xlink:href="https://armyinform.com.ua/2023/07/11/upershe-v-ukrayini-zhinka-vijskova-projshla-speczkurs-vyzhyvannya-syl-speczialnyh-operaczij/" text:style-name="Internet_20_link" text:visited-style-name="Visited_20_Internet_20_Link">
https://armyinform.com.ua/2023/07/11/upershe-v-ukrayini-zhinka-vijskova-projshla-speczkurs-vyzhyvannya-syl-speczialnyh-operaczij/</text:a>
</text:p>
      <!--NEWS-->
      <text:h text:style-name="P10" text:outline-level="1">
<text:span text:style-name="T4">
The Navy named the number of ships that the aggressor country holds in three seas</text:span>
</text:h>
      <text:p text:style-name="P4">
Author: ['АРМІЯINFORM']</text:p>
      <text:p text:style-name="P4">
Time: 2023-07-11T71:00:00-04:00</text:p>
      <text:p text:style-name="P4">
Description: The camp on the wound of 11 lips at the Chorny, Azovsky of that of the Sourferseering Seas of the Building Nosіya ... War with Ukraine 2022, War with Ukraine Latest news today, News War with Ukraine 2022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STOPRUSSIA', 'АГРЕСІЯ РФ', 'ВМС ЗС УКРАЇНИ', 'ВТОРГНЕННЯ РФ']</text:p>
      <text:p text:style-name="P4">
Category: News</text:p>
      <!--METADATA-->
      <text:p text:style-name="P4">
<draw:frame draw:style-name="fr1" draw:name="Image267" text:anchor-type="as-char" svg:width="6.9236in" svg:height="3.956343in" draw:z-index="0">
<draw:image xlink:href="../Images/AРМІЯINFORM/2023-07-11T71-00-00-04-00/630_360_1447753045-4415-korabli-rf.jpg" xlink:type="simple" xlink:show="embed" xlink:actuate="onLoad" draw:mime-type="image/jpeg"/>
</draw:frame>
As of the morning of July 11, the Black, Azov and Mediterranean seas did not contain the carbon carrier.</text:p>
      <text:p text:style-name="P4">
About it <text:a xlink:type="simple" xlink:href="https://www.facebook.com/navy.mil.gov.ua/posts/pfbid02TgMxW95aKm1iWufhuPqpBeviUQNXiWP3wrqrE7XVACMdRMPgKWcFKEQ2stjzFedal" text:style-name="Internet_20_link" text:visited-style-name="Visited_20_Internet_20_Link">
informs</text:a>
Navy of the Armed Forces of Ukraine.</text:p>
      <text:p text:style-name="P4">
There are 2 enemy ships in the Black Sea, the Vasovsky Sea - 1 enemy ship; In the Mediterranean - up to 8 enemy ships.</text:p>
      <text:p text:style-name="P4">
During the day in the interests of the Russian Federation the passage of the Kerch-Yenikhal Strait made:</text:p>
      <ul>
        <li>
to the Azov Sea - 11 vessels, 2 of them moved in the direction of the Bosphorus Strait; * To the Black Sea - 8 vessels, 2 of them moved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7/11/u-vms-nazvaly-chyslo-korabliv-yaki-krayina-agresor-trymaye-v-troh-moryah/" text:style-name="Internet_20_link" text:visited-style-name="Visited_20_Internet_20_Link">
https://armyinform.com.ua/2023/07/11/u-vms-nazvaly-chyslo-korabliv-yaki-krayina-agresor-trymaye-v-troh-moryah/</text:a>
</text:p>
      <!--NEWS-->
      <text:h text:style-name="P10" text:outline-level="1">
<text:span text:style-name="T4">
How to quench the moral spirit and overcome combat stress: the opinion of experts</text:span>
</text:h>
      <text:p text:style-name="P4">
Author: ['Микола Серенович']</text:p>
      <text:p text:style-name="P4">
Time: 2023-07-11T72:00:00-04:00</text:p>
      <text:p text:style-name="P4">
Description: The Military Media Center had a circular STIL on the topic “Psychologist Pidrimk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1h9a0345.jpg" text:style-name="Internet_20_link" text:visited-style-name="Visited_20_Internet_20_Link">
1h9a0345.jpg</text:a>
', '<text:a xlink:type="simple" xlink:href="https://armyinform.com.ua/wp-content/uploads/2023/07/1h9a0360.jpg" text:style-name="Internet_20_link" text:visited-style-name="Visited_20_Internet_20_Link">
1h9a0360.jpg</text:a>
', '<text:a xlink:type="simple" xlink:href="https://armyinform.com.ua/wp-content/uploads/2023/07/1h9a0364-150x150.jpg" text:style-name="Internet_20_link" text:visited-style-name="Visited_20_Internet_20_Link">
1h9a0364-150x150.jpg</text:a>
', '<text:a xlink:type="simple" xlink:href="https://armyinform.com.ua/wp-content/uploads/2023/07/1h9a0365-150x150.jpg" text:style-name="Internet_20_link" text:visited-style-name="Visited_20_Internet_20_Link">
1h9a0365-150x150.jpg</text:a>
', '<text:a xlink:type="simple" xlink:href="https://armyinform.com.ua/wp-content/uploads/2023/07/1h9a0387-150x150.jpg" text:style-name="Internet_20_link" text:visited-style-name="Visited_20_Internet_20_Link">
1h9a0387-150x150.jpg</text:a>
', '<text:a xlink:type="simple" xlink:href="https://armyinform.com.ua/wp-content/uploads/2023/07/1h9a0401.jpg" text:style-name="Internet_20_link" text:visited-style-name="Visited_20_Internet_20_Link">
1h9a0401.jpg</text:a>
']</text:p>
      <text:p text:style-name="P4">
Tags: ['MILITARY MEDIA CENTER']</text:p>
      <text:p text:style-name="P4">
Category: News</text:p>
      <!--METADATA-->
      <text:p text:style-name="P4">
<draw:frame draw:style-name="fr1" draw:name="Image268" text:anchor-type="as-char" svg:width="6.9236in" svg:height="4.615733in" draw:z-index="0">
<draw:image xlink:href="../Images/AРМІЯINFORM/2023-07-11T72-00-00-04-00/1h9a0345.jpg" xlink:type="simple" xlink:show="embed" xlink:actuate="onLoad" draw:mime-type="image/jpeg"/>
</draw:frame>
Today, Military Media Center held a round table on "Psychological support of soldiers in hostilities: how to temper the moral spirit and the overlaid stress". The event was attended by Alexey Lesyuk, Head of Department Psychological Support - Deputy Head of the Department of Psychological Support of the State Inspectorate of the Armed Forces of the Armed Forces, Natalia Melnyk, Head of the Department(forces)Center of the IPSU, Vladislavsynagovsky, Head of the Department of Operational Psychological Work 77-Go-Center of the MPZ OK "North", Andriy Karachevsky, Head of the Department of Operational Psychological Work of the 72nd Center of the IPZ TRO and Sergey Doroshenko, Deputy Commander of the 68th Separate Eugene.</text:p>
      <text:h text:style-name="P12" text:outline-level="3">
<text:span text:style-name="T4">
<text:span text:style-name="T4">
 “good when there is equipment, weapons but we need to understand that all tasks are being tasted” </text:span>
</text:span>
</text:h>
      <text:p text:style-name="P4">
During the discussion, the participants raised various topics, in particular, they spoke about the activity of military psychologists, a group of control of combat stress, the support of restoration, which psychological preparation for participation in hostilities will receive military personnel in training centers and landfills. In addition, working with combat stress on the front line, as well as restoration after the psychological load of combat, was discussed.</text:p>
      <text:p text:style-name="P4">
<draw:frame draw:style-name="fr1" draw:name="Image269" text:anchor-type="as-char" svg:width="6.9236in" svg:height="4.615733in" draw:z-index="0">
<draw:image xlink:href="../Images/AРМІЯINFORM/2023-07-11T72-00-00-04-00/1h9a0360.jpg" xlink:type="simple" xlink:show="embed" xlink:actuate="onLoad" draw:mime-type="image/jpeg"/>
</draw:frame>
- I thank the organizers for the opportunity to speak on a round table. Psychological support for servicemen is quite serious and painstaking. Well, when there is equipment, weapons, but we need to understand that all the tasks are being identified and the success of these tasks depends on them. If a person needs psychological training, then it should receive it offset and trained specialists - military psychologists who are tasked not only to support, but also to convey to the commander about the psychological state of the unit and how certain problems can be solved, - said Alexei Lesyuk.</text:p>
      <text:p text:style-name="P4">
<text:a xlink:type="simple" xlink:href="https://armyinform.com.ua/wp-content/uploads/2023/07/1h9a0364.jpg" text:style-name="Internet_20_link" text:visited-style-name="Visited_20_Internet_20_Link">
!(Images/AРМІЯINFORM/2023-07-11T72-00-00-04-00/1h9a0364-150x150.jpg)</text:a>
</text:p>
      <text:p text:style-name="P4">
<text:a xlink:type="simple" xlink:href="https://armyinform.com.ua/wp-content/uploads/2023/07/1h9a0365.jpg" text:style-name="Internet_20_link" text:visited-style-name="Visited_20_Internet_20_Link">
<draw:frame draw:style-name="fr1" draw:name="Image270" text:anchor-type="as-char" svg:width="6.9236in" svg:height="6.9236in" draw:z-index="0">
<draw:image xlink:href="../Images/AРМІЯINFORM/2023-07-11T72-00-00-04-00/1h9a0365-150x150.jpg" xlink:type="simple" xlink:show="embed" xlink:actuate="onLoad" draw:mime-type="image/jpeg"/>
</draw:frame>
</text:a>
</text:p>
      <text:p text:style-name="P4">
<text:a xlink:type="simple" xlink:href="https://armyinform.com.ua/wp-content/uploads/2023/07/1h9a0387.jpg" text:style-name="Internet_20_link" text:visited-style-name="Visited_20_Internet_20_Link">
<draw:frame draw:style-name="fr1" draw:name="Image271" text:anchor-type="as-char" svg:width="6.9236in" svg:height="6.9236in" draw:z-index="0">
<draw:image xlink:href="../Images/AРМІЯINFORM/2023-07-11T72-00-00-04-00/1h9a0387-150x150.jpg" xlink:type="simple" xlink:show="embed" xlink:actuate="onLoad" draw:mime-type="image/jpeg"/>
</draw:frame>
</text:a>
__</text:p>
      <text:h text:style-name="P12" text:outline-level="3">
<text:span text:style-name="T4">
<text:span text:style-name="T4">
 “The main purpose of such activities is to exchange experience” </text:span>
</text:span>
</text:h>
      <text:p text:style-name="P4">
According to the speakers themselves, the main purpose of such measures is to exchange experience, to pay attention to the community on the importance of psychological training of the person's battlefield.</text:p>
      <ul>
        <li>
Servicemen at their level of psychological preparedness should understand four basic doctrines: the idea of staying in the army, understanding of meanings, the importance of leadership in the unit, the effectiveness and practicality of what they are making personally and accordingly what the unit is doing. These levels of training are engaged in a group of combat stress, which should also respond to the crisis and the condition of the soldier. But it is clear that we cannot put a psychologist near each soldier, so they must control psychological pressure so that the person does not break, but harden and is ready for psycho -emotional stress situations, - said Vladislav Sinyagovsky.</li>
      </ul>
      <text:p text:style-name="P4">
<draw:frame draw:style-name="fr1" draw:name="Image272" text:anchor-type="as-char" svg:width="6.9236in" svg:height="4.615733in" draw:z-index="0">
<draw:image xlink:href="../Images/AРМІЯINFORM/2023-07-11T72-00-00-04-00/1h9a0401.jpg" xlink:type="simple" xlink:show="embed" xlink:actuate="onLoad" draw:mime-type="image/jpeg"/>
</draw:frame>
_</text:p>
      <text:p text:style-name="P4">
"Soldiers at their level of psychological preparedness should understand four basic doctrines: the idea of staying in the army, understanding of meanings, the importance of leadership in the unit, the effectiveness and practicality of what they are making personally and accordingly what the unit is doing"</text:p>
      <text:p text:style-name="P4">
_</text:p>
      <text:p text:style-name="P4">
Also, an important aspect, in his opinion, is the consolidation of the acquired skills of training in conditions as close as possible to combat.</text:p>
      <text:p text:style-name="P4">
News Source: <text:a xlink:type="simple" xlink:href="https://armyinform.com.ua/2023/07/11/yak-gartuvaty-moralnyj-duh-i-dolaty-bojovyj-stres-dumka-ekspertiv/" text:style-name="Internet_20_link" text:visited-style-name="Visited_20_Internet_20_Link">
https://armyinform.com.ua/2023/07/11/yak-gartuvaty-moralnyj-duh-i-dolaty-bojovyj-stres-dumka-ekspertiv/</text:a>
</text:p>
      <!--NEWS-->
      <text:h text:style-name="P10" text:outline-level="1">
<text:span text:style-name="T4">
Norway has increased the amount of military support of Ukraine</text:span>
</text:h>
      <text:p text:style-name="P4">
Author: ['АРМІЯINFORM']</text:p>
      <text:p text:style-name="P4">
Time: 2023-07-11T73:00:00-04:00</text:p>
      <text:p text:style-name="P4">
Description: Norwegia Zbilshil in the Potkoye Rotsi Vіsyskov Pіdrimku Ukrainian at 2.5 mihaliard ... War with Ukraine 2022, War with Ukraine Latest News today, News War with Ukraine 2022 Last today, there will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orge-ukraina.jpg" text:style-name="Internet_20_link" text:visited-style-name="Visited_20_Internet_20_Link">
norge-ukraina.jpg</text:a>
']</text:p>
      <text:p text:style-name="P4">
Tags: ['STOPRUSSIA', 'ДОПОМОГА ПАРТНЕРІВ', 'НОРВЕГІЯ – УКРАЇНА', 'СВІТ ПІДТРИМУЄ УКРАЇНУ']</text:p>
      <text:p text:style-name="P4">
Category: News</text:p>
      <!--METADATA-->
      <text:p text:style-name="P4">
<draw:frame draw:style-name="fr1" draw:name="Image273" text:anchor-type="as-char" svg:width="6.9236in" svg:height="3.894525in" draw:z-index="0">
<draw:image xlink:href="../Images/AРМІЯINFORM/2023-07-11T73-00-00-04-00/norge-ukraina.jpg" xlink:type="simple" xlink:show="embed" xlink:actuate="onLoad" draw:mime-type="image/jpeg"/>
</draw:frame>
Norway has increased this year's military support of Ukraine by 2.5 million of Norwegian Crops(<text:span text:style-name="T5">
nad 8.78 billion UAH</text:span>
 _ - ed.)Up to 10 billion Norwegian crowns(<text:span text:style-name="T5">
nad 35.13 billion UAH</text:span>
 _ - Ed.).</text:p>
      <text:p text:style-name="P4">
Про це із посиланням на прем’єр-міністра Норвегії Йонаса Гар Стере<text:a xlink:type="simple" xlink:href="https://www.regjeringen.no/no/aktuelt/et-historisk-toppmote-for-norge-norden-og-nato/id2989766/" text:style-name="Internet_20_link" text:visited-style-name="Visited_20_Internet_20_Link">
повідомила</text:a>
Norwegian government press service.</text:p>
      <text:p text:style-name="P4">
This will be done as part of a support program of 75 billion Norwegian crowns(<text:span text:style-name="T5">
 over 263.57 billion UAH</text:span>
 _ - ed.)that is for five years.</text:p>
      <text:p text:style-name="P4">
In addition, Norway will also give more to the Ukrainian support fund.</text:p>
      <text:p text:style-name="P4">
“Norway increases its contribution to the NATO Support Fund. Norway will provide 300 million Norwegian crowns in 2023 and will contribute to the total amount of 1.5 billion -dollar crowns for five years. This is a clear signal of long -term support for Ukraine's reform efforts, which will connect Ukraine with Zalians, ”Jonas Gar Stere said.</text:p>
      <text:p text:style-name="P4">
Earlier, Norway Prime Minister Jonas Gar Stere <text:a xlink:type="simple" xlink:href="https://armyinform.com.ua/2023/06/01/norvegiya-nadast-ukrayini-programu-vijskovoyi-dopomogy-na-7-milyardiv-yevro/" text:style-name="Internet_20_link" text:visited-style-name="Visited_20_Internet_20_Link">
reported</text:a>
that the country will support Ukraine as much as it will be needed.</text:p>
      <text:p text:style-name="P4">
News Source: <text:a xlink:type="simple" xlink:href="https://armyinform.com.ua/2023/07/11/norvegiya-zbilshyla-rozmir-vijskovoyi-pidtrymky-ukrayiny/" text:style-name="Internet_20_link" text:visited-style-name="Visited_20_Internet_20_Link">
https://armyinform.com.ua/2023/07/11/norvegiya-zbilshyla-rozmir-vijskovoyi-pidtrymky-ukrayiny/</text:a>
</text:p>
      <!--NEWS-->
      <text:h text:style-name="P10" text:outline-level="1">
<text:span text:style-name="T4">
The government has allocated more than UAH 140 million to pay state aid to prisoners</text:span>
</text:h>
      <text:p text:style-name="P4">
Author: ['АРМІЯINFORM']</text:p>
      <text:p text:style-name="P4">
Time: 2023-07-11T74:00:00-04:00</text:p>
      <text:p text:style-name="P4">
Description: 140.3 Miliona hryvnias Vididilo to the reserve fund of the Derzhabudzhta on the Fіnansov Duphomo ... the war with Ukraine 2022, the war with Ukraine is the latest news today, the news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rshy_polon.jpg" text:style-name="Internet_20_link" text:visited-style-name="Visited_20_Internet_20_Link">
gorshy_polon.jpg</text:a>
']</text:p>
      <text:p text:style-name="P4">
Tags: ['ВИПЛАТИ ПОЛОНЕНИМ', 'ВОЄНИЙ СТАН', 'ВТОРГНЕННЯ РФ', 'ДЕРЖАВНА ДОПОМОГА', 'СОЦІАЛЬНИЙ ЗАХИСТ']</text:p>
      <text:p text:style-name="P4">
Category: News</text:p>
      <!--METADATA-->
      <text:p text:style-name="P4">
<draw:frame draw:style-name="fr1" draw:name="Image274" text:anchor-type="as-char" svg:width="6.9236in" svg:height="3.893007in" draw:z-index="0">
<draw:image xlink:href="../Images/AРМІЯINFORM/2023-07-11T74-00-00-04-00/gorshy_polon.jpg" xlink:type="simple" xlink:show="embed" xlink:actuate="onLoad" draw:mime-type="image/jpeg"/>
</draw:frame>
140.3 million hryvnias were allocated from the State Budget Reserve for financial assistance to persons who returned from captivity, as well as the families of those who are in captivity. The corresponding order was approved at a meeting of a number of July 11.</text:p>
      <text:p text:style-name="P4">
About this <text:a xlink:type="simple" xlink:href="https://minre.gov.ua/2023/07/11/uryad-vydilyv-ponad-140-miljoniv-gryven-na-vyplatu-derzhavnoyi-dopomogy-polonenym/" text:style-name="Internet_20_link" text:visited-style-name="Visited_20_Internet_20_Link">
informs</text:a>
Ministry of Reintegration.</text:p>
      <text:p text:style-name="P4">
Thus, the document provides 111.3 million hryvnias for the provision of annual state financial assistance to families of political prisoners, civilian hostages of and and wicked. It is paid in size <text:a xlink:type="simple" xlink:href="https://armyinform.com.ua/2023/05/08/zvilnenni-z-polonu-mayut-pravo-na-vyplatu-100-tysyach-gryven-za-kozhen-rik-nesvobody/" text:style-name="Internet_20_link" text:visited-style-name="Visited_20_Internet_20_Link">
100 thousand UAH</text:a>
For each year of such persons in places of freedom.</text:p>
      <text:p text:style-name="P4">
In addition, 29 million hryvnias will be targeted <text:a xlink:type="simple" xlink:href="https://armyinform.com.ua/2023/02/08/zvilnenym-z-polonu-zahysnykam-derzhava-prodovzhuye-vyplachuvaty-po-100-tysyach-gryven/" text:style-name="Internet_20_link" text:visited-style-name="Visited_20_Internet_20_Link">
100 thousand hryvnias</text:a>
one -time financial assistance released from captivity.</text:p>
      <text:p text:style-name="P4">
Funds to the bank accounts of these persons will transfer the Ministry of Reintegration.</text:p>
      <text:p text:style-name="P4">
News Source: <text:a xlink:type="simple" xlink:href="https://armyinform.com.ua/2023/07/11/uryad-vydilyv-ponad-140-miljoniv-gryven-na-vyplatu-derzhavnoyi-dopomogy-polonenym/" text:style-name="Internet_20_link" text:visited-style-name="Visited_20_Internet_20_Link">
https://armyinform.com.ua/2023/07/11/uryad-vydilyv-ponad-140-miljoniv-gryven-na-vyplatu-derzhavnoyi-dopomogy-polonenym/</text:a>
</text:p>
      <!--NEWS-->
      <text:h text:style-name="P10" text:outline-level="1">
<text:span text:style-name="T4">
Jens Stoltenberg: We will cancel the requirement of the RAC of Ukraine in the Alliance</text:span>
</text:h>
      <text:p text:style-name="P4">
Author: ['Ольга Мосьондз']</text:p>
      <text:p text:style-name="P4">
Time: 2023-07-11T75:00:00-04:00</text:p>
      <text:p text:style-name="P4">
Description: General Secretary of NATO єns Stoltenberg before the earnings of Pershoy Pershoy Day Sami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5289773840668413054_w.jpg" text:style-name="Internet_20_link" text:visited-style-name="Visited_20_Internet_20_Link">
photo_5289773840668413054_w.jpg</text:a>
', '<text:a xlink:type="simple" xlink:href="https://armyinform.com.ua/wp-content/uploads/2023/07/photo_5289773840668413055_w-150x150.jpg" text:style-name="Internet_20_link" text:visited-style-name="Visited_20_Internet_20_Link">
photo_5289773840668413055_w-150x150.jpg</text:a>
', '<text:a xlink:type="simple" xlink:href="https://armyinform.com.ua/wp-content/uploads/2023/07/photo_5289969493608614587_w-150x150.jpg" text:style-name="Internet_20_link" text:visited-style-name="Visited_20_Internet_20_Link">
photo_5289969493608614587_w-150x150.jpg</text:a>
', '<text:a xlink:type="simple" xlink:href="https://armyinform.com.ua/wp-content/uploads/2023/07/photo_5289969493608614592_w-150x150.jpg" text:style-name="Internet_20_link" text:visited-style-name="Visited_20_Internet_20_Link">
photo_5289969493608614592_w-150x150.jpg</text:a>
', '<text:a xlink:type="simple" xlink:href="https://armyinform.com.ua/wp-content/uploads/2023/07/photo_5289969493608614596_w-150x150.jpg" text:style-name="Internet_20_link" text:visited-style-name="Visited_20_Internet_20_Link">
photo_5289969493608614596_w-150x150.jpg</text:a>
', '<text:a xlink:type="simple" xlink:href="https://armyinform.com.ua/wp-content/uploads/2023/07/photo_5289969493608614591_y-150x150.jpg" text:style-name="Internet_20_link" text:visited-style-name="Visited_20_Internet_20_Link">
photo_5289969493608614591_y-150x150.jpg</text:a>
', '<text:a xlink:type="simple" xlink:href="https://armyinform.com.ua/wp-content/uploads/2023/07/photo_5289969493608614607_y-150x150.jpg" text:style-name="Internet_20_link" text:visited-style-name="Visited_20_Internet_20_Link">
photo_5289969493608614607_y-150x150.jpg</text:a>
', '<text:a xlink:type="simple" xlink:href="https://armyinform.com.ua/wp-content/uploads/2023/07/photo_5289969493608614608_y-150x150.jpg" text:style-name="Internet_20_link" text:visited-style-name="Visited_20_Internet_20_Link">
photo_5289969493608614608_y-150x150.jpg</text:a>
', '<text:a xlink:type="simple" xlink:href="https://armyinform.com.ua/wp-content/uploads/2023/07/photo_5289969493608614612_y-150x150.jpg" text:style-name="Internet_20_link" text:visited-style-name="Visited_20_Internet_20_Link">
photo_5289969493608614612_y-150x150.jpg</text:a>
']</text:p>
      <text:p text:style-name="P4">
Tags: ['ЄНС СТОЛТЕНБЕРГ', 'УКРАЇНА – НАТО']</text:p>
      <text:p text:style-name="P4">
Category: News</text:p>
      <!--METADATA-->
      <text:p text:style-name="P4">
<draw:frame draw:style-name="fr1" draw:name="Image275" text:anchor-type="as-char" svg:width="6.9236in" svg:height="4.615733in" draw:z-index="0">
<draw:image xlink:href="../Images/AРМІЯINFORM/2023-07-11T75-00-00-04-00/photo_5289773840668413054_w.jpg" xlink:type="simple" xlink:show="embed" xlink:actuate="onLoad" draw:mime-type="image/jpeg"/>
</draw:frame>
Jens Stoltenberg</text:p>
      <text:p text:style-name="P4">
NATO Secretary-General Jens Stoltenberg before the first day of the NATO member countries began today, July 11, in Vilnius on Dorsteper stated that the Vilnius Summit had already made history, as it was made to enter the Alliance of Sweden. The correspondent of the ArmyInform of the liberation reports.</text:p>
      <text:p text:style-name="P4">
He also noted that he was expecting key decisions on Ukraine, restraint and defense.</text:p>
      <text:p text:style-name="P4">
<text:a xlink:type="simple" xlink:href="https://armyinform.com.ua/wp-content/uploads/2023/07/photo_5289773840668413055_w.jpg" text:style-name="Internet_20_link" text:visited-style-name="Visited_20_Internet_20_Link">
!(Images/AРМІЯINFORM/2023-07-11T75-00-00-04-00/photo_5289773840668413055_w-150x150.jpg)</text:a>
Octs Stoltenberg</text:p>
      <text:p text:style-name="P4">
<text:a xlink:type="simple" xlink:href="https://armyinform.com.ua/wp-content/uploads/2023/07/photo_5289969493608614587_w.jpg" text:style-name="Internet_20_link" text:visited-style-name="Visited_20_Internet_20_Link">
<draw:frame draw:style-name="fr1" draw:name="Image276" text:anchor-type="as-char" svg:width="6.9236in" svg:height="6.9236in" draw:z-index="0">
<draw:image xlink:href="../Images/AРМІЯINFORM/2023-07-11T75-00-00-04-00/photo_5289969493608614587_w-150x150.jpg" xlink:type="simple" xlink:show="embed" xlink:actuate="onLoad" draw:mime-type="image/jpeg"/>
</draw:frame>
</text:a>
In particular, at the summit, the members of the Alliance will send a clear signal of Russia that "we will" we will maintain Ukraine as much as it will be needed "and strengthen political relations with Kiev - in particular at the inaugural meeting of the Council of Ukraine - NATO with the participation of President Vladimir Zelensky. Mr. Stoltenbergggdlyzen that the members of the Alliance would decide to strengthen the restraint of Ioboron and agree more ambitious investments in defense.</text:p>
      <text:p text:style-name="P4">
The Secretary -General also congratulated the Alliance members of Australia, New Zealand, Japan and the Republic of Korea, emphasizing that ascending is not regional but global.</text:p>
      <ul>
        <li>
At the summit, we will make important decisions by sending a clear signal to Ukraine that the people will support Ukraine as much as they need, and we expect that the Alliance will also confirm their obligations to provide military support to Ukraine to help it free up more. With regard to the issue of membership, I also expect that the Alliance members will send a clear and positive signal to the path of Ukraine's membership in the Alliance, ”Yens Stoltenberg said.</li>
      </ul>
      <text:p text:style-name="P4">
He also noted that Ukraine will be able to bypass the MACCA tasting to NATO on a simplified one -step rather than a two -stage program.</text:p>
      <text:p text:style-name="P4">
<text:a xlink:type="simple" xlink:href="https://armyinform.com.ua/wp-content/uploads/2023/07/photo_5289969493608614592_w.jpg" text:style-name="Internet_20_link" text:visited-style-name="Visited_20_Internet_20_Link">
<draw:frame draw:style-name="fr1" draw:name="Image277" text:anchor-type="as-char" svg:width="6.9236in" svg:height="6.9236in" draw:z-index="0">
<draw:image xlink:href="../Images/AРМІЯINFORM/2023-07-11T75-00-00-04-00/photo_5289969493608614592_w-150x150.jpg" xlink:type="simple" xlink:show="embed" xlink:actuate="onLoad" draw:mime-type="image/jpeg"/>
</draw:frame>
</text:a>
</text:p>
      <text:p text:style-name="P4">
<text:a xlink:type="simple" xlink:href="https://armyinform.com.ua/wp-content/uploads/2023/07/photo_5289969493608614596_w.jpg" text:style-name="Internet_20_link" text:visited-style-name="Visited_20_Internet_20_Link">
<draw:frame draw:style-name="fr1" draw:name="Image278" text:anchor-type="as-char" svg:width="6.9236in" svg:height="6.9236in" draw:z-index="0">
<draw:image xlink:href="../Images/AРМІЯINFORM/2023-07-11T75-00-00-04-00/photo_5289969493608614596_w-150x150.jpg" xlink:type="simple" xlink:show="embed" xlink:actuate="onLoad" draw:mime-type="image/jpeg"/>
</draw:frame>
</text:a>
</text:p>
      <text:p text:style-name="P4">
<text:a xlink:type="simple" xlink:href="https://armyinform.com.ua/wp-content/uploads/2023/07/photo_5289969493608614591_y.jpg" text:style-name="Internet_20_link" text:visited-style-name="Visited_20_Internet_20_Link">
<draw:frame draw:style-name="fr1" draw:name="Image279" text:anchor-type="as-char" svg:width="6.9236in" svg:height="6.9236in" draw:z-index="0">
<draw:image xlink:href="../Images/AРМІЯINFORM/2023-07-11T75-00-00-04-00/photo_5289969493608614591_y-150x150.jpg" xlink:type="simple" xlink:show="embed" xlink:actuate="onLoad" draw:mime-type="image/jpeg"/>
</draw:frame>
</text:a>
He noted that then the members of the Alliance would also make important decisions on the more strengthening of restraint and defense(NATO. - Red.)With the help of novelty plans and more troops in a state of increased readiness.</text:p>
      <ul>
        <li>
I also expect that the members of the Alliance will agree on more ambitious defense -investment obligations, where 2% of GDP for defense will be at least. And finally, I am that our Indo-Pacific partners will be present at this summit. This will demonstrate that security is not regional, it is global, and I congratulate partners from Australia, New Zealand, South Korea and Japan, - said NATO Secretary General.</li>
      </ul>
      <text:p text:style-name="P4">
Currently, at this moment, NATO's Press Center in Vilnius continues to attach the leaders of the Alliance to discuss the most important issues. The main thing is, as we can see, of course Ukraine.</text:p>
      <text:p text:style-name="P4">
<text:a xlink:type="simple" xlink:href="https://armyinform.com.ua/wp-content/uploads/2023/07/photo_5289969493608614607_y.jpg" text:style-name="Internet_20_link" text:visited-style-name="Visited_20_Internet_20_Link">
!(Images/AРМІЯINFORM/2023-07-11T75-00-00-04-00/photo_5289969493608614607_y-150x150.jpg)</text:a>
</text:p>
      <text:p text:style-name="P4">
<text:a xlink:type="simple" xlink:href="https://armyinform.com.ua/wp-content/uploads/2023/07/photo_5289969493608614608_y.jpg" text:style-name="Internet_20_link" text:visited-style-name="Visited_20_Internet_20_Link">
<draw:frame draw:style-name="fr1" draw:name="Image280" text:anchor-type="as-char" svg:width="6.9236in" svg:height="6.9236in" draw:z-index="0">
<draw:image xlink:href="../Images/AРМІЯINFORM/2023-07-11T75-00-00-04-00/photo_5289969493608614608_y-150x150.jpg" xlink:type="simple" xlink:show="embed" xlink:actuate="onLoad" draw:mime-type="image/jpeg"/>
</draw:frame>
</text:a>
</text:p>
      <text:p text:style-name="P4">
<text:a xlink:type="simple" xlink:href="https://armyinform.com.ua/wp-content/uploads/2023/07/photo_5289969493608614612_y.jpg" text:style-name="Internet_20_link" text:visited-style-name="Visited_20_Internet_20_Link">
<draw:frame draw:style-name="fr1" draw:name="Image281" text:anchor-type="as-char" svg:width="6.9236in" svg:height="6.9236in" draw:z-index="0">
<draw:image xlink:href="../Images/AРМІЯINFORM/2023-07-11T75-00-00-04-00/photo_5289969493608614612_y-150x150.jpg" xlink:type="simple" xlink:show="embed" xlink:actuate="onLoad" draw:mime-type="image/jpeg"/>
</draw:frame>
</text:a>
</text:p>
      <text:p text:style-name="P4">
<text:span text:style-name="T5">
Photo author</text:span>
</text:p>
      <text:p text:style-name="P4">
News Source: <text:a xlink:type="simple" xlink:href="https://armyinform.com.ua/2023/07/11/yens-stoltenberg-my-skasuyemo-vymogu-vykonannya-pdch-ukrayiny-v-alyansi/" text:style-name="Internet_20_link" text:visited-style-name="Visited_20_Internet_20_Link">
https://armyinform.com.ua/2023/07/11/yens-stoltenberg-my-skasuyemo-vymogu-vykonannya-pdch-ukrayiny-v-alyansi/</text:a>
</text:p>
      <!--NEWS-->
      <text:h text:style-name="P10" text:outline-level="1">
<text:span text:style-name="T4">
Dmitry Lubinets met with the coordinator of the UN system in Ukraine</text:span>
</text:h>
      <text:p text:style-name="P4">
Author: ['АРМІЯINFORM']</text:p>
      <text:p text:style-name="P4">
Time: 2023-07-11T76:00:00-04:00</text:p>
      <text:p text:style-name="P4">
Description: The sovereign of the Supreme for the sake of Ukrainian is the rights of the people Dmitro Lubinets is tortured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2023-07-11_16-42-11.jpg" text:style-name="Internet_20_link" text:visited-style-name="Visited_20_Internet_20_Link">
photo_2023-07-11_16-42-11.jpg</text:a>
']</text:p>
      <text:p text:style-name="P4">
Tags: ['STOPRUSSIA', 'АГРЕСІЯ РФ', 'ВОЄННІ ЗЛОЧИНИ РФ', 'ВТОРГНЕННЯ РФ']</text:p>
      <text:p text:style-name="P4">
Category: News</text:p>
      <!--METADATA-->
      <text:p text:style-name="P4">
<draw:frame draw:style-name="fr1" draw:name="Image282" text:anchor-type="as-char" svg:width="6.9236in" svg:height="5.571334in" draw:z-index="0">
<draw:image xlink:href="../Images/AРМІЯINFORM/2023-07-11T76-00-00-04-00/photo_2023-07-11_16-42-11.jpg" xlink:type="simple" xlink:show="embed" xlink:actuate="onLoad" draw:mime-type="image/jpeg"/>
</draw:frame>
Commissioner of the Verkhovna Rada of Ukraine for Human Rights Dmitry Lubinets <text:a xlink:type="simple" xlink:href="https://t.me/dmytro_lubinetzs/2937" text:style-name="Internet_20_link" text:visited-style-name="Visited_20_Internet_20_Link">
met</text:a>
with the coordinator of the UNV system to Ukraine Deniz Brown.</text:p>
      <text:p text:style-name="P4">
They discussed the fixation of the UN structures of military crimes of the Russian Federation in Ukraine. Crimes against Ukrainian children.</text:p>
      <text:p text:style-name="P4">
We will remind that nowadays are known about 19 474 deported and forcibly displaced by the Russian side. Also, 494 children were killed because of Russian aggression against Ukraine, another 1051 children were injured.</text:p>
      <text:p text:style-name="P4">
Dmitry Lubinets provided Mrs. Deniz Brown information, including a special report "Unaworked. Violation of right -handed children in the temporarily occupied territories of Ukraine and in Russia: deportation, militarization, indoctration. "</text:p>
      <text:p text:style-name="P4">
During the meeting, the parties agreed on further interaction.</text:p>
      <text:p text:style-name="P4">
News Source: <text:a xlink:type="simple" xlink:href="https://armyinform.com.ua/2023/07/11/dmytro-lubinecz-zustrivsya-iz-koordynatorkoyu-systemy-oon-v-ukrayini/" text:style-name="Internet_20_link" text:visited-style-name="Visited_20_Internet_20_Link">
https://armyinform.com.ua/2023/07/11/dmytro-lubinecz-zustrivsya-iz-koordynatorkoyu-systemy-oon-v-ukrayini/</text:a>
</text:p>
      <!--NEWS-->
      <text:h text:style-name="P10" text:outline-level="1">
<text:span text:style-name="T4">
Ukrainian military psychology is focused on primary care - Military Media Center</text:span>
</text:h>
      <text:p text:style-name="P4">
Author: ['АРМІЯINFORM']</text:p>
      <text:p text:style-name="P4">
Time: 2023-07-11T77:00:00-04:00</text:p>
      <text:p text:style-name="P4">
Description: Nalia Melnik, the bosses of Viddil of the operational psychologic Roboti at the Cen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b3926ade-c1a2-4e19-a4e2-690c7d4c7e21.jpg" text:style-name="Internet_20_link" text:visited-style-name="Visited_20_Internet_20_Link">
b3926ade-c1a2-4e19-a4e2-690c7d4c7e21.jpg</text:a>
']</text:p>
      <text:p text:style-name="P4">
Tags: ['MILITARY MEDIA CENTER', 'STOPRUSSIA', 'АГРЕСІЯ РФ', 'ВІЙНА', 'ВТОРГНЕННЯ РФ']</text:p>
      <text:p text:style-name="P4">
Category: News</text:p>
      <!--METADATA-->
      <text:p text:style-name="P4">
<draw:frame draw:style-name="fr1" draw:name="Image283" text:anchor-type="as-char" svg:width="6.9236in" svg:height="4.615733in" draw:z-index="0">
<draw:image xlink:href="../Images/AРМІЯINFORM/2023-07-11T77-00-00-04-00/b3926ade-c1a2-4e19-a4e2-690c7d4c7e21.jpg" xlink:type="simple" xlink:show="embed" xlink:actuate="onLoad" draw:mime-type="image/jpeg"/>
</draw:frame>
Natalia Melnyk, Head of the Department of Operational Psychological Work of the Internal Center of Moral and Psychological Support of the Armed Forces, said that the character of the military psychologist in the Ukrainian army is different from the practitioners of other countries, [reports] <text:a xlink:type="simple" xlink:href="https://t.me/militarymediacenter/2492" text:style-name="Internet_20_link" text:visited-style-name="Visited_20_Internet_20_Link">
reports</text:a>
Military Media Center.</text:p>
      <text:p text:style-name="P4">
"We are more focused on crisis psychology, on providing primary psychological assistance."</text:p>
      <text:p text:style-name="P4">
Natalia Melnyk explained this by a large number of military people who are involved in the fighting.</text:p>
      <text:p text:style-name="P4">
"We have a very high load, including psychological, Najuga servants."</text:p>
      <text:p text:style-name="P4">
According to Natalia Melnyk, with the help of the Rivne Rivne program, military personnel learn to assist each other directly with the dispositions.</text:p>
      <text:p text:style-name="P4">
In addition, if the military has suffered a mental trauma, the sooner and qualitative it will be provided psychological assistance, the less the traumatization of such a military and the sooner it will be able to return to the system.</text:p>
      <text:p text:style-name="P4">
Round table "Psychological support for warriors in hostilities: how to warn the moral spirit and overcome combat stress" organized with the support of the Oxygen Congress of Ukrainians.</text:p>
      <text:p text:style-name="P4">
News Source: <text:a xlink:type="simple" xlink:href="https://armyinform.com.ua/2023/07/11/ukrayinska-vijskova-psyhologiya-sfokusovana-na-nadanni-pervynnoyi-dopomogy-military-media-center/" text:style-name="Internet_20_link" text:visited-style-name="Visited_20_Internet_20_Link">
https://armyinform.com.ua/2023/07/11/ukrayinska-vijskova-psyhologiya-sfokusovana-na-nadanni-pervynnoyi-dopomogy-military-media-center/</text:a>
</text:p>
      <!--NEWS-->
      <text:h text:style-name="P10" text:outline-level="1">
<text:span text:style-name="T4">
Denis Shmigal about NATO Summit: We expect historical decisions</text:span>
</text:h>
      <text:p text:style-name="P4">
Author: ['АРМІЯINFORM']</text:p>
      <text:p text:style-name="P4">
Time: 2023-07-11T78:00:00-04:00</text:p>
      <text:p text:style-name="P4">
Description: PID Hour Samit NATO at VILNYUSYAKA OKAKHAKO INTORICH RISHENNYA, Scho to be clos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shmygal.jpeg" text:style-name="Internet_20_link" text:visited-style-name="Visited_20_Internet_20_Link">
shmygal.jpeg</text:a>
']</text:p>
      <text:p text:style-name="P4">
Tags: ['STOPRUSSIA', 'АГРЕСІЯ РФ', 'ВТОРГНЕННЯ РФ', 'ДЕНИС ШМИГАЛЬ']</text:p>
      <text:p text:style-name="P4">
Category: News</text:p>
      <!--METADATA-->
      <text:p text:style-name="P4">
<draw:frame draw:style-name="fr1" draw:name="Image284" text:anchor-type="as-char" svg:width="6.9236in" svg:height="4.615733in" draw:z-index="0">
<draw:image xlink:href="../Images/AРМІЯINFORM/2023-07-11T78-00-00-04-00/shmygal.jpeg" xlink:type="simple" xlink:show="embed" xlink:actuate="onLoad" draw:mime-type="image/jpeg"/>
</draw:frame>
Prime Minister of Ukraine Denis Shmigal</text:p>
      <text:p text:style-name="P4">
During the NATO summit in Vilnius, Ukraine awaits historical decisions, which is applied to the Alliance membership in the Alliance</text:p>
      <text:p text:style-name="P4">
This was reported by Prime Minister of Ukraine Denis Shmigal in <text:a xlink:type="simple" xlink:href="https://t.me/Denys_Smyhal/5595" text:style-name="Internet_20_link" text:visited-style-name="Visited_20_Internet_20_Link">
Telegram</text:a>
.</text:p>
      <text:p text:style-name="P4">
«Сьогодні у Вільнюсі стартував саміт НАТО. Очікуємо на історичні рішення, щонаблизять нашу країну до членства в Альянсі», — наголосив прем’єр.</text:p>
      <text:p text:style-name="P4">
За його словами, Україна є невід’ємним елементом світової архітектури безпеки.</text:p>
      <text:p text:style-name="P4">
«Зараз ми на передовій боротьби за цінності, навколо яких створювався Альянс.Тому наша країна так само потрібна НАТО, як і НАТО потрібне нашій країні», —додав він.</text:p>
      <text:p text:style-name="P4">
Денис Шмигаль підкреслив, що вступ до НАТО — це один із геополітичнихпріоритетів України. Однак нагадав, що для країни також важлива практичнапідтримка, яку надає НАТО та країни-члени Альянсу.</text:p>
      <text:p text:style-name="P4">
«Ця допомога робить наші Сили оборони сильнішими, допомагає звільняти нашітериторії. Дякуємо за це. Розраховуємо, що така підтримка буде ще більшпослідовною та систематичною», — підсумував Прем’єр-міністр.</text:p>
      <text:p text:style-name="P4">
News Source: <text:a xlink:type="simple" xlink:href="https://armyinform.com.ua/2023/07/11/denys-shmygal-pro-samit-nato-ochikuyemo-na-istorychni-rishennya/" text:style-name="Internet_20_link" text:visited-style-name="Visited_20_Internet_20_Link">
https://armyinform.com.ua/2023/07/11/denys-shmygal-pro-samit-nato-ochikuyemo-na-istorychni-rishennya/</text:a>
</text:p>
      <!--NEWS-->
      <text:h text:style-name="P10" text:outline-level="1">
<text:span text:style-name="T4">
Energoatom was insured by all four Ukrainian NPPs in case of nuclear incident</text:span>
</text:h>
      <text:p text:style-name="P4">
Author: ['АРМІЯINFORM']</text:p>
      <text:p text:style-name="P4">
Time: 2023-07-11T79:00:00-04:00</text:p>
      <text:p text:style-name="P4">
Description: The Chervni 2023 Roku operator of the Ukrainian atomic Elektrostaniye Nak “Energiat” has a wa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zaes-2.jpg" text:style-name="Internet_20_link" text:visited-style-name="Visited_20_Internet_20_Link">
zaes-2.jpg</text:a>
']</text:p>
      <text:p text:style-name="P4">
Tags: ['STOPRUSSIA', 'ВТОРГНЕННЯ РФ', 'ЕНЕРГОАТОМ', 'ЗАПОРІЗЬКА АЕС', 'СТРАХУВАННЯ']</text:p>
      <text:p text:style-name="P4">
Category: News</text:p>
      <!--METADATA-->
      <text:p text:style-name="P4">
<draw:frame draw:style-name="fr1" draw:name="Image285" text:anchor-type="as-char" svg:width="6.9236in" svg:height="3.894525in" draw:z-index="0">
<draw:image xlink:href="../Images/AРМІЯINFORM/2023-07-11T79-00-00-04-00/zaes-2.jpg" xlink:type="simple" xlink:show="embed" xlink:actuate="onLoad" draw:mime-type="image/jpeg"/>
</draw:frame>
In June 2023, the operator of Ukrainian nuclear power plants NNEGC "Energoatom" concluded an insurance contract for more than UAH 5 billion on damage to the nuclear incident at all four NPPs of Ukraine.</text:p>
      <text:p text:style-name="P4">
About it <text:a xlink:type="simple" xlink:href="https://t.me/energoatom_ua/13907" text:style-name="Internet_20_link" text:visited-style-name="Visited_20_Internet_20_Link">
reported</text:a>
Energoatom press service.</text:p>
      <text:p text:style-name="P4">
“The relevant agreement, in particular, states that the insurance coverage of the NPP is provided with a delaying condition after the dismissal of the departure station, since it is not controlled by Ukraine and the only legitimate moderator - SE" NAEK "Energoatom". "Energoatom" does not control the actions of the invaders meters the reactorial installations in accordance with the requirements of Ukrainian nuclear legislation, and therefore cannot be responsible for all nuclear risks that may arise on the occupied ZPP, " - the news is said.</text:p>
      <text:p text:style-name="P4">
For all other domestic nuclear power plants operating in Ukraine, nuclear damage insurance, which can be been caused by a nuclear incident, operates fully. Similar exceptions to the military causes of nuclear incidents operated in previous insurance agreements and is a standard world practice.</text:p>
      <text:p text:style-name="P4">
“The company emphasizes that all the requirements of national and international law on civil liability insurance for the inflicted nuclear damage and does everything possible to prevent the occurrence of the insured event of the armed aggression of the Russian Federation against Ukraine and the capture of the most nuclear power plant in Europe. According to normal legislation, they are not subject to mandatory compensation for the incidence of nuclear damage as a result of nuclear incident, which is caused, in particular, by hostilities, armed conflicts, civil war, uprisings, political or civic unrest.</text:p>
      <text:p text:style-name="P4">
News Source: <text:a xlink:type="simple" xlink:href="https://armyinform.com.ua/2023/07/11/energoatom-zastrahuvav-usi-chotyry-ukrayinski-aes-na-vypadok-yadernogo-inczydentu/" text:style-name="Internet_20_link" text:visited-style-name="Visited_20_Internet_20_Link">
https://armyinform.com.ua/2023/07/11/energoatom-zastrahuvav-usi-chotyry-ukrayinski-aes-na-vypadok-yadernogo-inczydentu/</text:a>
</text:p>
      <!--NEWS-->
      <text:h text:style-name="P10" text:outline-level="1">
<text:span text:style-name="T4">
In the Tavriysk direction, the Russians lost almost two mouths and 14 pieces of equipment a day</text:span>
</text:h>
      <text:p text:style-name="P4">
Authors: Ukrinform (Person)</text:p>
      <text:p text:style-name="P4">
Publisher: Укринформ (Organization)</text:p>
      <text:p text:style-name="P4">
Published Time: 2023-07-11T7:14:00+03:00</text:p>
      <text:p text:style-name="P4">
Modified Time: 2023-07-11T22:14:00+03:00</text:p>
      <text:p text:style-name="P4">
Description: In the Tavriysk direction in the last day, Russian invaders lost almost two company and 14 pieces of equipment killed and wounded. - Ukrinform.</text:p>
      <text:p text:style-name="P4">
Images: ['<text:a xlink:type="simple" xlink:href="https://static.ukrinform.com/photos/2022_06/thumb_files/630_360_1655303738-169.jpg" text:style-name="Internet_20_link" text:visited-style-name="Visited_20_Internet_20_Link">
630_360_16553...</text:a>
']</text:p>
      <text:p text:style-name="P4">
Tags: ['ЗСУ', 'Агресія РФ', 'Війна з Росією', 'Контрнаступ']</text:p>
      <text:p text:style-name="P4">
Type: Article</text:p>
      <!--METADATA-->
      <text:p text:style-name="P4">
<draw:frame draw:style-name="fr1" draw:name="Image286" text:anchor-type="as-char" svg:width="6.9236in" svg:height="3.956343in" draw:z-index="0">
<draw:image xlink:href="../Images/yкринформ/2023-07-11T7-14-00-03-00/630_360_1655303738-169.jpg" xlink:type="simple" xlink:show="embed" xlink:actuate="onLoad" draw:mime-type="image/jpeg"/>
</draw:frame>
In the last day, the Natavrian direction has lost almost two mouths and 14 pieces of equipment killed.</text:p>
      <text:p text:style-name="P4">
According to Ukrinform, the commander of the operational-strategic group "Tavriya" General Alexander Tarnavsky reported in <text:a xlink:type="simple" xlink:href="https://t.me/Sumy_news_ODA/17709" text:style-name="Internet_20_link" text:visited-style-name="Visited_20_Internet_20_Link">
telegram</text:a>
.</text:p>
      <text:p text:style-name="P4">
"Fighting continues in the Tavriya direction. Over the past 24 hours, the enemy has died of our positions and made 668 shelling. The artillery units of the Tavriyskaya direction were performed 1418 fire tasks during the day.</text:p>
      <text:p text:style-name="P4">
<text:span text:style-name="T5">
!(https://www.ukrinform.ua/rubric-ato/3734352-na-tavrijskomu-napramku-za-dobu-zdalasa-u-polon-rekordna-kilkist-vijskovih-rf.html)</text:span>
*</text:p>
      <text:p text:style-name="P4">
14 units of military equipment of the Russians were destroyed. In particular, 6 BBM, MTLB, howitzer2s19 "MSTU-S", howitzer 2A65 "MSTA-B", gun 2A36 "Hyacint-B" and outlet.</text:p>
      <text:p text:style-name="P4">
Seven enemy ammunition warehouses were also destroyed.</text:p>
      <text:p text:style-name="P4">
<text:span text:style-name="T4">
 Read also: </text:span>
 <text:span text:style-name="T4">
 <text:a xlink:type="simple" xlink:href="https://www.ukrinform.ua/rubric-regions/3734238-v-okupovanij-novooleksiivci-na-hersonsini-znisili-sklad-rosijskih-boepripasiv.html" text:style-name="Internet_20_link" text:visited-style-name="Visited_20_Internet_20_Link">
in the occupied Novooleksiyivka in Kherson region destroyed the Army ammunition</text:a>
</text:span>
</text:p>
      <text:p text:style-name="P4">
As reported by Ukrinform, heavy battles continue on Kupyansk, Lyman, Bakhmut, Avdiiv and Mariinsky, and 17 combat clashes have been won during the day.</text:p>
      <text:p text:style-name="P4">
News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A small UAV can destroy a tank for one and a half million dollars</text:span>
</text:h>
      <text:p text:style-name="P4">
Author: ['АРМІЯINFORM']</text:p>
      <text:p text:style-name="P4">
Time: 2023-07-11T80:00:00-04:00</text:p>
      <text:p text:style-name="P4">
Description: Piloti PIDRODILOL BPLS 47-ї Remano-me-mechanized brigades "Maґura" prazuy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 'БПЛА', 'ВАЛЕРІЙ ЗАЛУЖНИЙ', 'ВІЙНА', 'ВТОРГНЕННЯ РФ']</text:p>
      <text:p text:style-name="P4">
Category: News</text:p>
      <!--METADATA-->
      <text:p text:style-name="P4">
The pilots of the UAV unit of the 47th Separate Mechanized Brigade "Magura" work in the morning and night, help the infantry to perform the tasks set, causing losses of live power and enemy technique. About this the commander -in -chief Valery Zaluzhny <text:a xlink:type="simple" xlink:href="https://fb.watch/lJdamB3Kz7/" text:style-name="Internet_20_link" text:visited-style-name="Visited_20_Internet_20_Link">
reported</text:a>
on your Facebook page.</text:p>
      <text:p text:style-name="P4">
“Behind the shock drones is the future. A small UAV can destroy the tank for one and a half -square dollars. We think the result is worth it, ”the pilots are convinced.</text:p>
      <text:p text:style-name="P4">
News Source: <text:a xlink:type="simple" xlink:href="https://armyinform.com.ua/2023/07/11/nevelykyj-bpla-mozhe-znyshhyty-tank-za-pivtora-miljona-dolariv-valerij-zaluzhnyj/" text:style-name="Internet_20_link" text:visited-style-name="Visited_20_Internet_20_Link">
https://armyinform.com.ua/2023/07/11/nevelykyj-bpla-mozhe-znyshhyty-tank-za-pivtora-miljona-dolariv-valerij-zaluzhnyj/</text:a>
</text:p>
      <!--NEWS-->
      <text:h text:style-name="P10" text:outline-level="1">
<text:span text:style-name="T4">
On one of the areas of the front, the Russians tighten reserves as a result of the pressure of our shock units - Valery Shershen</text:span>
</text:h>
      <text:p text:style-name="P4">
Author: ['Ігор Березинський']</text:p>
      <text:p text:style-name="P4">
Time: 2023-07-11T81:00:00-04:00</text:p>
      <text:p text:style-name="P4">
Description: - For Permanu Doba on the Tavriyskoye, the nature of the fighting is not snaking. The defense of defens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ВТОРГНЕННЯ РФ', 'ТАВРІЙСЬКИЙ НАПРЯМОК']</text:p>
      <text:p text:style-name="P4">
Category: News</text:p>
      <!--METADATA-->
      <text:p text:style-name="P4">
<draw:frame draw:style-name="fr1" draw:name="Image287" text:anchor-type="as-char" svg:width="6.9236in" svg:height="4.615733in" draw:z-index="0">
<draw:image xlink:href="../Images/AРМІЯINFORM/2023-07-11T81-00-00-04-00/valerij-shershen.jpg" xlink:type="simple" xlink:show="embed" xlink:actuate="onLoad" draw:mime-type="image/jpeg"/>
</draw:frame>
- Over the past 24 hours, the nature of the fighting has not changed in the Tavriysk direction. The defense in the area of responsibility was carried out both offensive actions and effectively in defense. The enemy focuses on the basic efforts to prevent our units in Melitopol and Berdyansk. In one of the areas of the front, the Russians should tighten reserves as a result of pressing shock units. The enemy has already attracted detachments from the composition of battalions "Akhmat", "Vostok", at the same time, the Storm units are also selectively used. Our units continue to be fixed on the reached boundaries, and at the same time the dminination Defense of the Tavriya Direction of Hornets.</text:p>
      <text:p text:style-name="P4">
According to the officer, despite the significant losses of the enemy, the storms of the Russian-occupation troops in the Marinsk and Avdiivsky directions continue. However, our military gave a decent repel and do not lose positions.</text:p>
      <text:p text:style-name="P4">
-Last day, there were 15 combat clashes, most in the area of the Misarinka, 19 people were captured and this indicates the low moral and psychological state of the enemy,-added Valery Shershn.</text:p>
      <text:p text:style-name="P4">
News Source: <text:a xlink:type="simple" xlink:href="https://armyinform.com.ua/2023/07/11/na-odnij-z-dilyanok-frontu-rosiyany-pidtyaguyut-rezervy-v-rezultati-natysku-nashyh-udarnyh-pidrozdiliv-valerij-shershen/" text:style-name="Internet_20_link" text:visited-style-name="Visited_20_Internet_20_Link">
https://armyinform.com.ua/2023/07/11/na-odnij-z-dilyanok-frontu-rosiyany-pidtyaguyut-rezervy-v-rezultati-natysku-nashyh-udarnyh-pidrozdiliv-valerij-shershen/</text:a>
</text:p>
      <!--NEWS-->
      <text:h text:style-name="P10" text:outline-level="1">
<text:span text:style-name="T4">
Ukraine has formed a coalition to prepare pilots on F-16-Alexei Reznikov</text:span>
</text:h>
      <text:p text:style-name="P4">
Author: ['АРМІЯINFORM']</text:p>
      <text:p text:style-name="P4">
Time: 2023-07-11T82:00:00-04:00</text:p>
      <text:p text:style-name="P4">
Description: Ukrainian formed Coalitzi Z 11 Partnit Partnit for Pirotovka Pilotiv on Vinishchychi ... War with Ukraine 2022, War with Ukraine Latest News Today, News War with Ukraine 2022 The last ones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f-16-fighting-falcon-scaled.jpg" text:style-name="Internet_20_link" text:visited-style-name="Visited_20_Internet_20_Link">
f-16-fighting-falcon-scaled.jpg</text:a>
']</text:p>
      <text:p text:style-name="P4">
Tags: ['F-16', 'STOPRUSSIA', 'АГРЕСІЯ РФ', 'ВТОРГНЕННЯ РФ', 'ОЛЕКСІЙ РЕЗНІКОВ', 'ОФІЦІЙНО']</text:p>
      <text:p text:style-name="P4">
Category: News</text:p>
      <!--METADATA-->
      <text:p text:style-name="P4">
<draw:frame draw:style-name="fr1" draw:name="Image288" text:anchor-type="as-char" svg:width="6.9236in" svg:height="5.53888in" draw:z-index="0">
<draw:image xlink:href="../Images/AРМІЯINFORM/2023-07-11T82-00-00-04-00/f-16-fighting-falcon-scaled.jpg" xlink:type="simple" xlink:show="embed" xlink:actuate="onLoad" draw:mime-type="image/jpeg"/>
</draw:frame>
F-16 Fighting Falcon. Illustrative photo</text:p>
      <text:p text:style-name="P4">
Ukraine has formed a coalition of 11 partner states for the preparation of pilots F-16.</text:p>
      <text:p text:style-name="P4">
About it <text:a xlink:type="simple" xlink:href="https://twitter.com/oleksiireznikov/status/1678783312137953282" text:style-name="Internet_20_link" text:visited-style-name="Visited_20_Internet_20_Link">
reported</text:a>
Minister of Defense of Ukraine Alexei Reznikov.</text:p>
      <text:p text:style-name="P4">
The coalition includes: Denmark, Netherlands, Belgium, Canada, Luxembourg, Norway, Poland, Portugal, Romania, Britain and Sweden.</text:p>
      <text:p text:style-name="P4">
The memorandum implies that Ukrainian pilots, technicians and auxiliary personnel will participate in the curriculum, and it is possible to include other types of fighters.</text:p>
      <text:p text:style-name="P4">
News Source: <text:a xlink:type="simple" xlink:href="https://armyinform.com.ua/2023/07/11/ukrayina-sformuvala-koalicziyu-dlya-pidgotovky-pilotiv-na-f-16-oleksij-reznikov/" text:style-name="Internet_20_link" text:visited-style-name="Visited_20_Internet_20_Link">
https://armyinform.com.ua/2023/07/11/ukrayina-sformuvala-koalicziyu-dlya-pidgotovky-pilotiv-na-f-16-oleksij-reznikov/</text:a>
</text:p>
      <!--NEWS-->
      <text:h text:style-name="P10" text:outline-level="1">
<text:span text:style-name="T4">
Tried to disrupt the counter -offensive under Bakhmut: Kramatorsk resident can spend 15 years behind bars</text:span>
</text:h>
      <text:p text:style-name="P4">
Author: ['АРМІЯINFORM']</text:p>
      <text:p text:style-name="P4">
Time: 2023-07-11T83:00:00-04:00</text:p>
      <text:p text:style-name="P4">
Description: She focused on the Shchelnoye of the PID PID Hour of the counter -persons of the Zaprrostovik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22263.jpg" text:style-name="Internet_20_link" text:visited-style-name="Visited_20_Internet_20_Link">
222263.jpg</text:a>
']</text:p>
      <text:p text:style-name="P4">
Tags: ['STOPRUSSIA', 'АГРЕСІЯ РФ', 'ВТОРГНЕННЯ РФ', 'КОЛАБОРАНТ', 'СБУ']</text:p>
      <text:p text:style-name="P4">
Category: News</text:p>
      <!--METADATA-->
      <text:p text:style-name="P4">
<draw:frame draw:style-name="fr1" draw:name="Image289" text:anchor-type="as-char" svg:width="6.9236in" svg:height="4.587783in" draw:z-index="0">
<draw:image xlink:href="../Images/AРМІЯINFORM/2023-07-11T83-00-00-04-00/222263.jpg" xlink:type="simple" xlink:show="embed" xlink:actuate="onLoad" draw:mime-type="image/jpeg"/>
</draw:frame>
She detained another enemy associate during contradictory measures of the primeral regions of Donetsk region. The attacker was a 48-year-old resident of Kramatorsk, who, on his own initiative, offered the invaders his assistance to the war against Ukraine.</text:p>
      <text:p text:style-name="P4">
About this <text:a xlink:type="simple" xlink:href="https://ssu.gov.ua/novyny/sbu-zatrymala-rosiiskoho-informatora-yakyi-khotiv-zirvaty-ukrainskyi-kontrnastup-pid-bakhmutom" text:style-name="Internet_20_link" text:visited-style-name="Visited_20_Internet_20_Link">
informs</text:a>
SBU.</text:p>
      <text:p text:style-name="P4">
The attacker gathered for the Russian invaders information about the places of temporary disadvantage and movement of units of defense forces to Kramatorsk. First of all, he tried to track the routes of the Ukrainian armored vehicles, which was amazed at the Counter -Admiral Operations of the Armed Forces on the Eastern Front, in particular Podbakhmut.</text:p>
      <text:p text:style-name="P4">
The SBU staff detained the Russian informant while performing the assignment. To collect the intelligence, the persons involved two more inhabitants of the place, who were hidden in the locations of Ukrainian defenders as reversal citizens.</text:p>
      <text:p text:style-name="P4">
Based on the evidence obtained, investigators of the Security Service informed the detainee profunds in providing an armed formation of the aggressor state of assistance in conducting the actions against the Armed Forces of Ukraine and other military formations.</text:p>
      <text:p text:style-name="P4">
He is now in custody. Investigation is ongoing to bring the reference of all participants in the crime. The attackers are threatened with up to 15 years in prison.</text:p>
      <text:p text:style-name="P4">
News Source: <text:a xlink:type="simple" xlink:href="https://armyinform.com.ua/2023/07/11/namagavsya-zirvaty-kontrnastup-pid-bahmutom-zhytel-kramatorska-mozhe-provesty-15-rokiv-za-gratamy/" text:style-name="Internet_20_link" text:visited-style-name="Visited_20_Internet_20_Link">
https://armyinform.com.ua/2023/07/11/namagavsya-zirvaty-kontrnastup-pid-bahmutom-zhytel-kramatorska-mozhe-provesty-15-rokiv-za-gratamy/</text:a>
</text:p>
      <!--NEWS-->
      <text:h text:style-name="P10" text:outline-level="1">
<text:span text:style-name="T4">
The Cabinet of Ministers has approved the project of the Law of Ukraine on the development of adaptive sports</text:span>
</text:h>
      <text:p text:style-name="P4">
Author: ['АРМІЯINFORM']</text:p>
      <text:p text:style-name="P4">
Time: 2023-07-11T84:00:00-04:00</text:p>
      <text:p text:style-name="P4">
Description: 11 Lipnya 2023 Rock on the Vikanni Uryod as part of Vikonnnye Plan of Zakhodiv for 2023-2024 Rocks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1/06/kabmin.jpg" text:style-name="Internet_20_link" text:visited-style-name="Visited_20_Internet_20_Link">
kabmin.jpg</text:a>
']</text:p>
      <text:p text:style-name="P4">
Tags: ['STOPRUSSIA', 'АГРЕСІЯ РФ', 'АДАПТИВНИЙ СПОРТ', 'ВТОРГНЕННЯ РФ', 'КАБІНЕТ МІНІСТРІВ УКРАЇНИ']</text:p>
      <text:p text:style-name="P4">
Category: News</text:p>
      <!--METADATA-->
      <text:p text:style-name="P4">
<draw:frame draw:style-name="fr1" draw:name="Image290" text:anchor-type="as-char" svg:width="6.9236in" svg:height="4.269553in" draw:z-index="0">
<draw:image xlink:href="../Images/AРМІЯINFORM/2023-07-11T84-00-00-04-00/kabmin.jpg" xlink:type="simple" xlink:show="embed" xlink:actuate="onLoad" draw:mime-type="image/jpeg"/>
</draw:frame>
On July 11, 2023, at a meeting of the Government in the framework of the plan of events at 2023-2024 on the implementation of a national strategy for the creation of a barrier space in Ukraine for the period up to 2030, the draft Law of Ukraine “Drawing on Amendments to the Law of Ukraine“ On Physical Culture and Sport ”on Adaptive Sports. " About it reports <text:a xlink:type="simple" xlink:href="https://www.kmu.gov.ua/news/kabinetom-ministriv-skhvaleno-proekt-zakonu-ukrainy-shchodo-rozvytku-adaptyvnoho-sportu" text:style-name="Internet_20_link" text:visited-style-name="Visited_20_Internet_20_Link">
government portal</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News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Litpoluskrbrig conducted a workout in Lithuania</text:span>
</text:h>
      <text:p text:style-name="P4">
Author: ['АРМІЯINFORM']</text:p>
      <text:p text:style-name="P4">
Time: 2023-07-11T85:00:00-04:00</text:p>
      <text:p text:style-name="P4">
Description: Lithuanian-Polso-Ukrainian Brigade of the Imeni Great Getman Kosteman Ostroz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lytpolukrbryg03.jpg" text:style-name="Internet_20_link" text:visited-style-name="Visited_20_Internet_20_Link">
lytpolukrbryg03.jpg</text:a>
', '<text:a xlink:type="simple" xlink:href="https://armyinform.com.ua/wp-content/uploads/2023/07/lytpolukrbryg02-150x150.jpg" text:style-name="Internet_20_link" text:visited-style-name="Visited_20_Internet_20_Link">
lytpolukrbryg02-150x150.jpg</text:a>
', '<text:a xlink:type="simple" xlink:href="https://armyinform.com.ua/wp-content/uploads/2023/07/lytpolukrbryg01-150x150.jpg" text:style-name="Internet_20_link" text:visited-style-name="Visited_20_Internet_20_Link">
lytpolukrbryg01-150x150.jpg</text:a>
', '<text:a xlink:type="simple" xlink:href="https://armyinform.com.ua/wp-content/uploads/2023/07/lytpolukrbryg-150x150.jpg" text:style-name="Internet_20_link" text:visited-style-name="Visited_20_Internet_20_Link">
lytpolukrbryg-150x150.jpg</text:a>
']</text:p>
      <text:p text:style-name="P4">
Tags: ['STOPRUSSIA', 'ВТОРГНЕННЯ РФ', 'ЛИТПОЛУКРБРИГ', 'НАВЧАННЯ ТА ТРЕНУВАННЯ']</text:p>
      <text:p text:style-name="P4">
Category: News</text:p>
      <!--METADATA-->
      <text:p text:style-name="P4">
<draw:frame draw:style-name="fr1" draw:name="Image291" text:anchor-type="as-char" svg:width="6.9236in" svg:height="3.894525in" draw:z-index="0">
<draw:image xlink:href="../Images/AРМІЯINFORM/2023-07-11T85-00-00-04-00/lytpolukrbryg03.jpg" xlink:type="simple" xlink:show="embed" xlink:actuate="onLoad" draw:mime-type="image/jpeg"/>
</draw:frame>
The Lithuanian-Polish-Ukrainian Brigade named after the Great Hetman Konstantinin Ostrozhsky performed a practical part of summer training during a combat trip to Lithuania.</text:p>
      <text:p text:style-name="P4">
This is stated in <text:a xlink:type="simple" xlink:href="https://www.facebook.com/mnbhq/posts/pfbid02MsmzhWzB67FVpAcKQteXqhjzp1Mf3KXzCw9iFAu3b56Lyy3imrnVhnQfcJoYQuExl" text:style-name="Internet_20_link" text:visited-style-name="Visited_20_Internet_20_Link">
message</text:a>
brigades.</text:p>
      <text:p text:style-name="P4">
The staff conducted a map reading and restored the orientation area analysis skills.</text:p>
      <text:p text:style-name="P4">
<text:a xlink:type="simple" xlink:href="https://armyinform.com.ua/wp-content/uploads/2023/07/lytpolukrbryg02.jpg" text:style-name="Internet_20_link" text:visited-style-name="Visited_20_Internet_20_Link">
!(Images/AРМІЯINFORM/2023-07-11T85-00-00-04-00/lytpolukrbryg02-150x150.jpg)</text:a>
</text:p>
      <text:p text:style-name="P4">
<text:a xlink:type="simple" xlink:href="https://armyinform.com.ua/wp-content/uploads/2023/07/lytpolukrbryg01.jpg" text:style-name="Internet_20_link" text:visited-style-name="Visited_20_Internet_20_Link">
<draw:frame draw:style-name="fr1" draw:name="Image292" text:anchor-type="as-char" svg:width="6.9236in" svg:height="6.9236in" draw:z-index="0">
<draw:image xlink:href="../Images/AРМІЯINFORM/2023-07-11T85-00-00-04-00/lytpolukrbryg01-150x150.jpg" xlink:type="simple" xlink:show="embed" xlink:actuate="onLoad" draw:mime-type="image/jpeg"/>
</draw:frame>
</text:a>
</text:p>
      <text:p text:style-name="P4">
<text:a xlink:type="simple" xlink:href="https://armyinform.com.ua/wp-content/uploads/2023/07/lytpolukrbryg.jpg" text:style-name="Internet_20_link" text:visited-style-name="Visited_20_Internet_20_Link">
<draw:frame draw:style-name="fr1" draw:name="Image293" text:anchor-type="as-char" svg:width="6.9236in" svg:height="6.9236in" draw:z-index="0">
<draw:image xlink:href="../Images/AРМІЯINFORM/2023-07-11T85-00-00-04-00/lytpolukrbryg-150x150.jpg" xlink:type="simple" xlink:show="embed" xlink:actuate="onLoad" draw:mime-type="image/jpeg"/>
</draw:frame>
</text:a>
"During the summer training, we visited the historical Suvoalsky corridor of the tactical significance of the terrain from Lithuanian and Polish point of view," Litlpoluskrbrig "Lithuanian.</text:p>
      <text:p text:style-name="P4">
As part of a combat training trip, Lithuanian Soldiers visited the Lithuanian Aviation Base of the PS in Syulyai, where they learned the details of the NATO mission from the Baltic Starth.</text:p>
      <text:p text:style-name="P4">
Recall that the Lithuanian-Polish-Ukrainian brigade, contrary to the war, has adapted and continues <text:a xlink:type="simple" xlink:href="https://armyinform.com.ua/2023/06/20/lytpolukrbryg-prodovzhuye-pidgotovku-ukrayinskyh-voyiniv-za-standartamy-nato-minoborony-lytvy/" text:style-name="Internet_20_link" text:visited-style-name="Visited_20_Internet_20_Link">
training</text:a>
NATO defense units by NATO standards.</text:p>
      <text:p text:style-name="P4">
News Source: <text:a xlink:type="simple" xlink:href="https://armyinform.com.ua/2023/07/11/lytpolukrbryg-provela-trenuvannya-u-lytvi/" text:style-name="Internet_20_link" text:visited-style-name="Visited_20_Internet_20_Link">
https://armyinform.com.ua/2023/07/11/lytpolukrbryg-provela-trenuvannya-u-lytvi/</text:a>
</text:p>
      <!--NEWS-->
      <text:h text:style-name="P10" text:outline-level="1">
<text:span text:style-name="T4">
Alexei Reznikov in Vilnius signed a defense agreement with France</text:span>
</text:h>
      <text:p text:style-name="P4">
Author: ['АРМІЯINFORM']</text:p>
      <text:p text:style-name="P4">
Time: 2023-07-11T86:00:00-04:00</text:p>
      <text:p text:style-name="P4">
Description: Mainstr Defense of Ukraine Oleksiy Reznikov, saying about the Pidpriseannya to the defens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znimok-ekrana-26.jpg" text:style-name="Internet_20_link" text:visited-style-name="Visited_20_Internet_20_Link">
znimok-ekrana-26.jpg</text:a>
']</text:p>
      <text:p text:style-name="P4">
Tags: ['STOPRUSSIA', 'АГРЕСІЯ РФ', 'ВТОРГНЕННЯ РФ', 'ОЛЕКСІЙ РЕЗНІКОВ', 'ОФІЦІЙНО']</text:p>
      <text:p text:style-name="P4">
Category: News</text:p>
      <!--METADATA-->
      <text:p text:style-name="P4">
<draw:frame draw:style-name="fr1" draw:name="Image294" text:anchor-type="as-char" svg:width="6.9236in" svg:height="4.6792in" draw:z-index="0">
<draw:image xlink:href="../Images/AРМІЯINFORM/2023-07-11T86-00-00-04-00/znimok-ekrana-26.jpg" xlink:type="simple" xlink:show="embed" xlink:actuate="onLoad" draw:mime-type="image/jpeg"/>
</draw:frame>
The Minister of Defense of Ukraine Oleksiy Reznikov announced the signing of the agreement by the French Department.</text:p>
      <text:p text:style-name="P4">
"Today in Vilnius, we have signed an agreement between the Ministries of Defense of Ukraine Taministerism of France's defense," Alexei Reznikov wrote in <text:a xlink:type="simple" xlink:href="https://twitter.com/oleksiireznikov/status/1678767922511228928" text:style-name="Internet_20_link" text:visited-style-name="Visited_20_Internet_20_Link">
Twitter</text:a>
.</text:p>
      <text:p text:style-name="P4">
<text:span text:style-name="T4">
За його словами, угода передбачає:</text:span>
</text:p>
      <ul>
        <li>
збільшення військової допомоги Україні на 170 млн євро;  * спрощення процесу закупівлі та постачання зброї до України;  * створення основи для спільного виробництва запчастин та обслуговування іноземного озброєння та техніки.</li>
      </ul>
      <text:p text:style-name="P4">
News Source: <text:a xlink:type="simple" xlink:href="https://armyinform.com.ua/2023/07/11/oleksij-reznikov-u-vilnyusi-pidpysav-oboronnu-ugodu-z-francziyeyu/" text:style-name="Internet_20_link" text:visited-style-name="Visited_20_Internet_20_Link">
https://armyinform.com.ua/2023/07/11/oleksij-reznikov-u-vilnyusi-pidpysav-oboronnu-ugodu-z-francziyeyu/</text:a>
</text:p>
      <!--NEWS-->
      <text:h text:style-name="P10" text:outline-level="1">
<text:span text:style-name="T4">
Lithuanian Army and Franco-German Brigade Blauen Express conducted joint training</text:span>
</text:h>
      <text:p text:style-name="P4">
Author: ['АРМІЯINFORM']</text:p>
      <text:p text:style-name="P4">
Time: 2023-07-11T87:00:00-04:00</text:p>
      <text:p text:style-name="P4">
Description: 10 Lipnya for half a Lithuanian Armenian from Selishchei Gaizhunai Vidbulni hoglni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b4449ed-c7e3-45cc-b47e-a3f72c56f933.jpg" text:style-name="Internet_20_link" text:visited-style-name="Visited_20_Internet_20_Link">
6b4449ed-c7e3-45cc-b47e-a3f72c56f933.jpg</text:a>
', '<text:a xlink:type="simple" xlink:href="https://armyinform.com.ua/wp-content/uploads/2023/07/blauenexpress03-150x150.jpg" text:style-name="Internet_20_link" text:visited-style-name="Visited_20_Internet_20_Link">
blauenexpress03-150x150.jpg</text:a>
', '<text:a xlink:type="simple" xlink:href="https://armyinform.com.ua/wp-content/uploads/2023/07/blauenexpress05-150x150.jpg" text:style-name="Internet_20_link" text:visited-style-name="Visited_20_Internet_20_Link">
blauenexpress05-150x150.jpg</text:a>
', '<text:a xlink:type="simple" xlink:href="https://armyinform.com.ua/wp-content/uploads/2023/07/blauenexpress04-150x150.jpg" text:style-name="Internet_20_link" text:visited-style-name="Visited_20_Internet_20_Link">
blauenexpress04-150x150.jpg</text:a>
', '<text:a xlink:type="simple" xlink:href="https://armyinform.com.ua/wp-content/uploads/2023/07/blauenexpress06-150x150.jpg" text:style-name="Internet_20_link" text:visited-style-name="Visited_20_Internet_20_Link">
blauenexpress06-150x150.jpg</text:a>
']</text:p>
      <text:p text:style-name="P4">
Tags: ['ЛИТВА', 'НАВЧАННЯ ТА ТРЕНУВАННЯ', 'НІМЕЧЧИНА']</text:p>
      <text:p text:style-name="P4">
Category: News</text:p>
      <!--METADATA-->
      <text:p text:style-name="P4">
<draw:frame draw:style-name="fr1" draw:name="Image295" text:anchor-type="as-char" svg:width="6.9236in" svg:height="3.894525in" draw:z-index="0">
<draw:image xlink:href="../Images/AРМІЯINFORM/2023-07-11T87-00-00-04-00/6b4449ed-c7e3-45cc-b47e-a3f72c56f933.jpg" xlink:type="simple" xlink:show="embed" xlink:actuate="onLoad" draw:mime-type="image/jpeg"/>
</draw:frame>
On July 10, the Lithuanian Army and the Franco-German Brigade Express took place at the Lithuanian Army landfill in the village of Gajunai.</text:p>
      <text:p text:style-name="P4">
About it <text:a xlink:type="simple" xlink:href="https://kariuomene.lt/kas-mes-esame/naujienos/pratybose-blauen-express-lietuvos-prancuzijos-ir-vokietijos-kariai-vykdo-bendras-uzduotis/25442" text:style-name="Internet_20_link" text:visited-style-name="Visited_20_Internet_20_Link">
reported</text:a>
The Lithuanian Armed Forces press service.</text:p>
      <text:p text:style-name="P4">
The course was observed by NATO Military Committee, Admiral Robabuer, Lithuanian Army Commander General Waldemaras Rupshis and NATO Joint Commanda Command</text:p>
      <text:p text:style-name="P4">
<text:a xlink:type="simple" xlink:href="https://armyinform.com.ua/wp-content/uploads/2023/07/blauenexpress03.jpg" text:style-name="Internet_20_link" text:visited-style-name="Visited_20_Internet_20_Link">
!(Images/AРМІЯINFORM/2023-07-11T87-00-00-04-00/blauenexpress03-150x150.jpg)</text:a>
</text:p>
      <text:p text:style-name="P4">
<text:a xlink:type="simple" xlink:href="https://armyinform.com.ua/wp-content/uploads/2023/07/blauenexpress05.jpg" text:style-name="Internet_20_link" text:visited-style-name="Visited_20_Internet_20_Link">
<draw:frame draw:style-name="fr1" draw:name="Image296" text:anchor-type="as-char" svg:width="6.9236in" svg:height="6.9236in" draw:z-index="0">
<draw:image xlink:href="../Images/AРМІЯINFORM/2023-07-11T87-00-00-04-00/blauenexpress05-150x150.jpg" xlink:type="simple" xlink:show="embed" xlink:actuate="onLoad" draw:mime-type="image/jpeg"/>
</draw:frame>
</text:a>
About 400 soldiers of the Franco-German brigade and almost 100 soldiers of the Armylite from the infantry battalion of the Grand Lithuanian prince Algard participated in studies. Heavy equipment was involved, including Vilkas infantry fighting vehicles, four-wheeled Fennek fighting vehicles, Griffonfurth army armored personnel carriers, heavy armored AMX-10RC vehicles and light armored VBL. The soldiers trained to carry out defensive tank actions, participated in combat firing.</text:p>
      <text:p text:style-name="P4">
<text:a xlink:type="simple" xlink:href="https://armyinform.com.ua/wp-content/uploads/2023/07/blauenexpress04.jpg" text:style-name="Internet_20_link" text:visited-style-name="Visited_20_Internet_20_Link">
!(Images/AРМІЯINFORM/2023-07-11T87-00-00-04-00/blauenexpress04-150x150.jpg)</text:a>
</text:p>
      <text:p text:style-name="P4">
<text:a xlink:type="simple" xlink:href="https://armyinform.com.ua/wp-content/uploads/2023/07/blauenexpress06.jpg" text:style-name="Internet_20_link" text:visited-style-name="Visited_20_Internet_20_Link">
<draw:frame draw:style-name="fr1" draw:name="Image297" text:anchor-type="as-char" svg:width="6.9236in" svg:height="6.9236in" draw:z-index="0">
<draw:image xlink:href="../Images/AРМІЯINFORM/2023-07-11T87-00-00-04-00/blauenexpress06-150x150.jpg" xlink:type="simple" xlink:show="embed" xlink:actuate="onLoad" draw:mime-type="image/jpeg"/>
</draw:frame>
</text:a>
</text:p>
      <text:p text:style-name="P4">
News Source: <text:a xlink:type="simple" xlink:href="https://armyinform.com.ua/2023/07/11/lytovska-armiya-ta-franko-nimeczka-brygada-blauen-express-provely-spilni-navchannya/" text:style-name="Internet_20_link" text:visited-style-name="Visited_20_Internet_20_Link">
https://armyinform.com.ua/2023/07/11/lytovska-armiya-ta-franko-nimeczka-brygada-blauen-express-provely-spilni-navchannya/</text:a>
</text:p>
      <!--NEWS-->
      <text:h text:style-name="P10" text:outline-level="1">
<text:span text:style-name="T4">
In occupied Genichesk repressions against locals</text:span>
</text:h>
      <text:p text:style-name="P4">
Author: ['АРМІЯINFORM']</text:p>
      <text:p text:style-name="P4">
Time: 2023-07-11T88:00:00-04:00</text:p>
      <text:p text:style-name="P4">
Description: About the General Headquarters of the ZSU. “The settlement of the Genіchyk in Timchasovo ... The war with Ukraine 2022, the war with Ukraine is the latest news today, the news with Ukraine 2022 is the last today, will there be a war between Ukraine and Russia and when, the war with Ukraine will or not be in 2022 , Will there be a war with Ukraine in the near future, they say, the war with Ukraine, Ukrainian news today, Ukrainian news in Ukrainian media in Russian</text:p>
      <text:p text:style-name="P4">
Images: ['<text:a xlink:type="simple" xlink:href="https://armyinform.com.ua/wp-content/uploads/2022/11/okupanty.jpg" text:style-name="Internet_20_link" text:visited-style-name="Visited_20_Internet_20_Link">
okupanty.jpg</text:a>
']</text:p>
      <text:p text:style-name="P4">
Tags: ['STOPRUSSIA', 'АГРЕСІЯ РФ', 'ВТОРГНЕННЯ РФ', 'ГЕНІЧЕСЬК']</text:p>
      <text:p text:style-name="P4">
Category: News</text:p>
      <!--METADATA-->
      <text:p text:style-name="P4">
<draw:frame draw:style-name="fr1" draw:name="Image298" text:anchor-type="as-char" svg:width="6.9236in" svg:height="4.233287in" draw:z-index="0">
<draw:image xlink:href="../Images/AРМІЯINFORM/2023-07-11T88-00-00-04-00/okupanty.jpg" xlink:type="simple" xlink:show="embed" xlink:actuate="onLoad" draw:mime-type="image/jpeg"/>
</draw:frame>
Illustrative photo</text:p>
      <text:p text:style-name="P4">
About it <text:a xlink:type="simple" xlink:href="https://www.facebook.com/GeneralStaff.ua/posts/pfbid02tcdcRJg4Zf5W7i4MQBZ1r7JbN2J9ee4pYNE9k1d2BjdunSdQiPpSp83yESaYTqEVl" text:style-name="Internet_20_link" text:visited-style-name="Visited_20_Internet_20_Link">
reports</text:a>
The General Staff of the Armed Forces.</text:p>
      <text:p text:style-name="P4">
“In the settlement of Genichesk, in the temporarily captured territory of the Kherson region, repression against the citizens of Ukraine is gaining momentum. With the existing information, it became easier to get into the basement, as locals, wanting to lies before the mole, constantly carry out the slander of the accumulations, carry out unreasonable inspections. The occupiers also threaten the local population, which in the absence of a passport of the Russian Federation, citizens are forced to receive to Siberia and confiscate all property, - the message said.</text:p>
      <text:p text:style-name="P4">
News Source: <text:a xlink:type="simple" xlink:href="https://armyinform.com.ua/2023/07/11/v-okupovanomu-genichesku-posyleno-represiyi-proty-misczevyh-zhyteliv/" text:style-name="Internet_20_link" text:visited-style-name="Visited_20_Internet_20_Link">
https://armyinform.com.ua/2023/07/11/v-okupovanomu-genichesku-posyleno-represiyi-proty-misczevyh-zhyteliv/</text:a>
</text:p>
      <!--NEWS-->
      <text:h text:style-name="P10" text:outline-level="1">
<text:span text:style-name="T4">
We have to work out a single state veteran policy - Irina Vereshchuk</text:span>
</text:h>
      <text:p text:style-name="P4">
Author: ['АРМІЯINFORM']</text:p>
      <text:p text:style-name="P4">
Time: 2023-07-11T89:00:00-04:00</text:p>
      <text:p text:style-name="P4">
Description: Vicacle-Minigra Irina Vereshchuk on the forum “Reabilitatsiya Veteraniv ... War with Ukraine 2022, the war with Ukraine Latest news today, News War with Ukraine 2022, will be the latest war between Ukraine and Russia and when, the war, and when,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4444-2048x1433-1.jpg" text:style-name="Internet_20_link" text:visited-style-name="Visited_20_Internet_20_Link">
4444-2048x1433-1.jpg</text:a>
']</text:p>
      <text:p text:style-name="P4">
Tags: ['STOPRUSSIA', 'АГРЕСІЯ РФ', 'ВІЙНА', 'ВТОРГНЕННЯ РФ', 'МІНРЕІНТЕГРАЦІЇ']</text:p>
      <text:p text:style-name="P4">
Category: News</text:p>
      <!--METADATA-->
      <text:p text:style-name="P4">
<draw:frame draw:style-name="fr1" draw:name="Image299" text:anchor-type="as-char" svg:width="6.9236in" svg:height="4.84652in" draw:z-index="0">
<draw:image xlink:href="../Images/AРМІЯINFORM/2023-07-11T89-00-00-04-00/4444-2048x1433-1.jpg" xlink:type="simple" xlink:show="embed" xlink:actuate="onLoad" draw:mime-type="image/jpeg"/>
</draw:frame>
This was emphasized by Viceremier-Minister Irina Vereshchuk at the forum "Rehabilitation of vetones and servicemen: the main challenges for Ukraine", about it <text:a xlink:type="simple" xlink:href="https://minre.gov.ua/2023/07/11/mayemo-napraczyuvaty-yedynu-derzhavnu-veteransku-polityku/" text:style-name="Internet_20_link" text:visited-style-name="Visited_20_Internet_20_Link">
reports</text:a>
Ministry of Reintegration.</text:p>
      <text:p text:style-name="P4">
The official noted that state power and civil society, including the volunteer community, should clearly coordinate resources and actions.</text:p>
      <text:p text:style-name="P4">
Viceremieri initiated a weekly coordination headquarters. It will be possible to practically work out the state policy of regulation of veterans.</text:p>
      <text:p text:style-name="P4">
“We all have to create the conditions for our veterans to feel comfortable. Ademation now is to form algorithms for cooperation: between those who have the desire for an idoll and those who have resources, ”Irina Vereshchuk summarized.</text:p>
      <text:p text:style-name="P4">
News Source: <text:a xlink:type="simple" xlink:href="https://armyinform.com.ua/2023/07/11/mayemo-napraczyuvaty-yedynu-derzhavnu-veteransku-polityku/" text:style-name="Internet_20_link" text:visited-style-name="Visited_20_Internet_20_Link">
https://armyinform.com.ua/2023/07/11/mayemo-napraczyuvaty-yedynu-derzhavnu-veteransku-polityku/</text:a>
</text:p>
      <!--NEWS-->
      <text:h text:style-name="P10" text:outline-level="1">
<text:span text:style-name="T4">
The SES received 14 specialized cars for pyrotechnic units from UNDP</text:span>
</text:h>
      <text:p text:style-name="P4">
Author: ['АРМІЯINFORM']</text:p>
      <text:p text:style-name="P4">
Time: 2023-07-11T8:00:00-04:00</text:p>
      <text:p text:style-name="P4">
Description: Project to the UN ROZVITTITITION OF THE PARTRAGEMENIS IS IT Japanese, I transferred 14 specialized us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Tags: ['ДСНС УКРАЇНИ']</text:p>
      <text:p text:style-name="P4">
Category: News</text:p>
      <!--METADATA-->
      <text:p text:style-name="P4">
<draw:frame draw:style-name="fr1" draw:name="Image300" text:anchor-type="as-char" svg:width="6.9236in" svg:height="4.611118in" draw:z-index="0">
<draw:image xlink:href="../Images/AРМІЯINFORM/2023-07-11T8-00-00-04-00/imagetools3.jpg" xlink:type="simple" xlink:show="embed" xlink:actuate="onLoad" draw:mime-type="image/jpeg"/>
</draw:frame>
The UN Development Program in partnership with the Japan Government has transferred 14 specialized vehicles to Toyota Hilux Double Cabin, means of sabrose protection and radio for the needs of Pyrotechnical units of the SES. This technical channel in the framework of the implementation of the UNDP "Emergency disposal of excellent objects and clearing of rubble" and is funded by government. About this <text:a xlink:type="simple" xlink:href="https://dsns.gov.ua/uk/news/ostanni-novini/dsns-otrimala-14-specializovanix-avto-dlia-pirotexnicnix-pidrozdiliv-vid-proon" text:style-name="Internet_20_link" text:visited-style-name="Visited_20_Internet_20_Link">
reported</text:a>
On the SES website.</text:p>
      <text:p text:style-name="P4">
<draw:frame draw:style-name="fr1" draw:name="Image301" text:anchor-type="as-char" svg:width="6.9236in" svg:height="4.611118in" draw:z-index="0">
<draw:image xlink:href="../Images/AРМІЯINFORM/2023-07-11T8-00-00-04-00/imagetools0-1.jpg" xlink:type="simple" xlink:show="embed" xlink:actuate="onLoad" draw:mime-type="image/jpeg"/>
</draw:frame>
"Deoocuped territory of Ukraine is tightly replaced. The enemy has changed everything in its own way. Therefore, for our pyrotechnics ahead of our work. You have repeatedly supported the Emergency Situations of the SES.</text:p>
      <text:p text:style-name="P4">
We will remind, earlier in the framework of the project the pyrotechnical units of the SESS were transmitted 8 similar cars and special protective equipment for works of designation of territories.</text:p>
      <text:p text:style-name="P4">
News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The Government has changed the order of accounting of artesian wells</text:span>
</text:h>
      <text:p text:style-name="P4">
Authors: Ukrinform (Person)</text:p>
      <text:p text:style-name="P4">
Publisher: Укринформ (Organization)</text:p>
      <text:p text:style-name="P4">
Published Time: 2023-07-11T8:24:02+03:00</text:p>
      <text:p text:style-name="P4">
Modified Time: 2023-07-11T22:24:02+03:00</text:p>
      <text:p text:style-name="P4">
Description: The Cabinet of Ministers approved a resolution that establishes uniform rules for the operation of the wells of the well. - Ukrinform.</text:p>
      <text:p text:style-name="P4">
Images: ['<text:a xlink:type="simple" xlink:href="https://static.ukrinform.com/photos/2023_07/thumb_files/630_360_1689103173-699.jpg" text:style-name="Internet_20_link" text:visited-style-name="Visited_20_Internet_20_Link">
630_360_16891...</text:a>
']</text:p>
      <text:p text:style-name="P4">
Tags: ['Мінекології ', 'Уряд', 'Вода', 'Свердловина']</text:p>
      <text:p text:style-name="P4">
Type: Article</text:p>
      <!--METADATA-->
      <text:p text:style-name="P4">
<draw:frame draw:style-name="fr1" draw:name="Image302" text:anchor-type="as-char" svg:width="6.9236in" svg:height="3.956343in" draw:z-index="0">
<draw:image xlink:href="../Images/yкринформ/2023-07-11T8-24-02-03-00/630_360_1689103173-699.jpg" xlink:type="simple" xlink:show="embed" xlink:actuate="onLoad" draw:mime-type="image/jpeg"/>
</draw:frame>
The Cabinet of Ministers approved a resolution that establishes uniform rules for the operation of the well.</text:p>
      <text:p text:style-name="P4">
This was reported by the Ministry of Environmental and Natural Resources of Ukraine <text:a xlink:type="simple" xlink:href="https://t.me/mindovkillia/1244" text:style-name="Internet_20_link" text:visited-style-name="Visited_20_Internet_20_Link">
Telegram</text:a>
, reports Ukrinform.</text:p>
      <text:p text:style-name="P4">
“At its meeting, the Cabinet of Ministers of Ukraine made changes to the orderly accounting of artesian wells, the arrangement of them by means(https://www.ukrinform.ua/tag-voda)”, - the message said.</text:p>
      <text:p text:style-name="P4">
In particular, the document establishes uniform rules for the functioning of the well register at the legal level the concept of "artesian well".</text:p>
      <text:p text:style-name="P4">
According to the environmental minister Ruslan Sagittarius, this decision was wrapped in transparent access to the public and business to the data on artesian reference, which in turn minimizes corruption risks.</text:p>
      <text:p text:style-name="P4">
<text:span text:style-name="T4">
 Read also: </text:span>
 <text:a xlink:type="simple" xlink:href="https://www.ukrinform.ua/rubric-regions/3734448-vodopostacanna-na-dnipropetrovsini-planuetsa-vidnoviti-do-oseni-smigal.html" text:style-name="Internet_20_link" text:visited-style-name="Visited_20_Internet_20_Link">
<text:span text:style-name="T4">
 water supply </text:span>
 in Dnipropetrovsk region is planned to be diversified by autumn - shmigal</text:a>
In addition, this decision creates the conditions for prompt response to the challenge and overcoming the consequences of the Russian Federation at the Kakhovka hydroelectric power station, and adjushes quickly to provide the population with drinking water.</text:p>
      <text:p text:style-name="P4">
As it was reported, the Mindovquil has approved the rules of groundwater protection, qualifying the issues of water intake from artesian wells. In particular, it document the procedure for drilling, conservation and elimination of wells, requirement regular reporting of water users and submission of passports of the well of the State Register of Artesian wells.</text:p>
      <text:p text:style-name="P4">
<text:span text:style-name="T5">
Foto from the site aquatoria.kiev.ua</text:span>
</text:p>
      <text:p text:style-name="P4">
News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Aviation of Defense Forces per day struck 14 beats in the areas of focus of occupiers</text:span>
</text:h>
      <text:p text:style-name="P4">
Author: ['АРМІЯINFORM']</text:p>
      <text:p text:style-name="P4">
Time: 2023-07-11T90:00:00-04:00</text:p>
      <text:p text:style-name="P4">
Description: About the General Headquarters of the ZSU. “The AvIACII of Defense Forces for Dob was headed by 14 strokes ...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text:p>
      <text:p text:style-name="P4">
Category: News</text:p>
      <!--METADATA-->
      <text:p text:style-name="P4">
<draw:frame draw:style-name="fr1" draw:name="Image303" text:anchor-type="as-char" svg:width="6.9236in" svg:height="3.894525in" draw:z-index="0">
<draw:image xlink:href="../Images/AРМІЯINFORM/2023-07-11T90-00-00-04-00/aviacziya-syl-oborony-ukrayiny.jpg" xlink:type="simple" xlink:show="embed" xlink:actuate="onLoad" draw:mime-type="image/jpeg"/>
</draw:frame>
Illustrative photo</text:p>
      <text:p text:style-name="P4">
About it <text:a xlink:type="simple" xlink:href="https://www.facebook.com/GeneralStaff.ua/posts/pfbid02tcdcRJg4Zf5W7i4MQBZ1r7JbN2J9ee4pYNE9k1d2BjdunSdQiPpSp83yESaYTqEVl" text:style-name="Internet_20_link" text:visited-style-name="Visited_20_Internet_20_Link">
reports</text:a>
The General Staff of the Armed Forces.</text:p>
      <text:p text:style-name="P4">
“Aviation of defense forces per day made 14 beats in the areas of concentration of personal staff, weapons and military equipment and 3-on anti-aircraft missile complexes of the enemy.</text:p>
      <text:p text:style-name="P4">
Units of rocket troops and artillery during the day were struck by 3 points of management, 10 artillery facilities at fire positions, 1 means of reference defense and 1 enemy's ETB station, ”the testimony reads.</text:p>
      <text:p text:style-name="P4">
News Source: <text:a xlink:type="simple" xlink:href="https://armyinform.com.ua/2023/07/11/aviacziya-syl-oborony-za-dobu-zavdala-14-udariv-po-rajonah-zoseredzhennya-okupantiv/" text:style-name="Internet_20_link" text:visited-style-name="Visited_20_Internet_20_Link">
https://armyinform.com.ua/2023/07/11/aviacziya-syl-oborony-za-dobu-zavdala-14-udariv-po-rajonah-zoseredzhennya-okupantiv/</text:a>
</text:p>
      <!--NEWS-->
      <text:h text:style-name="P10" text:outline-level="1">
<text:span text:style-name="T4">
Oleksandr Polishchuk and Denis Sharapov met with the Government Commissioner of the Czech Republic for the Restoration of Ukraine</text:span>
</text:h>
      <text:p text:style-name="P4">
Author: ['АРМІЯINFORM']</text:p>
      <text:p text:style-name="P4">
Time: 2023-07-11T91:00:00-04:00</text:p>
      <text:p text:style-name="P4">
Description: Intercessor Ministra defense Ukrainian Oleksandr Polishchuk Ta Denis Sharapov knocked ou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00f97d527f3c4f0258c02106ff403886037e36e.jpg" text:style-name="Internet_20_link" text:visited-style-name="Visited_20_Internet_20_Link">
300f97d527f3c4f0258c02106ff403886037e36e.jpg</text:a>
']</text:p>
      <text:p text:style-name="P4">
Tags: ['STOPRUSSIA', 'АГРЕСІЯ РФ', 'ВІЙНА', 'ВТОРГНЕННЯ РФ', 'ДЕНИС ШАРАПОВ', 'ОЛЕКСАНДР ПОЛІЩУК', 'ПОВІДОМЛЯЄ САЙТ МОУ']</text:p>
      <text:p text:style-name="P4">
Category: News</text:p>
      <!--METADATA-->
      <text:p text:style-name="P4">
<draw:frame draw:style-name="fr1" draw:name="Image304" text:anchor-type="as-char" svg:width="6.9236in" svg:height="4.748436in" draw:z-index="0">
<draw:image xlink:href="../Images/AРМІЯINFORM/2023-07-11T91-00-00-04-00/300f97d527f3c4f0258c02106ff403886037e36e.jpg" xlink:type="simple" xlink:show="embed" xlink:actuate="onLoad" draw:mime-type="image/jpeg"/>
</draw:frame>
Deputy Minister of Defense of Ukraine Oleksandr Polishchuk and Denis Sharahal was with a delegation of the Czech Republic, headed by the Government of the Czech Republic for the Restoration of Ukraine Tomasz Kopechna, about it <text:a xlink:type="simple" xlink:href="https://www.mil.gov.ua/news/2023/07/11/oleksandr-polishhuk-ta-denis-sharapov-zustrilisya-z-uryadovim-upovnovazhenim-chehii-z-pitan-vidnovlennya-ukraini/" text:style-name="Internet_20_link" text:visited-style-name="Visited_20_Internet_20_Link">
reports</text:a>
MI of Ukraine.</text:p>
      <text:p text:style-name="P4">
There have been bilateral consultations on strengthening defense cooperation between our countries. In particular, the strengthening of the capabilities of armed force Ukraine was discussed due to the implementation of bilateral projects for the supply of weapons of Ivian equipment within the framework of international military assistance.</text:p>
      <text:p text:style-name="P4">
Oleksandr Polishchuk informed foreign guests about the status and prospects of receipt and use of weapons and military equipment as material and technical assistance from the Allies. He also announced the inspection of capabilities in the Ministry of Defense and the Armed Forces of Ukraine, as well as opportunities to attract partners of Ukraine to it.</text:p>
      <text:p text:style-name="P4">
Representatives of the Ministry of Defense of Ukraine emphasize the importance of developing the developmental defense capabilities of the state with the participation and assistance of partners, which are used to protect Ukraine from the threat of re -armed aggression of the opposition.</text:p>
      <text:p text:style-name="P4">
The Czech delegation again assured that Ukraine can continue to calculate the drink provided by a friendly state from the first days of full -scale Russian coinage.</text:p>
      <text:p text:style-name="P4">
Reference:</text:p>
      <text:p text:style-name="P4">
On January 12, 2023, the Government of the Czech Republic created a new position - the Government of the Czech Republic for the Restoration of Ukraine. He became the former Deputy Minister of Defense Tomasz Kopechna.</text:p>
      <text:p text:style-name="P4">
Coordination of state and non -governmental assistance to Ukraine during the war, in particular the renewal of the state after completion of hostilities, is the most important task of the Music Commissioner. Tomasz Kopechni also represents the Czech Republic on International Provisions for Support and Recovery of Ukraine.</text:p>
      <text:p text:style-name="P4">
News Source: <text:a xlink:type="simple" xlink:href="https://armyinform.com.ua/2023/07/11/oleksandr-polishhuk-ta-denys-sharapov-zustrilysya-z-uryadovym-upovnovazhenym-chehiyi-z-pytan-vidnovlennya-ukrayiny/" text:style-name="Internet_20_link" text:visited-style-name="Visited_20_Internet_20_Link">
https://armyinform.com.ua/2023/07/11/oleksandr-polishhuk-ta-denys-sharapov-zustrilysya-z-uryadovym-upovnovazhenym-chehiyi-z-pytan-vidnovlennya-ukrayiny/</text:a>
</text:p>
      <!--NEWS-->
      <text:h text:style-name="P10" text:outline-level="1">
<text:span text:style-name="T4">
Ukrainian flags on the Lithuanian streets prove: we are already allies - Volodymyr Zelenskyy</text:span>
</text:h>
      <text:p text:style-name="P4">
Author: ['АРМІЯINFORM']</text:p>
      <text:p text:style-name="P4">
Time: 2023-07-11T92:00:00-04:00</text:p>
      <text:p text:style-name="P4">
Description: The Lithuanian Republic of Lithuania President Volodymyr Zelensky I Persha Olena Volodimi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2080193c79c9642f358ef2ba31673c9_1689093675_extra_large.jpeg" text:style-name="Internet_20_link" text:visited-style-name="Visited_20_Internet_20_Link">
02080193c79c9642f358ef2ba31673c9_1689093675_extra_large.jpeg</text:a>
', '<text:a xlink:type="simple" xlink:href="https://armyinform.com.ua/wp-content/uploads/2023/07/0f31e0e36915d607870ba543f587940c_1689093676_extra_large.jpeg" text:style-name="Internet_20_link" text:visited-style-name="Visited_20_Internet_20_Link">
0f31e0e36915d607870ba543f587940c_1689093676_extra_large.jpeg</text:a>
', '<text:a xlink:type="simple" xlink:href="https://armyinform.com.ua/wp-content/uploads/2023/07/8bf5e684755d583acbb3d191536ced78_1689093674_extra_large.jpeg" text:style-name="Internet_20_link" text:visited-style-name="Visited_20_Internet_20_Link">
8bf5e684755d583acbb3d191536ced78_1689093674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305" text:anchor-type="as-char" svg:width="6.9236in" svg:height="4.613521in" draw:z-index="0">
<draw:image xlink:href="../Images/AРМІЯINFORM/2023-07-11T92-00-00-04-00/02080193c79c9642f358ef2ba31673c9_1689093675_extra_large.jpeg" xlink:type="simple" xlink:show="embed" xlink:actuate="onLoad" draw:mime-type="image/jpeg"/>
</draw:frame>
In the Republic of Lithuania, President of Ukraine Volodymyr Zelensky and the first laviolen Zelensk took part in an event organized within the campaign "I raise the flag for Ukraine in NATO", about it <text:a xlink:type="simple" xlink:href="https://president.gov.ua/news/ukrayinski-prapori-na-litovskih-vulicyah-dovodyat-mi-vzhe-so-84241" text:style-name="Internet_20_link" text:visited-style-name="Visited_20_Internet_20_Link">
reports</text:a>
Office of the President of Ukraine.</text:p>
      <text:p text:style-name="P4">
The Presidentials of Gitanas Nausede and the first Lady Diana Nausedniee were greeted on Lukishkishkishkishkhess Square in Vilnius of Vladimir and Elena Zelensky.</text:p>
      <text:p text:style-name="P4">
The heads of the two states received from the hands of a volunteer, co -founder of volunteer movement Blue and Yellow Jonas Ohman, the flag of Ukraine, transferred to the Ukrainian military from the city of Bakhmut in Donetsk region, where fierce battles continue by the Rabbit occupiers. Also, this flag was carried by Vilnius streets of Biguni-marathoni.</text:p>
      <text:p text:style-name="P4">
<draw:frame draw:style-name="fr1" draw:name="Image306" text:anchor-type="as-char" svg:width="6.9236in" svg:height="4.617948in" draw:z-index="0">
<draw:image xlink:href="../Images/AРМІЯINFORM/2023-07-11T92-00-00-04-00/0f31e0e36915d607870ba543f587940c_1689093676_extra_large.jpeg" xlink:type="simple" xlink:show="embed" xlink:actuate="onLoad" draw:mime-type="image/jpeg"/>
</draw:frame>
In a speech, President Lithuania said that during his recent visit, he shared with Vladimir Zelensky the idea of lifting the flag from the Field of Vilnius' Battle, who would deliver the runners, and expressed his joy that it was possible to organize it.</text:p>
      <text:p text:style-name="P4">
“I am glad to go forward. And I think that Ukraine will really be a member. We do not have the right to act differently, because now the price paying Ukraine pays is. This is the price of blood. At the cost of their blood, their lives, Ukrainians give us the time that we can prepare and give a decent repel of Russia. Russia will not win, ”Gitanas Nausede said.</text:p>
      <text:p text:style-name="P4">
Volodymyr Zelenskyy, for his part, emphasized that here, in Vilnius, the very good progress of Europe, where people know what security is and how to achieve it.</text:p>
      <text:p text:style-name="P4">
“And they know that security is with Ukraine. I am grateful to you, Vilnius, and all Litovsky cities and communities for every call for support of Ukraine, Zalyshtok for our people who, here in Lithuania, escaped from hostilities. I thank you for your help for our defense, for your clear, honest and - what is important —The delicious position on the invitation of Ukraine to NATO. The Ukrainian flags of Nalytovsky Streets clearly prove: we are already allies, and Ukraine will protect Isa, and your freedom!And never, never one can look at Moscow, ”the head of state emphasized.</text:p>
      <text:p text:style-name="P4">
He also noted the great personal assistance of Hitanas Nausede."This our Bakhmut battle flag means that the Lithuanians will never be fought against Russian soldiers or under Vilnius TV, any other place of your capital, your country!Lithuania will always be just!This flag means that there will never be deportations from the Baltic country to Siberia again. There will never be dividing Poland again and humiliation of the Hungarian invaders. There will never be tanks in Prague and Winter Wars against Freedomy ... There will be no occupation in Europe!" - said Vladimirzelensky.</text:p>
      <text:p text:style-name="P4">
<draw:frame draw:style-name="fr1" draw:name="Image307" text:anchor-type="as-char" svg:width="6.9236in" svg:height="4.613521in" draw:z-index="0">
<draw:image xlink:href="../Images/AРМІЯINFORM/2023-07-11T92-00-00-04-00/8bf5e684755d583acbb3d191536ced78_1689093674_extra_large.jpeg" xlink:type="simple" xlink:show="embed" xlink:actuate="onLoad" draw:mime-type="image/jpeg"/>
</draw:frame>
According to the President, the Ukrainian flag is pierced with bullets, but alive, proud and free, which means that every flag of Europe will be alive, proud and free.</text:p>
      <text:p text:style-name="P4">
“There, in the ruins of Bakhmut, in the fields of other battles in Ukraine there will be broken -Russian invasive ambitions. And not Ukraine or someone else in our Europe, they, they, Russian invaders, will be in ruins, ”the Glava of State emphasizes.</text:p>
      <text:p text:style-name="P4">
He noted that he believes in the decision of Ukraine's partners, which will make NATO strong.</text:p>
      <text:p text:style-name="P4">
“I would like this faith to be confident - confidence in the decisions we have mandated - we all deserve - and which every warrior is awaited, every our citizen, every mother, our child, every child. And is it a lot of desire? NATO will give Ukraine safety. Ukraine will make the Alliance stronger, ”said Volodymyr Zelensky.</text:p>
      <text:p text:style-name="P4">
After the speeches, the National Anthem of Ukraine sounded. The mayor of Vilniusavaldas Bankunskas solemnly raised the flag of Ukraine on Lukishkoess Square.</text:p>
      <text:p text:style-name="P4">
News Source: <text:a xlink:type="simple" xlink:href="https://armyinform.com.ua/2023/07/11/ukrayinski-prapory-na-lytovskyh-vulyczyah-dovodyat-my-vzhe-soyuznyky-volodymyr-zelenskyj/" text:style-name="Internet_20_link" text:visited-style-name="Visited_20_Internet_20_Link">
https://armyinform.com.ua/2023/07/11/ukrayinski-prapory-na-lytovskyh-vulyczyah-dovodyat-my-vzhe-soyuznyky-volodymyr-zelenskyj/</text:a>
</text:p>
      <!--NEWS-->
      <text:h text:style-name="P10" text:outline-level="1">
<text:span text:style-name="T4">
NATO will give Ukraine security. Ukraine will make the Alliance stronger - Volodymyr Zelenskyy</text:span>
</text:h>
      <text:p text:style-name="P4">
Author: ['АРМІЯINFORM']</text:p>
      <text:p text:style-name="P4">
Time: 2023-07-11T93:00:00-04:00</text:p>
      <text:p text:style-name="P4">
Description: Sogodni here, at Vilnyusі, Ukrainian Boyovy Popropor Iz Bakhmut. Bakhmut - Tse One ... War with Ukraine 2022, War with Ukraine latest news today, News War with Ukraine 2022 Last for today, will there be a war between Ukraine and Russia and when, the war with Ukraine in 2022 will be or not, will be whether the war with Ukraine in the near future says, the war with Ukraine, Ukrainian news today, Ukrainian news in Ukrainian media in Russian</text:p>
      <text:p text:style-name="P4">
Images: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Today, in Vilnius, the Ukrainian battle flag from Bakhmut. Bakhmut is one of the most decisive battles for freedom in Europe, and that is how our children and grandchildren will be remembered. Our Bakhmut's combat flag means that every time the Lithuanians will not have to fight against Russian soldiers either by the Power TV to the TV or any other place of your capital of your country.</text:p>
      <text:p text:style-name="P4">
About it <text:a xlink:type="simple" xlink:href="https://t.me/V_Zelenskiy_official/6937" text:style-name="Internet_20_link" text:visited-style-name="Visited_20_Internet_20_Link">
reported</text:a>
President of Ukraine Zelensky.</text:p>
      <text:p text:style-name="P4">
Lithuania will always be yours!This flag means that it will never be deport from the Baltic States to Siberia again. There will never be dividing Poland again to humiliate Hungary invaders. There will never be tanks in Prague and Winter Wars against Finland's freedom. No occupation in Europe will no longer be!</text:p>
      <text:p text:style-name="P4">
Today, I went here with faith in a decision, with faith in partners, the general in the strong NATO. In NATO, which does not doubt, does not lose time and does not do not find any aggressor. And I would like this faith to be confident - confidence in the decisions we deserve - we all deserve - what our warrior, every citizen of our citizen, every mother, every nasaditin. And is it a lot of desire?</text:p>
      <text:p text:style-name="P4">
NATO will give Ukraine security. Ukraine will make the Alliance stronger.</text:p>
      <text:p text:style-name="P4">
ŠLOVė ukrainai, ŠLOVė LIETUVAI!</text:p>
      <text:p text:style-name="P4">
News Source: <text:a xlink:type="simple" xlink:href="https://armyinform.com.ua/2023/07/11/nato-dast-ukrayini-bezpeku-ukrayina-zrobyt-alyans-sylnishym-volodymyr-zelenskyj/" text:style-name="Internet_20_link" text:visited-style-name="Visited_20_Internet_20_Link">
https://armyinform.com.ua/2023/07/11/nato-dast-ukrayini-bezpeku-ukrayina-zrobyt-alyans-sylnishym-volodymyr-zelenskyj/</text:a>
</text:p>
      <!--NEWS-->
      <text:h text:style-name="P10" text:outline-level="1">
<text:span text:style-name="T4">
The results of the first day of the Vilnius Summit-2023 for Ukraine</text:span>
</text:h>
      <text:p text:style-name="P4">
Author: ['Ольга Мосьондз']</text:p>
      <text:p text:style-name="P4">
Time: 2023-07-11T94:00:00-04:00</text:p>
      <text:p text:style-name="P4">
Description: Syogodnі at Vilnius ended the perishable day of Samita Liderev Krayan Tu Razyv NATO. PIDSUMK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19e1015c-d678-4be1-ba4f-1dd798b5c079.jpg" text:style-name="Internet_20_link" text:visited-style-name="Visited_20_Internet_20_Link">
19e1015c-d678-4be1-ba4f-1dd798b5c079.jpg</text:a>
', '<text:a xlink:type="simple" xlink:href="https://armyinform.com.ua/wp-content/uploads/2023/07/d28782c3-a34a-45fe-b4bf-b161766e7cd3.jpg" text:style-name="Internet_20_link" text:visited-style-name="Visited_20_Internet_20_Link">
d28782c3-a34a-45fe-b4bf-b161766e7cd3.jpg</text:a>
']</text:p>
      <text:p text:style-name="P4">
Tags: ['STOPRUSSIA', 'АГРЕСІЯ РФ', 'ВІЙНА', 'ВТОРГНЕННЯ РФ']</text:p>
      <text:p text:style-name="P4">
Category: News</text:p>
      <!--METADATA-->
      <text:p text:style-name="P4">
<draw:frame draw:style-name="fr1" draw:name="Image308" text:anchor-type="as-char" svg:width="6.9236in" svg:height="4.615733in" draw:z-index="0">
<draw:image xlink:href="../Images/AРМІЯINFORM/2023-07-11T94-00-00-04-00/19e1015c-d678-4be1-ba4f-1dd798b5c079.jpg" xlink:type="simple" xlink:show="embed" xlink:actuate="onLoad" draw:mime-type="image/jpeg"/>
</draw:frame>
Today in Vilnius the first day of the summit of the leaders of the countries and the government has ended. The results of the decisions made today at the working meeting were announced by the Secretary General of the Alliance Jens Stoltenberg during a press conference. About it reports our correspondent from Vilnius.</text:p>
      <text:p text:style-name="P4">
Jens Stoltenberg answered the main questions that most concerned the sowing of Ukrainians - this is, of course, the official invitation of Ukraine to NATO, as well as planes for Ukraine.</text:p>
      <text:p text:style-name="P4">
During the Jens Stoltenberg Conference, he said that the NATO NATO approaches to the Alliance had already been adopted - Ukraine will be invited, but after complying with "certain conditions". In the meantime, the path to NATO is shrinking due to the cancellation of MAPs - that is, instead of a two -stage path, Ukraine is offered one -stage. He also depicted that the Alliance ** coordinates a powerful package of assistance to Ukraine, enhanced the intensification of troops, restraint and defense.</text:p>
      <text:h text:style-name="P12" text:outline-level="3">
<text:span text:style-name="T4">
<text:span text:style-name="T4">
 On the decision to bring Ukraine closer to NATO </text:span>
</text:span>
</text:h>
      <text:p text:style-name="P4">
During the final press conference, the Jens Stoltenberg noted that the text Communke on the path of Ukraine to NATO has already been agreed and there is a formulation of Ukraine's request to the Alliance's family, but as already noted under certain conditions. He also emphasized that the tools of fulfilling these conditions were prescribed.</text:p>
      <text:p text:style-name="P4">
In particular, Mr. Stoltenberg noted that the Alliance members agreed a package of three elements that bring Ukraine closer to NATO.</text:p>
      <text:p text:style-name="P4">
The first is the heads of state and governments of NATO member states agreed to cancel a demand for a member of Ukraine.</text:p>
      <ul>
        <li>
We have confirmed that Ukraine would become a member of NATO, and agreed to remove the demand for a plan of action on membership. This will change Ukraine's path to membership from a two -year one -time process. We also made it clear that we will invite Ukraine to join NATO when the Allies will agree and the conditions will be fulfilled, ”he said.</li>
      </ul>
      <text:p text:style-name="P4">
According to him, this decision is one of the three components, agreed by NATO "to bring Ukraine closer to NATO".</text:p>
      <ul>
        <li>
I am very active in working with the members of the Alliance and with Ukrainian governmental persons, including Mr. Vladimir Zelensky, - NATO General.</li>
      </ul>
      <text:p text:style-name="P4">
Another element is "a new long -standing assistance program designed to facilitate the transition of the Ukrainian Armed Forces from Soviet standards to NATO and to help rebuild the Security and Defense Sector of Ukraine, meeting such fuel, such as fuel, demining equipment and medicines.The Alliance Secretary General also reminded that tomorrow, on the second day of the summit, an inaugural meeting of the Council with the participation of President of Ukraine Volodymyrazellensky will be approached.</text:p>
      <text:p text:style-name="P4">
<draw:frame draw:style-name="fr1" draw:name="Image309" text:anchor-type="as-char" svg:width="6.9236in" svg:height="4.615733in" draw:z-index="0">
<draw:image xlink:href="../Images/AРМІЯINFORM/2023-07-11T94-00-00-04-00/d28782c3-a34a-45fe-b4bf-b161766e7cd3.jpg" xlink:type="simple" xlink:show="embed" xlink:actuate="onLoad" draw:mime-type="image/jpeg"/>
</draw:frame>
- This is a strong package for Ukraine and a clear path to the direction of its membership in NATO, - the Alliance's Secretary General.</text:p>
      <text:p text:style-name="P4">
He also stressed that "Ukraine is now much closer to NATO, especially after 2014, when the Alliance began to assist the weapons of the Armed Forces and Ukraine has demonstrated its capabilities and capacity, and it became more integrated with NATO."</text:p>
      <ul>
        <li>
Ukraine should not be performed by the MAP. But, I want to say that I was in 2008 as part of the Netherlands government delegation. At that time, the masters were created why the refusal of Ukraine to provide the MAP was. And one of the reasons that she(Ukraine - ed.)It was very far from NATO, including the standards and equipment. Currently, Ukraine has demonstrated its capacity, capacity and is more integrated in NATO than then. Now the fact that Ukraine has provided a lot of equipment and weapons from NATO countries, and now the training of pilots will now be able to come up with NATO, ”the Jens Stoltenberg said.</li>
      </ul>
      <text:p text:style-name="P4">
At the same time, Jens Stoltenberg stated that all NATO members agree that "not timely to produce Ukraine with a member of NATO until the war is going on."</text:p>
      <text:p text:style-name="P4">
According to him, it is important that Ukraine wins the Russian -won against it, because otherwise the membership in the Alliance has not yet been discussed.</text:p>
      <text:p text:style-name="P4">
According to him, the absence of a NATO membership in the company adopted by the communique of Ukraine is not extraordinary, since "NATO membership in NATO does not have time frames, and all the conditions are always conditioned."</text:p>
      <text:p text:style-name="P4">
As a clarifying question about what conditions should be fulfilled for the NATO Member of Ukraine, Mr. Stoltenberg said that, in particular, the admonition of the Alliance's members of whether Ukraine fulfilled all the requirements for membership.</text:p>
      <ul>
        <li>
certain conditions are partly stipulated in Article 10 of the Washington Treaty of NATO. And, of course, the Alliance members should evaluate whether they are fully fulfilled or not. Ivan, here should be discussed by members of the Alliance. I am not only talking about consultations here, but also whether all the Alliance members agree with it, - he said.### <text:span text:style-name="T4">
 O </text:span>
 <text:span text:style-name="T4">
 NATO defense plans </text:span>
</li>
      </ul>
      <text:p text:style-name="P4">
Thus, according to Mr. Stoltenberg, today, the members of the Alliance have approved "the most complex defensive plans from the end of the Cold War." New regional plans are intended for counteraction to two major threats to the Alliance-Russia and terrorism-provide for the maintenance of 300,000 servicemen in a state of increased readiness, including significant military-air and naval forces and means.</text:p>
      <text:p text:style-name="P4">
The members of the Alliance also adopted a new plan for defense production aimed at accelerating joint purchases, strengthening production power and increasing the operational compatibility of the Alliance members.</text:p>
      <text:p text:style-name="P4">
For the sake of meeting their defense needs, the Alliance members took the sebellist to invest at least 2% of their gross domestic product in defense(GDP). Європейські члени Альянсу і Канада зафіксували збільшеннясвоїх оборонних бюджетів на 8,3 відсотка в реальному вимірі в 2023 році, що єнайбільшим зростанням за останні десятиріччя. Одинадцять членів Альянсудосягли або перевищили цей показник цього року, і очікується, що в 2024 роціця кількість суттєво зросте.</text:p>
      <text:p text:style-name="P4">
Члени Альянсу також обговорили виклики, які Китай кидає євроатлантичнійбезпеці і цінностям.</text:p>
      <text:p text:style-name="P4">
— Китай не є нашим супротивником, і ми повинні продовжувати взаємодіяти, —сказав Генеральний секретар НАТО, підкресливши, що «зростаюча напористістьПекіна впливає на нашу безпеку» і кидає виклик міжнародному порядку,заснованому на правилах.</text:p>
      <text:p text:style-name="P4">
Пан Столтенберг також нагадав, що завтра члени Альянсу зустрінуться з лідерамиАвстралії, Японії, Нової Зеландії і Південної Кореї, а також ЄвропейськогоСоюзу.</text:p>
      <text:h text:style-name="P12" text:outline-level="3">
<text:span text:style-name="T4">
<text:span text:style-name="T4">
Українська делегація у перший день саміту НАТО</text:span>
</text:span>
</text:h>
      <text:p text:style-name="P4">
Сьогодні на поля саміту лідерів країн НАТО приїхав Міністр оборони УкраїниОлексій Резніков. Сьогодні у Вільнюсі підписано Угоду між міністерствамиоборони України та Франції. Як зазначив Олексій Резніков вона передбачає:</text:p>
      <text:p text:style-name="P4">
— військова допомога Україні збільшиться на €170 млн;</text:p>
      <text:p text:style-name="P4">
— буде спрощено процес закупівлі та постачання озброєнь для України;</text:p>
      <text:p text:style-name="P4">
— створюється основа для спільного виробництва запасних частин таобслуговування іноземного озброєння та техніки.</text:p>
      <text:p text:style-name="P4">
Також Міністр оборони України розповів, що 11 країн Альянсу об’єдналися у«літакову коаліцію»:</text:p>
      <text:p text:style-name="P4">
«F-16 захищатимуть небо України і східний фланг НАТО. Українські ПовітряніСили готові опанувати їх якнайшвидше. Україна переможе», — написав ОлексійРезніков у Твіттер.</text:p>
      <text:p text:style-name="P4">
<text:span text:style-name="T5">
Photo author</text:span>
</text:p>
      <text:p text:style-name="P4">
News Source: <text:a xlink:type="simple" xlink:href="https://armyinform.com.ua/2023/07/11/pidsumky-pershogo-dnya-vilnyuskogo-samitu-2023-dlya-ukrayiny/" text:style-name="Internet_20_link" text:visited-style-name="Visited_20_Internet_20_Link">
https://armyinform.com.ua/2023/07/11/pidsumky-pershogo-dnya-vilnyuskogo-samitu-2023-dlya-ukrayiny/</text:a>
</text:p>
      <!--NEWS-->
      <text:h text:style-name="P10" text:outline-level="1">
<text:span text:style-name="T4">
The government has regulated the status of UBD volunteers - civilians who were directly involved in the protection of Ukraine</text:span>
</text:h>
      <text:p text:style-name="P4">
Author: ['АРМІЯINFORM']</text:p>
      <text:p text:style-name="P4">
Time: 2023-07-11T95:00:00-04:00</text:p>
      <text:p text:style-name="P4">
Description: Vidpovіdni Zmіni before the ruling of KMU No. 413, the Roz Rozblleni Fakhivtsi Minhelave on ... War with Ukraine 2022, War with Ukraine Latest News today, News War with Ukraine 2022 The last to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7/ubd.jpg" text:style-name="Internet_20_link" text:visited-style-name="Visited_20_Internet_20_Link">
ubd.jpg</text:a>
']</text:p>
      <text:p text:style-name="P4">
Tags: ['STOPRUSSIA', 'АГРЕСІЯ РФ', 'ВТОРГНЕННЯ РФ', 'ДОБРОВОЛЬЦІ', 'СТАТУС УБД']</text:p>
      <text:p text:style-name="P4">
Category: News</text:p>
      <!--METADATA-->
      <text:p text:style-name="P4">
<draw:frame draw:style-name="fr1" draw:name="Image310" text:anchor-type="as-char" svg:width="6.9236in" svg:height="3.63489in" draw:z-index="0">
<draw:image xlink:href="../Images/AРМІЯINFORM/2023-07-11T95-00-00-04-00/ubd.jpg" xlink:type="simple" xlink:show="embed" xlink:actuate="onLoad" draw:mime-type="image/jpeg"/>
</draw:frame>
The corresponding changes to the CMU Resolution No. 413, developed by the specialists of the Ministry of Justice of the Prime Minister of Ukraine, were made during a meeting of the Cabinet of Ministers of Ukraine on July 11. About it <text:a xlink:type="simple" xlink:href="https://www.kmu.gov.ua/news/uriad-vrehuliuvav-nadannia-statusu-ubd-dobrovoltsiam-tsyvilnym-osobam-iaki-braly-bezposeredniu-uchast-u-zakhysti-ukrainy" text:style-name="Internet_20_link" text:visited-style-name="Visited_20_Internet_20_Link">
reports</text:a>
Government portal.</text:p>
      <text:p text:style-name="P4">
It is about the procedure for establishing the status of a participant of hostilities(Ubd)Civilians who, from February 24 to March 25, 2022, or complications of volunteer formations in cooperation with the Armed Forces, the Ministry of Internal Affairs, the State Border Service, the National Police, the National Guard, the SBU participated in the implementation of measures necessary for the defense Action with military aggression of the Russian Federation against Ukraine, which is directly in the districts and during the period of implementation of these measures.</text:p>
      <text:p text:style-name="P4">
"Today, the government has made very urgent and important changes to the Decree 413. Their declaration is the requirement of time that people who join the defense and the derangers in the first time of large -scale invasion were obtained by UBD status," the Minister of Veterans of Ukraine stressed. —This about those who have been in defense of Ukraine since the beginning of aggression and unable to formally formally into the structure of the security and defense sector. After all, many people in their hands defended our country and drove the enemy. "</text:p>
      <text:p text:style-name="P4">
Therefore, the decision to grant the status of UBD to such persons will be made formed by the interagency commission on the consideration of materials on recognition by the participants of hostilities and payment(death)or the disability of the volunteer and some other categories of persons in accordance with the Law of Ukraine "On the status of war veterans, guarantees of their social protection".</text:p>
      <text:p text:style-name="P4">
In order to grant the status of UBD, such persons need to submit documents for consideration of the Commission, which confirm their participation in hostilities, namely:At the same time, the persons who were injured, injury, injury, have made the further fulfillment of the relevant tasks by them(In addition to cases of careless handling of weapons, self -care)But they do not have the appropriate mansion, submit to the commission:</text:p>
      <ul>
        <li>
notarized testimony of at least two witnesses(of the military who have already established UBD status)on the period of direct participation of such persons in the implementation of measures necessary to ensure the defense of Ukraine; * Medical documents confirming the person of injury, injury, injury during the direct participation in the implementation of such measures.</li>
      </ul>
      <text:p text:style-name="P4">
The application and necessary documents are submitted/sent by mail to the Ministry of Justice: 12, Kyiv Museum, 01001.</text:p>
      <text:p text:style-name="P4">
News Source: <text:a xlink:type="simple" xlink:href="https://armyinform.com.ua/2023/07/11/uryad-vregulyuvav-nadannya-statusu-ubd-dobrovolczyam-czyvilnym-osobam-yaki-braly-bezposerednyu-uchast-u-zahysti-ukrayiny/" text:style-name="Internet_20_link" text:visited-style-name="Visited_20_Internet_20_Link">
https://armyinform.com.ua/2023/07/11/uryad-vregulyuvav-nadannya-statusu-ubd-dobrovolczyam-czyvilnym-osobam-yaki-braly-bezposerednyu-uchast-u-zahysti-ukrayiny/</text:a>
</text:p>
      <!--NEWS-->
      <text:h text:style-name="P10" text:outline-level="1">
<text:span text:style-name="T4">
The Ti Forces began the course of training of commanders of departments and sergeant leadership</text:span>
</text:h>
      <text:p text:style-name="P4">
Author: ['АРМІЯINFORM']</text:p>
      <text:p text:style-name="P4">
Time: 2023-07-11T96:00:00-04:00</text:p>
      <text:p text:style-name="P4">
Description: The Center for the sergeant’s warehouse at the Basi of the Foreign Center for the Command of the Tro Forc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ТОРГНЕННЯ РФ', 'НАВЧАННЯ', 'СЕРЖАНТИ']</text:p>
      <text:p text:style-name="P4">
Category: News</text:p>
      <!--METADATA-->
      <text:p text:style-name="P4">
At the Center for Preparation of the Sergeant Warehouse on the basis of the Training Center of the Forces of the Forces of the Armed Forces <text:a xlink:type="simple" xlink:href="https://fb.watch/lJ9UM0gmZV/" text:style-name="Internet_20_link" text:visited-style-name="Visited_20_Internet_20_Link">
began</text:a>
Training in the next training course of departments and sergeant leadership.</text:p>
      <text:p text:style-name="P4">
Listeners - sergeants from different units of the Armed Forces of the Armed Forces. Instruors have combat experience, have been trained not only in Ukraine but also abroad. Here they combine the knowledge gained with the realities of Russian-Ukrainian. After completing the course, the trainees will return to their units to carry out combat tasks more efficiently and to protect the lives of their soldiers.</text:p>
      <text:p text:style-name="P4">
The training lasts eight weeks, the main focus of the program is the formation of the worldview of the team that is capable of leading. The slogan of the Sergeant of the Armed Forces of Ukraine: "Follow the replacement, do like me."</text:p>
      <text:p text:style-name="P4">
The program covers topics from the basics of daily activities to studying the subtlety of battle. Most of the classes are held in practical and field conditions from the work of offensive and defensive combat in conditions close to the real.</text:p>
      <text:p text:style-name="P4">
The landfill is as close as possible to the real conditions of dislocation of the military unit. This allows you to work out the necessary professional skills and skills.</text:p>
      <text:p text:style-name="P4">
News Source: <text:a xlink:type="simple" xlink:href="https://armyinform.com.ua/2023/07/11/u-sylah-tro-rozpochavsya-kurs-pidgotovky-komandyriv-viddilen-i-serzhantskogo-liderstva/" text:style-name="Internet_20_link" text:visited-style-name="Visited_20_Internet_20_Link">
https://armyinform.com.ua/2023/07/11/u-sylah-tro-rozpochavsya-kurs-pidgotovky-komandyriv-viddilen-i-serzhantskogo-liderstva/</text:a>
</text:p>
      <!--NEWS-->
      <text:h text:style-name="P10" text:outline-level="1">
<text:span text:style-name="T4">
The Russian serviceman tells about local "entertain</text:span>
</text:h>
      <text:p text:style-name="P4">
Author: ['АРМІЯINFORM']</text:p>
      <text:p text:style-name="P4">
Time: 2023-07-11T97:00:00-04:00</text:p>
      <text:p text:style-name="P4">
Description: https://www.youtube.com/watch?v=MTCMXFCZWDY JERELO: GUR MO Ukrainia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text:span text:style-name="T4">
 Source: </text:span>
 <text:a xlink:type="simple" xlink:href="https://gur.gov.ua/content/poliaky-est-esly-etykh-zavezut-mohut-bnut.html" text:style-name="Internet_20_link" text:visited-style-name="Visited_20_Internet_20_Link">
<text:span text:style-name="T5">
gur Mos of Ukraine.</text:span>
</text:a>
</text:p>
      <text:p text:style-name="P4">
News Source: <text:a xlink:type="simple" xlink:href="https://armyinform.com.ua/2023/07/11/vijskovosluzhbovecz-rf-pro-misczevi-rozvagy-ta-ochikuvannya-skorogo-nastupu-z-oboh-storin-gur/" text:style-name="Internet_20_link" text:visited-style-name="Visited_20_Internet_20_Link">
https://armyinform.com.ua/2023/07/11/vijskovosluzhbovecz-rf-pro-misczevi-rozvagy-ta-ochikuvannya-skorogo-nastupu-z-oboh-storin-gur/</text:a>
</text:p>
      <!--NEWS-->
      <text:h text:style-name="P10" text:outline-level="1">
<text:span text:style-name="T4">
4 billion hryvnias were allocated for IDP residence benefits in July</text:span>
</text:h>
      <text:p text:style-name="P4">
Author: ['АРМІЯINFORM']</text:p>
      <text:p text:style-name="P4">
Time: 2023-07-11T98:00:00-04:00</text:p>
      <text:p text:style-name="P4">
Description: The upper vipels of VPO is to know the special monitoring of the Minso -Pologetics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6-41.jpg" text:style-name="Internet_20_link" text:visited-style-name="Visited_20_Internet_20_Link">
6-41.jpg</text:a>
']</text:p>
      <text:p text:style-name="P4">
Tags: ['STOPRUSSIA', 'АГРЕСІЯ РФ', 'ВІЙНА', 'ВПО', 'ВТОРГНЕННЯ РФ', 'МІНРЕІНТЕГРАЦІЇ']</text:p>
      <text:p text:style-name="P4">
Category: News</text:p>
      <!--METADATA-->
      <text:p text:style-name="P4">
<draw:frame draw:style-name="fr1" draw:name="Image311" text:anchor-type="as-char" svg:width="6.9236in" svg:height="3.692587in" draw:z-index="0">
<draw:image xlink:href="../Images/AРМІЯINFORM/2023-07-11T98-00-00-04-00/6-41.jpg" xlink:type="simple" xlink:show="embed" xlink:actuate="onLoad" draw:mime-type="image/jpeg"/>
</draw:frame>
The timeliness of IDP payments is on special control of the Ministry of Social Policy Taminreintegration.</text:p>
      <text:p text:style-name="P4">
About it <text:a xlink:type="simple" xlink:href="https://t.me/minre_ua/3742" text:style-name="Internet_20_link" text:visited-style-name="Visited_20_Internet_20_Link">
reports</text:a>
Ministry of Reintegration.</text:p>
      <text:p text:style-name="P4">
As of today, UAH 4 billion has been given to payments to internally displaced persons.</text:p>
      <text:p text:style-name="P4">
It is a monthly state aid for accommodation, which is 3 thousand hryvnias for persons with disabilities and children and 2 thousand hryvnias for the rest of the IDP.</text:p>
      <text:p text:style-name="P4">
Thus, the funds will come to the bank accounts of internally distorted persons in the near future.</text:p>
      <text:p text:style-name="P4">
<text:span text:style-name="T5">
!(066)813-62-39.</text:span>
*</text:p>
      <text:p text:style-name="P4">
News Source: <text:a xlink:type="simple" xlink:href="https://armyinform.com.ua/2023/07/11/na-vyplaty-dopomogy-na-prozhyvannya-vpo-za-lypen-spryamovano-4-mlrd-gryven/" text:style-name="Internet_20_link" text:visited-style-name="Visited_20_Internet_20_Link">
https://armyinform.com.ua/2023/07/11/na-vyplaty-dopomogy-na-prozhyvannya-vpo-za-lypen-spryamovano-4-mlrd-gryven/</text:a>
</text:p>
      <!--NEWS-->
      <text:h text:style-name="P10" text:outline-level="1">
<text:span text:style-name="T4">
Short. War. Day 503. Videoodigest</text:span>
</text:h>
      <text:p text:style-name="P4">
Author: ['АРМІЯINFORM']</text:p>
      <text:p text:style-name="P4">
Time: 2023-07-11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309508068180040/" text:style-name="Internet_20_link" text:visited-style-name="Visited_20_Internet_20_Link">
<text:span text:style-name="T5">
gshzu</text:span>
</text:a>
</text:p>
      <text:p text:style-name="P4">
News Source: <text:a xlink:type="simple" xlink:href="https://armyinform.com.ua/2023/07/11/korotko-vijna-den-503-videodajdzhest/" text:style-name="Internet_20_link" text:visited-style-name="Visited_20_Internet_20_Link">
https://armyinform.com.ua/2023/07/11/korotko-vijna-den-503-videodajdzhest/</text:a>
</text:p>
      <!--NEWS-->
      <text:h text:style-name="P10" text:outline-level="1">
<text:span text:style-name="T4">
In Sumy region, the Russians more than 20 times a day fired at border communities</text:span>
</text:h>
      <text:p text:style-name="P4">
Authors: Ukrinform (Person)</text:p>
      <text:p text:style-name="P4">
Publisher: Укринформ (Organization)</text:p>
      <text:p text:style-name="P4">
Published Time: 2023-07-11T9:26:00+03:00</text:p>
      <text:p text:style-name="P4">
Modified Time: 2023-07-11T22:26:00+03:00</text:p>
      <text:p text:style-name="P4">
Description: In Sumy region, the Russians fired at border communities more than 20 times, damaged civilian houses, killed cattle, more than 370 inhabitants without light. - Ukrinform.</text:p>
      <text:p text:style-name="P4">
Images: ['<text:a xlink:type="simple" xlink:href="https://static.ukrinform.com/photos/2022_08/thumb_files/630_360_1660843916-974.jpg" text:style-name="Internet_20_link" text:visited-style-name="Visited_20_Internet_20_Link">
630_360_16608...</text:a>
']</text:p>
      <text:p text:style-name="P4">
Tags: ['Обстріл', 'Сумщина', 'Агресія РФ', 'Війна з Росією']</text:p>
      <text:p text:style-name="P4">
Type: Article</text:p>
      <!--METADATA-->
      <text:p text:style-name="P4">
<draw:frame draw:style-name="fr1" draw:name="Image312" text:anchor-type="as-char" svg:width="6.9236in" svg:height="3.956343in" draw:z-index="0">
<draw:image xlink:href="../Images/yкринформ/2023-07-11T9-26-00-03-00/630_360_1660843916-974.jpg" xlink:type="simple" xlink:show="embed" xlink:actuate="onLoad" draw:mime-type="image/jpeg"/>
</draw:frame>
The Sumy region fired at border communities more than 20 times, damaged civilians, killed cattle, more than 370 inhabitants without light.</text:p>
      <text:p text:style-name="P4">
This was reported in <text:a xlink:type="simple" xlink:href="https://t.me/Sumy_news_ODA/17709" text:style-name="Internet_20_link" text:visited-style-name="Visited_20_Internet_20_Link">
telegram</text:a>
Sumskaya, reports Ukrinform.</text:p>
      <text:p text:style-name="P4">
"During the day, the Russians carried out 22 border shelling. 225 elections were recorded. The shelling was suffered by Krasnopil, Velikopysarivska, Druzhbivska, Shalyginsk, Belopilsk, Glukhiv, Esman, Khotin communities," and is in the message.</text:p>
      <text:p text:style-name="P4">
<text:span text:style-name="T4">
 Read also: </text:span>
 <text:span text:style-name="T4">
 <text:a xlink:type="simple" xlink:href="https://www.ukrinform.ua/rubric-ato/3734172-rosiani-vnoci-ta-zranku-visim-raziv-obstrilali-prikordonna-sumsini.html" text:style-name="Internet_20_link" text:visited-style-name="Visited_20_Internet_20_Link">
Russians at night and in the morning eight times fired at Sumy region border</text:a>
</text:span>
</text:p>
      <text:p text:style-name="P4">
In the Krasnopil community, the enemy beat mortars(15 explosions). Внаслідокодного з обстрілів залишилось без світла 370 абонентів, загинула велика рогатахудоба (1 animal). Внаслідок ще одного обстрілу пошкоджено цивільні будівлі.</text:p>
      <text:p text:style-name="P4">
"️Великописарівська громада: здійснено мінометний обстріл (9 explosions).Дружбівська громада: був артобстріл (8 explosions). Білопільська громада:здійснено обстріл з гелікоптера некерованими авіаційними ракетами (4 explosions).Також росіяни били з мінометів (31 explosions), artillery(25 explosions)and RSZV(14 blades)", - Ova reported.</text:p>
      <text:p text:style-name="P4">
<text:span text:style-name="T4">
 Read also: </text:span>
 <text:span text:style-name="T4">
 <text:a xlink:type="simple" xlink:href="https://www.ukrinform.ua/rubric-regions/3734104-evakuacia-z-prikordonna-sumsini-bude-dobrovilnou-i-planovou-glava-oblasti.html" text:style-name="Internet_20_link" text:visited-style-name="Visited_20_Internet_20_Link">
evacuation from the border of Sumy region will be voluntary Iplanova - Head of the Oblast</text:a>
</text:span>
</text:p>
      <text:p text:style-name="P4">
Grenade launcher shelling was recorded in the Glukhukh community(25 explosions).</text:p>
      <text:p text:style-name="P4">
По Есманській громаді вівся мінометний (10 explosions)and grenade launcher(95 blades)Shelling. In the Hotin community, the enemy beat mortars(6 explosions).Внаслідок обстрілу пошкоджено ЛЕП. ️Шалигинська громада зазнала гранатометного(4 explosions)and mortar(4 explosions)shelling.</text:p>
      <text:p text:style-name="P4">
<text:span text:style-name="T4">
 Read also: </text:span>
 <text:span text:style-name="T4">
 <text:a xlink:type="simple" xlink:href="https://www.ukrinform.ua/rubric-ato/3734192-rosijska-armia-za-dobu-atakuvala-11-oblastej-ukraini-zvedenna-ova.html" text:style-name="Internet_20_link" text:visited-style-name="Visited_20_Internet_20_Link">
Russian army attacked 11 regions of Ukraine for the day - OVA Congratulations</text:a>
</text:span>
</text:p>
      <text:p text:style-name="P4">
As previously reported, 40 explosions occurred at the border with Russia on the border with Russia in the Sumy region.</text:p>
      <text:p text:style-name="P4">
The day before <text:span text:style-name="T4">
 <text:a xlink:type="simple" xlink:href="https://www.ukrinform.ua/tag-sumsina" text:style-name="Internet_20_link" text:visited-style-name="Visited_20_Internet_20_Link">
Sumy region</text:a>
</text:span>
 The evacuation of residents from the border 5-kilometer zone was announced. The evacuation will be voluntary and planned.</text:p>
      <text:p text:style-name="P4">
News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US does not object to Ukraine's military assistance from South Korea</text:span>
</text:h>
      <text:p text:style-name="P4">
Authors: Ukrinform (Person)</text:p>
      <text:p text:style-name="P4">
Publisher: Укринформ (Organization)</text:p>
      <text:p text:style-name="P4">
Published Time: 2023-07-12T-1:22:00+03:00</text:p>
      <text:p text:style-name="P4">
Modified Time: 2023-07-12T00:22:00+03:00</text:p>
      <text:p text:style-name="P4">
Description: The United States welcome the decision of any country to support Ukraine, including the military, which continues to resist full-scale Russian armed aggression. - Ukrinform.</text:p>
      <text:p text:style-name="P4">
Images: ['<text:a xlink:type="simple" xlink:href="https://static.ukrinform.com/photos/2023_05/thumb_files/630_360_1684159332-867.jpg" text:style-name="Internet_20_link" text:visited-style-name="Visited_20_Internet_20_Link">
630_360_16841...</text:a>
']</text:p>
      <text:p text:style-name="P4">
Tags: ['Корея', 'США', 'Україна', 'Війна з Росією']</text:p>
      <text:p text:style-name="P4">
Type: Article</text:p>
      <!--METADATA-->
      <text:p text:style-name="P4">
<draw:frame draw:style-name="fr1" draw:name="Image313" text:anchor-type="as-char" svg:width="6.9236in" svg:height="3.956343in" draw:z-index="0">
<draw:image xlink:href="../Images/yкринформ/2023-07-12T-1-22-00-03-00/630_360_1684159332-867.jpg" xlink:type="simple" xlink:show="embed" xlink:actuate="onLoad" draw:mime-type="image/jpeg"/>
</draw:frame>
Combine the decisions of any country to provide support for Ukraine, including a military, which continues to resist full-scale Russian armed aggression.</text:p>
      <text:p text:style-name="P4">
This was stated on Tuesday by US State Department Matthew Miller, commenting on lethal assistance to Ukraine by South Korea, Ukrinform correspondent reports.</text:p>
      <text:p text:style-name="P4">
"I will say that we will welcome any country's decision to support security, or economic support, or other assistance in this conflict," the US foreign policy said.</text:p>
      <text:p text:style-name="P4">
<text:span text:style-name="T4">
 Read also: </text:span>
 <text:span text:style-name="T4">
 [South Korea has sent Ukraine a party(https://www.ukrinform.ua/rubric-ato/3733964-pivdenna-korea-napravila-ukraini-partiu-neletalnih-vijskovih-vantaziv.html)</text:span>
</text:p>
      <text:p text:style-name="P4">
At the same time, he emphasized that it is a "sovereign decision of every state."</text:p>
      <text:p text:style-name="P4">
As reported by Ukrinform, in April it became known that <text:span text:style-name="T4">
 <text:a xlink:type="simple" xlink:href="https://www.ukrinform.ua/tag-korea" text:style-name="Internet_20_link" text:visited-style-name="Visited_20_Internet_20_Link">
South Korea</text:a>
</text:span>
 Considers the option of providing Ukrainianlet military support.</text:p>
      <text:p text:style-name="P4">
News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Estonian Prime Minister - About NATO Summit Decision: This is what we can now offer Ukraine</text:span>
</text:h>
      <text:p text:style-name="P4">
Authors: Ukrinform (Person)</text:p>
      <text:p text:style-name="P4">
Publisher: Укринформ (Organization)</text:p>
      <text:p text:style-name="P4">
Published Time: 2023-07-12T-3:08:00+03:00</text:p>
      <text:p text:style-name="P4">
Modified Time: 2023-07-12T00:08:00+03:00</text:p>
      <text:p text:style-name="P4">
Description: The NATO Summit Decision to Ukraine's invitation to join the Alliance after "fulfilling conditions" is as much as NATO can offer it. - Ukrinform.</text:p>
      <text:p text:style-name="P4">
Images: ['<text:a xlink:type="simple" xlink:href="https://static.ukrinform.com/photos/2023_07/thumb_files/630_360_1689107932-628.jpg" text:style-name="Internet_20_link" text:visited-style-name="Visited_20_Internet_20_Link">
630_360_16891...</text:a>
']</text:p>
      <text:p text:style-name="P4">
Tags: ['Естонія', 'Саміт НАТО', 'Україна', 'Агресія РФ']</text:p>
      <text:p text:style-name="P4">
Type: Article</text:p>
      <!--METADATA-->
      <text:p text:style-name="P4">
<draw:frame draw:style-name="fr1" draw:name="Image314" text:anchor-type="as-char" svg:width="6.9236in" svg:height="3.956343in" draw:z-index="0">
<draw:image xlink:href="../Images/yкринформ/2023-07-12T-3-08-00-03-00/630_360_1689107932-628.jpg" xlink:type="simple" xlink:show="embed" xlink:actuate="onLoad" draw:mime-type="image/jpeg"/>
</draw:frame>
NATO's decision to invite Ukraine to join the Alliance after "fulfillment" is as much as NATO can now offer it.</text:p>
      <text:p text:style-name="P4">
According to Ukrinform, Prime Minister of Estonia Kai Callas said this, reports <text:a xlink:type="simple" xlink:href="https://rus.err.ee/1609031678/kallas-k-voprosu-o-chlenstve-ukrainy-v-nato-otnosjatsja-serezno" text:style-name="Internet_20_link" text:visited-style-name="Visited_20_Internet_20_Link">
ERR</text:a>
.</text:p>
      <text:p text:style-name="P4">
"It's as much as we can offer(Ukraine - ed.)Currently, Callas said.</text:p>
      <text:p text:style-name="P4">
According to her, Estonia is also important that in the final document, the word "invitation" is clearly spelled out and the word "path" is a practical road card for Ukraine, how to become a member of the Alliance.</text:p>
      <text:p text:style-name="P4">
"What we can do to put an end to this war is to support Ukraine so that it can organize its own defense so that it really has replaced the Russians into their territory is what we can do," Callas added.</text:p>
      <text:p text:style-name="P4">
<text:span text:style-name="T4">
 Read also: </text:span>
 <text:span text:style-name="T4">
 [NATO membership in NATO does not depend on the requirements of Russia - State Department)(https://www.ukrinform.ua/rubric-polytics/3734553-clenstvo-ukraini-v-nato-ne-zalezit-vid-vimog-ta-rozrahunkiv-rosii-derzdep.html)</text:span>
</text:p>
      <text:p text:style-name="P4">
As reported by Ukrinform, earlier _ <text:span text:style-name="T4">
 <text:a xlink:type="simple" xlink:href="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text:style-name="Internet_20_link" text:visited-style-name="Visited_20_Internet_20_Link">
Kai Callas stated,</text:a>
</text:span>
 _ that Ukraine's membership in NATO is not possible as long as the war is ongoing, Aleukin has to get a clear and quick plan of admission after its recovery.</text:p>
      <text:p text:style-name="P4">
On July 11, the heads of state and governments of NATO member states _ <text:span text:style-name="T4">
 <text:a xlink:type="simple" xlink:href="https://www.ukrinform.ua/rubric-polytics/3734464-ukrainu-zaprosat-do-nato-bez-pdc-ale-pisla-vikonanna-vimog-stoltenberg.html" text:style-name="Internet_20_link" text:visited-style-name="Visited_20_Internet_20_Link">
agreed to abolish the extent</text:a>
</text:span>
 _ About the plan of action for Ukraine and stated that they would give Ukraine an invitation to join the Alliance after "fulfilling the conditions".</text:p>
      <text:p text:style-name="P4">
<text:span text:style-name="T5">
Foto: Jürgen Randmaa/Valitsuse Pressiteenistus</text:span>
</text:p>
      <text:p text:style-name="P4">
News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Estonian Prime Minister - About NATO Summit Decision: This is what we can now offer Ukraine</text:span>
</text:h>
      <text:p text:style-name="P4">
Authors: Ukrinform (Person)</text:p>
      <text:p text:style-name="P4">
Publisher: Укринформ (Organization)</text:p>
      <text:p text:style-name="P4">
Published Time: 2023-07-12T00:08:00+03:00</text:p>
      <text:p text:style-name="P4">
Modified Time: 2023-07-12T00:08:00+03:00</text:p>
      <text:p text:style-name="P4">
Description: The NATO Summit Decision to Ukraine's invitation to join the Alliance after "fulfilling conditions" is as much as NATO can offer it. - Ukrinform.</text:p>
      <text:p text:style-name="P4">
Images: ['<text:a xlink:type="simple" xlink:href="https://static.ukrinform.com/photos/2023_07/thumb_files/630_360_1689107932-628.jpg" text:style-name="Internet_20_link" text:visited-style-name="Visited_20_Internet_20_Link">
630_360_16891...</text:a>
']</text:p>
      <text:p text:style-name="P4">
Tags: ['Естонія', 'Саміт НАТО', 'Україна', 'Агресія РФ']</text:p>
      <text:p text:style-name="P4">
Type: Article</text:p>
      <!--METADATA-->
      <text:p text:style-name="P4">
<draw:frame draw:style-name="fr1" draw:name="Image315" text:anchor-type="as-char" svg:width="6.9236in" svg:height="3.956343in" draw:z-index="0">
<draw:image xlink:href="../Images/yкринформ/2023-07-12T00-08-00-03-00/630_360_1689107932-628.jpg" xlink:type="simple" xlink:show="embed" xlink:actuate="onLoad" draw:mime-type="image/jpeg"/>
</draw:frame>
NATO's decision to invite Ukraine to join the Alliance after "fulfillment" is as much as NATO can now offer it.</text:p>
      <text:p text:style-name="P4">
According to Ukrinform, Prime Minister of Estonia Kai Callas said this, reports <text:a xlink:type="simple" xlink:href="https://rus.err.ee/1609031678/kallas-k-voprosu-o-chlenstve-ukrainy-v-nato-otnosjatsja-serezno" text:style-name="Internet_20_link" text:visited-style-name="Visited_20_Internet_20_Link">
ERR</text:a>
.</text:p>
      <text:p text:style-name="P4">
"It's as much as we can offer(Ukraine - ed.)Currently, Callas said.</text:p>
      <text:p text:style-name="P4">
According to her, Estonia is also important that in the final document, the word "invitation" is clearly spelled out and the word "path" is a practical road card for Ukraine, how to become a member of the Alliance.</text:p>
      <text:p text:style-name="P4">
"What we can do to put an end to this war is to support Ukraine so that it can organize its own defense so that it really has replaced the Russians into their territory is what we can do," Callas added.</text:p>
      <text:p text:style-name="P4">
<text:span text:style-name="T4">
 Read also: </text:span>
 <text:span text:style-name="T4">
 [NATO membership in NATO does not depend on the requirements of Russia - State Department)(https://www.ukrinform.ua/rubric-polytics/3734553-clenstvo-ukraini-v-nato-ne-zalezit-vid-vimog-ta-rozrahunkiv-rosii-derzdep.html)</text:span>
</text:p>
      <text:p text:style-name="P4">
As reported by Ukrinform, earlier _ <text:span text:style-name="T4">
 <text:a xlink:type="simple" xlink:href="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text:style-name="Internet_20_link" text:visited-style-name="Visited_20_Internet_20_Link">
Kai Callas stated,</text:a>
</text:span>
 _ that Ukraine's membership in NATO is not possible as long as the war is ongoing, Aleukin has to get a clear and quick plan of admission after its recovery.</text:p>
      <text:p text:style-name="P4">
On July 11, the heads of state and governments of NATO member states _ <text:span text:style-name="T4">
 <text:a xlink:type="simple" xlink:href="https://www.ukrinform.ua/rubric-polytics/3734464-ukrainu-zaprosat-do-nato-bez-pdc-ale-pisla-vikonanna-vimog-stoltenberg.html" text:style-name="Internet_20_link" text:visited-style-name="Visited_20_Internet_20_Link">
agreed to abolish the extent</text:a>
</text:span>
 _ About the plan of action for Ukraine and stated that they would give Ukraine an invitation to join the Alliance after "fulfilling the conditions".</text:p>
      <text:p text:style-name="P4">
<text:span text:style-name="T5">
Foto: Jürgen Randmaa/Valitsuse Pressiteenistus</text:span>
</text:p>
      <text:p text:style-name="P4">
News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Baiden is tightly discussed the possibility of providing Ukraine with ATACMS missiles</text:span>
</text:h>
      <text:p text:style-name="P4">
Authors: Ukrinform (Person)</text:p>
      <text:p text:style-name="P4">
Publisher: Укринформ (Organization)</text:p>
      <text:p text:style-name="P4">
Published Time: 2023-07-12T00:13:00+03:00</text:p>
      <text:p text:style-name="P4">
Modified Time: 2023-07-12T00:13:00+03:00</text:p>
      <text:p text:style-name="P4">
Description: Baiden administrations have unspoken discussions on the possible provision of Ukraine's rackets of the increased ATACMS radius, which are in the reserves of the Pentagon in limited quantities and reserved for other purposes. - Ukrinform.</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Ракета', 'США', 'ЗСУ', 'ATACMS']</text:p>
      <text:p text:style-name="P4">
Type: Article</text:p>
      <!--METADATA-->
      <text:p text:style-name="P4">
<draw:frame draw:style-name="fr1" draw:name="Image316" text:anchor-type="as-char" svg:width="6.9236in" svg:height="3.956343in" draw:z-index="0">
<draw:image xlink:href="../Images/yкринформ/2023-07-12T00-13-00-03-00/630_360_1678220252-959.jpg" xlink:type="simple" xlink:show="embed" xlink:actuate="onLoad" draw:mime-type="image/jpeg"/>
</draw:frame>
Baiden's administrations are undergoing unspoken discussions on the possible provision of Ukraine's increased ATACMS radius, which is in a limited amount of stoaksms and reserved for other purposes.</text:p>
      <text:p text:style-name="P4">
About it reports on Tuesday <text:a xlink:type="simple" xlink:href="https://www.nytimes.com/2023/07/11/world/europe/atacms-missiles-ukraine-us.html" text:style-name="Internet_20_link" text:visited-style-name="Visited_20_Internet_20_Link">
NYT</text:a>
With reference to official representatives in the United States Jevrop, Ukrinform reports.</text:p>
      <text:p text:style-name="P4">
“Two US officials and one European told about unspoken -up within the Biden administration regarding whether to send(Ukraine - Ed.)Even a few managed landscapes of the Earth-Earth, which are response to other security threats, ”the publication said.</text:p>
      <text:p text:style-name="P4">
<text:span text:style-name="T4">
 Read also: </text:span>
 <text:span text:style-name="T4">
 <text:a xlink:type="simple" xlink:href="https://www.ukrinform.ua/rubric-ato/3734441-nimeccina-peredast-ukraini-ppo-i-bronetehniku-ale-ne-dalekobijni-raketi-pistorius.html" text:style-name="Internet_20_link" text:visited-style-name="Visited_20_Internet_20_Link">
Germany will hand over to Ukraine air defense and armored vehicles, but nearby rockets - Pistorius</text:a>
</text:span>
</text:p>
      <text:p text:style-name="P4">
Like the United States, France has also previously excluded the possibility of providing Ukraine with larger rockets because of fears that they can be applied to defeat targets in Russia, which will lead to escalation of conflict. However, on Tuesday, President Macron said France would provide Ukraine with Scalp.</text:p>
      <text:p text:style-name="P4">
<text:span text:style-name="T4">
 Read also: </text:span>
 <text:span text:style-name="T4">
 <text:a xlink:type="simple" xlink:href="https://www.ukrinform.ua/rubric-ato/3734290-francia-peredast-ukraini-dalekobijni-raketi-scalp.html" text:style-name="Internet_20_link" text:visited-style-name="Visited_20_Internet_20_Link">
France will transmit to Ukraine long -range missiles scalp</text:a>
</text:span>
</text:p>
      <text:p text:style-name="P4">
It was reported that Baiden's administration has also for a long time, but then announced the provision of complex Patriots, Abrams tanks and cassette ammunition to Ukraine.</text:p>
      <text:p text:style-name="P4">
News Source: <text:a xlink:type="simple" xlink:href="https://www.ukrinform.ua/rubric-ato/3734577-u-bajdena-neglasno-obgovoruut-mozlivist-nadati-ukraini-raketi-atacms-zmi.html" text:style-name="Internet_20_link" text:visited-style-name="Visited_20_Internet_20_Link">
https://www.ukrinform.ua/rubric-ato/3734577-u-bajdena-neglasno-obgovoruut-mozlivist-nadati-ukraini-raketi-atacms-zmi.html</text:a>
</text:p>
      <!--NEWS-->
      <text:h text:style-name="P10" text:outline-level="1">
<text:span text:style-name="T4">
US does not object to Ukraine's military assistance from South Korea</text:span>
</text:h>
      <text:p text:style-name="P4">
Authors: Ukrinform (Person)</text:p>
      <text:p text:style-name="P4">
Publisher: Укринформ (Organization)</text:p>
      <text:p text:style-name="P4">
Published Time: 2023-07-12T00:22:00+03:00</text:p>
      <text:p text:style-name="P4">
Modified Time: 2023-07-12T00:22:00+03:00</text:p>
      <text:p text:style-name="P4">
Description: The United States welcome the decision of any country to support Ukraine, including the military, which continues to resist full-scale Russian armed aggression. - Ukrinform.</text:p>
      <text:p text:style-name="P4">
Images: ['<text:a xlink:type="simple" xlink:href="https://static.ukrinform.com/photos/2023_05/thumb_files/630_360_1684159332-867.jpg" text:style-name="Internet_20_link" text:visited-style-name="Visited_20_Internet_20_Link">
630_360_16841...</text:a>
']</text:p>
      <text:p text:style-name="P4">
Tags: ['Корея', 'США', 'Україна', 'Війна з Росією']</text:p>
      <text:p text:style-name="P4">
Type: Article</text:p>
      <!--METADATA-->
      <text:p text:style-name="P4">
<draw:frame draw:style-name="fr1" draw:name="Image317" text:anchor-type="as-char" svg:width="6.9236in" svg:height="3.956343in" draw:z-index="0">
<draw:image xlink:href="../Images/yкринформ/2023-07-12T00-22-00-03-00/630_360_1684159332-867.jpg" xlink:type="simple" xlink:show="embed" xlink:actuate="onLoad" draw:mime-type="image/jpeg"/>
</draw:frame>
Combine the decisions of any country to provide support for Ukraine, including a military, which continues to resist full-scale Russian armed aggression.</text:p>
      <text:p text:style-name="P4">
This was stated on Tuesday by US State Department Matthew Miller, commenting on lethal assistance to Ukraine by South Korea, Ukrinform correspondent reports.</text:p>
      <text:p text:style-name="P4">
"I will say that we will welcome any country's decision to support security, or economic support, or other assistance in this conflict," the US foreign policy said.</text:p>
      <text:p text:style-name="P4">
<text:span text:style-name="T4">
 Read also: </text:span>
 <text:span text:style-name="T4">
 [South Korea has sent Ukraine a party(https://www.ukrinform.ua/rubric-ato/3733964-pivdenna-korea-napravila-ukraini-partiu-neletalnih-vijskovih-vantaziv.html)</text:span>
</text:p>
      <text:p text:style-name="P4">
At the same time, he emphasized that it is a "sovereign decision of every state."</text:p>
      <text:p text:style-name="P4">
As reported by Ukrinform, in April it became known that <text:span text:style-name="T4">
 <text:a xlink:type="simple" xlink:href="https://www.ukrinform.ua/tag-korea" text:style-name="Internet_20_link" text:visited-style-name="Visited_20_Internet_20_Link">
South Korea</text:a>
</text:span>
 Considers the option of providing Ukrainianlet military support.</text:p>
      <text:p text:style-name="P4">
News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Biden and Erdogan discussed economic and defensive priorities and support of Ukraine</text:span>
</text:h>
      <text:p text:style-name="P4">
Authors: Ukrinform (Person)</text:p>
      <text:p text:style-name="P4">
Publisher: Укринформ (Organization)</text:p>
      <text:p text:style-name="P4">
Published Time: 2023-07-12T00:34:00+03:00</text:p>
      <text:p text:style-name="P4">
Modified Time: 2023-07-12T00:34:00+03:00</text:p>
      <text:p text:style-name="P4">
Description: US President Joe Biden discussed with Turkey President Recep Taiip Erdogan Economic and Defense Priorities and Support of Ukraine. - Ukrinform.</text:p>
      <text:p text:style-name="P4">
Images: ['<text:a xlink:type="simple" xlink:href="https://static.ukrinform.com/photos/2023_07/thumb_files/630_360_1689111017-249.jpg" text:style-name="Internet_20_link" text:visited-style-name="Visited_20_Internet_20_Link">
630_360_16891...</text:a>
']</text:p>
      <text:p text:style-name="P4">
Tags: ['Байден', 'Ердоган', 'НАТО', 'США', 'Туреччина']</text:p>
      <text:p text:style-name="P4">
Type: Article</text:p>
      <!--METADATA-->
      <text:p text:style-name="P4">
<draw:frame draw:style-name="fr1" draw:name="Image318" text:anchor-type="as-char" svg:width="6.9236in" svg:height="3.956343in" draw:z-index="0">
<draw:image xlink:href="../Images/yкринформ/2023-07-12T00-34-00-03-00/630_360_1689111017-249.jpg" xlink:type="simple" xlink:show="embed" xlink:actuate="onLoad" draw:mime-type="image/jpeg"/>
</draw:frame>
Presidential Joe Biden discussed with Turkish President Recep Taiip Erdogan Economic and Defense Priorities and Support of Ukraine.</text:p>
      <text:p text:style-name="P4">
This is reported by Ukrinform with reference to <text:a xlink:type="simple" xlink:href="https://edition.cnn.com/europe/live-news/russia-ukraine-war-news-07-11-23/h_0803b3206fa44c2922406d5323b01ec8" text:style-name="Internet_20_link" text:visited-style-name="Visited_20_Internet_20_Link">
CNN</text:a>
.</text:p>
      <text:p text:style-name="P4">
"The leaders have discussed efforts to strengthen bilateral cooperation, welcoming the last round of discussions in a strategic mechanism and sharing with the shades of defensive and economic priorities," the Bigolot's report reads.</text:p>
      <text:p text:style-name="P4">
<text:span text:style-name="T4">
 Read also: </text:span>
 <text:span text:style-name="T4">
 <text:a xlink:type="simple" xlink:href="https://www.ukrinform.ua/rubric-polytics/3734221-v-ofisi-prezidenta-rozpovili-pro-so-hoce-pogovoriti-zelenskij-iz-bajdenom-u-vilnusi.html" text:style-name="Internet_20_link" text:visited-style-name="Visited_20_Internet_20_Link">
in the President's office told what they want to talk about Zelene with Biden in Vilnius</text:a>
</text:span>
</text:p>
      <text:p text:style-name="P4">
The US President also greeted his Turkish counterpart on the agreement reached by Sweden's Zepremier, who will allow Sweden to become a NATO member.</text:p>
      <text:p text:style-name="P4">
"They also discussed regional issues of common interest, including their constant support for Ukraine and the importance of maintaining resistance in the Aegean Sea," they added in the White House.</text:p>
      <text:p text:style-name="P4">
<text:span text:style-name="T4">
 Read also: </text:span>
 <text:span text:style-name="T4">
 <text:a xlink:type="simple" xlink:href="https://www.ukrinform.ua/rubric-polytics/3734393-bajden-pidtrimav-formuluvanna-nato-sodo-majbutnogo-clenstva-ukraini-v-alansi.html" text:style-name="Internet_20_link" text:visited-style-name="Visited_20_Internet_20_Link">
Biden supported the formulation of NATO on the future members of Ukraine in the Alliance</text:a>
</text:span>
</text:p>
      <text:p text:style-name="P4">
As reported by Ukrinform, on Tuesday Member States <text:span text:style-name="T4">
 <text:a xlink:type="simple" xlink:href="https://www.ukrinform.ua/tag-nato" text:style-name="Internet_20_link" text:visited-style-name="Visited_20_Internet_20_Link">
NATO</text:a>
</text:span>
 During the summit in Vilnius, it was adopted by Comic, which, in particular, recognized Ukraine's progress on the path of Euro -Atlantic integration and confirmed that the future of Ukraine was in the Alliance.</text:p>
      <text:p text:style-name="P4">
<text:span text:style-name="T5">
Foto: Andrew Caballero-Reynolds/AFP/Getty Images</text:span>
</text:p>
      <text:p text:style-name="P4">
News Source: <text:a xlink:type="simple" xlink:href="https://www.ukrinform.ua/rubric-world/3734575-bajden-ta-erdogan-obgovorili-ekonomicni-j-oboronni-prioriteti-ta-pidtrimku-ukraini.html" text:style-name="Internet_20_link" text:visited-style-name="Visited_20_Internet_20_Link">
https://www.ukrinform.ua/rubric-world/3734575-bajden-ta-erdogan-obgovorili-ekonomicni-j-oboronni-prioriteti-ta-pidtrimku-ukraini.html</text:a>
</text:p>
      <!--NEWS-->
      <text:h text:style-name="P10" text:outline-level="1">
<text:span text:style-name="T4">
The transfer of cassette ammunition to Ukraine will not weaken Canadian support - Zolie</text:span>
</text:h>
      <text:p text:style-name="P4">
Authors: Ukrinform (Person)</text:p>
      <text:p text:style-name="P4">
Publisher: Укринформ (Organization)</text:p>
      <text:p text:style-name="P4">
Published Time: 2023-07-12T00:47:00+03:00</text:p>
      <text:p text:style-name="P4">
Modified Time: 2023-07-12T00:47:00+03:00</text:p>
      <text:p text:style-name="P4">
Description: The decision of the USA to transfer the Armed Forces of Casette ammunition will not affect the firm support of Canada of Ukraine. - Ukrinform.</text:p>
      <text:p text:style-name="P4">
Images: ['<text:a xlink:type="simple" xlink:href="https://static.ukrinform.com/photos/2022_06/thumb_files/630_360_1656126704-585.jpg" text:style-name="Internet_20_link" text:visited-style-name="Visited_20_Internet_20_Link">
630_360_16561...</text:a>
']</text:p>
      <text:p text:style-name="P4">
Tags: ['Канада', 'Україна', 'ЗСУ', 'Боєприпаси', 'Війна з Росією']</text:p>
      <text:p text:style-name="P4">
Type: Article</text:p>
      <!--METADATA-->
      <text:p text:style-name="P4">
<draw:frame draw:style-name="fr1" draw:name="Image319" text:anchor-type="as-char" svg:width="6.9236in" svg:height="3.949626in" draw:z-index="0">
<draw:image xlink:href="../Images/yкринформ/2023-07-12T00-47-00-03-00/630_360_1656126704-585.jpg" xlink:type="simple" xlink:show="embed" xlink:actuate="onLoad" draw:mime-type="image/jpeg"/>
</draw:frame>
The decision of the Armed Forces of the Armed Forces of Casette ammunition will not affect the firm support of CanadaUkraine.</text:p>
      <text:p text:style-name="P4">
According to the Ukrinform correspondent, the Minister of Law of Canada Melani Zolie said this in Vilnius.</text:p>
      <text:p text:style-name="P4">
"We will continue to support the Ukrainians in their fight, providing considerable military assistance in the form of equipment, training and reconnaissance data," - the answers on the influence of the Pentagon's decision on Canada's position.</text:p>
      <text:p text:style-name="P4">
<text:span text:style-name="T4">
 Read also: </text:span>
 <text:span text:style-name="T4">
 <text:a xlink:type="simple" xlink:href="https://www.ukrinform.ua/rubric-polytics/3734513-kanada-vistupae-proti-zastosuvanna-kasetnih-boepripasiv.html" text:style-name="Internet_20_link" text:visited-style-name="Visited_20_Internet_20_Link">
Canada opposes the use of cassette ammunition</text:a>
</text:span>
</text:p>
      <text:p text:style-name="P4">
At the same time, she stressed that Canada "will comply with its international obligations and will not supply cassette ammunition."</text:p>
      <text:p text:style-name="P4">
"However, we will firmly support Ukraine as we do not only since the beginning of the war, but even before ... Let us remember that between 2015 and 2021 we have taught more than 30 thousand Ukrainian military," the minister said.</text:p>
      <text:p text:style-name="P4">
<text:span text:style-name="T4">
 Read also: </text:span>
 <text:span text:style-name="T4">
 [Canada is set to put an end to the use(https://www.ukrinform.ua/rubric-world/3733333-kanada-nalastovana-poklasti-kraj-zastosuvannu-kasetnih-boepripasiv.html)</text:span>
</text:p>
      <text:p text:style-name="P4">
As it was reported, the US Department of Defense last week has announced the separation of a new military aid package of Ukraine with a total volume of $ 800 million, which includes cassette <text:span text:style-name="T4">
 <text:a xlink:type="simple" xlink:href="https://www.ukrinform.ua/tag-boepripasi" text:style-name="Internet_20_link" text:visited-style-name="Visited_20_Internet_20_Link">
ammunition</text:a>
</text:span>
. Canada has expressed its disadvantage with the provision of cassette ammunition to Ukraine, as well as Germany, Spain and Great.</text:p>
      <text:p text:style-name="P4">
News Source: <text:a xlink:type="simple" xlink:href="https://www.ukrinform.ua/rubric-polytics/3734576-peredaca-ukraini-kasetnih-boepripasiv-ne-oslabit-kanadsku-pidtrimku-zoli.html" text:style-name="Internet_20_link" text:visited-style-name="Visited_20_Internet_20_Link">
https://www.ukrinform.ua/rubric-polytics/3734576-peredaca-ukraini-kasetnih-boepripasiv-ne-oslabit-kanadsku-pidtrimku-zoli.html</text:a>
</text:p>
      <!--NEWS-->
      <text:h text:style-name="P10" text:outline-level="1">
<text:span text:style-name="T4">
The showers in Japan took away six lives</text:span>
</text:h>
      <text:p text:style-name="P4">
Authors: Ukrinform (Person)</text:p>
      <text:p text:style-name="P4">
Publisher: Укринформ (Organization)</text:p>
      <text:p text:style-name="P4">
Published Time: 2023-07-12T00:56:00+03:00</text:p>
      <text:p text:style-name="P4">
Modified Time: 2023-07-12T00:56:00+03:00</text:p>
      <text:p text:style-name="P4">
Description: Six people were killed in the southwest of Japan as a result of the drainage of the soil. - Ukrinform.</text:p>
      <text:p text:style-name="P4">
Images: ['<text:a xlink:type="simple" xlink:href="https://static.ukrinform.com/photos/2023_07/thumb_files/630_360_1688960774-541.jpg" text:style-name="Internet_20_link" text:visited-style-name="Visited_20_Internet_20_Link">
630_360_16889...</text:a>
']</text:p>
      <text:p text:style-name="P4">
Tags: ['Японія', 'Дощ', 'Негода']</text:p>
      <text:p text:style-name="P4">
Type: Article</text:p>
      <!--METADATA-->
      <text:p text:style-name="P4">
<draw:frame draw:style-name="fr1" draw:name="Image320" text:anchor-type="as-char" svg:width="6.9236in" svg:height="3.956343in" draw:z-index="0">
<draw:image xlink:href="../Images/yкринформ/2023-07-12T00-56-00-03-00/630_360_1688960774-541.jpg" xlink:type="simple" xlink:show="embed" xlink:actuate="onLoad" draw:mime-type="image/jpeg"/>
</draw:frame>
Due to and caused by the landslides of the soil, in the southwest of Japan, people were killed.</text:p>
      <text:p text:style-name="P4">
This is reported by Ukrinform with reference to <text:a xlink:type="simple" xlink:href="https://english.news.cn/20230711/414e2b44c94945af88623e83bb7a2723/c.html" text:style-name="Internet_20_link" text:visited-style-name="Visited_20_Internet_20_Link">
Xinhua</text:a>
.</text:p>
      <text:p text:style-name="P4">
"Due to the landslides of the soil and other natural cataclysms caused by polls, six were killed and three disappeared in the prefects of Fukuok, Saga and Oit," it will be in the material.</text:p>
      <text:p text:style-name="P4">
It is noted that at least ten private buildings were affected by the soil shifts.</text:p>
      <text:p text:style-name="P4">
<text:span text:style-name="T4">
 Read also: </text:span>
 <text:span text:style-name="T4">
 <text:a xlink:type="simple" xlink:href="https://www.ukrinform.ua/rubric-world/3733648-potuzni-zlivi-v-aponii-vprodovz-dobi-sinoptiki-prognozuut-do-200-milimetriv-opadiv.html" text:style-name="Internet_20_link" text:visited-style-name="Visited_20_Internet_20_Link">
powerful showers in Japan: during the day they are loosening up to 200 millimeters of precipitation</text:a>
</text:span>
</text:p>
      <text:p text:style-name="P4">
Recall that during the day in the prefecture Fukuoka fell up to 200 mm of precipitation. Through the razors, the movement of high -speed trains, which connect the Ostrovusya and Honsya and pass through the victims of bad weather, was stopped.</text:p>
      <text:p text:style-name="P4">
News Source: <text:a xlink:type="simple" xlink:href="https://www.ukrinform.ua/rubric-world/3734574-zlivi-u-aponii-zabrali-sist-zittiv.html" text:style-name="Internet_20_link" text:visited-style-name="Visited_20_Internet_20_Link">
https://www.ukrinform.ua/rubric-world/3734574-zlivi-u-aponii-zabrali-sist-zittiv.html</text:a>
</text:p>
      <!--NEWS-->
      <text:h text:style-name="P10" text:outline-level="1">
<text:span text:style-name="T4">
Ukraine and Germany have started systematic cooperation in the field of strategic communications</text:span>
</text:h>
      <text:p text:style-name="P4">
Author: ['АРМІЯINFORM']</text:p>
      <text:p text:style-name="P4">
Time: 2023-07-12T98:00:00-04:00</text:p>
      <text:p text:style-name="P4">
Description: The Berlinі is a Dodennaya Ukrainian-Imetskiy Semіnar at the sphere of strategic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64ad60c807bac057059615_730x360.jpeg" text:style-name="Internet_20_link" text:visited-style-name="Visited_20_Internet_20_Link">
64ad60c807bac057059615_730x360.jpeg</text:a>
']</text:p>
      <text:p text:style-name="P4">
Tags: ['STOPRUSSIA', 'АГРЕСІЯ РФ', 'ВТОРГНЕННЯ РФ', 'МЗС УКРАЇНИ']</text:p>
      <text:p text:style-name="P4">
Category: News</text:p>
      <!--METADATA-->
      <text:p text:style-name="P4">
<draw:frame draw:style-name="fr1" draw:name="Image321" text:anchor-type="as-char" svg:width="6.9236in" svg:height="5.187958in" draw:z-index="0">
<draw:image xlink:href="../Images/AРМІЯINFORM/2023-07-12T98-00-00-04-00/64ad60c807bac057059615_730x360.jpeg" xlink:type="simple" xlink:show="embed" xlink:actuate="onLoad" draw:mime-type="image/jpeg"/>
</draw:frame>
In Berlin, a two-day Ukrainian-German seminar is held in sphereristical communications for the exchange of experience in the field of struggle of melting and the implementation of cultural diplomacy projects, [reports] <text:a xlink:type="simple" xlink:href="https://mfa.gov.ua/news/ukrayina-ta-nimechchina-zapochatkuvali-sistemnu-spivpracyu-u-sferi-strategichnih-komunikacij" text:style-name="Internet_20_link" text:visited-style-name="Visited_20_Internet_20_Link">
reports</text:a>
Foreign Ministry of Ukraine.</text:p>
      <text:p text:style-name="P4">
The event was opened from Ukraine by the First Deputy Foreign Minister Eminzhaparov, who, in particular, noted that to fruitful Ukrainian-German work in political, economic, defense and humanitarian industry, cooperation is added in the direction of combating misinformation and strategic communications. According to her, you can overcome the challenges in the information sphere by only partners' efforts.</text:p>
      <text:p text:style-name="P4">
“Since 2014, Ukraine has developed a huge experience and has actually become one of the coarse leaders in the field of misinformation. We are ready to share the best practices with our partners, to study their experience and suggestions, to take coordinated steps to bring to foreign audiences about Russian aggression against Ukraine, to refute Russian fakes, to confront Russian propaganda and misinformation, ”Emminazharova stressed.</text:p>
      <text:p text:style-name="P4">
She spoke about successful examples of cooperation in the field of strategic communication with the countries of the Lublin Triangle, the United Kingdom and France, and listed the resonant information projects developed by the Foreign Ministry of Ukraine.</text:p>
      <text:p text:style-name="P4">
The first deputy minister paid special attention to the possible joint efforts of the deputy to counteract the impact of Russian misinformation in the countries of Africa, Asia Talatyn America. In particular, she informed the participants about the strategy of new horizons developed in the Ministry of Internal Affairs for the construction of proactive, pragmatic trial cooperation with African, Asian and Latin American Ukrainians.</text:p>
      <text:p text:style-name="P4">
Emine Dzhaparova also noted the importance of closing the Russian state -owned person, which is engaged in propaganda abroad, to maintain the stability of the stability with a staggering level and emphasized the readiness of the Ukrainian side to work with partners to achieve this goal.</text:p>
      <text:p text:style-name="P4">
News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NEWS-->
      <text:h text:style-name="P10" text:outline-level="1">
<text:span text:style-name="T4">
政府增加了国家训练康复专业人员和心理学家培训的秩序</text:span>
</text:h>
      <text:p text:style-name="P4">
Author: ['АРМІЯINFORM']</text:p>
      <text:p text:style-name="P4">
Time: 2023-07-12T99:00:00-04:00</text:p>
      <text:p text:style-name="P4">
Description: 乌克兰的Trivla Rosiska侵略性在Medic Fakhivtsiv上喝了一杯，...与乌克兰2022年的战争，与乌克兰的最新新闻，今天与乌克兰的新闻战争，今天与乌克兰2022年上次与乌克兰战争，乌克兰和俄罗斯和俄罗斯之间的战争将会发生战争与乌克兰的战争将是不久的</text:p>
      <text:p text:style-name="P4">
Images: ['<text:a xlink:type="simple" xlink:href="https://armyinform.com.ua/wp-content/uploads/2023/07/7c5d0c5331fb9181-e1689093443460.png" text:style-name="Internet_20_link" text:visited-style-name="Visited_20_Internet_20_Link">
7c5d0c5331fb9181-e1689093443460.png</text:a>
']</text:p>
      <text:p text:style-name="P4">
Tags: ['STOPRUSSIA', 'АГРЕСІЯ РФ', 'ВІЙНА', 'ВТОРГНЕННЯ РФ', 'РЕАБІЛІТАЦІЯ', 'УРЯДОВИЙ ПОРТАЛ']</text:p>
      <text:p text:style-name="P4">
Category: News</text:p>
      <!--METADATA-->
      <text:p text:style-name="P4">
<draw:frame draw:style-name="fr1" draw:name="Image322" text:anchor-type="as-char" svg:width="6.9236in" svg:height="3.435102in" draw:z-index="0">
<draw:image xlink:href="../Images/AРМІЯINFORM/2023-07-12T99-00-00-04-00/7c5d0c5331fb9181-e1689093443460.png" xlink:type="simple" xlink:show="embed" xlink:actuate="onLoad" draw:mime-type="image/png"/>
</draw:frame>
说明性照片</text:p>
      <text:p text:style-name="P4">
在乌克兰长期侵略的俄罗斯侵略导致了对医疗人员的巨大需求，特别是对于康复学家，他们将恢复我们的战士和平民乌克兰人，受到全面的影响，需要身体和/或心理康复[报告] ] [报告] [报告] <text:a xlink:type="simple" xlink:href="https://www.kmu.gov.ua/news/uriad-zbilshyv-derzhzamovlennia-na-pidhotovku-fakhivtsiv-z-reabilitatsii-ta-psykholohiv" text:style-name="Internet_20_link" text:visited-style-name="Visited_20_Internet_20_Link">
报告</text:a>
政府门户。</text:p>
      <text:p text:style-name="P4">
政府已批准了一项决议，“针对专家，科学，科学培训和工作人员的培训，在2023年促进和培训人员进行培训。” 该文件将大大增加对高等教育机构中康复专业人员和心理学家的培训。</text:p>
      <text:p text:style-name="P4">
“我们的勇士每天都保护我们免受国家恐怖分子的侵略。 每天，我们的公民都会发现自己正在遭受目击攻击。 不幸的是，身体和心理的康复要求正在增加。 我们需要巩固为英雄提供所有必要帮助的努力。 直接协助的专业人员的问题是一个。 如今，政府朝着实施英雄政策迈出了又一步 - 增加了在康复心理学家康复方面培训专家的州命令。 这些是乌克兰需要为所有需要它提供必要的康复援助的综合体的专家。”</text:p>
      <text:p text:style-name="P4">
今年，乌克兰在1005个薄荷物理治疗师和饮食师以及另外40位心理学家的国家秩序量将增加。</text:p>
      <text:p text:style-name="P4">
<text:span text:style-name="T4">
特别是，国家培训命令增加了：</text:span>
</text:p>
      <text:p text:style-name="P4">
<text:span text:style-name="T5">
专业227“治疗与康复”的单身汉 - (从50到625个席位)为物理治疗师和善良治疗师的助手做好准备； </text:span>
专业大师： * 227“治疗与康复”(从60到490个座位)用于准备物理治疗师和治疗师； * 225“医学心理学”(40至80个座位)为心理学家的准备。</text:p>
      <text:p text:style-name="P4">
<text:span text:style-name="T4">
未来的康复学家将在8莫大学教授：</text:span>
<text:span text:style-name="T4">
该决议还规定了在伊诺克教育部控制的高等教育机构的600个地位的州秩序中增加了600个地方。 由专业：</text:span>
</text:p>
      <ul>
        <li>
053“心理学”(从755到855人)为心理学家的准备； * 227“治疗与康复”(从460到760人)为物理治疗师和善良治疗师的助手做好准备； * 231“社会工作”(从796到996人)为社会工作者做好准备。</li>
      </ul>
      <text:p text:style-name="P4">
上述专业的培训持续时间为4年，以通过削减“心理学”，“治疗和康复”，“社会工作”为基础维持学士学位。 2年将研究学生在特殊的“治疗和康复”中基于Bacalurus学位获得硕士学位的学生； 在专业“医学心理学”中，基于完全普通的普通教育，6年继续获得硕士学位。</text:p>
      <text:p text:style-name="P4">
应当指出的是，对Tap心理学家的康复专业人员的培训和培训问题现在对国家至关重要，因为增加该领域的专家人数将有效地有效地重叠挑战，并向受害者提供必要的医疗援助。</text:p>
      <text:p text:style-name="P4">
<text:a xlink:type="simple" xlink:href="https://moz.gov.ua/article/news/ukraina-potrebue-bilshe-fahivciv-u-medichnij-ta-socialnij-sferah-%e2%80%93-denis-shmigal" text:style-name="Internet_20_link" text:visited-style-name="Visited_20_Internet_20_Link">
记起</text:a>
在总理丹尼斯·施米加尔(Denis Shmigal)的前夕，在与卫生部，教育与科学部，经济部，社会政策部和财政部的政府会议上专业222“医学”中的医生培训。</text:p>
      <text:p text:style-name="P4">
News Source: <text:a xlink:type="simple" xlink:href="https://armyinform.com.ua/2023/07/12/uryad-zbilshyv-derzhzamovlennya-na-pidgotovku-fahivcziv-z-reabilitacziyi-ta-psyhologiv/" text:style-name="Internet_20_link" text:visited-style-name="Visited_20_Internet_20_Link">
https://armyinform.com.ua/2023/07/12/uryad-zbilshyv-derzhzamovlennya-na-pidgotovku-fahivcziv-z-reabilitacziyi-ta-psyholog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